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fill="solid" draw:fill-color="#ffffff" draw:opacity="90%" draw:textarea-horizontal-align="justify" draw:textarea-vertical-align="middle" draw:auto-grow-height="false" fo:min-height="0.316cm" fo:min-width="2.47cm" draw:shadow-opacity="9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7" style:family="graphic" style:parent-style-name="standard">
      <style:graphic-properties draw:fill="solid" draw:fill-color="#ffffff" draw:opacity="90%" draw:textarea-horizontal-align="justify" draw:textarea-vertical-align="middle" draw:auto-grow-height="false" fo:min-height="0.175cm" fo:min-width="1.056cm" draw:shadow-opacity="90%"/>
    </style:style>
    <style:style style:name="gr8" style:family="graphic" style:parent-style-name="objectwithoutfill">
      <style:graphic-properties draw:stroke="dash" draw:stroke-dash="Line_20_Style_20_9" svg:stroke-color="#000000" draw:fill="none" draw:textarea-vertical-align="middle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8.764cm"/>
    </style:style>
    <style:style style:name="pr4" style:family="presentation" style:parent-style-name="Default-title">
      <style:graphic-properties draw:auto-grow-height="true" fo:min-height="1.6cm"/>
    </style:style>
    <style:style style:name="pr5" style:family="presentation" style:parent-style-name="Default-subtitle">
      <style:graphic-properties draw:fill-color="#ffffff" draw:textarea-vertical-align="top" fo:min-height="12.757cm"/>
    </style:style>
    <style:style style:name="pr6" style:family="presentation" style:parent-style-name="Default-subtitle">
      <style:graphic-properties draw:fill-color="#ffffff" draw:textarea-vertical-align="top" fo:min-height="14.428cm"/>
    </style:style>
    <style:style style:name="pr7" style:family="presentation" style:parent-style-name="Default-subtitle">
      <style:graphic-properties draw:fill-color="#ffffff" draw:textarea-vertical-align="top" fo:min-height="14.505cm"/>
    </style:style>
    <style:style style:name="pr8" style:family="presentation" style:parent-style-name="Default-subtitle">
      <style:graphic-properties draw:fill-color="#ffffff" draw:textarea-vertical-align="top" fo:min-height="14.62cm"/>
    </style:style>
    <style:style style:name="pr9" style:family="presentation" style:parent-style-name="Default-title">
      <style:graphic-properties draw:auto-grow-height="true" fo:min-height="1.267cm"/>
    </style:style>
    <style:style style:name="pr10" style:family="presentation" style:parent-style-name="Default-title">
      <style:graphic-properties draw:auto-grow-height="true" fo:min-height="1.4cm"/>
    </style:style>
    <style:style style:name="pr11" style:family="presentation" style:parent-style-name="Default-subtitle">
      <style:graphic-properties draw:fill-color="#ffffff" draw:textarea-vertical-align="top" fo:min-height="13.233cm"/>
    </style:style>
    <style:style style:name="pr12" style:family="presentation" style:parent-style-name="Default-subtitle">
      <style:graphic-properties draw:fill-color="#ffffff" draw:textarea-vertical-align="top" fo:min-height="14.633cm"/>
    </style:style>
    <style:style style:name="pr13" style:family="presentation" style:parent-style-name="Default-subtitle">
      <style:graphic-properties draw:fill-color="#ffffff" draw:textarea-vertical-align="top" fo:min-height="14.8cm"/>
    </style:style>
    <style:style style:name="pr14" style:family="presentation" style:parent-style-name="Default-subtitle">
      <style:graphic-properties draw:fill-color="#ffffff" draw:textarea-vertical-align="top" fo:min-height="14.6cm"/>
    </style:style>
    <style:style style:name="pr15" style:family="presentation" style:parent-style-name="Default-title">
      <style:graphic-properties fo:min-height="2.629cm"/>
    </style:style>
    <style:style style:name="pr16" style:family="presentation" style:parent-style-name="Default-notes">
      <style:graphic-properties draw:fill-color="#ffffff" fo:min-height="13.364cm"/>
    </style:style>
    <style:style style:name="pr17" style:family="presentation" style:parent-style-name="Default-title">
      <style:graphic-properties fo:min-height="9.99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fo:font-size="72pt" style:font-size-asian="72pt" style:font-size-complex="72pt"/>
    </style:style>
    <style:style style:name="P4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Liberation Serif" fo:font-size="36pt" style:font-size-asian="36pt" style:font-size-complex="36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style:text-properties fo:font-size="32pt" style:text-underline-style="none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ffffff" draw:opacity="90%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60pt" style:font-size-asian="60pt" style:font-size-complex="60pt"/>
    </style:style>
    <style:style style:name="P14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Liberation Serif" fo:font-size="26pt" fo:font-weight="normal" style:font-size-asian="26pt" style:font-weight-asian="normal" style:font-size-complex="26pt" style:font-weight-complex="normal"/>
    </style:style>
    <style:style style:name="T8" style:family="text">
      <style:text-properties style:font-name="Liberation Serif" fo:font-size="26pt" style:font-size-asian="26pt" style:font-size-complex="2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8pt" fo:font-style="normal" fo:text-shadow="none" style:text-underline-style="none" fo:font-weight="normal" style:letter-kerning="true" fo:background-color="transparent" style:font-name-asian="Noto Sans CJK SC" style:font-size-asian="8pt" style:font-style-asian="normal" style:font-weight-asian="normal" style:font-name-complex="Lohit Devanagari2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2pt" style:text-underline-style="none" style:font-size-asian="32pt" style:font-size-complex="3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Liberation Serif" fo:font-size="24pt" style:font-size-asian="24pt" style:font-size-complex="24pt"/>
    </style:style>
    <style:style style:name="T17" style:family="text">
      <style:text-properties style:font-name="Liberation Serif" fo:font-size="10pt" style:font-size-asian="10pt" style:font-size-complex="10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erif" fo:font-size="28pt" style:font-size-asian="28pt" style:font-size-complex="28pt"/>
    </style:style>
    <style:style style:name="T22" style:family="text">
      <style:text-properties style:font-name="Liberation Serif" fo:font-size="36pt"/>
    </style:style>
    <style:style style:name="T23" style:family="text">
      <style:text-properties fo:color="#cf3834" style:font-name="Liberation Serif" fo:font-size="36pt"/>
    </style:style>
    <style:style style:name="T24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3" draw:layer="layout" svg:width="26.603cm" svg:height="8.764cm" draw:transform="rotate (0.496371639267187) translate (0.664cm 11.356cm)" presentation:class="title" presentation:user-transformed="true">
          <draw:text-box>
            <text:p xml:id="id1" text:id="id1"><text:span text:style-name="T2">Differential Equations</text:span><text:span text:style-name="T2"><text:line-break/></text:span><text:span text:style-name="T3"> <text:s text:c="2"/></text:span><text:span text:style-name="T4"><text:s/>( Applications )</text:span><text:span text:style-name="T2"><text:line-break/></text:span><text:span text:style-name="T2">Part – 4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199cm" svg:height="1.6cm" svg:x="1.398cm" svg:y="0.4cm" presentation:class="title" presentation:user-transformed="true">
          <draw:text-box>
            <text:p><text:span text:style-name="T5">Various applications of Differential Equations</text:span></text:p>
          </draw:text-box>
        </draw:frame>
        <draw:frame presentation:style-name="pr5" draw:text-style-name="P6" draw:layer="layout" svg:width="26.4cm" svg:height="12.757cm" svg:x="0.8cm" svg:y="2.4cm" presentation:class="subtitle" presentation:user-transformed="true">
          <draw:text-box>
            <text:p text:style-name="P5"><text:span text:style-name="T6"><text:tab/></text:span><text:span text:style-name="T6"> </text:span><text:span text:style-name="T6">Growth of Population or Bacteria :</text:span><text:span text:style-name="T7"> </text:span></text:p>
            <text:p text:style-name="P5"><text:span text:style-name="T8"><text:tab/></text:span><text:span text:style-name="T8"> </text:span><text:span text:style-name="T8">If any </text:span><text:span text:style-name="T9">quantity increases with time then we say that there is a growth in</text:span></text:p>
            <text:p text:style-name="P5"><text:span text:style-name="T9"><text:tab/></text:span><text:span text:style-name="T9"> </text:span><text:span text:style-name="T9">that quantity. It the population ( or the number of Bacteria ) P increases</text:span></text:p>
            <text:p text:style-name="P5"><text:span text:style-name="T9"><text:tab/></text:span><text:span text:style-name="T9"> </text:span><text:span text:style-name="T9">at time t then the rate of change of P is proportional to the population</text:span></text:p>
            <text:p text:style-name="P5"><text:span text:style-name="T9"><text:tab/></text:span><text:span text:style-name="T9"> </text:span><text:span text:style-name="T9">( or the number of Bacteria ) present at that time. <text:s text:c="7"/></text:span></text:p>
            <text:p text:style-name="P5"><text:span text:style-name="T9"><text:tab/></text:span><text:span text:style-name="T9"> <text:s/></text:span></text:p>
            <text:p text:style-name="P5"><text:span text:style-name="T9"><text:tab/></text:span><text:span text:style-name="T9"> </text:span></text:p>
            <text:p text:style-name="P5"><text:span text:style-name="T9"><text:s text:c="21"/></text:span><text:span text:style-name="T10"><text:tab/></text:span><text:span text:style-name="T10"> <text:s text:c="5"/></text:span></text:p>
            <text:p text:style-name="P5"><text:span text:style-name="T10"/></text:p>
            <text:p text:style-name="P5"><text:span text:style-name="T11"><text:s text:c="24"/></text:span></text:p>
            <text:p text:style-name="P5"><text:span text:style-name="T9"><text:tab/></text:span></text:p>
            <text:p text:style-name="P5"><text:span text:style-name="T9"/></text:p>
            <text:p text:style-name="P5"><text:span text:style-name="T9"/></text:p>
          </draw:text-box>
        </draw:frame>
        <draw:g>
          <svg:title>TexMaths</svg:title>
          <svg:desc>22§display§\frac{dP}{dt} \propto P §svg§600§FALSE§</svg:desc>
          <draw:polygon draw:style-name="gr2" draw:text-style-name="P7" draw:layer="layout" svg:width="2.635cm" svg:height="1.522cm" svg:x="2.491cm" svg:y="7.612cm" svg:viewBox="0 0 2636 1523" draw:points="1318,1523 0,1523 0,0 2636,0 2636,1523">
            <text:p/>
          </draw:polygon>
          <draw:path draw:style-name="gr3" draw:text-style-name="P8" draw:layer="layout" svg:width="0.369cm" svg:height="0.546cm" svg:x="2.484cm" svg:y="7.573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553cm" svg:height="0.529cm" svg:x="2.885cm" svg:y="7.582cm" svg:viewBox="0 0 554 530" svg:d="M204 285h132c109 0 218-81 218-167 0-60-51-118-153-118h-251c-15 0-23 0-23 14 0 11 7 11 23 11 8 0 22 0 33 1 12 0 16 4 16 13 0 1 0 5-2 14l-106 417c-7 30-8 35-70 35-12 0-21 0-21 16 0 9 9 9 12 9 21 0 76-2 99-2 16 0 33 0 49 0s34 2 49 2c7 0 16 0 16-16 0-9-7-9-21-9-28 0-51 0-51-14 0-3 2-7 4-12zM260 53c7-27 7-28 41-28h76c63 0 105 21 105 74 0 30-16 96-46 125-38 35-86 40-119 40h-109z">
            <text:p/>
          </draw:path>
          <draw:polygon draw:style-name="gr3" draw:text-style-name="P8" draw:layer="layout" svg:width="1.007cm" svg:height="0.032cm" svg:x="2.452cm" svg:y="8.423cm" svg:viewBox="0 0 1008 33" draw:points="503,33 0,33 0,0 1008,0 1008,33">
            <text:p/>
          </draw:polygon>
          <draw:path draw:style-name="gr3" draw:text-style-name="P8" draw:layer="layout" svg:width="0.369cm" svg:height="0.546cm" svg:x="2.646cm" svg:y="8.628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3.034cm" svg:y="8.679cm" svg:viewBox="0 0 239 495" svg:d="M143 176h73c15 0 23 0 23-16 0-9-8-9-23-9h-66c26-111 31-125 31-130 0-14-10-21-23-21-1 0-24 0-31 28l-30 123h-74c-16 0-23 0-23 14 0 11 7 11 21 11h69c-57 220-58 232-58 247 0 42 30 72 70 72 81 0 125-115 125-120 0-7-7-7-11-7-5 0-7 2-10 10-34 81-76 99-102 99-16 0-23-10-23-35 0-19 0-25 3-37z">
            <text:p/>
          </draw:path>
          <draw:path draw:style-name="gr3" draw:text-style-name="P8" draw:layer="layout" svg:width="0.516cm" svg:height="0.351cm" svg:x="3.809cm" svg:y="8.291cm" svg:viewBox="0 0 517 352" svg:d="M517 319c-3 0-16 1-19 1-60 0-102-61-128-100-8-14-29-46-37-60 19-40 70-137 163-137 5 0 13 0 21 2 0-20-1-21-3-23-5-2-16-2-23-2-99 0-157 95-176 134-30-48-41-65-70-88-48-42-90-46-110-46-86 0-135 86-135 176 0 88 48 176 134 176 98 0 155-95 174-134 32 48 42 65 70 88 48 43 90 46 109 46 11 0 23-2 30-3zM290 192c-17 40-70 137-162 137-75 0-110-83-110-153 0-76 42-144 107-144 62 0 102 61 128 102 9 12 29 44 37 58z">
            <text:p/>
          </draw:path>
          <draw:path draw:style-name="gr3" draw:text-style-name="P8" draw:layer="layout" svg:width="0.553cm" svg:height="0.529cm" svg:x="4.613cm" svg:y="8.105cm" svg:viewBox="0 0 554 530" svg:d="M204 285h132c109 0 218-81 218-167 0-60-51-118-153-118h-251c-15 0-23 0-23 14 0 11 7 11 23 11 8 0 22 0 33 1 12 0 16 4 16 13 0 1 0 5-4 14l-104 417c-7 30-8 35-70 35-12 0-21 0-21 16 0 9 9 9 12 9 21 0 76-2 99-2 16 0 33 0 49 0s34 2 49 2c6 0 16 0 16-16 0-9-7-9-21-9-28 0-51 0-51-14 0-3 2-7 4-12zM260 53c7-27 7-28 41-28h76c63 0 105 21 105 74 0 30-16 96-46 125-38 35-86 40-119 40h-109z">
            <text:p/>
          </draw:path>
        </draw:g>
        <draw:g>
          <svg:title>TexMaths</svg:title>
          <svg:desc>22§display§\frac{dP}{dt} =  kP \ \ \text { where } k &gt; 0§svg§600§FALSE§</svg:desc>
          <draw:polygon draw:style-name="gr2" draw:text-style-name="P7" draw:layer="layout" svg:width="7.908cm" svg:height="1.522cm" svg:x="7.492cm" svg:y="7.613cm" svg:viewBox="0 0 7909 1523" draw:points="3953,1523 0,1523 0,0 7909,0 7909,1523">
            <text:p/>
          </draw:polygon>
          <draw:path draw:style-name="gr3" draw:text-style-name="P8" draw:layer="layout" svg:width="0.369cm" svg:height="0.546cm" svg:x="7.485cm" svg:y="7.574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553cm" svg:height="0.529cm" svg:x="7.886cm" svg:y="7.583cm" svg:viewBox="0 0 554 530" svg:d="M204 285h132c109 0 218-81 218-167 0-60-51-118-153-118h-251c-14 0-23 0-23 14 0 11 7 11 23 11 8 0 22 0 33 1 12 0 16 4 16 13 0 1 0 5-2 14l-105 417c-8 30-9 35-71 35-12 0-21 0-21 16 0 9 9 9 12 9 21 0 76-2 99-2 16 0 33 0 49 0s34 2 49 2c8 0 16 0 16-16 0-9-7-9-21-9-28 0-51 0-51-14 0-3 2-7 4-12zM261 53c7-27 7-28 40-28h76c63 0 105 21 105 74 0 30-16 96-45 125-39 35-87 40-120 40h-109z">
            <text:p/>
          </draw:path>
          <draw:polygon draw:style-name="gr3" draw:text-style-name="P8" draw:layer="layout" svg:width="1.008cm" svg:height="0.032cm" svg:x="7.453cm" svg:y="8.424cm" svg:viewBox="0 0 1009 33" draw:points="503,33 0,33 0,0 1009,0 1009,33">
            <text:p/>
          </draw:polygon>
          <draw:path draw:style-name="gr3" draw:text-style-name="P8" draw:layer="layout" svg:width="0.369cm" svg:height="0.546cm" svg:x="7.647cm" svg:y="8.629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8.036cm" svg:y="8.68cm" svg:viewBox="0 0 239 495" svg:d="M143 176h74c14 0 22 0 22-16 0-9-8-9-22-9h-67c26-111 31-125 31-130 0-14-10-21-23-21-1 0-24 0-31 28l-30 123h-74c-16 0-23 0-23 14 0 11 7 11 21 11h69c-57 220-58 232-58 247 0 42 30 72 70 72 81 0 125-115 125-120 0-7-7-7-10-7-6 0-8 2-11 10-34 81-76 99-102 99-16 0-23-10-23-35 0-19 0-25 3-37z">
            <text:p/>
          </draw:path>
          <draw:path draw:style-name="gr3" draw:text-style-name="P8" draw:layer="layout" svg:width="0.515cm" svg:height="0.182cm" svg:x="8.81cm" svg:y="8.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6cm" svg:x="9.625cm" svg:y="8.097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5 28-77 0-9-7-9-9-9-9 0-9 4-10 14-16 58-34 97-69 97-14 0-25-9-25-37 0-12 4-30 7-42 2-14 2-18 2-25 0-51-47-72-114-81 24-14 49-39 67-58 37-41 72-74 110-74 6 0 6 0 8 0 8 2 10 2 15 7 2 0 2 2 4 2-37 3-44 33-44 42 0 12 9 28 30 28 19 0 42-17 42-47 0-23-18-50-53-50-21 0-58 7-112 69-29 30-59 60-87 72z">
            <text:p/>
          </draw:path>
          <draw:path draw:style-name="gr3" draw:text-style-name="P8" draw:layer="layout" svg:width="0.553cm" svg:height="0.529cm" svg:x="10.04cm" svg:y="8.106cm" svg:viewBox="0 0 554 530" svg:d="M204 285h132c109 0 218-81 218-167 0-60-51-118-153-118h-251c-14 0-23 0-23 14 0 11 7 11 23 11 8 0 22 0 33 1 12 0 16 4 16 13 0 1 0 5-4 14l-103 417c-8 30-9 35-71 35-12 0-21 0-21 16 0 9 9 9 12 9 21 0 76-2 99-2 16 0 33 0 49 0s34 2 49 2c6 0 16 0 16-16 0-9-7-9-21-9-28 0-51 0-51-14 0-3 2-7 4-12zM261 53c7-27 7-28 40-28h76c63 0 105 21 105 74 0 30-16 96-45 125-39 35-87 40-120 40h-109z">
            <text:p/>
          </draw:path>
          <draw:path draw:style-name="gr3" draw:text-style-name="P8" draw:layer="layout" svg:width="0.531cm" svg:height="0.342cm" svg:x="11.401cm" svg:y="8.301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39cm" svg:height="0.538cm" svg:x="11.971cm" svg:y="8.097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2.397cm" svg:y="8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2.741cm" svg:y="8.292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3.043cm" svg:y="8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51cm" svg:height="0.546cm" svg:x="13.666cm" svg:y="8.097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5 28-77 0-9-7-9-9-9-9 0-9 4-10 14-16 58-34 97-69 97-14 0-25-9-25-37 0-12 4-30 7-42 2-14 2-18 2-25 0-51-47-72-114-81 24-14 49-39 67-58 37-41 72-74 110-74 6 0 6 0 8 0 8 2 10 2 15 7 2 0 2 2 4 2-37 3-44 33-44 42 0 12 9 28 30 28 19 0 42-17 42-47 0-23-18-50-53-50-21 0-58 7-112 69-27 30-59 60-87 72z">
            <text:p/>
          </draw:path>
          <draw:path draw:style-name="gr3" draw:text-style-name="P8" draw:layer="layout" svg:width="0.472cm" svg:height="0.45cm" svg:x="14.33cm" svg:y="8.217cm" svg:viewBox="0 0 473 451" svg:d="M459 243c9-5 14-9 14-18 0-8-5-14-14-17l-429-203c-11-5-12-5-14-5-9 0-16 7-16 16 0 7 4 10 14 17l408 192-408 192c-10 6-14 11-14 18 0 9 7 16 16 16 2 0 3 0 14-6z">
            <text:p/>
          </draw:path>
          <draw:path draw:style-name="gr3" draw:text-style-name="P8" draw:layer="layout" svg:width="0.326cm" svg:height="0.532cm" svg:x="15.112cm" svg:y="8.12cm" svg:viewBox="0 0 327 533" svg:d="M327 269c0-63-3-125-31-183-35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5.955cm" svg:y="8.214cm" svg:viewBox="0 0 652 350" draw:points="327,350 0,350 0,0 652,0 652,350">
            <text:p/>
          </draw:polygon>
          <draw:path draw:style-name="gr3" draw:text-style-name="P8" draw:layer="layout" svg:width="0.686cm" svg:height="0.426cm" svg:x="5.959cm" svg:y="8.175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therefore \ \ \ \frac{dP}{P} =  kdt §svg§600§FALSE§</svg:desc>
          <draw:polygon draw:style-name="gr2" draw:text-style-name="P7" draw:layer="layout" svg:width="4.735cm" svg:height="1.513cm" svg:x="16.67cm" svg:y="7.614cm" svg:viewBox="0 0 4736 1514" draw:points="2368,1514 0,1514 0,0 4736,0 4736,1514">
            <text:p/>
          </draw:polygon>
          <draw:path draw:style-name="gr3" draw:text-style-name="P8" draw:layer="layout" svg:width="0.469cm" svg:height="0.418cm" svg:x="16.654cm" svg:y="8.275cm" svg:viewBox="0 0 470 419" svg:d="M276 40c0-21-19-40-40-40-23 0-42 19-42 40 0 23 19 43 42 43 21 0 40-18 40-43zM470 377c0-21-18-41-40-41-23 0-43 20-43 41 0 23 20 42 43 42 22 0 40-19 40-42zM83 377c0-21-20-41-43-41-21 0-40 20-40 41 0 23 19 42 40 42 23 0 43-19 43-42z">
            <text:p/>
          </draw:path>
          <draw:path draw:style-name="gr3" draw:text-style-name="P8" draw:layer="layout" svg:width="0.369cm" svg:height="0.546cm" svg:x="18.26cm" svg:y="7.57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2-20-22-35 0-20 1-25 5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554cm" svg:height="0.529cm" svg:x="18.661cm" svg:y="7.584cm" svg:viewBox="0 0 555 530" svg:d="M204 285h132c109 0 219-81 219-167 0-60-52-118-154-118h-251c-14 0-23 0-23 14 0 11 7 11 23 11 8 0 23 0 33 1 12 0 16 4 16 13 0 1 0 5-4 14l-103 417c-7 30-9 35-71 35-12 0-21 0-21 16 0 9 9 9 12 9 21 0 76-2 99-2 16 0 33 0 49 0s34 2 49 2c6 0 16 0 16-16 0-9-7-9-21-9-28 0-51 0-51-14 0-3 2-7 4-12zM261 53c7-27 7-28 40-28h76c63 0 105 21 105 74 0 29-15 96-45 125-39 35-87 40-120 40h-109z">
            <text:p/>
          </draw:path>
          <draw:polygon draw:style-name="gr3" draw:text-style-name="P8" draw:layer="layout" svg:width="1.008cm" svg:height="0.032cm" svg:x="18.228cm" svg:y="8.425cm" svg:viewBox="0 0 1009 33" draw:points="503,33 0,33 0,0 1009,0 1009,33">
            <text:p/>
          </draw:polygon>
          <draw:path draw:style-name="gr3" draw:text-style-name="P8" draw:layer="layout" svg:width="0.554cm" svg:height="0.529cm" svg:x="18.46cm" svg:y="8.636cm" svg:viewBox="0 0 555 530" svg:d="M204 285h132c109 0 219-81 219-167 0-60-52-118-154-118h-251c-14 0-23 0-23 14 0 11 7 11 23 11 8 0 23 0 33 1 12 0 16 4 16 13 0 1 0 5-4 14l-103 417c-7 30-9 35-71 35-12 0-21 0-21 16 0 9 9 9 12 9 21 0 76-2 99-2 16 0 33 0 49 0s34 2 49 2c6 0 16 0 16-16 0-9-7-9-21-9-28 0-51 0-51-14 0-3 2-7 4-12zM261 53c7-27 7-28 40-28h76c63 0 105 21 105 74 0 29-15 96-45 125-39 35-87 40-120 40h-109z">
            <text:p/>
          </draw:path>
          <draw:path draw:style-name="gr3" draw:text-style-name="P8" draw:layer="layout" svg:width="0.515cm" svg:height="0.182cm" svg:x="19.585cm" svg:y="8.3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6cm" svg:x="20.4cm" svg:y="8.098cm" svg:viewBox="0 0 352 547" svg:d="M180 9c0-2 0-9-9-9-18 0-76 7-95 7-7 2-16 2-16 16 0 10 7 10 19 10 37 0 39 6 39 13l-2 16-112 447c-4 10-4 12-4 15 0 20 16 23 23 23 10 0 21-7 26-17 4-6 39-150 44-169 27 2 90 14 90 65 0 5 0 9-3 18 0 8-2 17-2 26 0 46 30 77 70 77 25 0 44-12 62-42 19-33 28-76 28-77 0-9-7-9-9-9-9 0-9 3-10 14-16 58-34 97-69 97-14 0-25-9-25-37 0-13 4-30 7-42 2-15 2-18 2-25 0-51-47-72-114-81 24-14 49-39 67-58 37-41 72-74 111-74 5 0 5 0 7 0 8 2 10 2 15 7 2 0 2 2 4 2-37 3-44 33-44 42 0 12 9 28 30 28 19 0 42-17 42-47 0-23-18-50-53-50-21 0-58 7-112 69-29 30-58 60-87 72z">
            <text:p/>
          </draw:path>
          <draw:path draw:style-name="gr3" draw:text-style-name="P8" draw:layer="layout" svg:width="0.369cm" svg:height="0.546cm" svg:x="20.816cm" svg:y="8.09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2-20-22-35 0-20 1-25 5-37zM208 445c-4 14-4 16-16 30-34 42-65 55-86 55-41 0-51-42-51-72 0-39 24-136 44-171 22-46 58-74 89-74 50 0 62 63 62 69 0 3-2 8-4 12z">
            <text:p/>
          </draw:path>
          <draw:path draw:style-name="gr3" draw:text-style-name="P8" draw:layer="layout" svg:width="0.238cm" svg:height="0.494cm" svg:x="21.207cm" svg:y="8.151cm" svg:viewBox="0 0 239 495" svg:d="M143 176h74c14 0 22 0 22-16 0-9-8-9-22-9h-69c28-111 33-125 33-130 0-14-10-21-23-21-3 0-24 0-31 28l-30 123h-74c-16 0-23 0-23 14 0 11 7 11 21 11h69c-57 220-58 232-58 246 0 43 30 73 70 73 81 0 125-115 125-120 0-7-7-7-10-7-8 0-8 2-11 10-33 81-76 99-102 99-16 0-23-11-23-35 0-20 0-25 4-37z">
            <text:p/>
          </draw:path>
        </draw:g>
        <draw:g>
          <svg:title>TexMaths</svg:title>
          <svg:desc>22§display§\text {Integrating both sides we get, }§svg§600§FALSE§</svg:desc>
          <draw:polygon draw:style-name="gr2" draw:text-style-name="P7" draw:layer="layout" svg:width="9.927cm" svg:height="0.62cm" svg:x="2.471cm" svg:y="9.614cm" svg:viewBox="0 0 9928 621" draw:points="4965,621 0,621 0,0 9928,0 9928,621">
            <text:p/>
          </draw:polygon>
          <draw:path draw:style-name="gr3" draw:text-style-name="P8" draw:layer="layout" svg:width="0.237cm" svg:height="0.53cm" svg:x="2.453cm" svg:y="9.584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8" draw:layer="layout" svg:width="0.39cm" svg:height="0.343cm" svg:x="2.736cm" svg:y="9.771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4cm" svg:height="0.486cm" svg:x="3.134cm" svg:y="9.637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3cm" svg:height="0.357cm" svg:x="3.442cm" svg:y="9.76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3.785cm" svg:y="9.762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261cm" svg:height="0.343cm" svg:x="4.172cm" svg:y="9.771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49cm" svg:height="0.357cm" svg:x="4.486cm" svg:y="9.765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44cm" svg:height="0.486cm" svg:x="4.854cm" svg:y="9.637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166cm" svg:height="0.519cm" svg:x="5.165cm" svg:y="9.59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43cm" svg:x="5.38cm" svg:y="9.771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355cm" svg:height="0.512cm" svg:x="5.806cm" svg:y="9.762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83cm" svg:height="0.547cm" svg:x="6.45cm" svg:y="9.575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8" draw:layer="layout" svg:width="0.344cm" svg:height="0.357cm" svg:x="6.902cm" svg:y="9.765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8" draw:layer="layout" svg:width="0.242cm" svg:height="0.486cm" svg:x="7.28cm" svg:y="9.637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39cm" svg:height="0.539cm" svg:x="7.592cm" svg:y="9.575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254cm" svg:height="0.357cm" svg:x="8.28cm" svg:y="9.765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166cm" svg:height="0.519cm" svg:x="8.585cm" svg:y="9.59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83cm" svg:height="0.547cm" svg:x="8.801cm" svg:y="9.575cm" svg:viewBox="0 0 384 548" svg:d="M269 497v51l115-8v-25c-55 0-62-5-62-42v-473l-111 9v25c53 0 60 5 60 42v167c-23-26-56-47-99-47-91 0-172 76-172 176 0 99 76 176 165 176 50 0 85-26 104-51zM269 289v159c0 14 0 16-9 28-22 37-58 55-91 55-35 0-63-20-83-50-19-31-21-75-21-107 0-30 0-76 23-111 18-25 46-50 88-50 28 0 60 11 84 46 9 14 9 16 9 30z">
            <text:p/>
          </draw:path>
          <draw:path draw:style-name="gr3" draw:text-style-name="P8" draw:layer="layout" svg:width="0.3cm" svg:height="0.357cm" svg:x="9.225cm" svg:y="9.76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254cm" svg:height="0.357cm" svg:x="9.574cm" svg:y="9.765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53cm" svg:height="0.343cm" svg:x="10.124cm" svg:y="9.78cm" svg:viewBox="0 0 531 344" svg:d="M466 74c14-39 39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8" draw:layer="layout" svg:width="0.3cm" svg:height="0.357cm" svg:x="10.668cm" svg:y="9.76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11.27cm" svg:y="9.762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cm" svg:height="0.357cm" svg:x="11.657cm" svg:y="9.76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242cm" svg:height="0.486cm" svg:x="11.994cm" svg:y="9.637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091cm" svg:height="0.232cm" svg:x="12.345cm" svg:y="10.03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int \frac{1}{P}\ dP =  k \int dt §svg§600§FALSE§</svg:desc>
          <draw:polygon draw:style-name="gr2" draw:text-style-name="P7" draw:layer="layout" svg:width="6.025cm" svg:height="1.642cm" svg:x="2.455cm" svg:y="10.815cm" svg:viewBox="0 0 6026 1643" draw:points="3013,1643 0,1643 0,0 6026,0 6026,1643">
            <text:p/>
          </draw:polygon>
          <draw:path draw:style-name="gr3" draw:text-style-name="P8" draw:layer="layout" svg:width="0.687cm" svg:height="1.719cm" svg:x="2.46cm" svg:y="10.77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56cm" svg:height="0.517cm" svg:x="3.588cm" svg:y="10.7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604cm" svg:height="0.032cm" svg:x="3.411cm" svg:y="11.619cm" svg:viewBox="0 0 605 33" draw:points="303,33 0,33 0,0 605,0 605,33">
            <text:p/>
          </draw:polygon>
          <draw:path draw:style-name="gr3" draw:text-style-name="P8" draw:layer="layout" svg:width="0.553cm" svg:height="0.529cm" svg:x="3.442cm" svg:y="11.831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8-27 8-28 41-28h76c63 0 105 21 105 74 0 30-16 96-46 125-38 35-86 40-119 40h-109z">
            <text:p/>
          </draw:path>
          <draw:path draw:style-name="gr3" draw:text-style-name="P8" draw:layer="layout" svg:width="0.369cm" svg:height="0.547cm" svg:x="4.396cm" svg:y="11.29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553cm" svg:height="0.529cm" svg:x="4.799cm" svg:y="11.301cm" svg:viewBox="0 0 554 530" svg:d="M204 285h132c109 0 218-81 218-167 0-60-51-118-153-118h-251c-14 0-23 0-23 14 0 11 7 11 23 11 8 0 22 0 33 1 12 0 16 4 16 13 0 1 0 5-2 14l-105 417c-8 30-9 35-71 35-12 0-21 0-21 16 0 9 9 9 12 9 21 0 76-2 99-2 16 0 33 0 49 0 18 0 34 2 49 2 7 0 16 0 16-16 0-9-7-9-21-9-28 0-51 0-51-14 0-3 2-7 4-12zM260 53c8-27 8-28 41-28h76c63 0 105 21 105 74 0 30-16 96-46 125-38 35-86 40-119 40h-109z">
            <text:p/>
          </draw:path>
          <draw:path draw:style-name="gr3" draw:text-style-name="P8" draw:layer="layout" svg:width="0.515cm" svg:height="0.182cm" svg:x="5.63cm" svg:y="11.5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7cm" svg:x="6.445cm" svg:y="11.292cm" svg:viewBox="0 0 352 548" svg:d="M180 9c0-2 0-9-9-9-18 0-76 7-95 7-7 2-16 2-16 16 0 10 7 10 19 10 37 0 39 6 39 13l-2 16-112 447c-4 10-4 12-4 16 0 19 16 23 23 23 10 0 21-8 26-18 4-5 39-150 44-169 27 2 90 14 90 65 0 5 0 9-3 18 0 8-2 17-2 26 0 46 30 78 70 78 25 0 44-13 62-43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8" draw:layer="layout" svg:width="0.687cm" svg:height="1.719cm" svg:x="7.001cm" svg:y="10.77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369cm" svg:height="0.547cm" svg:x="7.892cm" svg:y="11.29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8.281cm" svg:y="11.345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>
          <svg:title>TexMaths</svg:title>
          <svg:desc>22§display§\log P =  kt + c_1§svg§600§FALSE§</svg:desc>
          <draw:polygon draw:style-name="gr2" draw:text-style-name="P7" draw:layer="layout" svg:width="4.927cm" svg:height="0.62cm" svg:x="2.571cm" svg:y="13.114cm" svg:viewBox="0 0 4928 621" draw:points="2464,621 0,621 0,0 4928,0 4928,621">
            <text:p/>
          </draw:polygon>
          <draw:path draw:style-name="gr3" draw:text-style-name="P8" draw:layer="layout" svg:width="0.173cm" svg:height="0.539cm" svg:x="2.557cm" svg:y="13.075cm" svg:viewBox="0 0 174 540" svg:d="M113 0l-113 9v25c55 0 62 5 62 42v404c0 35-9 35-62 35v25c26-2 67-2 86-2 20 0 58 0 88 2v-25c-53 0-61 0-61-35z">
            <text:p/>
          </draw:path>
          <draw:path draw:style-name="gr3" draw:text-style-name="P8" draw:layer="layout" svg:width="0.344cm" svg:height="0.357cm" svg:x="2.768cm" svg:y="13.26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8" draw:layer="layout" svg:width="0.355cm" svg:height="0.512cm" svg:x="3.155cm" svg:y="13.262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553cm" svg:height="0.53cm" svg:x="3.69cm" svg:y="13.084cm" svg:viewBox="0 0 554 531" svg:d="M204 286h132c109 0 218-81 218-168 0-60-51-118-153-118h-251c-14 0-23 0-23 14 0 11 7 11 23 11 8 0 22 0 33 1 12 0 16 4 16 13 0 2 0 5-2 14l-105 418c-8 30-9 35-71 35-12 0-21 0-21 16 0 9 9 9 12 9 21 0 76-2 99-2 16 0 33 0 49 0s34 2 49 2c7 0 16 0 16-16 0-9-7-9-21-9-28 0-51 0-51-14 0-4 2-7 4-12zM260 53c8-27 8-28 41-28h76c63 0 105 21 105 74 0 30-16 97-46 125-38 35-86 40-119 40h-109z">
            <text:p/>
          </draw:path>
          <draw:path draw:style-name="gr3" draw:text-style-name="P8" draw:layer="layout" svg:width="0.515cm" svg:height="0.182cm" svg:x="4.521cm" svg:y="13.329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8" draw:layer="layout" svg:width="0.351cm" svg:height="0.547cm" svg:x="5.338cm" svg:y="13.075cm" svg:viewBox="0 0 352 548" svg:d="M180 9c0-2 0-9-9-9-18 0-76 7-95 7-7 2-16 2-16 16 0 11 7 11 19 11 37 0 39 5 39 12l-2 16-112 448c-4 10-4 12-4 15 0 20 16 23 23 23 10 0 21-7 26-17 4-7 39-150 44-170 27 2 90 15 90 66 0 5 0 9-3 17 0 9-2 18-2 27 0 46 30 77 70 77 25 0 44-12 62-42 19-33 28-76 28-78 0-8-7-8-9-8-9 0-9 3-10 14-16 58-34 97-69 97-14 0-25-9-25-37 0-13 4-30 7-43 2-14 2-17 2-24 0-51-47-73-114-81 24-15 49-39 67-59 37-40 72-74 110-74 6 0 6 0 7 0 9 2 11 2 16 7 2 0 2 2 4 2-37 4-44 34-44 42 0 13 9 29 30 29 19 0 42-18 42-48 0-23-18-49-53-49-21 0-58 7-112 68-27 30-59 60-87 73z">
            <text:p/>
          </draw:path>
          <draw:path draw:style-name="gr3" draw:text-style-name="P8" draw:layer="layout" svg:width="0.238cm" svg:height="0.494cm" svg:x="5.739cm" svg:y="13.128cm" svg:viewBox="0 0 239 495" svg:d="M143 176h73c15 0 23 0 23-16 0-8-8-8-23-8h-66c26-111 31-126 31-131 0-14-10-21-23-21-3 0-24 0-31 28l-30 124h-74c-16 0-23 0-23 14 0 10 7 10 21 10h69c-57 221-58 233-58 247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7cm" svg:x="6.216cm" svg:y="13.161cm" svg:viewBox="0 0 516 518" svg:d="M275 275h216c11 0 25 0 25-16s-14-16-25-16h-216v-217c0-12 0-26-16-26s-16 14-16 26v217h-217c-12 0-26 0-26 16s14 16 26 16h217v217c0 11 0 26 16 26s16-15 16-26z">
            <text:p/>
          </draw:path>
          <draw:path draw:style-name="gr3" draw:text-style-name="P8" draw:layer="layout" svg:width="0.302cm" svg:height="0.352cm" svg:x="6.978cm" svg:y="13.271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  <draw:path draw:style-name="gr3" draw:text-style-name="P8" draw:layer="layout" svg:width="0.198cm" svg:height="0.36cm" svg:x="7.339cm" svg:y="13.369cm" svg:viewBox="0 0 199 361" svg:d="M123 16c0-16-2-16-16-16-35 34-84 35-107 35v20c12 0 49 0 79-16v278c0 18 0 25-54 25h-21v19c10 0 77-1 96-1 18 0 87 1 99 1v-19h-21c-55 0-55-7-55-25z">
            <text:p/>
          </draw:path>
        </draw:g>
        <draw:g>
          <svg:title>TexMaths</svg:title>
          <svg:desc>22§display§\therefore \ \ \  P =  c.e^{kt} \ \ \text { where } \ \  c = e^{c_1}§svg§600§FALSE§</svg:desc>
          <draw:polygon draw:style-name="gr2" draw:text-style-name="P7" draw:layer="layout" svg:width="10.324cm" svg:height="0.677cm" svg:x="2.575cm" svg:y="14.315cm" svg:viewBox="0 0 10325 678" draw:points="5164,678 0,678 0,0 10325,0 10325,678">
            <text:p/>
          </draw:polygon>
          <draw:path draw:style-name="gr3" draw:text-style-name="P8" draw:layer="layout" svg:width="0.469cm" svg:height="0.418cm" svg:x="2.559cm" svg:y="14.612cm" svg:viewBox="0 0 470 419" svg:d="M276 40c0-21-19-40-40-40-23 0-42 19-42 40 0 23 19 43 42 43 21 0 40-18 40-43zM470 377c0-21-18-41-41-41-22 0-42 20-42 41 0 22 20 42 42 42 23 0 41-20 41-42zM83 377c0-21-20-41-43-41-21 0-40 20-40 41 0 22 19 42 40 42 23 0 43-20 43-42z">
            <text:p/>
          </draw:path>
          <draw:path draw:style-name="gr3" draw:text-style-name="P8" draw:layer="layout" svg:width="0.553cm" svg:height="0.529cm" svg:x="4.071cm" svg:y="14.443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4 2-7 4-12zM260 53c8-27 8-28 41-28h76c63 0 105 21 105 74 0 29-16 96-46 125-38 35-86 40-119 40h-109z">
            <text:p/>
          </draw:path>
          <draw:path draw:style-name="gr3" draw:text-style-name="P8" draw:layer="layout" svg:width="0.515cm" svg:height="0.182cm" svg:x="4.901cm" svg:y="14.6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2cm" svg:height="0.351cm" svg:x="5.706cm" svg:y="14.6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8" draw:layer="layout" svg:width="0.083cm" svg:height="0.083cm" svg:x="6.075cm" svg:y="14.888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6.258cm" svg:y="14.63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8" draw:layer="layout" svg:width="0.267cm" svg:height="0.383cm" svg:x="6.624cm" svg:y="14.276cm" svg:viewBox="0 0 268 384" svg:d="M130 16c0 0 2-7 2-9s-2-7-9-7c-10 0-56 4-70 5-4 0-11 2-11 13 0 8 7 8 14 8 25 0 25 4 25 7 0 4 0 7-2 13l-75 308c-4 9-4 10-4 12 0 7 7 18 19 18 14 0 21-13 25-23 0-4 25-99 26-106 39 4 71 16 71 44 0 2 0 5-2 11-2 9-2 10-2 17 0 39 32 57 58 57 53 0 69-83 69-85 0-7-7-7-9-7-7 0-9 4-10 14-7 23-21 62-50 62-14 0-17-14-17-28 0-9 0-11 2-25 1-2 3-11 3-18 0-47-65-56-88-56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4cm" svg:height="0.344cm" svg:x="6.948cm" svg:y="14.313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8" draw:layer="layout" svg:width="0.53cm" svg:height="0.342cm" svg:x="7.985cm" svg:y="14.637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3 9 5 14 16 14 9 0 12-7 14-14z">
            <text:p/>
          </draw:path>
          <draw:path draw:style-name="gr3" draw:text-style-name="P8" draw:layer="layout" svg:width="0.39cm" svg:height="0.538cm" svg:x="8.553cm" svg:y="14.43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8.981cm" svg:y="14.6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9.324cm" svg:y="14.6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9.627cm" svg:y="14.6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02cm" svg:height="0.351cm" svg:x="10.753cm" svg:y="14.6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8" draw:layer="layout" svg:width="0.515cm" svg:height="0.182cm" svg:x="11.315cm" svg:y="14.6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2.122cm" svg:y="14.63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8" draw:layer="layout" svg:width="0.235cm" svg:height="0.245cm" svg:x="12.481cm" svg:y="14.413cm" svg:viewBox="0 0 236 246" svg:d="M206 32c-21 3-28 17-28 30 0 15 10 21 21 21 12 0 30-9 30-35 0-37-42-48-71-48-82 0-158 76-158 151 0 46 33 95 100 95 94 0 136-54 136-61 0-4-5-11-9-11-3 0-5 2-9 7-42 50-105 50-116 50-39 0-56-27-56-60 0-16 7-76 35-113 21-28 49-42 77-42 7 0 34 0 48 16z">
            <text:p/>
          </draw:path>
          <draw:path draw:style-name="gr3" draw:text-style-name="P8" draw:layer="layout" svg:width="0.159cm" svg:height="0.258cm" svg:x="12.779cm" svg:y="14.471cm" svg:viewBox="0 0 160 259" svg:d="M100 12c0-12-1-12-14-12-28 25-72 25-79 25h-7v17h7c9 0 33-2 56-10v193c0 13 0 18-40 18h-19v16c21-2 56-2 77-2 23 0 58 0 79 2v-16h-19c-41 0-41-5-41-18z">
            <text:p/>
          </draw:path>
        </draw:g>
        <draw:g>
          <svg:title>TexMaths</svg:title>
          <svg:desc>22§display§\text {i.e. } \ P =  e^{kt + c_1} = e^{kt}.e^{c_1}§svg§600§FALSE§</svg:desc>
          <draw:polygon draw:style-name="gr2" draw:text-style-name="P7" draw:layer="layout" svg:width="8.244cm" svg:height="0.628cm" svg:x="8.673cm" svg:y="13.117cm" svg:viewBox="0 0 8245 629" draw:points="4122,629 0,629 0,0 8245,0 8245,629">
            <text:p/>
          </draw:polygon>
          <draw:path draw:style-name="gr3" draw:text-style-name="P8" draw:layer="layout" svg:width="0.166cm" svg:height="0.518cm" svg:x="8.659cm" svg:y="13.256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083cm" svg:height="0.084cm" svg:x="8.916cm" svg:y="13.691cm" svg:viewBox="0 0 84 85" svg:d="M84 42c0-23-19-42-42-42s-42 19-42 42 19 43 42 43 42-20 42-43z">
            <text:p/>
          </draw:path>
          <draw:path draw:style-name="gr3" draw:text-style-name="P8" draw:layer="layout" svg:width="0.3cm" svg:height="0.356cm" svg:x="9.085cm" svg:y="13.42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4cm" svg:x="9.474cm" svg:y="13.691cm" svg:viewBox="0 0 84 85" svg:d="M84 42c0-23-19-42-42-42s-42 19-42 42 19 43 42 43 42-20 42-43z">
            <text:p/>
          </draw:path>
          <draw:path draw:style-name="gr3" draw:text-style-name="P8" draw:layer="layout" svg:width="0.553cm" svg:height="0.529cm" svg:x="10.255cm" svg:y="13.245cm" svg:viewBox="0 0 554 530" svg:d="M204 285h132c109 0 218-81 218-167 0-60-51-118-153-118h-251c-14 0-23 0-23 14 0 11 7 11 23 11 8 0 22 0 33 1 12 0 16 4 16 13 0 1 0 5-4 14l-103 417c-8 30-9 35-71 35-12 0-21 0-21 16 0 9 9 9 12 9 21 0 76-2 99-2 16 0 33 0 49 0s34 2 49 2c7 0 16 0 16-16 0-9-7-9-21-9-28 0-51 0-51-14 0-3 2-7 4-12zM260 53c8-27 9-28 41-28h76c63 0 105 21 105 74 0 30-16 96-46 125-38 35-86 40-119 40h-109z">
            <text:p/>
          </draw:path>
          <draw:path draw:style-name="gr3" draw:text-style-name="P8" draw:layer="layout" svg:width="0.515cm" svg:height="0.182cm" svg:x="11.086cm" svg:y="13.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1.894cm" svg:y="13.432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8" draw:layer="layout" svg:width="0.267cm" svg:height="0.383cm" svg:x="12.26cm" svg:y="13.078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4cm" svg:height="0.344cm" svg:x="12.584cm" svg:y="13.115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8" draw:layer="layout" svg:width="0.399cm" svg:height="0.4cm" svg:x="12.832cm" svg:y="13.118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235cm" svg:height="0.245cm" svg:x="13.302cm" svg:y="13.215cm" svg:viewBox="0 0 236 246" svg:d="M204 32c-19 3-26 17-26 30 0 15 10 21 21 21 12 0 30-9 30-35 0-37-42-48-71-48-82 0-158 76-158 151 0 46 33 95 100 95 94 0 136-54 136-61 0-4-5-11-9-11-3 0-5 2-9 7-42 50-107 50-116 50-39 0-56-27-56-60 0-16 7-76 35-113 21-28 49-42 77-42 7 0 34 0 46 16z">
            <text:p/>
          </draw:path>
          <draw:path draw:style-name="gr3" draw:text-style-name="P8" draw:layer="layout" svg:width="0.159cm" svg:height="0.258cm" svg:x="13.599cm" svg:y="13.273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8" draw:layer="layout" svg:width="0.515cm" svg:height="0.182cm" svg:x="14.143cm" svg:y="13.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4.951cm" svg:y="13.432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8" draw:layer="layout" svg:width="0.267cm" svg:height="0.383cm" svg:x="15.317cm" svg:y="13.078cm" svg:viewBox="0 0 268 384" svg:d="M130 16c0 0 2-7 2-9s-2-7-9-7c-10 0-56 4-70 5-4 0-11 2-11 13 0 8 7 8 14 8 25 0 25 4 25 7 0 4 0 7-2 13l-75 308c-4 9-4 10-4 12 0 7 7 18 19 18 14 0 21-13 25-23 0-4 25-99 26-106 39 4 71 16 71 44 0 2 0 6-2 11-2 9-2 10-2 17 0 39 32 57 57 57 54 0 70-83 70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4cm" svg:height="0.344cm" svg:x="15.641cm" svg:y="13.115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8" draw:layer="layout" svg:width="0.083cm" svg:height="0.084cm" svg:x="15.956cm" svg:y="13.691cm" svg:viewBox="0 0 84 85" svg:d="M84 42c0-23-19-42-42-42s-42 19-42 42 19 43 42 43 42-20 42-43z">
            <text:p/>
          </draw:path>
          <draw:path draw:style-name="gr3" draw:text-style-name="P8" draw:layer="layout" svg:width="0.298cm" svg:height="0.351cm" svg:x="16.14cm" svg:y="13.432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8" draw:layer="layout" svg:width="0.235cm" svg:height="0.245cm" svg:x="16.498cm" svg:y="13.215cm" svg:viewBox="0 0 236 246" svg:d="M204 32c-19 3-26 17-26 30 0 15 10 21 21 21 12 0 30-9 30-35 0-37-42-48-71-48-82 0-158 76-158 151 0 46 33 95 100 95 94 0 136-54 136-61 0-4-5-11-9-11-3 0-5 2-9 7-42 50-107 50-116 50-39 0-56-27-56-60 0-16 7-76 35-113 21-28 49-42 77-42 7 0 34 0 46 16z">
            <text:p/>
          </draw:path>
          <draw:path draw:style-name="gr3" draw:text-style-name="P8" draw:layer="layout" svg:width="0.159cm" svg:height="0.258cm" svg:x="16.797cm" svg:y="13.273cm" svg:viewBox="0 0 160 259" svg:d="M100 12c0-12-1-12-14-12-28 25-72 25-79 25h-7v17h7c9 0 33-2 56-10v193c0 13 0 18-40 18h-19v16c21-2 56-2 77-2 23 0 58 0 79 2v-16h-19c-41 0-41-5-41-1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4" draw:text-style-name="P9" draw:layer="layout" svg:width="25.199cm" svg:height="1.6cm" svg:x="1.398cm" svg:y="0.4cm" presentation:class="title" presentation:user-transformed="true">
          <draw:text-box>
            <text:p><text:span text:style-name="T12">Examples</text:span></text:p>
          </draw:text-box>
        </draw:frame>
        <draw:frame presentation:style-name="pr5" draw:text-style-name="P6" draw:layer="layout" svg:width="26.4cm" svg:height="12.757cm" svg:x="0.8cm" svg:y="2.4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</draw:text-box>
        </draw:frame>
        <draw:g>
          <svg:title>TexMaths</svg:title>
          <svg:desc>22§display§\text {The rate of growth of the population of a city at any time t is }§svg§600§FALSE§</svg:desc>
          <draw:polygon draw:style-name="gr2" draw:text-style-name="P7" draw:layer="layout" svg:width="20.934cm" svg:height="0.628cm" svg:x="2.61cm" svg:y="2.858cm" svg:viewBox="0 0 20935 629" draw:points="10467,629 0,629 0,0 20935,0 20935,629">
            <text:p/>
          </draw:polygon>
          <draw:path draw:style-name="gr3" draw:text-style-name="P8" draw:layer="layout" svg:width="0.502cm" svg:height="0.524cm" svg:x="2.599cm" svg:y="2.84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8" draw:layer="layout" svg:width="0.39cm" svg:height="0.538cm" svg:x="3.153cm" svg:y="2.828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3.581cm" svg:y="3.01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4.181cm" svg:y="3.023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4.496cm" svg:y="3.01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4.864cm" svg:y="2.8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5.172cm" svg:y="3.01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4cm" svg:height="0.357cm" svg:x="5.774cm" svg:y="3.01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1cm" svg:height="0.547cm" svg:x="6.165cm" svg:y="2.819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8" draw:layer="layout" svg:width="0.355cm" svg:height="0.512cm" svg:x="6.654cm" svg:y="3.014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261cm" svg:height="0.342cm" svg:x="7.042cm" svg:y="3.023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7cm" svg:x="7.344cm" svg:y="3.01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531cm" svg:height="0.342cm" svg:x="7.702cm" svg:y="3.03cm" svg:viewBox="0 0 532 343" svg:d="M466 74c15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4 9 5 14 16 14 9 0 12-7 14-14z">
            <text:p/>
          </draw:path>
          <draw:path draw:style-name="gr3" draw:text-style-name="P8" draw:layer="layout" svg:width="0.242cm" svg:height="0.485cm" svg:x="8.261cm" svg:y="2.8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8.571cm" svg:y="2.828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44cm" svg:height="0.357cm" svg:x="9.256cm" svg:y="3.01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1cm" svg:height="0.547cm" svg:x="9.646cm" svg:y="2.819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10.129cm" svg:y="2.8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0.44cm" svg:y="2.828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10.866cm" svg:y="3.01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83cm" svg:height="0.492cm" svg:x="11.468cm" svg:y="3.023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44cm" svg:height="0.357cm" svg:x="11.919cm" svg:y="3.01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83cm" svg:height="0.492cm" svg:x="12.306cm" svg:y="3.023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9cm" svg:height="0.351cm" svg:x="12.739cm" svg:y="3.023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173cm" svg:height="0.538cm" svg:x="13.168cm" svg:y="2.82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13.39cm" svg:y="3.01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13.76cm" svg:y="2.8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14.071cm" svg:y="2.84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4cm" svg:height="0.357cm" svg:x="14.281cm" svg:y="3.01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9cm" svg:height="0.342cm" svg:x="14.672cm" svg:y="3.02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7cm" svg:x="15.356cm" svg:y="3.01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1cm" svg:height="0.547cm" svg:x="15.745cm" svg:y="2.819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349cm" svg:height="0.357cm" svg:x="16.247cm" svg:y="3.018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8" draw:layer="layout" svg:width="0.295cm" svg:height="0.357cm" svg:x="16.886cm" svg:y="3.018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166cm" svg:height="0.519cm" svg:x="17.229cm" svg:y="2.84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42cm" svg:height="0.485cm" svg:x="17.431cm" svg:y="2.8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79cm" svg:height="0.492cm" svg:x="17.711cm" svg:y="3.03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8" draw:layer="layout" svg:width="0.349cm" svg:height="0.357cm" svg:x="18.394cm" svg:y="3.01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18.764cm" svg:y="2.8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7cm" svg:x="19.339cm" svg:y="3.01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19.72cm" svg:y="3.02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492cm" svg:x="20.117cm" svg:y="3.03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8" draw:layer="layout" svg:width="0.244cm" svg:height="0.485cm" svg:x="20.783cm" svg:y="2.88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166cm" svg:height="0.519cm" svg:x="21.094cm" svg:y="2.84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604cm" svg:height="0.342cm" svg:x="21.309cm" svg:y="3.023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7cm" svg:x="21.95cm" svg:y="3.01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42cm" svg:height="0.485cm" svg:x="22.545cm" svg:y="2.8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23.113cm" svg:y="2.84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4cm" svg:height="0.357cm" svg:x="23.328cm" svg:y="3.01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</draw:g>
        <draw:g>
          <svg:title>TexMaths</svg:title>
          <svg:desc>24§display§\text {(1)}§svg§600§FALSE§</svg:desc>
          <draw:polygon draw:style-name="gr2" draw:text-style-name="P7" draw:layer="layout" svg:width="0.91cm" svg:height="0.76cm" svg:x="1.203cm" svg:y="2.765cm" svg:viewBox="0 0 911 761" draw:points="455,761 0,761 0,0 911,0 911,761">
            <text:p/>
          </draw:polygon>
          <draw:path draw:style-name="gr3" draw:text-style-name="P8" draw:layer="layout" svg:width="0.197cm" svg:height="0.844cm" svg:x="1.243cm" svg:y="2.72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8cm" svg:height="0.564cm" svg:x="1.564cm" svg:y="2.794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8" draw:layer="layout" svg:width="0.197cm" svg:height="0.844cm" svg:x="1.96cm" svg:y="2.72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Solution :}§svg§600§FALSE§</svg:desc>
          <draw:polygon draw:style-name="gr2" draw:text-style-name="P7" draw:layer="layout" svg:width="3.123cm" svg:height="0.485cm" svg:x="1.303cm" svg:y="7.465cm" svg:viewBox="0 0 3124 486" draw:points="1562,486 0,486 0,0 3124,0 3124,486">
            <text:p/>
          </draw:polygon>
          <draw:path draw:style-name="gr3" draw:text-style-name="P8" draw:layer="layout" svg:width="0.344cm" svg:height="0.562cm" svg:x="1.308cm" svg:y="7.426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8" draw:layer="layout" svg:width="0.344cm" svg:height="0.356cm" svg:x="1.715cm" svg:y="7.625cm" svg:viewBox="0 0 345 357" svg:d="M345 181c0-98-79-181-172-181-97 0-173 84-173 181 0 101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8" draw:layer="layout" svg:width="0.173cm" svg:height="0.537cm" svg:x="2.106cm" svg:y="7.435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9cm" svg:height="0.351cm" svg:x="2.321cm" svg:y="7.63cm" svg:viewBox="0 0 391 352" svg:d="M278 282v70l113-9v-25c-55 0-60-5-60-42v-276l-114 9v24c54 0 59 6 59 43v139c0 66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2.74cm" svg:y="7.496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8" draw:layer="layout" svg:width="0.166cm" svg:height="0.518cm" svg:x="3.051cm" svg:y="7.4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3.263cm" svg:y="7.625cm" svg:viewBox="0 0 345 357" svg:d="M345 181c0-98-79-181-172-181-97 0-173 84-173 181 0 101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8" draw:layer="layout" svg:width="0.39cm" svg:height="0.342cm" svg:x="3.652cm" svg:y="7.63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084cm" svg:height="0.333cm" svg:x="4.382cm" svg:y="7.637cm" svg:viewBox="0 0 85 334" svg:d="M85 40c0-21-20-40-43-40s-42 19-42 40c0 23 19 43 42 43s43-20 43-43zM85 294c0-23-20-41-43-41s-42 18-42 41 19 40 42 40 43-17 43-40z">
            <text:p/>
          </draw:path>
        </draw:g>
        <draw:g>
          <svg:title>TexMaths</svg:title>
          <svg:desc>22§display§\text {proportional to the size of the population. For a certain city it is found}§svg§600§FALSE§</svg:desc>
          <draw:polygon draw:style-name="gr2" draw:text-style-name="P7" draw:layer="layout" svg:width="24.07cm" svg:height="0.627cm" svg:x="2.719cm" svg:y="3.959cm" svg:viewBox="0 0 24071 628" draw:points="12034,628 0,628 0,0 24071,0 24071,628">
            <text:p/>
          </draw:polygon>
          <draw:path draw:style-name="gr3" draw:text-style-name="P8" draw:layer="layout" svg:width="0.383cm" svg:height="0.492cm" svg:x="2.701cm" svg:y="4.12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261cm" svg:height="0.342cm" svg:x="3.13cm" svg:y="4.1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3.433cm" svg:y="4.1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83cm" svg:height="0.492cm" svg:x="3.82cm" svg:y="4.12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4cm" svg:height="0.356cm" svg:x="4.271cm" svg:y="4.1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61cm" svg:height="0.342cm" svg:x="4.658cm" svg:y="4.1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42cm" svg:height="0.485cm" svg:x="4.954cm" svg:y="3.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5.265cm" svg:y="3.9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5.476cm" svg:y="4.1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5.865cm" svg:y="4.1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9cm" svg:height="0.356cm" svg:x="6.304cm" svg:y="4.1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6.684cm" svg:y="3.92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44cm" svg:height="0.485cm" svg:x="7.145cm" svg:y="3.9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44cm" svg:height="0.356cm" svg:x="7.453cm" svg:y="4.1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8.09cm" svg:y="3.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8.4cm" svg:y="3.9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8.827cm" svg:y="4.1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9.433cm" svg:y="4.1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9.737cm" svg:y="3.9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89cm" svg:height="0.333cm" svg:x="9.948cm" svg:y="4.131cm" svg:viewBox="0 0 290 334" svg:d="M282 23c7-9 7-9 7-12 0-11-7-11-21-11h-249l-8 125h19c5-79 19-107 106-107h88l-217 292c-7 9-7 10-7 14 0 10 5 10 19 10h257l14-144h-19c-7 92-23 125-114 125h-92z">
            <text:p/>
          </draw:path>
          <draw:path draw:style-name="gr3" draw:text-style-name="P8" draw:layer="layout" svg:width="0.3cm" svg:height="0.356cm" svg:x="10.292cm" svg:y="4.1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10.894cm" svg:y="4.1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11.284cm" svg:y="3.9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242cm" svg:height="0.485cm" svg:x="11.766cm" svg:y="3.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12.078cm" svg:y="3.9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2.504cm" svg:y="4.1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13.106cm" svg:y="4.12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4cm" svg:height="0.356cm" svg:x="13.556cm" svg:y="4.1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83cm" svg:height="0.492cm" svg:x="13.943cm" svg:y="4.12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9cm" svg:height="0.351cm" svg:x="14.375cm" svg:y="4.124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173cm" svg:height="0.538cm" svg:x="14.806cm" svg:y="3.92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15.028cm" svg:y="4.1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15.395cm" svg:y="3.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5.707cm" svg:y="3.9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15.918cm" svg:y="4.1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16.309cm" svg:y="4.1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083cm" svg:height="0.083cm" svg:x="16.781cm" svg:y="4.383cm" svg:viewBox="0 0 84 84" svg:d="M84 42c0-23-19-42-42-42s-42 19-42 42 19 42 42 42 42-19 42-42z">
            <text:p/>
          </draw:path>
          <draw:path draw:style-name="gr3" draw:text-style-name="P8" draw:layer="layout" svg:width="0.446cm" svg:height="0.527cm" svg:x="17.298cm" svg:y="3.93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  <draw:path draw:style-name="gr3" draw:text-style-name="P8" draw:layer="layout" svg:width="0.344cm" svg:height="0.356cm" svg:x="17.734cm" svg:y="4.1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61cm" svg:height="0.342cm" svg:x="18.12cm" svg:y="4.1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8.692cm" svg:y="4.1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95cm" svg:height="0.356cm" svg:x="19.329cm" svg:y="4.11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cm" svg:height="0.356cm" svg:x="19.669cm" svg:y="4.1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0.012cm" svg:y="4.1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42cm" svg:height="0.485cm" svg:x="20.307cm" svg:y="3.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20.626cm" svg:y="4.119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66cm" svg:height="0.518cm" svg:x="21.006cm" svg:y="3.9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1.221cm" svg:y="4.1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6cm" svg:x="21.909cm" svg:y="4.11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166cm" svg:height="0.518cm" svg:x="22.252cm" svg:y="3.9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22.456cm" svg:y="3.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79cm" svg:height="0.492cm" svg:x="22.734cm" svg:y="4.13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166cm" svg:height="0.518cm" svg:x="23.412cm" svg:y="3.9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23.616cm" svg:y="3.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24.185cm" svg:y="3.9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24.399cm" svg:y="4.1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51cm" svg:height="0.546cm" svg:x="24.962cm" svg:y="3.92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44cm" svg:height="0.356cm" svg:x="25.195cm" svg:y="4.1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51cm" svg:x="25.584cm" svg:y="4.124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39cm" svg:height="0.342cm" svg:x="26.015cm" svg:y="4.1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26.444cm" svg:y="3.929cm" svg:viewBox="0 0 384 547" svg:d="M269 496v51l115-8v-25c-55 0-62-5-62-42v-472l-111 9v24c53 0 60 6 60 43v167c-23-27-56-48-99-48-91 0-172 76-172 176 0 99 76 176 165 176 50 0 85-26 104-51zM269 289v158c0 14 0 16-9 28-22 37-58 55-91 55-35 0-63-20-83-50-19-31-21-75-21-107 0-30 0-76 23-111 18-24 46-49 88-49 28 0 60 11 84 46 9 14 9 16 9 30z">
            <text:p/>
          </draw:path>
        </draw:g>
        <draw:g>
          <svg:title>TexMaths</svg:title>
          <svg:desc>22§display§\text {that the constant of proportionality is 0.04. Find the population of the}§svg§600§FALSE§</svg:desc>
          <draw:polygon draw:style-name="gr2" draw:text-style-name="P7" draw:layer="layout" svg:width="23.98cm" svg:height="0.627cm" svg:x="2.73cm" svg:y="5.06cm" svg:viewBox="0 0 23981 628" draw:points="11991,628 0,628 0,0 23981,0 23981,628">
            <text:p/>
          </draw:polygon>
          <draw:path draw:style-name="gr3" draw:text-style-name="P8" draw:layer="layout" svg:width="0.244cm" svg:height="0.485cm" svg:x="2.705cm" svg:y="5.09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8cm" svg:x="3.017cm" svg:y="5.0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3.453cm" svg:y="5.2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3.823cm" svg:y="5.09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244cm" svg:height="0.485cm" svg:x="4.381cm" svg:y="5.09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8cm" svg:x="4.692cm" svg:y="5.0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5.118cm" svg:y="5.2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5.723cm" svg:y="5.2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4cm" svg:height="0.356cm" svg:x="6.063cm" svg:y="5.2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6.452cm" svg:y="5.2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54cm" svg:height="0.356cm" svg:x="6.883cm" svg:y="5.2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2cm" svg:height="0.485cm" svg:x="7.177cm" svg:y="5.0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7.496cm" svg:y="5.2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7.874cm" svg:y="5.2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8.274cm" svg:y="5.0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4cm" svg:height="0.356cm" svg:x="8.839cm" svg:y="5.2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9.229cm" svg:y="5.021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383cm" svg:height="0.492cm" svg:x="9.719cm" svg:y="5.22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261cm" svg:height="0.342cm" svg:x="10.148cm" svg:y="5.22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10.451cm" svg:y="5.2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83cm" svg:height="0.492cm" svg:x="10.838cm" svg:y="5.22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4cm" svg:height="0.356cm" svg:x="11.289cm" svg:y="5.2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11.676cm" svg:y="5.22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42cm" svg:height="0.485cm" svg:x="11.972cm" svg:y="5.0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2.283cm" svg:y="5.0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12.494cm" svg:y="5.2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12.883cm" svg:y="5.2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9cm" svg:height="0.356cm" svg:x="13.322cm" svg:y="5.2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13.7cm" svg:y="5.0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66cm" svg:height="0.518cm" svg:x="13.915cm" svg:y="5.0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14.119cm" svg:y="5.0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79cm" svg:height="0.492cm" svg:x="14.399cm" svg:y="5.232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166cm" svg:height="0.518cm" svg:x="15.075cm" svg:y="5.0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5.289cm" svg:y="5.2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26cm" svg:height="0.532cm" svg:x="15.858cm" svg:y="5.051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8" draw:layer="layout" svg:width="0.083cm" svg:height="0.083cm" svg:x="16.28cm" svg:y="5.484cm" svg:viewBox="0 0 84 84" svg:d="M84 42c0-23-19-42-42-42s-42 19-42 42 19 42 42 42 42-19 42-42z">
            <text:p/>
          </draw:path>
          <draw:path draw:style-name="gr3" draw:text-style-name="P8" draw:layer="layout" svg:width="0.326cm" svg:height="0.532cm" svg:x="16.458cm" svg:y="5.051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344cm" svg:height="0.523cm" svg:x="16.836cm" svg:y="5.042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8" draw:layer="layout" svg:width="0.083cm" svg:height="0.083cm" svg:x="17.268cm" svg:y="5.484cm" svg:viewBox="0 0 84 84" svg:d="M84 42c0-23-19-42-42-42s-42 19-42 42 19 42 42 42 42-19 42-42z">
            <text:p/>
          </draw:path>
          <draw:path draw:style-name="gr3" draw:text-style-name="P8" draw:layer="layout" svg:width="0.448cm" svg:height="0.527cm" svg:x="17.785cm" svg:y="5.04cm" svg:viewBox="0 0 449 528" svg:d="M426 0h-426v25h19c60 0 60 8 60 35v406c0 29 0 37-60 37h-19v25c26-4 88-4 118-4 32 0 102 0 130 4v-25h-24c-74 0-74-10-74-37v-191h66c74 0 81 26 81 91h20v-206h-20c0 65-7 92-81 92h-66v-197c0-25 1-30 37-30h93c116 0 135 42 148 149h21z">
            <text:p/>
          </draw:path>
          <draw:path draw:style-name="gr3" draw:text-style-name="P8" draw:layer="layout" svg:width="0.166cm" svg:height="0.518cm" svg:x="18.29cm" svg:y="5.0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8.505cm" svg:y="5.2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18.936cm" svg:y="5.03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244cm" svg:height="0.485cm" svg:x="19.612cm" svg:y="5.09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8cm" svg:x="19.922cm" svg:y="5.0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20.349cm" svg:y="5.2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20.95cm" svg:y="5.22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4cm" svg:height="0.356cm" svg:x="21.402cm" svg:y="5.2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83cm" svg:height="0.492cm" svg:x="21.787cm" svg:y="5.22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9cm" svg:height="0.351cm" svg:x="22.22cm" svg:y="5.22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173cm" svg:height="0.538cm" svg:x="22.652cm" svg:y="5.0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22.873cm" svg:y="5.22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23.241cm" svg:y="5.09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166cm" svg:height="0.518cm" svg:x="23.553cm" svg:y="5.0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23.764cm" svg:y="5.2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24.153cm" svg:y="5.2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24.838cm" svg:y="5.2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25.228cm" svg:y="5.021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242cm" svg:height="0.485cm" svg:x="25.712cm" svg:y="5.0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26.022cm" svg:y="5.0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26.448cm" svg:y="5.2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>
          <svg:title>TexMaths</svg:title>
          <svg:desc>22§display§\text {city after 25 years if the initial population is 10,000. [ Take } e = 2.7182 \text { ] } §svg§600§FALSE§</svg:desc>
          <draw:polygon draw:style-name="gr2" draw:text-style-name="P7" draw:layer="layout" svg:width="24.174cm" svg:height="0.696cm" svg:x="2.718cm" svg:y="6.16cm" svg:viewBox="0 0 24175 697" draw:points="12087,697 0,697 0,0 24175,0 24175,697">
            <text:p/>
          </draw:polygon>
          <draw:path draw:style-name="gr3" draw:text-style-name="P8" draw:layer="layout" svg:width="0.295cm" svg:height="0.356cm" svg:x="2.706cm" svg:y="6.355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166cm" svg:height="0.518cm" svg:x="3.049cm" svg:y="6.18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4cm" svg:height="0.485cm" svg:x="3.253cm" svg:y="6.22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79cm" svg:height="0.492cm" svg:x="3.531cm" svg:y="6.367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349cm" svg:height="0.356cm" svg:x="4.216cm" svg:y="6.35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51cm" svg:height="0.546cm" svg:x="4.594cm" svg:y="6.156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42cm" svg:height="0.485cm" svg:x="4.82cm" svg:y="6.22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5.128cm" svg:y="6.35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5.473cm" svg:y="6.35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09cm" svg:height="0.516cm" svg:x="6.05cm" svg:y="6.18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09cm" svg:height="0.532cm" svg:x="6.435cm" svg:y="6.186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8" draw:layer="layout" svg:width="0.379cm" svg:height="0.492cm" svg:x="7.057cm" svg:y="6.367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8" draw:layer="layout" svg:width="0.3cm" svg:height="0.356cm" svg:x="7.451cm" svg:y="6.35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7.805cm" svg:y="6.35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8.18cm" svg:y="6.35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54cm" svg:height="0.356cm" svg:x="8.488cm" svg:y="6.35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9.049cm" svg:y="6.18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1cm" svg:height="0.546cm" svg:x="9.264cm" svg:y="6.156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244cm" svg:height="0.485cm" svg:x="9.748cm" svg:y="6.22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7cm" svg:x="10.059cm" svg:y="6.16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0.485cm" svg:y="6.35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1.091cm" svg:y="6.18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1.303cm" svg:y="6.35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66cm" svg:height="0.518cm" svg:x="11.735cm" svg:y="6.18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2cm" svg:height="0.485cm" svg:x="11.939cm" svg:y="6.22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2.25cm" svg:y="6.18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9cm" svg:height="0.356cm" svg:x="12.472cm" svg:y="6.35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73cm" svg:height="0.537cm" svg:x="12.85cm" svg:y="6.165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83cm" svg:height="0.492cm" svg:x="13.32cm" svg:y="6.358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344cm" svg:height="0.356cm" svg:x="13.771cm" svg:y="6.35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83cm" svg:height="0.492cm" svg:x="14.158cm" svg:y="6.358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39cm" svg:height="0.351cm" svg:x="14.589cm" svg:y="6.358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173cm" svg:height="0.537cm" svg:x="15.021cm" svg:y="6.165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9cm" svg:height="0.356cm" svg:x="15.242cm" svg:y="6.355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2cm" svg:height="0.485cm" svg:x="15.612cm" svg:y="6.22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5.923cm" svg:y="6.18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16.133cm" svg:y="6.35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16.524cm" svg:y="6.35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66cm" svg:height="0.518cm" svg:x="17.212cm" svg:y="6.18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7.426cm" svg:y="6.35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56cm" svg:height="0.516cm" svg:x="18.032cm" svg:y="6.1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6cm" svg:height="0.532cm" svg:x="18.38cm" svg:y="6.186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091cm" svg:height="0.231cm" svg:x="18.803cm" svg:y="6.61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26cm" svg:height="0.532cm" svg:x="18.982cm" svg:y="6.186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326cm" svg:height="0.532cm" svg:x="19.368cm" svg:y="6.18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8" draw:layer="layout" svg:width="0.326cm" svg:height="0.532cm" svg:x="19.755cm" svg:y="6.18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83cm" svg:height="0.083cm" svg:x="20.177cm" svg:y="6.619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20.76cm" svg:y="6.121cm" svg:viewBox="0 0 107 774" draw:points="107,774 107,744 32,744 32,32 107,32 107,0 0,0 0,774">
            <text:p/>
          </draw:polygon>
          <draw:path draw:style-name="gr3" draw:text-style-name="P8" draw:layer="layout" svg:width="0.502cm" svg:height="0.523cm" svg:x="21.17cm" svg:y="6.177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8" draw:layer="layout" svg:width="0.349cm" svg:height="0.356cm" svg:x="21.668cm" svg:y="6.35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74cm" svg:height="0.537cm" svg:x="22.045cm" svg:y="6.165cm" svg:viewBox="0 0 375 538" svg:d="M60 478c0 36-7 36-60 36v24c26-1 62-1 84-1 23 0 55 0 87 1v-24c-53 0-62 0-62-36v-79l49-42c60 81 94 125 94 139s-13 18-28 18v24c21-1 68-1 84-1 23 0 44 0 67 1v-24c-28 0-46 0-76-41l-98-139c0-2-4-7-4-9 0-3 55-49 62-56 49-39 82-40 98-40v-25c-23 2-33 2-54 2-28 0-76-2-87-2v25c15 0 23 8 23 19 0 14-12 25-17 30l-109 95v-373l-113 9v24c55 0 60 6 60 43z">
            <text:p/>
          </draw:path>
          <draw:path draw:style-name="gr3" draw:text-style-name="P8" draw:layer="layout" svg:width="0.3cm" svg:height="0.356cm" svg:x="22.43cm" svg:y="6.35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8cm" svg:height="0.351cm" svg:x="23.046cm" svg:y="6.358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8" draw:layer="layout" svg:width="0.515cm" svg:height="0.182cm" svg:x="23.629cm" svg:y="6.4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24.44cm" svg:y="6.18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083cm" svg:height="0.083cm" svg:x="24.855cm" svg:y="6.619cm" svg:viewBox="0 0 84 84" svg:d="M84 42c0-23-19-42-42-42s-42 19-42 42 19 42 42 42 42-19 42-42z">
            <text:p/>
          </draw:path>
          <draw:path draw:style-name="gr3" draw:text-style-name="P8" draw:layer="layout" svg:width="0.332cm" svg:height="0.541cm" svg:x="25.045cm" svg:y="6.179cm" svg:viewBox="0 0 333 542" svg:d="M326 53c7-11 7-13 7-28h-189c-95 0-96-11-98-25h-20l-26 160h19c2-12 9-61 20-70 5-6 67-6 75-6h162c-8 13-70 97-88 124-68 103-95 211-95 290 0 9 0 44 35 44 37 0 37-35 37-44v-39c0-42 2-86 9-127 2-17 13-84 48-133z">
            <text:p/>
          </draw:path>
          <draw:path draw:style-name="gr3" draw:text-style-name="P8" draw:layer="layout" svg:width="0.256cm" svg:height="0.516cm" svg:x="25.459cm" svg:y="6.1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25.809cm" svg:y="6.186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8" draw:layer="layout" svg:width="0.309cm" svg:height="0.516cm" svg:x="26.202cm" svg:y="6.18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26.825cm" svg:y="6.121cm" svg:viewBox="0 0 107 774" draw:points="107,0 0,0 0,32 76,32 76,744 0,744 0,774 107,774">
            <text:p/>
          </draw:polygon>
        </draw:g>
        <draw:g>
          <svg:title>TexMaths</svg:title>
          <svg:desc>22§display§\text {Let } P \text { be the population of city at any time t. Given that the rate}§svg§600§FALSE§</svg:desc>
          <draw:polygon draw:style-name="gr2" draw:text-style-name="P7" draw:layer="layout" svg:width="22.408cm" svg:height="0.627cm" svg:x="4.814cm" svg:y="7.559cm" svg:viewBox="0 0 22409 628" draw:points="11204,628 0,628 0,0 22409,0 22409,628">
            <text:p/>
          </draw:polygon>
          <draw:path draw:style-name="gr3" draw:text-style-name="P8" draw:layer="layout" svg:width="0.425cm" svg:height="0.529cm" svg:x="4.8cm" svg:y="7.538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8" draw:layer="layout" svg:width="0.3cm" svg:height="0.356cm" svg:x="5.28cm" svg:y="7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5.617cm" svg:y="7.5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553cm" svg:height="0.529cm" svg:x="6.192cm" svg:y="7.538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8-27 8-28 41-28h76c63 0 105 21 105 74 0 29-16 96-46 125-38 35-86 40-119 40h-109z">
            <text:p/>
          </draw:path>
          <draw:path draw:style-name="gr3" draw:text-style-name="P8" draw:layer="layout" svg:width="0.383cm" svg:height="0.546cm" svg:x="7.044cm" svg:y="7.529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cm" svg:height="0.356cm" svg:x="7.494cm" svg:y="7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8.089cm" svg:y="7.5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8cm" svg:x="8.401cm" svg:y="7.5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8.827cm" svg:y="7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9.429cm" svg:y="7.72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4cm" svg:height="0.356cm" svg:x="9.879cm" svg:y="7.7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83cm" svg:height="0.492cm" svg:x="10.265cm" svg:y="7.72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9cm" svg:height="0.351cm" svg:x="10.698cm" svg:y="7.724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173cm" svg:height="0.538cm" svg:x="11.129cm" svg:y="7.52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11.35cm" svg:y="7.719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42cm" svg:height="0.485cm" svg:x="11.718cm" svg:y="7.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2.03cm" svg:y="7.5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12.241cm" svg:y="7.7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12.632cm" svg:y="7.7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13.315cm" svg:y="7.7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13.705cm" svg:y="7.5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295cm" svg:height="0.356cm" svg:x="14.2cm" svg:y="7.71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166cm" svg:height="0.518cm" svg:x="14.543cm" svg:y="7.5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14.747cm" svg:y="7.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79cm" svg:height="0.492cm" svg:x="15.027cm" svg:y="7.73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8" draw:layer="layout" svg:width="0.349cm" svg:height="0.356cm" svg:x="15.71cm" svg:y="7.7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16.079cm" svg:y="7.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6.655cm" svg:y="7.719cm" svg:viewBox="0 0 350 357" svg:d="M225 289c4 31 25 63 62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7.033cm" svg:y="7.7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492cm" svg:x="17.431cm" svg:y="7.73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8" draw:layer="layout" svg:width="0.242cm" svg:height="0.485cm" svg:x="18.098cm" svg:y="7.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8.41cm" svg:y="7.5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604cm" svg:height="0.342cm" svg:x="18.622cm" svg:y="7.724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19.265cm" svg:y="7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9.858cm" svg:y="7.5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083cm" svg:height="0.083cm" svg:x="20.212cm" svg:y="7.983cm" svg:viewBox="0 0 84 84" svg:d="M84 42c0-23-19-42-42-42s-42 19-42 42 19 42 42 42 42-19 42-42z">
            <text:p/>
          </draw:path>
          <draw:path draw:style-name="gr3" draw:text-style-name="P8" draw:layer="layout" svg:width="0.525cm" svg:height="0.562cm" svg:x="20.747cm" svg:y="7.52cm" svg:viewBox="0 0 526 563" svg:d="M417 498c9 18 41 48 49 48 7 0 7-6 7-18v-136c0-29 4-33 53-33v-25c-28 2-70 4-93 4-32 0-99 0-125-4v25h25c68 0 72 9 72 37v49c0 88-99 95-122 95-49 0-204-28-204-258 0-233 153-257 201-257 83 0 153 68 169 183 2 10 2 14 12 14 12 0 12-4 12-20v-183c0-14 0-19-8-19-4 0-7 0-13 9l-38 58c-25-25-67-67-145-67-144 0-269 123-269 282 0 158 125 281 271 281 56 0 120-19 146-65z">
            <text:p/>
          </draw:path>
          <draw:path draw:style-name="gr3" draw:text-style-name="P8" draw:layer="layout" svg:width="0.166cm" svg:height="0.518cm" svg:x="21.335cm" svg:y="7.5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21.539cm" svg:y="7.731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21.933cm" svg:y="7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22.28cm" svg:y="7.7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22.957cm" svg:y="7.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23.267cm" svg:y="7.5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23.705cm" svg:y="7.719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42cm" svg:height="0.485cm" svg:x="24.073cm" svg:y="7.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242cm" svg:height="0.485cm" svg:x="24.633cm" svg:y="7.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24.942cm" svg:y="7.5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25.37cm" svg:y="7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5.97cm" svg:y="7.7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26.283cm" svg:y="7.7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26.653cm" svg:y="7.5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26.961cm" svg:y="7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>
          <svg:title>TexMaths</svg:title>
          <svg:desc>22§display§\text {of growth of the population is proprotional to the size of the population.}§svg§600§FALSE§</svg:desc>
          <draw:polygon draw:style-name="gr2" draw:text-style-name="P7" draw:layer="layout" svg:width="24.444cm" svg:height="0.628cm" svg:x="2.82cm" svg:y="8.659cm" svg:viewBox="0 0 24445 629" draw:points="12221,629 0,629 0,0 24445,0 24445,629">
            <text:p/>
          </draw:polygon>
          <draw:path draw:style-name="gr3" draw:text-style-name="P8" draw:layer="layout" svg:width="0.344cm" svg:height="0.357cm" svg:x="2.802cm" svg:y="8.81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1cm" svg:height="0.547cm" svg:x="3.193cm" svg:y="8.62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8" draw:layer="layout" svg:width="0.355cm" svg:height="0.512cm" svg:x="3.684cm" svg:y="8.815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261cm" svg:height="0.342cm" svg:x="4.069cm" svg:y="8.82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7cm" svg:x="4.372cm" svg:y="8.81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531cm" svg:height="0.342cm" svg:x="4.729cm" svg:y="8.831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8" draw:layer="layout" svg:width="0.244cm" svg:height="0.485cm" svg:x="5.289cm" svg:y="8.6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9cm" svg:height="0.538cm" svg:x="5.6cm" svg:y="8.629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44cm" svg:height="0.357cm" svg:x="6.283cm" svg:y="8.81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1cm" svg:height="0.547cm" svg:x="6.674cm" svg:y="8.62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7.158cm" svg:y="8.6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7.468cm" svg:y="8.629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7.895cm" svg:y="8.8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83cm" svg:height="0.492cm" svg:x="8.496cm" svg:y="8.824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44cm" svg:height="0.357cm" svg:x="8.948cm" svg:y="8.81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83cm" svg:height="0.492cm" svg:x="9.333cm" svg:y="8.824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9cm" svg:height="0.351cm" svg:x="9.766cm" svg:y="8.824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173cm" svg:height="0.538cm" svg:x="10.198cm" svg:y="8.62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10.419cm" svg:y="8.81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10.787cm" svg:y="8.6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11.099cm" svg:y="8.64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4cm" svg:height="0.357cm" svg:x="11.31cm" svg:y="8.81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342cm" svg:x="11.701cm" svg:y="8.82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9cm" svg:x="12.387cm" svg:y="8.64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4cm" svg:height="0.357cm" svg:x="12.603cm" svg:y="8.819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492cm" svg:x="13.161cm" svg:y="8.824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261cm" svg:height="0.342cm" svg:x="13.591cm" svg:y="8.82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7cm" svg:x="13.894cm" svg:y="8.81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83cm" svg:height="0.492cm" svg:x="14.281cm" svg:y="8.824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261cm" svg:height="0.342cm" svg:x="14.71cm" svg:y="8.82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7cm" svg:x="15.013cm" svg:y="8.81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42cm" svg:height="0.485cm" svg:x="15.393cm" svg:y="8.6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15.705cm" svg:y="8.64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4cm" svg:height="0.357cm" svg:x="15.916cm" svg:y="8.81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9cm" svg:height="0.342cm" svg:x="16.305cm" svg:y="8.82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9cm" svg:height="0.357cm" svg:x="16.741cm" svg:y="8.81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173cm" svg:height="0.538cm" svg:x="17.121cm" svg:y="8.62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42cm" svg:height="0.485cm" svg:x="17.583cm" svg:y="8.6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4cm" svg:height="0.357cm" svg:x="17.891cm" svg:y="8.81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44cm" svg:height="0.485cm" svg:x="18.528cm" svg:y="8.6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9cm" svg:height="0.538cm" svg:x="18.839cm" svg:y="8.629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19.265cm" svg:y="8.8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54cm" svg:height="0.357cm" svg:x="19.871cm" svg:y="8.819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9cm" svg:x="20.175cm" svg:y="8.64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89cm" svg:height="0.334cm" svg:x="20.386cm" svg:y="8.831cm" svg:viewBox="0 0 290 335" svg:d="M282 23c7-9 7-9 7-12 0-11-7-11-21-11h-249l-8 125h19c5-79 19-107 106-107h88l-217 292c-7 9-7 11-7 14 0 11 5 11 19 11h257l14-145h-19c-7 92-23 125-114 125h-92z">
            <text:p/>
          </draw:path>
          <draw:path draw:style-name="gr3" draw:text-style-name="P8" draw:layer="layout" svg:width="0.3cm" svg:height="0.357cm" svg:x="20.731cm" svg:y="8.8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4cm" svg:height="0.357cm" svg:x="21.331cm" svg:y="8.81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1cm" svg:height="0.547cm" svg:x="21.722cm" svg:y="8.62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8" draw:layer="layout" svg:width="0.244cm" svg:height="0.485cm" svg:x="22.206cm" svg:y="8.6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9cm" svg:height="0.538cm" svg:x="22.516cm" svg:y="8.629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22.943cm" svg:y="8.8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83cm" svg:height="0.492cm" svg:x="23.544cm" svg:y="8.824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44cm" svg:height="0.357cm" svg:x="23.994cm" svg:y="8.81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83cm" svg:height="0.492cm" svg:x="24.381cm" svg:y="8.824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9cm" svg:height="0.351cm" svg:x="24.814cm" svg:y="8.824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173cm" svg:height="0.538cm" svg:x="25.244cm" svg:y="8.62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25.466cm" svg:y="8.819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4cm" svg:height="0.485cm" svg:x="25.835cm" svg:y="8.6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166cm" svg:height="0.519cm" svg:x="26.147cm" svg:y="8.64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4cm" svg:height="0.357cm" svg:x="26.358cm" svg:y="8.81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9cm" svg:height="0.342cm" svg:x="26.747cm" svg:y="8.82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083cm" svg:height="0.084cm" svg:x="27.219cm" svg:y="9.083cm" svg:viewBox="0 0 84 85" svg:d="M84 42c0-23-19-42-42-42s-42 19-42 42 19 43 42 43 42-20 42-43z">
            <text:p/>
          </draw:path>
        </draw:g>
        <draw:g>
          <svg:title>TexMaths</svg:title>
          <svg:desc>22§display§\text {Therefore, }§svg§600§FALSE§</svg:desc>
          <draw:polygon draw:style-name="gr2" draw:text-style-name="P7" draw:layer="layout" svg:width="3.327cm" svg:height="0.617cm" svg:x="2.812cm" svg:y="10.363cm" svg:viewBox="0 0 3328 618" draw:points="1665,618 0,618 0,0 3328,0 3328,618">
            <text:p/>
          </draw:polygon>
          <draw:path draw:style-name="gr3" draw:text-style-name="P8" draw:layer="layout" svg:width="0.502cm" svg:height="0.523cm" svg:x="2.801cm" svg:y="10.345cm" svg:viewBox="0 0 503 524" svg:d="M489 0h-475l-14 174h19c11-125 23-149 139-149 14 0 36 0 43 1 15 2 15 11 15 29v410c0 26 0 36-80 36h-30v23c31-1 110-1 146-1 35 0 116 0 147 1v-23h-31c-81 0-81-10-81-36v-410c0-16 0-27 14-29 7-1 28-1 44-1 116 0 128 24 139 149h19z">
            <text:p/>
          </draw:path>
          <draw:path draw:style-name="gr3" draw:text-style-name="P8" draw:layer="layout" svg:width="0.39cm" svg:height="0.537cm" svg:x="3.355cm" svg:y="10.333cm" svg:viewBox="0 0 391 538" svg:d="M60 479c0 35-7 35-60 35v24c26-1 67-1 88-1 19 0 60 0 86 1v-24c-51 0-60 0-60-35v-143c0-81 55-123 104-123s58 42 58 86v180c0 35-9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3.783cm" svg:y="10.5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4.126cm" svg:y="10.528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4.429cm" svg:y="10.5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1cm" svg:height="0.546cm" svg:x="4.775cm" svg:y="10.324cm" svg:viewBox="0 0 252 547" svg:d="M111 213v-90c0-68 37-105 72-105 2 0 14 0 25 5-9 3-23 12-23 32 0 17 12 33 33 33 23 0 34-16 34-33 0-29-29-55-69-55-55 0-121 40-121 123v90h-62v23h62v251c0 36-9 36-62 36v24c32-2 69-3 90-3 31 0 67 0 98 3v-24h-16c-58 0-59-9-59-37v-250h89v-23z">
            <text:p/>
          </draw:path>
          <draw:path draw:style-name="gr3" draw:text-style-name="P8" draw:layer="layout" svg:width="0.344cm" svg:height="0.356cm" svg:x="5.008cm" svg:y="10.52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61cm" svg:height="0.342cm" svg:x="5.395cm" svg:y="10.528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5.698cm" svg:y="10.5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91cm" svg:height="0.231cm" svg:x="6.086cm" svg:y="10.787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frac{dP}{dt} \propto P §svg§600§FALSE§</svg:desc>
          <draw:polygon draw:style-name="gr2" draw:text-style-name="P7" draw:layer="layout" svg:width="2.635cm" svg:height="1.522cm" svg:x="6.993cm" svg:y="9.913cm" svg:viewBox="0 0 2636 1523" draw:points="1318,1523 0,1523 0,0 2636,0 2636,1523">
            <text:p/>
          </draw:polygon>
          <draw:path draw:style-name="gr3" draw:text-style-name="P8" draw:layer="layout" svg:width="0.369cm" svg:height="0.546cm" svg:x="6.986cm" svg:y="9.874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553cm" svg:height="0.529cm" svg:x="7.387cm" svg:y="9.883cm" svg:viewBox="0 0 554 530" svg:d="M204 285h132c109 0 218-81 218-167 0-60-51-118-153-118h-251c-15 0-23 0-23 14 0 11 7 11 23 11 8 0 22 0 33 1 12 0 16 4 16 13 0 1 0 5-2 14l-106 417c-7 30-8 35-70 35-12 0-21 0-21 16 0 9 9 9 12 9 21 0 76-2 99-2 16 0 33 0 49 0s34 2 49 2c7 0 16 0 16-16 0-9-7-9-21-9-28 0-51 0-51-14 0-3 2-7 4-12zM260 53c7-27 7-28 41-28h76c63 0 105 21 105 74 0 30-16 96-46 125-38 35-86 40-119 40h-109z">
            <text:p/>
          </draw:path>
          <draw:polygon draw:style-name="gr3" draw:text-style-name="P8" draw:layer="layout" svg:width="1.007cm" svg:height="0.032cm" svg:x="6.954cm" svg:y="10.724cm" svg:viewBox="0 0 1008 33" draw:points="503,33 0,33 0,0 1008,0 1008,33">
            <text:p/>
          </draw:polygon>
          <draw:path draw:style-name="gr3" draw:text-style-name="P8" draw:layer="layout" svg:width="0.369cm" svg:height="0.546cm" svg:x="7.148cm" svg:y="10.929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7.536cm" svg:y="10.98cm" svg:viewBox="0 0 239 495" svg:d="M143 176h73c15 0 23 0 23-16 0-9-8-9-23-9h-66c26-111 31-125 31-130 0-14-10-21-23-21-1 0-24 0-31 28l-30 123h-74c-16 0-23 0-23 14 0 11 7 11 21 11h69c-57 220-58 232-58 247 0 42 30 72 70 72 81 0 125-115 125-120 0-7-7-7-11-7-5 0-7 2-10 10-34 81-76 99-102 99-16 0-23-10-23-35 0-19 0-25 3-37z">
            <text:p/>
          </draw:path>
          <draw:path draw:style-name="gr3" draw:text-style-name="P8" draw:layer="layout" svg:width="0.516cm" svg:height="0.351cm" svg:x="8.311cm" svg:y="10.592cm" svg:viewBox="0 0 517 352" svg:d="M517 319c-3 0-16 1-19 1-60 0-102-61-128-100-8-14-29-46-37-60 19-40 70-137 163-137 5 0 13 0 21 2 0-20-1-21-3-23-5-2-16-2-23-2-99 0-157 95-176 134-30-48-41-65-70-88-48-42-90-46-110-46-86 0-135 86-135 176 0 88 48 176 134 176 98 0 155-95 174-134 32 48 42 65 70 88 48 43 90 46 109 46 11 0 23-2 30-3zM290 192c-17 40-70 137-162 137-75 0-110-83-110-153 0-76 42-144 107-144 62 0 102 61 128 102 9 12 29 44 37 58z">
            <text:p/>
          </draw:path>
          <draw:path draw:style-name="gr3" draw:text-style-name="P8" draw:layer="layout" svg:width="0.553cm" svg:height="0.529cm" svg:x="9.115cm" svg:y="10.406cm" svg:viewBox="0 0 554 530" svg:d="M204 285h132c109 0 218-81 218-167 0-60-51-118-153-118h-251c-15 0-23 0-23 14 0 11 7 11 23 11 8 0 22 0 33 1 12 0 16 4 16 13 0 1 0 5-4 14l-104 417c-7 30-8 35-70 35-12 0-21 0-21 16 0 9 9 9 12 9 21 0 76-2 99-2 16 0 33 0 49 0s34 2 49 2c6 0 16 0 16-16 0-9-7-9-21-9-28 0-51 0-51-14 0-3 2-7 4-12zM260 53c7-27 7-28 41-28h76c63 0 105 21 105 74 0 30-16 96-46 125-38 35-86 40-119 40h-109z">
            <text:p/>
          </draw:path>
        </draw:g>
        <draw:g>
          <svg:title>TexMaths</svg:title>
          <svg:desc>22§display§\frac{dP}{dt} =  kP \ \ \text { where } k &gt; 0§svg§600§FALSE§</svg:desc>
          <draw:polygon draw:style-name="gr2" draw:text-style-name="P7" draw:layer="layout" svg:width="7.908cm" svg:height="1.522cm" svg:x="11.993cm" svg:y="9.914cm" svg:viewBox="0 0 7909 1523" draw:points="3953,1523 0,1523 0,0 7909,0 7909,1523">
            <text:p/>
          </draw:polygon>
          <draw:path draw:style-name="gr3" draw:text-style-name="P8" draw:layer="layout" svg:width="0.369cm" svg:height="0.546cm" svg:x="11.986cm" svg:y="9.875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553cm" svg:height="0.529cm" svg:x="12.387cm" svg:y="9.884cm" svg:viewBox="0 0 554 530" svg:d="M204 285h132c109 0 218-81 218-167 0-60-51-118-153-118h-251c-14 0-23 0-23 14 0 11 7 11 23 11 8 0 22 0 33 1 12 0 16 4 16 13 0 1 0 5-2 14l-105 417c-8 30-9 35-71 35-12 0-21 0-21 16 0 9 9 9 12 9 21 0 76-2 99-2 16 0 33 0 49 0s34 2 49 2c8 0 16 0 16-16 0-9-7-9-21-9-28 0-51 0-51-14 0-3 2-7 4-12zM261 53c7-27 7-28 40-28h76c63 0 105 21 105 74 0 30-16 96-45 125-39 35-87 40-120 40h-109z">
            <text:p/>
          </draw:path>
          <draw:polygon draw:style-name="gr3" draw:text-style-name="P8" draw:layer="layout" svg:width="1.008cm" svg:height="0.032cm" svg:x="11.954cm" svg:y="10.725cm" svg:viewBox="0 0 1009 33" draw:points="503,33 0,33 0,0 1009,0 1009,33">
            <text:p/>
          </draw:polygon>
          <draw:path draw:style-name="gr3" draw:text-style-name="P8" draw:layer="layout" svg:width="0.369cm" svg:height="0.546cm" svg:x="12.148cm" svg:y="10.93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12.537cm" svg:y="10.981cm" svg:viewBox="0 0 239 495" svg:d="M143 176h74c14 0 22 0 22-16 0-9-8-9-22-9h-67c26-111 31-125 31-130 0-14-10-21-23-21-1 0-24 0-31 28l-30 123h-74c-16 0-23 0-23 14 0 11 7 11 21 11h69c-57 220-58 232-58 247 0 42 30 72 70 72 81 0 125-115 125-120 0-7-7-7-10-7-6 0-8 2-11 10-34 81-76 99-102 99-16 0-23-10-23-35 0-19 0-25 3-37z">
            <text:p/>
          </draw:path>
          <draw:path draw:style-name="gr3" draw:text-style-name="P8" draw:layer="layout" svg:width="0.515cm" svg:height="0.182cm" svg:x="13.311cm" svg:y="10.6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6cm" svg:x="14.126cm" svg:y="10.398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5 28-77 0-9-7-9-9-9-9 0-9 4-10 14-16 58-34 97-69 97-14 0-25-9-25-37 0-12 4-30 7-42 2-14 2-18 2-25 0-51-47-72-114-81 24-14 49-39 67-58 37-41 72-74 110-74 6 0 6 0 8 0 8 2 10 2 15 7 2 0 2 2 4 2-37 3-44 33-44 42 0 12 9 28 30 28 19 0 42-17 42-47 0-23-18-50-53-50-21 0-58 7-112 69-29 30-59 60-87 72z">
            <text:p/>
          </draw:path>
          <draw:path draw:style-name="gr3" draw:text-style-name="P8" draw:layer="layout" svg:width="0.553cm" svg:height="0.529cm" svg:x="14.541cm" svg:y="10.407cm" svg:viewBox="0 0 554 530" svg:d="M204 285h132c109 0 218-81 218-167 0-60-51-118-153-118h-251c-14 0-23 0-23 14 0 11 7 11 23 11 8 0 22 0 33 1 12 0 16 4 16 13 0 1 0 5-4 14l-103 417c-8 30-9 35-71 35-12 0-21 0-21 16 0 9 9 9 12 9 21 0 76-2 99-2 16 0 33 0 49 0s34 2 49 2c6 0 16 0 16-16 0-9-7-9-21-9-28 0-51 0-51-14 0-3 2-7 4-12zM261 53c7-27 7-28 40-28h76c63 0 105 21 105 74 0 30-16 96-45 125-39 35-87 40-120 40h-109z">
            <text:p/>
          </draw:path>
          <draw:path draw:style-name="gr3" draw:text-style-name="P8" draw:layer="layout" svg:width="0.531cm" svg:height="0.342cm" svg:x="15.902cm" svg:y="10.602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39cm" svg:height="0.538cm" svg:x="16.472cm" svg:y="10.398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6.898cm" svg:y="10.5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7.242cm" svg:y="10.59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7.544cm" svg:y="10.5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51cm" svg:height="0.546cm" svg:x="18.167cm" svg:y="10.398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5 28-77 0-9-7-9-9-9-9 0-9 4-10 14-16 58-34 97-69 97-14 0-25-9-25-37 0-12 4-30 7-42 2-14 2-18 2-25 0-51-47-72-114-81 24-14 49-39 67-58 37-41 72-74 110-74 6 0 6 0 8 0 8 2 10 2 15 7 2 0 2 2 4 2-37 3-44 33-44 42 0 12 9 28 30 28 19 0 42-17 42-47 0-23-18-50-53-50-21 0-58 7-112 69-27 30-59 60-87 72z">
            <text:p/>
          </draw:path>
          <draw:path draw:style-name="gr3" draw:text-style-name="P8" draw:layer="layout" svg:width="0.472cm" svg:height="0.45cm" svg:x="18.831cm" svg:y="10.518cm" svg:viewBox="0 0 473 451" svg:d="M459 243c9-5 14-9 14-18 0-8-5-14-14-17l-429-203c-11-5-12-5-14-5-9 0-16 7-16 16 0 7 4 10 14 17l408 192-408 192c-10 6-14 11-14 18 0 9 7 16 16 16 2 0 3 0 14-6z">
            <text:p/>
          </draw:path>
          <draw:path draw:style-name="gr3" draw:text-style-name="P8" draw:layer="layout" svg:width="0.326cm" svg:height="0.532cm" svg:x="19.613cm" svg:y="10.421cm" svg:viewBox="0 0 327 533" svg:d="M327 269c0-63-3-125-31-183-35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10.456cm" svg:y="10.515cm" svg:viewBox="0 0 652 350" draw:points="327,350 0,350 0,0 652,0 652,350">
            <text:p/>
          </draw:polygon>
          <draw:path draw:style-name="gr3" draw:text-style-name="P8" draw:layer="layout" svg:width="0.686cm" svg:height="0.426cm" svg:x="10.46cm" svg:y="10.476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. \ . \ . \ . \ [\  \because \ k = 0.04 \ ]§svg§600§FALSE§</svg:desc>
          <draw:polygon draw:style-name="gr2" draw:text-style-name="P7" draw:layer="layout" svg:width="6.485cm" svg:height="0.696cm" svg:x="16.902cm" svg:y="12.562cm" svg:viewBox="0 0 6486 697" draw:points="3243,697 0,697 0,0 6486,0 6486,697">
            <text:p/>
          </draw:polygon>
          <draw:path draw:style-name="gr3" draw:text-style-name="P8" draw:layer="layout" svg:width="0.083cm" svg:height="0.083cm" svg:x="16.93cm" svg:y="13.021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402cm" svg:y="13.021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875cm" svg:y="13.021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8.347cm" svg:y="13.021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18.845cm" svg:y="12.523cm" svg:viewBox="0 0 107 774" draw:points="107,774 107,744 32,744 32,32 107,32 107,0 0,0 0,774">
            <text:p/>
          </draw:polygon>
          <draw:path draw:style-name="gr3" draw:text-style-name="P8" draw:layer="layout" svg:width="0.469cm" svg:height="0.418cm" svg:x="19.249cm" svg:y="12.745cm" svg:viewBox="0 0 470 419" svg:d="M83 40c0-21-20-40-43-40-21 0-40 19-40 40 0 23 19 43 40 43 23 0 43-18 43-43zM276 376c0-21-19-40-40-40-23 0-42 19-42 40 0 23 19 43 42 43 21 0 40-20 40-43zM470 40c0-21-18-40-41-40s-42 19-42 40c0 23 19 43 42 43 21 0 41-18 41-43z">
            <text:p/>
          </draw:path>
          <draw:path draw:style-name="gr3" draw:text-style-name="P8" draw:layer="layout" svg:width="0.351cm" svg:height="0.546cm" svg:x="20.256cm" svg:y="12.567cm" svg:viewBox="0 0 352 547" svg:d="M179 9c0-2 0-9-8-9-18 0-76 7-95 7-7 2-16 2-16 16 0 10 7 10 19 10 37 0 39 6 39 13l-2 16-112 446c-4 11-4 13-4 16 0 20 16 23 23 23 10 0 21-7 26-18 4-7 39-149 44-168 27 1 90 14 90 65 0 5 0 8-4 17 0 9-1 18-1 27 0 45 30 77 70 77 25 0 44-12 62-42 19-34 28-76 28-78 0-8-7-8-9-8-9 0-9 3-10 14-16 58-34 96-69 96-14 0-25-8-25-36 0-13 4-30 7-43 2-14 2-17 2-24 0-51-47-72-114-81 24-14 49-39 67-58 36-41 72-74 110-74 6 0 6 0 7 0 9 2 11 2 16 7 2 0 2 2 4 2-37 3-44 33-44 42 0 12 9 28 30 28 19 0 42-18 42-47 0-23-18-50-53-50-21 0-58 7-112 69-29 30-59 60-87 72z">
            <text:p/>
          </draw:path>
          <draw:path draw:style-name="gr3" draw:text-style-name="P8" draw:layer="layout" svg:width="0.515cm" svg:height="0.182cm" svg:x="20.898cm" svg:y="12.8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21.701cm" svg:y="12.588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083cm" svg:height="0.083cm" svg:x="22.123cm" svg:y="13.021cm" svg:viewBox="0 0 84 84" svg:d="M84 42c0-23-19-42-42-42s-42 19-42 42 19 42 42 42 42-19 42-42z">
            <text:p/>
          </draw:path>
          <draw:path draw:style-name="gr3" draw:text-style-name="P8" draw:layer="layout" svg:width="0.326cm" svg:height="0.532cm" svg:x="22.303cm" svg:y="12.588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344cm" svg:height="0.523cm" svg:x="22.681cm" svg:y="12.579cm" svg:viewBox="0 0 345 524" svg:d="M206 398v66c0 29 0 37-58 37h-16v23c32-2 72-2 104-2 33 0 74 0 105 2v-23h-15c-59 0-60-8-60-37v-66h79v-25h-79v-354c0-14 0-19-13-19-7 0-8 0-14 9l-239 364v25zM211 373h-190l190-289z">
            <text:p/>
          </draw:path>
          <draw:polygon draw:style-name="gr3" draw:text-style-name="P8" draw:layer="layout" svg:width="0.106cm" svg:height="0.773cm" svg:x="23.32cm" svg:y="12.523cm" svg:viewBox="0 0 107 774" draw:points="107,0 0,0 0,32 76,32 76,744 0,744 0,774 107,774">
            <text:p/>
          </draw:polygon>
        </draw:g>
        <draw:g>
          <svg:title>TexMaths</svg:title>
          <svg:desc>22§display§\frac{dP}{dt} =  (0.04)P §svg§600§FALSE§</svg:desc>
          <draw:polygon draw:style-name="gr2" draw:text-style-name="P7" draw:layer="layout" svg:width="4.613cm" svg:height="1.522cm" svg:x="2.994cm" svg:y="12.014cm" svg:viewBox="0 0 4614 1523" draw:points="2308,1523 0,1523 0,0 4614,0 4614,1523">
            <text:p/>
          </draw:polygon>
          <draw:path draw:style-name="gr3" draw:text-style-name="P8" draw:layer="layout" svg:width="0.369cm" svg:height="0.546cm" svg:x="2.987cm" svg:y="11.975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553cm" svg:height="0.529cm" svg:x="3.388cm" svg:y="11.984cm" svg:viewBox="0 0 554 530" svg:d="M204 285h132c109 0 218-81 218-167 0-60-51-118-153-118h-251c-14 0-23 0-23 14 0 11 7 11 23 11 8 0 23 0 33 1 12 0 16 4 16 13 0 1 0 5-2 14l-105 417c-8 30-9 35-71 35-12 0-21 0-21 16 0 9 9 9 12 9 21 0 76-2 99-2 16 0 33 0 49 0s34 2 49 2c8 0 16 0 16-16 0-9-7-9-21-9-28 0-51 0-51-14 0-3 2-7 4-12zM261 53c7-27 7-28 40-28h76c63 0 105 21 105 74 0 30-16 96-45 125-39 35-87 40-120 40h-109z">
            <text:p/>
          </draw:path>
          <draw:polygon draw:style-name="gr3" draw:text-style-name="P8" draw:layer="layout" svg:width="1.008cm" svg:height="0.032cm" svg:x="2.955cm" svg:y="12.825cm" svg:viewBox="0 0 1009 33" draw:points="503,33 0,33 0,0 1009,0 1009,33">
            <text:p/>
          </draw:polygon>
          <draw:path draw:style-name="gr3" draw:text-style-name="P8" draw:layer="layout" svg:width="0.369cm" svg:height="0.546cm" svg:x="3.149cm" svg:y="13.03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3.538cm" svg:y="13.081cm" svg:viewBox="0 0 239 495" svg:d="M143 176h74c14 0 22 0 22-16 0-9-8-9-22-9h-67c26-111 31-125 31-130 0-14-10-21-23-21-1 0-24 0-31 28l-30 123h-74c-16 0-23 0-23 14 0 11 7 11 21 11h69c-57 220-58 232-58 247 0 42 30 72 70 72 81 0 125-115 125-120 0-7-7-7-10-7-6 0-8 2-11 10-33 81-76 99-102 99-16 0-23-10-23-35 0-19 0-25 3-37z">
            <text:p/>
          </draw:path>
          <draw:path draw:style-name="gr3" draw:text-style-name="P8" draw:layer="layout" svg:width="0.515cm" svg:height="0.182cm" svg:x="4.312cm" svg:y="12.7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8cm" svg:height="0.774cm" svg:x="5.162cm" svg:y="12.456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326cm" svg:height="0.532cm" svg:x="5.416cm" svg:y="12.521cm" svg:viewBox="0 0 327 533" svg:d="M327 269c0-63-3-125-31-183-35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8" draw:layer="layout" svg:width="0.083cm" svg:height="0.084cm" svg:x="5.84cm" svg:y="12.954cm" svg:viewBox="0 0 84 85" svg:d="M84 42c0-23-19-42-42-42s-42 19-42 42 19 43 42 43 42-20 42-43z">
            <text:p/>
          </draw:path>
          <draw:path draw:style-name="gr3" draw:text-style-name="P8" draw:layer="layout" svg:width="0.326cm" svg:height="0.532cm" svg:x="6.018cm" svg:y="12.521cm" svg:viewBox="0 0 327 533" svg:d="M327 269c0-63-3-125-31-183-35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8" draw:layer="layout" svg:width="0.344cm" svg:height="0.524cm" svg:x="6.396cm" svg:y="12.512cm" svg:viewBox="0 0 345 525" svg:d="M208 398v67c0 28-2 37-60 37h-16v23c32-2 72-2 104-2 33 0 74 0 106 2v-23h-16c-58 0-60-9-60-37v-67h79v-25h-79v-354c0-14 0-19-13-19-7 0-8 0-14 9l-239 364v25zM211 373h-190l190-288z">
            <text:p/>
          </draw:path>
          <draw:path draw:style-name="gr3" draw:text-style-name="P8" draw:layer="layout" svg:width="0.18cm" svg:height="0.774cm" svg:x="6.805cm" svg:y="12.456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8" draw:layer="layout" svg:width="0.553cm" svg:height="0.529cm" svg:x="7.094cm" svg:y="12.507cm" svg:viewBox="0 0 554 530" svg:d="M204 285h132c109 0 218-81 218-167 0-60-51-118-153-118h-251c-14 0-23 0-23 14 0 11 7 11 23 11 8 0 23 0 33 1 12 0 16 4 16 13 0 1 0 5-4 14l-103 417c-8 30-9 35-71 35-12 0-21 0-21 16 0 9 9 9 12 9 21 0 76-2 99-2 16 0 33 0 49 0s34 2 49 2c6 0 16 0 16-16 0-9-7-9-21-9-28 0-51 0-51-14 0-3 2-7 4-12zM261 53c7-27 7-28 40-28h76c63 0 105 21 105 74 0 30-16 96-45 125-39 35-87 40-120 40h-109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8.457cm" svg:y="12.716cm" svg:viewBox="0 0 652 350" draw:points="327,350 0,350 0,0 652,0 652,350">
            <text:p/>
          </draw:polygon>
          <draw:path draw:style-name="gr3" draw:text-style-name="P8" draw:layer="layout" svg:width="0.686cm" svg:height="0.426cm" svg:x="8.461cm" svg:y="12.677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frac{1}{P} \ dP =  (0.04) \ dt §svg§600§FALSE§</svg:desc>
          <draw:polygon draw:style-name="gr2" draw:text-style-name="P7" draw:layer="layout" svg:width="5.805cm" svg:height="1.493cm" svg:x="9.896cm" svg:y="12.015cm" svg:viewBox="0 0 5806 1494" draw:points="2904,1494 0,1494 0,0 5806,0 5806,1494">
            <text:p/>
          </draw:polygon>
          <draw:path draw:style-name="gr3" draw:text-style-name="P8" draw:layer="layout" svg:width="0.256cm" svg:height="0.517cm" svg:x="10.035cm" svg:y="11.97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604cm" svg:height="0.032cm" svg:x="9.857cm" svg:y="12.806cm" svg:viewBox="0 0 605 33" draw:points="303,33 0,33 0,0 605,0 605,33">
            <text:p/>
          </draw:polygon>
          <draw:path draw:style-name="gr3" draw:text-style-name="P8" draw:layer="layout" svg:width="0.553cm" svg:height="0.529cm" svg:x="9.889cm" svg:y="13.017cm" svg:viewBox="0 0 554 530" svg:d="M204 285h132c109 0 218-81 218-167 0-60-51-118-153-118h-251c-14 0-23 0-23 14 0 11 7 11 23 11 8 0 22 0 33 1 12 0 16 4 16 13 0 2 0 5-2 14l-105 417c-8 30-9 35-71 35-12 0-21 0-21 16 0 9 9 9 12 9 21 0 76-2 99-2 16 0 33 0 49 0s34 2 49 2c7 0 16 0 16-16 0-9-7-9-21-9-28 0-51 0-51-14 0-3 2-7 4-12zM260 53c7-27 7-28 41-28h76c63 0 105 21 105 74 0 30-16 96-46 125-38 35-86 40-119 40h-109z">
            <text:p/>
          </draw:path>
          <draw:path draw:style-name="gr3" draw:text-style-name="P8" draw:layer="layout" svg:width="0.369cm" svg:height="0.547cm" svg:x="10.843cm" svg:y="12.47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8" draw:layer="layout" svg:width="0.553cm" svg:height="0.529cm" svg:x="11.244cm" svg:y="12.487cm" svg:viewBox="0 0 554 530" svg:d="M204 285h132c109 0 218-81 218-167 0-60-51-118-153-118h-251c-14 0-23 0-23 14 0 11 7 11 23 11 8 0 22 0 33 1 12 0 16 4 16 13 0 2 0 5-2 14l-105 417c-8 30-9 35-71 35-12 0-21 0-21 16 0 9 9 9 12 9 21 0 76-2 99-2 16 0 33 0 49 0s34 2 49 2c7 0 16 0 16-16 0-9-7-9-21-9-28 0-51 0-51-14 0-3 2-7 4-12zM260 53c8-27 8-28 41-28h76c63 0 105 21 105 74 0 30-16 96-46 125-38 35-86 40-119 40h-109z">
            <text:p/>
          </draw:path>
          <draw:path draw:style-name="gr3" draw:text-style-name="P8" draw:layer="layout" svg:width="0.515cm" svg:height="0.182cm" svg:x="12.076cm" svg:y="12.7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8cm" svg:height="0.774cm" svg:x="12.924cm" svg:y="12.434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8" draw:layer="layout" svg:width="0.326cm" svg:height="0.533cm" svg:x="13.18cm" svg:y="12.499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8" draw:layer="layout" svg:width="0.083cm" svg:height="0.084cm" svg:x="13.602cm" svg:y="12.932cm" svg:viewBox="0 0 84 85" svg:d="M84 42c0-23-19-42-42-42s-42 19-42 42 19 43 42 43 42-20 42-43z">
            <text:p/>
          </draw:path>
          <draw:path draw:style-name="gr3" draw:text-style-name="P8" draw:layer="layout" svg:width="0.326cm" svg:height="0.533cm" svg:x="13.78cm" svg:y="12.499cm" svg:viewBox="0 0 327 534" svg:d="M327 269c0-63-3-125-31-183-36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  <draw:path draw:style-name="gr3" draw:text-style-name="P8" draw:layer="layout" svg:width="0.344cm" svg:height="0.524cm" svg:x="14.158cm" svg:y="12.49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8" draw:layer="layout" svg:width="0.18cm" svg:height="0.774cm" svg:x="14.568cm" svg:y="12.434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8" draw:layer="layout" svg:width="0.369cm" svg:height="0.547cm" svg:x="15.112cm" svg:y="12.478cm" svg:viewBox="0 0 370 548" svg:d="M370 9c0-2 0-9-11-9s-84 7-99 9c-5 0-10 3-10 14 0 10 7 10 19 10 37 0 39 6 39 13l-2 16-47 183c-14-28-37-50-72-50-90 0-187 115-187 228 0 74 42 125 104 125 16 0 54-4 100-58 7 31 34 58 71 58 28 0 45-18 58-44 12-27 22-74 22-76 0-9-7-9-8-9-9 0-9 4-11 14-14 51-28 97-60 97-21 0-23-19-23-35 0-19 2-25 6-37zM208 446c-4 14-4 15-16 30-34 42-65 54-86 54-39 0-51-42-51-72 0-39 26-136 44-171 22-46 58-74 89-74 51 0 62 64 62 69 0 3-2 9-4 12z">
            <text:p/>
          </draw:path>
          <draw:path draw:style-name="gr3" draw:text-style-name="P8" draw:layer="layout" svg:width="0.238cm" svg:height="0.494cm" svg:x="15.503cm" svg:y="12.531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\text {Integrating both sides we get,}§svg§600§FALSE§</svg:desc>
          <draw:polygon draw:style-name="gr2" draw:text-style-name="P7" draw:layer="layout" svg:width="9.927cm" svg:height="0.62cm" svg:x="2.818cm" svg:y="14.162cm" svg:viewBox="0 0 9928 621" draw:points="4965,621 0,621 0,0 9928,0 9928,621">
            <text:p/>
          </draw:polygon>
          <draw:path draw:style-name="gr3" draw:text-style-name="P8" draw:layer="layout" svg:width="0.237cm" svg:height="0.53cm" svg:x="2.8cm" svg:y="14.132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8" draw:layer="layout" svg:width="0.39cm" svg:height="0.343cm" svg:x="3.083cm" svg:y="14.319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4cm" svg:height="0.486cm" svg:x="3.481cm" svg:y="14.185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3cm" svg:height="0.357cm" svg:x="3.789cm" svg:y="14.31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4.132cm" svg:y="14.3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261cm" svg:height="0.343cm" svg:x="4.519cm" svg:y="14.319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49cm" svg:height="0.357cm" svg:x="4.833cm" svg:y="14.313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44cm" svg:height="0.486cm" svg:x="5.201cm" svg:y="14.185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166cm" svg:height="0.519cm" svg:x="5.512cm" svg:y="14.14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43cm" svg:x="5.727cm" svg:y="14.319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355cm" svg:height="0.512cm" svg:x="6.153cm" svg:y="14.3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83cm" svg:height="0.547cm" svg:x="6.797cm" svg:y="14.123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8" draw:layer="layout" svg:width="0.344cm" svg:height="0.357cm" svg:x="7.249cm" svg:y="14.313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8" draw:layer="layout" svg:width="0.242cm" svg:height="0.486cm" svg:x="7.627cm" svg:y="14.185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39cm" svg:height="0.539cm" svg:x="7.939cm" svg:y="14.123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254cm" svg:height="0.357cm" svg:x="8.627cm" svg:y="14.31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166cm" svg:height="0.519cm" svg:x="8.932cm" svg:y="14.14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83cm" svg:height="0.547cm" svg:x="9.148cm" svg:y="14.123cm" svg:viewBox="0 0 384 548" svg:d="M269 497v51l115-8v-25c-55 0-62-5-62-42v-473l-111 9v25c53 0 60 5 60 42v167c-23-26-56-47-99-47-91 0-172 76-172 176 0 99 76 176 165 176 50 0 85-26 104-51zM269 289v159c0 14 0 16-9 28-22 37-58 55-91 55-35 0-63-20-83-50-19-31-21-75-21-107 0-30 0-76 23-111 18-25 46-50 88-50 28 0 60 11 84 46 9 14 9 16 9 30z">
            <text:p/>
          </draw:path>
          <draw:path draw:style-name="gr3" draw:text-style-name="P8" draw:layer="layout" svg:width="0.3cm" svg:height="0.357cm" svg:x="9.572cm" svg:y="14.31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254cm" svg:height="0.357cm" svg:x="9.921cm" svg:y="14.31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53cm" svg:height="0.343cm" svg:x="10.471cm" svg:y="14.328cm" svg:viewBox="0 0 531 344" svg:d="M466 74c14-39 39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8" draw:layer="layout" svg:width="0.3cm" svg:height="0.357cm" svg:x="11.015cm" svg:y="14.31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11.617cm" svg:y="14.3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cm" svg:height="0.357cm" svg:x="12.004cm" svg:y="14.31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242cm" svg:height="0.486cm" svg:x="12.341cm" svg:y="14.185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091cm" svg:height="0.232cm" svg:x="12.692cm" svg:y="14.578cm" svg:viewBox="0 0 92 233" svg:d="M92 81c0-49-18-81-50-81-28 0-42 21-42 41 0 21 14 42 42 42 13 0 21-5 30-11l2-1c0 0 2 0 2 10 0 51-23 99-58 136-4 3-6 5-6 7 0 7 4 9 9 9 9 0 71-62 71-15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6" draw:layer="layout" svg:width="26.4cm" svg:height="14.428cm" svg:x="0.8cm" svg:y="0.729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</draw:text-box>
        </draw:frame>
        <draw:g>
          <svg:title>TexMaths</svg:title>
          <svg:desc>22§display§\int \frac{1}{P} \ dP =  (0.04) \int  dt §svg§600§FALSE§</svg:desc>
          <draw:polygon draw:style-name="gr2" draw:text-style-name="P7" draw:layer="layout" svg:width="7.574cm" svg:height="1.642cm" svg:x="2.854cm" svg:y="0.714cm" svg:viewBox="0 0 7575 1643" draw:points="3788,1643 0,1643 0,0 7575,0 7575,1643">
            <text:p/>
          </draw:polygon>
          <draw:path draw:style-name="gr3" draw:text-style-name="P8" draw:layer="layout" svg:width="0.687cm" svg:height="1.719cm" svg:x="2.859cm" svg:y="0.67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56cm" svg:height="0.517cm" svg:x="3.987cm" svg:y="0.68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604cm" svg:height="0.032cm" svg:x="3.81cm" svg:y="1.518cm" svg:viewBox="0 0 605 33" draw:points="303,33 0,33 0,0 605,0 605,33">
            <text:p/>
          </draw:polygon>
          <draw:path draw:style-name="gr3" draw:text-style-name="P8" draw:layer="layout" svg:width="0.553cm" svg:height="0.529cm" svg:x="3.841cm" svg:y="1.73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8-27 8-28 41-28h76c63 0 105 21 105 74 0 30-16 96-46 125-38 35-86 40-119 40h-109z">
            <text:p/>
          </draw:path>
          <draw:path draw:style-name="gr3" draw:text-style-name="P8" draw:layer="layout" svg:width="0.369cm" svg:height="0.547cm" svg:x="4.795cm" svg:y="1.191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553cm" svg:height="0.529cm" svg:x="5.198cm" svg:y="1.2cm" svg:viewBox="0 0 554 530" svg:d="M204 285h132c109 0 218-81 218-167 0-60-51-118-153-118h-251c-14 0-23 0-23 14 0 11 7 11 23 11 8 0 22 0 33 1 12 0 16 4 16 13 0 1 0 5-2 14l-105 417c-8 30-9 35-71 35-12 0-21 0-21 16 0 9 9 9 12 9 21 0 76-2 99-2 16 0 33 0 49 0 18 0 34 2 49 2 7 0 16 0 16-16 0-9-7-9-21-9-28 0-51 0-51-14 0-3 2-7 4-12zM260 53c8-27 8-28 41-28h76c63 0 105 21 105 74 0 30-16 96-46 125-38 35-86 40-119 40h-109z">
            <text:p/>
          </draw:path>
          <draw:path draw:style-name="gr3" draw:text-style-name="P8" draw:layer="layout" svg:width="0.515cm" svg:height="0.182cm" svg:x="6.029cm" svg:y="1.4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8cm" svg:height="0.774cm" svg:x="6.877cm" svg:y="1.14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26cm" svg:height="0.532cm" svg:x="7.133cm" svg:y="1.212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8" draw:layer="layout" svg:width="0.083cm" svg:height="0.084cm" svg:x="7.555cm" svg:y="1.645cm" svg:viewBox="0 0 84 85" svg:d="M84 42c0-23-19-42-42-42s-42 19-42 42 19 43 42 43 42-20 42-43z">
            <text:p/>
          </draw:path>
          <draw:path draw:style-name="gr3" draw:text-style-name="P8" draw:layer="layout" svg:width="0.326cm" svg:height="0.532cm" svg:x="7.735cm" svg:y="1.212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8" draw:layer="layout" svg:width="0.344cm" svg:height="0.524cm" svg:x="8.111cm" svg:y="1.20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18cm" svg:height="0.774cm" svg:x="8.521cm" svg:y="1.14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687cm" svg:height="1.719cm" svg:x="8.951cm" svg:y="0.67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369cm" svg:height="0.547cm" svg:x="9.84cm" svg:y="1.191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10.229cm" svg:y="1.244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>
          <svg:title>TexMaths</svg:title>
          <svg:desc>22§display§\log P =  (0.04) \ t \ + \ c §svg§600§FALSE§</svg:desc>
          <draw:polygon draw:style-name="gr2" draw:text-style-name="P7" draw:layer="layout" svg:width="6.99cm" svg:height="0.696cm" svg:x="2.868cm" svg:y="2.914cm" svg:viewBox="0 0 6991 697" draw:points="3495,697 0,697 0,0 6991,0 6991,697">
            <text:p/>
          </draw:polygon>
          <draw:path draw:style-name="gr3" draw:text-style-name="P8" draw:layer="layout" svg:width="0.173cm" svg:height="0.537cm" svg:x="2.854cm" svg:y="2.919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3.065cm" svg:y="3.10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3.452cm" svg:y="3.104cm" svg:viewBox="0 0 355 512" svg:d="M151 218c-68 0-68-77-68-95 0-21 1-46 12-65 7-11 25-32 56-32 67 0 67 78 67 95 0 21 0 46-12 65-7 11-25 32-55 32zM60 248c0-3 0-21 14-37 30 23 61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553cm" svg:height="0.528cm" svg:x="3.987cm" svg:y="2.926cm" svg:viewBox="0 0 554 529" svg:d="M204 285h132c109 0 218-81 218-167 0-60-51-118-153-118h-251c-15 0-23 0-23 14 0 11 7 11 23 11 8 0 22 0 33 1 12 0 16 4 16 13 0 1 0 5-2 14l-105 417c-8 30-9 35-71 35-12 0-21 0-21 16 0 8 9 8 12 8 21 0 76-1 99-1 16 0 33 0 49 0s34 1 49 1c7 0 16 0 16-15 0-9-7-9-21-9-28 0-51 0-51-14 0-4 2-7 4-13zM260 53c7-27 7-28 41-28h76c63 0 105 21 105 74 0 29-16 96-46 124-38 36-86 41-119 41h-109z">
            <text:p/>
          </draw:path>
          <draw:path draw:style-name="gr3" draw:text-style-name="P8" draw:layer="layout" svg:width="0.515cm" svg:height="0.182cm" svg:x="4.818cm" svg:y="3.1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8cm" svg:height="0.773cm" svg:x="5.668cm" svg:y="2.8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6cm" svg:height="0.532cm" svg:x="5.921cm" svg:y="2.9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83cm" svg:height="0.083cm" svg:x="6.345cm" svg:y="3.373cm" svg:viewBox="0 0 84 84" svg:d="M84 42c0-23-19-42-42-42s-42 19-42 42 19 42 42 42 42-19 42-42z">
            <text:p/>
          </draw:path>
          <draw:path draw:style-name="gr3" draw:text-style-name="P8" draw:layer="layout" svg:width="0.326cm" svg:height="0.532cm" svg:x="6.523cm" svg:y="2.9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44cm" svg:height="0.523cm" svg:x="6.901cm" svg:y="2.931cm" svg:viewBox="0 0 345 524" svg:d="M206 398v66c0 29 0 37-58 37h-16v23c32-2 72-2 104-2 33 0 74 0 105 2v-23h-15c-59 0-60-8-60-37v-66h79v-25h-79v-354c0-14 0-19-13-19-7 0-8 0-14 9l-239 364v25zM211 373h-190l190-289z">
            <text:p/>
          </draw:path>
          <draw:path draw:style-name="gr3" draw:text-style-name="P8" draw:layer="layout" svg:width="0.18cm" svg:height="0.773cm" svg:x="7.31cm" svg:y="2.87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  <draw:path draw:style-name="gr3" draw:text-style-name="P8" draw:layer="layout" svg:width="0.238cm" svg:height="0.493cm" svg:x="7.843cm" svg:y="2.97cm" svg:viewBox="0 0 239 494" svg:d="M143 176h73c15 0 23 0 23-16 0-9-8-9-23-9h-68c28-111 33-125 33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6cm" svg:x="8.576cm" svg:y="3.0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2cm" svg:height="0.351cm" svg:x="9.595cm" svg:y="3.11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7" draw:layer="layout" svg:width="2.767cm" svg:height="0.696cm" svg:x="11.608cm" svg:y="2.865cm" svg:viewBox="0 0 2768 697" draw:points="1383,697 0,697 0,0 2768,0 2768,697">
            <text:p/>
          </draw:polygon>
          <draw:path draw:style-name="gr3" draw:text-style-name="P8" draw:layer="layout" svg:width="0.083cm" svg:height="0.083cm" svg:x="11.636cm" svg:y="3.3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2.108cm" svg:y="3.3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2.581cm" svg:y="3.324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3.579cm" svg:y="2.8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3.871cm" svg:y="2.8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4.234cm" svg:y="2.8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Initially when } t = 0, \  \ P = 10000§svg§600§FALSE§</svg:desc>
          <draw:polygon draw:style-name="gr2" draw:text-style-name="P7" draw:layer="layout" svg:width="10.954cm" svg:height="0.619cm" svg:x="2.819cm" svg:y="4.263cm" svg:viewBox="0 0 10955 620" draw:points="5478,620 0,620 0,0 10955,0 10955,620">
            <text:p/>
          </draw:polygon>
          <draw:path draw:style-name="gr3" draw:text-style-name="P8" draw:layer="layout" svg:width="0.237cm" svg:height="0.529cm" svg:x="2.801cm" svg:y="4.233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39cm" svg:height="0.342cm" svg:x="3.084cm" svg:y="4.419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3.514cm" svg:y="4.24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4cm" svg:height="0.485cm" svg:x="3.718cm" svg:y="4.286cm" svg:viewBox="0 0 245 486" svg:d="M120 167h111v-24h-111v-143h-20c0 63-24 146-100 150v17h67v213c0 97 72 106 100 106 55 0 78-55 78-106v-44h-22v44c0 57-22 86-51 86-52 0-52-70-52-84z">
            <text:p/>
          </draw:path>
          <draw:path draw:style-name="gr3" draw:text-style-name="P8" draw:layer="layout" svg:width="0.166cm" svg:height="0.518cm" svg:x="4.029cm" svg:y="4.24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9cm" svg:height="0.356cm" svg:x="4.251cm" svg:y="4.414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4.631cm" svg:y="4.22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4.846cm" svg:y="4.22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5.05cm" svg:y="4.42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53cm" svg:height="0.342cm" svg:x="5.715cm" svg:y="4.428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3 9 5 14 16 14 9 0 12-7 14-14z">
            <text:p/>
          </draw:path>
          <draw:path draw:style-name="gr3" draw:text-style-name="P8" draw:layer="layout" svg:width="0.39cm" svg:height="0.538cm" svg:x="6.284cm" svg:y="4.224cm" svg:viewBox="0 0 391 539" svg:d="M60 479c0 35-7 35-60 35v25c26-2 67-2 88-2 19 0 60 0 86 2v-25c-51 0-60 0-60-35v-143c0-81 55-123 104-123s58 42 58 86v180c0 35-9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6.71cm" svg:y="4.4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7.056cm" svg:y="4.419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7.737cm" svg:y="4.27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182cm" svg:x="8.256cm" svg:y="4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9.059cm" svg:y="4.24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091cm" svg:height="0.231cm" svg:x="9.483cm" svg:y="4.678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553cm" svg:height="0.529cm" svg:x="10.307cm" svg:y="4.233cm" svg:viewBox="0 0 554 530" svg:d="M204 285h132c109 0 218-81 218-167 0-60-51-118-153-118h-251c-14 0-23 0-23 14 0 11 7 11 23 11 8 0 22 0 33 1 12 0 16 4 16 13 0 1 0 5-2 14l-105 417c-8 30-9 35-71 35-12 0-21 0-21 16 0 9 9 9 12 9 21 0 76-2 99-2 16 0 33 0 49 0 18 0 34 2 49 2 7 0 16 0 16-16 0-9-7-9-21-9-28 0-51 0-51-14 0-3 2-7 4-12zM260 53c7-27 7-28 41-28h76c63 0 105 21 105 74 0 29-16 96-46 125-38 35-86 40-119 40h-109z">
            <text:p/>
          </draw:path>
          <draw:path draw:style-name="gr3" draw:text-style-name="P8" draw:layer="layout" svg:width="0.515cm" svg:height="0.182cm" svg:x="11.137cm" svg:y="4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1.979cm" svg:y="4.24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6cm" svg:height="0.532cm" svg:x="12.327cm" svg:y="4.24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8" draw:layer="layout" svg:width="0.326cm" svg:height="0.532cm" svg:x="12.712cm" svg:y="4.24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326cm" svg:height="0.532cm" svg:x="13.1cm" svg:y="4.24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326cm" svg:height="0.532cm" svg:x="13.487cm" svg:y="4.24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\therefore \ \ \text { from (1) we get }§svg§600§FALSE§</svg:desc>
          <draw:polygon draw:style-name="gr2" draw:text-style-name="P7" draw:layer="layout" svg:width="6.627cm" svg:height="0.696cm" svg:x="14.918cm" svg:y="4.165cm" svg:viewBox="0 0 6628 697" draw:points="3315,697 0,697 0,0 6628,0 6628,697">
            <text:p/>
          </draw:polygon>
          <draw:path draw:style-name="gr3" draw:text-style-name="P8" draw:layer="layout" svg:width="0.469cm" svg:height="0.418cm" svg:x="14.902cm" svg:y="4.348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251cm" svg:height="0.546cm" svg:x="16.409cm" svg:y="4.161cm" svg:viewBox="0 0 252 547" svg:d="M111 213v-90c0-68 37-105 72-105 2 0 12 0 25 5-9 3-23 12-23 32 0 17 12 33 33 33 23 0 34-16 34-33 0-29-28-55-69-55-54 0-121 40-121 123v90h-62v23h62v251c0 35-9 35-62 35v25c32-2 67-3 90-3 31 0 67 0 98 3v-25h-15c-59 0-60-8-60-36v-250h89v-23z">
            <text:p/>
          </draw:path>
          <draw:path draw:style-name="gr3" draw:text-style-name="P8" draw:layer="layout" svg:width="0.261cm" svg:height="0.342cm" svg:x="16.641cm" svg:y="4.3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16.944cm" svg:y="4.36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17.333cm" svg:y="4.363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18.287cm" svg:y="4.12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256cm" svg:height="0.516cm" svg:x="18.581cm" svg:y="4.1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8.942cm" svg:y="4.12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31cm" svg:height="0.342cm" svg:x="19.47cm" svg:y="4.372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20.016cm" svg:y="4.3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20.618cm" svg:y="4.35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3cm" svg:height="0.356cm" svg:x="21.003cm" svg:y="4.3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21.341cm" svg:y="4.23cm" svg:viewBox="0 0 245 486" svg:d="M120 167h111v-25h-111v-142h-20c0 63-24 146-100 150v17h67v213c0 97 72 106 100 106 55 0 78-55 78-106v-44h-21v44c0 56-23 86-51 86-53 0-53-70-53-84z">
            <text:p/>
          </draw:path>
        </draw:g>
        <draw:g>
          <svg:title>TexMaths</svg:title>
          <svg:desc>22§display§\log 10000 =  (0.04) \ (0) \ + \ c §svg§600§FALSE§</svg:desc>
          <draw:polygon draw:style-name="gr2" draw:text-style-name="P7" draw:layer="layout" svg:width="9.03cm" svg:height="0.696cm" svg:x="2.869cm" svg:y="5.514cm" svg:viewBox="0 0 9031 697" draw:points="4515,697 0,697 0,0 9031,0 9031,697">
            <text:p/>
          </draw:polygon>
          <draw:path draw:style-name="gr3" draw:text-style-name="P8" draw:layer="layout" svg:width="0.173cm" svg:height="0.537cm" svg:x="2.855cm" svg:y="5.519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3.066cm" svg:y="5.70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3.453cm" svg:y="5.70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256cm" svg:height="0.516cm" svg:x="4.027cm" svg:y="5.5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6cm" svg:height="0.532cm" svg:x="4.374cm" svg:y="5.5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8" draw:layer="layout" svg:width="0.326cm" svg:height="0.532cm" svg:x="4.761cm" svg:y="5.5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26cm" svg:height="0.532cm" svg:x="5.148cm" svg:y="5.5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326cm" svg:height="0.532cm" svg:x="5.534cm" svg:y="5.5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515cm" svg:height="0.182cm" svg:x="6.15cm" svg:y="5.7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8cm" svg:height="0.773cm" svg:x="6.998cm" svg:y="5.4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6cm" svg:height="0.532cm" svg:x="7.254cm" svg:y="5.5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83cm" svg:height="0.083cm" svg:x="7.676cm" svg:y="5.973cm" svg:viewBox="0 0 84 84" svg:d="M84 42c0-23-19-42-42-42s-42 19-42 42 19 42 42 42 42-19 42-42z">
            <text:p/>
          </draw:path>
          <draw:path draw:style-name="gr3" draw:text-style-name="P8" draw:layer="layout" svg:width="0.326cm" svg:height="0.532cm" svg:x="7.854cm" svg:y="5.5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344cm" svg:height="0.523cm" svg:x="8.232cm" svg:y="5.531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18cm" svg:height="0.773cm" svg:x="8.642cm" svg:y="5.47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18cm" svg:height="0.773cm" svg:x="9.232cm" svg:y="5.4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6cm" svg:height="0.532cm" svg:x="9.487cm" svg:y="5.5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18cm" svg:height="0.773cm" svg:x="9.887cm" svg:y="5.47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10.617cm" svg:y="5.6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2cm" svg:height="0.351cm" svg:x="11.636cm" svg:y="5.71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12.758cm" svg:y="5.717cm" svg:viewBox="0 0 652 350" draw:points="327,350 0,350 0,0 652,0 652,350">
            <text:p/>
          </draw:polygon>
          <draw:path draw:style-name="gr3" draw:text-style-name="P8" draw:layer="layout" svg:width="0.686cm" svg:height="0.426cm" svg:x="12.762cm" svg:y="5.678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c = \log 10000§svg§600§FALSE§</svg:desc>
          <draw:polygon draw:style-name="gr2" draw:text-style-name="P7" draw:layer="layout" svg:width="4.318cm" svg:height="0.62cm" svg:x="14.464cm" svg:y="5.515cm" svg:viewBox="0 0 4319 621" draw:points="2160,621 0,621 0,0 4319,0 4319,621">
            <text:p/>
          </draw:polygon>
          <draw:path draw:style-name="gr3" draw:text-style-name="P8" draw:layer="layout" svg:width="0.302cm" svg:height="0.352cm" svg:x="14.457cm" svg:y="5.672cm" svg:viewBox="0 0 303 353" svg:d="M276 48c-12 0-23 0-35 12-12 11-14 25-14 30 0 18 14 26 30 26 23 0 44-17 44-49 0-39-37-67-93-67-104 0-208 111-208 220 0 71 46 133 127 133 111 0 176-83 176-92 0-5-6-11-9-11-5 0-5 2-11 9-61 76-146 76-156 76-48 0-69-37-69-85 0-31 16-107 42-155 23-44 67-77 109-77 27 0 57 8 67 30z">
            <text:p/>
          </draw:path>
          <draw:path draw:style-name="gr3" draw:text-style-name="P8" draw:layer="layout" svg:width="0.515cm" svg:height="0.182cm" svg:x="15.018cm" svg:y="5.73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8" draw:layer="layout" svg:width="0.173cm" svg:height="0.539cm" svg:x="15.816cm" svg:y="5.476cm" svg:viewBox="0 0 174 540" svg:d="M113 0l-113 9v25c55 0 62 5 62 42v404c0 35-9 35-62 35v25c26-2 67-2 86-2 20 0 58 0 88 2v-25c-53 0-61 0-61-35z">
            <text:p/>
          </draw:path>
          <draw:path draw:style-name="gr3" draw:text-style-name="P8" draw:layer="layout" svg:width="0.344cm" svg:height="0.357cm" svg:x="16.027cm" svg:y="5.666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8" draw:layer="layout" svg:width="0.355cm" svg:height="0.512cm" svg:x="16.414cm" svg:y="5.66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256cm" svg:height="0.517cm" svg:x="16.988cm" svg:y="5.497cm" svg:viewBox="0 0 257 518" svg:d="M160 19c0-17 0-19-19-19-48 49-116 49-141 49v25c16 0 62 0 102-21v404c0 28-2 37-72 37h-25v24c27-3 95-3 125-3 32 0 99 0 127 3v-24h-25c-70 0-72-9-72-37z">
            <text:p/>
          </draw:path>
          <draw:path draw:style-name="gr3" draw:text-style-name="P8" draw:layer="layout" svg:width="0.326cm" svg:height="0.533cm" svg:x="17.335cm" svg:y="5.497cm" svg:viewBox="0 0 327 534" svg:d="M327 270c0-64-3-125-31-184-36-74-99-86-132-86-46 0-104 19-136 92-24 54-28 114-28 178 0 58 4 127 35 187 34 61 90 77 129 77 42 0 100-16 135-90 25-53 28-114 28-174zM164 518c-30 0-78-19-92-95-7-46-7-118-7-164 0-49 0-100 5-143 16-91 74-98 94-98 24 0 75 14 91 90 7 44 7 102 7 151 0 58 0 111-9 161-10 74-54 98-89 98z">
            <text:p/>
          </draw:path>
          <draw:path draw:style-name="gr3" draw:text-style-name="P8" draw:layer="layout" svg:width="0.326cm" svg:height="0.533cm" svg:x="17.722cm" svg:y="5.497cm" svg:viewBox="0 0 327 534" svg:d="M327 270c0-64-3-125-31-184-36-74-99-86-132-86-46 0-104 19-136 92-24 54-28 114-28 178 0 58 4 127 35 187 34 61 90 77 129 77 42 0 100-16 135-90 25-53 28-114 28-174zM164 518c-30 0-78-19-90-95-9-46-9-118-9-164 0-49 0-100 5-143 16-91 74-98 94-98 24 0 77 14 91 90 7 44 7 102 7 151 0 58 0 111-9 161-10 74-54 98-89 98z">
            <text:p/>
          </draw:path>
          <draw:path draw:style-name="gr3" draw:text-style-name="P8" draw:layer="layout" svg:width="0.326cm" svg:height="0.533cm" svg:x="18.109cm" svg:y="5.497cm" svg:viewBox="0 0 327 534" svg:d="M327 270c0-64-3-125-31-184-36-74-99-86-132-86-46 0-104 19-136 92-24 54-28 114-28 178 0 58 4 127 35 187 34 61 90 77 129 77 42 0 100-16 135-90 25-53 28-114 28-174zM164 518c-30 0-78-19-92-95-7-46-7-118-7-164 0-49 0-100 5-143 16-91 74-98 94-98 24 0 75 14 91 90 7 44 7 102 7 151 0 58 0 111-9 161-10 74-54 98-89 98z">
            <text:p/>
          </draw:path>
          <draw:path draw:style-name="gr3" draw:text-style-name="P8" draw:layer="layout" svg:width="0.326cm" svg:height="0.533cm" svg:x="18.495cm" svg:y="5.497cm" svg:viewBox="0 0 327 534" svg:d="M327 270c0-64-3-125-31-184-36-74-99-86-132-86-46 0-104 19-136 92-24 54-28 114-28 178 0 58 4 127 35 187 34 61 90 77 129 77 42 0 100-16 135-90 25-53 28-114 28-174zM164 518c-30 0-78-19-92-95-7-46-7-118-7-164 0-49 0-100 5-143 16-91 74-98 94-98 24 0 75 14 91 90 7 44 7 102 7 151 0 58 0 111-9 161-10 74-54 98-89 98z">
            <text:p/>
          </draw:path>
        </draw:g>
        <draw:g>
          <svg:title>TexMaths</svg:title>
          <svg:desc>22§display§\therefore \ \ \text { (1) becomes }§svg§600§FALSE§</svg:desc>
          <draw:polygon draw:style-name="gr2" draw:text-style-name="P7" draw:layer="layout" svg:width="5.464cm" svg:height="0.696cm" svg:x="2.918cm" svg:y="6.866cm" svg:viewBox="0 0 5465 697" draw:points="2732,697 0,697 0,0 5465,0 5465,697">
            <text:p/>
          </draw:polygon>
          <draw:path draw:style-name="gr3" draw:text-style-name="P8" draw:layer="layout" svg:width="0.469cm" svg:height="0.418cm" svg:x="2.902cm" svg:y="7.049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18cm" svg:height="0.773cm" svg:x="4.46cm" svg:y="6.82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256cm" svg:height="0.516cm" svg:x="4.752cm" svg:y="6.8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5.115cm" svg:y="6.8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83cm" svg:height="0.546cm" svg:x="5.65cm" svg:y="6.871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3 0-62-19-81-47-11-16-11-18-11-32z">
            <text:p/>
          </draw:path>
          <draw:path draw:style-name="gr3" draw:text-style-name="P8" draw:layer="layout" svg:width="0.3cm" svg:height="0.356cm" svg:x="6.102cm" svg:y="7.0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6.451cm" svg:y="7.061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6.789cm" svg:y="7.061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7.179cm" svg:y="7.064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7.82cm" svg:y="7.0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8.167cm" svg:y="7.061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</draw:g>
        <draw:g>
          <svg:title>TexMaths</svg:title>
          <svg:desc>22§display§\log P =  (0.04) \ t \ + \ \log 10000 §svg§600§FALSE§</svg:desc>
          <draw:polygon draw:style-name="gr2" draw:text-style-name="P7" draw:layer="layout" svg:width="9.688cm" svg:height="0.696cm" svg:x="2.868cm" svg:y="8.215cm" svg:viewBox="0 0 9689 697" draw:points="4846,697 0,697 0,0 9689,0 9689,697">
            <text:p/>
          </draw:polygon>
          <draw:path draw:style-name="gr3" draw:text-style-name="P8" draw:layer="layout" svg:width="0.173cm" svg:height="0.537cm" svg:x="2.854cm" svg:y="8.22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3.065cm" svg:y="8.4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3.452cm" svg:y="8.40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553cm" svg:height="0.528cm" svg:x="3.988cm" svg:y="8.227cm" svg:viewBox="0 0 554 529" svg:d="M204 285h132c109 0 218-81 218-167 0-60-51-118-153-118h-251c-14 0-23 0-23 14 0 11 7 11 23 11 8 0 22 0 33 1 12 0 16 4 16 13 0 1 0 5-2 14l-105 417c-8 30-9 35-71 35-12 0-21 0-21 16 0 8 9 8 12 8 21 0 76-1 99-1 16 0 33 0 49 0s34 1 49 1c7 0 16 0 16-15 0-9-7-9-21-9-28 0-51 0-51-14 0-4 2-7 4-13zM260 53c8-27 8-28 41-28h76c63 0 105 21 105 74 0 29-16 96-45 124-39 36-87 41-120 41h-109z">
            <text:p/>
          </draw:path>
          <draw:path draw:style-name="gr3" draw:text-style-name="P8" draw:layer="layout" svg:width="0.515cm" svg:height="0.182cm" svg:x="4.818cm" svg:y="8.4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8cm" svg:height="0.773cm" svg:x="5.668cm" svg:y="8.1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6cm" svg:height="0.532cm" svg:x="5.922cm" svg:y="8.24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83cm" svg:height="0.083cm" svg:x="6.346cm" svg:y="8.674cm" svg:viewBox="0 0 84 84" svg:d="M84 42c0-23-19-42-42-42s-42 19-42 42 19 42 42 42 42-19 42-42z">
            <text:p/>
          </draw:path>
          <draw:path draw:style-name="gr3" draw:text-style-name="P8" draw:layer="layout" svg:width="0.326cm" svg:height="0.532cm" svg:x="6.524cm" svg:y="8.24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44cm" svg:height="0.523cm" svg:x="6.902cm" svg:y="8.23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18cm" svg:height="0.773cm" svg:x="7.311cm" svg:y="8.1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38cm" svg:height="0.493cm" svg:x="7.844cm" svg:y="8.271cm" svg:viewBox="0 0 239 494" svg:d="M143 176h73c15 0 23 0 23-16 0-9-8-9-23-9h-68c28-111 33-125 33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6cm" svg:x="8.578cm" svg:y="8.3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173cm" svg:height="0.537cm" svg:x="9.592cm" svg:y="8.22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9.803cm" svg:y="8.4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0.188cm" svg:y="8.40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256cm" svg:height="0.516cm" svg:x="10.762cm" svg:y="8.2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6cm" svg:height="0.532cm" svg:x="11.111cm" svg:y="8.24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26cm" svg:height="0.532cm" svg:x="11.496cm" svg:y="8.24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26cm" svg:height="0.532cm" svg:x="11.883cm" svg:y="8.24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326cm" svg:height="0.532cm" svg:x="12.271cm" svg:y="8.24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13.459cm" svg:y="8.318cm" svg:viewBox="0 0 652 350" draw:points="327,350 0,350 0,0 652,0 652,350">
            <text:p/>
          </draw:polygon>
          <draw:path draw:style-name="gr3" draw:text-style-name="P8" draw:layer="layout" svg:width="0.686cm" svg:height="0.426cm" svg:x="13.463cm" svg:y="8.279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log \left( \frac{P}{10000} \right) =  (0.04) \ t §svg§600§FALSE§</svg:desc>
          <draw:polygon draw:style-name="gr2" draw:text-style-name="P7" draw:layer="layout" svg:width="7.826cm" svg:height="1.779cm" svg:x="14.67cm" svg:y="7.618cm" svg:viewBox="0 0 7827 1780" draw:points="3914,1780 0,1780 0,0 7827,0 7827,1780">
            <text:p/>
          </draw:polygon>
          <draw:path draw:style-name="gr3" draw:text-style-name="P8" draw:layer="layout" svg:width="0.173cm" svg:height="0.538cm" svg:x="14.656cm" svg:y="8.16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4.867cm" svg:y="8.35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15.254cm" svg:y="8.35cm" svg:viewBox="0 0 355 512" svg:d="M151 218c-68 0-68-77-68-95 0-21 1-46 12-65 7-10 25-32 56-32 67 0 67 78 67 95 0 22 0 46-12 66-7 10-25 31-55 31zM60 248c0-3 0-21 14-37 30 23 61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15.919cm" svg:y="7.579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8" draw:layer="layout" svg:width="0.553cm" svg:height="0.529cm" svg:x="17.116cm" svg:y="7.649cm" svg:viewBox="0 0 554 530" svg:d="M204 285h132c109 0 218-81 218-167 0-60-51-118-153-118h-251c-15 0-23 0-23 14 0 11 7 11 23 11 8 0 22 0 33 1 12 0 16 4 16 13 0 1 0 5-2 14l-105 417c-8 30-9 35-71 35-12 0-21 0-21 16 0 9 9 9 12 9 21 0 76-2 99-2 16 0 33 0 49 0 18 0 34 2 49 2 7 0 16 0 16-16 0-9-7-9-21-9-28 0-51 0-51-14 0-3 2-7 4-12zM260 53c7-27 7-28 41-28h76c63 0 105 21 105 74 0 29-16 96-46 125-38 35-86 40-119 40h-109z">
            <text:p/>
          </draw:path>
          <draw:polygon draw:style-name="gr3" draw:text-style-name="P8" draw:layer="layout" svg:width="1.933cm" svg:height="0.032cm" svg:x="16.421cm" svg:y="8.491cm" svg:viewBox="0 0 1934 33" draw:points="968,33 0,33 0,0 1934,0 1934,33">
            <text:p/>
          </draw:polygon>
          <draw:path draw:style-name="gr3" draw:text-style-name="P8" draw:layer="layout" svg:width="0.256cm" svg:height="0.516cm" svg:x="16.49cm" svg:y="8.7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6cm" svg:height="0.532cm" svg:x="16.838cm" svg:y="8.716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8" draw:layer="layout" svg:width="0.326cm" svg:height="0.532cm" svg:x="17.223cm" svg:y="8.716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8" draw:layer="layout" svg:width="0.326cm" svg:height="0.532cm" svg:x="17.611cm" svg:y="8.716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8" draw:layer="layout" svg:width="0.326cm" svg:height="0.532cm" svg:x="17.998cm" svg:y="8.716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8" draw:layer="layout" svg:width="0.381cm" svg:height="1.856cm" svg:x="18.473cm" svg:y="7.579cm" svg:viewBox="0 0 382 1857" svg:d="M382 929c0-304-71-610-268-843-15-17-44-49-75-77-11-9-13-9-23-9-9 0-16 0-16 7 0 4 4 7 5 9 27 28 79 79 130 164 125 198 184 450 184 748 0 209-29 477-157 707-62 111-127 174-158 208-2 2-4 3-4 7 0 7 7 7 16 7 10 0 12 0 24-12 261-236 342-590 342-916z">
            <text:p/>
          </draw:path>
          <draw:path draw:style-name="gr3" draw:text-style-name="P8" draw:layer="layout" svg:width="0.515cm" svg:height="0.182cm" svg:x="19.273cm" svg:y="8.4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8cm" svg:height="0.773cm" svg:x="20.122cm" svg:y="8.1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26cm" svg:height="0.532cm" svg:x="20.377cm" svg:y="8.185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8" draw:layer="layout" svg:width="0.083cm" svg:height="0.083cm" svg:x="20.799cm" svg:y="8.618cm" svg:viewBox="0 0 84 84" svg:d="M84 42c0-23-19-42-42-42s-42 19-42 42 19 42 42 42 42-19 42-42z">
            <text:p/>
          </draw:path>
          <draw:path draw:style-name="gr3" draw:text-style-name="P8" draw:layer="layout" svg:width="0.326cm" svg:height="0.532cm" svg:x="20.979cm" svg:y="8.185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8" draw:layer="layout" svg:width="0.344cm" svg:height="0.524cm" svg:x="21.355cm" svg:y="8.177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18cm" svg:height="0.773cm" svg:x="21.765cm" svg:y="8.121cm" svg:viewBox="0 0 181 774" svg:d="M181 387c0-60-9-153-51-241-47-95-114-146-123-146-3 0-7 4-7 7 0 4 0 5 14 19 78 76 121 199 121 361 0 132-28 270-124 366-11 11-11 13-11 14 0 6 4 7 7 7 9 0 79-52 125-151 40-84 49-171 49-236z">
            <text:p/>
          </draw:path>
          <draw:path draw:style-name="gr3" draw:text-style-name="P8" draw:layer="layout" svg:width="0.238cm" svg:height="0.494cm" svg:x="22.297cm" svg:y="8.21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2§display§.\ .\ .\  \ \ \text {(2)}§svg§600§FALSE§</svg:desc>
          <draw:polygon draw:style-name="gr2" draw:text-style-name="P7" draw:layer="layout" svg:width="2.767cm" svg:height="0.696cm" svg:x="23.11cm" svg:y="7.965cm" svg:viewBox="0 0 2768 697" draw:points="1383,697 0,697 0,0 2768,0 2768,697">
            <text:p/>
          </draw:polygon>
          <draw:path draw:style-name="gr3" draw:text-style-name="P8" draw:layer="layout" svg:width="0.083cm" svg:height="0.083cm" svg:x="23.138cm" svg:y="8.4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23.61cm" svg:y="8.4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24.083cm" svg:y="8.424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25.081cm" svg:y="7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25.343cm" svg:y="7.9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25.736cm" svg:y="7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So now, when } t = 25 \ \ P = \ ?§svg§600§FALSE§</svg:desc>
          <draw:polygon draw:style-name="gr2" draw:text-style-name="P7" draw:layer="layout" svg:width="9.44cm" svg:height="0.617cm" svg:x="2.8cm" svg:y="9.964cm" svg:viewBox="0 0 9441 618" draw:points="4721,618 0,618 0,0 9441,0 9441,618">
            <text:p/>
          </draw:polygon>
          <draw:path draw:style-name="gr3" draw:text-style-name="P8" draw:layer="layout" svg:width="0.344cm" svg:height="0.562cm" svg:x="2.805cm" svg:y="9.925cm" svg:viewBox="0 0 345 563" svg:d="M227 246l-99-24c-49-13-79-53-79-99 0-54 43-102 104-102 129 0 146 129 152 162 0 5 0 11 8 11 11 0 11-4 11-20v-155c0-14 0-19-9-19-5 0-7 0-12 11l-27 44c-23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7-53-141-118-157z">
            <text:p/>
          </draw:path>
          <draw:path draw:style-name="gr3" draw:text-style-name="P8" draw:layer="layout" svg:width="0.344cm" svg:height="0.356cm" svg:x="3.212cm" svg:y="10.12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3.86cm" svg:y="10.12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44cm" svg:height="0.356cm" svg:x="4.287cm" svg:y="10.12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531cm" svg:height="0.342cm" svg:x="4.645cm" svg:y="10.136cm" svg:viewBox="0 0 532 343" svg:d="M466 74c15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091cm" svg:height="0.231cm" svg:x="5.255cm" svg:y="10.388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5.674cm" svg:y="10.136cm" svg:viewBox="0 0 532 343" svg:d="M466 74c15-39 37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8" draw:layer="layout" svg:width="0.39cm" svg:height="0.537cm" svg:x="6.245cm" svg:y="9.934cm" svg:viewBox="0 0 391 538" svg:d="M60 479c0 35-7 35-60 35v24c26-1 67-1 88-1 19 0 60 0 86 1v-24c-51 0-60 0-60-35v-143c0-81 55-123 104-123 50 0 58 42 58 86v180c0 35-8 35-60 35v24c27-1 67-1 89-1 19 0 59 0 86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6.671cm" svg:y="10.1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7.017cm" svg:y="10.12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7.698cm" svg:y="9.987cm" svg:viewBox="0 0 239 494" svg:d="M143 176h73c15 0 23 0 23-16 0-9-8-9-23-9h-66c26-111 31-125 31-130 0-14-10-21-23-21-1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8.218cm" svg:y="10.1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9.029cm" svg:y="9.95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09cm" svg:height="0.532cm" svg:x="9.416cm" svg:y="9.955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20-14-39-38-39-13 0-39 5-39 42 0 65 55 141 141 141 90 0 169-74 169-172z">
            <text:p/>
          </draw:path>
          <draw:path draw:style-name="gr3" draw:text-style-name="P8" draw:layer="layout" svg:width="0.553cm" svg:height="0.529cm" svg:x="10.31cm" svg:y="9.943cm" svg:viewBox="0 0 554 530" svg:d="M204 285h132c109 0 218-81 218-167 0-60-51-118-153-118h-251c-14 0-23 0-23 14 0 11 7 11 23 11 8 0 22 0 33 1 12 0 16 4 16 13 0 1 0 5-4 14l-103 417c-8 30-9 35-71 35-12 0-21 0-21 16 0 9 9 9 12 9 21 0 76-2 99-2 16 0 33 0 49 0s34 2 49 2c6 0 16 0 16-16 0-9-7-9-21-9-28 0-51 0-51-14 0-4 2-7 4-12zM260 53c8-27 8-28 41-28h76c63 0 105 21 105 74 0 29-16 96-45 124-39 36-87 41-120 41h-109z">
            <text:p/>
          </draw:path>
          <draw:path draw:style-name="gr3" draw:text-style-name="P8" draw:layer="layout" svg:width="0.515cm" svg:height="0.182cm" svg:x="11.141cm" svg:y="10.1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79cm" svg:height="0.546cm" svg:x="12cm" svg:y="9.925cm" svg:viewBox="0 0 280 547" svg:d="M139 354c0-99 76-153 102-173 21-16 39-44 39-77 0-44-32-104-148-104-84 0-132 53-132 104 0 26 18 37 35 37 23 0 37-16 37-37 0-34-33-34-44-34 25-42 69-52 102-52 85 0 85 52 85 82 0 46-13 60-27 74-51 55-68 127-68 174v36c0 14 0 17 8 17 11 0 11-7 11-21zM171 505c0-21-20-40-43-40-21 0-40 19-40 40 0 23 19 42 40 42 23 0 43-19 43-42z">
            <text:p/>
          </draw:path>
        </draw:g>
        <draw:g>
          <svg:title>TexMaths</svg:title>
          <svg:desc>22§display§\therefore \ \ \text { From (2) we get,}§svg§600§FALSE§</svg:desc>
          <draw:polygon draw:style-name="gr2" draw:text-style-name="P7" draw:layer="layout" svg:width="7.03cm" svg:height="0.696cm" svg:x="12.918cm" svg:y="9.867cm" svg:viewBox="0 0 7031 697" draw:points="3517,697 0,697 0,0 7031,0 7031,697">
            <text:p/>
          </draw:polygon>
          <draw:path draw:style-name="gr3" draw:text-style-name="P8" draw:layer="layout" svg:width="0.469cm" svg:height="0.418cm" svg:x="12.902cm" svg:y="10.05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446cm" svg:height="0.527cm" svg:x="14.409cm" svg:y="9.88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14.845cm" svg:y="10.0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15.148cm" svg:y="10.06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15.537cm" svg:y="10.065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16.491cm" svg:y="9.8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6.753cm" svg:y="9.8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7.146cm" svg:y="9.8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31cm" svg:height="0.342cm" svg:x="17.674cm" svg:y="10.074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18.219cm" svg:y="10.0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8.821cm" svg:y="10.0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9.207cm" svg:y="10.0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9.544cm" svg:y="9.93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19.896cm" svg:y="10.326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log \left( \frac{P}{10000} \right) =  (0.04) \ ( 25 ) = 1 = \log e§svg§600§FALSE§</svg:desc>
          <draw:polygon draw:style-name="gr2" draw:text-style-name="P7" draw:layer="layout" svg:width="12.856cm" svg:height="1.779cm" svg:x="2.77cm" svg:y="11.02cm" svg:viewBox="0 0 12857 1780" draw:points="6428,1780 0,1780 0,0 12857,0 12857,1780">
            <text:p/>
          </draw:polygon>
          <draw:path draw:style-name="gr3" draw:text-style-name="P8" draw:layer="layout" svg:width="0.173cm" svg:height="0.538cm" svg:x="2.756cm" svg:y="11.56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2.967cm" svg:y="11.7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3.354cm" svg:y="11.75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4.02cm" svg:y="10.981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553cm" svg:height="0.529cm" svg:x="5.217cm" svg:y="11.051cm" svg:viewBox="0 0 554 530" svg:d="M204 285h132c109 0 218-81 218-167 0-60-51-118-153-118h-251c-14 0-23 0-23 14 0 11 7 11 23 11 8 0 22 0 33 1 12 0 16 4 16 13 0 1 0 5-2 14l-105 417c-8 30-9 35-71 35-12 0-21 0-21 16 0 9 9 9 12 9 21 0 76-2 99-2 16 0 33 0 49 0 18 0 34 2 49 2 7 0 16 0 16-16 0-9-7-9-21-9-28 0-51 0-51-14 0-3 2-7 4-12zM260 53c8-27 8-28 41-28h76c63 0 105 21 105 74 0 29-16 96-46 125-38 35-86 40-119 40h-109z">
            <text:p/>
          </draw:path>
          <draw:polygon draw:style-name="gr3" draw:text-style-name="P8" draw:layer="layout" svg:width="1.933cm" svg:height="0.032cm" svg:x="4.521cm" svg:y="11.893cm" svg:viewBox="0 0 1934 33" draw:points="968,33 0,33 0,0 1934,0 1934,33">
            <text:p/>
          </draw:polygon>
          <draw:path draw:style-name="gr3" draw:text-style-name="P8" draw:layer="layout" svg:width="0.256cm" svg:height="0.516cm" svg:x="4.59cm" svg:y="12.1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6cm" svg:height="0.532cm" svg:x="4.938cm" svg:y="12.118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8" draw:layer="layout" svg:width="0.326cm" svg:height="0.532cm" svg:x="5.324cm" svg:y="12.118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8" draw:layer="layout" svg:width="0.326cm" svg:height="0.532cm" svg:x="5.711cm" svg:y="12.118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8" draw:layer="layout" svg:width="0.326cm" svg:height="0.532cm" svg:x="6.098cm" svg:y="12.118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8" draw:layer="layout" svg:width="0.381cm" svg:height="1.856cm" svg:x="6.574cm" svg:y="10.981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8" draw:layer="layout" svg:width="0.515cm" svg:height="0.182cm" svg:x="7.374cm" svg:y="11.8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8cm" svg:height="0.773cm" svg:x="8.223cm" svg:y="11.5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26cm" svg:height="0.532cm" svg:x="8.478cm" svg:y="11.587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8" draw:layer="layout" svg:width="0.083cm" svg:height="0.083cm" svg:x="8.9cm" svg:y="12.02cm" svg:viewBox="0 0 84 84" svg:d="M84 42c0-23-19-42-42-42s-42 19-42 42 19 42 42 42 42-19 42-42z">
            <text:p/>
          </draw:path>
          <draw:path draw:style-name="gr3" draw:text-style-name="P8" draw:layer="layout" svg:width="0.326cm" svg:height="0.532cm" svg:x="9.08cm" svg:y="11.587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8" draw:layer="layout" svg:width="0.344cm" svg:height="0.524cm" svg:x="9.457cm" svg:y="11.57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18cm" svg:height="0.773cm" svg:x="9.867cm" svg:y="11.52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18cm" svg:height="0.773cm" svg:x="10.458cm" svg:y="11.5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09cm" svg:height="0.516cm" svg:x="10.72cm" svg:y="11.58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09cm" svg:height="0.532cm" svg:x="11.107cm" svg:y="11.587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18cm" svg:height="0.773cm" svg:x="11.498cm" svg:y="11.52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515cm" svg:height="0.182cm" svg:x="12.014cm" svg:y="11.8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2.855cm" svg:y="11.58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182cm" svg:x="13.431cm" svg:y="11.8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73cm" svg:height="0.538cm" svg:x="14.23cm" svg:y="11.56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4.441cm" svg:y="11.7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4.826cm" svg:y="11.75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298cm" svg:height="0.351cm" svg:x="15.367cm" svg:y="11.76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16.46cm" svg:y="11.719cm" svg:viewBox="0 0 652 350" draw:points="327,350 0,350 0,0 652,0 652,350">
            <text:p/>
          </draw:polygon>
          <draw:path draw:style-name="gr3" draw:text-style-name="P8" draw:layer="layout" svg:width="0.686cm" svg:height="0.426cm" svg:x="16.464cm" svg:y="11.68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frac{P}{10000} =  e§svg§600§FALSE§</svg:desc>
          <draw:polygon draw:style-name="gr2" draw:text-style-name="P7" draw:layer="layout" svg:width="3.314cm" svg:height="1.521cm" svg:x="17.995cm" svg:y="11.022cm" svg:viewBox="0 0 3315 1522" draw:points="1656,1522 0,1522 0,0 3315,0 3315,1522">
            <text:p/>
          </draw:polygon>
          <draw:path draw:style-name="gr3" draw:text-style-name="P8" draw:layer="layout" svg:width="0.553cm" svg:height="0.528cm" svg:x="18.651cm" svg:y="10.983cm" svg:viewBox="0 0 554 529" svg:d="M204 285h132c109 0 218-81 218-167 0-60-51-118-153-118h-251c-14 0-23 0-23 14 0 11 7 11 23 11 8 0 23 0 33 1 12 0 16 4 16 13 0 1 0 5-2 14l-105 417c-8 30-9 35-71 35-12 0-21 0-21 16 0 8 9 8 12 8 21 0 76-1 99-1 16 0 33 0 49 0s34 1 49 1c8 0 16 0 16-15 0-9-7-9-21-9-28 0-51 0-51-14 0-4 2-7 4-13zM261 53c7-27 7-28 40-28h76c63 0 105 21 105 74 0 29-16 96-45 124-39 36-87 41-120 41h-109z">
            <text:p/>
          </draw:path>
          <draw:polygon draw:style-name="gr3" draw:text-style-name="P8" draw:layer="layout" svg:width="1.934cm" svg:height="0.032cm" svg:x="17.956cm" svg:y="11.826cm" svg:viewBox="0 0 1935 33" draw:points="968,33 0,33 0,0 1935,0 1935,33">
            <text:p/>
          </draw:polygon>
          <draw:path draw:style-name="gr3" draw:text-style-name="P8" draw:layer="layout" svg:width="0.256cm" svg:height="0.516cm" svg:x="18.025cm" svg:y="12.04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6cm" svg:height="0.532cm" svg:x="18.373cm" svg:y="12.049cm" svg:viewBox="0 0 327 533" svg:d="M327 269c0-63-3-125-31-183-35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8" draw:layer="layout" svg:width="0.326cm" svg:height="0.532cm" svg:x="18.759cm" svg:y="12.049cm" svg:viewBox="0 0 327 533" svg:d="M327 269c0-63-3-125-31-183-35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8" draw:layer="layout" svg:width="0.326cm" svg:height="0.532cm" svg:x="19.146cm" svg:y="12.049cm" svg:viewBox="0 0 327 533" svg:d="M327 269c0-63-3-125-31-183-35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8" draw:layer="layout" svg:width="0.326cm" svg:height="0.532cm" svg:x="19.533cm" svg:y="12.049cm" svg:viewBox="0 0 327 533" svg:d="M327 269c0-63-3-125-31-183-35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8" draw:layer="layout" svg:width="0.515cm" svg:height="0.182cm" svg:x="20.241cm" svg:y="11.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21.049cm" svg:y="11.692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</draw:g>
        <draw:g>
          <svg:title>TexMaths</svg:title>
          <svg:desc>22§display§P =  2.7182 \times 10000 = 27182§svg§600§FALSE§</svg:desc>
          <draw:polygon draw:style-name="gr2" draw:text-style-name="P7" draw:layer="layout" svg:width="9.508cm" svg:height="0.469cm" svg:x="2.808cm" svg:y="13.264cm" svg:viewBox="0 0 9509 470" draw:points="4756,470 0,470 0,0 9509,0 9509,470">
            <text:p/>
          </draw:polygon>
          <draw:path draw:style-name="gr3" draw:text-style-name="P8" draw:layer="layout" svg:width="0.553cm" svg:height="0.529cm" svg:x="2.801cm" svg:y="13.225cm" svg:viewBox="0 0 554 530" svg:d="M204 285h132c109 0 218-81 218-167 0-60-51-118-153-118h-251c-14 0-23 0-23 14 0 11 7 11 23 11 8 0 22 0 33 1 12 0 16 4 16 13 0 2 0 5-2 14l-105 417c-8 30-9 36-71 36-12 0-21 0-21 16 0 8 9 8 12 8 21 0 76-1 99-1 16 0 33 0 49 0s34 1 49 1c7 0 16 0 16-15 0-9-7-9-21-9-28 0-51 0-51-14 0-4 2-7 4-13zM260 53c8-27 8-28 41-28h76c63 0 105 21 105 74 0 30-16 97-46 125-38 35-86 40-119 40h-109z">
            <text:p/>
          </draw:path>
          <draw:path draw:style-name="gr3" draw:text-style-name="P8" draw:layer="layout" svg:width="0.515cm" svg:height="0.182cm" svg:x="3.632cm" svg:y="13.47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309cm" svg:height="0.517cm" svg:x="4.443cm" svg:y="13.237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9-15 69-7 7-59 7-74 7z">
            <text:p/>
          </draw:path>
          <draw:path draw:style-name="gr3" draw:text-style-name="P8" draw:layer="layout" svg:width="0.083cm" svg:height="0.084cm" svg:x="4.857cm" svg:y="13.671cm" svg:viewBox="0 0 84 85" svg:d="M84 42c0-23-19-42-42-42s-42 19-42 42 19 43 42 43 42-20 42-43z">
            <text:p/>
          </draw:path>
          <draw:path draw:style-name="gr3" draw:text-style-name="P8" draw:layer="layout" svg:width="0.332cm" svg:height="0.542cm" svg:x="5.049cm" svg:y="13.23cm" svg:viewBox="0 0 333 543" svg:d="M327 53c6-11 6-12 6-28h-189c-95 0-96-11-98-25h-20l-26 160h19c2-12 9-61 20-70 5-5 67-5 75-5h162c-8 12-70 96-88 123-68 104-95 211-95 291 0 8 0 44 35 44 37 0 37-36 37-44v-39c0-42 2-86 9-127 2-18 13-85 48-134z">
            <text:p/>
          </draw:path>
          <draw:path draw:style-name="gr3" draw:text-style-name="P8" draw:layer="layout" svg:width="0.256cm" svg:height="0.517cm" svg:x="5.46cm" svg:y="13.237cm" svg:viewBox="0 0 257 518" svg:d="M160 19c0-17 0-19-17-19-50 49-118 49-143 49v25c16 0 62 0 102-21v403c0 29-2 37-72 37h-25v25c27-3 95-3 125-3 32 0 99 0 127 3v-25h-25c-70 0-72-8-72-37z">
            <text:p/>
          </draw:path>
          <draw:path draw:style-name="gr3" draw:text-style-name="P8" draw:layer="layout" svg:width="0.321cm" svg:height="0.533cm" svg:x="5.811cm" svg:y="13.237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70l95 60c23 14 58 37 58 84 0 58-58 99-121 99-67 0-123-48-123-113 0-46 24-95 91-130z">
            <text:p/>
          </draw:path>
          <draw:path draw:style-name="gr3" draw:text-style-name="P8" draw:layer="layout" svg:width="0.309cm" svg:height="0.517cm" svg:x="6.203cm" svg:y="13.237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9-15 69-7 7-59 7-74 7z">
            <text:p/>
          </draw:path>
          <draw:path draw:style-name="gr3" draw:text-style-name="P8" draw:layer="layout" svg:width="0.374cm" svg:height="0.374cm" svg:x="6.837cm" svg:y="13.373cm" svg:viewBox="0 0 375 375" svg:d="M188 166l-155-155c-10-9-12-11-17-11-9 0-16 7-16 16 0 5 2 7 11 16l154 155-154 157c-9 8-11 10-11 15 0 9 7 16 16 16 5 0 7-1 17-10l154-155 161 160c2 2 8 5 11 5 11 0 16-7 16-16 0-1 0-5-2-8-2-2-125-124-164-164l143-141c4-5 16-16 19-20 0-1 4-5 4-10 0-9-5-16-16-16-5 0-9 4-18 12z">
            <text:p/>
          </draw:path>
          <draw:path draw:style-name="gr3" draw:text-style-name="P8" draw:layer="layout" svg:width="0.256cm" svg:height="0.517cm" svg:x="7.565cm" svg:y="13.237cm" svg:viewBox="0 0 257 518" svg:d="M160 19c0-17 0-19-19-19-48 49-116 49-141 49v25c16 0 62 0 102-21v403c0 29-2 37-72 37h-25v25c27-3 95-3 125-3 32 0 99 0 127 3v-25h-25c-70 0-72-8-72-37z">
            <text:p/>
          </draw:path>
          <draw:path draw:style-name="gr3" draw:text-style-name="P8" draw:layer="layout" svg:width="0.326cm" svg:height="0.533cm" svg:x="7.914cm" svg:y="13.237cm" svg:viewBox="0 0 327 534" svg:d="M327 270c0-64-3-126-31-184-36-74-99-86-132-86-46 0-104 19-136 92-24 54-28 114-28 178 0 58 4 126 35 186 34 62 90 78 129 78 42 0 100-16 135-90 25-53 28-114 28-174zM164 518c-30 0-78-19-90-95-9-46-9-118-9-164 0-49 0-100 5-143 16-91 74-98 94-98 24 0 77 14 91 89 7 45 7 103 7 152 0 58 0 111-9 160-10 74-54 99-89 99z">
            <text:p/>
          </draw:path>
          <draw:path draw:style-name="gr3" draw:text-style-name="P8" draw:layer="layout" svg:width="0.326cm" svg:height="0.533cm" svg:x="8.301cm" svg:y="13.237cm" svg:viewBox="0 0 327 534" svg:d="M327 270c0-64-3-126-31-184-36-74-99-86-132-86-46 0-104 19-136 92-24 54-28 114-28 178 0 58 4 126 35 186 34 62 90 78 129 78 42 0 100-16 135-90 25-53 28-114 28-174zM164 518c-30 0-78-19-90-95-9-46-9-118-9-164 0-49 0-100 5-143 16-91 74-98 94-98 24 0 77 14 91 89 7 45 7 103 7 152 0 58 0 111-9 160-10 74-54 99-89 99z">
            <text:p/>
          </draw:path>
          <draw:path draw:style-name="gr3" draw:text-style-name="P8" draw:layer="layout" svg:width="0.326cm" svg:height="0.533cm" svg:x="8.686cm" svg:y="13.237cm" svg:viewBox="0 0 327 534" svg:d="M327 270c0-64-3-126-31-184-36-74-99-86-132-86-46 0-104 19-136 92-24 54-28 114-28 178 0 58 4 126 35 186 34 62 90 78 129 78 42 0 100-16 135-90 25-53 28-114 28-174zM164 518c-30 0-78-19-92-95-7-46-7-118-7-164 0-49 0-100 5-143 16-91 74-98 94-98 24 0 75 14 91 89 7 45 7 103 7 152 0 58 0 111-9 160-10 74-54 99-89 99z">
            <text:p/>
          </draw:path>
          <draw:path draw:style-name="gr3" draw:text-style-name="P8" draw:layer="layout" svg:width="0.326cm" svg:height="0.533cm" svg:x="9.074cm" svg:y="13.237cm" svg:viewBox="0 0 327 534" svg:d="M327 270c0-64-3-126-31-184-36-74-99-86-132-86-46 0-104 19-136 92-24 54-28 114-28 178 0 58 4 126 35 186 34 62 90 78 129 78 42 0 100-16 135-90 25-53 28-114 28-174zM164 518c-30 0-78-19-90-95-9-46-9-118-9-164 0-49 0-100 5-143 16-91 74-98 94-98 24 0 77 14 91 89 7 45 7 103 7 152 0 58 0 111-9 160-10 74-54 99-89 99z">
            <text:p/>
          </draw:path>
          <draw:path draw:style-name="gr3" draw:text-style-name="P8" draw:layer="layout" svg:width="0.515cm" svg:height="0.182cm" svg:x="9.688cm" svg:y="13.47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309cm" svg:height="0.517cm" svg:x="10.499cm" svg:y="13.237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9-15 69-7 7-59 7-74 7z">
            <text:p/>
          </draw:path>
          <draw:path draw:style-name="gr3" draw:text-style-name="P8" draw:layer="layout" svg:width="0.332cm" svg:height="0.542cm" svg:x="10.89cm" svg:y="13.23cm" svg:viewBox="0 0 333 543" svg:d="M326 53c7-11 7-12 7-28h-189c-95 0-96-11-98-25h-20l-26 160h19c2-12 9-61 20-70 5-5 67-5 75-5h162c-8 12-70 96-88 123-68 104-95 211-95 291 0 8 0 44 35 44 37 0 37-36 37-44v-39c0-42 2-86 7-127 4-18 15-85 50-134z">
            <text:p/>
          </draw:path>
          <draw:path draw:style-name="gr3" draw:text-style-name="P8" draw:layer="layout" svg:width="0.256cm" svg:height="0.517cm" svg:x="11.304cm" svg:y="13.237cm" svg:viewBox="0 0 257 518" svg:d="M160 19c0-17 0-19-19-19-48 49-116 49-141 49v25c16 0 62 0 102-21v403c0 29-2 37-72 37h-25v25c27-3 95-3 125-3 32 0 99 0 127 3v-25h-25c-70 0-72-8-72-37z">
            <text:p/>
          </draw:path>
          <draw:path draw:style-name="gr3" draw:text-style-name="P8" draw:layer="layout" svg:width="0.321cm" svg:height="0.533cm" svg:x="11.654cm" svg:y="13.237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70l95 60c21 14 58 37 58 84 0 58-58 99-121 99-67 0-123-48-123-113 0-46 24-95 91-130z">
            <text:p/>
          </draw:path>
          <draw:path draw:style-name="gr3" draw:text-style-name="P8" draw:layer="layout" svg:width="0.309cm" svg:height="0.517cm" svg:x="12.046cm" svg:y="13.237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9-15 69-7 7-59 7-74 7z">
            <text:p/>
          </draw:path>
        </draw:g>
        <draw:g>
          <svg:title>TexMaths</svg:title>
          <svg:desc>22§display§\therefore \ \text {Population of the city after 25 years } = \ 27182§svg§600§FALSE§</svg:desc>
          <draw:polygon draw:style-name="gr2" draw:text-style-name="P7" draw:layer="layout" svg:width="16.591cm" svg:height="0.627cm" svg:x="2.817cm" svg:y="14.462cm" svg:viewBox="0 0 16592 628" draw:points="8296,628 0,628 0,0 16592,0 16592,628">
            <text:p/>
          </draw:polygon>
          <draw:path draw:style-name="gr3" draw:text-style-name="P8" draw:layer="layout" svg:width="0.469cm" svg:height="0.418cm" svg:x="2.801cm" svg:y="14.6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8" draw:layer="layout" svg:width="0.457cm" svg:height="0.529cm" svg:x="3.794cm" svg:y="14.441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44cm" svg:height="0.356cm" svg:x="4.292cm" svg:y="14.62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83cm" svg:height="0.492cm" svg:x="4.679cm" svg:y="14.62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9cm" svg:height="0.351cm" svg:x="5.112cm" svg:y="14.627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173cm" svg:height="0.538cm" svg:x="5.541cm" svg:y="14.43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5.763cm" svg:y="14.622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6.132cm" svg:y="14.4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6.444cm" svg:y="14.45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6.655cm" svg:y="14.62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7.044cm" svg:y="14.62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7.729cm" svg:y="14.62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8.119cm" svg:y="14.423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242cm" svg:height="0.485cm" svg:x="8.602cm" svg:y="14.4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8.913cm" svg:y="14.43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9.339cm" svg:y="14.62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9.946cm" svg:y="14.622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166cm" svg:height="0.518cm" svg:x="10.288cm" svg:y="14.45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10.492cm" svg:y="14.4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79cm" svg:height="0.492cm" svg:x="10.772cm" svg:y="14.634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8" draw:layer="layout" svg:width="0.349cm" svg:height="0.356cm" svg:x="11.454cm" svg:y="14.622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51cm" svg:height="0.546cm" svg:x="11.834cm" svg:y="14.423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242cm" svg:height="0.485cm" svg:x="12.06cm" svg:y="14.4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2.368cm" svg:y="14.62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2.711cm" svg:y="14.62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09cm" svg:height="0.516cm" svg:x="13.288cm" svg:y="14.45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09cm" svg:height="0.532cm" svg:x="13.675cm" svg:y="14.45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8" draw:layer="layout" svg:width="0.379cm" svg:height="0.492cm" svg:x="14.297cm" svg:y="14.634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3cm" svg:height="0.356cm" svg:x="14.689cm" svg:y="14.62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15.045cm" svg:y="14.622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15.419cm" svg:y="14.62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6cm" svg:x="15.726cm" svg:y="14.62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515cm" svg:height="0.182cm" svg:x="16.521cm" svg:y="14.6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7.591cm" svg:y="14.45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32cm" svg:height="0.541cm" svg:x="17.982cm" svg:y="14.446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8" draw:layer="layout" svg:width="0.256cm" svg:height="0.516cm" svg:x="18.394cm" svg:y="14.45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8.744cm" svg:y="14.45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8" draw:layer="layout" svg:width="0.309cm" svg:height="0.516cm" svg:x="19.136cm" svg:y="14.45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7" draw:text-style-name="P6" draw:layer="layout" svg:width="26.4cm" svg:height="14.505cm" svg:x="0.8cm" svg:y="0.652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</draw:text-box>
        </draw:frame>
        <draw:g>
          <svg:title>TexMaths</svg:title>
          <svg:desc>22§display§\text {The population of a village increases continuously at the rate}§svg§600§FALSE§</svg:desc>
          <draw:polygon draw:style-name="gr2" draw:text-style-name="P7" draw:layer="layout" svg:width="20.665cm" svg:height="0.628cm" svg:x="2.611cm" svg:y="1.158cm" svg:viewBox="0 0 20666 629" draw:points="10333,629 0,629 0,0 20666,0 20666,629">
            <text:p/>
          </draw:polygon>
          <draw:path draw:style-name="gr3" draw:text-style-name="P8" draw:layer="layout" svg:width="0.502cm" svg:height="0.524cm" svg:x="2.6cm" svg:y="1.14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8" draw:layer="layout" svg:width="0.39cm" svg:height="0.538cm" svg:x="3.154cm" svg:y="1.128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3.582cm" svg:y="1.31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83cm" svg:height="0.492cm" svg:x="4.182cm" svg:y="1.323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44cm" svg:height="0.357cm" svg:x="4.635cm" svg:y="1.31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83cm" svg:height="0.492cm" svg:x="5.02cm" svg:y="1.323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9cm" svg:height="0.351cm" svg:x="5.453cm" svg:y="1.323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173cm" svg:height="0.538cm" svg:x="5.884cm" svg:y="1.12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6.106cm" svg:y="1.31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6.474cm" svg:y="1.1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6.785cm" svg:y="1.14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4cm" svg:height="0.357cm" svg:x="6.996cm" svg:y="1.31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342cm" svg:x="7.385cm" svg:y="1.32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7cm" svg:x="8.07cm" svg:y="1.31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1cm" svg:height="0.547cm" svg:x="8.461cm" svg:y="1.119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349cm" svg:height="0.357cm" svg:x="8.962cm" svg:y="1.31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79cm" svg:height="0.342cm" svg:x="9.589cm" svg:y="1.33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166cm" svg:height="0.519cm" svg:x="10.008cm" svg:y="1.14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173cm" svg:height="0.538cm" svg:x="10.222cm" svg:y="1.12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10.437cm" svg:y="1.12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10.659cm" svg:y="1.31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55cm" svg:height="0.512cm" svg:x="11.034cm" svg:y="1.314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cm" svg:height="0.357cm" svg:x="11.421cm" svg:y="1.31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166cm" svg:height="0.519cm" svg:x="12.026cm" svg:y="1.14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12.239cm" svg:y="1.32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7cm" svg:x="12.671cm" svg:y="1.318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261cm" svg:height="0.342cm" svg:x="13.01cm" svg:y="1.323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7cm" svg:x="13.313cm" svg:y="1.31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9cm" svg:height="0.357cm" svg:x="13.667cm" svg:y="1.31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54cm" svg:height="0.357cm" svg:x="14.047cm" svg:y="1.31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7cm" svg:x="14.348cm" svg:y="1.31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54cm" svg:height="0.357cm" svg:x="14.696cm" svg:y="1.31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95cm" svg:height="0.357cm" svg:x="15.26cm" svg:y="1.318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44cm" svg:height="0.357cm" svg:x="15.599cm" svg:y="1.31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9cm" svg:height="0.342cm" svg:x="15.988cm" svg:y="1.32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16.386cm" svg:y="1.1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16.697cm" svg:y="1.14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16.912cm" svg:y="1.32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9cm" svg:height="0.351cm" svg:x="17.32cm" svg:y="1.323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344cm" svg:height="0.357cm" svg:x="17.746cm" svg:y="1.31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9cm" svg:height="0.351cm" svg:x="18.135cm" svg:y="1.323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254cm" svg:height="0.357cm" svg:x="18.567cm" svg:y="1.31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73cm" svg:height="0.538cm" svg:x="18.871cm" svg:y="1.12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19.075cm" svg:y="1.33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79-44 99-88z">
            <text:p/>
          </draw:path>
          <draw:path draw:style-name="gr3" draw:text-style-name="P8" draw:layer="layout" svg:width="0.349cm" svg:height="0.357cm" svg:x="19.758cm" svg:y="1.31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20.128cm" svg:y="1.1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242cm" svg:height="0.485cm" svg:x="20.686cm" svg:y="1.1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20.997cm" svg:y="1.128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21.423cm" svg:y="1.31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22.025cm" svg:y="1.323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22.338cm" svg:y="1.31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4cm" svg:height="0.485cm" svg:x="22.708cm" svg:y="1.18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cm" svg:height="0.357cm" svg:x="23.014cm" svg:y="1.31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</draw:g>
        <draw:g>
          <svg:title>TexMaths</svg:title>
          <svg:desc>24§display§\text {(2)}§svg§600§FALSE§</svg:desc>
          <draw:polygon draw:style-name="gr2" draw:text-style-name="P7" draw:layer="layout" svg:width="0.91cm" svg:height="0.76cm" svg:x="1.204cm" svg:y="1.066cm" svg:viewBox="0 0 911 761" draw:points="455,761 0,761 0,0 911,0 911,761">
            <text:p/>
          </draw:polygon>
          <draw:path draw:style-name="gr3" draw:text-style-name="P8" draw:layer="layout" svg:width="0.197cm" svg:height="0.844cm" svg:x="1.244cm" svg:y="1.02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37cm" svg:height="0.564cm" svg:x="1.533cm" svg:y="1.095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1.961cm" svg:y="1.02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Solution :}§svg§600§FALSE§</svg:desc>
          <draw:polygon draw:style-name="gr2" draw:text-style-name="P7" draw:layer="layout" svg:width="3.123cm" svg:height="0.485cm" svg:x="1.303cm" svg:y="5.765cm" svg:viewBox="0 0 3124 486" draw:points="1562,486 0,486 0,0 3124,0 3124,486">
            <text:p/>
          </draw:polygon>
          <draw:path draw:style-name="gr3" draw:text-style-name="P8" draw:layer="layout" svg:width="0.344cm" svg:height="0.562cm" svg:x="1.308cm" svg:y="5.726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8" draw:layer="layout" svg:width="0.344cm" svg:height="0.356cm" svg:x="1.715cm" svg:y="5.925cm" svg:viewBox="0 0 345 357" svg:d="M345 181c0-98-79-181-172-181-97 0-173 84-173 181 0 101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8" draw:layer="layout" svg:width="0.173cm" svg:height="0.537cm" svg:x="2.106cm" svg:y="5.735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9cm" svg:height="0.351cm" svg:x="2.321cm" svg:y="5.93cm" svg:viewBox="0 0 391 352" svg:d="M278 282v70l113-9v-25c-55 0-60-5-60-42v-276l-114 9v24c54 0 59 6 59 43v139c0 66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2.74cm" svg:y="5.796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8" draw:layer="layout" svg:width="0.166cm" svg:height="0.518cm" svg:x="3.051cm" svg:y="5.7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3.263cm" svg:y="5.925cm" svg:viewBox="0 0 345 357" svg:d="M345 181c0-98-79-181-172-181-97 0-173 84-173 181 0 101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8" draw:layer="layout" svg:width="0.39cm" svg:height="0.342cm" svg:x="3.652cm" svg:y="5.93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084cm" svg:height="0.333cm" svg:x="4.382cm" svg:y="5.937cm" svg:viewBox="0 0 85 334" svg:d="M85 40c0-21-20-40-43-40s-42 19-42 40c0 23 19 43 42 43s43-20 43-43zM85 294c0-23-20-41-43-41s-42 18-42 41 19 40 42 40 43-17 43-40z">
            <text:p/>
          </draw:path>
        </draw:g>
        <draw:g>
          <svg:title>TexMaths</svg:title>
          <svg:desc>22§display§\text {proportional to the number of its inhabitants present at any time. If}§svg§600§FALSE§</svg:desc>
          <draw:polygon draw:style-name="gr2" draw:text-style-name="P7" draw:layer="layout" svg:width="23.202cm" svg:height="0.627cm" svg:x="2.721cm" svg:y="2.259cm" svg:viewBox="0 0 23203 628" draw:points="11602,628 0,628 0,0 23203,0 23203,628">
            <text:p/>
          </draw:polygon>
          <draw:path draw:style-name="gr3" draw:text-style-name="P8" draw:layer="layout" svg:width="0.383cm" svg:height="0.492cm" svg:x="2.703cm" svg:y="2.42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261cm" svg:height="0.342cm" svg:x="3.132cm" svg:y="2.4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3.435cm" svg:y="2.4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83cm" svg:height="0.492cm" svg:x="3.822cm" svg:y="2.42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4cm" svg:height="0.356cm" svg:x="4.273cm" svg:y="2.4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61cm" svg:height="0.342cm" svg:x="4.66cm" svg:y="2.4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42cm" svg:height="0.485cm" svg:x="4.956cm" svg:y="2.2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5.267cm" svg:y="2.2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5.478cm" svg:y="2.4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5.867cm" svg:y="2.4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9cm" svg:height="0.356cm" svg:x="6.306cm" svg:y="2.4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6.686cm" svg:y="2.22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44cm" svg:height="0.485cm" svg:x="7.147cm" svg:y="2.2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44cm" svg:height="0.356cm" svg:x="7.455cm" svg:y="2.4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8.092cm" svg:y="2.2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8.402cm" svg:y="2.2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8.829cm" svg:y="2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9.433cm" svg:y="2.4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9cm" svg:height="0.351cm" svg:x="9.841cm" svg:y="2.424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604cm" svg:height="0.342cm" svg:x="10.271cm" svg:y="2.424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6cm" svg:x="10.89cm" svg:y="2.229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cm" svg:height="0.356cm" svg:x="11.343cm" svg:y="2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1.686cm" svg:y="2.4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12.246cm" svg:y="2.4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12.636cm" svg:y="2.2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166cm" svg:height="0.518cm" svg:x="13.131cm" svg:y="2.2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4cm" svg:height="0.485cm" svg:x="13.335cm" svg:y="2.2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254cm" svg:height="0.356cm" svg:x="13.646cm" svg:y="2.4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4.208cm" svg:y="2.2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4.423cm" svg:y="2.4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9cm" svg:height="0.538cm" svg:x="14.852cm" svg:y="2.2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15.29cm" svg:y="2.419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383cm" svg:height="0.546cm" svg:x="15.665cm" svg:y="2.229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166cm" svg:height="0.518cm" svg:x="16.098cm" svg:y="2.2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16.302cm" svg:y="2.2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6.621cm" svg:y="2.419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39cm" svg:height="0.342cm" svg:x="16.999cm" svg:y="2.4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17.399cm" svg:y="2.2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254cm" svg:height="0.356cm" svg:x="17.71cm" svg:y="2.4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492cm" svg:x="18.268cm" svg:y="2.42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261cm" svg:height="0.342cm" svg:x="18.698cm" svg:y="2.4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9cm" svg:y="2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9.349cm" svg:y="2.4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19.65cm" svg:y="2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9.996cm" svg:y="2.4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20.394cm" svg:y="2.2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20.97cm" svg:y="2.419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42cm" svg:height="0.485cm" svg:x="21.339cm" svg:y="2.2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21.915cm" svg:y="2.4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22.295cm" svg:y="2.4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492cm" svg:x="22.693cm" svg:y="2.43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244cm" svg:height="0.485cm" svg:x="23.358cm" svg:y="2.2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166cm" svg:height="0.518cm" svg:x="23.67cm" svg:y="2.2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604cm" svg:height="0.342cm" svg:x="23.884cm" svg:y="2.424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24.525cm" svg:y="2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24.914cm" svg:y="2.683cm" svg:viewBox="0 0 84 84" svg:d="M84 42c0-23-19-42-42-42s-42 19-42 42 19 42 42 42 42-19 42-42z">
            <text:p/>
          </draw:path>
          <draw:path draw:style-name="gr3" draw:text-style-name="P8" draw:layer="layout" svg:width="0.237cm" svg:height="0.529cm" svg:x="25.428cm" svg:y="2.238cm" svg:viewBox="0 0 238 530" svg:d="M153 60c0-27 4-35 65-35h20v-25c-27 2-88 2-118 2-32 0-92 0-120-2v25h21c60 0 63 8 63 35v410c0 28-3 35-63 35h-21v25c28-2 88-2 118-2 32 0 93 0 120 2v-25h-20c-61 0-65-7-65-35z">
            <text:p/>
          </draw:path>
          <draw:path draw:style-name="gr3" draw:text-style-name="P8" draw:layer="layout" svg:width="0.251cm" svg:height="0.546cm" svg:x="25.709cm" svg:y="2.2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</draw:g>
        <draw:g>
          <svg:title>TexMaths</svg:title>
          <svg:desc>22§display§\text {the village was 20, 000 in 1999 and 25000 in the year 2004, what will}§svg§600§FALSE§</svg:desc>
          <draw:polygon draw:style-name="gr2" draw:text-style-name="P7" draw:layer="layout" svg:width="23.28cm" svg:height="0.62cm" svg:x="2.732cm" svg:y="3.36cm" svg:viewBox="0 0 23281 621" draw:points="11640,621 0,621 0,0 23281,0 23281,621">
            <text:p/>
          </draw:polygon>
          <draw:path draw:style-name="gr3" draw:text-style-name="P8" draw:layer="layout" svg:width="0.244cm" svg:height="0.486cm" svg:x="2.707cm" svg:y="3.383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39cm" svg:height="0.539cm" svg:x="3.019cm" svg:y="3.321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3cm" svg:height="0.357cm" svg:x="3.444cm" svg:y="3.511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79cm" svg:height="0.343cm" svg:x="4.039cm" svg:y="3.526cm" svg:viewBox="0 0 380 344" svg:d="M308 76c7-18 21-51 72-51v-25c-17 2-40 2-58 2-19 0-54-2-69-2v25c30 0 39 17 39 33 0 7-2 9-5 18l-79 199-88-217c-4-10-4-12-4-14 0-19 30-19 44-19v-25c-23 0-67 2-84 2-21 0-53 0-76-2v25c49 0 53 3 62 28l112 277c6 10 6 14 16 14 11 0 14-7 16-14z">
            <text:p/>
          </draw:path>
          <draw:path draw:style-name="gr3" draw:text-style-name="P8" draw:layer="layout" svg:width="0.166cm" svg:height="0.519cm" svg:x="4.458cm" svg:y="3.3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173cm" svg:height="0.539cm" svg:x="4.673cm" svg:y="3.321cm" svg:viewBox="0 0 174 540" svg:d="M113 0l-113 9v25c55 0 62 5 62 42v404c0 35-9 35-62 35v25c26-2 67-2 86-2 20 0 58 0 88 2v-25c-53 0-61 0-61-35z">
            <text:p/>
          </draw:path>
          <draw:path draw:style-name="gr3" draw:text-style-name="P8" draw:layer="layout" svg:width="0.173cm" svg:height="0.539cm" svg:x="4.888cm" svg:y="3.321cm" svg:viewBox="0 0 174 540" svg:d="M113 0l-113 9v25c55 0 62 5 62 42v404c0 35-9 35-62 35v25c26-2 67-2 86-2 20 0 58 0 88 2v-25c-53 0-61 0-61-35z">
            <text:p/>
          </draw:path>
          <draw:path draw:style-name="gr3" draw:text-style-name="P8" draw:layer="layout" svg:width="0.349cm" svg:height="0.357cm" svg:x="5.109cm" svg:y="3.511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355cm" svg:height="0.512cm" svg:x="5.486cm" svg:y="3.508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cm" svg:height="0.357cm" svg:x="5.871cm" svg:y="3.511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531cm" svg:height="0.343cm" svg:x="6.466cm" svg:y="3.526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8" draw:layer="layout" svg:width="0.349cm" svg:height="0.357cm" svg:x="7.021cm" svg:y="3.511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54cm" svg:height="0.357cm" svg:x="7.401cm" svg:y="3.511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309cm" svg:height="0.517cm" svg:x="7.976cm" svg:y="3.342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7 68-5 7-57 7-72 7z">
            <text:p/>
          </draw:path>
          <draw:path draw:style-name="gr3" draw:text-style-name="P8" draw:layer="layout" svg:width="0.326cm" svg:height="0.533cm" svg:x="8.355cm" svg:y="3.342cm" svg:viewBox="0 0 327 534" svg:d="M327 270c0-64-3-125-31-184-36-74-99-86-132-86-46 0-104 19-136 92-24 54-28 114-28 178 0 58 4 127 35 187 34 61 90 77 129 77 42 0 100-16 135-90 25-53 28-114 28-174zM164 518c-30 0-78-19-90-95-9-46-9-118-9-164 0-49 0-100 5-143 16-91 74-98 94-98 24 0 77 14 91 90 7 44 7 102 7 151 0 58 0 111-9 161-10 74-54 98-89 98z">
            <text:p/>
          </draw:path>
          <draw:path draw:style-name="gr3" draw:text-style-name="P8" draw:layer="layout" svg:width="0.091cm" svg:height="0.232cm" svg:x="8.777cm" svg:y="3.776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8" draw:layer="layout" svg:width="0.326cm" svg:height="0.533cm" svg:x="9.214cm" svg:y="3.342cm" svg:viewBox="0 0 327 534" svg:d="M327 270c0-64-3-125-31-184-36-74-99-86-132-86-46 0-104 19-136 92-24 54-28 114-28 178 0 58 4 127 35 187 34 61 90 77 129 77 42 0 100-16 135-90 25-53 28-114 28-174zM164 518c-30 0-78-19-92-95-7-46-7-118-7-164 0-49 0-100 5-143 16-91 74-98 94-98 24 0 75 14 91 90 7 44 7 102 7 151 0 58 0 111-9 161-10 74-54 98-89 98z">
            <text:p/>
          </draw:path>
          <draw:path draw:style-name="gr3" draw:text-style-name="P8" draw:layer="layout" svg:width="0.326cm" svg:height="0.533cm" svg:x="9.601cm" svg:y="3.342cm" svg:viewBox="0 0 327 534" svg:d="M327 270c0-64-3-125-31-184-36-74-99-86-132-86-46 0-104 19-136 92-24 54-28 114-28 178 0 58 4 127 35 187 34 61 90 77 129 77 42 0 100-16 135-90 25-53 28-114 28-174zM164 518c-30 0-78-19-90-95-9-46-9-118-9-164 0-49 0-100 5-143 16-91 74-98 94-98 24 0 77 14 91 90 7 44 7 102 7 151 0 58 0 111-9 161-10 74-54 98-89 98z">
            <text:p/>
          </draw:path>
          <draw:path draw:style-name="gr3" draw:text-style-name="P8" draw:layer="layout" svg:width="0.326cm" svg:height="0.533cm" svg:x="9.986cm" svg:y="3.342cm" svg:viewBox="0 0 327 534" svg:d="M327 270c0-64-3-125-31-184-36-74-99-86-132-86-46 0-104 19-136 92-24 54-28 114-28 178 0 58 4 127 35 187 34 61 90 77 129 77 42 0 100-16 135-90 25-53 28-114 28-174zM164 518c-30 0-78-19-92-95-7-46-7-118-7-164 0-49 0-100 5-143 16-91 74-98 94-98 24 0 75 14 91 90 7 44 7 102 7 151 0 58 0 111-9 161-10 74-54 98-89 98z">
            <text:p/>
          </draw:path>
          <draw:path draw:style-name="gr3" draw:text-style-name="P8" draw:layer="layout" svg:width="0.166cm" svg:height="0.519cm" svg:x="10.627cm" svg:y="3.3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43cm" svg:x="10.84cm" svg:y="3.517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56cm" svg:height="0.517cm" svg:x="11.572cm" svg:y="3.342cm" svg:viewBox="0 0 257 518" svg:d="M160 19c0-17 0-19-19-19-48 49-116 49-141 49v25c16 0 62 0 102-21v404c0 28-2 37-72 37h-25v24c27-3 95-3 125-3 32 0 99 0 127 3v-24h-25c-70 0-72-9-72-37z">
            <text:p/>
          </draw:path>
          <draw:path draw:style-name="gr3" draw:text-style-name="P8" draw:layer="layout" svg:width="0.321cm" svg:height="0.533cm" svg:x="11.922cm" svg:y="3.342cm" svg:viewBox="0 0 322 534" svg:d="M253 270v24c0 184-81 219-126 219-13 0-55-2-76-28 33 0 41-23 41-35 0-25-20-37-37-37-13 0-36 7-36 38 0 52 43 83 108 83 100 0 195-106 195-271 0-210-88-263-158-263-43 0-81 14-115 49-31 36-49 67-49 126 0 97 69 172 155 172 47 0 79-31 98-77zM157 330c-13 0-50 0-73-48-14-30-14-69-14-106 0-42 0-79 16-107 21-39 51-50 78-50 37 0 61 27 75 62 9 25 13 74 13 109 0 66-27 140-95 140z">
            <text:p/>
          </draw:path>
          <draw:path draw:style-name="gr3" draw:text-style-name="P8" draw:layer="layout" svg:width="0.321cm" svg:height="0.533cm" svg:x="12.309cm" svg:y="3.342cm" svg:viewBox="0 0 322 534" svg:d="M253 270v24c0 184-81 219-126 219-13 0-55-2-76-28 33 0 41-23 41-35 0-25-20-37-37-37-13 0-36 7-36 38 0 52 43 83 108 83 100 0 195-106 195-271 0-210-88-263-158-263-43 0-81 14-115 49-31 36-49 67-49 126 0 97 69 172 155 172 47 0 79-31 98-77zM157 330c-13 0-50 0-73-48-14-30-14-69-14-106 0-42 0-79 16-107 21-39 51-50 78-50 37 0 61 27 75 62 9 25 13 74 13 109 0 66-27 140-95 140z">
            <text:p/>
          </draw:path>
          <draw:path draw:style-name="gr3" draw:text-style-name="P8" draw:layer="layout" svg:width="0.321cm" svg:height="0.533cm" svg:x="12.695cm" svg:y="3.342cm" svg:viewBox="0 0 322 534" svg:d="M253 270v24c0 184-81 219-126 219-14 0-55-2-76-28 33 0 41-23 41-35 0-25-20-37-37-37-13 0-36 7-36 38 0 52 43 83 108 83 100 0 195-106 195-271 0-210-88-263-158-263-43 0-81 14-115 49-31 36-49 67-49 126 0 97 69 172 155 172 47 0 79-31 98-77zM157 330c-13 0-50 0-73-48-14-30-14-69-14-106 0-42 0-79 16-107 21-39 51-50 78-50 37 0 61 27 75 62 9 25 13 74 13 109 0 66-27 140-95 140z">
            <text:p/>
          </draw:path>
          <draw:path draw:style-name="gr3" draw:text-style-name="P8" draw:layer="layout" svg:width="0.349cm" svg:height="0.357cm" svg:x="13.339cm" svg:y="3.511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39cm" svg:height="0.343cm" svg:x="13.719cm" svg:y="3.517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383cm" svg:height="0.547cm" svg:x="14.15cm" svg:y="3.321cm" svg:viewBox="0 0 384 548" svg:d="M269 497v51l115-8v-25c-55 0-62-5-62-42v-473l-111 9v25c55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8" draw:layer="layout" svg:width="0.309cm" svg:height="0.517cm" svg:x="14.849cm" svg:y="3.342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7 68-5 7-57 7-72 7z">
            <text:p/>
          </draw:path>
          <draw:path draw:style-name="gr3" draw:text-style-name="P8" draw:layer="layout" svg:width="0.309cm" svg:height="0.533cm" svg:x="15.236cm" svg:y="3.342cm" svg:viewBox="0 0 310 534" svg:d="M310 361c0-91-64-171-148-171-37 0-70 13-99 41v-152c16 6 43 11 67 11 95 0 150-71 150-81 0-5-2-9-7-9-2 0-4 0-7 2-16 7-53 23-106 23-32 0-67-6-104-21-5-4-7-4-8-4-8 0-8 7-8 19v230c0 14 0 21 11 21 5 0 7-2 9-7 9-13 39-55 100-55 41 0 60 35 67 49 12 30 14 60 14 99 0 27 0 74-19 106-18 30-48 51-83 51-56 0-100-40-114-86 1 0 5 0 14 0 24 0 38-20 38-37 0-20-14-39-38-39-13 0-39 5-39 42 0 65 53 141 141 141 90 0 169-74 169-173z">
            <text:p/>
          </draw:path>
          <draw:path draw:style-name="gr3" draw:text-style-name="P8" draw:layer="layout" svg:width="0.326cm" svg:height="0.533cm" svg:x="15.615cm" svg:y="3.342cm" svg:viewBox="0 0 327 534" svg:d="M327 270c0-64-3-125-31-184-36-74-99-86-132-86-46 0-104 19-136 92-24 54-28 114-28 178 0 58 4 127 35 187 34 61 90 77 129 77 42 0 100-16 135-90 25-53 28-114 28-174zM164 518c-30 0-78-19-92-95-7-46-7-118-7-164 0-49 0-100 5-143 16-91 74-98 94-98 24 0 75 14 91 90 7 44 7 102 7 151 0 58 0 111-9 161-10 74-54 98-89 98z">
            <text:p/>
          </draw:path>
          <draw:path draw:style-name="gr3" draw:text-style-name="P8" draw:layer="layout" svg:width="0.326cm" svg:height="0.533cm" svg:x="16cm" svg:y="3.342cm" svg:viewBox="0 0 327 534" svg:d="M327 270c0-64-3-125-31-184-36-74-99-86-132-86-46 0-104 19-136 92-24 54-28 114-28 178 0 58 4 127 35 187 34 61 90 77 129 77 42 0 100-16 135-90 25-53 28-114 28-174zM164 518c-30 0-78-19-92-95-7-46-7-118-7-164 0-49 0-100 5-143 16-91 74-98 94-98 24 0 75 14 91 90 7 44 7 102 7 151 0 58 0 111-9 161-10 74-54 98-89 98z">
            <text:p/>
          </draw:path>
          <draw:path draw:style-name="gr3" draw:text-style-name="P8" draw:layer="layout" svg:width="0.326cm" svg:height="0.533cm" svg:x="16.387cm" svg:y="3.342cm" svg:viewBox="0 0 327 534" svg:d="M327 270c0-64-3-125-31-184-36-74-99-86-132-86-46 0-104 19-136 92-24 54-28 114-28 178 0 58 4 127 35 187 34 61 90 77 129 77 42 0 100-16 135-90 25-53 28-114 28-174zM164 518c-30 0-78-19-90-95-9-46-9-118-9-164 0-49 0-100 5-143 16-91 74-98 94-98 24 0 77 14 91 90 7 44 7 102 7 151 0 58 0 111-9 161-10 74-54 98-89 98z">
            <text:p/>
          </draw:path>
          <draw:path draw:style-name="gr3" draw:text-style-name="P8" draw:layer="layout" svg:width="0.166cm" svg:height="0.519cm" svg:x="17.026cm" svg:y="3.3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43cm" svg:x="17.241cm" svg:y="3.517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4cm" svg:height="0.486cm" svg:x="17.918cm" svg:y="3.383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39cm" svg:height="0.539cm" svg:x="18.228cm" svg:y="3.321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3cm" svg:height="0.357cm" svg:x="18.656cm" svg:y="3.511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79cm" svg:height="0.493cm" svg:x="19.249cm" svg:y="3.526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8" draw:layer="layout" svg:width="0.3cm" svg:height="0.357cm" svg:x="19.643cm" svg:y="3.511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49cm" svg:height="0.357cm" svg:x="19.999cm" svg:y="3.511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61cm" svg:height="0.343cm" svg:x="20.374cm" svg:y="3.517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09cm" svg:height="0.517cm" svg:x="20.951cm" svg:y="3.342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7 68-5 7-57 7-72 7z">
            <text:p/>
          </draw:path>
          <draw:path draw:style-name="gr3" draw:text-style-name="P8" draw:layer="layout" svg:width="0.326cm" svg:height="0.533cm" svg:x="21.329cm" svg:y="3.342cm" svg:viewBox="0 0 327 534" svg:d="M327 270c0-64-3-125-31-184-36-74-99-86-132-86-46 0-104 19-136 92-24 54-28 114-28 178 0 58 4 127 35 187 34 61 90 77 129 77 42 0 100-16 135-90 25-53 28-114 28-174zM164 518c-30 0-78-19-90-95-9-46-9-118-9-164 0-49 0-100 5-143 16-91 74-98 94-98 24 0 77 14 91 90 7 44 7 102 7 151 0 58 0 111-9 161-10 74-54 98-89 98z">
            <text:p/>
          </draw:path>
          <draw:path draw:style-name="gr3" draw:text-style-name="P8" draw:layer="layout" svg:width="0.326cm" svg:height="0.533cm" svg:x="21.716cm" svg:y="3.342cm" svg:viewBox="0 0 327 534" svg:d="M327 270c0-64-3-125-31-184-36-74-99-86-132-86-46 0-104 19-136 92-24 54-28 114-28 178 0 58 4 127 35 187 34 61 90 77 129 77 42 0 100-16 135-90 25-53 28-114 28-174zM164 518c-30 0-78-19-92-95-7-46-7-118-7-164 0-49 0-100 5-143 16-91 74-98 94-98 24 0 75 14 91 90 7 44 7 102 7 151 0 58 0 111-9 161-10 74-54 98-89 98z">
            <text:p/>
          </draw:path>
          <draw:path draw:style-name="gr3" draw:text-style-name="P8" draw:layer="layout" svg:width="0.344cm" svg:height="0.524cm" svg:x="22.093cm" svg:y="3.333cm" svg:viewBox="0 0 345 525" svg:d="M208 398v67c0 29-2 38-60 38h-16v22c32-1 72-1 104-1 33 0 74 0 105 1v-22h-15c-58 0-60-9-60-38v-67h79v-24h-79v-355c0-14 0-19-13-19-7 0-8 0-14 9l-239 365v24zM211 374h-190l190-289z">
            <text:p/>
          </draw:path>
          <draw:path draw:style-name="gr3" draw:text-style-name="P8" draw:layer="layout" svg:width="0.091cm" svg:height="0.232cm" svg:x="22.526cm" svg:y="3.776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8" draw:layer="layout" svg:width="0.531cm" svg:height="0.343cm" svg:x="22.945cm" svg:y="3.526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8" draw:layer="layout" svg:width="0.39cm" svg:height="0.539cm" svg:x="23.515cm" svg:y="3.321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349cm" svg:height="0.357cm" svg:x="23.952cm" svg:y="3.511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42cm" svg:height="0.486cm" svg:x="24.321cm" svg:y="3.383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531cm" svg:height="0.343cm" svg:x="24.879cm" svg:y="3.526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8" draw:layer="layout" svg:width="0.166cm" svg:height="0.519cm" svg:x="25.448cm" svg:y="3.3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173cm" svg:height="0.539cm" svg:x="25.662cm" svg:y="3.321cm" svg:viewBox="0 0 174 540" svg:d="M113 0l-113 9v25c55 0 62 5 62 42v404c0 35-9 35-62 35v25c26-2 67-2 86-2 20 0 58 0 88 2v-25c-53 0-61 0-61-35z">
            <text:p/>
          </draw:path>
          <draw:path draw:style-name="gr3" draw:text-style-name="P8" draw:layer="layout" svg:width="0.173cm" svg:height="0.539cm" svg:x="25.879cm" svg:y="3.321cm" svg:viewBox="0 0 174 540" svg:d="M113 0l-113 9v25c55 0 62 5 62 42v404c0 35-9 35-62 35v25c26-2 67-2 86-2 20 0 58 0 88 2v-25c-53 0-61 0-61-35z">
            <text:p/>
          </draw:path>
        </draw:g>
        <draw:g>
          <svg:title>TexMaths</svg:title>
          <svg:desc>22§display§\text {be the population of the village in 2009 ? } §svg§600§FALSE§</svg:desc>
          <draw:polygon draw:style-name="gr2" draw:text-style-name="P7" draw:layer="layout" svg:width="13.86cm" svg:height="0.628cm" svg:x="2.727cm" svg:y="4.66cm" svg:viewBox="0 0 13861 629" draw:points="6930,629 0,629 0,0 13861,0 13861,629">
            <text:p/>
          </draw:polygon>
          <draw:path draw:style-name="gr3" draw:text-style-name="P8" draw:layer="layout" svg:width="0.383cm" svg:height="0.547cm" svg:x="2.709cm" svg:y="4.63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8" draw:layer="layout" svg:width="0.3cm" svg:height="0.357cm" svg:x="3.161cm" svg:y="4.8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44cm" svg:height="0.485cm" svg:x="3.754cm" svg:y="4.69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9cm" svg:height="0.538cm" svg:x="4.066cm" svg:y="4.63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4.492cm" svg:y="4.8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83cm" svg:height="0.492cm" svg:x="5.094cm" svg:y="4.825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44cm" svg:height="0.357cm" svg:x="5.544cm" svg:y="4.8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83cm" svg:height="0.492cm" svg:x="5.931cm" svg:y="4.825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9cm" svg:height="0.351cm" svg:x="6.364cm" svg:y="4.825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173cm" svg:height="0.538cm" svg:x="6.794cm" svg:y="4.6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7.015cm" svg:y="4.8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7.385cm" svg:y="4.69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7.697cm" svg:y="4.64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4cm" svg:height="0.357cm" svg:x="7.908cm" svg:y="4.8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9cm" svg:height="0.342cm" svg:x="8.297cm" svg:y="4.82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7cm" svg:x="8.981cm" svg:y="4.8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1cm" svg:height="0.547cm" svg:x="9.372cm" svg:y="4.621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8" draw:layer="layout" svg:width="0.244cm" svg:height="0.485cm" svg:x="9.854cm" svg:y="4.69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9cm" svg:height="0.538cm" svg:x="10.166cm" svg:y="4.63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10.592cm" svg:y="4.8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79cm" svg:height="0.342cm" svg:x="11.186cm" svg:y="4.832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166cm" svg:height="0.519cm" svg:x="11.605cm" svg:y="4.64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173cm" svg:height="0.538cm" svg:x="11.82cm" svg:y="4.6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12.035cm" svg:y="4.6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12.256cm" svg:y="4.8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54cm" svg:height="0.512cm" svg:x="12.631cm" svg:y="4.816cm" svg:viewBox="0 0 355 513" svg:d="M151 218c-68 0-68-77-68-95 0-21 1-46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cm" svg:height="0.357cm" svg:x="13.018cm" svg:y="4.8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166cm" svg:height="0.519cm" svg:x="13.624cm" svg:y="4.64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13.837cm" svg:y="4.82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09cm" svg:height="0.517cm" svg:x="14.539cm" svg:y="4.65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326cm" svg:height="0.533cm" svg:x="14.917cm" svg:y="4.651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8" draw:layer="layout" svg:width="0.326cm" svg:height="0.533cm" svg:x="15.303cm" svg:y="4.651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8" draw:layer="layout" svg:width="0.321cm" svg:height="0.533cm" svg:x="15.692cm" svg:y="4.651cm" svg:viewBox="0 0 322 534" svg:d="M253 269v25c0 183-81 219-126 219-13 0-55-2-76-29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279cm" svg:height="0.547cm" svg:x="16.348cm" svg:y="4.621cm" svg:viewBox="0 0 280 548" svg:d="M139 354c0-99 76-153 102-173 21-15 39-44 39-77 0-44-32-104-148-104-84 0-132 53-132 104 0 26 18 37 35 37 23 0 37-16 37-37 0-34-33-34-44-34 25-42 69-52 102-52 85 0 85 52 85 82 0 46-13 60-27 74-51 55-68 127-68 175v35c0 14 0 18 8 18 11 0 11-7 11-22zM171 505c0-21-20-40-43-40-21 0-40 19-40 40 0 23 19 43 40 43 23 0 43-20 43-43z">
            <text:p/>
          </draw:path>
        </draw:g>
        <draw:g>
          <svg:title>TexMaths</svg:title>
          <svg:desc>22§display§\text {Let } P \text { be the population of the village at any time t. The rate of}§svg§600§FALSE§</svg:desc>
          <draw:polygon draw:style-name="gr2" draw:text-style-name="P7" draw:layer="layout" svg:width="21.95cm" svg:height="0.628cm" svg:x="4.817cm" svg:y="5.859cm" svg:viewBox="0 0 21951 629" draw:points="10976,629 0,629 0,0 21951,0 21951,629">
            <text:p/>
          </draw:polygon>
          <draw:path draw:style-name="gr3" draw:text-style-name="P8" draw:layer="layout" svg:width="0.425cm" svg:height="0.529cm" svg:x="4.803cm" svg:y="5.838cm" svg:viewBox="0 0 426 530" svg:d="M426 329h-19c-9 80-20 176-157 176h-63c-36 0-37-5-37-29v-414c0-27 0-37 74-37h24v-25c-28 2-98 2-130 2-30 0-92 0-118-2v25h19c60 0 60 8 60 35v410c0 28 0 35-60 35h-19v25h405z">
            <text:p/>
          </draw:path>
          <draw:path draw:style-name="gr3" draw:text-style-name="P8" draw:layer="layout" svg:width="0.3cm" svg:height="0.357cm" svg:x="5.283cm" svg:y="6.0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44cm" svg:height="0.485cm" svg:x="5.62cm" svg:y="5.8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553cm" svg:height="0.529cm" svg:x="6.195cm" svg:y="5.838cm" svg:viewBox="0 0 554 530" svg:d="M204 285h132c109 0 218-81 218-167 0-60-51-118-153-118h-251c-14 0-23 0-23 14 0 11 7 11 23 11 8 0 22 0 33 1 12 0 16 4 16 13 0 2 0 5-2 14l-105 417c-8 30-9 35-71 35-12 0-21 0-21 16 0 9 9 9 12 9 21 0 76-2 99-2 16 0 33 0 49 0s34 2 49 2c7 0 16 0 16-16 0-9-7-9-21-9-28 0-51 0-51-14 0-3 2-7 4-12zM260 53c8-27 8-28 41-28h76c63 0 105 21 105 74 0 30-16 96-46 125-38 35-86 40-119 40h-109z">
            <text:p/>
          </draw:path>
          <draw:path draw:style-name="gr3" draw:text-style-name="P8" draw:layer="layout" svg:width="0.383cm" svg:height="0.547cm" svg:x="7.047cm" svg:y="5.829cm" svg:viewBox="0 0 384 548" svg:d="M113 247v-247l-113 9v24c55 0 60 6 60 43v463h19c2-2 7-12 28-48 13 18 44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8" draw:layer="layout" svg:width="0.3cm" svg:height="0.357cm" svg:x="7.498cm" svg:y="6.0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44cm" svg:height="0.485cm" svg:x="8.093cm" svg:y="5.8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9cm" svg:height="0.538cm" svg:x="8.404cm" svg:y="5.829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8.83cm" svg:y="6.0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83cm" svg:height="0.492cm" svg:x="9.432cm" svg:y="6.024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44cm" svg:height="0.357cm" svg:x="9.882cm" svg:y="6.01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83cm" svg:height="0.492cm" svg:x="10.268cm" svg:y="6.024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9cm" svg:height="0.351cm" svg:x="10.701cm" svg:y="6.024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173cm" svg:height="0.538cm" svg:x="11.132cm" svg:y="5.82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11.354cm" svg:y="6.019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8" draw:layer="layout" svg:width="0.242cm" svg:height="0.485cm" svg:x="11.722cm" svg:y="5.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12.033cm" svg:y="5.84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4cm" svg:height="0.357cm" svg:x="12.244cm" svg:y="6.01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342cm" svg:x="12.635cm" svg:y="6.02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7cm" svg:x="13.318cm" svg:y="6.01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1cm" svg:height="0.547cm" svg:x="13.709cm" svg:y="5.82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14.193cm" svg:y="5.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4.503cm" svg:y="5.829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14.93cm" svg:y="6.0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79cm" svg:height="0.342cm" svg:x="15.523cm" svg:y="6.031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166cm" svg:height="0.519cm" svg:x="15.942cm" svg:y="5.84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173cm" svg:height="0.538cm" svg:x="16.157cm" svg:y="5.82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16.372cm" svg:y="5.82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16.593cm" svg:y="6.01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55cm" svg:height="0.512cm" svg:x="16.97cm" svg:y="6.015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cm" svg:height="0.357cm" svg:x="17.357cm" svg:y="6.0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9cm" svg:height="0.357cm" svg:x="17.968cm" svg:y="6.01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18.338cm" svg:y="5.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7cm" svg:x="18.913cm" svg:y="6.01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19.293cm" svg:y="6.02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492cm" svg:x="19.691cm" svg:y="6.031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8" draw:layer="layout" svg:width="0.244cm" svg:height="0.485cm" svg:x="20.356cm" svg:y="5.8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166cm" svg:height="0.519cm" svg:x="20.668cm" svg:y="5.84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604cm" svg:height="0.342cm" svg:x="20.883cm" svg:y="6.024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7cm" svg:x="21.523cm" svg:y="6.0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42cm" svg:height="0.485cm" svg:x="22.118cm" svg:y="5.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083cm" svg:height="0.084cm" svg:x="22.47cm" svg:y="6.283cm" svg:viewBox="0 0 84 85" svg:d="M84 42c0-23-19-42-42-42s-42 19-42 42 19 43 42 43 42-20 42-43z">
            <text:p/>
          </draw:path>
          <draw:path draw:style-name="gr3" draw:text-style-name="P8" draw:layer="layout" svg:width="0.502cm" svg:height="0.524cm" svg:x="22.989cm" svg:y="5.841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8" draw:layer="layout" svg:width="0.39cm" svg:height="0.538cm" svg:x="23.546cm" svg:y="5.829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23.972cm" svg:y="6.0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24.574cm" svg:y="6.02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24.887cm" svg:y="6.01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25.256cm" svg:y="5.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25.564cm" svg:y="6.0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4cm" svg:height="0.357cm" svg:x="26.165cm" svg:y="6.01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1cm" svg:height="0.547cm" svg:x="26.555cm" svg:y="5.82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</draw:g>
        <draw:g>
          <svg:title>TexMaths</svg:title>
          <svg:desc>22§display§\text {increas of the population is proprotional to the number of inhabitants.}§svg§600§FALSE§</svg:desc>
          <draw:polygon draw:style-name="gr2" draw:text-style-name="P7" draw:layer="layout" svg:width="23.741cm" svg:height="0.619cm" svg:x="2.817cm" svg:y="6.961cm" svg:viewBox="0 0 23742 620" draw:points="11871,620 0,620 0,0 23742,0 23742,620">
            <text:p/>
          </draw:polygon>
          <draw:path draw:style-name="gr3" draw:text-style-name="P8" draw:layer="layout" svg:width="0.166cm" svg:height="0.518cm" svg:x="2.803cm" svg:y="6.9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3.018cm" svg:y="7.12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6cm" svg:x="3.449cm" svg:y="7.121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61cm" svg:height="0.342cm" svg:x="3.789cm" svg:y="7.12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4.091cm" svg:y="7.1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4.445cm" svg:y="7.12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54cm" svg:height="0.356cm" svg:x="4.825cm" svg:y="7.12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4cm" svg:height="0.356cm" svg:x="5.383cm" svg:y="7.12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5.774cm" svg:y="6.92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242cm" svg:height="0.485cm" svg:x="6.258cm" svg:y="6.99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538cm" svg:x="6.568cm" svg:y="6.93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6.995cm" svg:y="7.1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7.595cm" svg:y="7.12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4cm" svg:height="0.356cm" svg:x="8.048cm" svg:y="7.12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83cm" svg:height="0.492cm" svg:x="8.433cm" svg:y="7.12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9cm" svg:height="0.351cm" svg:x="8.866cm" svg:y="7.12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173cm" svg:height="0.538cm" svg:x="9.297cm" svg:y="6.931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9.519cm" svg:y="7.12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9.887cm" svg:y="6.99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166cm" svg:height="0.518cm" svg:x="10.198cm" svg:y="6.9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10.41cm" svg:y="7.12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10.799cm" svg:y="7.12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11.487cm" svg:y="6.9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1.701cm" svg:y="7.12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492cm" svg:x="12.261cm" svg:y="7.12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261cm" svg:height="0.342cm" svg:x="12.691cm" svg:y="7.12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12.993cm" svg:y="7.12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83cm" svg:height="0.492cm" svg:x="13.381cm" svg:y="7.12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261cm" svg:height="0.342cm" svg:x="13.81cm" svg:y="7.12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14.113cm" svg:y="7.12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4cm" svg:height="0.485cm" svg:x="14.493cm" svg:y="6.99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166cm" svg:height="0.518cm" svg:x="14.804cm" svg:y="6.9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15.014cm" svg:y="7.12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15.404cm" svg:y="7.12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9cm" svg:height="0.356cm" svg:x="15.841cm" svg:y="7.121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173cm" svg:height="0.538cm" svg:x="16.221cm" svg:y="6.931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42cm" svg:height="0.485cm" svg:x="16.682cm" svg:y="6.99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4cm" svg:height="0.356cm" svg:x="16.99cm" svg:y="7.12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4cm" svg:height="0.485cm" svg:x="17.627cm" svg:y="6.99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9cm" svg:height="0.538cm" svg:x="17.939cm" svg:y="6.93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8.365cm" svg:y="7.1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8.97cm" svg:y="7.12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9cm" svg:height="0.351cm" svg:x="19.379cm" svg:y="7.12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604cm" svg:height="0.342cm" svg:x="19.808cm" svg:y="7.12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6cm" svg:x="20.427cm" svg:y="6.931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cm" svg:height="0.356cm" svg:x="20.878cm" svg:y="7.1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1.221cm" svg:y="7.12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21.783cm" svg:y="7.12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22.173cm" svg:y="6.92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166cm" svg:height="0.518cm" svg:x="22.666cm" svg:y="6.9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2.881cm" svg:y="7.12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9cm" svg:height="0.538cm" svg:x="23.31cm" svg:y="6.93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23.747cm" svg:y="7.12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83cm" svg:height="0.546cm" svg:x="24.123cm" svg:y="6.931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166cm" svg:height="0.518cm" svg:x="24.556cm" svg:y="6.9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24.761cm" svg:y="6.99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9cm" svg:height="0.356cm" svg:x="25.079cm" svg:y="7.12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25.458cm" svg:y="7.12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25.855cm" svg:y="6.99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254cm" svg:height="0.356cm" svg:x="26.167cm" svg:y="7.12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083cm" svg:height="0.083cm" svg:x="26.514cm" svg:y="7.385cm" svg:viewBox="0 0 84 84" svg:d="M84 42c0-23-19-42-42-42s-42 19-42 42 19 42 42 42 42-19 42-42z">
            <text:p/>
          </draw:path>
        </draw:g>
        <draw:g>
          <svg:title>TexMaths</svg:title>
          <svg:desc>22§display§\text {Therefore, }§svg§600§FALSE§</svg:desc>
          <draw:polygon draw:style-name="gr2" draw:text-style-name="P7" draw:layer="layout" svg:width="3.327cm" svg:height="0.617cm" svg:x="2.812cm" svg:y="8.663cm" svg:viewBox="0 0 3328 618" draw:points="1665,618 0,618 0,0 3328,0 3328,618">
            <text:p/>
          </draw:polygon>
          <draw:path draw:style-name="gr3" draw:text-style-name="P8" draw:layer="layout" svg:width="0.502cm" svg:height="0.523cm" svg:x="2.801cm" svg:y="8.645cm" svg:viewBox="0 0 503 524" svg:d="M489 0h-475l-14 174h19c11-125 23-149 139-149 14 0 36 0 43 1 15 2 15 11 15 29v410c0 26 0 36-80 36h-30v23c31-1 110-1 146-1 35 0 116 0 147 1v-23h-31c-81 0-81-10-81-36v-410c0-16 0-27 14-29 7-1 28-1 44-1 116 0 128 24 139 149h19z">
            <text:p/>
          </draw:path>
          <draw:path draw:style-name="gr3" draw:text-style-name="P8" draw:layer="layout" svg:width="0.39cm" svg:height="0.537cm" svg:x="3.355cm" svg:y="8.633cm" svg:viewBox="0 0 391 538" svg:d="M60 479c0 35-7 35-60 35v24c26-1 67-1 88-1 19 0 60 0 86 1v-24c-51 0-60 0-60-35v-143c0-81 55-123 104-123s58 42 58 86v180c0 35-9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3.783cm" svg:y="8.8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4.126cm" svg:y="8.828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4.429cm" svg:y="8.8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1cm" svg:height="0.546cm" svg:x="4.775cm" svg:y="8.624cm" svg:viewBox="0 0 252 547" svg:d="M111 213v-90c0-68 37-105 72-105 2 0 14 0 25 5-9 3-23 12-23 32 0 17 12 33 33 33 23 0 34-16 34-33 0-29-29-55-69-55-55 0-121 40-121 123v90h-62v23h62v251c0 36-9 36-62 36v24c32-2 69-3 90-3 31 0 67 0 98 3v-24h-16c-58 0-59-9-59-37v-250h89v-23z">
            <text:p/>
          </draw:path>
          <draw:path draw:style-name="gr3" draw:text-style-name="P8" draw:layer="layout" svg:width="0.344cm" svg:height="0.356cm" svg:x="5.008cm" svg:y="8.82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61cm" svg:height="0.342cm" svg:x="5.395cm" svg:y="8.828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5.698cm" svg:y="8.8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91cm" svg:height="0.231cm" svg:x="6.086cm" svg:y="9.087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frac{dP}{dt} \propto P §svg§600§FALSE§</svg:desc>
          <draw:polygon draw:style-name="gr2" draw:text-style-name="P7" draw:layer="layout" svg:width="2.635cm" svg:height="1.522cm" svg:x="6.993cm" svg:y="8.213cm" svg:viewBox="0 0 2636 1523" draw:points="1318,1523 0,1523 0,0 2636,0 2636,1523">
            <text:p/>
          </draw:polygon>
          <draw:path draw:style-name="gr3" draw:text-style-name="P8" draw:layer="layout" svg:width="0.369cm" svg:height="0.546cm" svg:x="6.986cm" svg:y="8.174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553cm" svg:height="0.529cm" svg:x="7.387cm" svg:y="8.183cm" svg:viewBox="0 0 554 530" svg:d="M204 285h132c109 0 218-81 218-167 0-60-51-118-153-118h-251c-15 0-23 0-23 14 0 11 7 11 23 11 8 0 22 0 33 1 12 0 16 4 16 13 0 1 0 5-2 14l-106 417c-7 30-8 35-70 35-12 0-21 0-21 16 0 9 9 9 12 9 21 0 76-2 99-2 16 0 33 0 49 0s34 2 49 2c7 0 16 0 16-16 0-9-7-9-21-9-28 0-51 0-51-14 0-3 2-7 4-12zM260 53c7-27 7-28 41-28h76c63 0 105 21 105 74 0 30-16 96-46 125-38 35-86 40-119 40h-109z">
            <text:p/>
          </draw:path>
          <draw:polygon draw:style-name="gr3" draw:text-style-name="P8" draw:layer="layout" svg:width="1.007cm" svg:height="0.032cm" svg:x="6.954cm" svg:y="9.024cm" svg:viewBox="0 0 1008 33" draw:points="503,33 0,33 0,0 1008,0 1008,33">
            <text:p/>
          </draw:polygon>
          <draw:path draw:style-name="gr3" draw:text-style-name="P8" draw:layer="layout" svg:width="0.369cm" svg:height="0.546cm" svg:x="7.148cm" svg:y="9.229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7.536cm" svg:y="9.28cm" svg:viewBox="0 0 239 495" svg:d="M143 176h73c15 0 23 0 23-16 0-9-8-9-23-9h-66c26-111 31-125 31-130 0-14-10-21-23-21-1 0-24 0-31 28l-30 123h-74c-16 0-23 0-23 14 0 11 7 11 21 11h69c-57 220-58 232-58 247 0 42 30 72 70 72 81 0 125-115 125-120 0-7-7-7-11-7-5 0-7 2-10 10-34 81-76 99-102 99-16 0-23-10-23-35 0-19 0-25 3-37z">
            <text:p/>
          </draw:path>
          <draw:path draw:style-name="gr3" draw:text-style-name="P8" draw:layer="layout" svg:width="0.516cm" svg:height="0.351cm" svg:x="8.311cm" svg:y="8.892cm" svg:viewBox="0 0 517 352" svg:d="M517 319c-3 0-16 1-19 1-60 0-102-61-128-100-8-14-29-46-37-60 19-40 70-137 163-137 5 0 13 0 21 2 0-20-1-21-3-23-5-2-16-2-23-2-99 0-157 95-176 134-30-48-41-65-70-88-48-42-90-46-110-46-86 0-135 86-135 176 0 88 48 176 134 176 98 0 155-95 174-134 32 48 42 65 70 88 48 43 90 46 109 46 11 0 23-2 30-3zM290 192c-17 40-70 137-162 137-75 0-110-83-110-153 0-76 42-144 107-144 62 0 102 61 128 102 9 12 29 44 37 58z">
            <text:p/>
          </draw:path>
          <draw:path draw:style-name="gr3" draw:text-style-name="P8" draw:layer="layout" svg:width="0.553cm" svg:height="0.529cm" svg:x="9.115cm" svg:y="8.706cm" svg:viewBox="0 0 554 530" svg:d="M204 285h132c109 0 218-81 218-167 0-60-51-118-153-118h-251c-15 0-23 0-23 14 0 11 7 11 23 11 8 0 22 0 33 1 12 0 16 4 16 13 0 1 0 5-4 14l-104 417c-7 30-8 35-70 35-12 0-21 0-21 16 0 9 9 9 12 9 21 0 76-2 99-2 16 0 33 0 49 0s34 2 49 2c6 0 16 0 16-16 0-9-7-9-21-9-28 0-51 0-51-14 0-3 2-7 4-12zM260 53c7-27 7-28 41-28h76c63 0 105 21 105 74 0 30-16 96-46 125-38 35-86 40-119 40h-109z">
            <text:p/>
          </draw:path>
        </draw:g>
        <draw:g>
          <svg:title>TexMaths</svg:title>
          <svg:desc>22§display§\frac{dP}{dt} =  kP \ \ \text { where } k &gt; 0§svg§600§FALSE§</svg:desc>
          <draw:polygon draw:style-name="gr2" draw:text-style-name="P7" draw:layer="layout" svg:width="7.908cm" svg:height="1.522cm" svg:x="11.993cm" svg:y="8.214cm" svg:viewBox="0 0 7909 1523" draw:points="3953,1523 0,1523 0,0 7909,0 7909,1523">
            <text:p/>
          </draw:polygon>
          <draw:path draw:style-name="gr3" draw:text-style-name="P8" draw:layer="layout" svg:width="0.369cm" svg:height="0.546cm" svg:x="11.986cm" svg:y="8.175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553cm" svg:height="0.529cm" svg:x="12.387cm" svg:y="8.184cm" svg:viewBox="0 0 554 530" svg:d="M204 285h132c109 0 218-81 218-167 0-60-51-118-153-118h-251c-14 0-23 0-23 14 0 11 7 11 23 11 8 0 22 0 33 1 12 0 16 4 16 13 0 1 0 5-2 14l-105 417c-8 30-9 35-71 35-12 0-21 0-21 16 0 9 9 9 12 9 21 0 76-2 99-2 16 0 33 0 49 0s34 2 49 2c8 0 16 0 16-16 0-9-7-9-21-9-28 0-51 0-51-14 0-3 2-7 4-12zM261 53c7-27 7-28 40-28h76c63 0 105 21 105 74 0 30-16 96-45 125-39 35-87 40-120 40h-109z">
            <text:p/>
          </draw:path>
          <draw:polygon draw:style-name="gr3" draw:text-style-name="P8" draw:layer="layout" svg:width="1.008cm" svg:height="0.032cm" svg:x="11.954cm" svg:y="9.025cm" svg:viewBox="0 0 1009 33" draw:points="503,33 0,33 0,0 1009,0 1009,33">
            <text:p/>
          </draw:polygon>
          <draw:path draw:style-name="gr3" draw:text-style-name="P8" draw:layer="layout" svg:width="0.369cm" svg:height="0.546cm" svg:x="12.148cm" svg:y="9.23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12.537cm" svg:y="9.281cm" svg:viewBox="0 0 239 495" svg:d="M143 176h74c14 0 22 0 22-16 0-9-8-9-22-9h-67c26-111 31-125 31-130 0-14-10-21-23-21-1 0-24 0-31 28l-30 123h-74c-16 0-23 0-23 14 0 11 7 11 21 11h69c-57 220-58 232-58 247 0 42 30 72 70 72 81 0 125-115 125-120 0-7-7-7-10-7-6 0-8 2-11 10-34 81-76 99-102 99-16 0-23-10-23-35 0-19 0-25 3-37z">
            <text:p/>
          </draw:path>
          <draw:path draw:style-name="gr3" draw:text-style-name="P8" draw:layer="layout" svg:width="0.515cm" svg:height="0.182cm" svg:x="13.311cm" svg:y="8.9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6cm" svg:x="14.126cm" svg:y="8.698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5 28-77 0-9-7-9-9-9-9 0-9 4-10 14-16 58-34 97-69 97-14 0-25-9-25-37 0-12 4-30 7-42 2-14 2-18 2-25 0-51-47-72-114-81 24-14 49-39 67-58 37-41 72-74 110-74 6 0 6 0 8 0 8 2 10 2 15 7 2 0 2 2 4 2-37 3-44 33-44 42 0 12 9 28 30 28 19 0 42-17 42-47 0-23-18-50-53-50-21 0-58 7-112 69-29 30-59 60-87 72z">
            <text:p/>
          </draw:path>
          <draw:path draw:style-name="gr3" draw:text-style-name="P8" draw:layer="layout" svg:width="0.553cm" svg:height="0.529cm" svg:x="14.541cm" svg:y="8.707cm" svg:viewBox="0 0 554 530" svg:d="M204 285h132c109 0 218-81 218-167 0-60-51-118-153-118h-251c-14 0-23 0-23 14 0 11 7 11 23 11 8 0 22 0 33 1 12 0 16 4 16 13 0 1 0 5-4 14l-103 417c-8 30-9 35-71 35-12 0-21 0-21 16 0 9 9 9 12 9 21 0 76-2 99-2 16 0 33 0 49 0s34 2 49 2c6 0 16 0 16-16 0-9-7-9-21-9-28 0-51 0-51-14 0-3 2-7 4-12zM261 53c7-27 7-28 40-28h76c63 0 105 21 105 74 0 30-16 96-45 125-39 35-87 40-120 40h-109z">
            <text:p/>
          </draw:path>
          <draw:path draw:style-name="gr3" draw:text-style-name="P8" draw:layer="layout" svg:width="0.531cm" svg:height="0.342cm" svg:x="15.902cm" svg:y="8.902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39cm" svg:height="0.538cm" svg:x="16.472cm" svg:y="8.698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6.898cm" svg:y="8.8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7.242cm" svg:y="8.89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7.544cm" svg:y="8.8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51cm" svg:height="0.546cm" svg:x="18.167cm" svg:y="8.698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5 28-77 0-9-7-9-9-9-9 0-9 4-10 14-16 58-34 97-69 97-14 0-25-9-25-37 0-12 4-30 7-42 2-14 2-18 2-25 0-51-47-72-114-81 24-14 49-39 67-58 37-41 72-74 110-74 6 0 6 0 8 0 8 2 10 2 15 7 2 0 2 2 4 2-37 3-44 33-44 42 0 12 9 28 30 28 19 0 42-17 42-47 0-23-18-50-53-50-21 0-58 7-112 69-27 30-59 60-87 72z">
            <text:p/>
          </draw:path>
          <draw:path draw:style-name="gr3" draw:text-style-name="P8" draw:layer="layout" svg:width="0.472cm" svg:height="0.45cm" svg:x="18.831cm" svg:y="8.818cm" svg:viewBox="0 0 473 451" svg:d="M459 243c9-5 14-9 14-18 0-8-5-14-14-17l-429-203c-11-5-12-5-14-5-9 0-16 7-16 16 0 7 4 10 14 17l408 192-408 192c-10 6-14 11-14 18 0 9 7 16 16 16 2 0 3 0 14-6z">
            <text:p/>
          </draw:path>
          <draw:path draw:style-name="gr3" draw:text-style-name="P8" draw:layer="layout" svg:width="0.326cm" svg:height="0.532cm" svg:x="19.613cm" svg:y="8.721cm" svg:viewBox="0 0 327 533" svg:d="M327 269c0-63-3-125-31-183-35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10.456cm" svg:y="8.815cm" svg:viewBox="0 0 652 350" draw:points="327,350 0,350 0,0 652,0 652,350">
            <text:p/>
          </draw:polygon>
          <draw:path draw:style-name="gr3" draw:text-style-name="P8" draw:layer="layout" svg:width="0.686cm" svg:height="0.426cm" svg:x="10.46cm" svg:y="8.776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frac{dP}{P}  =  k \ dt §svg§600§FALSE§</svg:desc>
          <draw:polygon draw:style-name="gr2" draw:text-style-name="P7" draw:layer="layout" svg:width="3.396cm" svg:height="1.513cm" svg:x="2.896cm" svg:y="10.116cm" svg:viewBox="0 0 3397 1514" draw:points="1698,1514 0,1514 0,0 3397,0 3397,1514">
            <text:p/>
          </draw:polygon>
          <draw:path draw:style-name="gr3" draw:text-style-name="P8" draw:layer="layout" svg:width="0.369cm" svg:height="0.546cm" svg:x="2.889cm" svg:y="10.07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553cm" svg:height="0.529cm" svg:x="3.29cm" svg:y="10.086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8-27 8-28 41-28h76c63 0 105 21 105 74 0 29-16 96-46 125-38 35-86 40-119 40h-109z">
            <text:p/>
          </draw:path>
          <draw:polygon draw:style-name="gr3" draw:text-style-name="P8" draw:layer="layout" svg:width="1.007cm" svg:height="0.032cm" svg:x="2.857cm" svg:y="10.927cm" svg:viewBox="0 0 1008 33" draw:points="503,33 0,33 0,0 1008,0 1008,33">
            <text:p/>
          </draw:polygon>
          <draw:path draw:style-name="gr3" draw:text-style-name="P8" draw:layer="layout" svg:width="0.553cm" svg:height="0.529cm" svg:x="3.089cm" svg:y="11.138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8-27 8-28 41-28h76c63 0 105 21 105 74 0 29-16 96-46 125-38 35-86 40-119 40h-109z">
            <text:p/>
          </draw:path>
          <draw:path draw:style-name="gr3" draw:text-style-name="P8" draw:layer="layout" svg:width="0.515cm" svg:height="0.182cm" svg:x="4.214cm" svg:y="10.8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6cm" svg:x="5.029cm" svg:y="10.6cm" svg:viewBox="0 0 352 547" svg:d="M180 9c0-2 0-9-9-9-18 0-76 7-95 7-7 2-16 2-16 16 0 10 7 10 19 10 37 0 39 6 39 13l-2 16-112 447c-4 10-4 12-4 15 0 20 16 23 23 23 10 0 21-7 26-17 4-6 39-150 44-169 27 2 90 14 90 65 0 5 0 9-3 18 0 8-2 17-2 26 0 46 30 77 70 77 25 0 44-12 62-42 19-33 28-76 28-77 0-9-7-9-9-9-9 0-9 3-10 14-16 58-34 97-69 97-14 0-25-9-25-37 0-13 4-30 7-42 2-15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8" draw:layer="layout" svg:width="0.369cm" svg:height="0.546cm" svg:x="5.703cm" svg:y="10.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8" draw:layer="layout" svg:width="0.238cm" svg:height="0.494cm" svg:x="6.092cm" svg:y="10.65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2§display§\text {Integrating both sides we get,}§svg§600§FALSE§</svg:desc>
          <draw:polygon draw:style-name="gr2" draw:text-style-name="P7" draw:layer="layout" svg:width="9.927cm" svg:height="0.62cm" svg:x="2.818cm" svg:y="12.262cm" svg:viewBox="0 0 9928 621" draw:points="4965,621 0,621 0,0 9928,0 9928,621">
            <text:p/>
          </draw:polygon>
          <draw:path draw:style-name="gr3" draw:text-style-name="P8" draw:layer="layout" svg:width="0.237cm" svg:height="0.53cm" svg:x="2.8cm" svg:y="12.232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8" draw:layer="layout" svg:width="0.39cm" svg:height="0.343cm" svg:x="3.083cm" svg:y="12.419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4cm" svg:height="0.486cm" svg:x="3.481cm" svg:y="12.285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3cm" svg:height="0.357cm" svg:x="3.789cm" svg:y="12.41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4.132cm" svg:y="12.4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261cm" svg:height="0.343cm" svg:x="4.519cm" svg:y="12.419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49cm" svg:height="0.357cm" svg:x="4.833cm" svg:y="12.413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44cm" svg:height="0.486cm" svg:x="5.201cm" svg:y="12.285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166cm" svg:height="0.519cm" svg:x="5.512cm" svg:y="12.24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43cm" svg:x="5.727cm" svg:y="12.419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355cm" svg:height="0.512cm" svg:x="6.153cm" svg:y="12.4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83cm" svg:height="0.547cm" svg:x="6.797cm" svg:y="12.223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8" draw:layer="layout" svg:width="0.344cm" svg:height="0.357cm" svg:x="7.249cm" svg:y="12.413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8" draw:layer="layout" svg:width="0.242cm" svg:height="0.486cm" svg:x="7.627cm" svg:y="12.285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39cm" svg:height="0.539cm" svg:x="7.939cm" svg:y="12.223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254cm" svg:height="0.357cm" svg:x="8.627cm" svg:y="12.41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166cm" svg:height="0.519cm" svg:x="8.932cm" svg:y="12.24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83cm" svg:height="0.547cm" svg:x="9.148cm" svg:y="12.223cm" svg:viewBox="0 0 384 548" svg:d="M269 497v51l115-8v-25c-55 0-62-5-62-42v-473l-111 9v25c53 0 60 5 60 42v167c-23-26-56-47-99-47-91 0-172 76-172 176 0 99 76 176 165 176 50 0 85-26 104-51zM269 289v159c0 14 0 16-9 28-22 37-58 55-91 55-35 0-63-20-83-50-19-31-21-75-21-107 0-30 0-76 23-111 18-25 46-50 88-50 28 0 60 11 84 46 9 14 9 16 9 30z">
            <text:p/>
          </draw:path>
          <draw:path draw:style-name="gr3" draw:text-style-name="P8" draw:layer="layout" svg:width="0.3cm" svg:height="0.357cm" svg:x="9.572cm" svg:y="12.41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254cm" svg:height="0.357cm" svg:x="9.921cm" svg:y="12.41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53cm" svg:height="0.343cm" svg:x="10.471cm" svg:y="12.428cm" svg:viewBox="0 0 531 344" svg:d="M466 74c14-39 39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8" draw:layer="layout" svg:width="0.3cm" svg:height="0.357cm" svg:x="11.015cm" svg:y="12.41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11.617cm" svg:y="12.4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cm" svg:height="0.357cm" svg:x="12.004cm" svg:y="12.41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242cm" svg:height="0.486cm" svg:x="12.341cm" svg:y="12.285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091cm" svg:height="0.232cm" svg:x="12.692cm" svg:y="12.678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int \frac{1}{P}\ dP =  k \int dt §svg§600§FALSE§</svg:desc>
          <draw:polygon draw:style-name="gr2" draw:text-style-name="P7" draw:layer="layout" svg:width="6.025cm" svg:height="1.642cm" svg:x="2.455cm" svg:y="13.416cm" svg:viewBox="0 0 6026 1643" draw:points="3013,1643 0,1643 0,0 6026,0 6026,1643">
            <text:p/>
          </draw:polygon>
          <draw:path draw:style-name="gr3" draw:text-style-name="P8" draw:layer="layout" svg:width="0.687cm" svg:height="1.719cm" svg:x="2.46cm" svg:y="13.37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56cm" svg:height="0.517cm" svg:x="3.588cm" svg:y="13.39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604cm" svg:height="0.032cm" svg:x="3.411cm" svg:y="14.22cm" svg:viewBox="0 0 605 33" draw:points="303,33 0,33 0,0 605,0 605,33">
            <text:p/>
          </draw:polygon>
          <draw:path draw:style-name="gr3" draw:text-style-name="P8" draw:layer="layout" svg:width="0.553cm" svg:height="0.529cm" svg:x="3.442cm" svg:y="14.432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8-27 8-28 41-28h76c63 0 105 21 105 74 0 30-16 96-46 125-38 35-86 40-119 40h-109z">
            <text:p/>
          </draw:path>
          <draw:path draw:style-name="gr3" draw:text-style-name="P8" draw:layer="layout" svg:width="0.369cm" svg:height="0.547cm" svg:x="4.396cm" svg:y="13.893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553cm" svg:height="0.529cm" svg:x="4.799cm" svg:y="13.902cm" svg:viewBox="0 0 554 530" svg:d="M204 285h132c109 0 218-81 218-167 0-60-51-118-153-118h-251c-14 0-23 0-23 14 0 11 7 11 23 11 8 0 22 0 33 1 12 0 16 4 16 13 0 1 0 5-2 14l-105 417c-8 30-9 35-71 35-12 0-21 0-21 16 0 9 9 9 12 9 21 0 76-2 99-2 16 0 33 0 49 0 18 0 34 2 49 2 7 0 16 0 16-16 0-9-7-9-21-9-28 0-51 0-51-14 0-3 2-7 4-12zM260 53c8-27 8-28 41-28h76c63 0 105 21 105 74 0 30-16 96-46 125-38 35-86 40-119 40h-109z">
            <text:p/>
          </draw:path>
          <draw:path draw:style-name="gr3" draw:text-style-name="P8" draw:layer="layout" svg:width="0.515cm" svg:height="0.182cm" svg:x="5.63cm" svg:y="14.1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7cm" svg:x="6.445cm" svg:y="13.893cm" svg:viewBox="0 0 352 548" svg:d="M180 9c0-2 0-9-9-9-18 0-76 7-95 7-7 2-16 2-16 16 0 10 7 10 19 10 37 0 39 6 39 13l-2 16-112 447c-4 10-4 12-4 16 0 19 16 23 23 23 10 0 21-8 26-18 4-5 39-150 44-169 27 2 90 14 90 65 0 5 0 9-3 18 0 8-2 17-2 26 0 46 30 78 70 78 25 0 44-13 62-43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8" draw:layer="layout" svg:width="0.687cm" svg:height="1.719cm" svg:x="7.001cm" svg:y="13.37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369cm" svg:height="0.547cm" svg:x="7.892cm" svg:y="13.893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8.281cm" svg:y="13.946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6" draw:text-style-name="P6" draw:layer="layout" svg:width="26.4cm" svg:height="14.428cm" svg:x="0.8cm" svg:y="0.729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</draw:text-box>
        </draw:frame>
        <draw:g>
          <svg:title>TexMaths</svg:title>
          <svg:desc>22§display§\log P =  k \ t \ + \ c_1§svg§600§FALSE§</svg:desc>
          <draw:polygon draw:style-name="gr2" draw:text-style-name="P7" draw:layer="layout" svg:width="5.699cm" svg:height="0.62cm" svg:x="2.868cm" svg:y="1.014cm" svg:viewBox="0 0 5700 621" draw:points="2851,621 0,621 0,0 5700,0 5700,621">
            <text:p/>
          </draw:polygon>
          <draw:path draw:style-name="gr3" draw:text-style-name="P8" draw:layer="layout" svg:width="0.173cm" svg:height="0.539cm" svg:x="2.854cm" svg:y="0.975cm" svg:viewBox="0 0 174 540" svg:d="M113 0l-113 9v25c55 0 62 5 62 42v404c0 35-9 35-62 35v25c26-2 67-2 86-2 20 0 58 0 88 2v-25c-53 0-61 0-61-35z">
            <text:p/>
          </draw:path>
          <draw:path draw:style-name="gr3" draw:text-style-name="P8" draw:layer="layout" svg:width="0.344cm" svg:height="0.357cm" svg:x="3.065cm" svg:y="1.16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8" draw:layer="layout" svg:width="0.355cm" svg:height="0.512cm" svg:x="3.452cm" svg:y="1.162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553cm" svg:height="0.53cm" svg:x="3.987cm" svg:y="0.984cm" svg:viewBox="0 0 554 531" svg:d="M204 286h132c109 0 218-81 218-168 0-60-51-118-153-118h-251c-14 0-23 0-23 14 0 11 7 11 23 11 8 0 22 0 33 1 12 0 16 4 16 13 0 2 0 5-2 14l-105 418c-8 30-9 35-71 35-12 0-21 0-21 16 0 9 9 9 12 9 21 0 76-2 99-2 16 0 33 0 49 0s34 2 49 2c7 0 16 0 16-16 0-9-7-9-21-9-28 0-51 0-51-14 0-4 2-7 4-12zM260 53c8-27 8-28 41-28h76c63 0 105 21 105 74 0 30-16 97-46 125-38 35-86 40-119 40h-109z">
            <text:p/>
          </draw:path>
          <draw:path draw:style-name="gr3" draw:text-style-name="P8" draw:layer="layout" svg:width="0.515cm" svg:height="0.182cm" svg:x="4.818cm" svg:y="1.229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8" draw:layer="layout" svg:width="0.351cm" svg:height="0.547cm" svg:x="5.635cm" svg:y="0.975cm" svg:viewBox="0 0 352 548" svg:d="M180 9c0-2 0-9-9-9-18 0-76 7-95 7-7 2-16 2-16 16 0 11 7 11 19 11 37 0 39 5 39 12l-2 16-112 448c-4 10-4 12-4 15 0 20 16 23 23 23 10 0 21-7 26-17 4-7 39-150 44-170 27 2 90 15 90 66 0 5 0 9-3 17 0 9-2 18-2 27 0 46 30 77 70 77 25 0 44-12 62-42 19-33 28-76 28-78 0-8-7-8-9-8-9 0-9 3-10 14-16 58-34 97-69 97-14 0-25-9-25-37 0-13 4-30 7-43 2-14 2-17 2-24 0-51-47-73-114-81 24-15 49-39 67-59 37-40 72-74 110-74 6 0 6 0 7 0 9 2 11 2 16 7 2 0 2 2 4 2-37 4-44 34-44 42 0 13 9 29 30 29 19 0 42-18 42-48 0-23-18-49-53-49-21 0-58 7-112 68-27 30-59 60-87 73z">
            <text:p/>
          </draw:path>
          <draw:path draw:style-name="gr3" draw:text-style-name="P8" draw:layer="layout" svg:width="0.238cm" svg:height="0.494cm" svg:x="6.295cm" svg:y="1.028cm" svg:viewBox="0 0 239 495" svg:d="M143 176h73c15 0 23 0 23-16 0-8-8-8-23-8h-66c26-111 31-126 31-131 0-14-10-21-23-21-3 0-24 0-31 28l-30 124h-74c-16 0-23 0-23 14 0 10 7 10 21 10h69c-57 221-58 233-58 247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7cm" svg:x="7.029cm" svg:y="1.061cm" svg:viewBox="0 0 516 518" svg:d="M275 275h216c11 0 25 0 25-16s-14-16-25-16h-216v-217c0-12 0-26-16-26s-16 14-16 26v217h-217c-12 0-26 0-26 16s14 16 26 16h217v217c0 11 0 26 16 26s16-15 16-26z">
            <text:p/>
          </draw:path>
          <draw:path draw:style-name="gr3" draw:text-style-name="P8" draw:layer="layout" svg:width="0.302cm" svg:height="0.352cm" svg:x="8.048cm" svg:y="1.171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  <draw:path draw:style-name="gr3" draw:text-style-name="P8" draw:layer="layout" svg:width="0.198cm" svg:height="0.36cm" svg:x="8.41cm" svg:y="1.269cm" svg:viewBox="0 0 199 361" svg:d="M123 16c0-16-2-16-16-16-35 34-84 35-107 35v20c12 0 49 0 79-16v278c0 18 0 25-54 25h-21v19c10 0 77-1 96-1 18 0 87 1 99 1v-19h-21c-55 0-55-7-55-25z">
            <text:p/>
          </draw:path>
        </draw:g>
        <draw:g>
          <svg:title>TexMaths</svg:title>
          <svg:desc>22§display§\text {Initially when } t = 0, \text { i.e. in 1999 }\  \ P = 20000§svg§600§FALSE§</svg:desc>
          <draw:polygon draw:style-name="gr2" draw:text-style-name="P7" draw:layer="layout" svg:width="15.251cm" svg:height="0.619cm" svg:x="2.82cm" svg:y="3.463cm" svg:viewBox="0 0 15252 620" draw:points="7626,620 0,620 0,0 15252,0 15252,620">
            <text:p/>
          </draw:polygon>
          <draw:path draw:style-name="gr3" draw:text-style-name="P8" draw:layer="layout" svg:width="0.237cm" svg:height="0.529cm" svg:x="2.802cm" svg:y="3.433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39cm" svg:height="0.342cm" svg:x="3.085cm" svg:y="3.61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3.515cm" svg:y="3.44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4cm" svg:height="0.485cm" svg:x="3.719cm" svg:y="3.48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166cm" svg:height="0.518cm" svg:x="4.03cm" svg:y="3.44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9cm" svg:height="0.356cm" svg:x="4.252cm" svg:y="3.61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4.632cm" svg:y="3.42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4.847cm" svg:y="3.42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5.051cm" svg:y="3.62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531cm" svg:height="0.342cm" svg:x="5.716cm" svg:y="3.628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3 9 5 14 16 14 9 0 12-7 14-14z">
            <text:p/>
          </draw:path>
          <draw:path draw:style-name="gr3" draw:text-style-name="P8" draw:layer="layout" svg:width="0.39cm" svg:height="0.538cm" svg:x="6.285cm" svg:y="3.42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6.711cm" svg:y="3.6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7.058cm" svg:y="3.61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7.739cm" svg:y="3.47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182cm" svg:x="8.258cm" svg:y="3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9.06cm" svg:y="3.44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091cm" svg:height="0.231cm" svg:x="9.485cm" svg:y="3.878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166cm" svg:height="0.518cm" svg:x="10.044cm" svg:y="3.44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083cm" svg:height="0.083cm" svg:x="10.299cm" svg:y="3.878cm" svg:viewBox="0 0 84 84" svg:d="M84 42c0-23-19-42-42-42s-42 19-42 42 19 42 42 42 42-19 42-42z">
            <text:p/>
          </draw:path>
          <draw:path draw:style-name="gr3" draw:text-style-name="P8" draw:layer="layout" svg:width="0.3cm" svg:height="0.356cm" svg:x="10.47cm" svg:y="3.6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10.859cm" svg:y="3.878cm" svg:viewBox="0 0 84 84" svg:d="M84 42c0-23-19-42-42-42s-42 19-42 42 19 42 42 42 42-19 42-42z">
            <text:p/>
          </draw:path>
          <draw:path draw:style-name="gr3" draw:text-style-name="P8" draw:layer="layout" svg:width="0.166cm" svg:height="0.518cm" svg:x="11.376cm" svg:y="3.44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1.589cm" svg:y="3.61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56cm" svg:height="0.516cm" svg:x="12.322cm" svg:y="3.44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2.672cm" svg:y="3.445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321cm" svg:height="0.532cm" svg:x="13.059cm" svg:y="3.445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321cm" svg:height="0.532cm" svg:x="13.444cm" svg:y="3.445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553cm" svg:height="0.529cm" svg:x="14.602cm" svg:y="3.433cm" svg:viewBox="0 0 554 530" svg:d="M204 285h132c109 0 218-81 218-167 0-60-51-118-153-118h-251c-14 0-23 0-23 14 0 11 7 11 23 11 8 0 22 0 33 1 12 0 16 4 16 13 0 1 0 5-2 14l-105 417c-8 30-9 35-71 35-12 0-21 0-21 16 0 9 9 9 12 9 21 0 76-2 99-2 16 0 33 0 49 0 18 0 34 2 49 2 7 0 16 0 16-16 0-9-7-9-21-9-28 0-51 0-51-14 0-3 2-7 4-12zM260 53c8-27 8-28 41-28h76c63 0 105 21 105 74 0 29-16 96-46 125-38 35-86 40-119 40h-109z">
            <text:p/>
          </draw:path>
          <draw:path draw:style-name="gr3" draw:text-style-name="P8" draw:layer="layout" svg:width="0.515cm" svg:height="0.182cm" svg:x="15.433cm" svg:y="3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6.246cm" svg:y="3.44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26cm" svg:height="0.532cm" svg:x="16.623cm" svg:y="3.44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8" draw:layer="layout" svg:width="0.326cm" svg:height="0.532cm" svg:x="17.01cm" svg:y="3.44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326cm" svg:height="0.532cm" svg:x="17.397cm" svg:y="3.44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8" draw:layer="layout" svg:width="0.326cm" svg:height="0.532cm" svg:x="17.783cm" svg:y="3.44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\therefore \ \ \text { from (1) we get }§svg§600§FALSE§</svg:desc>
          <draw:polygon draw:style-name="gr2" draw:text-style-name="P7" draw:layer="layout" svg:width="6.627cm" svg:height="0.696cm" svg:x="18.918cm" svg:y="3.365cm" svg:viewBox="0 0 6628 697" draw:points="3315,697 0,697 0,0 6628,0 6628,697">
            <text:p/>
          </draw:polygon>
          <draw:path draw:style-name="gr3" draw:text-style-name="P8" draw:layer="layout" svg:width="0.469cm" svg:height="0.418cm" svg:x="18.902cm" svg:y="3.548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251cm" svg:height="0.546cm" svg:x="20.409cm" svg:y="3.361cm" svg:viewBox="0 0 252 547" svg:d="M111 213v-90c0-68 37-105 72-105 2 0 12 0 25 5-9 3-23 12-23 32 0 17 12 33 33 33 23 0 34-16 34-33 0-29-28-55-69-55-54 0-121 40-121 123v90h-62v23h62v251c0 35-9 35-62 35v25c32-2 67-3 90-3 31 0 67 0 98 3v-25h-15c-59 0-60-8-60-36v-250h89v-23z">
            <text:p/>
          </draw:path>
          <draw:path draw:style-name="gr3" draw:text-style-name="P8" draw:layer="layout" svg:width="0.261cm" svg:height="0.342cm" svg:x="20.641cm" svg:y="3.5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0.944cm" svg:y="3.56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21.333cm" svg:y="3.563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22.287cm" svg:y="3.32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256cm" svg:height="0.516cm" svg:x="22.581cm" svg:y="3.3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2.942cm" svg:y="3.32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31cm" svg:height="0.342cm" svg:x="23.47cm" svg:y="3.572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24.016cm" svg:y="3.5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24.618cm" svg:y="3.55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3cm" svg:height="0.356cm" svg:x="25.003cm" svg:y="3.5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25.341cm" svg:y="3.43cm" svg:viewBox="0 0 245 486" svg:d="M120 167h111v-25h-111v-142h-20c0 63-24 146-100 150v17h67v213c0 97 72 106 100 106 55 0 78-55 78-106v-44h-21v44c0 56-23 86-51 86-53 0-53-70-53-84z">
            <text:p/>
          </draw:path>
        </draw:g>
        <draw:g>
          <svg:title>TexMaths</svg:title>
          <svg:desc>22§display§20000 =  c.e^0§svg§600§FALSE§</svg:desc>
          <draw:polygon draw:style-name="gr2" draw:text-style-name="P7" draw:layer="layout" svg:width="4.075cm" svg:height="0.619cm" svg:x="2.855cm" svg:y="4.615cm" svg:viewBox="0 0 4076 620" draw:points="2038,620 0,620 0,0 4076,0 4076,620">
            <text:p/>
          </draw:polygon>
          <draw:path draw:style-name="gr3" draw:text-style-name="P8" draw:layer="layout" svg:width="0.309cm" svg:height="0.516cm" svg:x="2.855cm" svg:y="4.74cm" svg:viewBox="0 0 310 517" svg:d="M60 458l83-81c121-108 167-148 167-226 0-89-69-151-164-151-88 0-146 72-146 141 0 42 39 42 40 42 15 0 41-9 41-40 0-20-14-41-41-41-7 0-7 0-10 2 18-51 60-79 105-79 71 0 104 61 104 126 0 62-38 124-81 171l-149 166c-9 8-9 10-9 29h289l21-135h-20c-3 23-8 58-15 69-8 7-59 7-74 7z">
            <text:p/>
          </draw:path>
          <draw:path draw:style-name="gr3" draw:text-style-name="P8" draw:layer="layout" svg:width="0.326cm" svg:height="0.532cm" svg:x="3.233cm" svg:y="4.7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8" draw:layer="layout" svg:width="0.326cm" svg:height="0.532cm" svg:x="3.619cm" svg:y="4.7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8" draw:layer="layout" svg:width="0.326cm" svg:height="0.532cm" svg:x="4.006cm" svg:y="4.7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8" draw:layer="layout" svg:width="0.326cm" svg:height="0.532cm" svg:x="4.393cm" svg:y="4.7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515cm" svg:height="0.182cm" svg:x="5.007cm" svg:y="4.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2cm" svg:height="0.351cm" svg:x="5.811cm" svg:y="4.91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8" draw:layer="layout" svg:width="0.083cm" svg:height="0.083cm" svg:x="6.181cm" svg:y="5.173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6.364cm" svg:y="4.91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252cm" svg:height="0.37cm" svg:x="6.718cm" svg:y="4.576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</draw:g>
        <draw:g>
          <svg:title>TexMaths</svg:title>
          <svg:desc>22§display§\therefore \ \ \text { (1) becomes }§svg§600§FALSE§</svg:desc>
          <draw:polygon draw:style-name="gr2" draw:text-style-name="P7" draw:layer="layout" svg:width="5.464cm" svg:height="0.696cm" svg:x="2.918cm" svg:y="5.966cm" svg:viewBox="0 0 5465 697" draw:points="2732,697 0,697 0,0 5465,0 5465,697">
            <text:p/>
          </draw:polygon>
          <draw:path draw:style-name="gr3" draw:text-style-name="P8" draw:layer="layout" svg:width="0.469cm" svg:height="0.418cm" svg:x="2.902cm" svg:y="6.149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18cm" svg:height="0.773cm" svg:x="4.46cm" svg:y="5.92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256cm" svg:height="0.516cm" svg:x="4.752cm" svg:y="5.9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5.115cm" svg:y="5.9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83cm" svg:height="0.546cm" svg:x="5.65cm" svg:y="5.971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3 0-62-19-81-47-11-16-11-18-11-32z">
            <text:p/>
          </draw:path>
          <draw:path draw:style-name="gr3" draw:text-style-name="P8" draw:layer="layout" svg:width="0.3cm" svg:height="0.356cm" svg:x="6.102cm" svg:y="6.1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6.451cm" svg:y="6.161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6.789cm" svg:y="6.161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7.179cm" svg:y="6.164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7.82cm" svg:y="6.1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8.167cm" svg:y="6.161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</draw:g>
        <draw:g>
          <svg:title>TexMaths</svg:title>
          <svg:desc>22§display§P =  20000 . e^{kt} §svg§600§FALSE§</svg:desc>
          <draw:polygon draw:style-name="gr2" draw:text-style-name="P7" draw:layer="layout" svg:width="4.613cm" svg:height="0.635cm" svg:x="9.062cm" svg:y="5.917cm" svg:viewBox="0 0 4614 636" draw:points="2307,636 0,636 0,0 4614,0 4614,636">
            <text:p/>
          </draw:polygon>
          <draw:path draw:style-name="gr3" draw:text-style-name="P8" draw:layer="layout" svg:width="0.553cm" svg:height="0.529cm" svg:x="9.055cm" svg:y="6.045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7-27 7-28 41-28h76c63 0 105 21 105 74 0 30-16 96-46 125-38 35-86 40-119 40h-109z">
            <text:p/>
          </draw:path>
          <draw:path draw:style-name="gr3" draw:text-style-name="P8" draw:layer="layout" svg:width="0.515cm" svg:height="0.182cm" svg:x="9.886cm" svg:y="6.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10.697cm" svg:y="6.05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326cm" svg:height="0.532cm" svg:x="11.075cm" svg:y="6.058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8" draw:layer="layout" svg:width="0.326cm" svg:height="0.532cm" svg:x="11.461cm" svg:y="6.058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8" draw:layer="layout" svg:width="0.326cm" svg:height="0.532cm" svg:x="11.848cm" svg:y="6.058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8" draw:layer="layout" svg:width="0.326cm" svg:height="0.532cm" svg:x="12.235cm" svg:y="6.058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8" draw:layer="layout" svg:width="0.083cm" svg:height="0.084cm" svg:x="12.657cm" svg:y="6.491cm" svg:viewBox="0 0 84 85" svg:d="M84 42c0-23-19-42-42-42s-42 19-42 42 19 43 42 43 42-20 42-43z">
            <text:p/>
          </draw:path>
          <draw:path draw:style-name="gr3" draw:text-style-name="P8" draw:layer="layout" svg:width="0.298cm" svg:height="0.351cm" svg:x="12.84cm" svg:y="6.232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266cm" svg:height="0.383cm" svg:x="13.206cm" svg:y="5.878cm" svg:viewBox="0 0 267 384" svg:d="M130 16c0 0 2-7 2-9s-2-7-9-7c-10 0-56 4-70 5-4 0-11 2-11 13 0 8 7 8 14 8 25 0 25 4 25 7 0 4 0 7-2 13l-75 308c-4 9-4 10-4 12 0 7 7 18 19 18 14 0 21-13 25-23 0-4 25-99 26-106 39 4 71 16 71 44 0 2 0 6-2 11-2 9-2 10-2 17 0 39 32 57 57 57 54 0 70-83 70-85 0-7-7-7-9-7-7 0-9 4-10 14-7 23-22 62-50 62-14 0-17-14-17-28 0-9 0-11 2-25 1-2 3-10 3-17 0-48-65-57-88-57 16-10 35-28 46-37 26-26 54-51 84-51 7 0 14 2 18 7-23 4-28 21-28 30 0 12 10 21 23 21 14 0 29-12 29-35 0-18-12-39-42-39s-58 23-86 48c-23 23-40 39-63 49z">
            <text:p/>
          </draw:path>
          <draw:path draw:style-name="gr3" draw:text-style-name="P8" draw:layer="layout" svg:width="0.184cm" svg:height="0.344cm" svg:x="13.53cm" svg:y="5.915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</draw:g>
        <draw:g>
          <svg:title>TexMaths</svg:title>
          <svg:desc>22§display§.\ .\ .\  \ \ \text {(2)}§svg§600§FALSE§</svg:desc>
          <draw:polygon draw:style-name="gr2" draw:text-style-name="P7" draw:layer="layout" svg:width="2.767cm" svg:height="0.696cm" svg:x="14.31cm" svg:y="5.965cm" svg:viewBox="0 0 2768 697" draw:points="1383,697 0,697 0,0 2768,0 2768,697">
            <text:p/>
          </draw:polygon>
          <draw:path draw:style-name="gr3" draw:text-style-name="P8" draw:layer="layout" svg:width="0.083cm" svg:height="0.083cm" svg:x="14.338cm" svg:y="6.4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81cm" svg:y="6.4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283cm" svg:y="6.424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6.281cm" svg:y="5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6.543cm" svg:y="5.9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6.936cm" svg:y="5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herefore \ \ \text { From (2) we get,}§svg§600§FALSE§</svg:desc>
          <draw:polygon draw:style-name="gr2" draw:text-style-name="P7" draw:layer="layout" svg:width="7.03cm" svg:height="0.696cm" svg:x="18.818cm" svg:y="10.167cm" svg:viewBox="0 0 7031 697" draw:points="3517,697 0,697 0,0 7031,0 7031,697">
            <text:p/>
          </draw:polygon>
          <draw:path draw:style-name="gr3" draw:text-style-name="P8" draw:layer="layout" svg:width="0.469cm" svg:height="0.418cm" svg:x="18.802cm" svg:y="10.35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446cm" svg:height="0.527cm" svg:x="20.309cm" svg:y="10.18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20.745cm" svg:y="10.3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1.048cm" svg:y="10.36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21.437cm" svg:y="10.365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22.391cm" svg:y="10.1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22.653cm" svg:y="10.1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23.046cm" svg:y="10.1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31cm" svg:height="0.342cm" svg:x="23.574cm" svg:y="10.374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24.119cm" svg:y="10.3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24.721cm" svg:y="10.3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25.107cm" svg:y="10.3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25.444cm" svg:y="10.23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25.796cm" svg:y="10.626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9.46cm" svg:y="8.919cm" svg:viewBox="0 0 652 350" draw:points="327,350 0,350 0,0 652,0 652,350">
            <text:p/>
          </draw:polygon>
          <draw:path draw:style-name="gr3" draw:text-style-name="P8" draw:layer="layout" svg:width="0.686cm" svg:height="0.426cm" svg:x="9.464cm" svg:y="8.88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therefore \ \text {Population of the village in 2009} = \ 31250§svg§600§FALSE§</svg:desc>
          <draw:polygon draw:style-name="gr2" draw:text-style-name="P7" draw:layer="layout" svg:width="15.131cm" svg:height="0.628cm" svg:x="2.818cm" svg:y="14.662cm" svg:viewBox="0 0 15132 629" draw:points="7566,629 0,629 0,0 15132,0 15132,629">
            <text:p/>
          </draw:polygon>
          <draw:path draw:style-name="gr3" draw:text-style-name="P8" draw:layer="layout" svg:width="0.469cm" svg:height="0.418cm" svg:x="2.802cm" svg:y="14.81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8" draw:layer="layout" svg:width="0.457cm" svg:height="0.529cm" svg:x="3.795cm" svg:y="14.641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44cm" svg:height="0.357cm" svg:x="4.293cm" svg:y="14.82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83cm" svg:height="0.492cm" svg:x="4.68cm" svg:y="14.827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9cm" svg:height="0.351cm" svg:x="5.113cm" svg:y="14.827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173cm" svg:height="0.538cm" svg:x="5.542cm" svg:y="14.63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5.764cm" svg:y="14.82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6.134cm" svg:y="14.6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6.445cm" svg:y="14.65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4cm" svg:height="0.357cm" svg:x="6.656cm" svg:y="14.82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342cm" svg:x="7.045cm" svg:y="14.82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7cm" svg:x="7.73cm" svg:y="14.82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1cm" svg:height="0.547cm" svg:x="8.121cm" svg:y="14.62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8.603cm" svg:y="14.6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8.914cm" svg:y="14.63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9.34cm" svg:y="14.8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79cm" svg:height="0.342cm" svg:x="9.935cm" svg:y="14.834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166cm" svg:height="0.519cm" svg:x="10.354cm" svg:y="14.65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173cm" svg:height="0.538cm" svg:x="10.569cm" svg:y="14.63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10.784cm" svg:y="14.63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11.005cm" svg:y="14.822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55cm" svg:height="0.512cm" svg:x="11.382cm" svg:y="14.81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cm" svg:height="0.357cm" svg:x="11.767cm" svg:y="14.8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166cm" svg:height="0.519cm" svg:x="12.373cm" svg:y="14.65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12.588cm" svg:y="14.82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09cm" svg:height="0.517cm" svg:x="13.288cm" svg:y="14.65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326cm" svg:height="0.533cm" svg:x="13.666cm" svg:y="14.653cm" svg:viewBox="0 0 327 534" svg:d="M327 269c0-63-3-125-31-183-36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  <draw:path draw:style-name="gr3" draw:text-style-name="P8" draw:layer="layout" svg:width="0.326cm" svg:height="0.533cm" svg:x="14.054cm" svg:y="14.653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8" draw:layer="layout" svg:width="0.321cm" svg:height="0.533cm" svg:x="14.443cm" svg:y="14.653cm" svg:viewBox="0 0 322 534" svg:d="M253 269v25c0 183-81 219-126 219-14 0-55-2-76-29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515cm" svg:height="0.182cm" svg:x="15.053cm" svg:y="14.8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3cm" svg:x="16.116cm" svg:y="14.653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8" draw:layer="layout" svg:width="0.256cm" svg:height="0.517cm" svg:x="16.541cm" svg:y="14.65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09cm" svg:height="0.517cm" svg:x="16.896cm" svg:y="14.65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309cm" svg:height="0.533cm" svg:x="17.283cm" svg:y="14.653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9-38-39-13 0-39 6-39 43 0 65 53 141 141 141 90 0 169-74 169-173z">
            <text:p/>
          </draw:path>
          <draw:path draw:style-name="gr3" draw:text-style-name="P8" draw:layer="layout" svg:width="0.326cm" svg:height="0.533cm" svg:x="17.662cm" svg:y="14.653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</draw:g>
        <draw:g>
          <svg:title>TexMaths</svg:title>
          <svg:desc>22§display§\text {i.e. } \ P =  e^{kt + c_1}§svg§600§FALSE§</svg:desc>
          <draw:polygon draw:style-name="gr2" draw:text-style-name="P7" draw:layer="layout" svg:width="5.048cm" svg:height="0.628cm" svg:x="9.073cm" svg:y="0.918cm" svg:viewBox="0 0 5049 629" draw:points="2524,629 0,629 0,0 5049,0 5049,629">
            <text:p/>
          </draw:polygon>
          <draw:path draw:style-name="gr3" draw:text-style-name="P8" draw:layer="layout" svg:width="0.166cm" svg:height="0.518cm" svg:x="9.059cm" svg:y="1.057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083cm" svg:height="0.084cm" svg:x="9.316cm" svg:y="1.492cm" svg:viewBox="0 0 84 85" svg:d="M84 42c0-23-19-42-42-42s-42 19-42 42 19 43 42 43 42-20 42-43z">
            <text:p/>
          </draw:path>
          <draw:path draw:style-name="gr3" draw:text-style-name="P8" draw:layer="layout" svg:width="0.3cm" svg:height="0.356cm" svg:x="9.485cm" svg:y="1.22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4cm" svg:x="9.874cm" svg:y="1.492cm" svg:viewBox="0 0 84 85" svg:d="M84 42c0-23-19-42-42-42s-42 19-42 42 19 43 42 43 42-20 42-43z">
            <text:p/>
          </draw:path>
          <draw:path draw:style-name="gr3" draw:text-style-name="P8" draw:layer="layout" svg:width="0.553cm" svg:height="0.529cm" svg:x="10.655cm" svg:y="1.046cm" svg:viewBox="0 0 554 530" svg:d="M204 285h132c109 0 218-81 218-167 0-60-51-118-153-118h-251c-14 0-23 0-23 14 0 11 7 11 23 11 8 0 22 0 33 1 12 0 16 4 16 13 0 1 0 5-4 14l-103 417c-8 30-9 35-71 35-12 0-21 0-21 16 0 9 9 9 12 9 21 0 76-2 99-2 16 0 33 0 49 0s34 2 49 2c7 0 16 0 16-16 0-9-7-9-21-9-28 0-51 0-51-14 0-3 2-7 4-12zM260 53c7-27 9-28 41-28h76c63 0 105 21 105 74 0 30-16 96-46 125-38 35-86 40-119 40h-109z">
            <text:p/>
          </draw:path>
          <draw:path draw:style-name="gr3" draw:text-style-name="P8" draw:layer="layout" svg:width="0.515cm" svg:height="0.182cm" svg:x="11.486cm" svg:y="1.2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2.294cm" svg:y="1.233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8" draw:layer="layout" svg:width="0.266cm" svg:height="0.383cm" svg:x="12.66cm" svg:y="0.879cm" svg:viewBox="0 0 267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2 62-50 62-14 0-17-14-17-28 0-9 0-11 2-25 1-2 3-10 3-17 0-48-65-57-88-57 16-10 35-28 46-37 26-26 54-51 84-51 7 0 14 2 18 7-23 4-28 21-28 30 0 12 10 21 23 21 14 0 29-12 29-35 0-18-12-39-42-39s-58 23-86 48c-23 23-40 39-63 49z">
            <text:p/>
          </draw:path>
          <draw:path draw:style-name="gr3" draw:text-style-name="P8" draw:layer="layout" svg:width="0.184cm" svg:height="0.344cm" svg:x="12.983cm" svg:y="0.916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8" draw:layer="layout" svg:width="0.398cm" svg:height="0.4cm" svg:x="13.232cm" svg:y="0.919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8" draw:layer="layout" svg:width="0.235cm" svg:height="0.245cm" svg:x="13.701cm" svg:y="1.016cm" svg:viewBox="0 0 236 246" svg:d="M204 32c-19 3-26 17-26 30 0 15 10 21 21 21 12 0 30-9 30-35 0-37-42-48-71-48-82 0-158 76-158 151 0 46 33 95 100 95 94 0 136-54 136-61 0-4-5-11-9-11s-5 2-9 7c-42 50-107 50-116 50-39 0-56-27-56-60 0-16 7-76 35-113 21-28 49-42 77-42 7 0 34 0 46 16z">
            <text:p/>
          </draw:path>
          <draw:path draw:style-name="gr3" draw:text-style-name="P8" draw:layer="layout" svg:width="0.159cm" svg:height="0.258cm" svg:x="13.999cm" svg:y="1.074cm" svg:viewBox="0 0 160 259" svg:d="M100 12c0-12-1-12-14-12-28 25-72 25-79 25h-7v17h7c9 0 33-2 56-10v193c0 13 0 18-40 18h-19v16c21-2 56-2 77-2 23 0 58 0 79 2v-16h-19c-41 0-41-5-41-18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7" draw:layer="layout" svg:width="2.767cm" svg:height="0.696cm" svg:x="14.408cm" svg:y="2.066cm" svg:viewBox="0 0 2768 697" draw:points="1383,697 0,697 0,0 2768,0 2768,697">
            <text:p/>
          </draw:polygon>
          <draw:path draw:style-name="gr3" draw:text-style-name="P8" draw:layer="layout" svg:width="0.083cm" svg:height="0.083cm" svg:x="14.436cm" svg:y="2.525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908cm" svg:y="2.525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381cm" svg:y="2.525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6.379cm" svg:y="2.0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6.671cm" svg:y="2.0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7.034cm" svg:y="2.0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i.e. } \ P =  c.e^{kt}§svg§600§FALSE§</svg:desc>
          <draw:polygon draw:style-name="gr2" draw:text-style-name="P7" draw:layer="layout" svg:width="4.606cm" svg:height="0.628cm" svg:x="2.873cm" svg:y="2.119cm" svg:viewBox="0 0 4607 629" draw:points="2303,629 0,629 0,0 4607,0 4607,629">
            <text:p/>
          </draw:polygon>
          <draw:path draw:style-name="gr3" draw:text-style-name="P8" draw:layer="layout" svg:width="0.166cm" svg:height="0.518cm" svg:x="2.859cm" svg:y="2.258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084cm" svg:height="0.084cm" svg:x="3.116cm" svg:y="2.693cm" svg:viewBox="0 0 85 85" svg:d="M85 42c0-23-20-42-43-42s-42 19-42 42 19 43 42 43 43-20 43-43z">
            <text:p/>
          </draw:path>
          <draw:path draw:style-name="gr3" draw:text-style-name="P8" draw:layer="layout" svg:width="0.3cm" svg:height="0.356cm" svg:x="3.285cm" svg:y="2.429cm" svg:viewBox="0 0 301 357" svg:d="M65 153c5-116 71-135 97-135 79 0 88 103 88 135zM65 169h217c17 0 19 0 19-16 0-77-42-153-139-153-90 0-162 79-162 178 0 104 81 179 171 179 95 0 130-86 130-102 0-7-7-9-11-9-7 0-8 6-8 11-28 81-99 81-106 81-39 0-70-25-88-53-23-37-23-88-23-116z">
            <text:p/>
          </draw:path>
          <draw:path draw:style-name="gr3" draw:text-style-name="P8" draw:layer="layout" svg:width="0.084cm" svg:height="0.084cm" svg:x="3.674cm" svg:y="2.693cm" svg:viewBox="0 0 85 85" svg:d="M85 42c0-23-20-42-43-42s-42 19-42 42 19 43 42 43 43-20 43-43z">
            <text:p/>
          </draw:path>
          <draw:path draw:style-name="gr3" draw:text-style-name="P8" draw:layer="layout" svg:width="0.554cm" svg:height="0.529cm" svg:x="4.456cm" svg:y="2.247cm" svg:viewBox="0 0 555 530" svg:d="M204 285h132c109 0 219-81 219-167 0-60-52-118-154-118h-251c-14 0-23 0-23 14 0 11 7 11 23 11 8 0 23 0 33 1 12 0 16 4 16 13 0 1 0 5-4 14l-103 417c-7 30-9 35-71 35-12 0-21 0-21 16 0 9 9 9 12 9 21 0 76-2 99-2 16 0 33 0 49 0s34 2 49 2c8 0 16 0 16-16 0-9-7-9-21-9-28 0-51 0-51-14 0-3 2-7 4-12zM261 53c7-27 8-28 40-28h76c63 0 105 21 105 74 0 30-15 96-45 125-39 35-87 40-120 40h-109z">
            <text:p/>
          </draw:path>
          <draw:path draw:style-name="gr3" draw:text-style-name="P8" draw:layer="layout" svg:width="0.515cm" svg:height="0.182cm" svg:x="5.287cm" svg:y="2.4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2cm" svg:height="0.351cm" svg:x="6.091cm" svg:y="2.434cm" svg:viewBox="0 0 303 352" svg:d="M276 48c-12 0-22 0-35 12-12 10-14 25-14 30 0 17 14 26 30 26 23 0 44-17 44-49 0-39-37-67-93-67-104 0-208 111-208 220 0 70 46 132 127 132 111 0 176-83 176-91 0-6-5-11-9-11-5 0-7 2-11 9-61 76-146 76-156 76-48 0-69-37-69-85 0-32 16-107 42-155 23-44 67-77 109-77 27 0 57 8 67 30z">
            <text:p/>
          </draw:path>
          <draw:path draw:style-name="gr3" draw:text-style-name="P8" draw:layer="layout" svg:width="0.084cm" svg:height="0.084cm" svg:x="6.461cm" svg:y="2.693cm" svg:viewBox="0 0 85 85" svg:d="M85 42c0-23-20-42-43-42s-42 19-42 42 19 43 42 43 43-20 43-43z">
            <text:p/>
          </draw:path>
          <draw:path draw:style-name="gr3" draw:text-style-name="P8" draw:layer="layout" svg:width="0.298cm" svg:height="0.351cm" svg:x="6.644cm" svg:y="2.434cm" svg:viewBox="0 0 299 352" svg:d="M109 164c23 0 81-2 120-18 54-23 58-69 58-79 0-35-30-67-83-67-86 0-204 76-204 211 0 79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8" draw:layer="layout" svg:width="0.267cm" svg:height="0.383cm" svg:x="7.01cm" svg:y="2.08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4cm" svg:height="0.344cm" svg:x="7.334cm" svg:y="2.117cm" svg:viewBox="0 0 185 345" svg:d="M111 125h56c11 0 18 0 18-12 0-7-7-7-16-7h-53l21-81c0-2 2-6 2-7 0-11-9-18-19-18-14 0-21 9-27 23-3 14 4-12-19 83h-56c-11 0-18 0-18 12 0 7 7 7 16 7h53l-34 129c-2 14-7 33-7 40 0 32 27 51 58 51 62 0 95-76 95-83s-7-7-8-7c-8 0-8 2-11 11-16 33-44 65-74 65-12 0-19-7-19-28 0-5 1-16 3-21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7.659cm" svg:y="4.818cm" svg:viewBox="0 0 652 350" draw:points="327,350 0,350 0,0 652,0 652,350">
            <text:p/>
          </draw:polygon>
          <draw:path draw:style-name="gr3" draw:text-style-name="P8" draw:layer="layout" svg:width="0.686cm" svg:height="0.426cm" svg:x="7.663cm" svg:y="4.779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c = 20000§svg§600§FALSE§</svg:desc>
          <draw:polygon draw:style-name="gr2" draw:text-style-name="P7" draw:layer="layout" svg:width="3.191cm" svg:height="0.454cm" svg:x="8.863cm" svg:y="4.716cm" svg:viewBox="0 0 3192 455" draw:points="1596,455 0,455 0,0 3192,0 3192,455">
            <text:p/>
          </draw:polygon>
          <draw:path draw:style-name="gr3" draw:text-style-name="P8" draw:layer="layout" svg:width="0.302cm" svg:height="0.35cm" svg:x="8.856cm" svg:y="4.849cm" svg:viewBox="0 0 303 351" svg:d="M276 47c-12 0-23 0-35 13-12 10-14 24-14 30 0 17 14 26 30 26 23 0 44-18 44-49 0-39-37-67-93-67-104 0-208 111-208 219 0 71 46 132 127 132 111 0 176-82 176-91 0-5-6-11-9-11-5 0-5 2-11 9-61 76-146 76-156 76-48 0-69-37-69-85 0-31 16-107 42-154 23-44 67-77 109-77 27 0 57 8 67 29z">
            <text:p/>
          </draw:path>
          <draw:path draw:style-name="gr3" draw:text-style-name="P8" draw:layer="layout" svg:width="0.515cm" svg:height="0.182cm" svg:x="9.417cm" svg:y="4.9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5cm" svg:x="10.229cm" svg:y="4.677cm" svg:viewBox="0 0 310 516" svg:d="M60 457l83-81c121-107 167-148 167-225 0-90-69-151-164-151-88 0-146 72-146 140 0 43 39 43 40 43 15 0 41-9 41-41 0-19-14-40-41-40-7 0-7 0-10 2 18-51 60-79 106-79 70 0 103 61 103 126 0 61-38 123-81 170l-149 165c-9 9-9 11-9 30h289l21-135h-20c-3 23-8 58-15 68-8 8-59 8-74 8z">
            <text:p/>
          </draw:path>
          <draw:path draw:style-name="gr3" draw:text-style-name="P8" draw:layer="layout" svg:width="0.326cm" svg:height="0.531cm" svg:x="10.607cm" svg:y="4.677cm" svg:viewBox="0 0 327 532" svg:d="M327 269c0-64-3-125-31-183-36-74-99-86-132-86-46 0-104 19-136 91-24 55-28 114-28 178 0 58 4 126 35 186 34 61 90 77 129 77 42 0 100-16 135-90 25-52 28-114 28-173zM164 516c-30 0-78-19-90-95-9-45-9-117-9-163 0-49 0-100 5-142 16-91 74-98 94-98 24 0 75 14 91 89 7 44 7 102 7 151 0 58 0 111-9 160-10 74-54 98-89 98z">
            <text:p/>
          </draw:path>
          <draw:path draw:style-name="gr3" draw:text-style-name="P8" draw:layer="layout" svg:width="0.326cm" svg:height="0.531cm" svg:x="10.992cm" svg:y="4.677cm" svg:viewBox="0 0 327 532" svg:d="M327 269c0-64-3-125-31-183-36-74-99-86-132-86-46 0-104 19-136 91-24 55-28 114-28 178 0 58 4 126 35 186 34 61 90 77 129 77 42 0 100-16 135-90 25-52 28-114 28-173zM164 516c-30 0-78-19-90-95-9-45-9-117-9-163 0-49 0-100 5-142 16-91 74-98 94-98 24 0 77 14 91 89 7 44 7 102 7 151 0 58 0 111-9 160-10 74-54 98-89 98z">
            <text:p/>
          </draw:path>
          <draw:path draw:style-name="gr3" draw:text-style-name="P8" draw:layer="layout" svg:width="0.326cm" svg:height="0.531cm" svg:x="11.38cm" svg:y="4.677cm" svg:viewBox="0 0 327 532" svg:d="M327 269c0-64-3-125-31-183-36-74-99-86-132-86-46 0-104 19-136 91-24 55-28 114-28 178 0 58 4 126 35 186 34 61 90 77 129 77 42 0 100-16 135-90 25-52 28-114 28-173zM164 516c-30 0-78-19-92-95-7-45-7-117-7-163 0-49 0-100 5-142 16-91 74-98 94-98 24 0 75 14 91 89 7 44 7 102 7 151 0 58 0 111-9 160-10 74-54 98-89 98z">
            <text:p/>
          </draw:path>
          <draw:path draw:style-name="gr3" draw:text-style-name="P8" draw:layer="layout" svg:width="0.326cm" svg:height="0.531cm" svg:x="11.767cm" svg:y="4.677cm" svg:viewBox="0 0 327 532" svg:d="M327 269c0-64-3-125-31-183-36-74-99-86-132-86-46 0-104 19-136 91-24 55-28 114-28 178 0 58 4 126 35 186 34 61 90 77 129 77 42 0 100-16 135-90 25-52 28-114 28-173zM164 516c-30 0-78-19-90-95-9-45-9-117-9-163 0-49 0-100 5-142 16-91 74-98 94-98 24 0 75 14 91 89 7 44 7 102 7 151 0 58 0 111-9 160-10 74-54 98-89 98z">
            <text:p/>
          </draw:path>
        </draw:g>
        <draw:g>
          <svg:title>TexMaths</svg:title>
          <svg:desc>22§display§\text {Now, when } t = 5, \text { i.e. in 2004 ,}\  \ P = 25000§svg§600§FALSE§</svg:desc>
          <draw:polygon draw:style-name="gr2" draw:text-style-name="P7" draw:layer="layout" svg:width="14.521cm" svg:height="0.609cm" svg:x="2.819cm" svg:y="7.264cm" svg:viewBox="0 0 14522 610" draw:points="7262,610 0,610 0,0 14522,0 14522,610">
            <text:p/>
          </draw:polygon>
          <draw:path draw:style-name="gr3" draw:text-style-name="P8" draw:layer="layout" svg:width="0.529cm" svg:height="0.528cm" svg:x="2.805cm" svg:y="7.234cm" svg:viewBox="0 0 530 529" svg:d="M155 11c-7-11-9-11-23-11h-132v25h23c10 0 26 0 39 1 17 2 17 2 17 18v405c0 21 0 56-79 56v24c26 0 65-1 92-1 24 0 63 1 89 1v-24c-79 0-79-35-79-56v-403c4 3 4 3 7 9l317 464c7 10 7 10 12 10 13 0 13-5 13-19v-429c0-21 0-56 79-56v-25c-27 0-65 2-92 2-24 0-63-2-90-2v25c80 0 80 35 80 56v332z">
            <text:p/>
          </draw:path>
          <draw:path draw:style-name="gr3" draw:text-style-name="P8" draw:layer="layout" svg:width="0.344cm" svg:height="0.356cm" svg:x="3.382cm" svg:y="7.41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531cm" svg:height="0.342cm" svg:x="3.74cm" svg:y="7.429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4 16-16l79-220 79 222c2 9 5 14 16 14 9 0 12-7 14-14z">
            <text:p/>
          </draw:path>
          <draw:path draw:style-name="gr3" draw:text-style-name="P8" draw:layer="layout" svg:width="0.091cm" svg:height="0.231cm" svg:x="4.35cm" svg:y="7.67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4.771cm" svg:y="7.429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4 16-16l79-220 79 222c2 9 5 14 14 14 11 0 14-7 16-14z">
            <text:p/>
          </draw:path>
          <draw:path draw:style-name="gr3" draw:text-style-name="P8" draw:layer="layout" svg:width="0.39cm" svg:height="0.537cm" svg:x="5.339cm" svg:y="7.225cm" svg:viewBox="0 0 391 538" svg:d="M60 478c0 36-7 36-60 36v24c26-2 67-2 88-2 19 0 60 0 86 2v-24c-51 0-60 0-60-36v-142c0-81 55-123 104-123 50 0 58 42 58 86v179c0 36-8 36-60 36v24c27-2 67-2 88-2 20 0 60 0 87 2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765cm" svg:y="7.41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6.112cm" svg:y="7.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6.793cm" svg:y="7.278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7.312cm" svg:y="7.4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2cm" svg:x="8.124cm" svg:y="7.246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8" draw:layer="layout" svg:width="0.091cm" svg:height="0.231cm" svg:x="8.539cm" svg:y="7.67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166cm" svg:height="0.518cm" svg:x="9.099cm" svg:y="7.24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9.354cm" svg:y="7.679cm" svg:viewBox="0 0 84 84" svg:d="M84 42c0-23-19-42-42-42s-42 19-42 42 19 42 42 42 42-19 42-42z">
            <text:p/>
          </draw:path>
          <draw:path draw:style-name="gr3" draw:text-style-name="P8" draw:layer="layout" svg:width="0.3cm" svg:height="0.356cm" svg:x="9.525cm" svg:y="7.41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9.914cm" svg:y="7.679cm" svg:viewBox="0 0 84 84" svg:d="M84 42c0-23-19-42-42-42s-42 19-42 42 19 42 42 42 42-19 42-42z">
            <text:p/>
          </draw:path>
          <draw:path draw:style-name="gr3" draw:text-style-name="P8" draw:layer="layout" svg:width="0.166cm" svg:height="0.518cm" svg:x="10.431cm" svg:y="7.24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0.644cm" svg:y="7.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09cm" svg:height="0.516cm" svg:x="11.347cm" svg:y="7.24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26cm" svg:height="0.532cm" svg:x="11.725cm" svg:y="7.246cm" svg:viewBox="0 0 327 533" svg:d="M327 269c0-63-3-125-31-183-36-74-99-86-132-86-46 0-104 19-136 91-24 55-28 115-28 178 0 58 4 127 35 187 34 61 90 77 129 77 42 0 100-16 135-90 25-53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326cm" svg:height="0.532cm" svg:x="12.11cm" svg:y="7.246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44cm" svg:height="0.523cm" svg:x="12.489cm" svg:y="7.23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091cm" svg:height="0.231cm" svg:x="13.179cm" svg:y="7.67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53cm" svg:height="0.528cm" svg:x="13.872cm" svg:y="7.234cm" svg:viewBox="0 0 554 529" svg:d="M204 285h132c109 0 218-81 218-167 0-60-51-118-153-118h-251c-14 0-23 0-23 14 0 11 7 11 23 11 8 0 22 0 33 1 12 0 16 4 16 13 0 1 0 5-2 14l-105 417c-8 30-9 35-71 35-12 0-21 0-21 16 0 8 9 8 12 8 21 0 76-1 99-1 16 0 33 0 49 0s34 1 49 1c7 0 16 0 16-15 0-9-7-9-21-9-28 0-51 0-51-14 0-4 2-7 4-13zM260 53c8-27 8-28 41-28h76c63 0 105 21 105 74 0 29-16 96-46 124-38 36-86 41-119 41h-109z">
            <text:p/>
          </draw:path>
          <draw:path draw:style-name="gr3" draw:text-style-name="P8" draw:layer="layout" svg:width="0.515cm" svg:height="0.182cm" svg:x="14.705cm" svg:y="7.4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5.516cm" svg:y="7.24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09cm" svg:height="0.532cm" svg:x="15.902cm" svg:y="7.246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8" draw:layer="layout" svg:width="0.326cm" svg:height="0.532cm" svg:x="16.28cm" svg:y="7.246cm" svg:viewBox="0 0 327 533" svg:d="M327 269c0-63-3-125-31-183-36-74-99-86-132-86-46 0-104 19-136 91-24 55-28 115-28 178 0 58 4 127 35 187 34 61 90 77 129 77 42 0 100-16 135-90 25-53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326cm" svg:height="0.532cm" svg:x="16.667cm" svg:y="7.246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26cm" svg:height="0.532cm" svg:x="17.053cm" svg:y="7.246cm" svg:viewBox="0 0 327 533" svg:d="M327 269c0-63-3-125-31-183-36-74-99-86-132-86-46 0-104 19-136 91-24 55-28 115-28 178 0 58 4 127 35 187 34 61 90 77 129 77 42 0 100-16 135-90 25-53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2§display§\therefore \ \ \text { from (2) we get }§svg§600§FALSE§</svg:desc>
          <draw:polygon draw:style-name="gr2" draw:text-style-name="P7" draw:layer="layout" svg:width="6.627cm" svg:height="0.696cm" svg:x="18.919cm" svg:y="7.166cm" svg:viewBox="0 0 6628 697" draw:points="3315,697 0,697 0,0 6628,0 6628,697">
            <text:p/>
          </draw:polygon>
          <draw:path draw:style-name="gr3" draw:text-style-name="P8" draw:layer="layout" svg:width="0.469cm" svg:height="0.418cm" svg:x="18.903cm" svg:y="7.349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251cm" svg:height="0.546cm" svg:x="20.41cm" svg:y="7.162cm" svg:viewBox="0 0 252 547" svg:d="M111 213v-90c0-68 37-105 72-105 2 0 12 0 25 5-9 3-23 12-23 32 0 17 12 33 33 33 23 0 34-16 34-33 0-29-28-55-69-55-54 0-121 40-121 123v90h-62v23h62v251c0 35-9 35-62 35v25c32-2 67-3 90-3 31 0 67 0 98 3v-25h-15c-59 0-60-8-60-36v-250h89v-23z">
            <text:p/>
          </draw:path>
          <draw:path draw:style-name="gr3" draw:text-style-name="P8" draw:layer="layout" svg:width="0.261cm" svg:height="0.342cm" svg:x="20.642cm" svg:y="7.3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0.945cm" svg:y="7.361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21.334cm" svg:y="7.364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22.288cm" svg:y="7.12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09cm" svg:height="0.516cm" svg:x="22.552cm" svg:y="7.19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18cm" svg:height="0.773cm" svg:x="22.943cm" svg:y="7.1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31cm" svg:height="0.342cm" svg:x="23.471cm" svg:y="7.373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24.017cm" svg:y="7.3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24.619cm" svg:y="7.35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3cm" svg:height="0.356cm" svg:x="25.004cm" svg:y="7.3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25.342cm" svg:y="7.231cm" svg:viewBox="0 0 245 486" svg:d="M120 167h111v-25h-111v-142h-20c0 63-24 146-100 150v17h67v213c0 97 72 106 100 106 55 0 78-55 78-106v-44h-21v44c0 56-23 86-51 86-53 0-53-70-53-84z">
            <text:p/>
          </draw:path>
        </draw:g>
        <draw:g>
          <svg:title>TexMaths</svg:title>
          <svg:desc>22§display§25000 =  20000.e^{5k}§svg§600§FALSE§</svg:desc>
          <draw:polygon draw:style-name="gr2" draw:text-style-name="P7" draw:layer="layout" svg:width="6.01cm" svg:height="0.635cm" svg:x="2.855cm" svg:y="8.717cm" svg:viewBox="0 0 6011 636" draw:points="3007,636 0,636 0,0 6011,0 6011,636">
            <text:p/>
          </draw:polygon>
          <draw:path draw:style-name="gr3" draw:text-style-name="P8" draw:layer="layout" svg:width="0.309cm" svg:height="0.517cm" svg:x="2.855cm" svg:y="8.85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309cm" svg:height="0.532cm" svg:x="3.242cm" svg:y="8.85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326cm" svg:height="0.532cm" svg:x="3.619cm" svg:y="8.858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5 14 91 89 7 44 7 102 7 152 0 58 0 111-9 160-10 74-54 99-89 99z">
            <text:p/>
          </draw:path>
          <draw:path draw:style-name="gr3" draw:text-style-name="P8" draw:layer="layout" svg:width="0.326cm" svg:height="0.532cm" svg:x="4.006cm" svg:y="8.858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5 14 91 89 7 44 7 102 7 152 0 58 0 111-9 160-10 74-54 99-89 99z">
            <text:p/>
          </draw:path>
          <draw:path draw:style-name="gr3" draw:text-style-name="P8" draw:layer="layout" svg:width="0.326cm" svg:height="0.532cm" svg:x="4.393cm" svg:y="8.858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8" draw:layer="layout" svg:width="0.515cm" svg:height="0.182cm" svg:x="5.008cm" svg:y="9.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5.819cm" svg:y="8.85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8" draw:layer="layout" svg:width="0.326cm" svg:height="0.532cm" svg:x="6.198cm" svg:y="8.858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8" draw:layer="layout" svg:width="0.326cm" svg:height="0.532cm" svg:x="6.585cm" svg:y="8.858cm" svg:viewBox="0 0 327 533" svg:d="M327 269c0-63-3-125-31-183-35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8" draw:layer="layout" svg:width="0.326cm" svg:height="0.532cm" svg:x="6.97cm" svg:y="8.858cm" svg:viewBox="0 0 327 533" svg:d="M327 269c0-63-3-125-31-183-35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8" draw:layer="layout" svg:width="0.326cm" svg:height="0.532cm" svg:x="7.358cm" svg:y="8.858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8" draw:layer="layout" svg:width="0.083cm" svg:height="0.084cm" svg:x="7.78cm" svg:y="9.291cm" svg:viewBox="0 0 84 85" svg:d="M84 42c0-23-19-42-42-42s-42 19-42 42 19 43 42 43 42-20 42-43z">
            <text:p/>
          </draw:path>
          <draw:path draw:style-name="gr3" draw:text-style-name="P8" draw:layer="layout" svg:width="0.298cm" svg:height="0.351cm" svg:x="7.965cm" svg:y="9.03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8" draw:layer="layout" svg:width="0.24cm" svg:height="0.37cm" svg:x="8.322cm" svg:y="8.694cm" svg:viewBox="0 0 241 371" svg:d="M49 58c28 7 46 7 55 7 70 0 114-49 114-58 0-5-5-7-7-7s-2 0-5 2c-12 5-41 16-81 16-16 0-44-2-81-14-5-4-5-4-7-4-7 0-7 5-7 14v160c0 11 0 16 9 16 5 0 5 0 10-7 25-30 58-33 78-33 31 0 46 24 49 30 11 17 12 38 12 70 0 16 0 48-15 72-15 20-37 32-64 32-35 0-72-20-86-55 21 2 32-12 32-26 0-23-20-28-29-28 0 0-26 0-26 30 0 49 44 96 111 96 69 0 130-51 130-119 0-62-47-118-114-118-25 0-53 5-78 26z">
            <text:p/>
          </draw:path>
          <draw:path draw:style-name="gr3" draw:text-style-name="P8" draw:layer="layout" svg:width="0.267cm" svg:height="0.383cm" svg:x="8.637cm" svg:y="8.678cm" svg:viewBox="0 0 268 384" svg:d="M130 16c0 0 2-7 2-9s-2-7-9-7c-10 0-56 4-70 5-4 0-11 2-11 13 0 8 7 8 14 8 25 0 25 4 25 7 0 4 0 7-2 13l-75 308c-4 9-4 10-4 12 0 7 7 18 19 18 14 0 21-13 25-23 0-4 25-99 26-106 39 4 71 16 71 44 0 2 0 6-2 11-2 9-2 10-2 17 0 39 32 57 57 57 54 0 70-83 70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</draw:g>
        <draw:g>
          <svg:title>TexMaths</svg:title>
          <svg:desc>22§display§e^{5k} = \frac{5}{4}§svg§600§FALSE§</svg:desc>
          <draw:polygon draw:style-name="gr2" draw:text-style-name="P7" draw:layer="layout" svg:width="2.483cm" svg:height="1.493cm" svg:x="10.759cm" svg:y="8.319cm" svg:viewBox="0 0 2484 1494" draw:points="1241,1494 0,1494 0,0 2484,0 2484,1494">
            <text:p/>
          </draw:polygon>
          <draw:path draw:style-name="gr3" draw:text-style-name="P8" draw:layer="layout" svg:width="0.298cm" svg:height="0.351cm" svg:x="10.755cm" svg:y="8.977cm" svg:viewBox="0 0 299 352" svg:d="M109 164c23 0 81-2 120-18 54-23 58-69 58-79 0-35-30-67-83-67-86 0-204 76-204 211 0 80 46 141 121 141 113 0 178-83 178-91 0-6-5-11-10-11-4 0-6 2-9 9-62 76-146 76-157 76-60 0-67-66-67-90 0-9 0-34 13-81zM74 146c30-118 109-128 130-128 37 0 57 23 57 49 0 79-124 79-155 79z">
            <text:p/>
          </draw:path>
          <draw:path draw:style-name="gr3" draw:text-style-name="P8" draw:layer="layout" svg:width="0.24cm" svg:height="0.371cm" svg:x="11.114cm" svg:y="8.639cm" svg:viewBox="0 0 241 372" svg:d="M49 58c28 7 46 7 55 7 70 0 114-49 114-58 0-5-5-7-7-7s-2 0-5 2c-12 5-41 16-81 16-16 0-44-2-81-14-5-4-5-4-7-4-7 0-7 5-7 14v160c0 11 0 16 9 16 5 0 5 0 10-7 25-30 58-33 78-33 31 0 47 24 49 30 11 17 12 38 12 70 0 16 0 48-15 72-15 20-37 32-64 32-35 0-72-19-86-55 21 2 32-12 32-26 0-23-20-28-29-28 0 0-26 0-26 30 0 49 44 97 111 97 69 0 130-51 130-120 0-62-47-118-114-118-25 0-53 5-78 26z">
            <text:p/>
          </draw:path>
          <draw:path draw:style-name="gr3" draw:text-style-name="P8" draw:layer="layout" svg:width="0.267cm" svg:height="0.383cm" svg:x="11.429cm" svg:y="8.623cm" svg:viewBox="0 0 268 384" svg:d="M130 16c0 0 2-7 2-9s-2-7-9-7c-10 0-56 4-70 5-4 0-11 2-11 13 0 8 7 8 14 8 25 0 25 4 25 7 0 4 0 8-2 13l-75 308c-4 9-4 11-4 12 0 7 7 18 19 18 14 0 21-12 25-23 0-3 25-99 26-106 39 4 71 16 71 44 0 2 0 6-2 11-2 9-2 11-2 18 0 38 32 56 58 56 53 0 69-83 69-85 0-7-7-7-9-7-7 0-9 4-10 14-7 23-21 62-50 62-14 0-17-14-17-28 0-9 0-11 2-25 1-2 3-10 3-17 0-48-65-57-88-57 16-10 35-28 46-37 26-26 54-51 84-51 7 0 14 2 18 7-23 4-28 23-28 30 0 13 10 21 23 21 14 0 30-12 30-35 0-17-13-39-43-39s-58 23-86 48c-23 23-40 39-63 49z">
            <text:p/>
          </draw:path>
          <draw:path draw:style-name="gr3" draw:text-style-name="P8" draw:layer="layout" svg:width="0.515cm" svg:height="0.182cm" svg:x="12.026cm" svg:y="9.0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3cm" svg:x="12.931cm" svg:y="8.28cm" svg:viewBox="0 0 310 534" svg:d="M310 361c0-92-64-171-148-171-37 0-70 13-99 41v-152c16 6 43 11 67 11 95 0 150-71 150-81 0-5-2-9-7-9-2 0-4 0-7 2-16 7-53 23-106 23-31 0-67-6-104-21-5-4-7-4-8-4-8 0-8 7-8 19v229c0 14 0 21 11 21 5 0 7-1 9-7 9-12 39-54 100-54 41 0 62 35 67 49 12 30 14 60 14 99 0 26 0 74-19 105-18 30-48 52-83 52-56 0-100-41-114-87 1 0 5 0 14 0 24 0 38-19 38-37 0-19-14-39-38-39-13 0-39 6-39 43 0 67 55 141 141 141 90 0 169-74 169-173z">
            <text:p/>
          </draw:path>
          <draw:polygon draw:style-name="gr3" draw:text-style-name="P8" draw:layer="layout" svg:width="0.388cm" svg:height="0.032cm" svg:x="12.892cm" svg:y="9.11cm" svg:viewBox="0 0 389 33" draw:points="194,33 0,33 0,0 389,0 389,33">
            <text:p/>
          </draw:polygon>
          <draw:path draw:style-name="gr3" draw:text-style-name="P8" draw:layer="layout" svg:width="0.344cm" svg:height="0.524cm" svg:x="12.915cm" svg:y="9.326cm" svg:viewBox="0 0 345 525" svg:d="M206 398v67c0 28 0 37-58 37h-16v23c32-2 72-2 104-2 33 0 74 0 105 2v-23h-15c-58 0-60-9-60-37v-67h79v-25h-79v-354c0-14 0-19-13-19-7 0-8 0-14 9l-239 364v25zM211 373h-190l190-288z">
            <text:p/>
          </draw:path>
        </draw:g>
        <draw:g>
          <svg:title>TexMaths</svg:title>
          <svg:desc>22§display§.\ .\ .\  \ \ \text {(3)}§svg§600§FALSE§</svg:desc>
          <draw:polygon draw:style-name="gr2" draw:text-style-name="P7" draw:layer="layout" svg:width="2.767cm" svg:height="0.696cm" svg:x="14.312cm" svg:y="8.565cm" svg:viewBox="0 0 2768 697" draw:points="1383,697 0,697 0,0 2768,0 2768,697">
            <text:p/>
          </draw:polygon>
          <draw:path draw:style-name="gr3" draw:text-style-name="P8" draw:layer="layout" svg:width="0.083cm" svg:height="0.083cm" svg:x="14.34cm" svg:y="9.0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812cm" svg:y="9.0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285cm" svg:y="9.024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6.283cm" svg:y="8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16.54cm" svg:y="8.59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6.938cm" svg:y="8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Now, when } t = 10, \text { i.e. in 2009 , }\  \ P = \ ?§svg§600§FALSE§</svg:desc>
          <draw:polygon draw:style-name="gr2" draw:text-style-name="P7" draw:layer="layout" svg:width="13.626cm" svg:height="0.617cm" svg:x="2.82cm" svg:y="10.265cm" svg:viewBox="0 0 13627 618" draw:points="6815,618 0,618 0,0 13627,0 13627,618">
            <text:p/>
          </draw:polygon>
          <draw:path draw:style-name="gr3" draw:text-style-name="P8" draw:layer="layout" svg:width="0.529cm" svg:height="0.529cm" svg:x="2.806cm" svg:y="10.244cm" svg:viewBox="0 0 530 530" svg:d="M155 11c-7-11-9-11-23-11h-132v25h23c10 0 26 0 39 1 17 2 17 2 17 18v405c0 21 0 56-79 56v25c26 0 65-2 92-2 24 0 63 2 89 2v-25c-79 0-79-35-79-56v-403c4 3 4 3 7 9l317 464c7 11 7 11 12 11 13 0 13-6 13-20v-429c0-21 0-56 79-56v-25c-27 0-65 2-92 2-24 0-63-2-90-2v25c80 0 80 35 80 56v332z">
            <text:p/>
          </draw:path>
          <draw:path draw:style-name="gr3" draw:text-style-name="P8" draw:layer="layout" svg:width="0.344cm" svg:height="0.356cm" svg:x="3.383cm" svg:y="10.42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531cm" svg:height="0.342cm" svg:x="3.741cm" svg:y="10.437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091cm" svg:height="0.231cm" svg:x="4.351cm" svg:y="10.68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4.772cm" svg:y="10.437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8" draw:layer="layout" svg:width="0.39cm" svg:height="0.537cm" svg:x="5.34cm" svg:y="10.235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766cm" svg:y="10.42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6.113cm" svg:y="10.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6.794cm" svg:y="10.288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7.313cm" svg:y="10.4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8.155cm" svg:y="10.2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6cm" svg:height="0.532cm" svg:x="8.503cm" svg:y="10.256cm" svg:viewBox="0 0 327 533" svg:d="M327 269c0-63-3-125-31-183-36-74-99-86-132-86-46 0-104 19-136 91-24 55-28 115-28 178 0 58 4 127 35 187 34 61 90 77 129 77 42 0 100-16 135-90 25-52 28-114 28-174zM164 517c-30 0-78-19-92-95-7-45-7-118-7-163 0-50 0-101 5-143 16-91 74-98 94-98 24 0 75 14 91 89 7 44 7 102 7 152 0 58 0 110-9 160-10 74-54 98-89 98z">
            <text:p/>
          </draw:path>
          <draw:path draw:style-name="gr3" draw:text-style-name="P8" draw:layer="layout" svg:width="0.091cm" svg:height="0.231cm" svg:x="8.925cm" svg:y="10.689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8" draw:layer="layout" svg:width="0.166cm" svg:height="0.518cm" svg:x="9.487cm" svg:y="10.2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9.742cm" svg:y="10.689cm" svg:viewBox="0 0 84 84" svg:d="M84 42c0-23-19-42-42-42s-42 19-42 42 19 42 42 42 42-19 42-42z">
            <text:p/>
          </draw:path>
          <draw:path draw:style-name="gr3" draw:text-style-name="P8" draw:layer="layout" svg:width="0.3cm" svg:height="0.356cm" svg:x="9.913cm" svg:y="10.42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10.3cm" svg:y="10.689cm" svg:viewBox="0 0 84 84" svg:d="M84 42c0-23-19-42-42-42s-42 19-42 42 19 42 42 42 42-19 42-42z">
            <text:p/>
          </draw:path>
          <draw:path draw:style-name="gr3" draw:text-style-name="P8" draw:layer="layout" svg:width="0.166cm" svg:height="0.518cm" svg:x="10.817cm" svg:y="10.2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1.032cm" svg:y="10.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09cm" svg:height="0.516cm" svg:x="11.733cm" svg:y="10.25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326cm" svg:height="0.532cm" svg:x="12.111cm" svg:y="10.256cm" svg:viewBox="0 0 327 533" svg:d="M327 269c0-63-3-125-31-183-36-74-99-86-132-86-46 0-104 19-136 91-24 55-28 115-28 178 0 58 4 127 35 187 34 61 90 77 129 77 42 0 100-16 135-90 25-52 28-114 28-174zM164 517c-30 0-78-19-90-95-9-45-9-118-9-163 0-50 0-101 5-143 16-91 74-98 94-98 24 0 77 14 91 89 7 44 7 102 7 152 0 58 0 110-9 160-10 74-54 98-89 98z">
            <text:p/>
          </draw:path>
          <draw:path draw:style-name="gr3" draw:text-style-name="P8" draw:layer="layout" svg:width="0.326cm" svg:height="0.532cm" svg:x="12.498cm" svg:y="10.256cm" svg:viewBox="0 0 327 533" svg:d="M327 269c0-63-3-125-31-183-36-74-99-86-132-86-46 0-104 19-136 91-24 55-28 115-28 178 0 58 4 127 35 187 34 61 90 77 129 77 42 0 100-16 135-90 25-52 28-114 28-174zM164 517c-30 0-78-19-92-95-7-45-7-118-7-163 0-50 0-101 5-143 16-91 74-98 94-98 24 0 75 14 91 89 7 44 7 102 7 152 0 58 0 110-9 160-10 74-54 98-89 98z">
            <text:p/>
          </draw:path>
          <draw:path draw:style-name="gr3" draw:text-style-name="P8" draw:layer="layout" svg:width="0.321cm" svg:height="0.532cm" svg:x="12.887cm" svg:y="10.256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091cm" svg:height="0.231cm" svg:x="13.565cm" svg:y="10.68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53cm" svg:height="0.529cm" svg:x="14.517cm" svg:y="10.244cm" svg:viewBox="0 0 554 530" svg:d="M204 285h132c109 0 218-81 218-167 0-60-51-118-153-118h-251c-14 0-23 0-23 14 0 11 7 11 23 11 8 0 22 0 33 1 12 0 16 4 16 13 0 1 0 5-2 14l-105 417c-8 30-9 35-71 35-12 0-21 0-21 16 0 9 9 9 12 9 21 0 76-2 99-2 16 0 33 0 49 0 18 0 34 2 49 2 7 0 16 0 16-16 0-9-7-9-21-9-28 0-51 0-51-14 0-4 2-7 4-12zM260 53c8-27 8-28 41-28h76c63 0 105 21 105 74 0 29-16 96-46 124-38 36-86 41-119 41h-109z">
            <text:p/>
          </draw:path>
          <draw:path draw:style-name="gr3" draw:text-style-name="P8" draw:layer="layout" svg:width="0.515cm" svg:height="0.182cm" svg:x="15.349cm" svg:y="10.4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79cm" svg:height="0.546cm" svg:x="16.208cm" svg:y="10.226cm" svg:viewBox="0 0 280 547" svg:d="M139 354c0-99 76-153 104-173 19-16 37-44 37-77 0-44-32-104-148-104-84 0-132 53-132 104 0 26 18 37 35 37 23 0 37-16 37-37 0-34-33-34-44-34 25-42 69-52 102-52 85 0 85 52 85 82 0 46-13 60-27 74-51 55-68 127-68 174v36c0 14 0 17 8 17 11 0 11-7 11-21zM171 505c0-21-20-40-43-40-21 0-40 19-40 40 0 23 19 42 40 42 23 0 43-19 43-42z">
            <text:p/>
          </draw:path>
        </draw:g>
        <draw:g>
          <svg:title>TexMaths</svg:title>
          <svg:desc>22§display§P =  20000 . e^{10k} =  20000 . ( e^{5k} )^2 = §svg§600§FALSE§</svg:desc>
          <draw:polygon draw:style-name="gr2" draw:text-style-name="P7" draw:layer="layout" svg:width="11.01cm" svg:height="0.812cm" svg:x="2.763cm" svg:y="11.819cm" svg:viewBox="0 0 11011 813" draw:points="5505,813 0,813 0,0 11011,0 11011,813">
            <text:p/>
          </draw:polygon>
          <draw:path draw:style-name="gr3" draw:text-style-name="P8" draw:layer="layout" svg:width="0.553cm" svg:height="0.529cm" svg:x="2.756cm" svg:y="11.947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7-27 7-28 41-28h76c63 0 105 21 105 74 0 30-16 96-46 125-38 35-86 40-119 40h-109z">
            <text:p/>
          </draw:path>
          <draw:path draw:style-name="gr3" draw:text-style-name="P8" draw:layer="layout" svg:width="0.515cm" svg:height="0.182cm" svg:x="3.587cm" svg:y="12.1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4.398cm" svg:y="11.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326cm" svg:height="0.532cm" svg:x="4.776cm" svg:y="11.9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8" draw:layer="layout" svg:width="0.326cm" svg:height="0.532cm" svg:x="5.162cm" svg:y="11.96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8" draw:layer="layout" svg:width="0.326cm" svg:height="0.532cm" svg:x="5.549cm" svg:y="11.9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8" draw:layer="layout" svg:width="0.326cm" svg:height="0.532cm" svg:x="5.936cm" svg:y="11.96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8" draw:layer="layout" svg:width="0.083cm" svg:height="0.083cm" svg:x="6.358cm" svg:y="12.393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6.541cm" svg:y="12.13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198cm" svg:height="0.36cm" svg:x="6.925cm" svg:y="11.796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52cm" svg:height="0.37cm" svg:x="7.203cm" svg:y="11.796cm" svg:viewBox="0 0 253 371" svg:d="M253 188c0-59-7-104-33-140-16-27-49-48-93-48-127 0-127 148-127 188 0 39 0 183 127 183 126 0 126-144 126-183zM127 357c-25 0-58-15-69-59-9-32-9-78-9-117 0-40 0-81 9-111 11-44 46-54 69-54 30 0 58 17 67 49 8 28 10 69 10 116 0 39 0 80-7 115-12 49-49 61-70 61z">
            <text:p/>
          </draw:path>
          <draw:path draw:style-name="gr3" draw:text-style-name="P8" draw:layer="layout" svg:width="0.266cm" svg:height="0.383cm" svg:x="7.523cm" svg:y="11.78cm" svg:viewBox="0 0 267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2 62-50 62-14 0-17-14-17-28 0-9 0-11 2-25 1-2 3-10 3-17 0-48-65-57-88-57 16-10 35-28 46-37 26-26 54-51 84-51 7 0 14 2 18 7-23 4-28 21-28 30 0 12 10 21 23 21 14 0 29-12 29-35 0-18-12-39-42-39s-58 23-86 48c-23 23-40 39-63 49z">
            <text:p/>
          </draw:path>
          <draw:path draw:style-name="gr3" draw:text-style-name="P8" draw:layer="layout" svg:width="0.515cm" svg:height="0.182cm" svg:x="8.122cm" svg:y="12.1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8.933cm" svg:y="11.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326cm" svg:height="0.532cm" svg:x="9.311cm" svg:y="11.9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8" draw:layer="layout" svg:width="0.326cm" svg:height="0.532cm" svg:x="9.697cm" svg:y="11.9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8" draw:layer="layout" svg:width="0.326cm" svg:height="0.532cm" svg:x="10.084cm" svg:y="11.96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8" draw:layer="layout" svg:width="0.326cm" svg:height="0.532cm" svg:x="10.471cm" svg:y="11.9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8" draw:layer="layout" svg:width="0.083cm" svg:height="0.083cm" svg:x="10.893cm" svg:y="12.393cm" svg:viewBox="0 0 84 84" svg:d="M84 42c0-23-19-42-42-42s-42 19-42 42 19 42 42 42 42-19 42-42z">
            <text:p/>
          </draw:path>
          <draw:path draw:style-name="gr3" draw:text-style-name="P8" draw:layer="layout" svg:width="0.18cm" svg:height="0.774cm" svg:x="11.119cm" svg:y="11.89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98cm" svg:height="0.351cm" svg:x="11.377cm" svg:y="12.13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24cm" svg:height="0.37cm" svg:x="11.736cm" svg:y="11.796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8" draw:layer="layout" svg:width="0.266cm" svg:height="0.383cm" svg:x="12.051cm" svg:y="11.78cm" svg:viewBox="0 0 267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2 62-50 62-14 0-17-14-17-28 0-9 0-11 2-25 1-2 3-10 3-17 0-48-65-57-88-57 16-10 35-28 46-37 26-26 54-51 84-51 7 0 14 2 18 7-23 4-28 21-28 30 0 12 10 21 23 21 14 0 29-12 29-35 0-18-12-39-42-39s-58 23-86 48c-23 23-40 39-63 49z">
            <text:p/>
          </draw:path>
          <draw:path draw:style-name="gr3" draw:text-style-name="P8" draw:layer="layout" svg:width="0.18cm" svg:height="0.774cm" svg:x="12.435cm" svg:y="11.89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24cm" svg:height="0.36cm" svg:x="12.725cm" svg:y="11.7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13.297cm" svg:y="12.192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20000 . \left( \frac{5}{4} \right)^2§svg§600§FALSE§</svg:desc>
          <draw:polygon draw:style-name="gr2" draw:text-style-name="P7" draw:layer="layout" svg:width="4.184cm" svg:height="1.946cm" svg:x="14.356cm" svg:y="11.22cm" svg:viewBox="0 0 4185 1947" draw:points="2093,1947 0,1947 0,0 4185,0 4185,1947">
            <text:p/>
          </draw:polygon>
          <draw:path draw:style-name="gr3" draw:text-style-name="P8" draw:layer="layout" svg:width="0.309cm" svg:height="0.517cm" svg:x="14.356cm" svg:y="11.95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26cm" svg:height="0.532cm" svg:x="14.734cm" svg:y="11.955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8" draw:layer="layout" svg:width="0.326cm" svg:height="0.532cm" svg:x="15.12cm" svg:y="11.955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8" draw:layer="layout" svg:width="0.326cm" svg:height="0.532cm" svg:x="15.507cm" svg:y="11.955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8" draw:layer="layout" svg:width="0.326cm" svg:height="0.532cm" svg:x="15.894cm" svg:y="11.955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8" draw:layer="layout" svg:width="0.083cm" svg:height="0.083cm" svg:x="16.317cm" svg:y="12.389cm" svg:viewBox="0 0 84 84" svg:d="M84 42c0-23-19-42-42-42s-42 19-42 42 19 42 42 42 42-19 42-42z">
            <text:p/>
          </draw:path>
          <draw:path draw:style-name="gr3" draw:text-style-name="P8" draw:layer="layout" svg:width="0.381cm" svg:height="1.856cm" svg:x="16.755cm" svg:y="11.3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32cm" svg:x="17.295cm" svg:y="11.433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olygon draw:style-name="gr3" draw:text-style-name="P8" draw:layer="layout" svg:width="0.388cm" svg:height="0.032cm" svg:x="17.256cm" svg:y="12.262cm" svg:viewBox="0 0 389 33" draw:points="194,33 0,33 0,0 389,0 389,33">
            <text:p/>
          </draw:polygon>
          <draw:path draw:style-name="gr3" draw:text-style-name="P8" draw:layer="layout" svg:width="0.344cm" svg:height="0.524cm" svg:x="17.278cm" svg:y="12.47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381cm" svg:height="1.856cm" svg:x="17.762cm" svg:y="11.35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8" draw:layer="layout" svg:width="0.24cm" svg:height="0.36cm" svg:x="18.339cm" svg:y="11.18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.\ . \ . \  \ \text { [ From (3) ] }§svg§600§FALSE§</svg:desc>
          <draw:polygon draw:style-name="gr2" draw:text-style-name="P7" draw:layer="layout" svg:width="5.728cm" svg:height="0.696cm" svg:x="18.804cm" svg:y="11.868cm" svg:viewBox="0 0 5729 697" draw:points="2865,697 0,697 0,0 5729,0 5729,697">
            <text:p/>
          </draw:polygon>
          <draw:path draw:style-name="gr3" draw:text-style-name="P8" draw:layer="layout" svg:width="0.083cm" svg:height="0.083cm" svg:x="18.832cm" svg:y="12.327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9.304cm" svg:y="12.327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9.777cm" svg:y="12.327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20.789cm" svg:y="11.829cm" svg:viewBox="0 0 107 774" draw:points="107,774 107,744 32,744 32,32 107,32 107,0 0,0 0,774">
            <text:p/>
          </draw:polygon>
          <draw:path draw:style-name="gr3" draw:text-style-name="P8" draw:layer="layout" svg:width="0.446cm" svg:height="0.527cm" svg:x="21.195cm" svg:y="11.884cm" svg:viewBox="0 0 447 528" svg:d="M426 0h-426v25h19c60 0 60 8 60 35v406c0 28 0 37-60 37h-19v25c26-4 88-4 118-4 32 0 102 0 130 4v-25h-25c-73 0-73-10-73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21.632cm" svg:y="12.0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1.934cm" svg:y="12.0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22.325cm" svg:y="12.066cm" svg:viewBox="0 0 605 343" svg:d="M60 76v209c0 33-9 33-60 33v25c26 0 67-2 88-2 19 0 60 2 86 2v-25c-51 0-60 0-60-33v-144c0-81 55-123 104-123s58 42 58 86v181c0 33-9 33-61 33v25c28 0 67-2 88-2s61 2 88 2v-25c-53 0-62 0-62-33v-144c0-81 56-123 106-123 47 0 56 42 56 86v181c0 33-9 33-60 33v25c26 0 67-2 88-2 19 0 60 2 86 2v-25c-40 0-60 0-60-22v-148c0-67 0-92-24-120-11-12-37-28-81-28-65 0-100 46-113 76-10-67-68-76-104-76-56 0-93 33-114 81v-81l-109 9v24c55 0 60 6 60 43z">
            <text:p/>
          </draw:path>
          <draw:path draw:style-name="gr3" draw:text-style-name="P8" draw:layer="layout" svg:width="0.18cm" svg:height="0.773cm" svg:x="23.279cm" svg:y="11.8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23.536cm" svg:y="11.894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23.933cm" svg:y="11.829cm" svg:viewBox="0 0 181 774" svg:d="M181 387c0-60-9-153-51-241-47-95-114-146-123-146-3 0-7 4-7 7 0 4 0 5 14 19 77 76 121 199 121 361 0 132-28 269-124 366-11 10-11 12-11 14 0 5 4 7 7 7 9 0 79-53 125-151 40-85 49-171 49-236z">
            <text:p/>
          </draw:path>
          <draw:polygon draw:style-name="gr3" draw:text-style-name="P8" draw:layer="layout" svg:width="0.106cm" svg:height="0.773cm" svg:x="24.465cm" svg:y="11.829cm" svg:viewBox="0 0 107 774" draw:points="107,0 0,0 0,32 76,32 76,744 0,744 0,774 107,774">
            <text:p/>
          </draw:polygon>
        </draw:g>
        <draw:g>
          <svg:title>TexMaths</svg:title>
          <svg:desc>22§display§P = 20000 \times \frac{25}{16} = 1250 \times 25 = 31250§svg§600§FALSE§</svg:desc>
          <draw:polygon draw:style-name="gr2" draw:text-style-name="P7" draw:layer="layout" svg:width="12.623cm" svg:height="1.51cm" svg:x="2.763cm" svg:y="12.921cm" svg:viewBox="0 0 12624 1511" draw:points="6311,1511 0,1511 0,0 12624,0 12624,1511">
            <text:p/>
          </draw:polygon>
          <draw:path draw:style-name="gr3" draw:text-style-name="P8" draw:layer="layout" svg:width="0.553cm" svg:height="0.529cm" svg:x="2.756cm" svg:y="13.393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8-27 8-28 41-28h76c63 0 105 21 105 74 0 30-16 96-46 125-38 35-86 40-119 40h-109z">
            <text:p/>
          </draw:path>
          <draw:path draw:style-name="gr3" draw:text-style-name="P8" draw:layer="layout" svg:width="0.515cm" svg:height="0.182cm" svg:x="3.587cm" svg:y="13.6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4.398cm" svg:y="13.4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26cm" svg:height="0.532cm" svg:x="4.776cm" svg:y="13.405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8" draw:layer="layout" svg:width="0.326cm" svg:height="0.532cm" svg:x="5.162cm" svg:y="13.405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8" draw:layer="layout" svg:width="0.326cm" svg:height="0.532cm" svg:x="5.549cm" svg:y="13.405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8" draw:layer="layout" svg:width="0.326cm" svg:height="0.532cm" svg:x="5.936cm" svg:y="13.405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8" draw:layer="layout" svg:width="0.374cm" svg:height="0.374cm" svg:x="6.577cm" svg:y="13.54cm" svg:viewBox="0 0 375 375" svg:d="M188 165l-155-154c-10-9-12-11-17-11-9 0-16 7-16 16 0 5 2 7 11 16l154 155-154 156c-9 9-11 11-11 16 0 9 7 16 16 16 5 0 7-2 17-11l154-154 161 160c2 1 8 5 11 5 11 0 16-7 16-16 0-2 0-5-2-9-2-1-125-123-164-163l143-141c4-6 16-16 19-20 0-1 4-5 4-10 0-9-5-16-16-16-5 0-9 4-18 12z">
            <text:p/>
          </draw:path>
          <draw:path draw:style-name="gr3" draw:text-style-name="P8" draw:layer="layout" svg:width="0.309cm" svg:height="0.517cm" svg:x="7.369cm" svg:y="12.88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09cm" svg:height="0.532cm" svg:x="7.754cm" svg:y="12.882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8" draw:layer="layout" svg:width="0.773cm" svg:height="0.032cm" svg:x="7.33cm" svg:y="13.711cm" svg:viewBox="0 0 774 33" draw:points="387,33 0,33 0,0 774,0 774,33">
            <text:p/>
          </draw:polygon>
          <draw:path draw:style-name="gr3" draw:text-style-name="P8" draw:layer="layout" svg:width="0.256cm" svg:height="0.517cm" svg:x="7.399cm" svg:y="13.9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21cm" svg:height="0.532cm" svg:x="7.749cm" svg:y="13.937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8" draw:layer="layout" svg:width="0.515cm" svg:height="0.182cm" svg:x="8.455cm" svg:y="13.6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9.296cm" svg:y="13.40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09cm" svg:height="0.517cm" svg:x="9.652cm" svg:y="13.4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09cm" svg:height="0.532cm" svg:x="10.039cm" svg:y="13.405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8" draw:layer="layout" svg:width="0.326cm" svg:height="0.532cm" svg:x="10.417cm" svg:y="13.405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8" draw:layer="layout" svg:width="0.374cm" svg:height="0.374cm" svg:x="11.058cm" svg:y="13.54cm" svg:viewBox="0 0 375 375" svg:d="M188 165l-155-154c-10-9-12-11-17-11-9 0-16 7-16 16 0 5 2 7 11 16l154 155-154 156c-9 9-11 11-11 16 0 9 7 16 16 16 5 0 7-2 17-11l154-154 161 160c2 1 8 5 11 5 11 0 16-7 16-16 0-2 0-5-2-9-2-1-125-123-164-163l143-141c4-6 16-16 19-20 0-1 4-5 4-10 0-9-5-16-16-16-5 0-9 4-18 12z">
            <text:p/>
          </draw:path>
          <draw:path draw:style-name="gr3" draw:text-style-name="P8" draw:layer="layout" svg:width="0.309cm" svg:height="0.517cm" svg:x="11.756cm" svg:y="13.4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09cm" svg:height="0.532cm" svg:x="12.144cm" svg:y="13.40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6 55 140 141 140 90 0 169-74 169-172z">
            <text:p/>
          </draw:path>
          <draw:path draw:style-name="gr3" draw:text-style-name="P8" draw:layer="layout" svg:width="0.515cm" svg:height="0.182cm" svg:x="12.749cm" svg:y="13.6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3.555cm" svg:y="13.40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256cm" svg:height="0.517cm" svg:x="13.978cm" svg:y="13.40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09cm" svg:height="0.517cm" svg:x="14.335cm" svg:y="13.4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8" draw:layer="layout" svg:width="0.309cm" svg:height="0.532cm" svg:x="14.72cm" svg:y="13.405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8" draw:layer="layout" svg:width="0.326cm" svg:height="0.532cm" svg:x="15.099cm" svg:y="13.405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7" draw:text-style-name="P6" draw:layer="layout" svg:width="26.4cm" svg:height="14.505cm" svg:x="0.8cm" svg:y="0.652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</draw:text-box>
        </draw:frame>
        <draw:g>
          <svg:title>TexMaths</svg:title>
          <svg:desc>22§display§\text {In a certain culture of bacteria the rate of increase is proportional to}§svg§600§FALSE§</svg:desc>
          <draw:polygon draw:style-name="gr2" draw:text-style-name="P7" draw:layer="layout" svg:width="23.206cm" svg:height="0.619cm" svg:x="2.619cm" svg:y="1.159cm" svg:viewBox="0 0 23207 620" draw:points="11603,620 0,620 0,0 23207,0 23207,620">
            <text:p/>
          </draw:polygon>
          <draw:path draw:style-name="gr3" draw:text-style-name="P8" draw:layer="layout" svg:width="0.237cm" svg:height="0.529cm" svg:x="2.601cm" svg:y="1.138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39cm" svg:height="0.342cm" svg:x="2.884cm" svg:y="1.3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9cm" svg:height="0.356cm" svg:x="3.58cm" svg:y="1.3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95cm" svg:height="0.356cm" svg:x="4.217cm" svg:y="1.31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cm" svg:height="0.356cm" svg:x="4.556cm" svg:y="1.3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4.9cm" svg:y="1.3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42cm" svg:height="0.485cm" svg:x="5.195cm" svg:y="1.1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9cm" svg:height="0.356cm" svg:x="5.514cm" svg:y="1.319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166cm" svg:height="0.518cm" svg:x="5.894cm" svg:y="1.1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6.107cm" svg:y="1.3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6cm" svg:x="6.797cm" svg:y="1.31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9cm" svg:height="0.351cm" svg:x="7.138cm" svg:y="1.324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173cm" svg:height="0.538cm" svg:x="7.569cm" svg:y="1.12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42cm" svg:height="0.485cm" svg:x="7.774cm" svg:y="1.1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351cm" svg:x="8.083cm" svg:y="1.324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261cm" svg:height="0.342cm" svg:x="8.509cm" svg:y="1.3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8.814cm" svg:y="1.3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9.414cm" svg:y="1.3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9.805cm" svg:y="1.12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83cm" svg:height="0.546cm" svg:x="10.296cm" svg:y="1.129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49cm" svg:height="0.356cm" svg:x="10.736cm" svg:y="1.3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95cm" svg:height="0.356cm" svg:x="11.116cm" svg:y="1.31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2cm" svg:height="0.485cm" svg:x="11.448cm" svg:y="1.1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cm" svg:height="0.356cm" svg:x="11.755cm" svg:y="1.3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2.1cm" svg:y="1.3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8cm" svg:x="12.406cm" svg:y="1.1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9cm" svg:height="0.356cm" svg:x="12.628cm" svg:y="1.3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13.254cm" svg:y="1.1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538cm" svg:x="13.566cm" svg:y="1.1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3.992cm" svg:y="1.3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4.593cm" svg:y="1.3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4.907cm" svg:y="1.3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15.275cm" svg:y="1.1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cm" svg:height="0.356cm" svg:x="15.583cm" svg:y="1.3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16.184cm" svg:y="1.3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16.575cm" svg:y="1.1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166cm" svg:height="0.518cm" svg:x="17.068cm" svg:y="1.1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7.283cm" svg:y="1.3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6cm" svg:x="17.714cm" svg:y="1.31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61cm" svg:height="0.342cm" svg:x="18.054cm" svg:y="1.3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8.356cm" svg:y="1.3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18.71cm" svg:y="1.3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54cm" svg:height="0.356cm" svg:x="19.09cm" svg:y="1.3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19.391cm" svg:y="1.3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9.997cm" svg:y="1.1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20.211cm" svg:y="1.3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492cm" svg:x="20.769cm" svg:y="1.32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261cm" svg:height="0.342cm" svg:x="21.199cm" svg:y="1.3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21.501cm" svg:y="1.3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83cm" svg:height="0.492cm" svg:x="21.888cm" svg:y="1.32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4cm" svg:height="0.356cm" svg:x="22.339cm" svg:y="1.3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61cm" svg:height="0.342cm" svg:x="22.726cm" svg:y="1.3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42cm" svg:height="0.485cm" svg:x="23.022cm" svg:y="1.1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166cm" svg:height="0.518cm" svg:x="23.333cm" svg:y="1.1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23.545cm" svg:y="1.3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23.934cm" svg:y="1.3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9cm" svg:height="0.356cm" svg:x="24.372cm" svg:y="1.3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24.752cm" svg:y="1.12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44cm" svg:height="0.485cm" svg:x="25.213cm" svg:y="1.1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44cm" svg:height="0.356cm" svg:x="25.521cm" svg:y="1.3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</draw:g>
        <draw:g>
          <svg:title>TexMaths</svg:title>
          <svg:desc>24§display§\text {(3)}§svg§600§FALSE§</svg:desc>
          <draw:polygon draw:style-name="gr2" draw:text-style-name="P7" draw:layer="layout" svg:width="0.91cm" svg:height="0.76cm" svg:x="1.205cm" svg:y="1.067cm" svg:viewBox="0 0 911 761" draw:points="455,761 0,761 0,0 911,0 911,761">
            <text:p/>
          </draw:polygon>
          <draw:path draw:style-name="gr3" draw:text-style-name="P8" draw:layer="layout" svg:width="0.197cm" svg:height="0.844cm" svg:x="1.245cm" svg:y="1.025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51cm" svg:height="0.581cm" svg:x="1.526cm" svg:y="1.096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8" draw:layer="layout" svg:width="0.197cm" svg:height="0.844cm" svg:x="1.962cm" svg:y="1.02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Solution :}§svg§600§FALSE§</svg:desc>
          <draw:polygon draw:style-name="gr2" draw:text-style-name="P7" draw:layer="layout" svg:width="3.123cm" svg:height="0.485cm" svg:x="1.303cm" svg:y="4.565cm" svg:viewBox="0 0 3124 486" draw:points="1562,486 0,486 0,0 3124,0 3124,486">
            <text:p/>
          </draw:polygon>
          <draw:path draw:style-name="gr3" draw:text-style-name="P8" draw:layer="layout" svg:width="0.344cm" svg:height="0.562cm" svg:x="1.308cm" svg:y="4.526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8" draw:layer="layout" svg:width="0.344cm" svg:height="0.356cm" svg:x="1.715cm" svg:y="4.725cm" svg:viewBox="0 0 345 357" svg:d="M345 181c0-98-79-181-172-181-97 0-173 84-173 181 0 101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8" draw:layer="layout" svg:width="0.173cm" svg:height="0.537cm" svg:x="2.106cm" svg:y="4.535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9cm" svg:height="0.351cm" svg:x="2.321cm" svg:y="4.73cm" svg:viewBox="0 0 391 352" svg:d="M278 282v70l113-9v-25c-55 0-60-5-60-42v-276l-114 9v24c54 0 59 6 59 43v139c0 66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2.74cm" svg:y="4.596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8" draw:layer="layout" svg:width="0.166cm" svg:height="0.518cm" svg:x="3.051cm" svg:y="4.5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3.263cm" svg:y="4.725cm" svg:viewBox="0 0 345 357" svg:d="M345 181c0-98-79-181-172-181-97 0-173 84-173 181 0 101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8" draw:layer="layout" svg:width="0.39cm" svg:height="0.342cm" svg:x="3.652cm" svg:y="4.73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084cm" svg:height="0.333cm" svg:x="4.382cm" svg:y="4.737cm" svg:viewBox="0 0 85 334" svg:d="M85 40c0-21-20-40-43-40s-42 19-42 40c0 23 19 43 42 43s43-20 43-43zM85 294c0-23-20-41-43-41s-42 18-42 41 19 40 42 40 43-17 43-40z">
            <text:p/>
          </draw:path>
        </draw:g>
        <draw:g>
          <svg:title>TexMaths</svg:title>
          <svg:desc>22§display§\text {the number present. If it is found that the number doubles in 4 hours,}§svg§600§FALSE§</svg:desc>
          <draw:polygon draw:style-name="gr2" draw:text-style-name="P7" draw:layer="layout" svg:width="23.732cm" svg:height="0.619cm" svg:x="2.729cm" svg:y="2.26cm" svg:viewBox="0 0 23733 620" draw:points="11866,620 0,620 0,0 23733,0 23733,620">
            <text:p/>
          </draw:polygon>
          <draw:path draw:style-name="gr3" draw:text-style-name="P8" draw:layer="layout" svg:width="0.244cm" svg:height="0.485cm" svg:x="2.704cm" svg:y="2.29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9cm" svg:height="0.538cm" svg:x="3.016cm" svg:y="2.2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3.441cm" svg:y="2.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4.047cm" svg:y="2.4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9cm" svg:height="0.351cm" svg:x="4.455cm" svg:y="2.42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604cm" svg:height="0.342cm" svg:x="4.885cm" svg:y="2.425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6cm" svg:x="5.504cm" svg:y="2.23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cm" svg:height="0.356cm" svg:x="5.955cm" svg:y="2.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6.298cm" svg:y="2.42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83cm" svg:height="0.492cm" svg:x="6.859cm" svg:y="2.42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261cm" svg:height="0.342cm" svg:x="7.289cm" svg:y="2.42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7.591cm" svg:y="2.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7.938cm" svg:y="2.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8.239cm" svg:y="2.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8.586cm" svg:y="2.4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8.985cm" svg:y="2.29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083cm" svg:height="0.083cm" svg:x="9.337cm" svg:y="2.684cm" svg:viewBox="0 0 84 84" svg:d="M84 42c0-23-19-42-42-42s-42 19-42 42 19 42 42 42 42-19 42-42z">
            <text:p/>
          </draw:path>
          <draw:path draw:style-name="gr3" draw:text-style-name="P8" draw:layer="layout" svg:width="0.237cm" svg:height="0.529cm" svg:x="9.851cm" svg:y="2.239cm" svg:viewBox="0 0 238 530" svg:d="M153 60c0-27 2-35 63-35h22v-25c-27 2-88 2-118 2-32 0-92 0-120-2v25h21c60 0 63 8 63 35v410c0 28-3 35-63 35h-21v25c28-2 88-2 118-2 32 0 93 0 120 2v-25h-22c-61 0-63-7-63-35z">
            <text:p/>
          </draw:path>
          <draw:path draw:style-name="gr3" draw:text-style-name="P8" draw:layer="layout" svg:width="0.251cm" svg:height="0.546cm" svg:x="10.135cm" svg:y="2.221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166cm" svg:height="0.518cm" svg:x="10.627cm" svg:y="2.2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4cm" svg:height="0.485cm" svg:x="10.832cm" svg:y="2.29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166cm" svg:height="0.518cm" svg:x="11.402cm" svg:y="2.2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1.617cm" svg:y="2.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51cm" svg:height="0.546cm" svg:x="12.178cm" svg:y="2.221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344cm" svg:height="0.356cm" svg:x="12.41cm" svg:y="2.4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51cm" svg:x="12.801cm" svg:y="2.425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39cm" svg:height="0.342cm" svg:x="13.23cm" svg:y="2.4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13.662cm" svg:y="2.23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8" draw:layer="layout" svg:width="0.244cm" svg:height="0.485cm" svg:x="14.338cm" svg:y="2.29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9cm" svg:height="0.538cm" svg:x="14.647cm" svg:y="2.2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15.085cm" svg:y="2.4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15.453cm" svg:y="2.29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242cm" svg:height="0.485cm" svg:x="16.013cm" svg:y="2.29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538cm" svg:x="16.323cm" svg:y="2.2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6.75cm" svg:y="2.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7.354cm" svg:y="2.4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9cm" svg:height="0.351cm" svg:x="17.762cm" svg:y="2.425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604cm" svg:height="0.342cm" svg:x="18.192cm" svg:y="2.425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6cm" svg:x="18.811cm" svg:y="2.23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cm" svg:height="0.356cm" svg:x="19.262cm" svg:y="2.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9.607cm" svg:y="2.425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83cm" svg:height="0.546cm" svg:x="20.172cm" svg:y="2.23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8" draw:layer="layout" svg:width="0.344cm" svg:height="0.356cm" svg:x="20.596cm" svg:y="2.4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51cm" svg:x="20.987cm" svg:y="2.42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83cm" svg:height="0.546cm" svg:x="21.413cm" svg:y="2.23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173cm" svg:height="0.538cm" svg:x="21.846cm" svg:y="2.2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cm" svg:height="0.356cm" svg:x="22.057cm" svg:y="2.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22.404cm" svg:y="2.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2.967cm" svg:y="2.2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3.181cm" svg:y="2.4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524cm" svg:x="23.866cm" svg:y="2.24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39cm" svg:height="0.538cm" svg:x="24.512cm" svg:y="2.2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4cm" svg:height="0.356cm" svg:x="24.94cm" svg:y="2.4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51cm" svg:x="25.329cm" svg:y="2.42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61cm" svg:height="0.342cm" svg:x="25.755cm" svg:y="2.42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6cm" svg:x="26.063cm" svg:y="2.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091cm" svg:height="0.231cm" svg:x="26.407cm" svg:y="2.684cm" svg:viewBox="0 0 92 232" svg:d="M92 81c0-49-18-81-50-81-28 0-42 21-42 40 0 22 14 43 42 43 13 0 21-6 30-11l2-2c0 0 2 0 2 11 0 51-23 99-58 135-4 4-6 6-6 8 0 7 4 8 9 8 9 0 71-61 71-151z">
            <text:p/>
          </draw:path>
        </draw:g>
        <draw:g>
          <svg:title>TexMaths</svg:title>
          <svg:desc>22§display§\text {find the number of times the bacteria are increased in 12 hours.}§svg§600§FALSE§</svg:desc>
          <draw:polygon draw:style-name="gr2" draw:text-style-name="P7" draw:layer="layout" svg:width="21.446cm" svg:height="0.477cm" svg:x="2.726cm" svg:y="3.361cm" svg:viewBox="0 0 21447 478" draw:points="10722,478 0,478 0,0 21447,0 21447,478">
            <text:p/>
          </draw:polygon>
          <draw:path draw:style-name="gr3" draw:text-style-name="P8" draw:layer="layout" svg:width="0.388cm" svg:height="0.547cm" svg:x="2.708cm" svg:y="3.322cm" svg:viewBox="0 0 389 548" svg:d="M236 236c35 0 40 11 40 43v209c0 36-8 36-60 36v24c25-2 67-3 87-3 19 0 56 1 86 3v-24c-53 0-62 0-62-36v-285l-96 7c-13 2-15 2-15 2-1 1-3 1-14 1h-91v-88c0-77 67-107 114-107 23 0 51 7 67 24-32 2-37 23-37 37 0 25 21 36 35 36 18 0 36-13 36-36 0-46-43-79-101-79-72 0-163 39-163 125v88h-62v23h62v252c0 36-9 36-62 36v24c26-2 67-3 86-3 20 0 58 1 86 3v-24c-51 0-59 0-59-36v-252z">
            <text:p/>
          </draw:path>
          <draw:path draw:style-name="gr3" draw:text-style-name="P8" draw:layer="layout" svg:width="0.39cm" svg:height="0.343cm" svg:x="3.141cm" svg:y="3.52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3.572cm" svg:y="3.331cm" svg:viewBox="0 0 384 548" svg:d="M269 497v51l115-9v-24c-55 0-62-6-62-43v-472l-111 9v24c55 0 60 6 60 43v167c-23-26-56-47-99-47-91 0-172 75-172 176 0 99 76 176 165 176 50 0 85-26 104-51zM269 289v159c0 14 0 16-9 28-22 37-58 55-91 55-35 0-63-20-83-50-19-32-21-76-21-107 0-30 2-76 23-111 18-25 46-50 88-50 28 0 60 11 84 46 9 14 9 16 9 30z">
            <text:p/>
          </draw:path>
          <draw:path draw:style-name="gr3" draw:text-style-name="P8" draw:layer="layout" svg:width="0.244cm" svg:height="0.485cm" svg:x="4.248cm" svg:y="3.393cm" svg:viewBox="0 0 245 486" svg:d="M120 167h111v-24h-111v-143h-20c0 63-24 146-100 150v17h67v214c0 97 72 105 100 105 55 0 78-54 78-105v-44h-21v44c0 56-23 86-52 86-52 0-52-70-52-85z">
            <text:p/>
          </draw:path>
          <draw:path draw:style-name="gr3" draw:text-style-name="P8" draw:layer="layout" svg:width="0.39cm" svg:height="0.538cm" svg:x="4.56cm" svg:y="3.331cm" svg:viewBox="0 0 391 539" svg:d="M60 479c0 36-7 36-60 36v24c26-1 67-1 88-1 19 0 60 0 86 1v-24c-51 0-60 0-60-36v-142c0-81 55-124 104-124 50 0 58 43 58 87v179c0 36-8 36-60 36v24c27-1 67-1 88-1 20 0 60 0 87 1v-24c-41 0-60 0-60-23v-148c0-67 0-92-25-120-10-12-37-28-81-28-67 0-100 47-112 75v-271l-113 9v24c55 0 60 6 60 43z">
            <text:p/>
          </draw:path>
          <draw:path draw:style-name="gr3" draw:text-style-name="P8" draw:layer="layout" svg:width="0.3cm" svg:height="0.357cm" svg:x="4.986cm" svg:y="3.521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8" draw:layer="layout" svg:width="0.39cm" svg:height="0.343cm" svg:x="5.589cm" svg:y="3.52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9cm" svg:height="0.352cm" svg:x="5.998cm" svg:y="3.526cm" svg:viewBox="0 0 391 353" svg:d="M278 282v71l113-9v-25c-55 0-60-5-60-42v-277l-115 9v24c55 0 60 6 60 43v139c0 67-37 120-93 120-65 0-69-35-69-76v-259l-114 9v24c60 0 60 2 60 71v116c0 62 0 133 120 133 42 0 77-22 98-71z">
            <text:p/>
          </draw:path>
          <draw:path draw:style-name="gr3" draw:text-style-name="P8" draw:layer="layout" svg:width="0.604cm" svg:height="0.343cm" svg:x="6.427cm" svg:y="3.526cm" svg:viewBox="0 0 605 344" svg:d="M60 76v210c0 33-7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7cm" svg:x="7.047cm" svg:y="3.331cm" svg:viewBox="0 0 384 548" svg:d="M113 247v-247l-113 9v24c55 0 60 6 60 43v463h19c2-1 7-12 28-47 13 17 46 56 102 56 94 0 175-76 175-176 0-99-78-176-166-176-60 0-93 37-105 51zM114 451v-160c0-16 0-16 9-28 30-44 72-50 92-50 35 0 63 20 81 50 21 31 23 75 23 107 0 30-2 76-25 111-16 23-46 50-88 50-34 0-62-20-81-48-11-16-11-18-11-32z">
            <text:p/>
          </draw:path>
          <draw:path draw:style-name="gr3" draw:text-style-name="P8" draw:layer="layout" svg:width="0.3cm" svg:height="0.357cm" svg:x="7.499cm" svg:y="3.521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8" draw:layer="layout" svg:width="0.261cm" svg:height="0.343cm" svg:x="7.842cm" svg:y="3.52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44cm" svg:height="0.357cm" svg:x="8.402cm" svg:y="3.521cm" svg:viewBox="0 0 345 358" svg:d="M345 182c0-99-79-182-173-182-96 0-172 85-172 182 0 100 81 176 172 176 94 0 173-78 173-176zM172 338c-33 0-66-17-88-52-19-34-19-82-19-110 0-30 0-72 18-107 21-36 58-51 89-51 34 0 67 15 88 49 20 33 20 79 20 109 0 28 0 71-18 104-16 36-51 58-90 58z">
            <text:p/>
          </draw:path>
          <draw:path draw:style-name="gr3" draw:text-style-name="P8" draw:layer="layout" svg:width="0.251cm" svg:height="0.547cm" svg:x="8.793cm" svg:y="3.322cm" svg:viewBox="0 0 252 548" svg:d="M111 213v-90c0-68 37-105 72-105 2 0 14 0 25 5-9 3-23 12-23 32 0 17 12 33 33 33 23 0 34-16 34-33 0-29-28-55-69-55-55 0-121 41-121 123v90h-62v23h62v252c0 36-9 36-62 36v24c32-2 69-3 90-3 31 0 67 0 98 3v-24h-16c-58 0-59-9-59-38v-250h89v-23z">
            <text:p/>
          </draw:path>
          <draw:path draw:style-name="gr3" draw:text-style-name="P8" draw:layer="layout" svg:width="0.242cm" svg:height="0.485cm" svg:x="9.277cm" svg:y="3.393cm" svg:viewBox="0 0 243 486" svg:d="M120 167h111v-24h-111v-143h-20c0 63-24 146-100 150v17h67v214c0 97 72 105 100 105 55 0 76-54 76-105v-44h-19v44c0 56-23 86-52 86-52 0-52-70-52-85z">
            <text:p/>
          </draw:path>
          <draw:path draw:style-name="gr3" draw:text-style-name="P8" draw:layer="layout" svg:width="0.166cm" svg:height="0.519cm" svg:x="9.588cm" svg:y="3.3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604cm" svg:height="0.343cm" svg:x="9.801cm" svg:y="3.526cm" svg:viewBox="0 0 605 344" svg:d="M60 76v210c0 33-7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7cm" svg:x="10.444cm" svg:y="3.521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8" draw:layer="layout" svg:width="0.254cm" svg:height="0.357cm" svg:x="10.79cm" svg:y="3.521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244cm" svg:height="0.485cm" svg:x="11.343cm" svg:y="3.393cm" svg:viewBox="0 0 245 486" svg:d="M120 167h111v-24h-111v-143h-20c0 63-24 146-100 150v17h67v214c0 97 72 105 100 105 55 0 78-54 78-105v-44h-21v44c0 56-23 86-52 86-52 0-52-70-52-85z">
            <text:p/>
          </draw:path>
          <draw:path draw:style-name="gr3" draw:text-style-name="P8" draw:layer="layout" svg:width="0.39cm" svg:height="0.538cm" svg:x="11.653cm" svg:y="3.331cm" svg:viewBox="0 0 391 539" svg:d="M60 479c0 36-7 36-60 36v24c26-1 67-1 88-1 19 0 60 0 86 1v-24c-51 0-60 0-60-36v-142c0-81 55-124 104-124 50 0 58 43 58 87v179c0 36-8 36-60 36v24c27-1 67-1 88-1 20 0 60 0 87 1v-24c-41 0-60 0-60-23v-148c0-67 0-92-25-120-10-12-37-28-81-28-67 0-100 47-112 75v-271l-113 9v24c55 0 60 6 60 43z">
            <text:p/>
          </draw:path>
          <draw:path draw:style-name="gr3" draw:text-style-name="P8" draw:layer="layout" svg:width="0.3cm" svg:height="0.357cm" svg:x="12.08cm" svg:y="3.521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8" draw:layer="layout" svg:width="0.383cm" svg:height="0.547cm" svg:x="12.681cm" svg:y="3.331cm" svg:viewBox="0 0 384 548" svg:d="M113 247v-247l-113 9v24c55 0 60 6 60 43v463h19c2-1 7-12 28-47 13 17 46 56 102 56 94 0 175-76 175-176 0-99-78-176-166-176-60 0-93 37-105 51zM114 451v-160c0-16 0-16 9-28 30-44 72-50 92-50 35 0 63 20 81 50 21 31 23 75 23 107 0 30-2 76-25 111-16 23-46 50-88 50-34 0-62-20-81-48-11-16-11-18-11-32z">
            <text:p/>
          </draw:path>
          <draw:path draw:style-name="gr3" draw:text-style-name="P8" draw:layer="layout" svg:width="0.349cm" svg:height="0.357cm" svg:x="13.122cm" svg:y="3.521cm" svg:viewBox="0 0 350 358" svg:d="M225 289c4 32 25 64 62 64 16 0 63-11 63-74v-43h-19v43c0 45-19 51-28 51-25 0-28-36-28-39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295cm" svg:height="0.357cm" svg:x="13.503cm" svg:y="3.521cm" svg:viewBox="0 0 296 358" svg:d="M65 180c0-127 63-161 104-161 7 0 56 0 84 29-33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8" draw:layer="layout" svg:width="0.244cm" svg:height="0.485cm" svg:x="13.834cm" svg:y="3.393cm" svg:viewBox="0 0 245 486" svg:d="M120 167h111v-24h-111v-143h-20c0 63-24 146-100 150v17h67v214c0 97 72 105 100 105 55 0 78-54 78-105v-44h-21v44c0 56-23 86-52 86-52 0-52-70-52-85z">
            <text:p/>
          </draw:path>
          <draw:path draw:style-name="gr3" draw:text-style-name="P8" draw:layer="layout" svg:width="0.3cm" svg:height="0.357cm" svg:x="14.142cm" svg:y="3.521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8" draw:layer="layout" svg:width="0.261cm" svg:height="0.343cm" svg:x="14.485cm" svg:y="3.52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166cm" svg:height="0.519cm" svg:x="14.793cm" svg:y="3.3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49cm" svg:height="0.357cm" svg:x="15.015cm" svg:y="3.521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349cm" svg:height="0.357cm" svg:x="15.659cm" svg:y="3.521cm" svg:viewBox="0 0 350 358" svg:d="M225 289c4 32 25 64 62 64 16 0 63-11 63-74v-43h-19v43c0 45-19 51-28 51-25 0-28-36-28-39v-157c0-32 0-62-29-92-30-30-68-42-105-42-65 0-118 37-118 88 0 23 16 37 35 37 23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261cm" svg:height="0.343cm" svg:x="16.034cm" svg:y="3.52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cm" svg:height="0.357cm" svg:x="16.336cm" svg:y="3.521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8" draw:layer="layout" svg:width="0.166cm" svg:height="0.519cm" svg:x="16.942cm" svg:y="3.3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43cm" svg:x="17.157cm" svg:y="3.52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295cm" svg:height="0.357cm" svg:x="17.588cm" svg:y="3.521cm" svg:viewBox="0 0 296 358" svg:d="M65 180c0-127 63-161 104-161 7 0 56 0 84 29-33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8" draw:layer="layout" svg:width="0.261cm" svg:height="0.343cm" svg:x="17.926cm" svg:y="3.52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cm" svg:height="0.357cm" svg:x="18.23cm" svg:y="3.521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8" draw:layer="layout" svg:width="0.349cm" svg:height="0.357cm" svg:x="18.584cm" svg:y="3.521cm" svg:viewBox="0 0 350 358" svg:d="M227 289c2 32 23 64 60 64 16 0 63-11 63-74v-43h-19v43c0 45-19 51-28 51-25 0-28-36-28-39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8" draw:layer="layout" svg:width="0.254cm" svg:height="0.357cm" svg:x="18.964cm" svg:y="3.521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3cm" svg:height="0.357cm" svg:x="19.265cm" svg:y="3.521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8" draw:layer="layout" svg:width="0.383cm" svg:height="0.547cm" svg:x="19.614cm" svg:y="3.331cm" svg:viewBox="0 0 384 548" svg:d="M269 497v51l115-9v-24c-55 0-62-6-62-43v-472l-111 9v24c53 0 60 6 60 43v167c-23-26-56-47-99-47-91 0-172 75-172 176 0 99 76 176 165 176 50 0 85-26 104-51zM269 289v159c0 14 0 16-9 28-22 37-58 55-91 55-35 0-63-20-83-50-19-32-21-76-21-107 0-30 0-76 23-111 18-25 46-50 88-50 28 0 60 11 84 46 9 14 9 16 9 30z">
            <text:p/>
          </draw:path>
          <draw:path draw:style-name="gr3" draw:text-style-name="P8" draw:layer="layout" svg:width="0.166cm" svg:height="0.519cm" svg:x="20.3cm" svg:y="3.3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43cm" svg:x="20.513cm" svg:y="3.52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256cm" svg:height="0.517cm" svg:x="21.245cm" svg:y="3.352cm" svg:viewBox="0 0 257 518" svg:d="M160 19c0-17 0-19-17-19-50 49-118 49-143 49v25c16 0 62 0 102-21v404c0 28-2 37-72 37h-25v24c27-3 95-3 125-3 32 0 99 0 127 3v-24h-25c-70 0-72-9-72-37z">
            <text:p/>
          </draw:path>
          <draw:path draw:style-name="gr3" draw:text-style-name="P8" draw:layer="layout" svg:width="0.309cm" svg:height="0.517cm" svg:x="21.601cm" svg:y="3.352cm" svg:viewBox="0 0 310 518" svg:d="M60 458l83-81c121-107 167-148 167-225 0-90-69-152-164-152-88 0-146 72-146 141 0 42 39 42 40 42 15 0 41-8 41-40 0-20-14-41-41-41-7 0-7 0-10 2 18-51 60-79 106-79 70 0 103 61 103 127 0 61-38 123-81 171l-149 165c-9 9-9 11-9 30h289l21-136h-20c-3 23-8 59-15 69-7 7-59 7-74 7z">
            <text:p/>
          </draw:path>
          <draw:path draw:style-name="gr3" draw:text-style-name="P8" draw:layer="layout" svg:width="0.39cm" svg:height="0.538cm" svg:x="22.233cm" svg:y="3.331cm" svg:viewBox="0 0 391 539" svg:d="M60 479c0 36-7 36-60 36v24c26-1 67-1 88-1 19 0 60 0 86 1v-24c-51 0-60 0-60-36v-142c0-81 55-124 104-124 50 0 58 43 58 87v179c0 36-8 36-60 36v24c27-1 67-1 88-1 20 0 60 0 87 1v-24c-41 0-60 0-60-23v-148c0-67 0-92-25-120-10-12-37-28-81-28-67 0-100 47-112 75v-271l-113 9v24c55 0 60 6 60 43z">
            <text:p/>
          </draw:path>
          <draw:path draw:style-name="gr3" draw:text-style-name="P8" draw:layer="layout" svg:width="0.344cm" svg:height="0.357cm" svg:x="22.659cm" svg:y="3.521cm" svg:viewBox="0 0 345 358" svg:d="M345 182c0-99-79-182-173-182-96 0-172 85-172 182 0 100 81 176 172 176 94 0 173-78 173-176zM172 338c-33 0-66-17-88-52-19-34-19-82-19-110 0-30 0-72 18-107 21-36 58-51 89-51 34 0 67 15 88 49 20 33 20 79 20 109 0 28 0 71-18 104-16 36-51 58-90 58z">
            <text:p/>
          </draw:path>
          <draw:path draw:style-name="gr3" draw:text-style-name="P8" draw:layer="layout" svg:width="0.39cm" svg:height="0.352cm" svg:x="23.048cm" svg:y="3.526cm" svg:viewBox="0 0 391 353" svg:d="M278 282v71l113-9v-25c-55 0-60-5-60-42v-277l-115 9v24c55 0 60 6 60 43v139c0 67-37 120-93 120-65 0-69-35-69-76v-259l-114 9v24c60 0 60 2 60 71v116c0 62 0 133 120 133 42 0 77-22 98-71z">
            <text:p/>
          </draw:path>
          <draw:path draw:style-name="gr3" draw:text-style-name="P8" draw:layer="layout" svg:width="0.261cm" svg:height="0.343cm" svg:x="23.475cm" svg:y="3.52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254cm" svg:height="0.357cm" svg:x="23.782cm" svg:y="3.521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083cm" svg:height="0.084cm" svg:x="24.127cm" svg:y="3.786cm" svg:viewBox="0 0 84 85" svg:d="M84 42c0-23-19-42-42-42s-42 19-42 42 19 43 42 43 42-20 42-43z">
            <text:p/>
          </draw:path>
        </draw:g>
        <draw:g>
          <svg:title>TexMaths</svg:title>
          <svg:desc>22§display§\text {Let } N \text { be the number of bacteria at any time t. Given that the}§svg§600§FALSE§</svg:desc>
          <draw:polygon draw:style-name="gr2" draw:text-style-name="P7" draw:layer="layout" svg:width="21.308cm" svg:height="0.627cm" svg:x="4.816cm" svg:y="4.659cm" svg:viewBox="0 0 21309 628" draw:points="10655,628 0,628 0,0 21309,0 21309,628">
            <text:p/>
          </draw:polygon>
          <draw:path draw:style-name="gr3" draw:text-style-name="P8" draw:layer="layout" svg:width="0.425cm" svg:height="0.529cm" svg:x="4.802cm" svg:y="4.638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8" draw:layer="layout" svg:width="0.3cm" svg:height="0.356cm" svg:x="5.282cm" svg:y="4.8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5.619cm" svg:y="4.6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652cm" svg:height="0.529cm" svg:x="6.192cm" svg:y="4.638cm" svg:viewBox="0 0 653 530" svg:d="M556 81c7-30 21-55 83-56 5 0 14-2 14-16 0-2 0-9-11-9-24 0-52 2-77 2-26 0-55-2-79-2-6 0-14 0-14 16 0 9 7 9 14 9 44 0 53 15 53 33 0 2-2 14-4 16l-86 345-171-405c-7-14-7-14-25-14h-103c-16 0-23 0-23 16 0 9 7 9 21 9 3 0 53 0 53 7l-104 415c-7 32-21 56-85 58-3 0-12 2-12 16 0 5 4 9 11 9 24 0 51-2 77-2s55 2 79 2c4 0 14 0 14-16 0-7-7-9-16-9-44 0-51-17-51-33 0-6 2-9 4-18l102-410c4 5 4 7 7 14l194 458c5 12 7 14 14 14 9 0 9-2 12-16z">
            <text:p/>
          </draw:path>
          <draw:path draw:style-name="gr3" draw:text-style-name="P8" draw:layer="layout" svg:width="0.383cm" svg:height="0.546cm" svg:x="7.148cm" svg:y="4.629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cm" svg:height="0.356cm" svg:x="7.599cm" svg:y="4.8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8.193cm" svg:y="4.6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8cm" svg:x="8.503cm" svg:y="4.6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8.931cm" svg:y="4.8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9.534cm" svg:y="4.8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9cm" svg:height="0.351cm" svg:x="9.943cm" svg:y="4.824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604cm" svg:height="0.342cm" svg:x="10.372cm" svg:y="4.824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6cm" svg:x="10.992cm" svg:y="4.629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cm" svg:height="0.356cm" svg:x="11.442cm" svg:y="4.8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1.787cm" svg:y="4.8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12.347cm" svg:y="4.8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12.738cm" svg:y="4.62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383cm" svg:height="0.546cm" svg:x="13.229cm" svg:y="4.629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49cm" svg:height="0.356cm" svg:x="13.669cm" svg:y="4.819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95cm" svg:height="0.356cm" svg:x="14.049cm" svg:y="4.81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4cm" svg:height="0.485cm" svg:x="14.381cm" svg:y="4.6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14.688cm" svg:y="4.8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5.032cm" svg:y="4.8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8cm" svg:x="15.339cm" svg:y="4.6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9cm" svg:height="0.356cm" svg:x="15.56cm" svg:y="4.819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49cm" svg:height="0.356cm" svg:x="16.205cm" svg:y="4.819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42cm" svg:height="0.485cm" svg:x="16.574cm" svg:y="4.6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7.15cm" svg:y="4.8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7.528cm" svg:y="4.8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492cm" svg:x="17.926cm" svg:y="4.83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244cm" svg:height="0.485cm" svg:x="18.593cm" svg:y="4.6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166cm" svg:height="0.518cm" svg:x="18.904cm" svg:y="4.6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604cm" svg:height="0.342cm" svg:x="19.117cm" svg:y="4.824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19.76cm" svg:y="4.8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20.353cm" svg:y="4.6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083cm" svg:height="0.083cm" svg:x="20.706cm" svg:y="5.083cm" svg:viewBox="0 0 84 84" svg:d="M84 42c0-23-19-42-42-42s-42 19-42 42 19 42 42 42 42-19 42-42z">
            <text:p/>
          </draw:path>
          <draw:path draw:style-name="gr3" draw:text-style-name="P8" draw:layer="layout" svg:width="0.525cm" svg:height="0.562cm" svg:x="21.241cm" svg:y="4.62cm" svg:viewBox="0 0 526 563" svg:d="M417 498c9 18 41 48 49 48 7 0 7-6 7-18v-136c0-29 4-33 53-33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8" draw:layer="layout" svg:width="0.166cm" svg:height="0.518cm" svg:x="21.829cm" svg:y="4.6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22.033cm" svg:y="4.831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6cm" svg:x="22.428cm" svg:y="4.8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22.774cm" svg:y="4.8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23.452cm" svg:y="4.6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23.762cm" svg:y="4.6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24.2cm" svg:y="4.8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24.568cm" svg:y="4.6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242cm" svg:height="0.485cm" svg:x="25.127cm" svg:y="4.6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25.437cm" svg:y="4.6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25.863cm" svg:y="4.8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>
          <svg:title>TexMaths</svg:title>
          <svg:desc>22§display§\text {rate of increase of bacteria is proprotional to the number of bacteria.}§svg§600§FALSE§</svg:desc>
          <draw:polygon draw:style-name="gr2" draw:text-style-name="P7" draw:layer="layout" svg:width="23.206cm" svg:height="0.619cm" svg:x="2.821cm" svg:y="5.761cm" svg:viewBox="0 0 23207 620" draw:points="11603,620 0,620 0,0 23207,0 23207,620">
            <text:p/>
          </draw:polygon>
          <draw:path draw:style-name="gr3" draw:text-style-name="P8" draw:layer="layout" svg:width="0.261cm" svg:height="0.342cm" svg:x="2.803cm" svg:y="5.92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3.118cm" svg:y="5.92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3.486cm" svg:y="5.79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cm" svg:height="0.356cm" svg:x="3.794cm" svg:y="5.9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4.396cm" svg:y="5.92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4.785cm" svg:y="5.72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166cm" svg:height="0.518cm" svg:x="5.279cm" svg:y="5.7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5.494cm" svg:y="5.92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6cm" svg:x="5.925cm" svg:y="5.921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61cm" svg:height="0.342cm" svg:x="6.263cm" svg:y="5.92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6.566cm" svg:y="5.9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6.921cm" svg:y="5.92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54cm" svg:height="0.356cm" svg:x="7.3cm" svg:y="5.92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7.602cm" svg:y="5.9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8.203cm" svg:y="5.92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8.593cm" svg:y="5.72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383cm" svg:height="0.546cm" svg:x="9.084cm" svg:y="5.731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49cm" svg:height="0.356cm" svg:x="9.524cm" svg:y="5.92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95cm" svg:height="0.356cm" svg:x="9.904cm" svg:y="5.921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2cm" svg:height="0.485cm" svg:x="10.237cm" svg:y="5.79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cm" svg:height="0.356cm" svg:x="10.543cm" svg:y="5.9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0.888cm" svg:y="5.92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8cm" svg:x="11.194cm" svg:y="5.7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9cm" svg:height="0.356cm" svg:x="11.416cm" svg:y="5.921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166cm" svg:height="0.518cm" svg:x="12.053cm" svg:y="5.7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2.268cm" svg:y="5.92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492cm" svg:x="12.828cm" svg:y="5.92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261cm" svg:height="0.342cm" svg:x="13.257cm" svg:y="5.92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13.56cm" svg:y="5.92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83cm" svg:height="0.492cm" svg:x="13.945cm" svg:y="5.92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261cm" svg:height="0.342cm" svg:x="14.376cm" svg:y="5.92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14.679cm" svg:y="5.92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15.058cm" svg:y="5.79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166cm" svg:height="0.518cm" svg:x="15.369cm" svg:y="5.7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15.58cm" svg:y="5.92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15.971cm" svg:y="5.92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9cm" svg:height="0.356cm" svg:x="16.407cm" svg:y="5.92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16.788cm" svg:y="5.731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44cm" svg:height="0.485cm" svg:x="17.249cm" svg:y="5.79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44cm" svg:height="0.356cm" svg:x="17.557cm" svg:y="5.92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2cm" svg:height="0.485cm" svg:x="18.194cm" svg:y="5.79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538cm" svg:x="18.505cm" svg:y="5.73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8.931cm" svg:y="5.9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9.535cm" svg:y="5.92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9cm" svg:height="0.351cm" svg:x="19.943cm" svg:y="5.92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604cm" svg:height="0.342cm" svg:x="20.373cm" svg:y="5.926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6cm" svg:x="20.992cm" svg:y="5.731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cm" svg:height="0.356cm" svg:x="21.444cm" svg:y="5.9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1.788cm" svg:y="5.92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22.347cm" svg:y="5.92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22.738cm" svg:y="5.722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83cm" svg:height="0.546cm" svg:x="23.229cm" svg:y="5.731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49cm" svg:height="0.356cm" svg:x="23.669cm" svg:y="5.92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95cm" svg:height="0.356cm" svg:x="24.049cm" svg:y="5.92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2cm" svg:height="0.485cm" svg:x="24.382cm" svg:y="5.79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cm" svg:height="0.356cm" svg:x="24.69cm" svg:y="5.9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5.033cm" svg:y="5.92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8cm" svg:x="25.339cm" svg:y="5.7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9cm" svg:height="0.356cm" svg:x="25.561cm" svg:y="5.92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083cm" svg:height="0.083cm" svg:x="25.982cm" svg:y="6.185cm" svg:viewBox="0 0 84 84" svg:d="M84 42c0-23-19-42-42-42s-42 19-42 42 19 42 42 42 42-19 42-42z">
            <text:p/>
          </draw:path>
        </draw:g>
        <draw:g>
          <svg:title>TexMaths</svg:title>
          <svg:desc>22§display§\text {Therefore, }§svg§600§FALSE§</svg:desc>
          <draw:polygon draw:style-name="gr2" draw:text-style-name="P7" draw:layer="layout" svg:width="3.327cm" svg:height="0.617cm" svg:x="2.812cm" svg:y="7.463cm" svg:viewBox="0 0 3328 618" draw:points="1665,618 0,618 0,0 3328,0 3328,618">
            <text:p/>
          </draw:polygon>
          <draw:path draw:style-name="gr3" draw:text-style-name="P8" draw:layer="layout" svg:width="0.502cm" svg:height="0.523cm" svg:x="2.801cm" svg:y="7.445cm" svg:viewBox="0 0 503 524" svg:d="M489 0h-475l-14 174h19c11-125 23-149 139-149 14 0 36 0 43 1 15 2 15 11 15 29v410c0 26 0 36-80 36h-30v23c31-1 110-1 146-1 35 0 116 0 147 1v-23h-31c-81 0-81-10-81-36v-410c0-16 0-27 14-29 7-1 28-1 44-1 116 0 128 24 139 149h19z">
            <text:p/>
          </draw:path>
          <draw:path draw:style-name="gr3" draw:text-style-name="P8" draw:layer="layout" svg:width="0.39cm" svg:height="0.537cm" svg:x="3.355cm" svg:y="7.433cm" svg:viewBox="0 0 391 538" svg:d="M60 479c0 35-7 35-60 35v24c26-1 67-1 88-1 19 0 60 0 86 1v-24c-51 0-60 0-60-35v-143c0-81 55-123 104-123s58 42 58 86v180c0 35-9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3.783cm" svg:y="7.6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4.126cm" svg:y="7.628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4.429cm" svg:y="7.6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1cm" svg:height="0.546cm" svg:x="4.775cm" svg:y="7.424cm" svg:viewBox="0 0 252 547" svg:d="M111 213v-90c0-68 37-105 72-105 2 0 14 0 25 5-9 3-23 12-23 32 0 17 12 33 33 33 23 0 34-16 34-33 0-29-29-55-69-55-55 0-121 40-121 123v90h-62v23h62v251c0 36-9 36-62 36v24c32-2 69-3 90-3 31 0 67 0 98 3v-24h-16c-58 0-59-9-59-37v-250h89v-23z">
            <text:p/>
          </draw:path>
          <draw:path draw:style-name="gr3" draw:text-style-name="P8" draw:layer="layout" svg:width="0.344cm" svg:height="0.356cm" svg:x="5.008cm" svg:y="7.62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61cm" svg:height="0.342cm" svg:x="5.395cm" svg:y="7.628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5.698cm" svg:y="7.6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91cm" svg:height="0.231cm" svg:x="6.086cm" svg:y="7.887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frac{dN}{dt} \propto N §svg§600§FALSE§</svg:desc>
          <draw:polygon draw:style-name="gr2" draw:text-style-name="P7" draw:layer="layout" svg:width="2.837cm" svg:height="1.522cm" svg:x="6.994cm" svg:y="7.013cm" svg:viewBox="0 0 2838 1523" draw:points="1419,1523 0,1523 0,0 2838,0 2838,1523">
            <text:p/>
          </draw:polygon>
          <draw:path draw:style-name="gr3" draw:text-style-name="P8" draw:layer="layout" svg:width="0.369cm" svg:height="0.546cm" svg:x="6.987cm" svg:y="6.974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652cm" svg:height="0.529cm" svg:x="7.388cm" svg:y="6.983cm" svg:viewBox="0 0 653 530" svg:d="M556 81c7-30 21-55 83-56 5 0 14-2 14-16 0-2 0-9-11-9-24 0-52 2-77 2-26 0-55-2-79-2-5 0-14 0-14 16 0 9 7 9 14 9 44 0 53 15 53 33 0 2-2 14-4 16l-86 345-171-405c-7-14-7-14-25-14h-103c-16 0-23 0-23 16 0 9 7 9 21 9 3 0 53 0 53 7l-104 415c-7 32-21 56-85 58-3 0-12 2-12 16 0 5 4 9 11 9 24 0 51-2 77-2s55 2 79 2c4 0 14 0 14-16 0-7-7-9-16-9-44 0-51-17-51-33 0-5 2-9 4-18l102-410c4 5 4 7 7 14l194 458c5 12 7 14 14 14 9 0 9-2 12-16z">
            <text:p/>
          </draw:path>
          <draw:polygon draw:style-name="gr3" draw:text-style-name="P8" draw:layer="layout" svg:width="1.11cm" svg:height="0.032cm" svg:x="6.955cm" svg:y="7.824cm" svg:viewBox="0 0 1111 33" draw:points="554,33 0,33 0,0 1111,0 1111,33">
            <text:p/>
          </draw:polygon>
          <draw:path draw:style-name="gr3" draw:text-style-name="P8" draw:layer="layout" svg:width="0.369cm" svg:height="0.546cm" svg:x="7.2cm" svg:y="8.029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7.589cm" svg:y="8.08cm" svg:viewBox="0 0 239 495" svg:d="M143 176h74c14 0 22 0 22-16 0-9-8-9-22-9h-67c26-111 31-125 31-130 0-14-10-21-23-21-1 0-24 0-31 28l-30 123h-74c-16 0-23 0-23 14 0 11 7 11 21 11h69c-57 220-58 232-58 247 0 42 30 72 70 72 81 0 125-115 125-120 0-7-7-7-10-7-6 0-8 2-11 10-33 81-76 99-102 99-16 0-23-10-23-35 0-19 0-25 3-37z">
            <text:p/>
          </draw:path>
          <draw:path draw:style-name="gr3" draw:text-style-name="P8" draw:layer="layout" svg:width="0.517cm" svg:height="0.351cm" svg:x="8.414cm" svg:y="7.692cm" svg:viewBox="0 0 518 352" svg:d="M518 319c-4 0-16 1-20 1-60 0-102-61-128-100-7-14-29-46-37-60 19-40 70-137 163-137 6 0 13 0 22 2 0-20-2-21-4-23-5-2-16-2-23-2-98 0-157 95-176 134-30-48-40-65-70-88-48-42-90-46-109-46-87 0-136 86-136 176 0 88 48 176 134 176 98 0 155-95 174-134 32 48 42 65 70 88 48 43 90 46 110 46 10 0 22-2 30-3zM290 192c-17 40-70 137-162 137-75 0-110-83-110-153 0-76 42-144 107-144 62 0 102 61 128 102 9 12 29 44 37 58z">
            <text:p/>
          </draw:path>
          <draw:path draw:style-name="gr3" draw:text-style-name="P8" draw:layer="layout" svg:width="0.652cm" svg:height="0.529cm" svg:x="9.217cm" svg:y="7.506cm" svg:viewBox="0 0 653 530" svg:d="M556 81c7-30 21-55 83-56 5 0 14-2 14-16 0-2 0-9-11-9-24 0-52 2-77 2-26 0-55-2-79-2-5 0-14 0-14 16 0 9 7 9 14 9 44 0 53 15 53 33 0 2-2 14-4 16l-86 345-171-405c-7-14-7-14-25-14h-103c-16 0-23 0-23 16 0 9 7 9 21 9 3 0 53 0 53 7l-104 415c-7 32-21 56-85 58-3 0-12 2-12 16 0 5 4 9 11 9 24 0 51-2 77-2s55 2 79 2c4 0 14 0 14-16 0-7-7-9-16-9-44 0-51-17-51-33 0-5 2-9 4-18l102-410c4 5 4 7 7 14l194 458c5 12 7 14 14 14 9 0 9-2 12-16z">
            <text:p/>
          </draw:path>
        </draw:g>
        <draw:g>
          <svg:title>TexMaths</svg:title>
          <svg:desc>22§display§\frac{dN}{dt} =  kN \ \ \text { where } k &gt; 0§svg§600§FALSE§</svg:desc>
          <draw:polygon draw:style-name="gr2" draw:text-style-name="P7" draw:layer="layout" svg:width="8.108cm" svg:height="1.522cm" svg:x="11.994cm" svg:y="7.015cm" svg:viewBox="0 0 8109 1523" draw:points="4054,1523 0,1523 0,0 8109,0 8109,1523">
            <text:p/>
          </draw:polygon>
          <draw:path draw:style-name="gr3" draw:text-style-name="P8" draw:layer="layout" svg:width="0.369cm" svg:height="0.546cm" svg:x="11.987cm" svg:y="6.976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652cm" svg:height="0.529cm" svg:x="12.388cm" svg:y="6.985cm" svg:viewBox="0 0 653 530" svg:d="M556 81c7-30 21-55 83-56 5 0 14-2 14-16 0-2 0-9-11-9-24 0-52 2-77 2-27 0-55-2-79-2-6 0-14 0-14 16 0 9 7 9 14 9 44 0 52 15 52 33 0 2-1 14-3 16l-86 345-171-405c-7-14-7-14-25-14h-103c-16 0-23 0-23 16 0 9 7 9 21 9 3 0 53 0 53 7l-104 415c-7 32-21 56-85 58-3 0-12 2-12 16 0 5 4 9 11 9 24 0 51-2 77-2s55 2 79 2c4 0 14 0 14-16 0-7-7-9-16-9-44 0-51-17-51-33 0-5 2-9 4-18l102-410c3 5 3 7 7 14l194 458c5 12 7 14 14 14 8 0 8-2 12-16z">
            <text:p/>
          </draw:path>
          <draw:polygon draw:style-name="gr3" draw:text-style-name="P8" draw:layer="layout" svg:width="1.109cm" svg:height="0.032cm" svg:x="11.955cm" svg:y="7.826cm" svg:viewBox="0 0 1110 33" draw:points="554,33 0,33 0,0 1110,0 1110,33">
            <text:p/>
          </draw:polygon>
          <draw:path draw:style-name="gr3" draw:text-style-name="P8" draw:layer="layout" svg:width="0.369cm" svg:height="0.546cm" svg:x="12.2cm" svg:y="8.031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12.589cm" svg:y="8.082cm" svg:viewBox="0 0 239 495" svg:d="M143 176h73c15 0 23 0 23-16 0-9-8-9-23-9h-66c26-111 31-125 31-130 0-14-10-21-23-21-1 0-24 0-31 28l-30 123h-74c-16 0-23 0-23 14 0 11 7 11 21 11h69c-57 220-58 232-58 247 0 42 30 72 70 72 81 0 125-115 125-120 0-7-7-7-11-7-5 0-7 2-10 10-34 81-76 99-102 99-16 0-23-10-23-35 0-19 0-25 3-37z">
            <text:p/>
          </draw:path>
          <draw:path draw:style-name="gr3" draw:text-style-name="P8" draw:layer="layout" svg:width="0.515cm" svg:height="0.182cm" svg:x="13.414cm" svg:y="7.7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6cm" svg:x="14.229cm" svg:y="7.499cm" svg:viewBox="0 0 352 547" svg:d="M179 9c0-2 0-9-8-9-18 0-76 7-95 7-7 2-16 2-16 16 0 10 7 10 19 10 37 0 39 6 39 13l-2 16-112 447c-4 10-4 12-4 16 0 19 16 22 23 22 10 0 21-7 26-17 4-5 39-150 44-169 27 2 90 14 90 65 0 5 0 9-4 18 0 8-1 17-1 26 0 46 30 77 70 77 25 0 44-12 62-42 19-33 28-75 28-77 0-9-7-9-9-9-9 0-9 4-10 14-16 58-34 97-69 97-14 0-25-9-25-37 0-12 4-30 7-42 2-14 2-18 2-25 0-51-47-72-114-81 24-14 49-39 67-58 36-41 72-74 110-74 6 0 6 0 7 0 9 2 11 2 16 7 2 0 2 2 4 2-37 3-44 33-44 42 0 12 9 28 30 28 19 0 42-17 42-47 0-23-18-50-53-50-21 0-58 7-112 69-29 30-59 60-87 72z">
            <text:p/>
          </draw:path>
          <draw:path draw:style-name="gr3" draw:text-style-name="P8" draw:layer="layout" svg:width="0.652cm" svg:height="0.529cm" svg:x="14.644cm" svg:y="7.508cm" svg:viewBox="0 0 653 530" svg:d="M556 81c7-30 21-55 83-56 5 0 14-2 14-16 0-2 0-9-11-9-24 0-52 2-77 2-27 0-55-2-79-2-6 0-14 0-14 16 0 9 7 9 14 9 44 0 52 15 52 33 0 2-1 14-3 16l-86 345-171-405c-7-14-7-14-25-14h-103c-16 0-23 0-23 16 0 9 7 9 21 9 3 0 53 0 53 7l-104 415c-7 32-21 56-85 58-3 0-12 2-12 16 0 5 4 9 11 9 24 0 51-2 77-2s55 2 79 2c4 0 14 0 14-16 0-7-7-9-16-9-44 0-51-17-51-33 0-5 2-9 4-18l102-410c3 5 3 7 7 14l194 458c5 12 7 14 14 14 8 0 8-2 12-16z">
            <text:p/>
          </draw:path>
          <draw:path draw:style-name="gr3" draw:text-style-name="P8" draw:layer="layout" svg:width="0.53cm" svg:height="0.342cm" svg:x="16.106cm" svg:y="7.703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39cm" svg:height="0.538cm" svg:x="16.675cm" svg:y="7.499cm" svg:viewBox="0 0 391 539" svg:d="M60 479c0 35-7 35-60 35v25c26-2 67-2 88-2 19 0 60 0 86 2v-25c-51 0-60 0-60-35v-143c0-81 55-123 104-123s58 42 58 86v180c0 35-9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7.1cm" svg:y="7.689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7.445cm" svg:y="7.694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7.748cm" svg:y="7.689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51cm" svg:height="0.546cm" svg:x="18.369cm" svg:y="7.499cm" svg:viewBox="0 0 352 547" svg:d="M179 9c0-2 0-9-8-9-18 0-76 7-95 7-7 2-16 2-16 16 0 10 7 10 19 10 37 0 39 6 39 13l-2 16-112 447c-4 10-4 12-4 16 0 19 16 22 23 22 10 0 21-7 26-17 4-5 39-150 44-169 27 2 90 14 90 65 0 5 0 9-4 18 0 8-1 17-1 26 0 46 30 77 70 77 25 0 44-12 62-42 19-33 28-75 28-77 0-9-7-9-9-9-9 0-9 4-10 14-16 58-34 97-69 97-14 0-25-9-25-37 0-12 4-30 7-42 2-14 2-18 2-25 0-51-47-72-114-81 24-14 49-39 67-58 36-41 72-74 110-74 6 0 6 0 7 0 9 2 11 2 16 7 2 0 2 2 4 2-37 3-44 33-44 42 0 12 9 28 30 28 19 0 42-17 42-47 0-23-18-50-53-50-21 0-58 7-112 69-27 30-59 60-87 72z">
            <text:p/>
          </draw:path>
          <draw:path draw:style-name="gr3" draw:text-style-name="P8" draw:layer="layout" svg:width="0.472cm" svg:height="0.45cm" svg:x="19.033cm" svg:y="7.619cm" svg:viewBox="0 0 473 451" svg:d="M459 243c9-5 14-9 14-18 0-8-5-14-14-17l-429-203c-11-5-12-5-14-5-9 0-16 7-16 16 0 7 4 10 14 17l408 192-408 192c-10 6-14 11-14 18 0 9 7 16 16 16 2 0 3 0 14-6z">
            <text:p/>
          </draw:path>
          <draw:path draw:style-name="gr3" draw:text-style-name="P8" draw:layer="layout" svg:width="0.326cm" svg:height="0.532cm" svg:x="19.816cm" svg:y="7.522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10.456cm" svg:y="7.615cm" svg:viewBox="0 0 652 350" draw:points="327,350 0,350 0,0 652,0 652,350">
            <text:p/>
          </draw:polygon>
          <draw:path draw:style-name="gr3" draw:text-style-name="P8" draw:layer="layout" svg:width="0.686cm" svg:height="0.426cm" svg:x="10.46cm" svg:y="7.576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therefore \ \ \ \frac{dN}{N}  =  k \ dt §svg§600§FALSE§</svg:desc>
          <draw:polygon draw:style-name="gr2" draw:text-style-name="P7" draw:layer="layout" svg:width="5.094cm" svg:height="1.513cm" svg:x="2.874cm" svg:y="8.918cm" svg:viewBox="0 0 5095 1514" draw:points="2547,1514 0,1514 0,0 5095,0 5095,1514">
            <text:p/>
          </draw:polygon>
          <draw:path draw:style-name="gr3" draw:text-style-name="P8" draw:layer="layout" svg:width="0.469cm" svg:height="0.418cm" svg:x="2.858cm" svg:y="9.579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8" draw:layer="layout" svg:width="0.369cm" svg:height="0.546cm" svg:x="4.463cm" svg:y="8.87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652cm" svg:height="0.529cm" svg:x="4.864cm" svg:y="8.888cm" svg:viewBox="0 0 653 530" svg:d="M556 81c7-30 21-55 83-56 5 0 14-2 14-16 0-2 0-9-11-9-24 0-52 2-77 2-26 0-55-2-79-2-5 0-14 0-14 16 0 9 7 9 14 9 44 0 53 15 53 33 0 2-2 14-4 16l-86 345-171-405c-7-14-7-14-25-14h-103c-16 0-23 0-23 16 0 9 7 9 21 9 3 0 53 0 53 7l-104 415c-7 32-21 56-85 58-3 0-12 2-12 16 0 5 4 9 11 9 24 0 51-2 77-2s55 2 79 2c4 0 14 0 14-16 0-7-7-9-16-9-44 0-51-17-51-33 0-6 2-9 4-18l102-410c4 5 4 7 7 14l194 458c5 12 7 14 14 14 9 0 9-2 12-16z">
            <text:p/>
          </draw:path>
          <draw:polygon draw:style-name="gr3" draw:text-style-name="P8" draw:layer="layout" svg:width="1.11cm" svg:height="0.032cm" svg:x="4.432cm" svg:y="9.729cm" svg:viewBox="0 0 1111 33" draw:points="554,33 0,33 0,0 1111,0 1111,33">
            <text:p/>
          </draw:polygon>
          <draw:path draw:style-name="gr3" draw:text-style-name="P8" draw:layer="layout" svg:width="0.652cm" svg:height="0.529cm" svg:x="4.662cm" svg:y="9.94cm" svg:viewBox="0 0 653 530" svg:d="M556 81c7-30 21-55 83-56 5 0 14-2 14-16 0-2 0-9-11-9-24 0-52 2-77 2-26 0-55-2-79-2-5 0-14 0-14 16 0 9 7 9 14 9 44 0 53 15 53 33 0 2-2 14-4 16l-86 345-171-405c-7-14-7-14-25-14h-103c-16 0-23 0-23 16 0 9 7 9 21 9 3 0 53 0 53 7l-104 415c-7 32-21 56-85 58-3 0-12 2-12 16 0 5 4 9 11 9 24 0 51-2 77-2s55 2 79 2c4 0 14 0 14-16 0-7-7-9-16-9-44 0-51-17-51-33 0-6 2-9 4-18l102-410c4 5 4 7 7 14l194 458c5 12 7 14 14 14 9 0 9-2 12-16z">
            <text:p/>
          </draw:path>
          <draw:path draw:style-name="gr3" draw:text-style-name="P8" draw:layer="layout" svg:width="0.515cm" svg:height="0.182cm" svg:x="5.891cm" svg:y="9.6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6cm" svg:x="6.706cm" svg:y="9.402cm" svg:viewBox="0 0 352 547" svg:d="M180 9c0-2 0-9-9-9-18 0-76 7-95 7-7 2-16 2-16 16 0 10 7 10 19 10 37 0 39 6 39 13l-2 16-112 447c-4 10-4 12-4 15 0 20 16 23 23 23 10 0 21-7 26-17 4-6 39-150 44-169 27 2 90 14 90 65 0 5 0 9-3 18 0 8-2 17-2 26 0 46 30 77 70 77 25 0 44-12 62-42 19-33 28-76 28-77 0-9-7-9-9-9-9 0-9 3-10 14-16 58-34 97-69 97-14 0-25-9-25-37 0-13 4-30 7-42 2-15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8" draw:layer="layout" svg:width="0.369cm" svg:height="0.546cm" svg:x="7.38cm" svg:y="9.40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8" draw:layer="layout" svg:width="0.238cm" svg:height="0.494cm" svg:x="7.769cm" svg:y="9.45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</draw:g>
        <draw:g>
          <svg:title>TexMaths</svg:title>
          <svg:desc>22§display§\text {Integrating both sides we get,}§svg§600§FALSE§</svg:desc>
          <draw:polygon draw:style-name="gr2" draw:text-style-name="P7" draw:layer="layout" svg:width="9.927cm" svg:height="0.62cm" svg:x="2.818cm" svg:y="11.062cm" svg:viewBox="0 0 9928 621" draw:points="4965,621 0,621 0,0 9928,0 9928,621">
            <text:p/>
          </draw:polygon>
          <draw:path draw:style-name="gr3" draw:text-style-name="P8" draw:layer="layout" svg:width="0.237cm" svg:height="0.53cm" svg:x="2.8cm" svg:y="11.032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8" draw:layer="layout" svg:width="0.39cm" svg:height="0.343cm" svg:x="3.083cm" svg:y="11.219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4cm" svg:height="0.486cm" svg:x="3.481cm" svg:y="11.085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3cm" svg:height="0.357cm" svg:x="3.789cm" svg:y="11.21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4.132cm" svg:y="11.2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261cm" svg:height="0.343cm" svg:x="4.519cm" svg:y="11.219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49cm" svg:height="0.357cm" svg:x="4.833cm" svg:y="11.213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44cm" svg:height="0.486cm" svg:x="5.201cm" svg:y="11.085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166cm" svg:height="0.519cm" svg:x="5.512cm" svg:y="11.04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43cm" svg:x="5.727cm" svg:y="11.219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355cm" svg:height="0.512cm" svg:x="6.153cm" svg:y="11.2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83cm" svg:height="0.547cm" svg:x="6.797cm" svg:y="11.023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8" draw:layer="layout" svg:width="0.344cm" svg:height="0.357cm" svg:x="7.249cm" svg:y="11.213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8" draw:layer="layout" svg:width="0.242cm" svg:height="0.486cm" svg:x="7.627cm" svg:y="11.085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39cm" svg:height="0.539cm" svg:x="7.939cm" svg:y="11.023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254cm" svg:height="0.357cm" svg:x="8.627cm" svg:y="11.21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166cm" svg:height="0.519cm" svg:x="8.932cm" svg:y="11.04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83cm" svg:height="0.547cm" svg:x="9.148cm" svg:y="11.023cm" svg:viewBox="0 0 384 548" svg:d="M269 497v51l115-8v-25c-55 0-62-5-62-42v-473l-111 9v25c53 0 60 5 60 42v167c-23-26-56-47-99-47-91 0-172 76-172 176 0 99 76 176 165 176 50 0 85-26 104-51zM269 289v159c0 14 0 16-9 28-22 37-58 55-91 55-35 0-63-20-83-50-19-31-21-75-21-107 0-30 0-76 23-111 18-25 46-50 88-50 28 0 60 11 84 46 9 14 9 16 9 30z">
            <text:p/>
          </draw:path>
          <draw:path draw:style-name="gr3" draw:text-style-name="P8" draw:layer="layout" svg:width="0.3cm" svg:height="0.357cm" svg:x="9.572cm" svg:y="11.21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254cm" svg:height="0.357cm" svg:x="9.921cm" svg:y="11.21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53cm" svg:height="0.343cm" svg:x="10.471cm" svg:y="11.228cm" svg:viewBox="0 0 531 344" svg:d="M466 74c14-39 39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8" draw:layer="layout" svg:width="0.3cm" svg:height="0.357cm" svg:x="11.015cm" svg:y="11.21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11.617cm" svg:y="11.2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cm" svg:height="0.357cm" svg:x="12.004cm" svg:y="11.21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242cm" svg:height="0.486cm" svg:x="12.341cm" svg:y="11.085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091cm" svg:height="0.232cm" svg:x="12.692cm" svg:y="11.478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int \frac{1}{N}\ dN =  k \int dt §svg§600§FALSE§</svg:desc>
          <draw:polygon draw:style-name="gr2" draw:text-style-name="P7" draw:layer="layout" svg:width="6.229cm" svg:height="1.642cm" svg:x="2.556cm" svg:y="12.217cm" svg:viewBox="0 0 6230 1643" draw:points="3116,1643 0,1643 0,0 6230,0 6230,1643">
            <text:p/>
          </draw:polygon>
          <draw:path draw:style-name="gr3" draw:text-style-name="P8" draw:layer="layout" svg:width="0.687cm" svg:height="1.719cm" svg:x="2.561cm" svg:y="12.178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8" draw:layer="layout" svg:width="0.256cm" svg:height="0.517cm" svg:x="3.741cm" svg:y="12.19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707cm" svg:height="0.032cm" svg:x="3.512cm" svg:y="13.021cm" svg:viewBox="0 0 708 33" draw:points="354,33 0,33 0,0 708,0 708,33">
            <text:p/>
          </draw:polygon>
          <draw:path draw:style-name="gr3" draw:text-style-name="P8" draw:layer="layout" svg:width="0.652cm" svg:height="0.529cm" svg:x="3.542cm" svg:y="13.233cm" svg:viewBox="0 0 653 530" svg:d="M556 81c7-30 21-55 83-56 5 0 14-2 14-16 0-2 0-9-11-9-24 0-52 2-77 2-26 0-55-2-79-2-5 0-14 0-14 16 0 9 7 9 14 9 44 0 53 15 53 33 0 2-2 14-4 16l-86 345-171-405c-7-14-7-14-25-14h-103c-16 0-23 0-23 16 0 9 7 9 21 9 3 0 53 0 53 7l-104 415c-7 32-21 57-85 58-3 0-12 2-12 16 0 5 4 9 11 9 24 0 51-2 77-2s55 2 79 2c4 0 14 0 14-16 0-7-7-9-16-9-44 0-51-17-51-33 0-5 2-9 4-18l102-410c4 5 4 7 7 14l194 458c5 12 7 14 14 14 9 0 9-2 12-16z">
            <text:p/>
          </draw:path>
          <draw:path draw:style-name="gr3" draw:text-style-name="P8" draw:layer="layout" svg:width="0.369cm" svg:height="0.547cm" svg:x="4.6cm" svg:y="12.694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652cm" svg:height="0.529cm" svg:x="5.001cm" svg:y="12.703cm" svg:viewBox="0 0 653 530" svg:d="M556 81c7-30 21-55 83-56 5 0 14-2 14-16 0-2 0-9-11-9-24 0-52 2-77 2-26 0-55-2-79-2-5 0-14 0-14 16 0 9 7 9 14 9 44 0 53 15 53 33 0 2-2 14-4 16l-86 345-171-405c-7-14-7-14-25-14h-103c-16 0-23 0-23 16 0 9 7 9 21 9 3 0 53 0 53 7l-104 415c-7 32-21 57-83 58-5 0-14 2-14 16 0 5 4 9 11 9 24 0 51-2 77-2s55 2 79 2c4 0 14 0 14-16 0-7-7-9-16-9-44 0-51-17-51-33 0-5 2-9 4-18l102-410c4 5 4 7 7 14l194 458c5 12 7 14 14 14 9 0 9-2 12-16z">
            <text:p/>
          </draw:path>
          <draw:path draw:style-name="gr3" draw:text-style-name="P8" draw:layer="layout" svg:width="0.515cm" svg:height="0.182cm" svg:x="5.934cm" svg:y="12.9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7cm" svg:x="6.751cm" svg:y="12.694cm" svg:viewBox="0 0 352 548" svg:d="M180 9c0-2 0-9-9-9-18 0-76 7-95 7-7 2-16 2-16 16 0 10 7 10 19 10 37 0 39 6 39 13l-2 16-112 447c-4 10-4 12-4 16 0 19 16 23 23 23 10 0 21-8 26-18 4-5 39-150 44-169 27 2 90 14 90 65 0 5 0 9-3 18 0 8-2 17-2 26 0 46 30 78 70 78 25 0 44-13 62-43 19-33 28-75 28-77 0-9-7-9-9-9-9 0-9 4-10 14-16 58-34 97-69 97-14 0-25-9-25-37 0-12 4-30 7-42 2-14 2-18 2-25 0-51-47-72-114-81 24-14 49-39 67-58 37-41 72-74 110-74 6 0 6 0 8 0 8 2 10 2 15 7 2 0 2 2 4 2-37 3-44 33-44 42 0 12 9 28 30 28 19 0 42-17 42-47 0-23-18-50-53-50-21 0-58 7-112 69-29 30-59 60-87 72z">
            <text:p/>
          </draw:path>
          <draw:path draw:style-name="gr3" draw:text-style-name="P8" draw:layer="layout" svg:width="0.687cm" svg:height="1.719cm" svg:x="7.307cm" svg:y="12.178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8" draw:layer="layout" svg:width="0.369cm" svg:height="0.547cm" svg:x="8.196cm" svg:y="12.694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8.587cm" svg:y="12.747cm" svg:viewBox="0 0 239 495" svg:d="M143 176h74c14 0 22 0 22-16 0-9-8-9-22-9h-67c26-111 31-125 31-130 0-14-10-21-23-21-1 0-24 0-31 28l-30 123h-74c-16 0-23 0-23 14 0 11 7 11 21 11h69c-55 220-58 232-58 247 0 42 30 72 70 72 81 0 125-115 125-120 0-7-7-7-10-7-6 0-8 2-11 11-33 80-76 98-102 98-16 0-23-10-23-35 0-19 0-25 3-3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6" draw:text-style-name="P6" draw:layer="layout" svg:width="26.4cm" svg:height="14.428cm" svg:x="0.8cm" svg:y="0.729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</draw:text-box>
        </draw:frame>
        <draw:g>
          <svg:title>TexMaths</svg:title>
          <svg:desc>22§display§\log N =  k \ t \ + \ c_1 §svg§600§FALSE§</svg:desc>
          <draw:polygon draw:style-name="gr2" draw:text-style-name="P7" draw:layer="layout" svg:width="5.802cm" svg:height="0.62cm" svg:x="2.869cm" svg:y="1.014cm" svg:viewBox="0 0 5803 621" draw:points="2902,621 0,621 0,0 5803,0 5803,621">
            <text:p/>
          </draw:polygon>
          <draw:path draw:style-name="gr3" draw:text-style-name="P8" draw:layer="layout" svg:width="0.173cm" svg:height="0.539cm" svg:x="2.855cm" svg:y="0.975cm" svg:viewBox="0 0 174 540" svg:d="M113 0l-113 9v25c55 0 62 5 62 42v404c0 35-9 35-62 35v25c26-2 67-2 86-2 20 0 58 0 88 2v-25c-53 0-61 0-61-35z">
            <text:p/>
          </draw:path>
          <draw:path draw:style-name="gr3" draw:text-style-name="P8" draw:layer="layout" svg:width="0.344cm" svg:height="0.357cm" svg:x="3.066cm" svg:y="1.16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8" draw:layer="layout" svg:width="0.355cm" svg:height="0.512cm" svg:x="3.453cm" svg:y="1.162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5 0 155 67 0 41-57 80-133 80z">
            <text:p/>
          </draw:path>
          <draw:path draw:style-name="gr3" draw:text-style-name="P8" draw:layer="layout" svg:width="0.652cm" svg:height="0.53cm" svg:x="3.989cm" svg:y="0.984cm" svg:viewBox="0 0 653 531" svg:d="M556 81c7-30 21-55 83-56 5 0 14-2 14-16 0-2 0-9-11-9-24 0-52 2-77 2-26 0-55-2-79-2-5 0-14 0-14 16 0 9 7 9 14 9 44 0 53 16 53 33 0 2-2 14-4 16l-86 346-171-406c-7-14-7-14-25-14h-103c-16 0-23 0-23 16 0 9 7 9 21 9 3 0 53 0 53 7l-104 416c-7 32-21 56-85 58-3 0-12 2-12 16 0 5 4 9 11 9 24 0 51-2 77-2s55 2 79 2c4 0 14 0 14-16 0-7-7-9-16-9-44 0-51-18-51-33 0-6 2-9 4-18l102-411c4 5 4 7 7 14l194 459c5 12 7 14 14 14 9 0 9-2 12-16z">
            <text:p/>
          </draw:path>
          <draw:path draw:style-name="gr3" draw:text-style-name="P8" draw:layer="layout" svg:width="0.515cm" svg:height="0.182cm" svg:x="4.921cm" svg:y="1.229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8" draw:layer="layout" svg:width="0.351cm" svg:height="0.547cm" svg:x="5.736cm" svg:y="0.975cm" svg:viewBox="0 0 352 548" svg:d="M180 9c0-2 0-9-9-9-18 0-76 7-95 7-7 2-16 2-16 16 0 11 7 11 19 11 37 0 39 5 39 12l-2 16-112 448c-4 10-4 12-4 15 0 20 16 23 23 23 10 0 21-7 26-17 4-7 39-150 44-170 27 2 90 15 90 66 0 5 0 9-3 17 0 9-2 18-2 27 0 46 30 77 70 77 25 0 44-12 62-42 19-33 28-76 28-78 0-8-7-8-9-8-9 0-9 3-10 14-16 58-34 97-69 97-14 0-25-9-25-37 0-13 4-30 7-43 2-14 2-17 2-24 0-51-47-73-114-81 24-15 49-39 67-59 37-40 72-74 110-74 6 0 6 0 8 0 8 2 10 2 15 7 2 0 2 2 4 2-37 4-44 34-44 42 0 13 9 29 30 29 19 0 42-18 42-48 0-23-18-49-53-49-21 0-58 7-112 68-27 30-59 60-87 73z">
            <text:p/>
          </draw:path>
          <draw:path draw:style-name="gr3" draw:text-style-name="P8" draw:layer="layout" svg:width="0.238cm" svg:height="0.494cm" svg:x="6.396cm" svg:y="1.028cm" svg:viewBox="0 0 239 495" svg:d="M143 176h73c15 0 23 0 23-16 0-8-8-8-23-8h-66c26-111 31-126 31-131 0-14-10-21-23-21-3 0-24 0-31 28l-30 124h-74c-16 0-23 0-23 14 0 10 7 10 21 10h69c-57 221-58 233-58 247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7cm" svg:x="7.132cm" svg:y="1.061cm" svg:viewBox="0 0 516 518" svg:d="M275 275h216c11 0 25 0 25-16s-14-16-25-16h-216v-217c0-12 0-26-16-26s-16 14-16 26v217h-217c-12 0-26 0-26 16s14 16 26 16h217v217c0 11 0 26 16 26s16-15 16-26z">
            <text:p/>
          </draw:path>
          <draw:path draw:style-name="gr3" draw:text-style-name="P8" draw:layer="layout" svg:width="0.302cm" svg:height="0.352cm" svg:x="8.151cm" svg:y="1.171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  <draw:path draw:style-name="gr3" draw:text-style-name="P8" draw:layer="layout" svg:width="0.198cm" svg:height="0.36cm" svg:x="8.512cm" svg:y="1.269cm" svg:viewBox="0 0 199 361" svg:d="M123 16c0-16-2-16-16-16-35 34-84 35-107 35v20c12 0 49 0 79-16v278c0 18 0 25-54 25h-21v19c10 0 77-1 96-1 18 0 87 1 99 1v-19h-21c-55 0-55-7-55-25z">
            <text:p/>
          </draw:path>
        </draw:g>
        <draw:g>
          <svg:title>TexMaths</svg:title>
          <svg:desc>22§display§\text {Initially, let us assume when } t = 0,  \ N = N_0§svg§600§FALSE§</svg:desc>
          <draw:polygon draw:style-name="gr2" draw:text-style-name="P7" draw:layer="layout" svg:width="14.731cm" svg:height="0.619cm" svg:x="2.82cm" svg:y="3.464cm" svg:viewBox="0 0 14732 620" draw:points="7366,620 0,620 0,0 14732,0 14732,620">
            <text:p/>
          </draw:polygon>
          <draw:path draw:style-name="gr3" draw:text-style-name="P8" draw:layer="layout" svg:width="0.237cm" svg:height="0.529cm" svg:x="2.802cm" svg:y="3.434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39cm" svg:height="0.342cm" svg:x="3.085cm" svg:y="3.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3.515cm" svg:y="3.44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4cm" svg:height="0.485cm" svg:x="3.719cm" svg:y="3.48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166cm" svg:height="0.518cm" svg:x="4.031cm" svg:y="3.44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9cm" svg:height="0.356cm" svg:x="4.252cm" svg:y="3.61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4.632cm" svg:y="3.42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4.847cm" svg:y="3.42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5.051cm" svg:y="3.629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091cm" svg:height="0.231cm" svg:x="5.446cm" svg:y="3.879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8" draw:layer="layout" svg:width="0.173cm" svg:height="0.538cm" svg:x="5.879cm" svg:y="3.42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cm" svg:height="0.356cm" svg:x="6.088cm" svg:y="3.6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6.426cm" svg:y="3.48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351cm" svg:x="6.994cm" svg:y="3.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254cm" svg:height="0.356cm" svg:x="7.424cm" svg:y="3.61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9cm" svg:height="0.356cm" svg:x="7.994cm" svg:y="3.61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54cm" svg:height="0.356cm" svg:x="8.374cm" svg:y="3.61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54cm" svg:height="0.356cm" svg:x="8.679cm" svg:y="3.61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51cm" svg:x="8.983cm" svg:y="3.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604cm" svg:height="0.342cm" svg:x="9.413cm" svg:y="3.62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10.053cm" svg:y="3.6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531cm" svg:height="0.342cm" svg:x="10.648cm" svg:y="3.629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39cm" svg:height="0.538cm" svg:x="11.217cm" svg:y="3.42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1.643cm" svg:y="3.6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1.989cm" svg:y="3.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12.671cm" svg:y="3.47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182cm" svg:x="13.19cm" svg:y="3.6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3.992cm" svg:y="3.446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8" draw:layer="layout" svg:width="0.091cm" svg:height="0.231cm" svg:x="14.417cm" svg:y="3.87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652cm" svg:height="0.529cm" svg:x="14.982cm" svg:y="3.434cm" svg:viewBox="0 0 653 530" svg:d="M556 81c7-30 21-55 83-56 5 0 14-2 14-16 0-2 0-9-11-9-24 0-52 2-77 2-26 0-55-2-79-2-6 0-14 0-14 16 0 9 7 9 14 9 44 0 53 15 53 33 0 2-2 14-4 16l-86 345-171-405c-7-14-7-14-25-14h-103c-16 0-23 0-23 16 0 9 7 9 21 9 3 0 53 0 53 7l-104 415c-7 32-21 56-85 58-3 0-12 2-12 16 0 5 4 9 11 9 24 0 51-2 77-2s55 2 79 2c4 0 14 0 14-16 0-7-7-9-16-9-44 0-51-17-51-33 0-6 2-9 4-18l102-410c4 5 4 7 7 14l194 458c5 12 7 14 14 14 9 0 9-2 12-16z">
            <text:p/>
          </draw:path>
          <draw:path draw:style-name="gr3" draw:text-style-name="P8" draw:layer="layout" svg:width="0.515cm" svg:height="0.182cm" svg:x="15.914cm" svg:y="3.6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52cm" svg:height="0.529cm" svg:x="16.717cm" svg:y="3.434cm" svg:viewBox="0 0 653 530" svg:d="M556 81c7-30 21-55 83-56 5 0 14-2 14-16 0-2 0-9-11-9-24 0-52 2-77 2-26 0-55-2-79-2-6 0-14 0-14 16 0 9 7 9 14 9 44 0 53 15 53 33 0 2-2 14-4 16l-86 345-171-405c-7-14-7-14-25-14h-103c-16 0-23 0-23 16 0 9 7 9 21 9 3 0 53 0 53 7l-104 415c-7 32-21 56-83 58-5 0-14 2-14 16 0 5 4 9 11 9 24 0 51-2 77-2s55 2 79 2c4 0 14 0 14-16 0-7-7-9-16-9-44 0-51-17-51-33 0-6 2-9 4-18l102-410c4 5 4 7 7 14l194 458c5 12 7 14 14 14 9 0 9-2 12-16z">
            <text:p/>
          </draw:path>
          <draw:path draw:style-name="gr3" draw:text-style-name="P8" draw:layer="layout" svg:width="0.252cm" svg:height="0.37cm" svg:x="17.337cm" svg:y="3.719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</draw:g>
        <draw:g>
          <svg:title>TexMaths</svg:title>
          <svg:desc>22§display§\therefore \ \ \text { from (1) we get }§svg§600§FALSE§</svg:desc>
          <draw:polygon draw:style-name="gr2" draw:text-style-name="P7" draw:layer="layout" svg:width="6.627cm" svg:height="0.696cm" svg:x="18.918cm" svg:y="3.365cm" svg:viewBox="0 0 6628 697" draw:points="3315,697 0,697 0,0 6628,0 6628,697">
            <text:p/>
          </draw:polygon>
          <draw:path draw:style-name="gr3" draw:text-style-name="P8" draw:layer="layout" svg:width="0.469cm" svg:height="0.418cm" svg:x="18.902cm" svg:y="3.548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251cm" svg:height="0.546cm" svg:x="20.409cm" svg:y="3.361cm" svg:viewBox="0 0 252 547" svg:d="M111 213v-90c0-68 37-105 72-105 2 0 12 0 25 5-9 3-23 12-23 32 0 17 12 33 33 33 23 0 34-16 34-33 0-29-28-55-69-55-54 0-121 40-121 123v90h-62v23h62v251c0 35-9 35-62 35v25c32-2 67-3 90-3 31 0 67 0 98 3v-25h-15c-59 0-60-8-60-36v-250h89v-23z">
            <text:p/>
          </draw:path>
          <draw:path draw:style-name="gr3" draw:text-style-name="P8" draw:layer="layout" svg:width="0.261cm" svg:height="0.342cm" svg:x="20.641cm" svg:y="3.5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0.944cm" svg:y="3.56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21.333cm" svg:y="3.563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22.287cm" svg:y="3.32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256cm" svg:height="0.516cm" svg:x="22.581cm" svg:y="3.3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2.942cm" svg:y="3.32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31cm" svg:height="0.342cm" svg:x="23.47cm" svg:y="3.572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24.016cm" svg:y="3.5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24.618cm" svg:y="3.55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3cm" svg:height="0.356cm" svg:x="25.003cm" svg:y="3.5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25.341cm" svg:y="3.43cm" svg:viewBox="0 0 245 486" svg:d="M120 167h111v-25h-111v-142h-20c0 63-24 146-100 150v17h67v213c0 97 72 106 100 106 55 0 78-55 78-106v-44h-21v44c0 56-23 86-51 86-53 0-53-70-53-84z">
            <text:p/>
          </draw:path>
        </draw:g>
        <draw:g>
          <svg:title>TexMaths</svg:title>
          <svg:desc>22§display§N_0 =  c.e^0§svg§600§FALSE§</svg:desc>
          <draw:polygon draw:style-name="gr2" draw:text-style-name="P7" draw:layer="layout" svg:width="3.111cm" svg:height="0.728cm" svg:x="2.865cm" svg:y="4.615cm" svg:viewBox="0 0 3112 729" draw:points="1556,729 0,729 0,0 3112,0 3112,729">
            <text:p/>
          </draw:polygon>
          <draw:path draw:style-name="gr3" draw:text-style-name="P8" draw:layer="layout" svg:width="0.652cm" svg:height="0.528cm" svg:x="2.856cm" svg:y="4.727cm" svg:viewBox="0 0 653 529" svg:d="M556 81c7-30 21-55 83-56 5 0 14-2 14-16 0-2 0-9-11-9-24 0-52 2-77 2-26 0-55-2-79-2-6 0-14 0-14 16 0 9 7 9 14 9 44 0 53 15 53 33 0 2-2 14-4 16l-86 344-171-404c-7-14-7-14-25-14h-103c-16 0-23 0-23 16 0 9 7 9 21 9 3 0 53 0 53 7l-104 414c-7 32-21 57-85 58-3 0-12 2-12 16 0 6 4 9 11 9 24 0 51-2 77-2s55 2 79 2c4 0 14 0 14-16 0-7-7-9-16-9-44 0-51-17-51-33 0-5 2-9 4-18l102-409c4 5 4 7 7 14l194 457c5 12 7 14 14 14 9 0 9-2 12-16z">
            <text:p/>
          </draw:path>
          <draw:path draw:style-name="gr3" draw:text-style-name="P8" draw:layer="layout" svg:width="0.252cm" svg:height="0.37cm" svg:x="3.476cm" svg:y="5.01cm" svg:viewBox="0 0 253 371" svg:d="M253 188c0-60-7-104-33-141-16-26-49-47-93-47-127 0-127 148-127 188 0 39 0 183 127 183 126 0 126-144 126-183zM127 357c-25 0-58-16-69-60-9-32-9-77-9-116 0-40 0-81 9-111 11-44 46-54 69-54 30 0 58 17 67 49 8 28 10 69 10 116 0 39 0 79-9 114-10 49-47 62-68 62z">
            <text:p/>
          </draw:path>
          <draw:path draw:style-name="gr3" draw:text-style-name="P8" draw:layer="layout" svg:width="0.515cm" svg:height="0.182cm" svg:x="4.053cm" svg:y="4.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2cm" svg:height="0.351cm" svg:x="4.857cm" svg:y="4.912cm" svg:viewBox="0 0 303 352" svg:d="M276 47c-12 0-23 0-35 13-12 10-14 24-14 30 0 17 14 26 30 26 23 0 44-18 44-49 0-39-37-67-93-67-104 0-208 111-208 220 0 70 46 132 127 132 111 0 176-83 176-92 0-5-6-10-9-10-5 0-7 1-11 8-61 76-146 76-156 76-48 0-69-37-69-84 0-32 16-108 42-155 23-44 67-77 109-77 27 0 57 8 67 29z">
            <text:p/>
          </draw:path>
          <draw:path draw:style-name="gr3" draw:text-style-name="P8" draw:layer="layout" svg:width="0.083cm" svg:height="0.083cm" svg:x="5.227cm" svg:y="5.172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5.41cm" svg:y="4.912cm" svg:viewBox="0 0 299 352" svg:d="M109 163c23 0 81-1 120-17 54-23 58-69 58-79 0-35-30-67-83-67-86 0-204 76-204 211 0 79 46 141 121 141 113 0 178-83 178-92 0-5-5-10-10-10-4 0-6 1-9 8-62 76-146 76-157 76-60 0-67-65-67-90 0-8 0-33 13-81zM74 146c30-118 109-128 130-128 37 0 56 22 56 49 0 79-123 79-154 79z">
            <text:p/>
          </draw:path>
          <draw:path draw:style-name="gr3" draw:text-style-name="P8" draw:layer="layout" svg:width="0.252cm" svg:height="0.37cm" svg:x="5.764cm" svg:y="4.576cm" svg:viewBox="0 0 253 371" svg:d="M253 188c0-60-7-104-33-141-16-26-49-47-93-47-127 0-127 148-127 188 0 39 0 183 127 183 126 0 126-144 126-183zM127 357c-25 0-58-16-69-60-9-32-9-77-9-116 0-40 0-81 9-111 11-44 46-54 69-54 30 0 58 17 67 49 8 28 8 69 8 116 0 39 0 79-5 114-12 49-49 62-70 62z">
            <text:p/>
          </draw:path>
        </draw:g>
        <draw:g>
          <svg:title>TexMaths</svg:title>
          <svg:desc>22§display§\therefore \ \ \text { (1) becomes }§svg§600§FALSE§</svg:desc>
          <draw:polygon draw:style-name="gr2" draw:text-style-name="P7" draw:layer="layout" svg:width="5.464cm" svg:height="0.696cm" svg:x="2.918cm" svg:y="5.966cm" svg:viewBox="0 0 5465 697" draw:points="2732,697 0,697 0,0 5465,0 5465,697">
            <text:p/>
          </draw:polygon>
          <draw:path draw:style-name="gr3" draw:text-style-name="P8" draw:layer="layout" svg:width="0.469cm" svg:height="0.418cm" svg:x="2.902cm" svg:y="6.149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18cm" svg:height="0.773cm" svg:x="4.46cm" svg:y="5.92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256cm" svg:height="0.516cm" svg:x="4.752cm" svg:y="5.9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5.115cm" svg:y="5.9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83cm" svg:height="0.546cm" svg:x="5.65cm" svg:y="5.971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3 0-62-19-81-47-11-16-11-18-11-32z">
            <text:p/>
          </draw:path>
          <draw:path draw:style-name="gr3" draw:text-style-name="P8" draw:layer="layout" svg:width="0.3cm" svg:height="0.356cm" svg:x="6.102cm" svg:y="6.1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6.451cm" svg:y="6.161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6.789cm" svg:y="6.161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7.179cm" svg:y="6.164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7.82cm" svg:y="6.1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8.167cm" svg:y="6.161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</draw:g>
        <draw:g>
          <svg:title>TexMaths</svg:title>
          <svg:desc>22§display§N =  N_0 . e^{kt} §svg§600§FALSE§</svg:desc>
          <draw:polygon draw:style-name="gr2" draw:text-style-name="P7" draw:layer="layout" svg:width="3.748cm" svg:height="0.745cm" svg:x="9.065cm" svg:y="5.918cm" svg:viewBox="0 0 3749 746" draw:points="1876,746 0,746 0,0 3749,0 3749,746">
            <text:p/>
          </draw:polygon>
          <draw:path draw:style-name="gr3" draw:text-style-name="P8" draw:layer="layout" svg:width="0.652cm" svg:height="0.528cm" svg:x="9.056cm" svg:y="6.046cm" svg:viewBox="0 0 653 529" svg:d="M556 81c7-30 21-55 83-56 5 0 14-2 14-16 0-2 0-9-11-9-24 0-53 2-77 2-27 0-55-2-79-2-6 0-14 0-14 16 0 9 7 9 14 9 44 0 52 15 52 33 0 2-1 14-3 16l-86 345-171-405c-7-14-7-14-25-14h-103c-16 0-23 0-23 16 0 9 7 9 21 9 3 0 53 0 53 7l-104 415c-7 31-21 56-85 58-3 0-12 1-12 16 0 5 4 8 11 8 24 0 51-1 77-1s55 1 79 1c4 0 14 0 14-16 0-7-7-8-16-8-44 0-51-18-51-34 0-5 2-9 4-17l102-410c3 5 3 7 7 14l194 457c5 13 7 14 14 14 8 0 8-1 12-16z">
            <text:p/>
          </draw:path>
          <draw:path draw:style-name="gr3" draw:text-style-name="P8" draw:layer="layout" svg:width="0.515cm" svg:height="0.182cm" svg:x="9.99cm" svg:y="6.291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652cm" svg:height="0.528cm" svg:x="10.793cm" svg:y="6.046cm" svg:viewBox="0 0 653 529" svg:d="M556 81c7-30 21-55 83-56 5 0 14-2 14-16 0-2 0-9-11-9-24 0-53 2-77 2-27 0-55-2-79-2-6 0-14 0-14 16 0 9 7 9 14 9 44 0 52 15 52 33 0 2-1 14-3 16l-86 345-171-405c-7-14-7-14-25-14h-103c-16 0-23 0-23 16 0 9 7 9 21 9 3 0 53 0 53 7l-104 415c-7 31-21 56-85 58-3 0-12 1-12 16 0 5 4 8 11 8 24 0 51-1 77-1s55 1 79 1c4 0 14 0 14-16 0-7-7-8-16-8-44 0-51-18-51-34 0-5 2-9 4-17l102-410c3 5 3 7 7 14l194 457c5 13 7 14 14 14 8 0 8-1 12-16z">
            <text:p/>
          </draw:path>
          <draw:path draw:style-name="gr3" draw:text-style-name="P8" draw:layer="layout" svg:width="0.252cm" svg:height="0.37cm" svg:x="11.412cm" svg:y="6.331cm" svg:viewBox="0 0 253 371" svg:d="M253 188c0-60-7-104-33-141-16-26-49-47-93-47-127 0-127 148-127 188 0 39 0 183 127 183 126 0 126-144 126-183zM127 357c-25 0-58-16-69-60-9-31-9-77-9-116 0-40 0-81 9-111 11-44 46-54 69-54 30 0 58 17 67 49 8 28 8 69 8 116 0 39 0 79-5 114-12 50-49 62-70 62z">
            <text:p/>
          </draw:path>
          <draw:path draw:style-name="gr3" draw:text-style-name="P8" draw:layer="layout" svg:width="0.083cm" svg:height="0.083cm" svg:x="11.796cm" svg:y="6.491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11.98cm" svg:y="6.232cm" svg:viewBox="0 0 299 352" svg:d="M109 164c23 0 81-2 120-18 54-23 58-69 58-79 0-35-30-67-83-67-86 0-204 76-204 211 0 79 46 141 121 141 113 0 178-83 178-92 0-5-5-10-10-10-4 0-6 1-9 9-62 75-146 75-157 75-60 0-67-65-67-90 0-8 0-33 13-80zM74 146c30-118 109-128 130-128 37 0 58 22 58 49 0 79-125 79-156 79z">
            <text:p/>
          </draw:path>
          <draw:path draw:style-name="gr3" draw:text-style-name="P8" draw:layer="layout" svg:width="0.266cm" svg:height="0.382cm" svg:x="12.345cm" svg:y="5.879cm" svg:viewBox="0 0 267 383" svg:d="M130 16c0 0 2-7 2-9s-2-7-9-7c-10 0-56 4-70 5-4 0-11 2-11 13 0 8 7 8 14 8 25 0 25 4 25 7 0 4 0 7-2 13l-75 307c-4 9-4 11-4 13 0 7 7 17 19 17 14 0 21-12 25-22 0-4 25-99 26-106 39 4 71 16 71 44 0 2 0 5-2 11-2 8-2 10-2 17 0 39 32 56 58 56 53 0 69-82 69-84 0-7-7-7-9-7-7 0-9 3-10 14-7 23-22 62-50 62-14 0-17-15-17-29 0-8 0-10 1-24 2-2 4-11 4-18 0-47-65-56-88-56 16-11 35-28 46-37 26-26 54-51 84-51 7 0 14 2 18 7-23 4-28 21-28 30 0 12 10 21 23 21 14 0 29-12 29-35 0-18-12-39-42-39s-58 23-86 48c-23 23-40 38-63 49z">
            <text:p/>
          </draw:path>
          <draw:path draw:style-name="gr3" draw:text-style-name="P8" draw:layer="layout" svg:width="0.184cm" svg:height="0.344cm" svg:x="12.668cm" svg:y="5.916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9 0-5 1-15 3-21z">
            <text:p/>
          </draw:path>
        </draw:g>
        <draw:g>
          <svg:title>TexMaths</svg:title>
          <svg:desc>22§display§.\ .\ .\  \ \ \text {(2)}§svg§600§FALSE§</svg:desc>
          <draw:polygon draw:style-name="gr2" draw:text-style-name="P7" draw:layer="layout" svg:width="2.767cm" svg:height="0.696cm" svg:x="14.31cm" svg:y="5.965cm" svg:viewBox="0 0 2768 697" draw:points="1383,697 0,697 0,0 2768,0 2768,697">
            <text:p/>
          </draw:polygon>
          <draw:path draw:style-name="gr3" draw:text-style-name="P8" draw:layer="layout" svg:width="0.083cm" svg:height="0.083cm" svg:x="14.338cm" svg:y="6.4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81cm" svg:y="6.4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283cm" svg:y="6.424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6.281cm" svg:y="5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6.543cm" svg:y="5.9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6.936cm" svg:y="5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herefore \ \ \text { From (2) we get,}§svg§600§FALSE§</svg:desc>
          <draw:polygon draw:style-name="gr2" draw:text-style-name="P7" draw:layer="layout" svg:width="7.03cm" svg:height="0.696cm" svg:x="18.818cm" svg:y="9.967cm" svg:viewBox="0 0 7031 697" draw:points="3517,697 0,697 0,0 7031,0 7031,697">
            <text:p/>
          </draw:polygon>
          <draw:path draw:style-name="gr3" draw:text-style-name="P8" draw:layer="layout" svg:width="0.469cm" svg:height="0.418cm" svg:x="18.802cm" svg:y="10.15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446cm" svg:height="0.527cm" svg:x="20.309cm" svg:y="9.98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20.745cm" svg:y="10.1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1.048cm" svg:y="10.16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21.437cm" svg:y="10.165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22.391cm" svg:y="9.9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22.653cm" svg:y="9.9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23.046cm" svg:y="9.9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31cm" svg:height="0.342cm" svg:x="23.574cm" svg:y="10.174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24.119cm" svg:y="10.1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24.721cm" svg:y="10.1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25.107cm" svg:y="10.1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25.444cm" svg:y="10.03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25.796cm" svg:y="10.426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7.96cm" svg:y="8.819cm" svg:viewBox="0 0 652 350" draw:points="327,350 0,350 0,0 652,0 652,350">
            <text:p/>
          </draw:polygon>
          <draw:path draw:style-name="gr3" draw:text-style-name="P8" draw:layer="layout" svg:width="0.686cm" svg:height="0.426cm" svg:x="7.964cm" svg:y="8.78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therefore \ \ \text {The number of bacteria after 12 hrs} = \ 8N_0§svg§600§FALSE§</svg:desc>
          <draw:polygon draw:style-name="gr2" draw:text-style-name="P7" draw:layer="layout" svg:width="15.894cm" svg:height="0.596cm" svg:x="2.818cm" svg:y="12.964cm" svg:viewBox="0 0 15895 597" draw:points="7947,597 0,597 0,0 15895,0 15895,597">
            <text:p/>
          </draw:polygon>
          <draw:path draw:style-name="gr3" draw:text-style-name="P8" draw:layer="layout" svg:width="0.469cm" svg:height="0.418cm" svg:x="2.802cm" svg:y="13.112cm" svg:viewBox="0 0 470 419" svg:d="M276 41c0-22-19-41-40-41-23 0-42 19-42 41s19 42 42 42c21 0 40-18 40-42zM470 377c0-21-18-40-41-40-22 0-42 19-42 40 0 23 20 42 42 42 23 0 41-19 41-42zM83 377c0-21-20-40-43-40-21 0-40 19-40 40 0 23 19 42 40 42 23 0 43-19 43-42z">
            <text:p/>
          </draw:path>
          <draw:path draw:style-name="gr3" draw:text-style-name="P8" draw:layer="layout" svg:width="0.502cm" svg:height="0.524cm" svg:x="4.053cm" svg:y="12.946cm" svg:viewBox="0 0 503 525" svg:d="M489 0h-475l-14 174h19c11-125 23-149 139-149 14 0 36 0 43 1 15 2 15 11 15 29v410c0 27 0 37-80 37h-30v23c31-2 110-2 146-2 35 0 116 0 148 2v-23h-32c-81 0-81-10-81-37v-410c0-16 0-27 14-29 7-1 28-1 44-1 116 0 128 24 139 149h19z">
            <text:p/>
          </draw:path>
          <draw:path draw:style-name="gr3" draw:text-style-name="P8" draw:layer="layout" svg:width="0.39cm" svg:height="0.538cm" svg:x="4.608cm" svg:y="12.934cm" svg:viewBox="0 0 391 539" svg:d="M60 479c0 35-7 35-60 35v25c26-2 67-2 88-2 19 0 60 0 86 2v-25c-51 0-60 0-60-35v-142c0-82 55-124 104-124 50 0 58 42 58 87v179c0 35-8 35-60 35v25c27-2 67-2 88-2 20 0 60 0 87 2v-25c-41 0-60 0-60-22v-148c0-67 0-92-25-120-10-13-37-28-81-28-67 0-100 47-112 75v-271l-113 9v24c55 0 60 6 60 43z">
            <text:p/>
          </draw:path>
          <draw:path draw:style-name="gr3" draw:text-style-name="P8" draw:layer="layout" svg:width="0.3cm" svg:height="0.357cm" svg:x="5.034cm" svg:y="13.124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39cm" svg:height="0.343cm" svg:x="5.639cm" svg:y="13.129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9cm" svg:height="0.351cm" svg:x="6.048cm" svg:y="13.129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8" draw:layer="layout" svg:width="0.604cm" svg:height="0.343cm" svg:x="6.477cm" svg:y="13.129cm" svg:viewBox="0 0 605 344" svg:d="M60 76v209c0 34-9 34-60 34v25c26 0 67-2 88-2 19 0 60 2 86 2v-25c-51 0-60 0-60-34v-144c0-81 55-123 104-123 50 0 58 42 58 86v181c0 34-8 34-61 34v25c28 0 67-2 88-2s61 2 88 2v-25c-53 0-62 0-62-34v-144c0-81 56-123 106-123 47 0 56 42 56 86v181c0 34-9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7cm" svg:x="7.097cm" svg:y="12.934cm" svg:viewBox="0 0 384 548" svg:d="M113 247v-247l-113 9v24c55 0 60 6 60 43v463h19c2-2 7-12 28-47 13 17 46 56 102 56 94 0 175-76 175-176 0-99-78-176-166-176-60 0-93 37-105 51zM114 451v-160c0-16 0-16 9-28 30-45 72-50 92-50 35 0 63 20 81 50 21 31 23 75 23 107 0 30-2 76-25 111-16 23-46 49-88 49-34 0-62-19-81-47-11-16-11-18-11-32z">
            <text:p/>
          </draw:path>
          <draw:path draw:style-name="gr3" draw:text-style-name="P8" draw:layer="layout" svg:width="0.3cm" svg:height="0.357cm" svg:x="7.547cm" svg:y="13.124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261cm" svg:height="0.343cm" svg:x="7.892cm" svg:y="13.129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7cm" svg:x="8.452cm" svg:y="13.124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1cm" svg:height="0.547cm" svg:x="8.843cm" svg:y="12.925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383cm" svg:height="0.547cm" svg:x="9.332cm" svg:y="12.934cm" svg:viewBox="0 0 384 548" svg:d="M113 247v-247l-113 9v24c55 0 60 6 60 43v463h19c2-2 7-12 28-47 13 17 46 56 102 56 94 0 175-76 175-176 0-99-78-176-166-176-60 0-93 37-105 51zM114 451v-160c0-16 0-16 9-28 30-45 72-50 92-50 35 0 63 20 81 50 21 31 23 75 23 107 0 30-2 76-25 111-16 23-46 49-88 49-34 0-62-19-81-47-11-16-11-18-11-32z">
            <text:p/>
          </draw:path>
          <draw:path draw:style-name="gr3" draw:text-style-name="P8" draw:layer="layout" svg:width="0.349cm" svg:height="0.357cm" svg:x="9.774cm" svg:y="13.124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295cm" svg:height="0.357cm" svg:x="10.154cm" svg:y="13.124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244cm" svg:height="0.485cm" svg:x="10.485cm" svg:y="12.995cm" svg:viewBox="0 0 245 486" svg:d="M120 167h111v-24h-111v-143h-20c0 63-24 146-100 150v17h67v214c0 96 72 105 100 105 55 0 78-54 78-105v-44h-21v44c0 56-23 86-52 86-52 0-52-71-52-85z">
            <text:p/>
          </draw:path>
          <draw:path draw:style-name="gr3" draw:text-style-name="P8" draw:layer="layout" svg:width="0.3cm" svg:height="0.357cm" svg:x="10.793cm" svg:y="13.124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261cm" svg:height="0.343cm" svg:x="11.136cm" svg:y="13.129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9cm" svg:x="11.444cm" svg:y="12.95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49cm" svg:height="0.357cm" svg:x="11.666cm" svg:y="13.124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349cm" svg:height="0.357cm" svg:x="12.31cm" svg:y="13.124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8" draw:layer="layout" svg:width="0.251cm" svg:height="0.547cm" svg:x="12.69cm" svg:y="12.925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12.916cm" svg:y="12.995cm" svg:viewBox="0 0 243 486" svg:d="M120 167h111v-24h-111v-143h-20c0 63-24 146-100 150v17h67v214c0 96 72 105 100 105 55 0 76-54 76-105v-44h-19v44c0 56-23 86-52 86-52 0-52-71-52-85z">
            <text:p/>
          </draw:path>
          <draw:path draw:style-name="gr3" draw:text-style-name="P8" draw:layer="layout" svg:width="0.3cm" svg:height="0.357cm" svg:x="13.222cm" svg:y="13.124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261cm" svg:height="0.343cm" svg:x="13.567cm" svg:y="13.129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56cm" svg:height="0.517cm" svg:x="14.174cm" svg:y="12.95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309cm" svg:height="0.517cm" svg:x="14.531cm" svg:y="12.955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8-15 69-7 7-59 7-74 7z">
            <text:p/>
          </draw:path>
          <draw:path draw:style-name="gr3" draw:text-style-name="P8" draw:layer="layout" svg:width="0.39cm" svg:height="0.538cm" svg:x="15.161cm" svg:y="12.934cm" svg:viewBox="0 0 391 539" svg:d="M60 479c0 35-7 35-60 35v25c26-2 67-2 88-2 19 0 60 0 86 2v-25c-51 0-60 0-60-35v-142c0-82 55-124 104-124 50 0 58 42 58 87v179c0 35-8 35-60 35v25c27-2 67-2 88-2 20 0 60 0 87 2v-25c-41 0-60 0-60-22v-148c0-67 0-92-25-120-10-13-37-28-81-28-67 0-100 47-112 75v-271l-113 9v24c55 0 60 6 60 43z">
            <text:p/>
          </draw:path>
          <draw:path draw:style-name="gr3" draw:text-style-name="P8" draw:layer="layout" svg:width="0.261cm" svg:height="0.343cm" svg:x="15.587cm" svg:y="13.129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7cm" svg:x="15.894cm" svg:y="13.12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515cm" svg:height="0.182cm" svg:x="16.432cm" svg:y="13.186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321cm" svg:height="0.533cm" svg:x="17.495cm" svg:y="12.955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70l95 59c21 15 58 37 58 85 0 58-58 99-121 99-67 0-123-48-123-113 0-46 24-95 91-130z">
            <text:p/>
          </draw:path>
          <draw:path draw:style-name="gr3" draw:text-style-name="P8" draw:layer="layout" svg:width="0.652cm" svg:height="0.529cm" svg:x="17.879cm" svg:y="12.943cm" svg:viewBox="0 0 653 530" svg:d="M556 81c7-30 21-55 83-56 5 0 14-2 14-16 0-2 0-9-11-9-24 0-52 2-77 2-26 0-55-2-79-2-5 0-14 0-14 16 0 9 7 9 14 9 44 0 53 16 53 33 0 2-2 14-4 16l-86 345-171-405c-7-14-7-14-25-14h-103c-16 0-23 0-23 16 0 9 7 9 21 9 3 0 53 0 53 7l-104 415c-7 32-21 57-85 59-3 0-12 1-12 15 0 6 4 9 11 9 24 0 51-1 77-1s55 1 79 1c4 0 14 0 14-16 0-7-7-8-16-8-44 0-51-18-51-34 0-5 2-9 4-17l102-411c4 5 4 7 7 14l194 458c5 13 7 14 14 14 9 0 9-1 12-16z">
            <text:p/>
          </draw:path>
          <draw:path draw:style-name="gr3" draw:text-style-name="P8" draw:layer="layout" svg:width="0.252cm" svg:height="0.371cm" svg:x="18.499cm" svg:y="13.226cm" svg:viewBox="0 0 253 372" svg:d="M253 189c0-60-7-104-33-141-16-27-49-48-93-48-127 0-127 148-127 189 0 38 0 183 127 183 126 0 126-145 126-183zM127 358c-25 0-58-16-69-60-9-32-9-78-9-117 0-40 0-81 9-111 11-44 46-54 69-54 30 0 58 17 67 49 8 28 8 69 8 116 0 39 0 80-7 115-10 49-47 62-68 62z">
            <text:p/>
          </draw:path>
        </draw:g>
        <draw:g>
          <svg:title>TexMaths</svg:title>
          <svg:desc>22§display§\text {i.e. } \ N =  e^{kt + c_1}§svg§600§FALSE§</svg:desc>
          <draw:polygon draw:style-name="gr2" draw:text-style-name="P7" draw:layer="layout" svg:width="5.149cm" svg:height="0.628cm" svg:x="9.074cm" svg:y="0.918cm" svg:viewBox="0 0 5150 629" draw:points="2575,629 0,629 0,0 5150,0 5150,629">
            <text:p/>
          </draw:polygon>
          <draw:path draw:style-name="gr3" draw:text-style-name="P8" draw:layer="layout" svg:width="0.166cm" svg:height="0.518cm" svg:x="9.06cm" svg:y="1.057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083cm" svg:height="0.084cm" svg:x="9.317cm" svg:y="1.492cm" svg:viewBox="0 0 84 85" svg:d="M84 42c0-23-19-42-42-42s-42 19-42 42 19 43 42 43 42-20 42-43z">
            <text:p/>
          </draw:path>
          <draw:path draw:style-name="gr3" draw:text-style-name="P8" draw:layer="layout" svg:width="0.3cm" svg:height="0.356cm" svg:x="9.486cm" svg:y="1.22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4cm" svg:x="9.875cm" svg:y="1.492cm" svg:viewBox="0 0 84 85" svg:d="M84 42c0-23-19-42-42-42s-42 19-42 42 19 43 42 43 42-20 42-43z">
            <text:p/>
          </draw:path>
          <draw:path draw:style-name="gr3" draw:text-style-name="P8" draw:layer="layout" svg:width="0.652cm" svg:height="0.529cm" svg:x="10.655cm" svg:y="1.046cm" svg:viewBox="0 0 653 530" svg:d="M556 81c7-30 21-55 83-56 5 0 14-2 14-16 0-2 0-9-11-9-24 0-52 2-77 2-26 0-55-2-79-2-5 0-14 0-14 16 0 9 7 9 14 9 44 0 53 15 53 33 0 2-2 14-4 16l-86 345-171-405c-7-14-7-14-25-14h-103c-16 0-23 0-23 16 0 9 7 9 21 9 3 0 53 0 53 7l-104 415c-7 32-21 57-85 58-3 0-12 2-12 16 0 5 4 9 11 9 24 0 51-2 77-2s55 2 79 2c4 0 14 0 14-16 0-7-7-9-16-9-44 0-51-17-51-33 0-5 2-9 4-18l102-410c4 5 4 7 7 14l194 458c5 12 7 14 14 14 9 0 9-2 12-16z">
            <text:p/>
          </draw:path>
          <draw:path draw:style-name="gr3" draw:text-style-name="P8" draw:layer="layout" svg:width="0.515cm" svg:height="0.182cm" svg:x="11.589cm" svg:y="1.2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2.397cm" svg:y="1.233cm" svg:viewBox="0 0 299 352" svg:d="M109 164c23 0 81-2 120-18 54-23 58-69 58-79 0-35-30-67-83-67-86 0-204 76-204 211 0 79 46 141 121 141 113 0 178-83 178-91 0-6-5-11-10-11-4 0-6 2-9 9-62 76-146 76-157 76-60 0-67-66-67-90 0-9 0-34 13-81zM74 146c30-118 109-128 130-128 37 0 57 22 57 49 0 79-124 79-155 79z">
            <text:p/>
          </draw:path>
          <draw:path draw:style-name="gr3" draw:text-style-name="P8" draw:layer="layout" svg:width="0.267cm" svg:height="0.383cm" svg:x="12.762cm" svg:y="0.879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4cm" svg:height="0.344cm" svg:x="13.085cm" svg:y="0.916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8" draw:layer="layout" svg:width="0.399cm" svg:height="0.4cm" svg:x="13.335cm" svg:y="0.919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235cm" svg:height="0.245cm" svg:x="13.805cm" svg:y="1.016cm" svg:viewBox="0 0 236 246" svg:d="M204 32c-19 3-26 17-26 30 0 15 10 21 21 21 12 0 30-9 30-35 0-37-42-48-71-48-82 0-158 76-158 151 0 46 33 95 100 95 94 0 136-54 136-61 0-4-5-11-9-11-3 0-5 2-9 7-42 50-105 50-116 50-39 0-56-27-56-60 0-16 7-76 35-113 21-28 49-42 77-42 7 0 34 0 46 16z">
            <text:p/>
          </draw:path>
          <draw:path draw:style-name="gr3" draw:text-style-name="P8" draw:layer="layout" svg:width="0.159cm" svg:height="0.258cm" svg:x="14.103cm" svg:y="1.074cm" svg:viewBox="0 0 160 259" svg:d="M100 12c0-12-1-12-14-12-28 25-72 25-79 25h-7v17h7c9 0 33-2 56-10v193c0 13 0 18-40 18h-19v16c21-2 56-2 77-2 23 0 58 0 79 2v-16h-19c-41 0-41-5-41-18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7" draw:layer="layout" svg:width="2.767cm" svg:height="0.696cm" svg:x="14.408cm" svg:y="2.066cm" svg:viewBox="0 0 2768 697" draw:points="1383,697 0,697 0,0 2768,0 2768,697">
            <text:p/>
          </draw:polygon>
          <draw:path draw:style-name="gr3" draw:text-style-name="P8" draw:layer="layout" svg:width="0.083cm" svg:height="0.083cm" svg:x="14.436cm" svg:y="2.525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908cm" svg:y="2.525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381cm" svg:y="2.525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6.379cm" svg:y="2.0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6.671cm" svg:y="2.0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7.034cm" svg:y="2.0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i.e. } \ N =  c.e^{kt}§svg§600§FALSE§</svg:desc>
          <draw:polygon draw:style-name="gr2" draw:text-style-name="P7" draw:layer="layout" svg:width="4.705cm" svg:height="0.628cm" svg:x="2.874cm" svg:y="2.12cm" svg:viewBox="0 0 4706 629" draw:points="2353,629 0,629 0,0 4706,0 4706,629">
            <text:p/>
          </draw:polygon>
          <draw:path draw:style-name="gr3" draw:text-style-name="P8" draw:layer="layout" svg:width="0.166cm" svg:height="0.518cm" svg:x="2.86cm" svg:y="2.259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083cm" svg:height="0.084cm" svg:x="3.117cm" svg:y="2.694cm" svg:viewBox="0 0 84 85" svg:d="M84 42c0-23-19-42-42-42s-42 19-42 42 19 43 42 43 42-20 42-43z">
            <text:p/>
          </draw:path>
          <draw:path draw:style-name="gr3" draw:text-style-name="P8" draw:layer="layout" svg:width="0.3cm" svg:height="0.356cm" svg:x="3.286cm" svg:y="2.4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4cm" svg:x="3.675cm" svg:y="2.694cm" svg:viewBox="0 0 84 85" svg:d="M84 42c0-23-19-42-42-42s-42 19-42 42 19 43 42 43 42-20 42-43z">
            <text:p/>
          </draw:path>
          <draw:path draw:style-name="gr3" draw:text-style-name="P8" draw:layer="layout" svg:width="0.652cm" svg:height="0.529cm" svg:x="4.455cm" svg:y="2.248cm" svg:viewBox="0 0 653 530" svg:d="M556 81c7-30 21-55 83-56 5 0 14-2 14-16 0-2 0-9-11-9-24 0-52 2-77 2-26 0-55-2-79-2-5 0-14 0-14 16 0 9 7 9 14 9 44 0 53 15 53 33 0 2-2 14-4 16l-86 345-171-405c-7-14-7-14-25-14h-103c-16 0-23 0-23 16 0 9 7 9 21 9 3 0 53 0 53 7l-104 415c-7 32-21 57-85 58-3 0-12 2-12 16 0 5 4 9 11 9 24 0 51-2 77-2s55 2 79 2c4 0 14 0 14-16 0-7-7-9-16-9-44 0-51-17-51-33 0-5 2-9 4-18l102-410c4 5 4 7 7 14l194 458c5 12 7 14 14 14 9 0 9-2 12-16z">
            <text:p/>
          </draw:path>
          <draw:path draw:style-name="gr3" draw:text-style-name="P8" draw:layer="layout" svg:width="0.515cm" svg:height="0.182cm" svg:x="5.389cm" svg:y="2.4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2cm" svg:height="0.351cm" svg:x="6.194cm" svg:y="2.435cm" svg:viewBox="0 0 303 352" svg:d="M276 48c-12 0-23 0-35 12-12 10-14 25-14 30 0 17 14 26 30 26 23 0 44-17 44-49 0-39-37-67-93-67-104 0-208 111-208 220 0 70 46 132 127 132 111 0 176-83 176-91 0-6-6-11-9-11-5 0-7 2-11 9-61 76-146 76-156 76-48 0-69-37-69-85 0-32 16-107 42-155 23-44 67-77 109-77 27 0 57 8 67 30z">
            <text:p/>
          </draw:path>
          <draw:path draw:style-name="gr3" draw:text-style-name="P8" draw:layer="layout" svg:width="0.083cm" svg:height="0.084cm" svg:x="6.563cm" svg:y="2.694cm" svg:viewBox="0 0 84 85" svg:d="M84 42c0-23-19-42-42-42s-42 19-42 42 19 43 42 43 42-20 42-43z">
            <text:p/>
          </draw:path>
          <draw:path draw:style-name="gr3" draw:text-style-name="P8" draw:layer="layout" svg:width="0.298cm" svg:height="0.351cm" svg:x="6.746cm" svg:y="2.435cm" svg:viewBox="0 0 299 352" svg:d="M109 164c23 0 81-2 120-18 54-23 58-69 58-79 0-35-30-67-83-67-86 0-204 76-204 211 0 79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8" draw:layer="layout" svg:width="0.267cm" svg:height="0.383cm" svg:x="7.111cm" svg:y="2.081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4cm" svg:height="0.344cm" svg:x="7.436cm" svg:y="2.118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7.159cm" svg:y="4.818cm" svg:viewBox="0 0 652 350" draw:points="327,350 0,350 0,0 652,0 652,350">
            <text:p/>
          </draw:polygon>
          <draw:path draw:style-name="gr3" draw:text-style-name="P8" draw:layer="layout" svg:width="0.686cm" svg:height="0.426cm" svg:x="7.163cm" svg:y="4.779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c = N_0§svg§600§FALSE§</svg:desc>
          <draw:polygon draw:style-name="gr2" draw:text-style-name="P7" draw:layer="layout" svg:width="2.188cm" svg:height="0.578cm" svg:x="8.864cm" svg:y="4.716cm" svg:viewBox="0 0 2189 579" draw:points="1095,579 0,579 0,0 2189,0 2189,579">
            <text:p/>
          </draw:polygon>
          <draw:path draw:style-name="gr3" draw:text-style-name="P8" draw:layer="layout" svg:width="0.302cm" svg:height="0.351cm" svg:x="8.857cm" svg:y="4.863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  <draw:path draw:style-name="gr3" draw:text-style-name="P8" draw:layer="layout" svg:width="0.515cm" svg:height="0.182cm" svg:x="9.418cm" svg:y="4.9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52cm" svg:height="0.528cm" svg:x="10.221cm" svg:y="4.677cm" svg:viewBox="0 0 653 529" svg:d="M556 81c7-30 21-55 83-56 5 0 14-2 14-16 0-2 0-9-11-9-24 0-52 2-77 2-26 0-55-2-79-2-6 0-14 0-14 16 0 9 7 9 14 9 44 0 53 15 53 33 0 2-2 14-4 16l-86 345-171-405c-7-14-7-14-25-14h-103c-16 0-23 0-23 16 0 9 7 9 21 9 3 0 53 0 53 7l-104 415c-7 31-21 56-85 58-3 0-12 2-12 16 0 5 4 8 11 8 24 0 51-1 77-1s55 1 79 1c4 0 14 0 14-15 0-7-7-9-16-9-44 0-51-18-51-34 0-5 2-8 4-17l102-410c4 5 4 7 7 14l194 457c5 13 7 14 14 14 9 0 9-1 12-15z">
            <text:p/>
          </draw:path>
          <draw:path draw:style-name="gr3" draw:text-style-name="P8" draw:layer="layout" svg:width="0.252cm" svg:height="0.37cm" svg:x="10.841cm" svg:y="4.962cm" svg:viewBox="0 0 253 371" svg:d="M253 188c0-60-7-104-33-141-16-26-49-47-93-47-127 0-127 148-127 188 0 39 0 183 127 183 126 0 126-144 126-183zM127 357c-25 0-58-16-69-60-9-31-9-77-9-116 0-40 0-81 9-111 11-44 46-54 69-54 30 0 58 17 67 49 8 28 10 69 10 116 0 39 0 79-7 114-12 50-49 62-70 62z">
            <text:p/>
          </draw:path>
        </draw:g>
        <draw:g>
          <svg:title>TexMaths</svg:title>
          <svg:desc>22§display§\text {Now, when } t = 4, \text { it is given that ,}\  \ N = 2N_0§svg§600§FALSE§</svg:desc>
          <draw:polygon draw:style-name="gr2" draw:text-style-name="P7" draw:layer="layout" svg:width="15.216cm" svg:height="0.62cm" svg:x="2.819cm" svg:y="7.264cm" svg:viewBox="0 0 15217 621" draw:points="7609,621 0,621 0,0 15217,0 15217,621">
            <text:p/>
          </draw:polygon>
          <draw:path draw:style-name="gr3" draw:text-style-name="P8" draw:layer="layout" svg:width="0.529cm" svg:height="0.53cm" svg:x="2.805cm" svg:y="7.234cm" svg:viewBox="0 0 530 531" svg:d="M155 11c-7-11-9-11-23-11h-132v25h23c10 0 26 0 39 1 17 2 17 2 17 18v406c0 21 0 56-79 56v25c26 0 65-2 92-2 24 0 63 2 89 2v-25c-79 0-79-35-79-56v-404c4 3 4 3 7 9l317 465c7 11 7 11 12 11 13 0 13-6 13-20v-430c0-21 0-56 79-56v-25c-27 0-65 2-92 2-24 0-63-2-90-2v25c80 0 80 35 80 56v333z">
            <text:p/>
          </draw:path>
          <draw:path draw:style-name="gr3" draw:text-style-name="P8" draw:layer="layout" svg:width="0.344cm" svg:height="0.357cm" svg:x="3.382cm" svg:y="7.41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8" draw:layer="layout" svg:width="0.531cm" svg:height="0.343cm" svg:x="3.74cm" svg:y="7.43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8" draw:layer="layout" svg:width="0.091cm" svg:height="0.232cm" svg:x="4.35cm" svg:y="7.68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8" draw:layer="layout" svg:width="0.531cm" svg:height="0.343cm" svg:x="4.771cm" svg:y="7.43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4 14 11 0 14-7 16-14z">
            <text:p/>
          </draw:path>
          <draw:path draw:style-name="gr3" draw:text-style-name="P8" draw:layer="layout" svg:width="0.39cm" svg:height="0.539cm" svg:x="5.339cm" svg:y="7.225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3cm" svg:height="0.357cm" svg:x="5.765cm" svg:y="7.41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9cm" svg:height="0.343cm" svg:x="6.112cm" svg:y="7.421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38cm" svg:height="0.494cm" svg:x="6.793cm" svg:y="7.278cm" svg:viewBox="0 0 239 495" svg:d="M143 176h73c15 0 23 0 23-16 0-8-8-8-23-8h-66c26-111 31-126 31-131 0-14-10-21-23-21-1 0-24 0-31 28l-30 124h-74c-16 0-23 0-23 14 0 10 7 10 21 10h69c-55 221-58 233-58 247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7.312cm" svg:y="7.479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8" draw:layer="layout" svg:width="0.344cm" svg:height="0.524cm" svg:x="8.108cm" svg:y="7.237cm" svg:viewBox="0 0 345 525" svg:d="M206 398v67c0 29 0 38-58 38h-16v22c32-1 72-1 104-1 33 0 74 0 105 1v-22h-15c-58 0-60-9-60-38v-67h79v-24h-79v-355c0-14 0-19-13-19-7 0-8 0-14 9l-239 365v24zM211 374h-190l190-289z">
            <text:p/>
          </draw:path>
          <draw:path draw:style-name="gr3" draw:text-style-name="P8" draw:layer="layout" svg:width="0.091cm" svg:height="0.232cm" svg:x="8.539cm" svg:y="7.68cm" svg:viewBox="0 0 92 233" svg:d="M92 81c0-51-20-81-50-81-26 0-42 19-42 41 0 21 16 42 42 42 9 0 20-4 27-11 3-1 3-1 5-1 0 0 2 0 2 10 0 58-28 106-55 131-9 8-9 10-9 12 0 7 4 9 9 9 9 0 71-60 71-152z">
            <text:p/>
          </draw:path>
          <draw:path draw:style-name="gr3" draw:text-style-name="P8" draw:layer="layout" svg:width="0.166cm" svg:height="0.519cm" svg:x="9.099cm" svg:y="7.24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42cm" svg:height="0.486cm" svg:x="9.303cm" svg:y="7.287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166cm" svg:height="0.519cm" svg:x="9.872cm" svg:y="7.24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10.086cm" svg:y="7.415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355cm" svg:height="0.512cm" svg:x="10.646cm" svg:y="7.412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166cm" svg:height="0.519cm" svg:x="11.037cm" svg:y="7.24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79cm" svg:height="0.343cm" svg:x="11.241cm" svg:y="7.43cm" svg:viewBox="0 0 380 344" svg:d="M308 76c7-18 21-51 72-51v-25c-17 2-40 2-58 2-19 0-54-2-69-2v25c30 0 39 17 39 33 0 7-2 9-5 18l-79 199-88-217c-4-10-4-12-4-14 0-19 30-19 44-19v-25c-23 0-67 2-84 2-21 0-53 0-76-2v25c49 0 53 3 62 28l112 277c4 10 6 14 16 14 11 0 14-7 16-14z">
            <text:p/>
          </draw:path>
          <draw:path draw:style-name="gr3" draw:text-style-name="P8" draw:layer="layout" svg:width="0.3cm" svg:height="0.357cm" svg:x="11.633cm" svg:y="7.41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9cm" svg:height="0.343cm" svg:x="11.98cm" svg:y="7.421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2cm" svg:height="0.486cm" svg:x="12.658cm" svg:y="7.287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39cm" svg:height="0.539cm" svg:x="12.969cm" svg:y="7.225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349cm" svg:height="0.357cm" svg:x="13.406cm" svg:y="7.415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44cm" svg:height="0.486cm" svg:x="13.775cm" svg:y="7.287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091cm" svg:height="0.232cm" svg:x="14.384cm" svg:y="7.68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8" draw:layer="layout" svg:width="0.652cm" svg:height="0.53cm" svg:x="15.079cm" svg:y="7.234cm" svg:viewBox="0 0 653 531" svg:d="M556 81c7-30 21-55 83-56 5 0 14-2 14-16 0-2 0-9-11-9-24 0-52 2-77 2-26 0-55-2-79-2-6 0-14 0-14 16 0 9 7 9 14 9 44 0 53 16 53 33 0 2-2 14-4 16l-86 346-171-406c-7-14-7-14-25-14h-103c-16 0-23 0-23 16 0 9 7 9 21 9 3 0 53 0 53 7l-104 416c-7 32-21 56-85 58-3 0-12 2-12 16 0 5 4 9 11 9 24 0 51-2 77-2s55 2 79 2c4 0 14 0 14-16 0-7-7-9-16-9-44 0-51-18-51-33 0-6 2-9 4-18l102-411c4 5 4 7 7 14l194 459c5 12 7 14 14 14 9 0 9-2 12-16z">
            <text:p/>
          </draw:path>
          <draw:path draw:style-name="gr3" draw:text-style-name="P8" draw:layer="layout" svg:width="0.515cm" svg:height="0.182cm" svg:x="16.012cm" svg:y="7.479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8" draw:layer="layout" svg:width="0.309cm" svg:height="0.517cm" svg:x="16.824cm" svg:y="7.246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5 68-7 7-59 7-74 7z">
            <text:p/>
          </draw:path>
          <draw:path draw:style-name="gr3" draw:text-style-name="P8" draw:layer="layout" svg:width="0.652cm" svg:height="0.53cm" svg:x="17.202cm" svg:y="7.234cm" svg:viewBox="0 0 653 531" svg:d="M556 81c7-30 21-55 83-56 5 0 14-2 14-16 0-2 0-9-11-9-24 0-52 2-77 2-26 0-55-2-79-2-6 0-14 0-14 16 0 9 7 9 14 9 44 0 53 16 53 33 0 2-2 14-4 16l-86 346-171-406c-7-14-7-14-25-14h-103c-16 0-23 0-23 16 0 9 7 9 21 9 3 0 53 0 53 7l-104 416c-7 32-21 56-83 58-5 0-14 2-14 16 0 5 4 9 11 9 24 0 51-2 77-2s55 2 79 2c4 0 14 0 14-16 0-7-7-9-16-9-44 0-51-18-51-33 0-6 2-9 4-18l102-411c4 5 4 7 7 14l194 459c5 12 7 14 14 14 9 0 9-2 12-16z">
            <text:p/>
          </draw:path>
          <draw:path draw:style-name="gr3" draw:text-style-name="P8" draw:layer="layout" svg:width="0.252cm" svg:height="0.371cm" svg:x="17.822cm" svg:y="7.519cm" svg:viewBox="0 0 253 372" svg:d="M253 189c0-60-7-104-33-141-16-27-49-48-93-48-127 0-127 148-127 189 0 38 0 183 127 183 126 0 126-145 126-183zM127 358c-25 0-58-16-69-60-9-32-9-78-9-116 0-41 0-81 9-111 11-45 46-55 69-55 30 0 58 18 67 49 8 28 10 69 10 117 0 38 0 79-7 114-12 50-49 62-70 62z">
            <text:p/>
          </draw:path>
        </draw:g>
        <draw:g>
          <svg:title>TexMaths</svg:title>
          <svg:desc>22§display§\therefore \ \ \text { from (2) we get }§svg§600§FALSE§</svg:desc>
          <draw:polygon draw:style-name="gr2" draw:text-style-name="P7" draw:layer="layout" svg:width="6.627cm" svg:height="0.696cm" svg:x="18.919cm" svg:y="7.166cm" svg:viewBox="0 0 6628 697" draw:points="3315,697 0,697 0,0 6628,0 6628,697">
            <text:p/>
          </draw:polygon>
          <draw:path draw:style-name="gr3" draw:text-style-name="P8" draw:layer="layout" svg:width="0.469cm" svg:height="0.418cm" svg:x="18.903cm" svg:y="7.349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251cm" svg:height="0.546cm" svg:x="20.41cm" svg:y="7.162cm" svg:viewBox="0 0 252 547" svg:d="M111 213v-90c0-68 37-105 72-105 2 0 12 0 25 5-9 3-23 12-23 32 0 17 12 33 33 33 23 0 34-16 34-33 0-29-28-55-69-55-54 0-121 40-121 123v90h-62v23h62v251c0 35-9 35-62 35v25c32-2 67-3 90-3 31 0 67 0 98 3v-25h-15c-59 0-60-8-60-36v-250h89v-23z">
            <text:p/>
          </draw:path>
          <draw:path draw:style-name="gr3" draw:text-style-name="P8" draw:layer="layout" svg:width="0.261cm" svg:height="0.342cm" svg:x="20.642cm" svg:y="7.3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0.945cm" svg:y="7.361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21.334cm" svg:y="7.364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22.288cm" svg:y="7.12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09cm" svg:height="0.516cm" svg:x="22.552cm" svg:y="7.19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18cm" svg:height="0.773cm" svg:x="22.943cm" svg:y="7.1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31cm" svg:height="0.342cm" svg:x="23.471cm" svg:y="7.373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24.017cm" svg:y="7.3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24.619cm" svg:y="7.35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3cm" svg:height="0.356cm" svg:x="25.004cm" svg:y="7.3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25.342cm" svg:y="7.231cm" svg:viewBox="0 0 245 486" svg:d="M120 167h111v-25h-111v-142h-20c0 63-24 146-100 150v17h67v213c0 97 72 106 100 106 55 0 78-55 78-106v-44h-21v44c0 56-23 86-51 86-53 0-53-70-53-84z">
            <text:p/>
          </draw:path>
        </draw:g>
        <draw:g>
          <svg:title>TexMaths</svg:title>
          <svg:desc>22§display§2N_0 =  N_0.e^{4k}§svg§600§FALSE§</svg:desc>
          <draw:polygon draw:style-name="gr2" draw:text-style-name="P7" draw:layer="layout" svg:width="4.468cm" svg:height="0.745cm" svg:x="2.855cm" svg:y="8.518cm" svg:viewBox="0 0 4469 746" draw:points="2234,746 0,746 0,0 4469,0 4469,746">
            <text:p/>
          </draw:polygon>
          <draw:path draw:style-name="gr3" draw:text-style-name="P8" draw:layer="layout" svg:width="0.309cm" svg:height="0.516cm" svg:x="2.855cm" svg:y="8.65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8" draw:layer="layout" svg:width="0.652cm" svg:height="0.528cm" svg:x="3.233cm" svg:y="8.646cm" svg:viewBox="0 0 653 529" svg:d="M556 81c7-30 21-55 83-56 5 0 14-2 14-16 0-2 0-9-11-9-24 0-52 2-77 2-26 0-55-2-79-2-5 0-14 0-14 16 0 9 7 9 14 9 44 0 53 15 53 33 0 2-2 14-4 16l-86 345-171-405c-7-14-7-14-25-14h-103c-16 0-23 0-23 16 0 9 7 9 21 9 3 0 53 0 53 7l-104 415c-7 31-21 56-85 58-3 0-12 1-12 16 0 5 4 8 11 8 24 0 51-1 77-1s55 1 79 1c4 0 14 0 14-16 0-7-7-8-16-8-44 0-51-18-51-34 0-5 2-9 4-17l102-410c4 5 4 7 7 14l194 457c5 13 7 14 14 14 9 0 9-1 12-16z">
            <text:p/>
          </draw:path>
          <draw:path draw:style-name="gr3" draw:text-style-name="P8" draw:layer="layout" svg:width="0.252cm" svg:height="0.37cm" svg:x="3.853cm" svg:y="8.931cm" svg:viewBox="0 0 253 371" svg:d="M253 188c0-60-7-104-33-141-16-26-49-47-93-47-127 0-127 148-127 188 0 39 0 183 127 183 126 0 126-144 126-183zM127 357c-25 0-58-16-69-60-9-31-9-77-9-116 0-40 0-81 9-111 11-44 46-54 69-54 30 0 58 17 67 49 8 28 10 69 10 116 0 39 0 79-9 114-10 50-47 62-68 62z">
            <text:p/>
          </draw:path>
          <draw:path draw:style-name="gr3" draw:text-style-name="P8" draw:layer="layout" svg:width="0.515cm" svg:height="0.182cm" svg:x="4.429cm" svg:y="8.8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52cm" svg:height="0.528cm" svg:x="5.233cm" svg:y="8.646cm" svg:viewBox="0 0 653 529" svg:d="M556 81c7-30 21-55 83-56 5 0 14-2 14-16 0-2 0-9-11-9-24 0-52 2-77 2-26 0-55-2-79-2-5 0-14 0-14 16 0 9 7 9 14 9 44 0 53 15 53 33 0 2-2 14-4 16l-86 345-171-405c-7-14-7-14-25-14h-103c-16 0-23 0-23 16 0 9 7 9 21 9 3 0 53 0 53 7l-104 415c-7 31-21 56-85 58-3 0-12 1-12 16 0 5 4 8 11 8 24 0 51-1 77-1s55 1 79 1c4 0 14 0 14-16 0-7-7-8-16-8-44 0-51-18-51-34 0-5 2-9 4-17l102-410c4 5 4 7 7 14l194 457c5 13 7 14 14 14 9 0 9-1 12-16z">
            <text:p/>
          </draw:path>
          <draw:path draw:style-name="gr3" draw:text-style-name="P8" draw:layer="layout" svg:width="0.252cm" svg:height="0.37cm" svg:x="5.851cm" svg:y="8.931cm" svg:viewBox="0 0 253 371" svg:d="M253 188c0-60-7-104-33-141-16-26-49-47-93-47-127 0-127 148-127 188 0 39 0 183 127 183 126 0 126-144 126-183zM127 357c-25 0-58-16-69-60-9-31-9-77-9-116 0-40 0-81 9-111 11-44 46-54 69-54 30 0 58 17 67 49 8 28 8 69 8 116 0 39 0 79-7 114-10 50-47 62-68 62z">
            <text:p/>
          </draw:path>
          <draw:path draw:style-name="gr3" draw:text-style-name="P8" draw:layer="layout" svg:width="0.083cm" svg:height="0.083cm" svg:x="6.236cm" svg:y="9.091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6.421cm" svg:y="8.832cm" svg:viewBox="0 0 299 352" svg:d="M109 164c23 0 81-2 120-18 54-23 58-69 58-79 0-35-30-67-83-67-86 0-204 76-204 211 0 79 46 141 121 141 113 0 178-83 178-92 0-5-5-10-10-10-4 0-6 1-9 9-62 75-146 75-157 75-60 0-67-65-67-90 0-8 0-33 13-80zM74 146c30-118 109-128 130-128 37 0 57 22 57 49 0 79-124 79-155 79z">
            <text:p/>
          </draw:path>
          <draw:path draw:style-name="gr3" draw:text-style-name="P8" draw:layer="layout" svg:width="0.267cm" svg:height="0.365cm" svg:x="6.766cm" svg:y="8.49cm" svg:viewBox="0 0 268 366" svg:d="M268 278v-21h-62v-241c0-12 0-16-11-16-7 0-8 0-15 7l-180 250v21h160v44c0 17 0 24-44 24h-14v20c26 0 62-2 81-2 21 0 55 2 83 2v-20h-16c-44 0-44-7-44-24v-44zM164 58v199h-145z">
            <text:p/>
          </draw:path>
          <draw:path draw:style-name="gr3" draw:text-style-name="P8" draw:layer="layout" svg:width="0.267cm" svg:height="0.382cm" svg:x="7.093cm" svg:y="8.479cm" svg:viewBox="0 0 268 383" svg:d="M130 16c0 0 2-7 2-9s-2-7-9-7c-10 0-56 4-70 5-4 0-11 2-11 13 0 8 7 8 14 8 25 0 25 4 25 7 0 4 0 7-2 13l-75 307c-4 9-4 11-4 13 0 7 7 17 19 17 14 0 21-12 25-22 0-4 25-99 26-106 39 4 71 16 71 44 0 2 0 5-2 11-2 8-2 10-2 17 0 39 32 56 57 56 54 0 70-82 70-84 0-7-7-7-9-7-7 0-9 3-10 14-7 23-21 62-50 62-14 0-17-15-17-29 0-8 0-10 2-24 1-2 3-11 3-18 0-47-65-56-88-56 16-11 35-28 46-37 26-26 54-51 84-51 7 0 14 2 18 7-23 4-28 21-28 30 0 12 10 21 23 21 14 0 30-12 30-35 0-18-13-39-43-39s-58 23-86 48c-23 23-40 38-63 49z">
            <text:p/>
          </draw:path>
        </draw:g>
        <draw:g>
          <svg:title>TexMaths</svg:title>
          <svg:desc>22§display§e^{4k} = 2§svg§600§FALSE§</svg:desc>
          <draw:polygon draw:style-name="gr2" draw:text-style-name="P7" draw:layer="layout" svg:width="2.351cm" svg:height="0.628cm" svg:x="9.359cm" svg:y="8.519cm" svg:viewBox="0 0 2352 629" draw:points="1176,629 0,629 0,0 2352,0 2352,629">
            <text:p/>
          </draw:polygon>
          <draw:path draw:style-name="gr3" draw:text-style-name="P8" draw:layer="layout" svg:width="0.298cm" svg:height="0.351cm" svg:x="9.355cm" svg:y="8.834cm" svg:viewBox="0 0 299 352" svg:d="M109 164c23 0 81-2 120-18 54-23 58-69 58-79 0-35-30-67-83-67-86 0-204 76-204 211 0 79 46 141 121 141 113 0 178-83 178-91 0-6-5-11-10-11-4 0-6 2-9 9-62 76-146 76-157 76-60 0-67-66-67-90 0-9 0-34 13-81zM74 146c30-118 109-128 130-128 37 0 57 22 57 49 0 79-124 79-155 79z">
            <text:p/>
          </draw:path>
          <draw:path draw:style-name="gr3" draw:text-style-name="P8" draw:layer="layout" svg:width="0.267cm" svg:height="0.365cm" svg:x="9.702cm" svg:y="8.491cm" svg:viewBox="0 0 268 366" svg:d="M268 278v-21h-62v-241c0-12 0-16-11-16-7 0-8 0-15 7l-180 250v21h160v44c0 18 0 25-44 25h-14v19c27 0 62-2 81-2s55 2 83 2v-19h-16c-44 0-44-7-44-25v-44zM164 58v199h-145z">
            <text:p/>
          </draw:path>
          <draw:path draw:style-name="gr3" draw:text-style-name="P8" draw:layer="layout" svg:width="0.267cm" svg:height="0.383cm" svg:x="10.029cm" svg:y="8.48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515cm" svg:height="0.182cm" svg:x="10.626cm" svg:y="8.8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11.439cm" svg:y="8.6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</draw:g>
        <draw:g>
          <svg:title>TexMaths</svg:title>
          <svg:desc>22§display§.\ .\ .\  \ \ \text {(3)}§svg§600§FALSE§</svg:desc>
          <draw:polygon draw:style-name="gr2" draw:text-style-name="P7" draw:layer="layout" svg:width="2.767cm" svg:height="0.696cm" svg:x="14.312cm" svg:y="8.565cm" svg:viewBox="0 0 2768 697" draw:points="1383,697 0,697 0,0 2768,0 2768,697">
            <text:p/>
          </draw:polygon>
          <draw:path draw:style-name="gr3" draw:text-style-name="P8" draw:layer="layout" svg:width="0.083cm" svg:height="0.083cm" svg:x="14.34cm" svg:y="9.0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812cm" svg:y="9.0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285cm" svg:y="9.024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6.283cm" svg:y="8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16.54cm" svg:y="8.59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6.938cm" svg:y="8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Now, when } t = 12, \ \  \ N = \ ?§svg§600§FALSE§</svg:desc>
          <draw:polygon draw:style-name="gr2" draw:text-style-name="P7" draw:layer="layout" svg:width="9.217cm" svg:height="0.617cm" svg:x="2.82cm" svg:y="10.065cm" svg:viewBox="0 0 9218 618" draw:points="4609,618 0,618 0,0 9218,0 9218,618">
            <text:p/>
          </draw:polygon>
          <draw:path draw:style-name="gr3" draw:text-style-name="P8" draw:layer="layout" svg:width="0.529cm" svg:height="0.529cm" svg:x="2.806cm" svg:y="10.044cm" svg:viewBox="0 0 530 530" svg:d="M155 11c-7-11-9-11-23-11h-132v25h23c10 0 26 0 39 1 17 2 17 2 17 18v405c0 21 0 56-79 56v25c26 0 65-2 92-2 24 0 63 2 89 2v-25c-79 0-79-35-79-56v-403c4 3 4 3 7 9l317 464c7 11 7 11 12 11 13 0 13-6 13-20v-429c0-21 0-56 79-56v-25c-27 0-65 2-92 2-24 0-63-2-90-2v25c80 0 80 35 80 56v332z">
            <text:p/>
          </draw:path>
          <draw:path draw:style-name="gr3" draw:text-style-name="P8" draw:layer="layout" svg:width="0.344cm" svg:height="0.356cm" svg:x="3.383cm" svg:y="10.22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53cm" svg:height="0.342cm" svg:x="3.741cm" svg:y="10.237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091cm" svg:height="0.231cm" svg:x="4.351cm" svg:y="10.48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cm" svg:height="0.342cm" svg:x="4.772cm" svg:y="10.237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8" draw:layer="layout" svg:width="0.39cm" svg:height="0.537cm" svg:x="5.34cm" svg:y="10.035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766cm" svg:y="10.22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6.113cm" svg:y="10.2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6.794cm" svg:y="10.088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7.313cm" svg:y="10.2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8.154cm" svg:y="10.0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8.512cm" svg:y="10.05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091cm" svg:height="0.231cm" svg:x="8.925cm" svg:y="10.489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8" draw:layer="layout" svg:width="0.652cm" svg:height="0.529cm" svg:x="10.006cm" svg:y="10.044cm" svg:viewBox="0 0 653 530" svg:d="M556 81c7-30 21-55 83-56 5 0 14-2 14-16 0-2 0-9-11-9-24 0-52 2-77 2-26 0-55-2-79-2-6 0-14 0-14 16 0 9 7 9 14 9 44 0 53 15 53 33 0 2-2 14-4 16l-86 345-171-405c-7-14-7-14-25-14h-103c-16 0-23 0-23 16 0 9 7 9 21 9 3 0 53 0 53 7l-104 415c-7 32-21 56-85 58-3 0-12 2-12 16 0 5 4 9 11 9 24 0 51-2 77-2s55 2 79 2c4 0 14 0 14-16 0-7-7-9-16-9-44 0-51-18-51-33 0-6 2-9 4-18l102-410c4 5 4 7 7 14l194 458c5 12 7 14 14 14 8 0 8-2 12-16z">
            <text:p/>
          </draw:path>
          <draw:path draw:style-name="gr3" draw:text-style-name="P8" draw:layer="layout" svg:width="0.515cm" svg:height="0.182cm" svg:x="10.94cm" svg:y="10.2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79cm" svg:height="0.546cm" svg:x="11.799cm" svg:y="10.026cm" svg:viewBox="0 0 280 547" svg:d="M139 354c0-99 76-153 102-173 21-16 39-44 39-77 0-44-32-104-148-104-84 0-132 53-132 104 0 26 18 37 35 37 23 0 37-16 37-37 0-34-33-34-44-34 25-42 69-52 102-52 85 0 85 52 85 82 0 46-13 60-27 74-51 55-68 127-68 174v36c0 14 0 17 8 17 11 0 11-7 11-21zM171 505c0-21-20-40-43-40-21 0-40 19-40 40 0 23 19 42 40 42 23 0 43-19 43-42z">
            <text:p/>
          </draw:path>
        </draw:g>
        <draw:g>
          <svg:title>TexMaths</svg:title>
          <svg:desc>22§display§N =  N_0.e^{12k} =  N_0 . ( e^{4k} )^3 = §svg§600§FALSE§</svg:desc>
          <draw:polygon draw:style-name="gr2" draw:text-style-name="P7" draw:layer="layout" svg:width="9.182cm" svg:height="0.812cm" svg:x="2.866cm" svg:y="11.419cm" svg:viewBox="0 0 9183 813" draw:points="4592,813 0,813 0,0 9183,0 9183,813">
            <text:p/>
          </draw:polygon>
          <draw:path draw:style-name="gr3" draw:text-style-name="P8" draw:layer="layout" svg:width="0.652cm" svg:height="0.529cm" svg:x="2.857cm" svg:y="11.547cm" svg:viewBox="0 0 653 530" svg:d="M556 81c7-30 21-55 83-56 5 0 14-2 14-16 0-2 0-9-11-9-24 0-52 2-77 2-26 0-55-2-79-2-6 0-14 0-14 16 0 9 7 9 14 9 44 0 53 15 53 33 0 2-2 14-4 16l-86 345-171-405c-7-14-7-14-25-14h-103c-16 0-23 0-23 16 0 9 7 9 21 9 3 0 53 0 53 7l-104 415c-7 32-21 56-85 58-3 0-12 2-12 16 0 5 4 9 11 9 24 0 51-2 77-2s55 2 79 2c4 0 14 0 14-16 0-7-7-9-16-9-44 0-51-17-51-33 0-5 2-9 4-18l102-410c4 5 4 7 7 14l194 458c5 12 7 14 14 14 9 0 9-2 12-16z">
            <text:p/>
          </draw:path>
          <draw:path draw:style-name="gr3" draw:text-style-name="P8" draw:layer="layout" svg:width="0.515cm" svg:height="0.182cm" svg:x="3.792cm" svg:y="11.7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52cm" svg:height="0.529cm" svg:x="4.594cm" svg:y="11.547cm" svg:viewBox="0 0 653 530" svg:d="M556 81c7-30 21-55 83-56 5 0 14-2 14-16 0-2 0-9-11-9-24 0-52 2-77 2-26 0-55-2-79-2-6 0-14 0-14 16 0 9 7 9 14 9 44 0 53 15 53 33 0 2-2 14-4 16l-86 345-171-405c-7-14-7-14-25-14h-103c-16 0-23 0-23 16 0 9 7 9 21 9 3 0 53 0 53 7l-104 415c-7 32-21 56-85 58-3 0-12 2-12 16 0 5 4 9 11 9 24 0 51-2 77-2s55 2 79 2c4 0 14 0 14-16 0-7-7-9-16-9-44 0-51-17-51-33 0-5 2-9 4-18l102-410c4 5 4 7 7 14l194 458c5 12 7 14 14 14 9 0 9-2 12-16z">
            <text:p/>
          </draw:path>
          <draw:path draw:style-name="gr3" draw:text-style-name="P8" draw:layer="layout" svg:width="0.252cm" svg:height="0.37cm" svg:x="5.214cm" svg:y="11.832cm" svg:viewBox="0 0 253 371" svg:d="M253 188c0-59-7-104-33-140-16-27-49-48-93-48-127 0-127 148-127 188 0 39 0 183 127 183 126 0 126-144 126-183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083cm" svg:height="0.083cm" svg:x="5.597cm" svg:y="11.993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5.782cm" svg:y="11.734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8" draw:layer="layout" svg:width="0.198cm" svg:height="0.36cm" svg:x="6.166cm" svg:y="11.396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4cm" svg:height="0.36cm" svg:x="6.449cm" svg:y="11.3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67cm" svg:height="0.383cm" svg:x="6.764cm" svg:y="11.38cm" svg:viewBox="0 0 268 384" svg:d="M130 16c0 0 2-7 2-9s-2-7-9-7c-10 0-56 4-70 5-4 0-11 2-11 13 0 8 7 8 14 8 25 0 25 4 25 7 0 4 0 7-2 13l-75 308c-4 9-4 10-4 12 0 7 7 18 19 18 14 0 21-13 25-23 0-4 25-99 26-106 39 4 71 16 71 44 0 2 0 6-2 11-2 9-2 10-2 17 0 39 32 57 57 57 54 0 70-83 70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515cm" svg:height="0.182cm" svg:x="7.361cm" svg:y="11.7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52cm" svg:height="0.529cm" svg:x="8.165cm" svg:y="11.547cm" svg:viewBox="0 0 653 530" svg:d="M556 81c7-30 21-55 83-56 5 0 14-2 14-16 0-2 0-9-11-9-24 0-52 2-77 2-26 0-55-2-79-2-6 0-14 0-14 16 0 9 7 9 14 9 44 0 53 15 53 33 0 2-2 14-4 16l-86 345-171-405c-7-14-7-14-25-14h-103c-16 0-23 0-23 16 0 9 7 9 21 9 3 0 53 0 53 7l-104 415c-7 32-21 56-83 58-5 0-14 2-14 16 0 5 4 9 11 9 24 0 51-2 77-2s55 2 79 2c4 0 14 0 14-16 0-7-7-9-16-9-44 0-51-17-51-33 0-5 2-9 4-18l102-410c4 5 4 7 7 14l194 458c5 12 7 14 14 14 9 0 9-2 12-16z">
            <text:p/>
          </draw:path>
          <draw:path draw:style-name="gr3" draw:text-style-name="P8" draw:layer="layout" svg:width="0.252cm" svg:height="0.37cm" svg:x="8.783cm" svg:y="11.832cm" svg:viewBox="0 0 253 371" svg:d="M253 188c0-59-7-104-33-140-16-27-49-48-93-48-127 0-127 148-127 188 0 39 0 183 127 183 126 0 126-144 126-183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083cm" svg:height="0.083cm" svg:x="9.168cm" svg:y="11.993cm" svg:viewBox="0 0 84 84" svg:d="M84 42c0-23-19-42-42-42s-42 19-42 42 19 42 42 42 42-19 42-42z">
            <text:p/>
          </draw:path>
          <draw:path draw:style-name="gr3" draw:text-style-name="P8" draw:layer="layout" svg:width="0.18cm" svg:height="0.774cm" svg:x="9.393cm" svg:y="11.49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98cm" svg:height="0.351cm" svg:x="9.654cm" svg:y="11.73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267cm" svg:height="0.365cm" svg:x="9.999cm" svg:y="11.391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8" draw:layer="layout" svg:width="0.267cm" svg:height="0.383cm" svg:x="10.326cm" svg:y="11.38cm" svg:viewBox="0 0 268 384" svg:d="M130 16c0 0 2-7 2-9s-2-7-9-7c-10 0-56 4-70 5-4 0-11 2-11 13 0 8 7 8 14 8 25 0 25 4 25 7 0 4 0 7-2 13l-75 308c-4 9-4 10-4 12 0 7 7 18 19 18 14 0 21-13 25-23 0-4 25-99 26-106 39 4 71 16 71 44 0 2 0 6-2 11-2 9-2 10-2 17 0 39 32 57 57 57 54 0 70-83 70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cm" svg:height="0.774cm" svg:x="10.71cm" svg:y="11.49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249cm" svg:height="0.37cm" svg:x="10.997cm" svg:y="11.396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515cm" svg:height="0.182cm" svg:x="11.572cm" svg:y="11.792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N_0 . \left( 2 \right)^3§svg§600§FALSE§</svg:desc>
          <draw:polygon draw:style-name="gr2" draw:text-style-name="P7" draw:layer="layout" svg:width="2.501cm" svg:height="0.866cm" svg:x="12.665cm" svg:y="11.321cm" svg:viewBox="0 0 2502 867" draw:points="1251,867 0,867 0,0 2502,0 2502,867">
            <text:p/>
          </draw:polygon>
          <draw:path draw:style-name="gr3" draw:text-style-name="P8" draw:layer="layout" svg:width="0.652cm" svg:height="0.529cm" svg:x="12.656cm" svg:y="11.502cm" svg:viewBox="0 0 653 530" svg:d="M556 81c7-30 21-55 83-56 5 0 14-2 14-16 0-2 0-9-11-9-24 0-53 2-77 2-27 0-55-2-79-2-6 0-14 0-14 16 0 9 7 9 14 9 44 0 52 16 52 33 0 2-1 14-3 16l-86 345-171-405c-7-14-7-14-25-14h-103c-16 0-23 0-23 16 0 9 7 9 21 9 3 0 53 0 53 7l-104 415c-7 32-21 57-85 58-3 0-12 2-12 16 0 6 4 9 11 9 24 0 51-2 77-2s55 2 79 2c4 0 14 0 14-16 0-7-7-9-16-9-44 0-51-17-51-33 0-5 2-9 4-18l102-410c3 5 3 7 7 14l194 458c5 12 7 14 14 14 8 0 8-2 12-16z">
            <text:p/>
          </draw:path>
          <draw:path draw:style-name="gr3" draw:text-style-name="P8" draw:layer="layout" svg:width="0.252cm" svg:height="0.371cm" svg:x="13.275cm" svg:y="11.787cm" svg:viewBox="0 0 253 372" svg:d="M253 188c0-59-7-103-33-140-16-27-49-48-93-48-127 0-127 148-127 188 0 39 0 184 127 184 126 0 126-145 126-184zM127 358c-25 0-58-16-69-60-9-32-9-78-9-117 0-40 0-81 9-111 11-44 46-54 69-54 30 0 58 17 67 49 8 28 10 69 10 116 0 39 0 80-9 115-10 49-47 62-68 62z">
            <text:p/>
          </draw:path>
          <draw:path draw:style-name="gr3" draw:text-style-name="P8" draw:layer="layout" svg:width="0.083cm" svg:height="0.084cm" svg:x="13.661cm" svg:y="11.949cm" svg:viewBox="0 0 84 85" svg:d="M84 42c0-23-19-42-42-42s-42 19-42 42 19 43 42 43 42-20 42-43z">
            <text:p/>
          </draw:path>
          <draw:path draw:style-name="gr3" draw:text-style-name="P8" draw:layer="layout" svg:width="0.18cm" svg:height="0.774cm" svg:x="14.014cm" svg:y="11.451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8" draw:layer="layout" svg:width="0.309cm" svg:height="0.517cm" svg:x="14.277cm" svg:y="11.514cm" svg:viewBox="0 0 310 518" svg:d="M60 458l83-81c121-108 167-148 167-226 0-89-69-151-164-151-88 0-146 72-146 141 0 42 39 42 40 42 15 0 41-9 41-40 0-20-14-41-41-41-7 0-7 0-10 2 18-51 60-79 105-79 71 0 104 61 104 126 0 62-38 124-81 171l-149 166c-9 9-9 10-9 30h289l21-136h-20c-3 23-8 58-15 69-8 7-59 7-74 7z">
            <text:p/>
          </draw:path>
          <draw:path draw:style-name="gr3" draw:text-style-name="P8" draw:layer="layout" svg:width="0.18cm" svg:height="0.774cm" svg:x="14.669cm" svg:y="11.451cm" svg:viewBox="0 0 181 775" svg:d="M181 387c0-59-9-153-51-241-47-95-114-146-123-146-3 0-7 4-7 7 0 4 0 5 14 19 78 76 121 199 121 361 0 133-28 270-124 367-11 10-11 12-11 14 0 5 4 7 7 7 9 0 79-53 125-152 40-84 49-170 49-236z">
            <text:p/>
          </draw:path>
          <draw:path draw:style-name="gr3" draw:text-style-name="P8" draw:layer="layout" svg:width="0.249cm" svg:height="0.371cm" svg:x="14.954cm" svg:y="11.282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7 47-23 63-17 21-31 23-59 25-15 0-15 0-18 2 0 0-5 0-5 7s5 7 14 7z">
            <text:p/>
          </draw:path>
        </draw:g>
        <draw:g>
          <svg:title>TexMaths</svg:title>
          <svg:desc>22§display§.\ . \ . \  \ \text { [ From (3) ] }§svg§600§FALSE§</svg:desc>
          <draw:polygon draw:style-name="gr2" draw:text-style-name="P7" draw:layer="layout" svg:width="5.728cm" svg:height="0.696cm" svg:x="18.804cm" svg:y="11.468cm" svg:viewBox="0 0 5729 697" draw:points="2865,697 0,697 0,0 5729,0 5729,697">
            <text:p/>
          </draw:polygon>
          <draw:path draw:style-name="gr3" draw:text-style-name="P8" draw:layer="layout" svg:width="0.083cm" svg:height="0.083cm" svg:x="18.832cm" svg:y="11.927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9.304cm" svg:y="11.927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9.777cm" svg:y="11.927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20.789cm" svg:y="11.429cm" svg:viewBox="0 0 107 774" draw:points="107,774 107,744 32,744 32,32 107,32 107,0 0,0 0,774">
            <text:p/>
          </draw:polygon>
          <draw:path draw:style-name="gr3" draw:text-style-name="P8" draw:layer="layout" svg:width="0.446cm" svg:height="0.527cm" svg:x="21.195cm" svg:y="11.484cm" svg:viewBox="0 0 447 528" svg:d="M426 0h-426v25h19c60 0 60 8 60 35v406c0 28 0 37-60 37h-19v25c26-4 88-4 118-4 32 0 102 0 130 4v-25h-25c-73 0-73-10-73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21.632cm" svg:y="11.6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1.934cm" svg:y="11.6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22.325cm" svg:y="11.666cm" svg:viewBox="0 0 605 343" svg:d="M60 76v209c0 33-9 33-60 33v25c26 0 67-2 88-2 19 0 60 2 86 2v-25c-51 0-60 0-60-33v-144c0-81 55-123 104-123s58 42 58 86v181c0 33-9 33-61 33v25c28 0 67-2 88-2s61 2 88 2v-25c-53 0-62 0-62-33v-144c0-81 56-123 106-123 47 0 56 42 56 86v181c0 33-9 33-60 33v25c26 0 67-2 88-2 19 0 60 2 86 2v-25c-40 0-60 0-60-22v-148c0-67 0-92-24-120-11-12-37-28-81-28-65 0-100 46-113 76-10-67-68-76-104-76-56 0-93 33-114 81v-81l-109 9v24c55 0 60 6 60 43z">
            <text:p/>
          </draw:path>
          <draw:path draw:style-name="gr3" draw:text-style-name="P8" draw:layer="layout" svg:width="0.18cm" svg:height="0.773cm" svg:x="23.279cm" svg:y="11.4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23.536cm" svg:y="11.494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23.933cm" svg:y="11.429cm" svg:viewBox="0 0 181 774" svg:d="M181 387c0-60-9-153-51-241-47-95-114-146-123-146-3 0-7 4-7 7 0 4 0 5 14 19 77 76 121 199 121 361 0 132-28 269-124 366-11 10-11 12-11 14 0 5 4 7 7 7 9 0 79-53 125-151 40-85 49-171 49-236z">
            <text:p/>
          </draw:path>
          <draw:polygon draw:style-name="gr3" draw:text-style-name="P8" draw:layer="layout" svg:width="0.106cm" svg:height="0.773cm" svg:x="24.465cm" svg:y="11.429cm" svg:viewBox="0 0 107 774" draw:points="107,0 0,0 0,32 76,32 76,744 0,744 0,774 107,774">
            <text:p/>
          </draw:polygon>
        </draw:g>
        <draw:g>
          <svg:title>TexMaths</svg:title>
          <svg:desc>22§display§= 8N_0§svg§600§FALSE§</svg:desc>
          <draw:polygon draw:style-name="gr2" draw:text-style-name="P7" draw:layer="layout" svg:width="2.026cm" svg:height="0.578cm" svg:x="15.557cm" svg:y="11.621cm" svg:viewBox="0 0 2027 579" draw:points="1014,579 0,579 0,0 2027,0 2027,579">
            <text:p/>
          </draw:polygon>
          <draw:path draw:style-name="gr3" draw:text-style-name="P8" draw:layer="layout" svg:width="0.515cm" svg:height="0.182cm" svg:x="15.562cm" svg:y="11.8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6.367cm" svg:y="11.594cm" svg:viewBox="0 0 322 533" svg:d="M93 162c-35-23-38-49-38-64 0-45 51-79 105-79 58 0 107 41 107 97 0 44-29 81-77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8" draw:layer="layout" svg:width="0.652cm" svg:height="0.528cm" svg:x="16.752cm" svg:y="11.582cm" svg:viewBox="0 0 653 529" svg:d="M556 81c7-30 21-55 83-56 5 0 14-2 14-16 0-2 0-9-11-9-24 0-52 2-77 2-27 0-55-2-79-2-6 0-14 0-14 16 0 9 7 9 14 9 44 0 52 15 52 33 0 2-1 14-3 16l-86 345-171-405c-7-14-7-14-25-14h-103c-16 0-23 0-23 16 0 9 7 9 21 9 3 0 53 0 53 7l-104 415c-7 31-21 56-85 58-3 0-12 2-12 16 0 5 4 8 11 8 24 0 51-1 77-1s55 1 79 1c4 0 14 0 14-15 0-7-7-9-16-9-44 0-51-18-51-34 0-5 2-8 4-17l102-410c3 5 3 7 7 14l194 457c5 13 7 14 14 14 8 0 8-1 12-15z">
            <text:p/>
          </draw:path>
          <draw:path draw:style-name="gr3" draw:text-style-name="P8" draw:layer="layout" svg:width="0.252cm" svg:height="0.37cm" svg:x="17.37cm" svg:y="11.867cm" svg:viewBox="0 0 253 371" svg:d="M253 188c0-60-7-104-33-141-16-26-49-47-93-47-127 0-127 148-127 188 0 39 0 183 127 183 126 0 126-144 126-183zM127 357c-25 0-58-16-69-60-9-31-9-77-9-116 0-40 0-81 9-111 11-44 46-54 69-54 30 0 58 17 67 49 8 28 8 69 8 116 0 39 0 79-5 114-12 50-49 62-70 62z">
            <text:p/>
          </draw:path>
        </draw:g>
        <draw:g>
          <svg:title>TexMaths</svg:title>
          <svg:desc>22§display§\text {i.e. 8 times the initial number of bacteria }§svg§600§FALSE§</svg:desc>
          <draw:polygon draw:style-name="gr2" draw:text-style-name="P7" draw:layer="layout" svg:width="13.929cm" svg:height="0.485cm" svg:x="2.817cm" svg:y="14.065cm" svg:viewBox="0 0 13930 486" draw:points="6966,486 0,486 0,0 13930,0 13930,486">
            <text:p/>
          </draw:polygon>
          <draw:path draw:style-name="gr3" draw:text-style-name="P8" draw:layer="layout" svg:width="0.166cm" svg:height="0.518cm" svg:x="2.803cm" svg:y="14.0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3.06cm" svg:y="14.489cm" svg:viewBox="0 0 84 84" svg:d="M84 42c0-23-19-42-42-42s-42 19-42 42 19 42 42 42 42-19 42-42z">
            <text:p/>
          </draw:path>
          <draw:path draw:style-name="gr3" draw:text-style-name="P8" draw:layer="layout" svg:width="0.3cm" svg:height="0.356cm" svg:x="3.229cm" svg:y="14.22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3.618cm" svg:y="14.489cm" svg:viewBox="0 0 84 84" svg:d="M84 42c0-23-19-42-42-42s-42 19-42 42 19 42 42 42 42-19 42-42z">
            <text:p/>
          </draw:path>
          <draw:path draw:style-name="gr3" draw:text-style-name="P8" draw:layer="layout" svg:width="0.321cm" svg:height="0.532cm" svg:x="4.142cm" svg:y="14.056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9-58 99-121 99-67 0-123-48-123-113 0-45 24-95 91-130z">
            <text:p/>
          </draw:path>
          <draw:path draw:style-name="gr3" draw:text-style-name="P8" draw:layer="layout" svg:width="0.242cm" svg:height="0.485cm" svg:x="4.769cm" svg:y="14.09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5.08cm" svg:y="14.0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604cm" svg:height="0.342cm" svg:x="5.295cm" svg:y="14.2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5.936cm" svg:y="14.22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6.282cm" svg:y="14.22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4cm" svg:height="0.485cm" svg:x="6.835cm" svg:y="14.096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7cm" svg:x="7.147cm" svg:y="14.035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7.573cm" svg:y="14.22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8.178cm" svg:y="14.0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8.391cm" svg:y="14.2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66cm" svg:height="0.518cm" svg:x="8.822cm" svg:y="14.0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2cm" svg:height="0.485cm" svg:x="9.026cm" svg:y="14.09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9.338cm" svg:y="14.0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9cm" svg:height="0.356cm" svg:x="9.56cm" svg:y="14.22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173cm" svg:height="0.537cm" svg:x="9.938cm" svg:y="14.035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9cm" svg:height="0.342cm" svg:x="10.411cm" svg:y="14.2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9cm" svg:height="0.351cm" svg:x="10.818cm" svg:y="14.23cm" svg:viewBox="0 0 391 352" svg:d="M278 282v70l113-9v-25c-55 0-60-5-60-42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604cm" svg:height="0.342cm" svg:x="11.247cm" svg:y="14.23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6cm" svg:x="11.869cm" svg:y="14.035cm" svg:viewBox="0 0 384 547" svg:d="M113 246v-246l-113 9v24c55 0 60 6 60 43v462h19c2-1 7-12 28-47 13 17 46 56 102 56 94 0 175-75 175-176 0-98-78-176-166-176-60 0-93 37-105 51zM114 450v-160c0-16 0-16 9-28 30-44 72-49 92-49 35 0 63 19 81 49 21 32 23 76 23 107 0 30-2 76-25 111-16 23-46 50-88 50-34 0-62-20-81-48-11-16-11-18-11-32z">
            <text:p/>
          </draw:path>
          <draw:path draw:style-name="gr3" draw:text-style-name="P8" draw:layer="layout" svg:width="0.3cm" svg:height="0.356cm" svg:x="12.319cm" svg:y="14.22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2.662cm" svg:y="14.23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13.224cm" svg:y="14.22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13.615cm" svg:y="14.026cm" svg:viewBox="0 0 252 547" svg:d="M111 213v-90c0-68 37-105 72-105 2 0 12 0 25 5-9 3-23 12-23 32 0 17 12 33 33 33 23 0 34-16 34-33 0-29-28-55-69-55-55 0-121 40-121 123v90h-62v23h62v251c0 36-9 36-62 36v24c32-2 67-3 90-3 31 0 67 0 98 3v-24h-16c-58 0-59-9-59-37v-250h89v-23z">
            <text:p/>
          </draw:path>
          <draw:path draw:style-name="gr3" draw:text-style-name="P8" draw:layer="layout" svg:width="0.383cm" svg:height="0.546cm" svg:x="14.104cm" svg:y="14.035cm" svg:viewBox="0 0 384 547" svg:d="M113 246v-246l-113 9v24c55 0 60 6 60 43v462h19c2-1 7-12 28-47 13 17 46 56 102 56 94 0 175-75 175-176 0-98-78-176-166-176-60 0-93 37-105 51zM114 450v-160c0-16 0-16 9-28 30-44 72-49 92-49 35 0 63 19 81 49 21 32 23 76 23 107 0 30-2 76-25 111-16 23-46 50-88 50-34 0-62-20-81-48-11-16-11-18-11-32z">
            <text:p/>
          </draw:path>
          <draw:path draw:style-name="gr3" draw:text-style-name="P8" draw:layer="layout" svg:width="0.349cm" svg:height="0.356cm" svg:x="14.544cm" svg:y="14.22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295cm" svg:height="0.356cm" svg:x="14.924cm" svg:y="14.22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244cm" svg:height="0.485cm" svg:x="15.257cm" svg:y="14.096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15.565cm" svg:y="14.22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5.908cm" svg:y="14.23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8cm" svg:x="16.214cm" svg:y="14.0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9cm" svg:height="0.356cm" svg:x="16.436cm" svg:y="14.22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2 100-68zM220 162v77c0 74-55 101-90 101-38 0-70-29-70-67 0-43 33-108 160-111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7" draw:text-style-name="P6" draw:layer="layout" svg:width="26.4cm" svg:height="14.505cm" svg:x="0.8cm" svg:y="0.652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</draw:text-box>
        </draw:frame>
        <draw:g>
          <svg:title>TexMaths</svg:title>
          <svg:desc>22§display§\text {The rate of growth of bacteria is proportional to the number present.}§svg§600§FALSE§</svg:desc>
          <draw:polygon draw:style-name="gr2" draw:text-style-name="P7" draw:layer="layout" svg:width="23.336cm" svg:height="0.628cm" svg:x="2.613cm" svg:y="1.159cm" svg:viewBox="0 0 23337 629" draw:points="11667,629 0,629 0,0 23337,0 23337,629">
            <text:p/>
          </draw:polygon>
          <draw:path draw:style-name="gr3" draw:text-style-name="P8" draw:layer="layout" svg:width="0.502cm" svg:height="0.524cm" svg:x="2.602cm" svg:y="1.141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8" draw:layer="layout" svg:width="0.39cm" svg:height="0.538cm" svg:x="3.156cm" svg:y="1.129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3.584cm" svg:y="1.3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4.184cm" svg:y="1.32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4.499cm" svg:y="1.31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4.867cm" svg:y="1.1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5.175cm" svg:y="1.3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4cm" svg:height="0.357cm" svg:x="5.777cm" svg:y="1.31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1cm" svg:height="0.547cm" svg:x="6.168cm" svg:y="1.12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8" draw:layer="layout" svg:width="0.355cm" svg:height="0.512cm" svg:x="6.657cm" svg:y="1.315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261cm" svg:height="0.342cm" svg:x="7.044cm" svg:y="1.32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7cm" svg:x="7.347cm" svg:y="1.31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531cm" svg:height="0.342cm" svg:x="7.704cm" svg:y="1.331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8" draw:layer="layout" svg:width="0.242cm" svg:height="0.485cm" svg:x="8.264cm" svg:y="1.1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8.574cm" svg:y="1.129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44cm" svg:height="0.357cm" svg:x="9.259cm" svg:y="1.31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1cm" svg:height="0.547cm" svg:x="9.649cm" svg:y="1.12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383cm" svg:height="0.547cm" svg:x="10.139cm" svg:y="1.129cm" svg:viewBox="0 0 384 548" svg:d="M113 247v-247l-113 9v24c55 0 60 6 60 43v463h19c2-2 7-12 28-48 13 18 44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8" draw:layer="layout" svg:width="0.349cm" svg:height="0.357cm" svg:x="10.579cm" svg:y="1.31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95cm" svg:height="0.357cm" svg:x="10.961cm" svg:y="1.319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242cm" svg:height="0.485cm" svg:x="11.291cm" svg:y="1.1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11.599cm" svg:y="1.3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11.943cm" svg:y="1.32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9cm" svg:x="12.251cm" svg:y="1.14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9cm" svg:height="0.357cm" svg:x="12.472cm" svg:y="1.31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166cm" svg:height="0.519cm" svg:x="13.11cm" svg:y="1.14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4cm" svg:height="0.357cm" svg:x="13.324cm" svg:y="1.319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492cm" svg:x="13.882cm" svg:y="1.324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261cm" svg:height="0.342cm" svg:x="14.312cm" svg:y="1.32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7cm" svg:x="14.614cm" svg:y="1.31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83cm" svg:height="0.492cm" svg:x="15.002cm" svg:y="1.324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44cm" svg:height="0.357cm" svg:x="15.452cm" svg:y="1.31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61cm" svg:height="0.342cm" svg:x="15.839cm" svg:y="1.32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42cm" svg:height="0.485cm" svg:x="16.135cm" svg:y="1.1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16.447cm" svg:y="1.14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4cm" svg:height="0.357cm" svg:x="16.658cm" svg:y="1.31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342cm" svg:x="17.047cm" svg:y="1.32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9cm" svg:height="0.357cm" svg:x="17.485cm" svg:y="1.31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173cm" svg:height="0.538cm" svg:x="17.865cm" svg:y="1.12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42cm" svg:height="0.485cm" svg:x="18.326cm" svg:y="1.1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4cm" svg:height="0.357cm" svg:x="18.634cm" svg:y="1.31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42cm" svg:height="0.485cm" svg:x="19.272cm" svg:y="1.1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9.581cm" svg:y="1.129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20.009cm" svg:y="1.3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20.613cm" svg:y="1.32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9cm" svg:height="0.351cm" svg:x="21.021cm" svg:y="1.324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604cm" svg:height="0.342cm" svg:x="21.451cm" svg:y="1.324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7cm" svg:x="22.07cm" svg:y="1.129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8" draw:layer="layout" svg:width="0.3cm" svg:height="0.357cm" svg:x="22.522cm" svg:y="1.3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22.866cm" svg:y="1.32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83cm" svg:height="0.492cm" svg:x="23.425cm" svg:y="1.324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261cm" svg:height="0.342cm" svg:x="23.855cm" svg:y="1.32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7cm" svg:x="24.158cm" svg:y="1.3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54cm" svg:height="0.357cm" svg:x="24.506cm" svg:y="1.319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7cm" svg:x="24.807cm" svg:y="1.31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25.154cm" svg:y="1.32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25.552cm" svg:y="1.1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083cm" svg:height="0.084cm" svg:x="25.904cm" svg:y="1.583cm" svg:viewBox="0 0 84 85" svg:d="M84 42c0-23-19-42-42-42s-42 19-42 42 19 43 42 43 42-20 42-43z">
            <text:p/>
          </draw:path>
        </draw:g>
        <draw:g>
          <svg:title>TexMaths</svg:title>
          <svg:desc>24§display§\text {(4)}§svg§600§FALSE§</svg:desc>
          <draw:polygon draw:style-name="gr2" draw:text-style-name="P7" draw:layer="layout" svg:width="0.91cm" svg:height="0.76cm" svg:x="1.206cm" svg:y="1.068cm" svg:viewBox="0 0 911 761" draw:points="455,761 0,761 0,0 911,0 911,761">
            <text:p/>
          </draw:polygon>
          <draw:path draw:style-name="gr3" draw:text-style-name="P8" draw:layer="layout" svg:width="0.197cm" svg:height="0.844cm" svg:x="1.246cm" svg:y="1.02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76cm" svg:height="0.571cm" svg:x="1.515cm" svg:y="1.087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8" draw:layer="layout" svg:width="0.197cm" svg:height="0.844cm" svg:x="1.963cm" svg:y="1.02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Solution : }§svg§600§FALSE§</svg:desc>
          <draw:polygon draw:style-name="gr2" draw:text-style-name="P7" draw:layer="layout" svg:width="3.123cm" svg:height="0.485cm" svg:x="1.303cm" svg:y="5.166cm" svg:viewBox="0 0 3124 486" draw:points="1562,486 0,486 0,0 3124,0 3124,486">
            <text:p/>
          </draw:polygon>
          <draw:path draw:style-name="gr3" draw:text-style-name="P8" draw:layer="layout" svg:width="0.344cm" svg:height="0.562cm" svg:x="1.308cm" svg:y="5.127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8" draw:layer="layout" svg:width="0.344cm" svg:height="0.356cm" svg:x="1.715cm" svg:y="5.326cm" svg:viewBox="0 0 345 357" svg:d="M345 181c0-98-79-181-172-181-97 0-173 84-173 181 0 101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8" draw:layer="layout" svg:width="0.173cm" svg:height="0.537cm" svg:x="2.106cm" svg:y="5.136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9cm" svg:height="0.351cm" svg:x="2.321cm" svg:y="5.331cm" svg:viewBox="0 0 391 352" svg:d="M278 282v70l113-9v-25c-55 0-60-5-60-42v-276l-114 9v24c54 0 59 6 59 43v139c0 66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2.74cm" svg:y="5.197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8" draw:layer="layout" svg:width="0.166cm" svg:height="0.518cm" svg:x="3.051cm" svg:y="5.15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3.263cm" svg:y="5.326cm" svg:viewBox="0 0 345 357" svg:d="M345 181c0-98-79-181-172-181-97 0-173 84-173 181 0 101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8" draw:layer="layout" svg:width="0.39cm" svg:height="0.342cm" svg:x="3.652cm" svg:y="5.33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084cm" svg:height="0.333cm" svg:x="4.382cm" svg:y="5.338cm" svg:viewBox="0 0 85 334" svg:d="M85 40c0-21-20-40-43-40s-42 19-42 40c0 23 19 43 42 43s43-20 43-43zM85 294c0-23-20-41-43-41s-42 18-42 41 19 40 42 40 43-17 43-40z">
            <text:p/>
          </draw:path>
        </draw:g>
        <draw:g>
          <svg:title>TexMaths</svg:title>
          <svg:desc>22§display§\text {If initially, there were 1000 bacteria and the number doubles in 1 hour,}§svg§600§FALSE§</svg:desc>
          <draw:polygon draw:style-name="gr2" draw:text-style-name="P7" draw:layer="layout" svg:width="23.936cm" svg:height="0.627cm" svg:x="2.723cm" svg:y="2.26cm" svg:viewBox="0 0 23937 628" draw:points="11968,628 0,628 0,0 23937,0 23937,628">
            <text:p/>
          </draw:polygon>
          <draw:path draw:style-name="gr3" draw:text-style-name="P8" draw:layer="layout" svg:width="0.237cm" svg:height="0.529cm" svg:x="2.705cm" svg:y="2.239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251cm" svg:height="0.546cm" svg:x="2.988cm" svg:y="2.221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166cm" svg:height="0.518cm" svg:x="3.483cm" svg:y="2.2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3.696cm" svg:y="2.4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4.127cm" svg:y="2.2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4cm" svg:height="0.485cm" svg:x="4.331cm" svg:y="2.29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166cm" svg:height="0.518cm" svg:x="4.643cm" svg:y="2.2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9cm" svg:height="0.356cm" svg:x="4.865cm" svg:y="2.4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5.245cm" svg:y="2.2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5.459cm" svg:y="2.2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5.662cm" svg:y="2.432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091cm" svg:height="0.231cm" svg:x="6.058cm" svg:y="2.684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8" draw:layer="layout" svg:width="0.242cm" svg:height="0.485cm" svg:x="6.479cm" svg:y="2.2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6.79cm" svg:y="2.2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7.216cm" svg:y="2.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7.559cm" svg:y="2.42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7.862cm" svg:y="2.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531cm" svg:height="0.342cm" svg:x="8.457cm" svg:y="2.432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3cm" svg:height="0.356cm" svg:x="9.001cm" svg:y="2.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9.344cm" svg:y="2.42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9.647cm" svg:y="2.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6cm" svg:height="0.516cm" svg:x="10.296cm" svg:y="2.25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6cm" svg:height="0.532cm" svg:x="10.645cm" svg:y="2.251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8" draw:layer="layout" svg:width="0.326cm" svg:height="0.532cm" svg:x="11.03cm" svg:y="2.251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8" draw:layer="layout" svg:width="0.326cm" svg:height="0.532cm" svg:x="11.417cm" svg:y="2.251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383cm" svg:height="0.546cm" svg:x="12.053cm" svg:y="2.23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49cm" svg:height="0.356cm" svg:x="12.493cm" svg:y="2.4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95cm" svg:height="0.356cm" svg:x="12.875cm" svg:y="2.4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2cm" svg:height="0.485cm" svg:x="13.205cm" svg:y="2.2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3.513cm" svg:y="2.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3.857cm" svg:y="2.42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8cm" svg:x="14.165cm" svg:y="2.2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9cm" svg:height="0.356cm" svg:x="14.386cm" svg:y="2.4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49cm" svg:height="0.356cm" svg:x="15.031cm" svg:y="2.42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5.409cm" svg:y="2.4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15.84cm" svg:y="2.23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242cm" svg:height="0.485cm" svg:x="16.516cm" svg:y="2.2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16.826cm" svg:y="2.2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7.254cm" svg:y="2.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7.857cm" svg:y="2.4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9cm" svg:height="0.351cm" svg:x="18.266cm" svg:y="2.42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604cm" svg:height="0.342cm" svg:x="18.695cm" svg:y="2.425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6cm" svg:x="19.315cm" svg:y="2.23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cm" svg:height="0.356cm" svg:x="19.767cm" svg:y="2.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0.11cm" svg:y="2.42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83cm" svg:height="0.546cm" svg:x="20.675cm" svg:y="2.23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344cm" svg:height="0.356cm" svg:x="21.099cm" svg:y="2.4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51cm" svg:x="21.49cm" svg:y="2.42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83cm" svg:height="0.546cm" svg:x="21.916cm" svg:y="2.23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173cm" svg:height="0.538cm" svg:x="22.349cm" svg:y="2.2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cm" svg:height="0.356cm" svg:x="22.56cm" svg:y="2.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22.909cm" svg:y="2.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3.47cm" svg:y="2.2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3.685cm" svg:y="2.4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56cm" svg:height="0.516cm" svg:x="24.417cm" svg:y="2.25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9cm" svg:height="0.538cm" svg:x="25.017cm" svg:y="2.2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4cm" svg:height="0.356cm" svg:x="25.443cm" svg:y="2.4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51cm" svg:x="25.832cm" svg:y="2.42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61cm" svg:height="0.342cm" svg:x="26.26cm" svg:y="2.42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091cm" svg:height="0.231cm" svg:x="26.606cm" svg:y="2.684cm" svg:viewBox="0 0 92 232" svg:d="M92 81c0-49-18-81-50-81-28 0-42 21-42 40 0 22 14 43 42 43 13 0 21-6 30-11l2-2c0 0 2 0 2 11 0 51-23 99-58 135-4 4-6 6-6 8 0 7 4 8 9 8 9 0 71-61 71-151z">
            <text:p/>
          </draw:path>
        </draw:g>
        <draw:g>
          <svg:title>TexMaths</svg:title>
          <svg:desc>22§display§\text {find the number of bacteria after } 2\frac{1}{2} \text { hours.  [ Take } \sqrt{2} = 1.414  \text { ] } §svg§600§FALSE§</svg:desc>
          <draw:polygon draw:style-name="gr2" draw:text-style-name="P7" draw:layer="layout" svg:width="21.464cm" svg:height="1.491cm" svg:x="2.727cm" svg:y="3.264cm" svg:viewBox="0 0 21465 1492" draw:points="10732,1492 0,1492 0,0 21465,0 21465,1492">
            <text:p/>
          </draw:polygon>
          <draw:path draw:style-name="gr3" draw:text-style-name="P8" draw:layer="layout" svg:width="0.388cm" svg:height="0.546cm" svg:x="2.709cm" svg:y="3.718cm" svg:viewBox="0 0 389 547" svg:d="M236 236c35 0 40 10 40 42v209c0 35-8 35-60 35v25c25-2 67-3 87-3 19 0 56 1 86 3v-25c-53 0-62 0-62-35v-285l-96 7c-13 2-15 2-15 2-1 2-3 2-14 2h-91v-88c0-78 67-107 114-107 23 0 51 7 67 24-32 2-37 23-37 37 0 25 21 35 35 35 18 0 36-12 36-35 0-46-43-79-101-79-72 0-163 39-163 125v88h-62v23h62v251c0 35-9 35-62 35v25c26-2 67-3 86-3 20 0 58 1 86 3v-25c-51 0-59 0-59-35v-251z">
            <text:p/>
          </draw:path>
          <draw:path draw:style-name="gr3" draw:text-style-name="P8" draw:layer="layout" svg:width="0.39cm" svg:height="0.342cm" svg:x="3.142cm" svg:y="3.92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3.573cm" svg:y="3.726cm" svg:viewBox="0 0 384 547" svg:d="M269 496v51l115-9v-24c-55 0-62-6-62-43v-471l-111 9v24c55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8" draw:layer="layout" svg:width="0.244cm" svg:height="0.485cm" svg:x="4.249cm" svg:y="3.78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7cm" svg:x="4.56cm" svg:y="3.726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4.986cm" svg:y="3.9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59cm" svg:y="3.92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9cm" svg:height="0.351cm" svg:x="5.998cm" svg:y="3.922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604cm" svg:height="0.342cm" svg:x="6.428cm" svg:y="3.922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6cm" svg:x="7.047cm" svg:y="3.726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50-88 50-34 0-62-20-81-48-11-16-11-18-11-32z">
            <text:p/>
          </draw:path>
          <draw:path draw:style-name="gr3" draw:text-style-name="P8" draw:layer="layout" svg:width="0.3cm" svg:height="0.356cm" svg:x="7.499cm" svg:y="3.9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7.843cm" svg:y="3.92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8.402cm" svg:y="3.91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8.793cm" svg:y="3.718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83cm" svg:height="0.546cm" svg:x="9.284cm" svg:y="3.726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50-88 50-34 0-62-20-81-48-11-16-11-18-11-32z">
            <text:p/>
          </draw:path>
          <draw:path draw:style-name="gr3" draw:text-style-name="P8" draw:layer="layout" svg:width="0.349cm" svg:height="0.356cm" svg:x="9.724cm" svg:y="3.91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295cm" svg:height="0.356cm" svg:x="10.104cm" svg:y="3.91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242cm" svg:height="0.485cm" svg:x="10.437cm" svg:y="3.78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0.745cm" svg:y="3.9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1.088cm" svg:y="3.92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166cm" svg:height="0.518cm" svg:x="11.394cm" svg:y="3.74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9cm" svg:height="0.356cm" svg:x="11.616cm" svg:y="3.91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49cm" svg:height="0.356cm" svg:x="12.26cm" svg:y="3.91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251cm" svg:height="0.546cm" svg:x="12.64cm" svg:y="3.718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244cm" svg:height="0.485cm" svg:x="12.865cm" svg:y="3.78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13.173cm" svg:y="3.9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3.517cm" svg:y="3.92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09cm" svg:height="0.516cm" svg:x="14.094cm" svg:y="3.7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256cm" svg:height="0.516cm" svg:x="14.604cm" svg:y="3.22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4.535cm" svg:y="4.054cm" svg:viewBox="0 0 389 33" draw:points="194,33 0,33 0,0 389,0 389,33">
            <text:p/>
          </draw:polygon>
          <draw:path draw:style-name="gr3" draw:text-style-name="P8" draw:layer="layout" svg:width="0.309cm" svg:height="0.516cm" svg:x="14.574cm" svg:y="4.27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9cm" svg:height="0.537cm" svg:x="15.298cm" svg:y="3.726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4cm" svg:height="0.356cm" svg:x="15.723cm" svg:y="3.91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51cm" svg:x="16.112cm" svg:y="3.922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261cm" svg:height="0.342cm" svg:x="16.54cm" svg:y="3.92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54cm" svg:height="0.356cm" svg:x="16.846cm" svg:y="3.91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083cm" svg:height="0.083cm" svg:x="17.191cm" svg:y="4.18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17.775cm" svg:y="3.682cm" svg:viewBox="0 0 107 774" draw:points="107,774 107,744 32,744 32,32 107,32 107,0 0,0 0,774">
            <text:p/>
          </draw:polygon>
          <draw:path draw:style-name="gr3" draw:text-style-name="P8" draw:layer="layout" svg:width="0.502cm" svg:height="0.523cm" svg:x="18.184cm" svg:y="3.739cm" svg:viewBox="0 0 503 524" svg:d="M489 0h-475l-14 174h19c11-125 23-149 139-149 14 0 36 0 43 1 15 2 15 11 15 29v409c0 27 0 37-80 37h-30v23c31-2 110-2 146-2 35 0 116 0 147 2v-23h-31c-81 0-81-10-81-37v-409c0-16 0-27 14-29 7-1 28-1 44-1 116 0 128 24 139 149h19z">
            <text:p/>
          </draw:path>
          <draw:path draw:style-name="gr3" draw:text-style-name="P8" draw:layer="layout" svg:width="0.349cm" svg:height="0.356cm" svg:x="18.684cm" svg:y="3.916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374cm" svg:height="0.537cm" svg:x="19.058cm" svg:y="3.726cm" svg:viewBox="0 0 375 538" svg:d="M60 479c0 35-7 35-60 35v24c26-1 62-1 84-1 23 0 55 0 87 1v-24c-53 0-62 0-62-35v-80l51-42c58 81 92 125 92 139s-13 18-28 18v24c21-1 68-1 84-1 23 0 44 0 67 1v-24c-28 0-46 0-76-41l-98-139c0-2-4-7-4-9 0-3 55-49 62-56 49-39 82-40 98-40v-25c-23 2-31 2-54 2-28 0-76-2-87-2v25c15 0 23 8 23 19 0 14-12 25-17 30l-109 95v-373l-113 9v24c55 0 60 6 60 43z">
            <text:p/>
          </draw:path>
          <draw:path draw:style-name="gr3" draw:text-style-name="P8" draw:layer="layout" svg:width="0.3cm" svg:height="0.356cm" svg:x="19.446cm" svg:y="3.9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604cm" svg:height="0.773cm" svg:x="20.081cm" svg:y="3.55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8" draw:layer="layout" svg:width="0.388cm" svg:height="0.032cm" svg:x="20.669cm" svg:y="3.554cm" svg:viewBox="0 0 389 33" draw:points="194,33 0,33 0,0 389,0 389,33">
            <text:p/>
          </draw:polygon>
          <draw:path draw:style-name="gr3" draw:text-style-name="P8" draw:layer="layout" svg:width="0.309cm" svg:height="0.516cm" svg:x="20.707cm" svg:y="3.7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515cm" svg:height="0.182cm" svg:x="21.315cm" svg:y="3.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22.156cm" svg:y="3.7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83cm" svg:height="0.083cm" svg:x="22.54cm" svg:y="4.18cm" svg:viewBox="0 0 84 84" svg:d="M84 42c0-23-19-42-42-42s-42 19-42 42 19 42 42 42 42-19 42-42z">
            <text:p/>
          </draw:path>
          <draw:path draw:style-name="gr3" draw:text-style-name="P8" draw:layer="layout" svg:width="0.344cm" svg:height="0.523cm" svg:x="22.71cm" svg:y="3.73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256cm" svg:height="0.516cm" svg:x="23.143cm" svg:y="3.7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44cm" svg:height="0.523cm" svg:x="23.483cm" svg:y="3.739cm" svg:viewBox="0 0 345 524" svg:d="M206 398v66c0 29 0 37-58 37h-16v23c32-2 72-2 104-2 33 0 74 0 105 2v-23h-15c-58 0-60-8-60-37v-66h79v-25h-79v-354c0-14 0-19-13-19-7 0-8 0-14 9l-239 364v25zM211 373h-190l190-289z">
            <text:p/>
          </draw:path>
          <draw:polygon draw:style-name="gr3" draw:text-style-name="P8" draw:layer="layout" svg:width="0.106cm" svg:height="0.773cm" svg:x="24.122cm" svg:y="3.682cm" svg:viewBox="0 0 107 774" draw:points="107,0 0,0 0,32 76,32 76,744 0,744 0,774 107,774">
            <text:p/>
          </draw:polygon>
        </draw:g>
        <draw:g>
          <svg:title>TexMaths</svg:title>
          <svg:desc>22§display§\text {Let } N \text { be the number of bacteria at any time t. Given that the}§svg§600§FALSE§</svg:desc>
          <draw:polygon draw:style-name="gr2" draw:text-style-name="P7" draw:layer="layout" svg:width="21.308cm" svg:height="0.627cm" svg:x="4.816cm" svg:y="5.259cm" svg:viewBox="0 0 21309 628" draw:points="10655,628 0,628 0,0 21309,0 21309,628">
            <text:p/>
          </draw:polygon>
          <draw:path draw:style-name="gr3" draw:text-style-name="P8" draw:layer="layout" svg:width="0.425cm" svg:height="0.529cm" svg:x="4.802cm" svg:y="5.238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8" draw:layer="layout" svg:width="0.3cm" svg:height="0.356cm" svg:x="5.282cm" svg:y="5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5.619cm" svg:y="5.2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652cm" svg:height="0.529cm" svg:x="6.192cm" svg:y="5.238cm" svg:viewBox="0 0 653 530" svg:d="M556 81c7-30 21-55 83-56 5 0 14-2 14-16 0-2 0-9-11-9-24 0-52 2-77 2-26 0-55-2-79-2-6 0-14 0-14 16 0 9 7 9 14 9 44 0 53 15 53 33 0 2-2 14-4 16l-86 345-171-405c-7-14-7-14-25-14h-103c-16 0-23 0-23 16 0 9 7 9 21 9 3 0 53 0 53 7l-104 415c-7 32-21 56-85 58-3 0-12 2-12 16 0 5 4 9 11 9 24 0 51-2 77-2s55 2 79 2c4 0 14 0 14-16 0-7-7-9-16-9-44 0-51-17-51-33 0-6 2-9 4-18l102-410c4 5 4 7 7 14l194 458c5 12 7 14 14 14 9 0 9-2 12-16z">
            <text:p/>
          </draw:path>
          <draw:path draw:style-name="gr3" draw:text-style-name="P8" draw:layer="layout" svg:width="0.383cm" svg:height="0.546cm" svg:x="7.148cm" svg:y="5.229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cm" svg:height="0.356cm" svg:x="7.599cm" svg:y="5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8.193cm" svg:y="5.2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8cm" svg:x="8.503cm" svg:y="5.2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8.931cm" svg:y="5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9.534cm" svg:y="5.4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9cm" svg:height="0.351cm" svg:x="9.943cm" svg:y="5.424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604cm" svg:height="0.342cm" svg:x="10.372cm" svg:y="5.424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6cm" svg:x="10.992cm" svg:y="5.229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cm" svg:height="0.356cm" svg:x="11.442cm" svg:y="5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1.787cm" svg:y="5.4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12.347cm" svg:y="5.4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12.738cm" svg:y="5.22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383cm" svg:height="0.546cm" svg:x="13.229cm" svg:y="5.229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49cm" svg:height="0.356cm" svg:x="13.669cm" svg:y="5.419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95cm" svg:height="0.356cm" svg:x="14.049cm" svg:y="5.41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4cm" svg:height="0.485cm" svg:x="14.381cm" svg:y="5.2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14.688cm" svg:y="5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5.032cm" svg:y="5.4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8cm" svg:x="15.339cm" svg:y="5.2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9cm" svg:height="0.356cm" svg:x="15.56cm" svg:y="5.419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49cm" svg:height="0.356cm" svg:x="16.205cm" svg:y="5.419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42cm" svg:height="0.485cm" svg:x="16.574cm" svg:y="5.2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7.15cm" svg:y="5.4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7.528cm" svg:y="5.4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492cm" svg:x="17.926cm" svg:y="5.43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244cm" svg:height="0.485cm" svg:x="18.593cm" svg:y="5.2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166cm" svg:height="0.518cm" svg:x="18.904cm" svg:y="5.2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604cm" svg:height="0.342cm" svg:x="19.117cm" svg:y="5.424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19.76cm" svg:y="5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20.353cm" svg:y="5.2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083cm" svg:height="0.083cm" svg:x="20.706cm" svg:y="5.683cm" svg:viewBox="0 0 84 84" svg:d="M84 42c0-23-19-42-42-42s-42 19-42 42 19 42 42 42 42-19 42-42z">
            <text:p/>
          </draw:path>
          <draw:path draw:style-name="gr3" draw:text-style-name="P8" draw:layer="layout" svg:width="0.525cm" svg:height="0.562cm" svg:x="21.241cm" svg:y="5.22cm" svg:viewBox="0 0 526 563" svg:d="M417 498c9 18 41 48 49 48 7 0 7-6 7-18v-136c0-29 4-33 53-33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8" draw:layer="layout" svg:width="0.166cm" svg:height="0.518cm" svg:x="21.829cm" svg:y="5.2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22.033cm" svg:y="5.431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6cm" svg:x="22.428cm" svg:y="5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22.774cm" svg:y="5.4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23.452cm" svg:y="5.2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23.762cm" svg:y="5.2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24.2cm" svg:y="5.4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24.568cm" svg:y="5.2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242cm" svg:height="0.485cm" svg:x="25.127cm" svg:y="5.2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25.437cm" svg:y="5.2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25.863cm" svg:y="5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>
          <svg:title>TexMaths</svg:title>
          <svg:desc>22§display§\text {rate of its growth is proprotional to the number of bacteria present.}§svg§600§FALSE§</svg:desc>
          <draw:polygon draw:style-name="gr2" draw:text-style-name="P7" draw:layer="layout" svg:width="22.801cm" svg:height="0.628cm" svg:x="2.822cm" svg:y="6.362cm" svg:viewBox="0 0 22802 629" draw:points="11401,629 0,629 0,0 22802,0 22802,629">
            <text:p/>
          </draw:polygon>
          <draw:path draw:style-name="gr3" draw:text-style-name="P8" draw:layer="layout" svg:width="0.261cm" svg:height="0.342cm" svg:x="2.804cm" svg:y="6.52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3.119cm" svg:y="6.52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4cm" svg:height="0.485cm" svg:x="3.487cm" svg:y="6.39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cm" svg:height="0.357cm" svg:x="3.795cm" svg:y="6.5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4cm" svg:height="0.357cm" svg:x="4.397cm" svg:y="6.52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1cm" svg:height="0.547cm" svg:x="4.786cm" svg:y="6.32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166cm" svg:height="0.519cm" svg:x="5.28cm" svg:y="6.35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42cm" svg:height="0.485cm" svg:x="5.484cm" svg:y="6.3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254cm" svg:height="0.357cm" svg:x="5.796cm" svg:y="6.52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55cm" svg:height="0.512cm" svg:x="6.356cm" svg:y="6.51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261cm" svg:height="0.342cm" svg:x="6.741cm" svg:y="6.52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7cm" svg:x="7.044cm" svg:y="6.52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531cm" svg:height="0.342cm" svg:x="7.401cm" svg:y="6.534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8" draw:layer="layout" svg:width="0.242cm" svg:height="0.485cm" svg:x="7.961cm" svg:y="6.3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8.272cm" svg:y="6.33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166cm" svg:height="0.519cm" svg:x="8.96cm" svg:y="6.35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4cm" svg:height="0.357cm" svg:x="9.175cm" svg:y="6.52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492cm" svg:x="9.733cm" svg:y="6.527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261cm" svg:height="0.342cm" svg:x="10.162cm" svg:y="6.52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7cm" svg:x="10.465cm" svg:y="6.52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83cm" svg:height="0.492cm" svg:x="10.852cm" svg:y="6.527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261cm" svg:height="0.342cm" svg:x="11.282cm" svg:y="6.52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7cm" svg:x="11.584cm" svg:y="6.52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42cm" svg:height="0.485cm" svg:x="11.965cm" svg:y="6.3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12.276cm" svg:y="6.35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4cm" svg:height="0.357cm" svg:x="12.487cm" svg:y="6.52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342cm" svg:x="12.876cm" svg:y="6.52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9cm" svg:height="0.357cm" svg:x="13.314cm" svg:y="6.52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173cm" svg:height="0.538cm" svg:x="13.693cm" svg:y="6.33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42cm" svg:height="0.485cm" svg:x="14.156cm" svg:y="6.3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4cm" svg:height="0.357cm" svg:x="14.462cm" svg:y="6.52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42cm" svg:height="0.485cm" svg:x="15.101cm" svg:y="6.3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5.411cm" svg:y="6.33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15.836cm" svg:y="6.5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16.442cm" svg:y="6.52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9cm" svg:height="0.351cm" svg:x="16.85cm" svg:y="6.527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604cm" svg:height="0.342cm" svg:x="17.28cm" svg:y="6.527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7cm" svg:x="17.899cm" svg:y="6.332cm" svg:viewBox="0 0 384 548" svg:d="M113 247v-247l-113 9v24c55 0 60 6 60 43v463h19c2-2 7-12 28-48 13 18 44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8" draw:layer="layout" svg:width="0.3cm" svg:height="0.357cm" svg:x="18.35cm" svg:y="6.5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18.693cm" svg:y="6.52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7cm" svg:x="19.254cm" svg:y="6.52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1cm" svg:height="0.547cm" svg:x="19.645cm" svg:y="6.32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383cm" svg:height="0.547cm" svg:x="20.134cm" svg:y="6.332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8" draw:layer="layout" svg:width="0.349cm" svg:height="0.357cm" svg:x="20.576cm" svg:y="6.52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95cm" svg:height="0.357cm" svg:x="20.956cm" svg:y="6.522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242cm" svg:height="0.485cm" svg:x="21.287cm" svg:y="6.3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21.595cm" svg:y="6.5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21.938cm" svg:y="6.52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9cm" svg:x="22.246cm" svg:y="6.35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9cm" svg:height="0.357cm" svg:x="22.468cm" svg:y="6.52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83cm" svg:height="0.492cm" svg:x="23.102cm" svg:y="6.527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261cm" svg:height="0.342cm" svg:x="23.531cm" svg:y="6.52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7cm" svg:x="23.834cm" svg:y="6.5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54cm" svg:height="0.357cm" svg:x="24.18cm" svg:y="6.52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7cm" svg:x="24.481cm" svg:y="6.5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24.828cm" svg:y="6.52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25.226cm" svg:y="6.3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083cm" svg:height="0.084cm" svg:x="25.58cm" svg:y="6.786cm" svg:viewBox="0 0 84 85" svg:d="M84 42c0-23-19-42-42-42s-42 19-42 42 19 43 42 43 42-20 42-43z">
            <text:p/>
          </draw:path>
        </draw:g>
        <draw:g>
          <svg:title>TexMaths</svg:title>
          <svg:desc>22§display§\text {Therefore, }§svg§600§FALSE§</svg:desc>
          <draw:polygon draw:style-name="gr2" draw:text-style-name="P7" draw:layer="layout" svg:width="3.327cm" svg:height="0.617cm" svg:x="2.812cm" svg:y="8.063cm" svg:viewBox="0 0 3328 618" draw:points="1665,618 0,618 0,0 3328,0 3328,618">
            <text:p/>
          </draw:polygon>
          <draw:path draw:style-name="gr3" draw:text-style-name="P8" draw:layer="layout" svg:width="0.502cm" svg:height="0.523cm" svg:x="2.801cm" svg:y="8.045cm" svg:viewBox="0 0 503 524" svg:d="M489 0h-475l-14 174h19c11-125 23-149 139-149 14 0 36 0 43 1 15 2 15 11 15 29v410c0 26 0 36-80 36h-30v23c31-1 110-1 146-1 35 0 116 0 147 1v-23h-31c-81 0-81-10-81-36v-410c0-16 0-27 14-29 7-1 28-1 44-1 116 0 128 24 139 149h19z">
            <text:p/>
          </draw:path>
          <draw:path draw:style-name="gr3" draw:text-style-name="P8" draw:layer="layout" svg:width="0.39cm" svg:height="0.537cm" svg:x="3.355cm" svg:y="8.033cm" svg:viewBox="0 0 391 538" svg:d="M60 479c0 35-7 35-60 35v24c26-1 67-1 88-1 19 0 60 0 86 1v-24c-51 0-60 0-60-35v-143c0-81 55-123 104-123s58 42 58 86v180c0 35-9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3.783cm" svg:y="8.2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4.126cm" svg:y="8.228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4.429cm" svg:y="8.2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1cm" svg:height="0.546cm" svg:x="4.775cm" svg:y="8.024cm" svg:viewBox="0 0 252 547" svg:d="M111 213v-90c0-68 37-105 72-105 2 0 14 0 25 5-9 3-23 12-23 32 0 17 12 33 33 33 23 0 34-16 34-33 0-29-29-55-69-55-55 0-121 40-121 123v90h-62v23h62v251c0 36-9 36-62 36v24c32-2 69-3 90-3 31 0 67 0 98 3v-24h-16c-58 0-59-9-59-37v-250h89v-23z">
            <text:p/>
          </draw:path>
          <draw:path draw:style-name="gr3" draw:text-style-name="P8" draw:layer="layout" svg:width="0.344cm" svg:height="0.356cm" svg:x="5.008cm" svg:y="8.22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61cm" svg:height="0.342cm" svg:x="5.395cm" svg:y="8.228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5.698cm" svg:y="8.2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91cm" svg:height="0.231cm" svg:x="6.086cm" svg:y="8.487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frac{dN}{dt} \propto N §svg§600§FALSE§</svg:desc>
          <draw:polygon draw:style-name="gr2" draw:text-style-name="P7" draw:layer="layout" svg:width="2.837cm" svg:height="1.522cm" svg:x="6.994cm" svg:y="7.613cm" svg:viewBox="0 0 2838 1523" draw:points="1419,1523 0,1523 0,0 2838,0 2838,1523">
            <text:p/>
          </draw:polygon>
          <draw:path draw:style-name="gr3" draw:text-style-name="P8" draw:layer="layout" svg:width="0.369cm" svg:height="0.546cm" svg:x="6.987cm" svg:y="7.574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652cm" svg:height="0.529cm" svg:x="7.388cm" svg:y="7.583cm" svg:viewBox="0 0 653 530" svg:d="M556 81c7-30 21-55 83-56 5 0 14-2 14-16 0-2 0-9-11-9-24 0-52 2-77 2-26 0-55-2-79-2-5 0-14 0-14 16 0 9 7 9 14 9 44 0 53 15 53 33 0 2-2 14-4 16l-86 345-171-405c-7-14-7-14-25-14h-103c-16 0-23 0-23 16 0 9 7 9 21 9 3 0 53 0 53 7l-104 415c-7 32-21 56-85 58-3 0-12 2-12 16 0 5 4 9 11 9 24 0 51-2 77-2s55 2 79 2c4 0 14 0 14-16 0-7-7-9-16-9-44 0-51-17-51-33 0-5 2-9 4-18l102-410c4 5 4 7 7 14l194 458c5 12 7 14 14 14 9 0 9-2 12-16z">
            <text:p/>
          </draw:path>
          <draw:polygon draw:style-name="gr3" draw:text-style-name="P8" draw:layer="layout" svg:width="1.11cm" svg:height="0.032cm" svg:x="6.955cm" svg:y="8.424cm" svg:viewBox="0 0 1111 33" draw:points="554,33 0,33 0,0 1111,0 1111,33">
            <text:p/>
          </draw:polygon>
          <draw:path draw:style-name="gr3" draw:text-style-name="P8" draw:layer="layout" svg:width="0.369cm" svg:height="0.546cm" svg:x="7.2cm" svg:y="8.629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7.589cm" svg:y="8.68cm" svg:viewBox="0 0 239 495" svg:d="M143 176h74c14 0 22 0 22-16 0-9-8-9-22-9h-67c26-111 31-125 31-130 0-14-10-21-23-21-1 0-24 0-31 28l-30 123h-74c-16 0-23 0-23 14 0 11 7 11 21 11h69c-57 220-58 232-58 247 0 42 30 72 70 72 81 0 125-115 125-120 0-7-7-7-10-7-6 0-8 2-11 10-33 81-76 99-102 99-16 0-23-10-23-35 0-19 0-25 3-37z">
            <text:p/>
          </draw:path>
          <draw:path draw:style-name="gr3" draw:text-style-name="P8" draw:layer="layout" svg:width="0.517cm" svg:height="0.351cm" svg:x="8.414cm" svg:y="8.292cm" svg:viewBox="0 0 518 352" svg:d="M518 319c-4 0-16 1-20 1-60 0-102-61-128-100-7-14-29-46-37-60 19-40 70-137 163-137 6 0 13 0 22 2 0-20-2-21-4-23-5-2-16-2-23-2-98 0-157 95-176 134-30-48-40-65-70-88-48-42-90-46-109-46-87 0-136 86-136 176 0 88 48 176 134 176 98 0 155-95 174-134 32 48 42 65 70 88 48 43 90 46 110 46 10 0 22-2 30-3zM290 192c-17 40-70 137-162 137-75 0-110-83-110-153 0-76 42-144 107-144 62 0 102 61 128 102 9 12 29 44 37 58z">
            <text:p/>
          </draw:path>
          <draw:path draw:style-name="gr3" draw:text-style-name="P8" draw:layer="layout" svg:width="0.652cm" svg:height="0.529cm" svg:x="9.217cm" svg:y="8.106cm" svg:viewBox="0 0 653 530" svg:d="M556 81c7-30 21-55 83-56 5 0 14-2 14-16 0-2 0-9-11-9-24 0-52 2-77 2-26 0-55-2-79-2-5 0-14 0-14 16 0 9 7 9 14 9 44 0 53 15 53 33 0 2-2 14-4 16l-86 345-171-405c-7-14-7-14-25-14h-103c-16 0-23 0-23 16 0 9 7 9 21 9 3 0 53 0 53 7l-104 415c-7 32-21 56-85 58-3 0-12 2-12 16 0 5 4 9 11 9 24 0 51-2 77-2s55 2 79 2c4 0 14 0 14-16 0-7-7-9-16-9-44 0-51-17-51-33 0-5 2-9 4-18l102-410c4 5 4 7 7 14l194 458c5 12 7 14 14 14 9 0 9-2 12-16z">
            <text:p/>
          </draw:path>
        </draw:g>
        <draw:g>
          <svg:title>TexMaths</svg:title>
          <svg:desc>22§display§\frac{dN}{dt} =  kN \ \ \text { where } k &gt; 0§svg§600§FALSE§</svg:desc>
          <draw:polygon draw:style-name="gr2" draw:text-style-name="P7" draw:layer="layout" svg:width="8.108cm" svg:height="1.522cm" svg:x="11.994cm" svg:y="7.615cm" svg:viewBox="0 0 8109 1523" draw:points="4054,1523 0,1523 0,0 8109,0 8109,1523">
            <text:p/>
          </draw:polygon>
          <draw:path draw:style-name="gr3" draw:text-style-name="P8" draw:layer="layout" svg:width="0.369cm" svg:height="0.546cm" svg:x="11.987cm" svg:y="7.576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652cm" svg:height="0.529cm" svg:x="12.388cm" svg:y="7.585cm" svg:viewBox="0 0 653 530" svg:d="M556 81c7-30 21-55 83-56 5 0 14-2 14-16 0-2 0-9-11-9-24 0-52 2-77 2-27 0-55-2-79-2-6 0-14 0-14 16 0 9 7 9 14 9 44 0 52 15 52 33 0 2-1 14-3 16l-86 345-171-405c-7-14-7-14-25-14h-103c-16 0-23 0-23 16 0 9 7 9 21 9 3 0 53 0 53 7l-104 415c-7 32-21 56-85 58-3 0-12 2-12 16 0 5 4 9 11 9 24 0 51-2 77-2s55 2 79 2c4 0 14 0 14-16 0-7-7-9-16-9-44 0-51-17-51-33 0-5 2-9 4-18l102-410c3 5 3 7 7 14l194 458c5 12 7 14 14 14 8 0 8-2 12-16z">
            <text:p/>
          </draw:path>
          <draw:polygon draw:style-name="gr3" draw:text-style-name="P8" draw:layer="layout" svg:width="1.109cm" svg:height="0.032cm" svg:x="11.955cm" svg:y="8.426cm" svg:viewBox="0 0 1110 33" draw:points="554,33 0,33 0,0 1110,0 1110,33">
            <text:p/>
          </draw:polygon>
          <draw:path draw:style-name="gr3" draw:text-style-name="P8" draw:layer="layout" svg:width="0.369cm" svg:height="0.546cm" svg:x="12.2cm" svg:y="8.631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12.589cm" svg:y="8.682cm" svg:viewBox="0 0 239 495" svg:d="M143 176h73c15 0 23 0 23-16 0-9-8-9-23-9h-66c26-111 31-125 31-130 0-14-10-21-23-21-1 0-24 0-31 28l-30 123h-74c-16 0-23 0-23 14 0 11 7 11 21 11h69c-57 220-58 232-58 247 0 42 30 72 70 72 81 0 125-115 125-120 0-7-7-7-11-7-5 0-7 2-10 10-34 81-76 99-102 99-16 0-23-10-23-35 0-19 0-25 3-37z">
            <text:p/>
          </draw:path>
          <draw:path draw:style-name="gr3" draw:text-style-name="P8" draw:layer="layout" svg:width="0.515cm" svg:height="0.182cm" svg:x="13.414cm" svg:y="8.3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6cm" svg:x="14.229cm" svg:y="8.099cm" svg:viewBox="0 0 352 547" svg:d="M179 9c0-2 0-9-8-9-18 0-76 7-95 7-7 2-16 2-16 16 0 10 7 10 19 10 37 0 39 6 39 13l-2 16-112 447c-4 10-4 12-4 16 0 19 16 22 23 22 10 0 21-7 26-17 4-5 39-150 44-169 27 2 90 14 90 65 0 5 0 9-4 18 0 8-1 17-1 26 0 46 30 77 70 77 25 0 44-12 62-42 19-33 28-75 28-77 0-9-7-9-9-9-9 0-9 4-10 14-16 58-34 97-69 97-14 0-25-9-25-37 0-12 4-30 7-42 2-14 2-18 2-25 0-51-47-72-114-81 24-14 49-39 67-58 36-41 72-74 110-74 6 0 6 0 7 0 9 2 11 2 16 7 2 0 2 2 4 2-37 3-44 33-44 42 0 12 9 28 30 28 19 0 42-17 42-47 0-23-18-50-53-50-21 0-58 7-112 69-29 30-59 60-87 72z">
            <text:p/>
          </draw:path>
          <draw:path draw:style-name="gr3" draw:text-style-name="P8" draw:layer="layout" svg:width="0.652cm" svg:height="0.529cm" svg:x="14.644cm" svg:y="8.108cm" svg:viewBox="0 0 653 530" svg:d="M556 81c7-30 21-55 83-56 5 0 14-2 14-16 0-2 0-9-11-9-24 0-52 2-77 2-27 0-55-2-79-2-6 0-14 0-14 16 0 9 7 9 14 9 44 0 52 15 52 33 0 2-1 14-3 16l-86 345-171-405c-7-14-7-14-25-14h-103c-16 0-23 0-23 16 0 9 7 9 21 9 3 0 53 0 53 7l-104 415c-7 32-21 56-85 58-3 0-12 2-12 16 0 5 4 9 11 9 24 0 51-2 77-2s55 2 79 2c4 0 14 0 14-16 0-7-7-9-16-9-44 0-51-17-51-33 0-5 2-9 4-18l102-410c3 5 3 7 7 14l194 458c5 12 7 14 14 14 8 0 8-2 12-16z">
            <text:p/>
          </draw:path>
          <draw:path draw:style-name="gr3" draw:text-style-name="P8" draw:layer="layout" svg:width="0.53cm" svg:height="0.342cm" svg:x="16.106cm" svg:y="8.303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39cm" svg:height="0.538cm" svg:x="16.675cm" svg:y="8.099cm" svg:viewBox="0 0 391 539" svg:d="M60 479c0 35-7 35-60 35v25c26-2 67-2 88-2 19 0 60 0 86 2v-25c-51 0-60 0-60-35v-143c0-81 55-123 104-123s58 42 58 86v180c0 35-9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7.1cm" svg:y="8.289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7.445cm" svg:y="8.294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7.748cm" svg:y="8.289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51cm" svg:height="0.546cm" svg:x="18.369cm" svg:y="8.099cm" svg:viewBox="0 0 352 547" svg:d="M179 9c0-2 0-9-8-9-18 0-76 7-95 7-7 2-16 2-16 16 0 10 7 10 19 10 37 0 39 6 39 13l-2 16-112 447c-4 10-4 12-4 16 0 19 16 22 23 22 10 0 21-7 26-17 4-5 39-150 44-169 27 2 90 14 90 65 0 5 0 9-4 18 0 8-1 17-1 26 0 46 30 77 70 77 25 0 44-12 62-42 19-33 28-75 28-77 0-9-7-9-9-9-9 0-9 4-10 14-16 58-34 97-69 97-14 0-25-9-25-37 0-12 4-30 7-42 2-14 2-18 2-25 0-51-47-72-114-81 24-14 49-39 67-58 36-41 72-74 110-74 6 0 6 0 7 0 9 2 11 2 16 7 2 0 2 2 4 2-37 3-44 33-44 42 0 12 9 28 30 28 19 0 42-17 42-47 0-23-18-50-53-50-21 0-58 7-112 69-27 30-59 60-87 72z">
            <text:p/>
          </draw:path>
          <draw:path draw:style-name="gr3" draw:text-style-name="P8" draw:layer="layout" svg:width="0.472cm" svg:height="0.45cm" svg:x="19.033cm" svg:y="8.219cm" svg:viewBox="0 0 473 451" svg:d="M459 243c9-5 14-9 14-18 0-8-5-14-14-17l-429-203c-11-5-12-5-14-5-9 0-16 7-16 16 0 7 4 10 14 17l408 192-408 192c-10 6-14 11-14 18 0 9 7 16 16 16 2 0 3 0 14-6z">
            <text:p/>
          </draw:path>
          <draw:path draw:style-name="gr3" draw:text-style-name="P8" draw:layer="layout" svg:width="0.326cm" svg:height="0.532cm" svg:x="19.816cm" svg:y="8.122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10.456cm" svg:y="8.215cm" svg:viewBox="0 0 652 350" draw:points="327,350 0,350 0,0 652,0 652,350">
            <text:p/>
          </draw:polygon>
          <draw:path draw:style-name="gr3" draw:text-style-name="P8" draw:layer="layout" svg:width="0.686cm" svg:height="0.426cm" svg:x="10.46cm" svg:y="8.176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therefore \ \ \ \frac{dN}{N}  =  k \ dt §svg§600§FALSE§</svg:desc>
          <draw:polygon draw:style-name="gr2" draw:text-style-name="P7" draw:layer="layout" svg:width="5.094cm" svg:height="1.513cm" svg:x="2.874cm" svg:y="9.518cm" svg:viewBox="0 0 5095 1514" draw:points="2547,1514 0,1514 0,0 5095,0 5095,1514">
            <text:p/>
          </draw:polygon>
          <draw:path draw:style-name="gr3" draw:text-style-name="P8" draw:layer="layout" svg:width="0.469cm" svg:height="0.418cm" svg:x="2.858cm" svg:y="10.179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8" draw:layer="layout" svg:width="0.369cm" svg:height="0.546cm" svg:x="4.463cm" svg:y="9.47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652cm" svg:height="0.529cm" svg:x="4.864cm" svg:y="9.488cm" svg:viewBox="0 0 653 530" svg:d="M556 81c7-30 21-55 83-56 5 0 14-2 14-16 0-2 0-9-11-9-24 0-52 2-77 2-26 0-55-2-79-2-5 0-14 0-14 16 0 9 7 9 14 9 44 0 53 15 53 33 0 2-2 14-4 16l-86 345-171-405c-7-14-7-14-25-14h-103c-16 0-23 0-23 16 0 9 7 9 21 9 3 0 53 0 53 7l-104 415c-7 32-21 56-85 58-3 0-12 2-12 16 0 5 4 9 11 9 24 0 51-2 77-2s55 2 79 2c4 0 14 0 14-16 0-7-7-9-16-9-44 0-51-17-51-33 0-6 2-9 4-18l102-410c4 5 4 7 7 14l194 458c5 12 7 14 14 14 9 0 9-2 12-16z">
            <text:p/>
          </draw:path>
          <draw:polygon draw:style-name="gr3" draw:text-style-name="P8" draw:layer="layout" svg:width="1.11cm" svg:height="0.032cm" svg:x="4.432cm" svg:y="10.329cm" svg:viewBox="0 0 1111 33" draw:points="554,33 0,33 0,0 1111,0 1111,33">
            <text:p/>
          </draw:polygon>
          <draw:path draw:style-name="gr3" draw:text-style-name="P8" draw:layer="layout" svg:width="0.652cm" svg:height="0.529cm" svg:x="4.662cm" svg:y="10.54cm" svg:viewBox="0 0 653 530" svg:d="M556 81c7-30 21-55 83-56 5 0 14-2 14-16 0-2 0-9-11-9-24 0-52 2-77 2-26 0-55-2-79-2-5 0-14 0-14 16 0 9 7 9 14 9 44 0 53 15 53 33 0 2-2 14-4 16l-86 345-171-405c-7-14-7-14-25-14h-103c-16 0-23 0-23 16 0 9 7 9 21 9 3 0 53 0 53 7l-104 415c-7 32-21 56-85 58-3 0-12 2-12 16 0 5 4 9 11 9 24 0 51-2 77-2s55 2 79 2c4 0 14 0 14-16 0-7-7-9-16-9-44 0-51-17-51-33 0-6 2-9 4-18l102-410c4 5 4 7 7 14l194 458c5 12 7 14 14 14 9 0 9-2 12-16z">
            <text:p/>
          </draw:path>
          <draw:path draw:style-name="gr3" draw:text-style-name="P8" draw:layer="layout" svg:width="0.515cm" svg:height="0.182cm" svg:x="5.891cm" svg:y="10.2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6cm" svg:x="6.706cm" svg:y="10.002cm" svg:viewBox="0 0 352 547" svg:d="M180 9c0-2 0-9-9-9-18 0-76 7-95 7-7 2-16 2-16 16 0 10 7 10 19 10 37 0 39 6 39 13l-2 16-112 447c-4 10-4 12-4 15 0 20 16 23 23 23 10 0 21-7 26-17 4-6 39-150 44-169 27 2 90 14 90 65 0 5 0 9-3 18 0 8-2 17-2 26 0 46 30 77 70 77 25 0 44-12 62-42 19-33 28-76 28-77 0-9-7-9-9-9-9 0-9 3-10 14-16 58-34 97-69 97-14 0-25-9-25-37 0-13 4-30 7-42 2-15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8" draw:layer="layout" svg:width="0.369cm" svg:height="0.546cm" svg:x="7.38cm" svg:y="10.00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8" draw:layer="layout" svg:width="0.238cm" svg:height="0.494cm" svg:x="7.769cm" svg:y="10.05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</draw:g>
        <draw:g>
          <svg:title>TexMaths</svg:title>
          <svg:desc>22§display§\text {Integrating both sides we get,}§svg§600§FALSE§</svg:desc>
          <draw:polygon draw:style-name="gr2" draw:text-style-name="P7" draw:layer="layout" svg:width="9.927cm" svg:height="0.62cm" svg:x="2.818cm" svg:y="11.662cm" svg:viewBox="0 0 9928 621" draw:points="4965,621 0,621 0,0 9928,0 9928,621">
            <text:p/>
          </draw:polygon>
          <draw:path draw:style-name="gr3" draw:text-style-name="P8" draw:layer="layout" svg:width="0.237cm" svg:height="0.53cm" svg:x="2.8cm" svg:y="11.632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8" draw:layer="layout" svg:width="0.39cm" svg:height="0.343cm" svg:x="3.083cm" svg:y="11.819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4cm" svg:height="0.486cm" svg:x="3.481cm" svg:y="11.685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3cm" svg:height="0.357cm" svg:x="3.789cm" svg:y="11.81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4.132cm" svg:y="11.8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261cm" svg:height="0.343cm" svg:x="4.519cm" svg:y="11.819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49cm" svg:height="0.357cm" svg:x="4.833cm" svg:y="11.813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44cm" svg:height="0.486cm" svg:x="5.201cm" svg:y="11.685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166cm" svg:height="0.519cm" svg:x="5.512cm" svg:y="11.64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43cm" svg:x="5.727cm" svg:y="11.819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355cm" svg:height="0.512cm" svg:x="6.153cm" svg:y="11.8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83cm" svg:height="0.547cm" svg:x="6.797cm" svg:y="11.623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8" draw:layer="layout" svg:width="0.344cm" svg:height="0.357cm" svg:x="7.249cm" svg:y="11.813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8" draw:layer="layout" svg:width="0.242cm" svg:height="0.486cm" svg:x="7.627cm" svg:y="11.685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39cm" svg:height="0.539cm" svg:x="7.939cm" svg:y="11.623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254cm" svg:height="0.357cm" svg:x="8.627cm" svg:y="11.81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166cm" svg:height="0.519cm" svg:x="8.932cm" svg:y="11.64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83cm" svg:height="0.547cm" svg:x="9.148cm" svg:y="11.623cm" svg:viewBox="0 0 384 548" svg:d="M269 497v51l115-8v-25c-55 0-62-5-62-42v-473l-111 9v25c53 0 60 5 60 42v167c-23-26-56-47-99-47-91 0-172 76-172 176 0 99 76 176 165 176 50 0 85-26 104-51zM269 289v159c0 14 0 16-9 28-22 37-58 55-91 55-35 0-63-20-83-50-19-31-21-75-21-107 0-30 0-76 23-111 18-25 46-50 88-50 28 0 60 11 84 46 9 14 9 16 9 30z">
            <text:p/>
          </draw:path>
          <draw:path draw:style-name="gr3" draw:text-style-name="P8" draw:layer="layout" svg:width="0.3cm" svg:height="0.357cm" svg:x="9.572cm" svg:y="11.81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254cm" svg:height="0.357cm" svg:x="9.921cm" svg:y="11.81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53cm" svg:height="0.343cm" svg:x="10.471cm" svg:y="11.828cm" svg:viewBox="0 0 531 344" svg:d="M466 74c14-39 39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8" draw:layer="layout" svg:width="0.3cm" svg:height="0.357cm" svg:x="11.015cm" svg:y="11.81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11.617cm" svg:y="11.8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cm" svg:height="0.357cm" svg:x="12.004cm" svg:y="11.81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242cm" svg:height="0.486cm" svg:x="12.341cm" svg:y="11.685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091cm" svg:height="0.232cm" svg:x="12.692cm" svg:y="12.078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int \frac{1}{N}\ dN =  k \int dt §svg§600§FALSE§</svg:desc>
          <draw:polygon draw:style-name="gr2" draw:text-style-name="P7" draw:layer="layout" svg:width="6.229cm" svg:height="1.642cm" svg:x="2.556cm" svg:y="12.817cm" svg:viewBox="0 0 6230 1643" draw:points="3116,1643 0,1643 0,0 6230,0 6230,1643">
            <text:p/>
          </draw:polygon>
          <draw:path draw:style-name="gr3" draw:text-style-name="P8" draw:layer="layout" svg:width="0.687cm" svg:height="1.719cm" svg:x="2.561cm" svg:y="12.778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8" draw:layer="layout" svg:width="0.256cm" svg:height="0.517cm" svg:x="3.741cm" svg:y="12.79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707cm" svg:height="0.032cm" svg:x="3.512cm" svg:y="13.621cm" svg:viewBox="0 0 708 33" draw:points="354,33 0,33 0,0 708,0 708,33">
            <text:p/>
          </draw:polygon>
          <draw:path draw:style-name="gr3" draw:text-style-name="P8" draw:layer="layout" svg:width="0.652cm" svg:height="0.529cm" svg:x="3.542cm" svg:y="13.833cm" svg:viewBox="0 0 653 530" svg:d="M556 81c7-30 21-55 83-56 5 0 14-2 14-16 0-2 0-9-11-9-24 0-52 2-77 2-26 0-55-2-79-2-5 0-14 0-14 16 0 9 7 9 14 9 44 0 53 15 53 33 0 2-2 14-4 16l-86 345-171-405c-7-14-7-14-25-14h-103c-16 0-23 0-23 16 0 9 7 9 21 9 3 0 53 0 53 7l-104 415c-7 32-21 57-85 58-3 0-12 2-12 16 0 5 4 9 11 9 24 0 51-2 77-2s55 2 79 2c4 0 14 0 14-16 0-7-7-9-16-9-44 0-51-17-51-33 0-5 2-9 4-18l102-410c4 5 4 7 7 14l194 458c5 12 7 14 14 14 9 0 9-2 12-16z">
            <text:p/>
          </draw:path>
          <draw:path draw:style-name="gr3" draw:text-style-name="P8" draw:layer="layout" svg:width="0.369cm" svg:height="0.547cm" svg:x="4.6cm" svg:y="13.294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652cm" svg:height="0.529cm" svg:x="5.001cm" svg:y="13.303cm" svg:viewBox="0 0 653 530" svg:d="M556 81c7-30 21-55 83-56 5 0 14-2 14-16 0-2 0-9-11-9-24 0-52 2-77 2-26 0-55-2-79-2-5 0-14 0-14 16 0 9 7 9 14 9 44 0 53 15 53 33 0 2-2 14-4 16l-86 345-171-405c-7-14-7-14-25-14h-103c-16 0-23 0-23 16 0 9 7 9 21 9 3 0 53 0 53 7l-104 415c-7 32-21 57-83 58-5 0-14 2-14 16 0 5 4 9 11 9 24 0 51-2 77-2s55 2 79 2c4 0 14 0 14-16 0-7-7-9-16-9-44 0-51-17-51-33 0-5 2-9 4-18l102-410c4 5 4 7 7 14l194 458c5 12 7 14 14 14 9 0 9-2 12-16z">
            <text:p/>
          </draw:path>
          <draw:path draw:style-name="gr3" draw:text-style-name="P8" draw:layer="layout" svg:width="0.515cm" svg:height="0.182cm" svg:x="5.934cm" svg:y="13.5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7cm" svg:x="6.751cm" svg:y="13.294cm" svg:viewBox="0 0 352 548" svg:d="M180 9c0-2 0-9-9-9-18 0-76 7-95 7-7 2-16 2-16 16 0 10 7 10 19 10 37 0 39 6 39 13l-2 16-112 447c-4 10-4 12-4 16 0 19 16 23 23 23 10 0 21-8 26-18 4-5 39-150 44-169 27 2 90 14 90 65 0 5 0 9-3 18 0 8-2 17-2 26 0 46 30 78 70 78 25 0 44-13 62-43 19-33 28-75 28-77 0-9-7-9-9-9-9 0-9 4-10 14-16 58-34 97-69 97-14 0-25-9-25-37 0-12 4-30 7-42 2-14 2-18 2-25 0-51-47-72-114-81 24-14 49-39 67-58 37-41 72-74 110-74 6 0 6 0 8 0 8 2 10 2 15 7 2 0 2 2 4 2-37 3-44 33-44 42 0 12 9 28 30 28 19 0 42-17 42-47 0-23-18-50-53-50-21 0-58 7-112 69-29 30-59 60-87 72z">
            <text:p/>
          </draw:path>
          <draw:path draw:style-name="gr3" draw:text-style-name="P8" draw:layer="layout" svg:width="0.687cm" svg:height="1.719cm" svg:x="7.307cm" svg:y="12.778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8" draw:layer="layout" svg:width="0.369cm" svg:height="0.547cm" svg:x="8.196cm" svg:y="13.294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8.587cm" svg:y="13.347cm" svg:viewBox="0 0 239 495" svg:d="M143 176h74c14 0 22 0 22-16 0-9-8-9-22-9h-67c26-111 31-125 31-130 0-14-10-21-23-21-1 0-24 0-31 28l-30 123h-74c-16 0-23 0-23 14 0 11 7 11 21 11h69c-55 220-58 232-58 247 0 42 30 72 70 72 81 0 125-115 125-120 0-7-7-7-10-7-6 0-8 2-11 11-33 80-76 98-102 98-16 0-23-10-23-35 0-19 0-25 3-3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6" draw:text-style-name="P6" draw:layer="layout" svg:width="26.4cm" svg:height="14.428cm" svg:x="0.8cm" svg:y="0.729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</draw:text-box>
        </draw:frame>
        <draw:g>
          <svg:title>TexMaths</svg:title>
          <svg:desc>22§display§\log N =  k \ t \ + \ c_1 §svg§600§FALSE§</svg:desc>
          <draw:polygon draw:style-name="gr2" draw:text-style-name="P7" draw:layer="layout" svg:width="5.802cm" svg:height="0.62cm" svg:x="2.869cm" svg:y="1.014cm" svg:viewBox="0 0 5803 621" draw:points="2902,621 0,621 0,0 5803,0 5803,621">
            <text:p/>
          </draw:polygon>
          <draw:path draw:style-name="gr3" draw:text-style-name="P8" draw:layer="layout" svg:width="0.173cm" svg:height="0.539cm" svg:x="2.855cm" svg:y="0.975cm" svg:viewBox="0 0 174 540" svg:d="M113 0l-113 9v25c55 0 62 5 62 42v404c0 35-9 35-62 35v25c26-2 67-2 86-2 20 0 58 0 88 2v-25c-53 0-61 0-61-35z">
            <text:p/>
          </draw:path>
          <draw:path draw:style-name="gr3" draw:text-style-name="P8" draw:layer="layout" svg:width="0.344cm" svg:height="0.357cm" svg:x="3.066cm" svg:y="1.16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8" draw:layer="layout" svg:width="0.355cm" svg:height="0.512cm" svg:x="3.453cm" svg:y="1.162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5 0 155 67 0 41-57 80-133 80z">
            <text:p/>
          </draw:path>
          <draw:path draw:style-name="gr3" draw:text-style-name="P8" draw:layer="layout" svg:width="0.652cm" svg:height="0.53cm" svg:x="3.989cm" svg:y="0.984cm" svg:viewBox="0 0 653 531" svg:d="M556 81c7-30 21-55 83-56 5 0 14-2 14-16 0-2 0-9-11-9-24 0-52 2-77 2-26 0-55-2-79-2-5 0-14 0-14 16 0 9 7 9 14 9 44 0 53 16 53 33 0 2-2 14-4 16l-86 346-171-406c-7-14-7-14-25-14h-103c-16 0-23 0-23 16 0 9 7 9 21 9 3 0 53 0 53 7l-104 416c-7 32-21 56-85 58-3 0-12 2-12 16 0 5 4 9 11 9 24 0 51-2 77-2s55 2 79 2c4 0 14 0 14-16 0-7-7-9-16-9-44 0-51-18-51-33 0-6 2-9 4-18l102-411c4 5 4 7 7 14l194 459c5 12 7 14 14 14 9 0 9-2 12-16z">
            <text:p/>
          </draw:path>
          <draw:path draw:style-name="gr3" draw:text-style-name="P8" draw:layer="layout" svg:width="0.515cm" svg:height="0.182cm" svg:x="4.921cm" svg:y="1.229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8" draw:layer="layout" svg:width="0.351cm" svg:height="0.547cm" svg:x="5.736cm" svg:y="0.975cm" svg:viewBox="0 0 352 548" svg:d="M180 9c0-2 0-9-9-9-18 0-76 7-95 7-7 2-16 2-16 16 0 11 7 11 19 11 37 0 39 5 39 12l-2 16-112 448c-4 10-4 12-4 15 0 20 16 23 23 23 10 0 21-7 26-17 4-7 39-150 44-170 27 2 90 15 90 66 0 5 0 9-3 17 0 9-2 18-2 27 0 46 30 77 70 77 25 0 44-12 62-42 19-33 28-76 28-78 0-8-7-8-9-8-9 0-9 3-10 14-16 58-34 97-69 97-14 0-25-9-25-37 0-13 4-30 7-43 2-14 2-17 2-24 0-51-47-73-114-81 24-15 49-39 67-59 37-40 72-74 110-74 6 0 6 0 8 0 8 2 10 2 15 7 2 0 2 2 4 2-37 4-44 34-44 42 0 13 9 29 30 29 19 0 42-18 42-48 0-23-18-49-53-49-21 0-58 7-112 68-27 30-59 60-87 73z">
            <text:p/>
          </draw:path>
          <draw:path draw:style-name="gr3" draw:text-style-name="P8" draw:layer="layout" svg:width="0.238cm" svg:height="0.494cm" svg:x="6.396cm" svg:y="1.028cm" svg:viewBox="0 0 239 495" svg:d="M143 176h73c15 0 23 0 23-16 0-8-8-8-23-8h-66c26-111 31-126 31-131 0-14-10-21-23-21-3 0-24 0-31 28l-30 124h-74c-16 0-23 0-23 14 0 10 7 10 21 10h69c-57 221-58 233-58 247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7cm" svg:x="7.132cm" svg:y="1.061cm" svg:viewBox="0 0 516 518" svg:d="M275 275h216c11 0 25 0 25-16s-14-16-25-16h-216v-217c0-12 0-26-16-26s-16 14-16 26v217h-217c-12 0-26 0-26 16s14 16 26 16h217v217c0 11 0 26 16 26s16-15 16-26z">
            <text:p/>
          </draw:path>
          <draw:path draw:style-name="gr3" draw:text-style-name="P8" draw:layer="layout" svg:width="0.302cm" svg:height="0.352cm" svg:x="8.151cm" svg:y="1.171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  <draw:path draw:style-name="gr3" draw:text-style-name="P8" draw:layer="layout" svg:width="0.198cm" svg:height="0.36cm" svg:x="8.512cm" svg:y="1.269cm" svg:viewBox="0 0 199 361" svg:d="M123 16c0-16-2-16-16-16-35 34-84 35-107 35v20c12 0 49 0 79-16v278c0 18 0 25-54 25h-21v19c10 0 77-1 96-1 18 0 87 1 99 1v-19h-21c-55 0-55-7-55-25z">
            <text:p/>
          </draw:path>
        </draw:g>
        <draw:g>
          <svg:title>TexMaths</svg:title>
          <svg:desc>22§display§\text {Initially, when } t = 0, \ \ N = 1000§svg§600§FALSE§</svg:desc>
          <draw:polygon draw:style-name="gr2" draw:text-style-name="P7" draw:layer="layout" svg:width="10.822cm" svg:height="0.619cm" svg:x="2.82cm" svg:y="3.465cm" svg:viewBox="0 0 10823 620" draw:points="5412,620 0,620 0,0 10823,0 10823,620">
            <text:p/>
          </draw:polygon>
          <draw:path draw:style-name="gr3" draw:text-style-name="P8" draw:layer="layout" svg:width="0.237cm" svg:height="0.529cm" svg:x="2.802cm" svg:y="3.435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39cm" svg:height="0.342cm" svg:x="3.085cm" svg:y="3.62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3.515cm" svg:y="3.44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4cm" svg:height="0.485cm" svg:x="3.719cm" svg:y="3.48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166cm" svg:height="0.518cm" svg:x="4.031cm" svg:y="3.44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9cm" svg:height="0.356cm" svg:x="4.252cm" svg:y="3.61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4.632cm" svg:y="3.42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4.847cm" svg:y="3.42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5.051cm" svg:y="3.63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091cm" svg:height="0.231cm" svg:x="5.446cm" svg:y="3.88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8" draw:layer="layout" svg:width="0.531cm" svg:height="0.342cm" svg:x="5.866cm" svg:y="3.63cm" svg:viewBox="0 0 532 343" svg:d="M466 74c14-39 37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8" draw:layer="layout" svg:width="0.39cm" svg:height="0.538cm" svg:x="6.435cm" svg:y="3.42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6.862cm" svg:y="3.61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7.209cm" svg:y="3.62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7.889cm" svg:y="3.47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182cm" svg:x="8.41cm" svg:y="3.6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9.212cm" svg:y="3.447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091cm" svg:height="0.231cm" svg:x="9.635cm" svg:y="3.88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652cm" svg:height="0.529cm" svg:x="10.458cm" svg:y="3.435cm" svg:viewBox="0 0 653 530" svg:d="M556 81c7-30 21-55 83-56 5 0 14-2 14-16 0-2 0-9-11-9-24 0-52 2-77 2-26 0-55-2-79-2-6 0-14 0-14 16 0 9 7 9 14 9 44 0 53 15 53 33 0 2-2 14-4 16l-86 345-171-405c-7-14-7-14-25-14h-103c-16 0-23 0-23 16 0 9 7 9 21 9 3 0 53 0 53 7l-104 415c-7 32-21 56-83 58-5 0-14 2-14 16 0 5 4 9 11 9 24 0 51-2 77-2s55 2 79 2c4 0 14 0 14-16 0-7-7-9-16-9-44 0-51-17-51-33 0-6 2-9 4-18l102-410c4 5 4 7 7 14l194 458c5 12 7 14 14 14 9 0 9-2 12-16z">
            <text:p/>
          </draw:path>
          <draw:path draw:style-name="gr3" draw:text-style-name="P8" draw:layer="layout" svg:width="0.515cm" svg:height="0.182cm" svg:x="11.391cm" svg:y="3.6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2.232cm" svg:y="3.4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6cm" svg:height="0.532cm" svg:x="12.581cm" svg:y="3.447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8" draw:layer="layout" svg:width="0.326cm" svg:height="0.532cm" svg:x="12.968cm" svg:y="3.447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326cm" svg:height="0.532cm" svg:x="13.354cm" svg:y="3.447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\therefore \ \ \text { from (1) we get }§svg§600§FALSE§</svg:desc>
          <draw:polygon draw:style-name="gr2" draw:text-style-name="P7" draw:layer="layout" svg:width="6.627cm" svg:height="0.696cm" svg:x="18.918cm" svg:y="3.365cm" svg:viewBox="0 0 6628 697" draw:points="3315,697 0,697 0,0 6628,0 6628,697">
            <text:p/>
          </draw:polygon>
          <draw:path draw:style-name="gr3" draw:text-style-name="P8" draw:layer="layout" svg:width="0.469cm" svg:height="0.418cm" svg:x="18.902cm" svg:y="3.548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251cm" svg:height="0.546cm" svg:x="20.409cm" svg:y="3.361cm" svg:viewBox="0 0 252 547" svg:d="M111 213v-90c0-68 37-105 72-105 2 0 12 0 25 5-9 3-23 12-23 32 0 17 12 33 33 33 23 0 34-16 34-33 0-29-28-55-69-55-54 0-121 40-121 123v90h-62v23h62v251c0 35-9 35-62 35v25c32-2 67-3 90-3 31 0 67 0 98 3v-25h-15c-59 0-60-8-60-36v-250h89v-23z">
            <text:p/>
          </draw:path>
          <draw:path draw:style-name="gr3" draw:text-style-name="P8" draw:layer="layout" svg:width="0.261cm" svg:height="0.342cm" svg:x="20.641cm" svg:y="3.5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0.944cm" svg:y="3.56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21.333cm" svg:y="3.563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22.287cm" svg:y="3.32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256cm" svg:height="0.516cm" svg:x="22.581cm" svg:y="3.3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2.942cm" svg:y="3.32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31cm" svg:height="0.342cm" svg:x="23.47cm" svg:y="3.572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24.016cm" svg:y="3.5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24.618cm" svg:y="3.55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3cm" svg:height="0.356cm" svg:x="25.003cm" svg:y="3.5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25.341cm" svg:y="3.43cm" svg:viewBox="0 0 245 486" svg:d="M120 167h111v-25h-111v-142h-20c0 63-24 146-100 150v17h67v213c0 97 72 106 100 106 55 0 78-55 78-106v-44h-21v44c0 56-23 86-51 86-53 0-53-70-53-84z">
            <text:p/>
          </draw:path>
        </draw:g>
        <draw:g>
          <svg:title>TexMaths</svg:title>
          <svg:desc>22§display§1000 =  c.e^0§svg§600§FALSE§</svg:desc>
          <draw:polygon draw:style-name="gr2" draw:text-style-name="P7" draw:layer="layout" svg:width="3.689cm" svg:height="0.619cm" svg:x="2.857cm" svg:y="4.616cm" svg:viewBox="0 0 3690 620" draw:points="1844,620 0,620 0,0 3690,0 3690,620">
            <text:p/>
          </draw:polygon>
          <draw:path draw:style-name="gr3" draw:text-style-name="P8" draw:layer="layout" svg:width="0.256cm" svg:height="0.516cm" svg:x="2.887cm" svg:y="4.74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6cm" svg:height="0.532cm" svg:x="3.235cm" svg:y="4.741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8" draw:layer="layout" svg:width="0.326cm" svg:height="0.532cm" svg:x="3.621cm" svg:y="4.741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8" draw:layer="layout" svg:width="0.326cm" svg:height="0.532cm" svg:x="4.008cm" svg:y="4.741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8" draw:layer="layout" svg:width="0.515cm" svg:height="0.182cm" svg:x="4.622cm" svg:y="4.9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2cm" svg:height="0.351cm" svg:x="5.426cm" svg:y="4.91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8" draw:layer="layout" svg:width="0.083cm" svg:height="0.083cm" svg:x="5.796cm" svg:y="5.174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5.981cm" svg:y="4.913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8" draw:layer="layout" svg:width="0.252cm" svg:height="0.37cm" svg:x="6.333cm" svg:y="4.577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</draw:g>
        <draw:g>
          <svg:title>TexMaths</svg:title>
          <svg:desc>22§display§\therefore \ \ \text { (1) becomes }§svg§600§FALSE§</svg:desc>
          <draw:polygon draw:style-name="gr2" draw:text-style-name="P7" draw:layer="layout" svg:width="5.464cm" svg:height="0.696cm" svg:x="2.918cm" svg:y="5.966cm" svg:viewBox="0 0 5465 697" draw:points="2732,697 0,697 0,0 5465,0 5465,697">
            <text:p/>
          </draw:polygon>
          <draw:path draw:style-name="gr3" draw:text-style-name="P8" draw:layer="layout" svg:width="0.469cm" svg:height="0.418cm" svg:x="2.902cm" svg:y="6.149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18cm" svg:height="0.773cm" svg:x="4.46cm" svg:y="5.92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256cm" svg:height="0.516cm" svg:x="4.752cm" svg:y="5.9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5.115cm" svg:y="5.9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83cm" svg:height="0.546cm" svg:x="5.65cm" svg:y="5.971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3 0-62-19-81-47-11-16-11-18-11-32z">
            <text:p/>
          </draw:path>
          <draw:path draw:style-name="gr3" draw:text-style-name="P8" draw:layer="layout" svg:width="0.3cm" svg:height="0.356cm" svg:x="6.102cm" svg:y="6.1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6.451cm" svg:y="6.161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6.789cm" svg:y="6.161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7.179cm" svg:y="6.164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7.82cm" svg:y="6.1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8.167cm" svg:y="6.161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</draw:g>
        <draw:g>
          <svg:title>TexMaths</svg:title>
          <svg:desc>22§display§N =  1000 . e^{kt} §svg§600§FALSE§</svg:desc>
          <draw:polygon draw:style-name="gr2" draw:text-style-name="P7" draw:layer="layout" svg:width="4.329cm" svg:height="0.635cm" svg:x="9.065cm" svg:y="5.919cm" svg:viewBox="0 0 4330 636" draw:points="2165,636 0,636 0,0 4330,0 4330,636">
            <text:p/>
          </draw:polygon>
          <draw:path draw:style-name="gr3" draw:text-style-name="P8" draw:layer="layout" svg:width="0.652cm" svg:height="0.529cm" svg:x="9.056cm" svg:y="6.047cm" svg:viewBox="0 0 653 530" svg:d="M556 81c7-30 21-55 83-56 5 0 14-2 14-16 0-2 0-9-10-9-25 0-53 2-78 2-26 0-54-2-79-2-5 0-14 0-14 16 0 9 7 9 14 9 44 0 53 15 53 33 0 2-2 14-4 16l-86 345-171-405c-7-14-7-14-25-14h-103c-16 0-23 0-23 16 0 9 7 9 21 9 3 0 53 0 53 7l-104 415c-7 32-21 57-85 58-3 0-12 2-12 16 0 5 4 9 11 9 24 0 51-2 77-2s55 2 79 2c4 0 14 0 14-16 0-7-7-9-16-9-44 0-51-17-51-33 0-5 2-9 4-18l102-410c4 5 4 7 7 14l194 458c5 12 7 14 14 14 9 0 9-2 12-16z">
            <text:p/>
          </draw:path>
          <draw:path draw:style-name="gr3" draw:text-style-name="P8" draw:layer="layout" svg:width="0.515cm" svg:height="0.182cm" svg:x="9.991cm" svg:y="6.2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0.832cm" svg:y="6.0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326cm" svg:height="0.532cm" svg:x="11.179cm" svg:y="6.06cm" svg:viewBox="0 0 327 533" svg:d="M327 269c0-63-3-125-31-183-35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8" draw:layer="layout" svg:width="0.326cm" svg:height="0.532cm" svg:x="11.566cm" svg:y="6.06cm" svg:viewBox="0 0 327 533" svg:d="M327 269c0-63-3-125-31-183-35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8" draw:layer="layout" svg:width="0.326cm" svg:height="0.532cm" svg:x="11.954cm" svg:y="6.06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8" draw:layer="layout" svg:width="0.083cm" svg:height="0.084cm" svg:x="12.376cm" svg:y="6.493cm" svg:viewBox="0 0 84 85" svg:d="M84 42c0-23-19-42-42-42s-42 19-42 42 19 43 42 43 42-20 42-43z">
            <text:p/>
          </draw:path>
          <draw:path draw:style-name="gr3" draw:text-style-name="P8" draw:layer="layout" svg:width="0.298cm" svg:height="0.351cm" svg:x="12.561cm" svg:y="6.234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8" draw:layer="layout" svg:width="0.267cm" svg:height="0.383cm" svg:x="12.925cm" svg:y="5.88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4cm" svg:height="0.344cm" svg:x="13.249cm" svg:y="5.917cm" svg:viewBox="0 0 185 345" svg:d="M111 125h56c11 0 18 0 18-12 0-7-7-7-16-7h-53l21-81c0-2 2-6 2-7 0-11-9-18-19-18-14 0-21 9-27 23-3 14 4-12-19 83h-56c-11 0-18 0-18 12 0 7 7 7 16 7h53l-34 129c-2 14-7 33-7 40 0 32 27 51 58 51 62 0 95-76 95-83s-7-7-8-7c-8 0-8 2-11 11-16 33-44 65-74 65-12 0-19-7-19-28 0-5 1-16 3-21z">
            <text:p/>
          </draw:path>
        </draw:g>
        <draw:g>
          <svg:title>TexMaths</svg:title>
          <svg:desc>22§display§.\ .\ .\  \ \ \text {(2)}§svg§600§FALSE§</svg:desc>
          <draw:polygon draw:style-name="gr2" draw:text-style-name="P7" draw:layer="layout" svg:width="2.767cm" svg:height="0.696cm" svg:x="14.31cm" svg:y="5.965cm" svg:viewBox="0 0 2768 697" draw:points="1383,697 0,697 0,0 2768,0 2768,697">
            <text:p/>
          </draw:polygon>
          <draw:path draw:style-name="gr3" draw:text-style-name="P8" draw:layer="layout" svg:width="0.083cm" svg:height="0.083cm" svg:x="14.338cm" svg:y="6.4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81cm" svg:y="6.4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283cm" svg:y="6.424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6.281cm" svg:y="5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6.543cm" svg:y="5.9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6.936cm" svg:y="5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herefore \ \ \text { From (2) we get,}§svg§600§FALSE§</svg:desc>
          <draw:polygon draw:style-name="gr2" draw:text-style-name="P7" draw:layer="layout" svg:width="7.03cm" svg:height="0.696cm" svg:x="18.818cm" svg:y="9.967cm" svg:viewBox="0 0 7031 697" draw:points="3517,697 0,697 0,0 7031,0 7031,697">
            <text:p/>
          </draw:polygon>
          <draw:path draw:style-name="gr3" draw:text-style-name="P8" draw:layer="layout" svg:width="0.469cm" svg:height="0.418cm" svg:x="18.802cm" svg:y="10.15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446cm" svg:height="0.527cm" svg:x="20.309cm" svg:y="9.98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20.745cm" svg:y="10.1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1.048cm" svg:y="10.16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21.437cm" svg:y="10.165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22.391cm" svg:y="9.9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22.653cm" svg:y="9.9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23.046cm" svg:y="9.9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31cm" svg:height="0.342cm" svg:x="23.574cm" svg:y="10.174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24.119cm" svg:y="10.1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24.721cm" svg:y="10.1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25.107cm" svg:y="10.1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25.444cm" svg:y="10.03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25.796cm" svg:y="10.426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8.56cm" svg:y="8.819cm" svg:viewBox="0 0 652 350" draw:points="327,350 0,350 0,0 652,0 652,350">
            <text:p/>
          </draw:polygon>
          <draw:path draw:style-name="gr3" draw:text-style-name="P8" draw:layer="layout" svg:width="0.686cm" svg:height="0.426cm" svg:x="8.564cm" svg:y="8.78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therefore \ \ \text {The number of bacteria after 2.5 hrs} = \ 5656§svg§600§FALSE§</svg:desc>
          <draw:polygon draw:style-name="gr2" draw:text-style-name="P7" draw:layer="layout" svg:width="16.334cm" svg:height="0.527cm" svg:x="2.818cm" svg:y="14.365cm" svg:viewBox="0 0 16335 528" draw:points="8167,528 0,528 0,0 16335,0 16335,528">
            <text:p/>
          </draw:polygon>
          <draw:path draw:style-name="gr3" draw:text-style-name="P8" draw:layer="layout" svg:width="0.469cm" svg:height="0.418cm" svg:x="2.802cm" svg:y="14.512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502cm" svg:height="0.523cm" svg:x="4.053cm" svg:y="14.347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8" draw:layer="layout" svg:width="0.39cm" svg:height="0.537cm" svg:x="4.608cm" svg:y="14.335cm" svg:viewBox="0 0 391 538" svg:d="M60 478c0 36-7 36-60 36v24c26-2 67-2 88-2 19 0 60 0 86 2v-24c-51 0-60 0-60-36v-142c0-81 55-123 104-123 50 0 58 42 58 86v179c0 36-8 36-60 36v24c27-2 67-2 88-2 20 0 60 0 87 2v-24c-41 0-60 0-60-23v-148c0-67 0-92-25-120-10-12-37-28-81-28-67 0-100 48-112 76v-271l-113 9v24c55 0 60 6 60 43z">
            <text:p/>
          </draw:path>
          <draw:path draw:style-name="gr3" draw:text-style-name="P8" draw:layer="layout" svg:width="0.3cm" svg:height="0.356cm" svg:x="5.034cm" svg:y="14.525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8" draw:layer="layout" svg:width="0.39cm" svg:height="0.342cm" svg:x="5.639cm" svg:y="14.5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9cm" svg:height="0.351cm" svg:x="6.048cm" svg:y="14.5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604cm" svg:height="0.342cm" svg:x="6.477cm" svg:y="14.53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3v-147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6cm" svg:x="7.097cm" svg:y="14.335cm" svg:viewBox="0 0 384 547" svg:d="M113 246v-246l-113 9v24c55 0 60 6 60 43v462h19c2-2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cm" svg:height="0.356cm" svg:x="7.547cm" svg:y="14.525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8" draw:layer="layout" svg:width="0.261cm" svg:height="0.342cm" svg:x="7.892cm" svg:y="14.5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8.452cm" svg:y="14.525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8.843cm" svg:y="14.326cm" svg:viewBox="0 0 252 547" svg:d="M111 213v-90c0-68 37-105 72-105 2 0 12 0 25 5-9 3-23 12-23 32 0 17 12 33 33 33 23 0 34-16 34-33 0-29-28-55-69-55-55 0-121 40-121 123v90h-62v23h62v251c0 35-9 35-62 35v25c32-2 69-4 90-4 31 0 67 0 98 4v-25h-16c-58 0-59-8-59-37v-249h89v-23z">
            <text:p/>
          </draw:path>
          <draw:path draw:style-name="gr3" draw:text-style-name="P8" draw:layer="layout" svg:width="0.383cm" svg:height="0.546cm" svg:x="9.332cm" svg:y="14.335cm" svg:viewBox="0 0 384 547" svg:d="M113 246v-246l-113 9v24c55 0 60 6 60 43v462h19c2-2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49cm" svg:height="0.356cm" svg:x="9.774cm" svg:y="14.525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8" draw:layer="layout" svg:width="0.295cm" svg:height="0.356cm" svg:x="10.154cm" svg:y="14.525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8" draw:layer="layout" svg:width="0.244cm" svg:height="0.484cm" svg:x="10.485cm" svg:y="14.396cm" svg:viewBox="0 0 245 485" svg:d="M120 167h111v-25h-111v-142h-20c0 63-24 146-100 149v18h67v213c0 97 72 105 100 105 55 0 78-54 78-105v-44h-21v44c0 56-23 86-52 86-52 0-52-70-52-84z">
            <text:p/>
          </draw:path>
          <draw:path draw:style-name="gr3" draw:text-style-name="P8" draw:layer="layout" svg:width="0.3cm" svg:height="0.356cm" svg:x="10.793cm" svg:y="14.525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8" draw:layer="layout" svg:width="0.261cm" svg:height="0.342cm" svg:x="11.136cm" svg:y="14.5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166cm" svg:height="0.518cm" svg:x="11.444cm" svg:y="14.354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9cm" svg:height="0.356cm" svg:x="11.666cm" svg:y="14.52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8" draw:layer="layout" svg:width="0.349cm" svg:height="0.356cm" svg:x="12.31cm" svg:y="14.525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3-143 26-58 27-77 67-77 102 0 64 76 83 125 83 51 0 86-32 102-69zM220 162v77c0 74-55 100-90 100-38 0-70-28-70-66 0-43 33-108 160-111z">
            <text:p/>
          </draw:path>
          <draw:path draw:style-name="gr3" draw:text-style-name="P8" draw:layer="layout" svg:width="0.251cm" svg:height="0.546cm" svg:x="12.69cm" svg:y="14.326cm" svg:viewBox="0 0 252 547" svg:d="M111 213v-90c0-68 37-105 72-105 2 0 14 0 25 5-9 3-23 12-23 32 0 17 12 33 33 33 23 0 34-16 34-33 0-29-28-55-69-55-55 0-121 40-121 123v90h-62v23h62v251c0 35-9 35-62 35v25c32-2 69-4 90-4 31 0 67 0 98 4v-25h-16c-58 0-59-8-59-37v-249h89v-23z">
            <text:p/>
          </draw:path>
          <draw:path draw:style-name="gr3" draw:text-style-name="P8" draw:layer="layout" svg:width="0.242cm" svg:height="0.484cm" svg:x="12.916cm" svg:y="14.396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8" draw:layer="layout" svg:width="0.3cm" svg:height="0.356cm" svg:x="13.222cm" svg:y="14.525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8" draw:layer="layout" svg:width="0.261cm" svg:height="0.342cm" svg:x="13.567cm" svg:y="14.5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09cm" svg:height="0.516cm" svg:x="14.144cm" svg:y="14.35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083cm" svg:height="0.083cm" svg:x="14.558cm" svg:y="14.789cm" svg:viewBox="0 0 84 84" svg:d="M84 42c0-23-19-42-42-42s-42 19-42 42 19 42 42 42 42-19 42-42z">
            <text:p/>
          </draw:path>
          <draw:path draw:style-name="gr3" draw:text-style-name="P8" draw:layer="layout" svg:width="0.309cm" svg:height="0.532cm" svg:x="14.746cm" svg:y="14.35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8" draw:layer="layout" svg:width="0.39cm" svg:height="0.537cm" svg:x="15.376cm" svg:y="14.335cm" svg:viewBox="0 0 391 538" svg:d="M60 478c0 36-7 36-60 36v24c26-2 67-2 88-2 19 0 60 0 86 2v-24c-51 0-60 0-60-36v-142c0-81 55-123 104-123 50 0 58 42 58 86v179c0 36-8 36-60 36v24c27-2 67-2 88-2 20 0 60 0 87 2v-24c-41 0-60 0-60-23v-148c0-67 0-92-25-120-10-12-37-28-81-28-67 0-100 48-112 76v-271l-113 9v24c55 0 60 6 60 43z">
            <text:p/>
          </draw:path>
          <draw:path draw:style-name="gr3" draw:text-style-name="P8" draw:layer="layout" svg:width="0.261cm" svg:height="0.342cm" svg:x="15.802cm" svg:y="14.5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54cm" svg:height="0.356cm" svg:x="16.108cm" svg:y="14.52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515cm" svg:height="0.182cm" svg:x="16.647cm" svg:y="14.5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2cm" svg:x="17.715cm" svg:y="14.356cm" svg:viewBox="0 0 310 533" svg:d="M310 361c0-92-64-171-148-171-37 0-70 12-99 40v-151c16 5 43 11 67 11 95 0 150-71 150-81 0-5-2-9-7-9-2 0-4 0-7 2-16 7-53 23-106 23-32 0-67-6-104-21-5-4-7-4-8-4-8 0-8 7-8 19v229c0 14 0 21 11 21 5 0 7-2 11-7 7-12 37-54 98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8" draw:layer="layout" svg:width="0.321cm" svg:height="0.532cm" svg:x="18.095cm" svg:y="14.356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49 14 29 14 69 14 106s0 76-14 104c-23 47-59 51-77 51z">
            <text:p/>
          </draw:path>
          <draw:path draw:style-name="gr3" draw:text-style-name="P8" draw:layer="layout" svg:width="0.309cm" svg:height="0.532cm" svg:x="18.49cm" svg:y="14.35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8" draw:layer="layout" svg:width="0.321cm" svg:height="0.532cm" svg:x="18.87cm" svg:y="14.356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49 14 29 14 69 14 106s0 76-14 104c-23 47-59 51-77 51z">
            <text:p/>
          </draw:path>
        </draw:g>
        <draw:g>
          <svg:title>TexMaths</svg:title>
          <svg:desc>22§display§\text {i.e. } \ N =  e^{kt + c_1}§svg§600§FALSE§</svg:desc>
          <draw:polygon draw:style-name="gr2" draw:text-style-name="P7" draw:layer="layout" svg:width="5.149cm" svg:height="0.628cm" svg:x="9.074cm" svg:y="0.918cm" svg:viewBox="0 0 5150 629" draw:points="2575,629 0,629 0,0 5150,0 5150,629">
            <text:p/>
          </draw:polygon>
          <draw:path draw:style-name="gr3" draw:text-style-name="P8" draw:layer="layout" svg:width="0.166cm" svg:height="0.518cm" svg:x="9.06cm" svg:y="1.057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083cm" svg:height="0.084cm" svg:x="9.317cm" svg:y="1.492cm" svg:viewBox="0 0 84 85" svg:d="M84 42c0-23-19-42-42-42s-42 19-42 42 19 43 42 43 42-20 42-43z">
            <text:p/>
          </draw:path>
          <draw:path draw:style-name="gr3" draw:text-style-name="P8" draw:layer="layout" svg:width="0.3cm" svg:height="0.356cm" svg:x="9.486cm" svg:y="1.22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4cm" svg:x="9.875cm" svg:y="1.492cm" svg:viewBox="0 0 84 85" svg:d="M84 42c0-23-19-42-42-42s-42 19-42 42 19 43 42 43 42-20 42-43z">
            <text:p/>
          </draw:path>
          <draw:path draw:style-name="gr3" draw:text-style-name="P8" draw:layer="layout" svg:width="0.652cm" svg:height="0.529cm" svg:x="10.655cm" svg:y="1.046cm" svg:viewBox="0 0 653 530" svg:d="M556 81c7-30 21-55 83-56 5 0 14-2 14-16 0-2 0-9-11-9-24 0-52 2-77 2-26 0-55-2-79-2-5 0-14 0-14 16 0 9 7 9 14 9 44 0 53 15 53 33 0 2-2 14-4 16l-86 345-171-405c-7-14-7-14-25-14h-103c-16 0-23 0-23 16 0 9 7 9 21 9 3 0 53 0 53 7l-104 415c-7 32-21 57-85 58-3 0-12 2-12 16 0 5 4 9 11 9 24 0 51-2 77-2s55 2 79 2c4 0 14 0 14-16 0-7-7-9-16-9-44 0-51-17-51-33 0-5 2-9 4-18l102-410c4 5 4 7 7 14l194 458c5 12 7 14 14 14 9 0 9-2 12-16z">
            <text:p/>
          </draw:path>
          <draw:path draw:style-name="gr3" draw:text-style-name="P8" draw:layer="layout" svg:width="0.515cm" svg:height="0.182cm" svg:x="11.589cm" svg:y="1.2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2.397cm" svg:y="1.233cm" svg:viewBox="0 0 299 352" svg:d="M109 164c23 0 81-2 120-18 54-23 58-69 58-79 0-35-30-67-83-67-86 0-204 76-204 211 0 79 46 141 121 141 113 0 178-83 178-91 0-6-5-11-10-11-4 0-6 2-9 9-62 76-146 76-157 76-60 0-67-66-67-90 0-9 0-34 13-81zM74 146c30-118 109-128 130-128 37 0 57 22 57 49 0 79-124 79-155 79z">
            <text:p/>
          </draw:path>
          <draw:path draw:style-name="gr3" draw:text-style-name="P8" draw:layer="layout" svg:width="0.267cm" svg:height="0.383cm" svg:x="12.762cm" svg:y="0.879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4cm" svg:height="0.344cm" svg:x="13.085cm" svg:y="0.916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8" draw:layer="layout" svg:width="0.399cm" svg:height="0.4cm" svg:x="13.335cm" svg:y="0.919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235cm" svg:height="0.245cm" svg:x="13.805cm" svg:y="1.016cm" svg:viewBox="0 0 236 246" svg:d="M204 32c-19 3-26 17-26 30 0 15 10 21 21 21 12 0 30-9 30-35 0-37-42-48-71-48-82 0-158 76-158 151 0 46 33 95 100 95 94 0 136-54 136-61 0-4-5-11-9-11-3 0-5 2-9 7-42 50-105 50-116 50-39 0-56-27-56-60 0-16 7-76 35-113 21-28 49-42 77-42 7 0 34 0 46 16z">
            <text:p/>
          </draw:path>
          <draw:path draw:style-name="gr3" draw:text-style-name="P8" draw:layer="layout" svg:width="0.159cm" svg:height="0.258cm" svg:x="14.103cm" svg:y="1.074cm" svg:viewBox="0 0 160 259" svg:d="M100 12c0-12-1-12-14-12-28 25-72 25-79 25h-7v17h7c9 0 33-2 56-10v193c0 13 0 18-40 18h-19v16c21-2 56-2 77-2 23 0 58 0 79 2v-16h-19c-41 0-41-5-41-18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7" draw:layer="layout" svg:width="2.767cm" svg:height="0.696cm" svg:x="14.408cm" svg:y="2.066cm" svg:viewBox="0 0 2768 697" draw:points="1383,697 0,697 0,0 2768,0 2768,697">
            <text:p/>
          </draw:polygon>
          <draw:path draw:style-name="gr3" draw:text-style-name="P8" draw:layer="layout" svg:width="0.083cm" svg:height="0.083cm" svg:x="14.436cm" svg:y="2.525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908cm" svg:y="2.525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381cm" svg:y="2.525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6.379cm" svg:y="2.0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6.671cm" svg:y="2.0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7.034cm" svg:y="2.0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i.e. } \ N =  c.e^{kt}§svg§600§FALSE§</svg:desc>
          <draw:polygon draw:style-name="gr2" draw:text-style-name="P7" draw:layer="layout" svg:width="4.705cm" svg:height="0.628cm" svg:x="2.874cm" svg:y="2.12cm" svg:viewBox="0 0 4706 629" draw:points="2353,629 0,629 0,0 4706,0 4706,629">
            <text:p/>
          </draw:polygon>
          <draw:path draw:style-name="gr3" draw:text-style-name="P8" draw:layer="layout" svg:width="0.166cm" svg:height="0.518cm" svg:x="2.86cm" svg:y="2.259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083cm" svg:height="0.084cm" svg:x="3.117cm" svg:y="2.694cm" svg:viewBox="0 0 84 85" svg:d="M84 42c0-23-19-42-42-42s-42 19-42 42 19 43 42 43 42-20 42-43z">
            <text:p/>
          </draw:path>
          <draw:path draw:style-name="gr3" draw:text-style-name="P8" draw:layer="layout" svg:width="0.3cm" svg:height="0.356cm" svg:x="3.286cm" svg:y="2.4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4cm" svg:x="3.675cm" svg:y="2.694cm" svg:viewBox="0 0 84 85" svg:d="M84 42c0-23-19-42-42-42s-42 19-42 42 19 43 42 43 42-20 42-43z">
            <text:p/>
          </draw:path>
          <draw:path draw:style-name="gr3" draw:text-style-name="P8" draw:layer="layout" svg:width="0.652cm" svg:height="0.529cm" svg:x="4.455cm" svg:y="2.248cm" svg:viewBox="0 0 653 530" svg:d="M556 81c7-30 21-55 83-56 5 0 14-2 14-16 0-2 0-9-11-9-24 0-52 2-77 2-26 0-55-2-79-2-5 0-14 0-14 16 0 9 7 9 14 9 44 0 53 15 53 33 0 2-2 14-4 16l-86 345-171-405c-7-14-7-14-25-14h-103c-16 0-23 0-23 16 0 9 7 9 21 9 3 0 53 0 53 7l-104 415c-7 32-21 57-85 58-3 0-12 2-12 16 0 5 4 9 11 9 24 0 51-2 77-2s55 2 79 2c4 0 14 0 14-16 0-7-7-9-16-9-44 0-51-17-51-33 0-5 2-9 4-18l102-410c4 5 4 7 7 14l194 458c5 12 7 14 14 14 9 0 9-2 12-16z">
            <text:p/>
          </draw:path>
          <draw:path draw:style-name="gr3" draw:text-style-name="P8" draw:layer="layout" svg:width="0.515cm" svg:height="0.182cm" svg:x="5.389cm" svg:y="2.4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2cm" svg:height="0.351cm" svg:x="6.194cm" svg:y="2.435cm" svg:viewBox="0 0 303 352" svg:d="M276 48c-12 0-23 0-35 12-12 10-14 25-14 30 0 17 14 26 30 26 23 0 44-17 44-49 0-39-37-67-93-67-104 0-208 111-208 220 0 70 46 132 127 132 111 0 176-83 176-91 0-6-6-11-9-11-5 0-7 2-11 9-61 76-146 76-156 76-48 0-69-37-69-85 0-32 16-107 42-155 23-44 67-77 109-77 27 0 57 8 67 30z">
            <text:p/>
          </draw:path>
          <draw:path draw:style-name="gr3" draw:text-style-name="P8" draw:layer="layout" svg:width="0.083cm" svg:height="0.084cm" svg:x="6.563cm" svg:y="2.694cm" svg:viewBox="0 0 84 85" svg:d="M84 42c0-23-19-42-42-42s-42 19-42 42 19 43 42 43 42-20 42-43z">
            <text:p/>
          </draw:path>
          <draw:path draw:style-name="gr3" draw:text-style-name="P8" draw:layer="layout" svg:width="0.298cm" svg:height="0.351cm" svg:x="6.746cm" svg:y="2.435cm" svg:viewBox="0 0 299 352" svg:d="M109 164c23 0 81-2 120-18 54-23 58-69 58-79 0-35-30-67-83-67-86 0-204 76-204 211 0 79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8" draw:layer="layout" svg:width="0.267cm" svg:height="0.383cm" svg:x="7.111cm" svg:y="2.081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4cm" svg:height="0.344cm" svg:x="7.436cm" svg:y="2.118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7.159cm" svg:y="4.918cm" svg:viewBox="0 0 652 350" draw:points="327,350 0,350 0,0 652,0 652,350">
            <text:p/>
          </draw:polygon>
          <draw:path draw:style-name="gr3" draw:text-style-name="P8" draw:layer="layout" svg:width="0.686cm" svg:height="0.426cm" svg:x="7.163cm" svg:y="4.879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c = 1000§svg§600§FALSE§</svg:desc>
          <draw:polygon draw:style-name="gr2" draw:text-style-name="P7" draw:layer="layout" svg:width="2.804cm" svg:height="0.454cm" svg:x="8.565cm" svg:y="4.716cm" svg:viewBox="0 0 2805 455" draw:points="1403,455 0,455 0,0 2805,0 2805,455">
            <text:p/>
          </draw:polygon>
          <draw:path draw:style-name="gr3" draw:text-style-name="P8" draw:layer="layout" svg:width="0.302cm" svg:height="0.35cm" svg:x="8.558cm" svg:y="4.849cm" svg:viewBox="0 0 303 351" svg:d="M276 47c-12 0-23 0-35 13-12 10-14 24-14 30 0 17 14 26 30 26 23 0 44-18 44-49 0-39-37-67-93-67-104 0-208 111-208 219 0 71 46 132 127 132 111 0 176-82 176-91 0-5-6-11-9-11-5 0-5 2-11 9-61 76-146 76-156 76-48 0-69-37-69-85 0-31 16-107 42-154 23-44 67-77 109-77 27 0 57 8 67 29z">
            <text:p/>
          </draw:path>
          <draw:path draw:style-name="gr3" draw:text-style-name="P8" draw:layer="layout" svg:width="0.515cm" svg:height="0.182cm" svg:x="9.119cm" svg:y="4.9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5cm" svg:x="9.961cm" svg:y="4.677cm" svg:viewBox="0 0 257 516" svg:d="M160 19c0-17 0-19-17-19-50 49-118 49-143 49v25c16 0 62 0 102-21v402c0 28-2 37-72 37h-25v24c27-3 95-3 125-3 32 0 99 0 127 3v-24h-25c-70 0-72-9-72-37z">
            <text:p/>
          </draw:path>
          <draw:path draw:style-name="gr3" draw:text-style-name="P8" draw:layer="layout" svg:width="0.326cm" svg:height="0.531cm" svg:x="10.309cm" svg:y="4.677cm" svg:viewBox="0 0 327 532" svg:d="M327 269c0-64-3-125-31-183-36-74-99-86-132-86-46 0-104 19-136 91-24 55-28 114-28 178 0 58 4 126 35 186 34 61 90 77 129 77 42 0 100-16 135-90 25-52 28-114 28-173zM164 516c-30 0-78-19-90-95-9-45-9-117-9-163 0-49 0-100 5-142 16-91 74-98 94-98 24 0 75 14 91 89 7 44 7 102 7 151 0 58 0 111-9 160-10 74-54 98-89 98z">
            <text:p/>
          </draw:path>
          <draw:path draw:style-name="gr3" draw:text-style-name="P8" draw:layer="layout" svg:width="0.326cm" svg:height="0.531cm" svg:x="10.694cm" svg:y="4.677cm" svg:viewBox="0 0 327 532" svg:d="M327 269c0-64-3-125-31-183-36-74-99-86-132-86-46 0-104 19-136 91-24 55-28 114-28 178 0 58 4 126 35 186 34 61 90 77 129 77 42 0 100-16 135-90 25-52 28-114 28-173zM164 516c-30 0-78-19-90-95-9-45-9-117-9-163 0-49 0-100 5-142 16-91 74-98 94-98 24 0 77 14 91 89 7 44 7 102 7 151 0 58 0 111-9 160-10 74-54 98-89 98z">
            <text:p/>
          </draw:path>
          <draw:path draw:style-name="gr3" draw:text-style-name="P8" draw:layer="layout" svg:width="0.326cm" svg:height="0.531cm" svg:x="11.082cm" svg:y="4.677cm" svg:viewBox="0 0 327 532" svg:d="M327 269c0-64-3-125-31-183-36-74-99-86-132-86-46 0-104 19-136 91-24 55-28 114-28 178 0 58 4 126 35 186 34 61 90 77 129 77 42 0 100-16 135-90 25-52 28-114 28-173zM164 516c-30 0-78-19-92-95-7-45-7-117-7-163 0-49 0-100 5-142 16-91 74-98 94-98 24 0 75 14 91 89 7 44 7 102 7 151 0 58 0 111-9 160-10 74-54 98-89 98z">
            <text:p/>
          </draw:path>
        </draw:g>
        <draw:g>
          <svg:title>TexMaths</svg:title>
          <svg:desc>22§display§\text {Now, when } t = 1, \text { it is given that ,}\  \ N = 2000§svg§600§FALSE§</svg:desc>
          <draw:polygon draw:style-name="gr2" draw:text-style-name="P7" draw:layer="layout" svg:width="15.443cm" svg:height="0.62cm" svg:x="2.82cm" svg:y="7.264cm" svg:viewBox="0 0 15444 621" draw:points="7723,621 0,621 0,0 15444,0 15444,621">
            <text:p/>
          </draw:polygon>
          <draw:path draw:style-name="gr3" draw:text-style-name="P8" draw:layer="layout" svg:width="0.529cm" svg:height="0.53cm" svg:x="2.806cm" svg:y="7.234cm" svg:viewBox="0 0 530 531" svg:d="M155 11c-7-11-9-11-23-11h-132v25h23c10 0 26 0 39 1 17 2 17 2 17 18v406c0 21 0 56-79 56v25c26 0 65-2 92-2 24 0 63 2 89 2v-25c-79 0-79-35-79-56v-404c4 3 4 3 7 9l317 465c7 11 7 11 12 11 13 0 13-6 13-20v-430c0-21 0-56 79-56v-25c-27 0-65 2-92 2-24 0-63-2-90-2v25c80 0 80 35 80 56v333z">
            <text:p/>
          </draw:path>
          <draw:path draw:style-name="gr3" draw:text-style-name="P8" draw:layer="layout" svg:width="0.344cm" svg:height="0.357cm" svg:x="3.383cm" svg:y="7.41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8" draw:layer="layout" svg:width="0.531cm" svg:height="0.343cm" svg:x="3.741cm" svg:y="7.43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8" draw:layer="layout" svg:width="0.091cm" svg:height="0.232cm" svg:x="4.351cm" svg:y="7.68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8" draw:layer="layout" svg:width="0.531cm" svg:height="0.343cm" svg:x="4.772cm" svg:y="7.43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4 14 11 0 14-7 16-14z">
            <text:p/>
          </draw:path>
          <draw:path draw:style-name="gr3" draw:text-style-name="P8" draw:layer="layout" svg:width="0.39cm" svg:height="0.539cm" svg:x="5.34cm" svg:y="7.225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3cm" svg:height="0.357cm" svg:x="5.766cm" svg:y="7.41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9cm" svg:height="0.343cm" svg:x="6.113cm" svg:y="7.421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38cm" svg:height="0.494cm" svg:x="6.794cm" svg:y="7.278cm" svg:viewBox="0 0 239 495" svg:d="M143 176h73c15 0 23 0 23-16 0-8-8-8-23-8h-66c26-111 31-126 31-131 0-14-10-21-23-21-1 0-24 0-31 28l-30 124h-74c-16 0-23 0-23 14 0 10 7 10 21 10h69c-55 221-58 233-58 247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7.313cm" svg:y="7.479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8" draw:layer="layout" svg:width="0.256cm" svg:height="0.517cm" svg:x="8.155cm" svg:y="7.246cm" svg:viewBox="0 0 257 518" svg:d="M160 19c0-17 0-19-19-19-48 49-116 49-141 49v25c16 0 62 0 102-21v404c0 28-2 37-72 37h-25v24c27-3 95-3 125-3 32 0 99 0 127 3v-24h-25c-70 0-72-9-72-37z">
            <text:p/>
          </draw:path>
          <draw:path draw:style-name="gr3" draw:text-style-name="P8" draw:layer="layout" svg:width="0.091cm" svg:height="0.232cm" svg:x="8.54cm" svg:y="7.68cm" svg:viewBox="0 0 92 233" svg:d="M92 81c0-51-20-81-50-81-26 0-42 19-42 41 0 21 16 42 42 42 9 0 20-4 27-11 3-1 3-1 5-1 0 0 2 0 2 10 0 58-28 106-55 131-9 8-9 10-9 12 0 7 4 9 9 9 9 0 71-60 71-152z">
            <text:p/>
          </draw:path>
          <draw:path draw:style-name="gr3" draw:text-style-name="P8" draw:layer="layout" svg:width="0.166cm" svg:height="0.519cm" svg:x="9.1cm" svg:y="7.24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42cm" svg:height="0.486cm" svg:x="9.304cm" svg:y="7.287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166cm" svg:height="0.519cm" svg:x="9.872cm" svg:y="7.24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10.087cm" svg:y="7.415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355cm" svg:height="0.512cm" svg:x="10.647cm" svg:y="7.412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166cm" svg:height="0.519cm" svg:x="11.038cm" svg:y="7.24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79cm" svg:height="0.343cm" svg:x="11.242cm" svg:y="7.43cm" svg:viewBox="0 0 380 344" svg:d="M308 76c7-18 21-51 72-51v-25c-17 2-40 2-58 2-19 0-54-2-69-2v25c30 0 39 17 39 33 0 7-2 9-5 18l-79 199-88-217c-4-10-4-12-4-14 0-19 30-19 44-19v-25c-23 0-67 2-84 2-21 0-53 0-76-2v25c49 0 53 3 62 28l112 277c4 10 6 14 16 14 11 0 14-7 16-14z">
            <text:p/>
          </draw:path>
          <draw:path draw:style-name="gr3" draw:text-style-name="P8" draw:layer="layout" svg:width="0.3cm" svg:height="0.357cm" svg:x="11.634cm" svg:y="7.41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9cm" svg:height="0.343cm" svg:x="11.981cm" svg:y="7.421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2cm" svg:height="0.486cm" svg:x="12.659cm" svg:y="7.287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39cm" svg:height="0.539cm" svg:x="12.97cm" svg:y="7.225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349cm" svg:height="0.357cm" svg:x="13.407cm" svg:y="7.415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44cm" svg:height="0.486cm" svg:x="13.776cm" svg:y="7.287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091cm" svg:height="0.232cm" svg:x="14.385cm" svg:y="7.68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8" draw:layer="layout" svg:width="0.652cm" svg:height="0.53cm" svg:x="15.08cm" svg:y="7.234cm" svg:viewBox="0 0 653 531" svg:d="M556 81c7-30 21-55 83-56 5 0 14-2 14-16 0-2 0-9-11-9-24 0-52 2-77 2-26 0-55-2-79-2-6 0-14 0-14 16 0 9 7 9 14 9 44 0 53 16 53 33 0 2-2 14-4 16l-86 346-171-406c-7-14-7-14-25-14h-103c-16 0-23 0-23 16 0 9 7 9 21 9 3 0 53 0 53 7l-104 416c-7 32-21 56-85 58-3 0-12 2-12 16 0 5 4 9 11 9 24 0 51-2 77-2s55 2 79 2c4 0 14 0 14-16 0-7-7-9-16-9-44 0-51-18-51-33 0-6 2-9 4-18l102-411c4 5 4 7 7 14l194 459c5 12 7 14 14 14 9 0 9-2 12-16z">
            <text:p/>
          </draw:path>
          <draw:path draw:style-name="gr3" draw:text-style-name="P8" draw:layer="layout" svg:width="0.515cm" svg:height="0.182cm" svg:x="16.013cm" svg:y="7.479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8" draw:layer="layout" svg:width="0.309cm" svg:height="0.517cm" svg:x="16.825cm" svg:y="7.246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5 68-7 7-59 7-74 7z">
            <text:p/>
          </draw:path>
          <draw:path draw:style-name="gr3" draw:text-style-name="P8" draw:layer="layout" svg:width="0.326cm" svg:height="0.533cm" svg:x="17.203cm" svg:y="7.246cm" svg:viewBox="0 0 327 534" svg:d="M327 270c0-64-3-125-31-184-36-74-99-86-132-86-46 0-104 19-136 92-24 54-28 114-28 178 0 58 4 127 35 187 34 61 90 77 129 77 42 0 100-16 135-90 25-53 28-114 28-174zM164 518c-30 0-78-19-90-95-9-46-9-118-9-164 0-49 0-100 5-143 16-91 74-98 94-98 24 0 77 14 91 90 7 44 7 102 7 151 0 58 0 111-9 161-10 74-54 98-89 98z">
            <text:p/>
          </draw:path>
          <draw:path draw:style-name="gr3" draw:text-style-name="P8" draw:layer="layout" svg:width="0.326cm" svg:height="0.533cm" svg:x="17.59cm" svg:y="7.246cm" svg:viewBox="0 0 327 534" svg:d="M327 270c0-64-3-125-31-184-36-74-99-86-132-86-46 0-104 19-136 92-24 54-28 114-28 178 0 58 4 127 35 187 34 61 90 77 129 77 42 0 100-16 135-90 25-53 28-114 28-174zM164 518c-30 0-78-19-92-95-7-46-7-118-7-164 0-49 0-100 5-143 16-91 74-98 94-98 24 0 75 14 91 90 7 44 7 102 7 151 0 58 0 111-9 161-10 74-54 98-89 98z">
            <text:p/>
          </draw:path>
          <draw:path draw:style-name="gr3" draw:text-style-name="P8" draw:layer="layout" svg:width="0.326cm" svg:height="0.533cm" svg:x="17.976cm" svg:y="7.246cm" svg:viewBox="0 0 327 534" svg:d="M327 270c0-64-3-125-31-184-36-74-99-86-132-86-46 0-104 19-136 92-24 54-28 114-28 178 0 58 4 127 35 187 34 61 90 77 129 77 42 0 100-16 135-90 25-53 28-114 28-174zM164 518c-30 0-78-19-90-95-9-46-9-118-9-164 0-49 0-100 5-143 16-91 74-98 94-98 24 0 77 14 91 90 7 44 7 102 7 151 0 58 0 111-9 161-10 74-54 98-89 98z">
            <text:p/>
          </draw:path>
        </draw:g>
        <draw:g>
          <svg:title>TexMaths</svg:title>
          <svg:desc>22§display§\therefore \ \ \text { from (2) we get }§svg§600§FALSE§</svg:desc>
          <draw:polygon draw:style-name="gr2" draw:text-style-name="P7" draw:layer="layout" svg:width="6.627cm" svg:height="0.696cm" svg:x="18.919cm" svg:y="7.166cm" svg:viewBox="0 0 6628 697" draw:points="3315,697 0,697 0,0 6628,0 6628,697">
            <text:p/>
          </draw:polygon>
          <draw:path draw:style-name="gr3" draw:text-style-name="P8" draw:layer="layout" svg:width="0.469cm" svg:height="0.418cm" svg:x="18.903cm" svg:y="7.349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251cm" svg:height="0.546cm" svg:x="20.41cm" svg:y="7.162cm" svg:viewBox="0 0 252 547" svg:d="M111 213v-90c0-68 37-105 72-105 2 0 12 0 25 5-9 3-23 12-23 32 0 17 12 33 33 33 23 0 34-16 34-33 0-29-28-55-69-55-54 0-121 40-121 123v90h-62v23h62v251c0 35-9 35-62 35v25c32-2 67-3 90-3 31 0 67 0 98 3v-25h-15c-59 0-60-8-60-36v-250h89v-23z">
            <text:p/>
          </draw:path>
          <draw:path draw:style-name="gr3" draw:text-style-name="P8" draw:layer="layout" svg:width="0.261cm" svg:height="0.342cm" svg:x="20.642cm" svg:y="7.3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0.945cm" svg:y="7.361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21.334cm" svg:y="7.364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22.288cm" svg:y="7.12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09cm" svg:height="0.516cm" svg:x="22.552cm" svg:y="7.19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18cm" svg:height="0.773cm" svg:x="22.943cm" svg:y="7.1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31cm" svg:height="0.342cm" svg:x="23.471cm" svg:y="7.373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24.017cm" svg:y="7.3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24.619cm" svg:y="7.35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3cm" svg:height="0.356cm" svg:x="25.004cm" svg:y="7.3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25.342cm" svg:y="7.231cm" svg:viewBox="0 0 245 486" svg:d="M120 167h111v-25h-111v-142h-20c0 63-24 146-100 150v17h67v213c0 97 72 106 100 106 55 0 78-55 78-106v-44h-21v44c0 56-23 86-51 86-53 0-53-70-53-84z">
            <text:p/>
          </draw:path>
        </draw:g>
        <draw:g>
          <svg:title>TexMaths</svg:title>
          <svg:desc>22§display§2000 =  1000.e^{k}§svg§600§FALSE§</svg:desc>
          <draw:polygon draw:style-name="gr2" draw:text-style-name="P7" draw:layer="layout" svg:width="4.928cm" svg:height="0.635cm" svg:x="2.855cm" svg:y="8.518cm" svg:viewBox="0 0 4929 636" draw:points="2464,636 0,636 0,0 4929,0 4929,636">
            <text:p/>
          </draw:polygon>
          <draw:path draw:style-name="gr3" draw:text-style-name="P8" draw:layer="layout" svg:width="0.309cm" svg:height="0.517cm" svg:x="2.855cm" svg:y="8.65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326cm" svg:height="0.532cm" svg:x="3.233cm" svg:y="8.659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5 14 91 89 7 44 7 102 7 152 0 58 0 111-9 160-10 74-54 99-89 99z">
            <text:p/>
          </draw:path>
          <draw:path draw:style-name="gr3" draw:text-style-name="P8" draw:layer="layout" svg:width="0.326cm" svg:height="0.532cm" svg:x="3.619cm" svg:y="8.659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5 14 91 89 7 44 7 102 7 152 0 58 0 111-9 160-10 74-54 99-89 99z">
            <text:p/>
          </draw:path>
          <draw:path draw:style-name="gr3" draw:text-style-name="P8" draw:layer="layout" svg:width="0.326cm" svg:height="0.532cm" svg:x="4.006cm" svg:y="8.659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5 14 91 89 7 44 7 102 7 152 0 58 0 111-9 160-10 74-54 99-89 99z">
            <text:p/>
          </draw:path>
          <draw:path draw:style-name="gr3" draw:text-style-name="P8" draw:layer="layout" svg:width="0.515cm" svg:height="0.182cm" svg:x="4.62cm" svg:y="8.8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5.463cm" svg:y="8.65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26cm" svg:height="0.532cm" svg:x="5.81cm" svg:y="8.659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8" draw:layer="layout" svg:width="0.326cm" svg:height="0.532cm" svg:x="6.197cm" svg:y="8.659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8" draw:layer="layout" svg:width="0.326cm" svg:height="0.532cm" svg:x="6.584cm" svg:y="8.659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8" draw:layer="layout" svg:width="0.083cm" svg:height="0.084cm" svg:x="7.006cm" svg:y="9.092cm" svg:viewBox="0 0 84 85" svg:d="M84 42c0-23-19-42-42-42s-42 19-42 42 19 43 42 43 42-20 42-43z">
            <text:p/>
          </draw:path>
          <draw:path draw:style-name="gr3" draw:text-style-name="P8" draw:layer="layout" svg:width="0.298cm" svg:height="0.351cm" svg:x="7.189cm" svg:y="8.833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8" draw:layer="layout" svg:width="0.266cm" svg:height="0.383cm" svg:x="7.556cm" svg:y="8.479cm" svg:viewBox="0 0 267 384" svg:d="M130 16c0 0 2-7 2-9s-2-7-9-7c-10 0-56 4-70 5-4 0-11 2-11 13 0 8 7 8 14 8 25 0 25 4 25 7 0 4 0 7-2 13l-75 308c-4 9-4 10-4 12 0 7 7 18 19 18 14 0 21-13 25-23 0-4 25-99 26-106 39 4 71 16 71 44 0 2 0 6-2 11-2 9-2 10-2 17 0 39 32 57 57 57 54 0 70-83 70-85 0-7-7-7-9-7-7 0-9 4-10 14-7 23-22 62-50 62-14 0-17-14-17-28 0-9 0-11 2-25 1-2 3-10 3-17 0-48-65-57-88-57 16-10 35-28 46-37 26-26 54-51 84-51 7 0 14 2 18 7-23 4-28 21-28 30 0 12 10 21 23 21 14 0 29-12 29-35 0-18-12-39-42-39s-58 23-86 48c-23 23-40 39-63 49z">
            <text:p/>
          </draw:path>
        </draw:g>
        <draw:g>
          <svg:title>TexMaths</svg:title>
          <svg:desc>22§display§e^{k} = 2§svg§600§FALSE§</svg:desc>
          <draw:polygon draw:style-name="gr2" draw:text-style-name="P7" draw:layer="layout" svg:width="2.042cm" svg:height="0.628cm" svg:x="9.96cm" svg:y="8.52cm" svg:viewBox="0 0 2043 629" draw:points="1020,629 0,629 0,0 2043,0 2043,629">
            <text:p/>
          </draw:polygon>
          <draw:path draw:style-name="gr3" draw:text-style-name="P8" draw:layer="layout" svg:width="0.298cm" svg:height="0.351cm" svg:x="9.956cm" svg:y="8.835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8" draw:layer="layout" svg:width="0.266cm" svg:height="0.383cm" svg:x="10.322cm" svg:y="8.481cm" svg:viewBox="0 0 267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2 62-50 62-14 0-17-14-17-28 0-9 0-11 1-25 2-2 4-10 4-17 0-48-65-57-88-57 16-10 35-28 46-37 26-26 54-51 84-51 7 0 14 2 18 7-23 4-28 21-28 30 0 12 10 21 23 21 14 0 29-12 29-35 0-18-12-39-42-39s-58 23-86 48c-23 23-40 39-63 49z">
            <text:p/>
          </draw:path>
          <draw:path draw:style-name="gr3" draw:text-style-name="P8" draw:layer="layout" svg:width="0.514cm" svg:height="0.182cm" svg:x="10.918cm" svg:y="8.893cm" svg:viewBox="0 0 515 183" svg:d="M489 32c12 0 26 0 26-16s-14-16-24-16h-465c-12 0-26 0-26 16s14 16 26 16zM491 183c10 0 24 0 24-16s-14-16-26-16h-463c-12 0-26 0-26 16s14 16 26 16z">
            <text:p/>
          </draw:path>
          <draw:path draw:style-name="gr3" draw:text-style-name="P8" draw:layer="layout" svg:width="0.309cm" svg:height="0.517cm" svg:x="11.729cm" svg:y="8.661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9 58-17 69-6 7-57 7-72 7z">
            <text:p/>
          </draw:path>
        </draw:g>
        <draw:g>
          <svg:title>TexMaths</svg:title>
          <svg:desc>22§display§.\ .\ .\  \ \ \text {(3)}§svg§600§FALSE§</svg:desc>
          <draw:polygon draw:style-name="gr2" draw:text-style-name="P7" draw:layer="layout" svg:width="2.767cm" svg:height="0.696cm" svg:x="14.312cm" svg:y="8.565cm" svg:viewBox="0 0 2768 697" draw:points="1383,697 0,697 0,0 2768,0 2768,697">
            <text:p/>
          </draw:polygon>
          <draw:path draw:style-name="gr3" draw:text-style-name="P8" draw:layer="layout" svg:width="0.083cm" svg:height="0.083cm" svg:x="14.34cm" svg:y="9.0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812cm" svg:y="9.0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285cm" svg:y="9.024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6.283cm" svg:y="8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16.54cm" svg:y="8.59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6.938cm" svg:y="8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Now, when } t = 2\frac{1}{2} = \frac{5}{2}, \ \  \ N = \ ?§svg§600§FALSE§</svg:desc>
          <draw:polygon draw:style-name="gr2" draw:text-style-name="P7" draw:layer="layout" svg:width="11.008cm" svg:height="1.491cm" svg:x="2.821cm" svg:y="9.766cm" svg:viewBox="0 0 11009 1492" draw:points="5504,1492 0,1492 0,0 11009,0 11009,1492">
            <text:p/>
          </draw:polygon>
          <draw:path draw:style-name="gr3" draw:text-style-name="P8" draw:layer="layout" svg:width="0.529cm" svg:height="0.529cm" svg:x="2.807cm" svg:y="10.237cm" svg:viewBox="0 0 530 530" svg:d="M155 11c-7-11-9-11-23-11h-132v25h23c10 0 26 0 39 1 17 2 17 2 17 18v405c0 21 0 56-79 56v25c26 0 65-2 92-2 24 0 63 2 89 2v-25c-79 0-79-35-79-56v-403c4 3 4 3 7 9l317 464c7 11 7 11 12 11 13 0 13-6 13-20v-429c0-21 0-56 79-56v-25c-27 0-65 2-92 2-24 0-63-2-90-2v25c80 0 80 35 80 56v331z">
            <text:p/>
          </draw:path>
          <draw:path draw:style-name="gr3" draw:text-style-name="P8" draw:layer="layout" svg:width="0.344cm" svg:height="0.356cm" svg:x="3.384cm" svg:y="10.41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531cm" svg:height="0.342cm" svg:x="3.742cm" svg:y="10.431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091cm" svg:height="0.231cm" svg:x="4.352cm" svg:y="10.68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4.773cm" svg:y="10.431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39cm" svg:height="0.537cm" svg:x="5.341cm" svg:y="10.228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767cm" svg:y="10.41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6.114cm" svg:y="10.42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6.795cm" svg:y="10.281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7.315cm" svg:y="10.4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8.126cm" svg:y="10.24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256cm" svg:height="0.516cm" svg:x="8.636cm" svg:y="9.72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8.568cm" svg:y="10.556cm" svg:viewBox="0 0 389 33" draw:points="194,33 0,33 0,0 389,0 389,33">
            <text:p/>
          </draw:polygon>
          <draw:path draw:style-name="gr3" draw:text-style-name="P8" draw:layer="layout" svg:width="0.309cm" svg:height="0.516cm" svg:x="8.606cm" svg:y="10.78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515cm" svg:height="0.182cm" svg:x="9.305cm" svg:y="10.4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2cm" svg:x="10.208cm" svg:y="9.72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olygon draw:style-name="gr3" draw:text-style-name="P8" draw:layer="layout" svg:width="0.388cm" svg:height="0.032cm" svg:x="10.171cm" svg:y="10.556cm" svg:viewBox="0 0 389 33" draw:points="194,33 0,33 0,0 389,0 389,33">
            <text:p/>
          </draw:polygon>
          <draw:path draw:style-name="gr3" draw:text-style-name="P8" draw:layer="layout" svg:width="0.309cm" svg:height="0.516cm" svg:x="10.208cm" svg:y="10.78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091cm" svg:height="0.231cm" svg:x="10.717cm" svg:y="10.68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652cm" svg:height="0.529cm" svg:x="11.797cm" svg:y="10.237cm" svg:viewBox="0 0 653 530" svg:d="M556 81c7-30 21-55 83-56 5 0 14-2 14-16 0-2 0-9-11-9-24 0-52 2-77 2-26 0-55-2-79-2-6 0-14 0-14 16 0 9 7 9 14 9 44 0 53 15 53 33 0 2-2 14-4 16l-86 345-171-405c-7-14-7-14-25-14h-103c-16 0-23 0-23 16 0 9 7 9 21 9 3 0 53 0 53 7l-104 415c-7 32-21 56-85 58-3 0-12 2-12 16 0 5 4 9 11 9 24 0 51-2 77-2s55 2 79 2c4 0 14 0 14-16 0-7-7-9-16-9-44 0-51-18-51-34 0-5 2-8 4-17l102-410c4 5 4 7 7 14l194 457c5 13 7 15 14 15 9 0 9-2 12-16z">
            <text:p/>
          </draw:path>
          <draw:path draw:style-name="gr3" draw:text-style-name="P8" draw:layer="layout" svg:width="0.515cm" svg:height="0.182cm" svg:x="12.73cm" svg:y="10.4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79cm" svg:height="0.546cm" svg:x="13.589cm" svg:y="10.22cm" svg:viewBox="0 0 280 547" svg:d="M139 354c0-99 76-153 102-173 21-16 39-44 39-75 0-46-32-106-148-106-84 0-132 53-132 104 0 26 18 37 35 37 23 0 37-16 37-35 0-36-33-36-44-36 25-42 69-52 102-52 85 0 85 52 85 82 0 46-13 60-27 74-51 55-68 127-68 174v36c0 14 0 17 8 17 11 0 11-7 11-21zM171 505c0-21-20-41-43-41-21 0-40 20-40 41 0 23 19 42 40 42 23 0 43-19 43-42z">
            <text:p/>
          </draw:path>
        </draw:g>
        <draw:g>
          <svg:title>TexMaths</svg:title>
          <svg:desc>22§display§N =  1000.e^{\frac{5}{2}k} =  1000 . ( e^{k} )^\frac{5}{2} = §svg§600§FALSE§</svg:desc>
          <draw:polygon draw:style-name="gr2" draw:text-style-name="P7" draw:layer="layout" svg:width="10.003cm" svg:height="0.901cm" svg:x="2.866cm" svg:y="11.82cm" svg:viewBox="0 0 10004 902" draw:points="5002,902 0,902 0,0 10004,0 10004,902">
            <text:p/>
          </draw:polygon>
          <draw:path draw:style-name="gr3" draw:text-style-name="P8" draw:layer="layout" svg:width="0.652cm" svg:height="0.529cm" svg:x="2.857cm" svg:y="12.038cm" svg:viewBox="0 0 653 530" svg:d="M556 81c7-30 21-55 83-56 5 0 14-2 14-16 0-2 0-9-11-9-24 0-52 2-77 2-26 0-55-2-79-2-5 0-14 0-14 16 0 9 7 9 14 9 44 0 53 15 53 33 0 2-2 14-4 16l-86 345-171-405c-7-14-7-14-25-14h-103c-16 0-23 0-23 16 0 9 7 9 21 9 3 0 53 0 53 7l-104 415c-7 32-21 57-85 58-3 0-12 2-12 16 0 5 4 9 11 9 24 0 51-2 77-2s55 2 79 2c4 0 14 0 14-16 0-7-7-9-16-9-44 0-51-17-51-33 0-5 2-9 4-18l102-410c4 5 4 7 7 14l194 458c5 12 7 14 14 14 9 0 9-2 12-16z">
            <text:p/>
          </draw:path>
          <draw:path draw:style-name="gr3" draw:text-style-name="P8" draw:layer="layout" svg:width="0.515cm" svg:height="0.182cm" svg:x="3.792cm" svg:y="12.2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4.633cm" svg:y="12.0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326cm" svg:height="0.533cm" svg:x="4.98cm" svg:y="12.05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8" draw:layer="layout" svg:width="0.326cm" svg:height="0.533cm" svg:x="5.367cm" svg:y="12.05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8" draw:layer="layout" svg:width="0.326cm" svg:height="0.533cm" svg:x="5.754cm" svg:y="12.05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8" draw:layer="layout" svg:width="0.083cm" svg:height="0.084cm" svg:x="6.177cm" svg:y="12.484cm" svg:viewBox="0 0 84 85" svg:d="M84 42c0-23-19-42-42-42s-42 19-42 42 19 43 42 43 42-20 42-43z">
            <text:p/>
          </draw:path>
          <draw:path draw:style-name="gr3" draw:text-style-name="P8" draw:layer="layout" svg:width="0.298cm" svg:height="0.351cm" svg:x="6.361cm" svg:y="12.225cm" svg:viewBox="0 0 299 352" svg:d="M109 164c23 0 81-2 120-18 54-23 58-69 58-79 0-35-30-67-83-67-86 0-204 76-204 211 0 80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8" draw:layer="layout" svg:width="0.193cm" svg:height="0.267cm" svg:x="6.814cm" svg:y="11.781cm" svg:viewBox="0 0 194 268" svg:d="M40 44c22 5 39 5 43 5 28 0 47-7 56-12 11-5 37-21 37-30 0-7-5-7-5-7-2 0-2 0-7 2-14 5-39 10-64 10-23 0-44-3-65-10-3-2-5-2-5-2-5 0-5 5-5 11v118c0 5 0 10 7 10 3 0 3 0 7-5 16-16 37-25 63-25 21 0 35 12 41 21 8 13 10 30 10 50 0 15-2 38-17 52-18 18-39 20-48 20-26 0-55-11-67-34 18-1 23-12 23-23 0-12-11-21-23-21-7 0-21 6-21 23 0 39 37 71 88 71 58 0 106-39 106-87 0-44-37-86-92-86-25 0-44 7-62 19z">
            <text:p/>
          </draw:path>
          <draw:polygon draw:style-name="gr3" draw:text-style-name="P8" draw:layer="layout" svg:width="0.263cm" svg:height="0.027cm" svg:x="6.779cm" svg:y="12.098cm" svg:viewBox="0 0 264 28" draw:points="132,28 0,28 0,0 264,0 264,28">
            <text:p/>
          </draw:polygon>
          <draw:path draw:style-name="gr3" draw:text-style-name="P8" draw:layer="layout" svg:width="0.193cm" svg:height="0.258cm" svg:x="6.814cm" svg:y="12.175cm" svg:viewBox="0 0 194 259" svg:d="M194 185h-16c-2 7-6 32-11 35-3 2-37 2-42 2h-76c25-20 55-41 78-56 35-25 67-48 67-89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267cm" svg:height="0.383cm" svg:x="7.175cm" svg:y="11.871cm" svg:viewBox="0 0 268 384" svg:d="M130 16c0 0 2-7 2-9s-2-7-9-7c-10 0-56 4-70 5-4 0-11 2-11 13 0 8 7 8 14 8 25 0 25 4 25 7 0 4 0 7-2 13l-75 308c-4 9-4 10-4 12 0 7 7 18 19 18 14 0 21-12 25-23 0-4 25-99 26-106 39 4 71 16 71 44 0 2 0 6-2 11-2 9-2 10-2 18 0 38 32 56 58 56 53 0 69-83 69-85 0-7-7-7-9-7-7 0-9 4-10 14-7 23-21 62-50 62-14 0-17-14-17-28 0-9 0-11 2-25 1-2 3-10 3-17 0-48-65-57-88-57 16-10 35-28 46-37 26-26 54-51 84-51 7 0 14 2 18 7-23 4-28 21-28 30 0 12 10 21 23 21 14 0 30-12 30-35 0-18-13-39-41-39-32 0-60 23-88 48-23 23-40 39-63 49z">
            <text:p/>
          </draw:path>
          <draw:path draw:style-name="gr3" draw:text-style-name="P8" draw:layer="layout" svg:width="0.515cm" svg:height="0.182cm" svg:x="7.773cm" svg:y="12.2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8.614cm" svg:y="12.0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26cm" svg:height="0.533cm" svg:x="8.963cm" svg:y="12.05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8" draw:layer="layout" svg:width="0.326cm" svg:height="0.533cm" svg:x="9.348cm" svg:y="12.05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8" draw:layer="layout" svg:width="0.326cm" svg:height="0.533cm" svg:x="9.736cm" svg:y="12.05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8" draw:layer="layout" svg:width="0.083cm" svg:height="0.084cm" svg:x="10.158cm" svg:y="12.484cm" svg:viewBox="0 0 84 85" svg:d="M84 42c0-23-19-42-42-42s-42 19-42 42 19 43 42 43 42-20 42-43z">
            <text:p/>
          </draw:path>
          <draw:path draw:style-name="gr3" draw:text-style-name="P8" draw:layer="layout" svg:width="0.18cm" svg:height="0.774cm" svg:x="10.383cm" svg:y="11.98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98cm" svg:height="0.351cm" svg:x="10.642cm" svg:y="12.225cm" svg:viewBox="0 0 299 352" svg:d="M109 164c23 0 81-2 120-18 54-23 58-69 58-79 0-35-30-67-83-67-86 0-204 76-204 211 0 80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8" draw:layer="layout" svg:width="0.267cm" svg:height="0.383cm" svg:x="11.008cm" svg:y="11.871cm" svg:viewBox="0 0 268 384" svg:d="M130 16c0 0 2-7 2-9s-2-7-9-7c-10 0-56 4-70 5-4 0-11 2-11 13 0 8 7 8 14 8 25 0 25 4 25 7 0 4 0 7-2 13l-75 308c-4 9-4 10-4 12 0 7 7 18 19 18 14 0 21-12 25-23 0-4 25-99 26-106 39 4 71 16 71 44 0 2 0 6-2 11-2 9-2 10-2 18 0 38 32 56 57 56 54 0 70-83 70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cm" svg:height="0.774cm" svg:x="11.392cm" svg:y="11.985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193cm" svg:height="0.267cm" svg:x="11.777cm" svg:y="11.781cm" svg:viewBox="0 0 194 268" svg:d="M40 44c22 5 39 5 43 5 26 0 47-7 56-12 11-5 37-21 37-30 0-7-5-7-5-7-2 0-2 0-7 2-14 5-39 10-64 10-23 0-44-3-65-10-5-2-5-2-5-2-7 0-7 5-7 11v118c0 5 0 10 9 10 3 0 3 0 7-5 16-16 37-25 63-25 21 0 35 12 41 21 8 13 10 30 10 50 0 15-2 38-17 52-18 18-39 20-48 20-26 0-55-11-67-34 18-1 23-12 23-23 0-12-11-21-23-21-7 0-21 6-21 23 0 39 37 71 88 71 58 0 106-39 106-87 0-44-37-86-92-86-25 0-44 7-62 19z">
            <text:p/>
          </draw:path>
          <draw:polygon draw:style-name="gr3" draw:text-style-name="P8" draw:layer="layout" svg:width="0.263cm" svg:height="0.027cm" svg:x="11.742cm" svg:y="12.098cm" svg:viewBox="0 0 264 28" draw:points="132,28 0,28 0,0 264,0 264,28">
            <text:p/>
          </draw:polygon>
          <draw:path draw:style-name="gr3" draw:text-style-name="P8" draw:layer="layout" svg:width="0.193cm" svg:height="0.258cm" svg:x="11.777cm" svg:y="12.175cm" svg:viewBox="0 0 194 259" svg:d="M194 185h-16c-2 7-6 32-11 35-3 2-37 2-42 2h-77c26-20 56-41 79-56 35-25 67-48 67-89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515cm" svg:height="0.182cm" svg:x="12.393cm" svg:y="12.283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1000 . \left( 2 \right)^\frac{5}{2}§svg§600§FALSE§</svg:desc>
          <draw:polygon draw:style-name="gr2" draw:text-style-name="P7" draw:layer="layout" svg:width="3.157cm" svg:height="0.971cm" svg:x="13.356cm" svg:y="11.722cm" svg:viewBox="0 0 3158 972" draw:points="1579,972 0,972 0,0 3158,0 3158,972">
            <text:p/>
          </draw:polygon>
          <draw:path draw:style-name="gr3" draw:text-style-name="P8" draw:layer="layout" svg:width="0.256cm" svg:height="0.516cm" svg:x="13.386cm" svg:y="12.02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6cm" svg:height="0.532cm" svg:x="13.734cm" svg:y="12.023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5 14 91 89 7 44 7 102 7 152 0 58 0 111-8 160-11 74-55 98-90 98z">
            <text:p/>
          </draw:path>
          <draw:path draw:style-name="gr3" draw:text-style-name="P8" draw:layer="layout" svg:width="0.326cm" svg:height="0.532cm" svg:x="14.12cm" svg:y="12.023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5 14 91 89 7 44 7 102 7 152 0 58 0 111-8 160-11 74-55 98-90 98z">
            <text:p/>
          </draw:path>
          <draw:path draw:style-name="gr3" draw:text-style-name="P8" draw:layer="layout" svg:width="0.326cm" svg:height="0.532cm" svg:x="14.507cm" svg:y="12.023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5 14 91 89 7 44 7 102 7 152 0 58 0 111-8 160-11 74-55 98-90 98z">
            <text:p/>
          </draw:path>
          <draw:path draw:style-name="gr3" draw:text-style-name="P8" draw:layer="layout" svg:width="0.084cm" svg:height="0.083cm" svg:x="14.93cm" svg:y="12.456cm" svg:viewBox="0 0 85 84" svg:d="M85 42c0-23-20-42-43-42s-42 19-42 42 19 42 42 42 43-19 43-42z">
            <text:p/>
          </draw:path>
          <draw:path draw:style-name="gr3" draw:text-style-name="P8" draw:layer="layout" svg:width="0.18cm" svg:height="0.773cm" svg:x="15.284cm" svg:y="11.958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8" draw:layer="layout" svg:width="0.309cm" svg:height="0.516cm" svg:x="15.548cm" svg:y="12.02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18cm" svg:height="0.773cm" svg:x="15.939cm" svg:y="11.958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8" draw:layer="layout" svg:width="0.193cm" svg:height="0.267cm" svg:x="16.324cm" svg:y="11.683cm" svg:viewBox="0 0 194 268" svg:d="M40 44c22 5 39 5 43 5 28 0 47-7 56-12 11-5 37-21 37-30 0-7-5-7-5-7-2 0-2 0-7 2-14 5-39 10-64 10-23 0-44-3-65-10-3-2-5-2-5-2-5 0-5 5-5 11v117c0 6 0 11 7 11 3 0 3 0 7-5 16-16 37-25 63-25 21 0 35 12 41 21 8 13 10 30 10 50 0 15-2 38-17 52-18 18-39 20-48 20-26 0-55-11-67-34 18-2 23-12 23-23 0-12-9-21-23-21-7 0-21 6-21 23 0 39 37 71 88 71 58 0 106-39 106-87 0-44-37-86-92-86-25 0-44 7-62 19z">
            <text:p/>
          </draw:path>
          <draw:polygon draw:style-name="gr3" draw:text-style-name="P8" draw:layer="layout" svg:width="0.263cm" svg:height="0.027cm" svg:x="16.289cm" svg:y="12cm" svg:viewBox="0 0 264 28" draw:points="132,28 0,28 0,0 264,0 264,28">
            <text:p/>
          </draw:polygon>
          <draw:path draw:style-name="gr3" draw:text-style-name="P8" draw:layer="layout" svg:width="0.193cm" svg:height="0.258cm" svg:x="16.324cm" svg:y="12.077cm" svg:viewBox="0 0 194 259" svg:d="M194 185h-16c-2 7-5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</draw:g>
        <draw:g>
          <svg:title>TexMaths</svg:title>
          <svg:desc>22§display§.\ . \ . \  \ \text { [ From (3) ] }§svg§600§FALSE§</svg:desc>
          <draw:polygon draw:style-name="gr2" draw:text-style-name="P7" draw:layer="layout" svg:width="5.728cm" svg:height="0.696cm" svg:x="18.804cm" svg:y="11.968cm" svg:viewBox="0 0 5729 697" draw:points="2865,697 0,697 0,0 5729,0 5729,697">
            <text:p/>
          </draw:polygon>
          <draw:path draw:style-name="gr3" draw:text-style-name="P8" draw:layer="layout" svg:width="0.083cm" svg:height="0.083cm" svg:x="18.832cm" svg:y="12.427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9.304cm" svg:y="12.427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9.777cm" svg:y="12.427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20.789cm" svg:y="11.929cm" svg:viewBox="0 0 107 774" draw:points="107,774 107,744 32,744 32,32 107,32 107,0 0,0 0,774">
            <text:p/>
          </draw:polygon>
          <draw:path draw:style-name="gr3" draw:text-style-name="P8" draw:layer="layout" svg:width="0.446cm" svg:height="0.527cm" svg:x="21.195cm" svg:y="11.984cm" svg:viewBox="0 0 447 528" svg:d="M426 0h-426v25h19c60 0 60 8 60 35v406c0 28 0 37-60 37h-19v25c26-4 88-4 118-4 32 0 102 0 130 4v-25h-25c-73 0-73-10-73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21.632cm" svg:y="12.1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1.934cm" svg:y="12.1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22.325cm" svg:y="12.166cm" svg:viewBox="0 0 605 343" svg:d="M60 76v209c0 33-9 33-60 33v25c26 0 67-2 88-2 19 0 60 2 86 2v-25c-51 0-60 0-60-33v-144c0-81 55-123 104-123s58 42 58 86v181c0 33-9 33-61 33v25c28 0 67-2 88-2s61 2 88 2v-25c-53 0-62 0-62-33v-144c0-81 56-123 106-123 47 0 56 42 56 86v181c0 33-9 33-60 33v25c26 0 67-2 88-2 19 0 60 2 86 2v-25c-40 0-60 0-60-22v-148c0-67 0-92-24-120-11-12-37-28-81-28-65 0-100 46-113 76-10-67-68-76-104-76-56 0-93 33-114 81v-81l-109 9v24c55 0 60 6 60 43z">
            <text:p/>
          </draw:path>
          <draw:path draw:style-name="gr3" draw:text-style-name="P8" draw:layer="layout" svg:width="0.18cm" svg:height="0.773cm" svg:x="23.279cm" svg:y="11.9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23.536cm" svg:y="11.994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23.933cm" svg:y="11.929cm" svg:viewBox="0 0 181 774" svg:d="M181 387c0-60-9-153-51-241-47-95-114-146-123-146-3 0-7 4-7 7 0 4 0 5 14 19 77 76 121 199 121 361 0 132-28 269-124 366-11 10-11 12-11 14 0 5 4 7 7 7 9 0 79-53 125-151 40-85 49-171 49-236z">
            <text:p/>
          </draw:path>
          <draw:polygon draw:style-name="gr3" draw:text-style-name="P8" draw:layer="layout" svg:width="0.106cm" svg:height="0.773cm" svg:x="24.465cm" svg:y="11.929cm" svg:viewBox="0 0 107 774" draw:points="107,0 0,0 0,32 76,32 76,744 0,744 0,774 107,774">
            <text:p/>
          </draw:polygon>
        </draw:g>
        <draw:g>
          <svg:title>TexMaths</svg:title>
          <svg:desc>22§display§N =  1000.4.\sqrt{2} = 4000 \times 1.414 = 5656§svg§600§FALSE§</svg:desc>
          <draw:polygon draw:style-name="gr2" draw:text-style-name="P7" draw:layer="layout" svg:width="12.88cm" svg:height="0.696cm" svg:x="2.867cm" svg:y="13.022cm" svg:viewBox="0 0 12881 697" draw:points="6442,697 0,697 0,0 12881,0 12881,697">
            <text:p/>
          </draw:polygon>
          <draw:path draw:style-name="gr3" draw:text-style-name="P8" draw:layer="layout" svg:width="0.652cm" svg:height="0.528cm" svg:x="2.858cm" svg:y="13.162cm" svg:viewBox="0 0 653 529" svg:d="M556 81c7-30 21-55 83-56 5 0 14-2 14-16 0-2 0-9-11-9-24 0-52 2-77 2-26 0-55-2-79-2-6 0-14 0-14 16 0 9 7 9 14 9 44 0 53 15 53 33 0 2-2 14-4 16l-86 345-171-405c-7-14-7-14-25-14h-103c-16 0-23 0-23 16 0 9 7 9 21 9 3 0 53 0 53 7l-104 415c-7 31-21 56-85 58-3 0-12 2-12 16 0 5 4 8 11 8 24 0 51-1 77-1s55 1 79 1c4 0 14 0 14-15 0-7-7-9-16-9-44 0-51-18-51-34 0-5 2-8 4-17l102-410c4 5 4 7 7 14l194 457c5 13 7 14 14 14 9 0 9-1 12-15z">
            <text:p/>
          </draw:path>
          <draw:path draw:style-name="gr3" draw:text-style-name="P8" draw:layer="layout" svg:width="0.515cm" svg:height="0.182cm" svg:x="3.793cm" svg:y="13.4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4.634cm" svg:y="13.17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6cm" svg:height="0.532cm" svg:x="4.981cm" svg:y="13.17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326cm" svg:height="0.532cm" svg:x="5.368cm" svg:y="13.17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326cm" svg:height="0.532cm" svg:x="5.755cm" svg:y="13.17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83cm" svg:height="0.083cm" svg:x="6.177cm" svg:y="13.609cm" svg:viewBox="0 0 84 84" svg:d="M84 42c0-23-19-42-42-42s-42 19-42 42 19 42 42 42 42-19 42-42z">
            <text:p/>
          </draw:path>
          <draw:path draw:style-name="gr3" draw:text-style-name="P8" draw:layer="layout" svg:width="0.344cm" svg:height="0.523cm" svg:x="6.348cm" svg:y="13.16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083cm" svg:height="0.083cm" svg:x="6.779cm" svg:y="13.609cm" svg:viewBox="0 0 84 84" svg:d="M84 42c0-23-19-42-42-42s-42 19-42 42 19 42 42 42 42-19 42-42z">
            <text:p/>
          </draw:path>
          <draw:path draw:style-name="gr3" draw:text-style-name="P8" draw:layer="layout" svg:width="0.604cm" svg:height="0.773cm" svg:x="6.983cm" svg:y="12.983cm" svg:viewBox="0 0 605 774" svg:d="M245 693l-136-301c-5-12-10-12-12-12 0 0-5 0-13 5l-73 57c-11 7-11 10-11 12 0 3 2 9 7 9s19-11 26-18c6-3 18-12 27-18l151 335c5 12 11 12 18 12 10 0 12-4 19-14l352-728c5-13 5-14 5-16 0-9-7-16-15-16-7 0-13 4-18 16z">
            <text:p/>
          </draw:path>
          <draw:polygon draw:style-name="gr3" draw:text-style-name="P8" draw:layer="layout" svg:width="0.388cm" svg:height="0.032cm" svg:x="7.571cm" svg:y="12.983cm" svg:viewBox="0 0 389 33" draw:points="194,33 0,33 0,0 389,0 389,33">
            <text:p/>
          </draw:polygon>
          <draw:path draw:style-name="gr3" draw:text-style-name="P8" draw:layer="layout" svg:width="0.309cm" svg:height="0.516cm" svg:x="7.61cm" svg:y="13.1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515cm" svg:height="0.182cm" svg:x="8.215cm" svg:y="13.4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9.011cm" svg:y="13.16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326cm" svg:height="0.532cm" svg:x="9.405cm" svg:y="13.17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326cm" svg:height="0.532cm" svg:x="9.792cm" svg:y="13.17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26cm" svg:height="0.532cm" svg:x="10.18cm" svg:y="13.17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374cm" svg:height="0.374cm" svg:x="10.82cm" svg:y="13.312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8" draw:layer="layout" svg:width="0.256cm" svg:height="0.516cm" svg:x="11.549cm" svg:y="13.17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83cm" svg:height="0.083cm" svg:x="11.934cm" svg:y="13.609cm" svg:viewBox="0 0 84 84" svg:d="M84 42c0-23-19-42-42-42s-42 19-42 42 19 42 42 42 42-19 42-42z">
            <text:p/>
          </draw:path>
          <draw:path draw:style-name="gr3" draw:text-style-name="P8" draw:layer="layout" svg:width="0.344cm" svg:height="0.523cm" svg:x="12.103cm" svg:y="13.16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256cm" svg:height="0.516cm" svg:x="12.538cm" svg:y="13.17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44cm" svg:height="0.523cm" svg:x="12.876cm" svg:y="13.16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515cm" svg:height="0.182cm" svg:x="13.499cm" svg:y="13.4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2cm" svg:x="14.312cm" svg:y="13.177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8" draw:layer="layout" svg:width="0.321cm" svg:height="0.532cm" svg:x="14.692cm" svg:y="13.177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8" draw:layer="layout" svg:width="0.309cm" svg:height="0.532cm" svg:x="15.085cm" svg:y="13.17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8" draw:layer="layout" svg:width="0.321cm" svg:height="0.532cm" svg:x="15.465cm" svg:y="13.177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8" draw:text-style-name="P6" draw:layer="layout" svg:width="26.4cm" svg:height="14.62cm" svg:x="0.8cm" svg:y="0.537cm" presentation:class="subtitle" presentation:user-transformed="true">
          <draw:text-box>
            <text:p text:style-name="P5"><text:span text:style-name="T6"><text:tab/></text:span><text:span text:style-name="T6"> </text:span><text:span text:style-name="T6">Radio active dacay and Half Life period :</text:span><text:span text:style-name="T7"> </text:span></text:p>
            <text:p text:style-name="P5"><text:span text:style-name="T8"><text:tab/></text:span><text:span text:style-name="T8"> </text:span><text:span text:style-name="T8">T</text:span><text:span text:style-name="T9">he radio active substances (elements) like radium, cesium etc. </text:span></text:p>
            <text:p text:style-name="P5"><text:span text:style-name="T9"><text:tab/></text:span><text:span text:style-name="T9"> </text:span><text:span text:style-name="T9">disintegrate with time. It means the mass of the substance decreases with</text:span></text:p>
            <text:p text:style-name="P5"><text:span text:style-name="T9"><text:tab/></text:span><text:span text:style-name="T9"> </text:span><text:span text:style-name="T9">time. The rate of disintegration of such elements is always proportional</text:span></text:p>
            <text:p text:style-name="P5"><text:span text:style-name="T9"><text:tab/></text:span><text:span text:style-name="T9"> </text:span><text:span text:style-name="T9">to the quantity of the substance present at that time. If <text:s text:c="4"/>is the quantity</text:span></text:p>
            <text:p text:style-name="P5"><text:span text:style-name="T9"><text:tab/></text:span><text:span text:style-name="T9"> </text:span><text:span text:style-name="T9">of any radio active substance present at time <text:s text:c="3"/>then <text:s/></text:span></text:p>
            <text:p text:style-name="P5"><text:span text:style-name="T9"><text:s text:c="2"/></text:span></text:p>
            <text:p text:style-name="P5"><text:span text:style-name="T9"><text:tab/></text:span><text:span text:style-name="T9"> <text:s/></text:span></text:p>
            <text:p text:style-name="P5"><text:span text:style-name="T9"><text:tab/></text:span><text:span text:style-name="T9"> </text:span></text:p>
            <text:p text:style-name="P5"><text:span text:style-name="T9"><text:s text:c="21"/></text:span><text:span text:style-name="T10"><text:tab/></text:span><text:span text:style-name="T10"> <text:s text:c="5"/></text:span></text:p>
            <text:p text:style-name="P5"><text:span text:style-name="T10"/></text:p>
            <text:p text:style-name="P5"><text:span text:style-name="T11"><text:s text:c="24"/></text:span></text:p>
            <text:p text:style-name="P5"><text:span text:style-name="T9"><text:tab/></text:span></text:p>
            <text:p text:style-name="P5"><text:span text:style-name="T9"/></text:p>
            <text:p text:style-name="P5"><text:span text:style-name="T9"/></text:p>
          </draw:text-box>
        </draw:frame>
        <draw:g>
          <svg:title>TexMaths</svg:title>
          <svg:desc>22§display§\frac{dx}{dt} \propto x§svg§600§FALSE§</svg:desc>
          <draw:polygon draw:style-name="gr2" draw:text-style-name="P7" draw:layer="layout" svg:width="2.3cm" svg:height="1.522cm" svg:x="2.491cm" svg:y="6.813cm" svg:viewBox="0 0 2301 1523" draw:points="1149,1523 0,1523 0,0 2301,0 2301,1523">
            <text:p/>
          </draw:polygon>
          <draw:path draw:style-name="gr3" draw:text-style-name="P8" draw:layer="layout" svg:width="0.369cm" svg:height="0.546cm" svg:x="2.484cm" svg:y="6.774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2.876cm" svg:y="6.9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8" draw:layer="layout" svg:width="0.846cm" svg:height="0.032cm" svg:x="2.452cm" svg:y="7.624cm" svg:viewBox="0 0 847 33" draw:points="422,33 0,33 0,0 847,0 847,33">
            <text:p/>
          </draw:polygon>
          <draw:path draw:style-name="gr3" draw:text-style-name="P8" draw:layer="layout" svg:width="0.369cm" svg:height="0.546cm" svg:x="2.565cm" svg:y="7.829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2.954cm" svg:y="7.88cm" svg:viewBox="0 0 239 495" svg:d="M143 176h74c14 0 22 0 22-16 0-9-8-9-22-9h-67c26-111 31-125 31-130 0-14-10-21-23-21-1 0-24 0-31 28l-30 123h-74c-16 0-23 0-23 14 0 11 7 11 21 11h69c-57 220-58 232-58 247 0 42 30 72 70 72 81 0 125-115 125-120 0-7-7-7-10-7-8 0-8 2-11 10-34 81-76 99-102 99-16 0-23-10-23-35 0-19 0-25 3-37z">
            <text:p/>
          </draw:path>
          <draw:path draw:style-name="gr3" draw:text-style-name="P8" draw:layer="layout" svg:width="0.516cm" svg:height="0.351cm" svg:x="3.647cm" svg:y="7.492cm" svg:viewBox="0 0 517 352" svg:d="M517 319c-3 0-15 1-19 1-60 0-102-61-128-100-7-14-29-46-37-60 19-40 70-137 163-137 6 0 13 0 21 2 0-20-1-21-3-23-5-2-16-2-23-2-98 0-157 95-176 134-30-48-40-65-70-88-48-42-90-46-109-46-87 0-136 86-136 176 0 88 48 176 134 176 98 0 155-95 174-134 32 48 42 65 70 88 48 43 90 46 110 46 10 0 22-2 29-3zM290 192c-17 40-70 137-162 137-75 0-110-83-110-153 0-76 42-144 107-144 62 0 102 61 128 102 9 12 29 44 37 58z">
            <text:p/>
          </draw:path>
          <draw:path draw:style-name="gr3" draw:text-style-name="P8" draw:layer="layout" svg:width="0.386cm" svg:height="0.351cm" svg:x="4.443cm" svg:y="7.4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\frac{dx}{dt} = - kx \ \ \text { where } k &gt; 0§svg§600§FALSE§</svg:desc>
          <draw:polygon draw:style-name="gr2" draw:text-style-name="P7" draw:layer="layout" svg:width="8.185cm" svg:height="1.522cm" svg:x="6.793cm" svg:y="6.914cm" svg:viewBox="0 0 8186 1523" draw:points="4092,1523 0,1523 0,0 8186,0 8186,1523">
            <text:p/>
          </draw:polygon>
          <draw:path draw:style-name="gr3" draw:text-style-name="P8" draw:layer="layout" svg:width="0.369cm" svg:height="0.546cm" svg:x="6.786cm" svg:y="6.87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7.178cm" svg:y="7.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8" draw:layer="layout" svg:width="0.846cm" svg:height="0.032cm" svg:x="6.754cm" svg:y="7.725cm" svg:viewBox="0 0 847 33" draw:points="422,33 0,33 0,0 847,0 847,33">
            <text:p/>
          </draw:polygon>
          <draw:path draw:style-name="gr3" draw:text-style-name="P8" draw:layer="layout" svg:width="0.369cm" svg:height="0.546cm" svg:x="6.867cm" svg:y="7.9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7.256cm" svg:y="7.981cm" svg:viewBox="0 0 239 495" svg:d="M143 176h73c15 0 23 0 23-16 0-9-8-9-23-9h-66c26-111 31-125 31-130 0-14-10-21-23-21-1 0-24 0-31 28l-30 123h-74c-16 0-23 0-23 14 0 11 7 11 21 11h69c-57 220-58 232-58 247 0 42 30 72 70 72 81 0 125-115 125-120 0-7-7-7-11-7-7 0-7 2-10 10-34 81-76 99-102 99-16 0-23-10-23-35 0-19 0-25 3-37z">
            <text:p/>
          </draw:path>
          <draw:path draw:style-name="gr3" draw:text-style-name="P8" draw:layer="layout" svg:width="0.515cm" svg:height="0.182cm" svg:x="7.949cm" svg:y="7.6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8.787cm" svg:y="7.725cm" svg:viewBox="0 0 473 33" svg:d="M447 33c12 0 26 0 26-17 0-16-14-16-26-16h-421c-12 0-26 0-26 16 0 17 14 17 26 17z">
            <text:p/>
          </draw:path>
          <draw:path draw:style-name="gr3" draw:text-style-name="P8" draw:layer="layout" svg:width="0.351cm" svg:height="0.546cm" svg:x="9.366cm" svg:y="7.398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8" draw:layer="layout" svg:width="0.386cm" svg:height="0.351cm" svg:x="9.772cm" svg:y="7.5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8" draw:layer="layout" svg:width="0.531cm" svg:height="0.342cm" svg:x="10.98cm" svg:y="7.602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39cm" svg:height="0.538cm" svg:x="11.548cm" svg:y="7.39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1.976cm" svg:y="7.5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2.319cm" svg:y="7.59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2.622cm" svg:y="7.5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51cm" svg:height="0.546cm" svg:x="13.243cm" svg:y="7.398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3" draw:text-style-name="P8" draw:layer="layout" svg:width="0.472cm" svg:height="0.45cm" svg:x="13.906cm" svg:y="7.518cm" svg:viewBox="0 0 473 451" svg:d="M459 243c9-5 14-9 14-18 0-8-5-14-14-17l-429-203c-11-5-12-5-14-5-9 0-16 7-16 16 0 7 4 10 14 17l408 192-408 192c-10 6-14 11-14 18 0 9 7 16 16 16 2 0 3 0 14-6z">
            <text:p/>
          </draw:path>
          <draw:path draw:style-name="gr3" draw:text-style-name="P8" draw:layer="layout" svg:width="0.326cm" svg:height="0.532cm" svg:x="14.69cm" svg:y="7.421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5.455cm" svg:y="7.514cm" svg:viewBox="0 0 652 350" draw:points="327,350 0,350 0,0 652,0 652,350">
            <text:p/>
          </draw:polygon>
          <draw:path draw:style-name="gr3" draw:text-style-name="P8" draw:layer="layout" svg:width="0.686cm" svg:height="0.426cm" svg:x="5.459cm" svg:y="7.475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therefore \ \ \ \frac{dx}{x} = - k \ dt §svg§600§FALSE§</svg:desc>
          <draw:polygon draw:style-name="gr2" draw:text-style-name="P7" draw:layer="layout" svg:width="5.43cm" svg:height="1.521cm" svg:x="2.671cm" svg:y="8.715cm" svg:viewBox="0 0 5431 1522" draw:points="2715,1522 0,1522 0,0 5431,0 5431,1522">
            <text:p/>
          </draw:polygon>
          <draw:path draw:style-name="gr3" draw:text-style-name="P8" draw:layer="layout" svg:width="0.469cm" svg:height="0.418cm" svg:x="2.655cm" svg:y="9.376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369cm" svg:height="0.546cm" svg:x="4.26cm" svg:y="8.676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4.652cm" svg:y="8.8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olygon draw:style-name="gr3" draw:text-style-name="P8" draw:layer="layout" svg:width="0.845cm" svg:height="0.032cm" svg:x="4.228cm" svg:y="9.526cm" svg:viewBox="0 0 846 33" draw:points="422,33 0,33 0,0 846,0 846,33">
            <text:p/>
          </draw:polygon>
          <draw:path draw:style-name="gr3" draw:text-style-name="P8" draw:layer="layout" svg:width="0.386cm" svg:height="0.351cm" svg:x="4.452cm" svg:y="9.9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515cm" svg:height="0.182cm" svg:x="5.423cm" svg:y="9.4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6.261cm" svg:y="9.526cm" svg:viewBox="0 0 473 33" svg:d="M447 33c12 0 26 0 26-17 0-16-14-16-26-16h-421c-12 0-26 0-26 16 0 17 14 17 26 17z">
            <text:p/>
          </draw:path>
          <draw:path draw:style-name="gr3" draw:text-style-name="P8" draw:layer="layout" svg:width="0.351cm" svg:height="0.546cm" svg:x="6.84cm" svg:y="9.198cm" svg:viewBox="0 0 352 547" svg:d="M179 9c0-2 0-9-8-9-18 0-76 7-95 7-7 2-16 2-16 16 0 10 7 10 19 10 37 0 39 6 39 13l-2 16-112 446c-4 11-4 13-4 16 0 20 16 23 23 23 10 0 21-7 26-18 4-5 39-149 44-168 27 1 90 14 90 65 0 5 0 8-4 17 0 9-1 18-1 27 0 45 30 77 70 77 23 0 44-12 62-42 19-34 28-76 28-78 0-8-7-8-9-8-9 0-9 3-10 14-16 58-34 96-69 96-14 0-25-8-25-36 0-13 4-30 7-43 2-14 2-17 2-24 0-51-47-72-114-81 24-14 49-39 67-58 36-41 72-74 110-74 6 0 6 0 7 0 9 2 11 2 16 7 2 0 2 2 4 2-37 3-44 33-44 42 0 12 9 28 30 28 19 0 42-18 42-47 0-23-18-50-53-50-21 0-58 7-112 69-29 30-59 60-87 72z">
            <text:p/>
          </draw:path>
          <draw:path draw:style-name="gr3" draw:text-style-name="P8" draw:layer="layout" svg:width="0.369cm" svg:height="0.546cm" svg:x="7.512cm" svg:y="9.198cm" svg:viewBox="0 0 370 547" svg:d="M370 9c0-2 0-9-11-9s-84 7-99 9c-5 0-10 3-10 14 0 10 7 10 19 10 37 0 39 6 39 13l-2 16-47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238cm" svg:height="0.493cm" svg:x="7.903cm" svg:y="9.251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draw:g>
          <svg:title>TexMaths</svg:title>
          <svg:desc>22§display§\int \frac{1}{x}\ dx = - k \int dt §svg§600§FALSE§</svg:desc>
          <draw:polygon draw:style-name="gr2" draw:text-style-name="P7" draw:layer="layout" svg:width="6.303cm" svg:height="1.642cm" svg:x="2.456cm" svg:y="10.715cm" svg:viewBox="0 0 6304 1643" draw:points="3152,1643 0,1643 0,0 6304,0 6304,1643">
            <text:p/>
          </draw:polygon>
          <draw:path draw:style-name="gr3" draw:text-style-name="P8" draw:layer="layout" svg:width="0.687cm" svg:height="1.719cm" svg:x="2.461cm" svg:y="10.67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56cm" svg:height="0.517cm" svg:x="3.508cm" svg:y="10.6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443cm" svg:height="0.032cm" svg:x="3.412cm" svg:y="11.519cm" svg:viewBox="0 0 444 33" draw:points="222,33 0,33 0,0 444,0 444,33">
            <text:p/>
          </draw:polygon>
          <draw:path draw:style-name="gr3" draw:text-style-name="P8" draw:layer="layout" svg:width="0.386cm" svg:height="0.351cm" svg:x="3.435cm" svg:y="11.9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8" draw:layer="layout" svg:width="0.369cm" svg:height="0.547cm" svg:x="4.235cm" svg:y="11.19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4.63cm" svg:y="11.3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5.307cm" svg:y="11.4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6.143cm" svg:y="11.519cm" svg:viewBox="0 0 473 33" svg:d="M447 33c12 0 26 0 26-17 0-16-14-16-26-16h-421c-12 0-26 0-26 16 0 17 14 17 26 17z">
            <text:p/>
          </draw:path>
          <draw:path draw:style-name="gr3" draw:text-style-name="P8" draw:layer="layout" svg:width="0.351cm" svg:height="0.547cm" svg:x="6.724cm" svg:y="11.192cm" svg:viewBox="0 0 352 548" svg:d="M180 9c0-2 0-9-9-9-18 0-76 7-95 7-7 2-16 2-16 16 0 10 7 10 19 10 37 0 39 6 39 13l-2 16-112 447c-4 10-4 12-4 16 0 19 16 23 23 23 10 0 21-8 26-18 4-5 39-150 44-169 27 2 90 14 90 65 0 5 0 9-3 18 0 8-2 17-2 26 0 46 30 78 70 78 25 0 44-13 62-43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8" draw:layer="layout" svg:width="0.687cm" svg:height="1.719cm" svg:x="7.28cm" svg:y="10.67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369cm" svg:height="0.547cm" svg:x="8.171cm" svg:y="11.19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238cm" svg:height="0.494cm" svg:x="8.56cm" svg:y="11.245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>
          <svg:title>TexMaths</svg:title>
          <svg:desc>22§display§\log x =  - kt + c_1§svg§600§FALSE§</svg:desc>
          <draw:polygon draw:style-name="gr2" draw:text-style-name="P7" draw:layer="layout" svg:width="5.367cm" svg:height="0.62cm" svg:x="2.572cm" svg:y="13.114cm" svg:viewBox="0 0 5368 621" draw:points="2684,621 0,621 0,0 5368,0 5368,621">
            <text:p/>
          </draw:polygon>
          <draw:path draw:style-name="gr3" draw:text-style-name="P8" draw:layer="layout" svg:width="0.173cm" svg:height="0.539cm" svg:x="2.558cm" svg:y="13.075cm" svg:viewBox="0 0 174 540" svg:d="M113 0l-113 9v25c55 0 62 5 62 42v404c0 35-9 35-62 35v25c26-2 67-2 86-2 20 0 58 0 88 2v-25c-53 0-61 0-61-35z">
            <text:p/>
          </draw:path>
          <draw:path draw:style-name="gr3" draw:text-style-name="P8" draw:layer="layout" svg:width="0.344cm" svg:height="0.357cm" svg:x="2.769cm" svg:y="13.26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8" draw:layer="layout" svg:width="0.355cm" svg:height="0.512cm" svg:x="3.156cm" svg:y="13.262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86cm" svg:height="0.352cm" svg:x="3.683cm" svg:y="13.271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2 51 53 0 81-55 83-60 9 30 37 60 83 60 81 0 125-101 125-120 0-7-7-7-9-7-7 0-9 1-11 7-24 84-79 102-104 102-30 0-42-25-42-51 0-18 5-34 14-69z">
            <text:p/>
          </draw:path>
          <draw:path draw:style-name="gr3" draw:text-style-name="P8" draw:layer="layout" svg:width="0.515cm" svg:height="0.182cm" svg:x="4.36cm" svg:y="13.329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8" draw:layer="layout" svg:width="0.472cm" svg:height="0.033cm" svg:x="5.198cm" svg:y="13.403cm" svg:viewBox="0 0 473 34" svg:d="M447 34c12 0 26 0 26-18 0-16-14-16-26-16h-421c-12 0-26 0-26 16 0 18 14 18 26 18z">
            <text:p/>
          </draw:path>
          <draw:path draw:style-name="gr3" draw:text-style-name="P8" draw:layer="layout" svg:width="0.351cm" svg:height="0.547cm" svg:x="5.777cm" svg:y="13.075cm" svg:viewBox="0 0 352 548" svg:d="M180 9c0-2 0-9-9-9-18 0-76 7-95 7-7 2-16 2-16 16 0 11 7 11 19 11 37 0 39 5 39 12l-2 16-112 448c-4 10-4 12-4 15 0 20 16 23 23 23 10 0 21-7 26-17 4-7 39-150 44-170 27 2 90 15 90 66 0 5 0 9-3 17 0 9-2 18-2 27 0 46 30 77 70 77 25 0 44-12 62-42 19-33 28-76 28-78 0-8-7-8-9-8-9 0-9 3-10 14-16 58-34 97-69 97-14 0-25-9-25-37 0-13 4-30 7-43 2-14 2-17 2-24 0-51-47-73-114-81 24-15 49-39 67-59 37-40 72-74 110-74 6 0 6 0 7 0 9 2 11 2 16 7 2 0 2 2 4 2-37 4-44 34-44 42 0 13 9 29 30 29 19 0 42-18 42-48 0-23-18-49-53-49-21 0-58 7-112 68-27 30-59 60-87 73z">
            <text:p/>
          </draw:path>
          <draw:path draw:style-name="gr3" draw:text-style-name="P8" draw:layer="layout" svg:width="0.238cm" svg:height="0.494cm" svg:x="6.18cm" svg:y="13.128cm" svg:viewBox="0 0 239 495" svg:d="M143 176h73c15 0 23 0 23-16 0-8-8-8-23-8h-68c28-111 33-126 33-131 0-14-10-21-23-21-3 0-24 0-31 28l-30 124h-74c-16 0-23 0-23 14 0 10 7 10 21 10h69c-57 221-58 233-58 247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7cm" svg:x="6.657cm" svg:y="13.161cm" svg:viewBox="0 0 516 518" svg:d="M275 275h216c11 0 25 0 25-16s-14-16-25-16h-216v-217c0-12 0-26-16-26s-16 14-16 26v217h-217c-12 0-26 0-26 16s14 16 26 16h217v217c0 11 0 26 16 26s16-15 16-26z">
            <text:p/>
          </draw:path>
          <draw:path draw:style-name="gr3" draw:text-style-name="P8" draw:layer="layout" svg:width="0.302cm" svg:height="0.352cm" svg:x="7.418cm" svg:y="13.271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  <draw:path draw:style-name="gr3" draw:text-style-name="P8" draw:layer="layout" svg:width="0.198cm" svg:height="0.36cm" svg:x="7.78cm" svg:y="13.369cm" svg:viewBox="0 0 199 361" svg:d="M123 16c0-16-2-16-16-16-35 34-84 35-107 35v20c12 0 49 0 79-16v278c0 18 0 25-54 25h-21v19c10 0 77-1 96-1 18 0 87 1 99 1v-19h-21c-55 0-55-7-55-25z">
            <text:p/>
          </draw:path>
        </draw:g>
        <draw:g>
          <svg:title>TexMaths</svg:title>
          <svg:desc>22§display§\therefore \ \ \ x =  c.e^{-kt} \ \ \text { where } \ \  c = e^{c_1}§svg§600§FALSE§</svg:desc>
          <draw:polygon draw:style-name="gr2" draw:text-style-name="P7" draw:layer="layout" svg:width="10.647cm" svg:height="0.677cm" svg:x="2.576cm" svg:y="14.315cm" svg:viewBox="0 0 10648 678" draw:points="5324,678 0,678 0,0 10648,0 10648,678">
            <text:p/>
          </draw:polygon>
          <draw:path draw:style-name="gr3" draw:text-style-name="P8" draw:layer="layout" svg:width="0.469cm" svg:height="0.418cm" svg:x="2.56cm" svg:y="14.612cm" svg:viewBox="0 0 470 419" svg:d="M276 40c0-21-19-40-40-40-23 0-42 19-42 40 0 23 19 43 42 43 21 0 40-18 40-43zM470 377c0-21-18-41-41-41-22 0-42 20-42 41 0 22 20 42 42 42 23 0 41-20 41-42zM83 377c0-21-20-41-43-41-21 0-40 20-40 41 0 22 19 42 40 42 23 0 43-20 43-42z">
            <text:p/>
          </draw:path>
          <draw:path draw:style-name="gr3" draw:text-style-name="P8" draw:layer="layout" svg:width="0.386cm" svg:height="0.351cm" svg:x="4.063cm" svg:y="14.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4.741cm" svg:y="14.6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2cm" svg:height="0.351cm" svg:x="5.545cm" svg:y="14.6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8" draw:layer="layout" svg:width="0.083cm" svg:height="0.083cm" svg:x="5.915cm" svg:y="14.888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6.098cm" svg:y="14.63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8" draw:layer="layout" svg:width="0.367cm" svg:height="0.027cm" svg:x="6.481cm" svg:y="14.503cm" svg:viewBox="0 0 368 28" svg:d="M347 28c7 0 21 0 21-14s-12-14-21-14h-326c-9 0-21 0-21 14s12 14 21 14z">
            <text:p/>
          </draw:path>
          <draw:path draw:style-name="gr3" draw:text-style-name="P8" draw:layer="layout" svg:width="0.267cm" svg:height="0.383cm" svg:x="6.946cm" svg:y="14.276cm" svg:viewBox="0 0 268 384" svg:d="M130 16c0 0 2-7 2-9s-2-7-9-7c-10 0-56 4-70 5-4 0-11 2-11 13 0 8 7 8 14 8 25 0 25 4 25 7 0 4 0 7-2 13l-75 308c-4 9-4 10-4 12 0 7 7 18 19 18 14 0 21-13 25-23 0-4 25-99 26-106 39 4 71 16 71 44 0 2 0 5-2 11-2 9-2 10-2 17 0 39 32 57 57 57 54 0 70-83 70-85 0-7-7-7-9-7-7 0-9 4-10 14-7 23-21 62-50 62-14 0-17-14-17-28 0-9 0-11 2-25 1-2 3-11 3-18 0-47-65-56-88-56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4cm" svg:height="0.344cm" svg:x="7.27cm" svg:y="14.313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ath draw:style-name="gr3" draw:text-style-name="P8" draw:layer="layout" svg:width="0.531cm" svg:height="0.342cm" svg:x="8.307cm" svg:y="14.637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39cm" svg:height="0.538cm" svg:x="8.877cm" svg:y="14.43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9.303cm" svg:y="14.6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9.648cm" svg:y="14.6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9.951cm" svg:y="14.6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02cm" svg:height="0.351cm" svg:x="11.077cm" svg:y="14.6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8" draw:layer="layout" svg:width="0.515cm" svg:height="0.182cm" svg:x="11.638cm" svg:y="14.6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2.446cm" svg:y="14.63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8" draw:layer="layout" svg:width="0.235cm" svg:height="0.245cm" svg:x="12.804cm" svg:y="14.413cm" svg:viewBox="0 0 236 246" svg:d="M204 32c-19 3-26 17-26 30 0 15 10 21 21 21 12 0 30-9 30-35 0-37-42-48-71-48-82 0-158 76-158 151 0 46 33 95 100 95 94 0 136-54 136-61 0-4-5-11-9-11-3 0-5 2-9 7-42 50-105 50-116 50-39 0-56-27-56-60 0-16 7-76 35-113 21-28 49-42 77-42 7 0 34 0 46 16z">
            <text:p/>
          </draw:path>
          <draw:path draw:style-name="gr3" draw:text-style-name="P8" draw:layer="layout" svg:width="0.159cm" svg:height="0.258cm" svg:x="13.103cm" svg:y="14.471cm" svg:viewBox="0 0 160 259" svg:d="M100 12c0-12-1-12-14-12-28 25-72 25-79 25h-7v17h7c9 0 33-2 56-10v193c0 13 0 18-40 18h-19v16c21-2 56-2 77-2 23 0 58 0 79 2v-16h-19c-41 0-41-5-41-18z">
            <text:p/>
          </draw:path>
        </draw:g>
        <draw:g>
          <svg:title>TexMaths</svg:title>
          <svg:desc>22§display§\text {i.e. } \ P =  e^{ - kt + c_1} = e^{-kt}.e^{c_1}§svg§600§FALSE§</svg:desc>
          <draw:polygon draw:style-name="gr2" draw:text-style-name="P7" draw:layer="layout" svg:width="9.21cm" svg:height="0.628cm" svg:x="8.673cm" svg:y="13.117cm" svg:viewBox="0 0 9211 629" draw:points="4606,629 0,629 0,0 9211,0 9211,629">
            <text:p/>
          </draw:polygon>
          <draw:path draw:style-name="gr3" draw:text-style-name="P8" draw:layer="layout" svg:width="0.166cm" svg:height="0.518cm" svg:x="8.659cm" svg:y="13.256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083cm" svg:height="0.084cm" svg:x="8.916cm" svg:y="13.691cm" svg:viewBox="0 0 84 85" svg:d="M84 42c0-23-19-42-42-42s-42 19-42 42 19 43 42 43 42-20 42-43z">
            <text:p/>
          </draw:path>
          <draw:path draw:style-name="gr3" draw:text-style-name="P8" draw:layer="layout" svg:width="0.3cm" svg:height="0.356cm" svg:x="9.085cm" svg:y="13.42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4cm" svg:x="9.474cm" svg:y="13.691cm" svg:viewBox="0 0 84 85" svg:d="M84 42c0-23-19-42-42-42s-42 19-42 42 19 43 42 43 42-20 42-43z">
            <text:p/>
          </draw:path>
          <draw:path draw:style-name="gr3" draw:text-style-name="P8" draw:layer="layout" svg:width="0.553cm" svg:height="0.529cm" svg:x="10.255cm" svg:y="13.245cm" svg:viewBox="0 0 554 530" svg:d="M204 285h132c109 0 218-81 218-167 0-60-51-118-153-118h-251c-14 0-23 0-23 14 0 11 7 11 23 11 8 0 22 0 33 1 12 0 16 4 16 13 0 1 0 5-4 14l-103 417c-8 30-9 35-71 35-12 0-21 0-21 16 0 9 9 9 12 9 21 0 76-2 99-2 16 0 33 0 49 0s34 2 49 2c7 0 16 0 16-16 0-9-7-9-21-9-28 0-51 0-51-14 0-3 2-7 4-12zM260 53c8-27 9-28 41-28h76c63 0 105 21 105 74 0 30-16 96-46 125-38 35-86 40-119 40h-109z">
            <text:p/>
          </draw:path>
          <draw:path draw:style-name="gr3" draw:text-style-name="P8" draw:layer="layout" svg:width="0.515cm" svg:height="0.182cm" svg:x="11.086cm" svg:y="13.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1.894cm" svg:y="13.432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8" draw:layer="layout" svg:width="0.367cm" svg:height="0.027cm" svg:x="12.277cm" svg:y="13.305cm" svg:viewBox="0 0 368 28" svg:d="M347 28c7 0 21 0 21-14s-13-14-21-14h-326c-9 0-21 0-21 14s12 14 21 14z">
            <text:p/>
          </draw:path>
          <draw:path draw:style-name="gr3" draw:text-style-name="P8" draw:layer="layout" svg:width="0.267cm" svg:height="0.383cm" svg:x="12.742cm" svg:y="13.078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4cm" svg:height="0.344cm" svg:x="13.066cm" svg:y="13.115cm" svg:viewBox="0 0 185 345" svg:d="M111 125h56c11 0 18 0 18-12 0-7-7-7-16-7h-53l21-81c0-2 2-6 2-7 0-11-9-18-19-18-14 0-21 9-27 23-3 14 4-12-19 83h-56c-11 0-18 0-18 12 0 7 7 7 16 7h53l-32 129c-4 14-9 33-9 40 0 32 27 51 58 51 62 0 95-76 95-83s-7-7-9-7c-7 0-7 2-10 11-16 33-44 65-74 65-12 0-19-7-19-28 0-5 1-16 3-21z">
            <text:p/>
          </draw:path>
          <draw:path draw:style-name="gr3" draw:text-style-name="P8" draw:layer="layout" svg:width="0.398cm" svg:height="0.4cm" svg:x="13.314cm" svg:y="13.118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8" draw:layer="layout" svg:width="0.235cm" svg:height="0.245cm" svg:x="13.786cm" svg:y="13.215cm" svg:viewBox="0 0 236 246" svg:d="M204 32c-19 3-26 17-26 30 0 15 10 21 21 21 12 0 30-9 30-35 0-37-42-48-71-48-82 0-158 76-158 151 0 46 33 95 100 95 94 0 136-54 136-61 0-4-5-11-9-11-3 0-5 2-9 7-42 50-107 50-116 50-39 0-56-27-56-60 0-16 7-76 35-113 21-28 49-42 77-42 7 0 34 0 46 16z">
            <text:p/>
          </draw:path>
          <draw:path draw:style-name="gr3" draw:text-style-name="P8" draw:layer="layout" svg:width="0.159cm" svg:height="0.258cm" svg:x="14.083cm" svg:y="13.273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8" draw:layer="layout" svg:width="0.515cm" svg:height="0.182cm" svg:x="14.627cm" svg:y="13.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5.435cm" svg:y="13.432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8" draw:layer="layout" svg:width="0.367cm" svg:height="0.027cm" svg:x="15.818cm" svg:y="13.305cm" svg:viewBox="0 0 368 28" svg:d="M347 28c7 0 21 0 21-14s-13-14-21-14h-326c-9 0-21 0-21 14s12 14 21 14z">
            <text:p/>
          </draw:path>
          <draw:path draw:style-name="gr3" draw:text-style-name="P8" draw:layer="layout" svg:width="0.267cm" svg:height="0.383cm" svg:x="16.283cm" svg:y="13.078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4cm" svg:height="0.344cm" svg:x="16.607cm" svg:y="13.115cm" svg:viewBox="0 0 185 345" svg:d="M111 125h56c11 0 18 0 18-12 0-7-7-7-16-7h-53l21-81c0-2 2-6 2-7 0-11-9-18-19-18-14 0-21 9-27 23-3 14 4-12-19 83h-56c-11 0-18 0-18 12 0 7 7 7 16 7h53l-32 129c-4 14-9 33-9 40 0 32 27 51 58 51 62 0 95-76 95-83s-7-7-9-7c-7 0-7 2-10 11-16 33-44 65-74 65-12 0-19-7-19-28 0-5 1-16 3-21z">
            <text:p/>
          </draw:path>
          <draw:path draw:style-name="gr3" draw:text-style-name="P8" draw:layer="layout" svg:width="0.083cm" svg:height="0.084cm" svg:x="16.923cm" svg:y="13.691cm" svg:viewBox="0 0 84 85" svg:d="M84 42c0-23-19-42-42-42s-42 19-42 42 19 43 42 43 42-20 42-43z">
            <text:p/>
          </draw:path>
          <draw:path draw:style-name="gr3" draw:text-style-name="P8" draw:layer="layout" svg:width="0.298cm" svg:height="0.351cm" svg:x="17.106cm" svg:y="13.432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8" draw:layer="layout" svg:width="0.235cm" svg:height="0.245cm" svg:x="17.465cm" svg:y="13.215cm" svg:viewBox="0 0 236 246" svg:d="M204 32c-19 3-26 17-26 30 0 15 10 21 21 21 12 0 30-9 30-35 0-37-42-48-71-48-82 0-158 76-158 151 0 46 33 95 100 95 94 0 136-54 136-61 0-4-5-11-9-11-3 0-5 2-9 7-42 50-107 50-116 50-39 0-56-27-56-60 0-16 7-76 35-113 21-28 49-42 77-42 7 0 34 0 46 16z">
            <text:p/>
          </draw:path>
          <draw:path draw:style-name="gr3" draw:text-style-name="P8" draw:layer="layout" svg:width="0.159cm" svg:height="0.258cm" svg:x="17.763cm" svg:y="13.273cm" svg:viewBox="0 0 160 259" svg:d="M100 12c0-12-1-12-14-12-28 25-72 25-79 25h-7v17h7c9 0 33-2 56-10v193c0 13 0 18-40 18h-19v16c21-2 56-2 77-2 23 0 58 0 79 2v-16h-19c-41 0-41-5-41-18z">
            <text:p/>
          </draw:path>
        </draw:g>
        <draw:g>
          <svg:title>TexMaths</svg:title>
          <svg:desc>26§display§x§svg§600§FALSE§</svg:desc>
          <draw:polygon draw:style-name="gr2" draw:text-style-name="P7" draw:layer="layout" svg:width="0.39cm" svg:height="0.323cm" svg:x="20.779cm" svg:y="4.824cm" svg:viewBox="0 0 391 324" draw:points="196,324 0,324 0,0 391,0 391,324">
            <text:p/>
          </draw:polygon>
          <draw:path draw:style-name="gr3" draw:text-style-name="P8" draw:layer="layout" svg:width="0.457cm" svg:height="0.415cm" svg:x="20.76cm" svg:y="4.778cm" svg:viewBox="0 0 458 416" svg:d="M281 129c4-25 25-108 90-108 6 0 27 0 45 10-25 6-43 29-43 50 0 15 10 33 35 33 21 0 50-16 50-54 0-48-54-60-85-60-54 0-86 48-98 71-23-63-71-71-98-71-96 0-148 119-148 141 0 9 8 9 11 9 8 0 10 0 12-9 31-97 92-120 123-120 17 0 50 8 50 60 0 29-17 92-50 219-15 58-48 95-88 95-6 0-27 0-45-10 23-6 43-25 43-50s-20-33-35-33c-27 0-50 25-50 54 0 41 46 60 85 60 63 0 96-64 98-71 11 36 44 71 98 71 96 0 148-119 148-141 0-9-8-9-11-9-8 0-10 2-12 9-29 99-94 120-123 120-35 0-50-29-50-60 0-21 6-40 17-81z">
            <text:p/>
          </draw:path>
        </draw:g>
        <draw:g>
          <svg:title>TexMaths</svg:title>
          <svg:desc>26§display§t§svg§600§FALSE§</svg:desc>
          <draw:polygon draw:style-name="gr2" draw:text-style-name="P7" draw:layer="layout" svg:width="0.211cm" svg:height="0.492cm" svg:x="17.585cm" svg:y="5.625cm" svg:viewBox="0 0 212 493" draw:points="106,493 0,493 0,0 212,0 212,493">
            <text:p/>
          </draw:polygon>
          <draw:path draw:style-name="gr3" draw:text-style-name="P8" draw:layer="layout" svg:width="0.282cm" svg:height="0.584cm" svg:x="17.56cm" svg:y="5.579cm" svg:viewBox="0 0 283 585" svg:d="M169 208h87c17 0 27 0 27-19 0-10-10-10-27-10h-79c31-131 37-148 37-154 0-17-12-25-27-25-2 0-29 0-37 33l-36 146h-87c-19 0-27 0-27 17 0 12 8 12 25 12h81c-66 260-69 275-69 292 0 50 36 85 84 85 95 0 147-135 147-142 0-8-8-8-12-8-8 0-8 2-13 13-39 95-89 116-120 116-19 0-27-12-27-41 0-23 0-30 4-44z">
            <text:p/>
          </draw:path>
        </draw:g>
        <draw:g>
          <svg:title>TexMaths</svg:title>
          <svg:desc>22§display§. \ . \ . \  \ \text { [ Integrating both sides ] }§svg§600§FALSE§</svg:desc>
          <draw:polygon draw:style-name="gr2" draw:text-style-name="P7" draw:layer="layout" svg:width="10.128cm" svg:height="0.696cm" svg:x="10.452cm" svg:y="11.216cm" svg:viewBox="0 0 10129 697" draw:points="5065,697 0,697 0,0 10129,0 10129,697">
            <text:p/>
          </draw:polygon>
          <draw:path draw:style-name="gr3" draw:text-style-name="P8" draw:layer="layout" svg:width="0.083cm" svg:height="0.083cm" svg:x="10.48cm" svg:y="11.675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0.952cm" svg:y="11.675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1.425cm" svg:y="11.675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12.437cm" svg:y="11.177cm" svg:viewBox="0 0 107 774" draw:points="107,774 107,744 32,744 32,32 107,32 107,0 0,0 0,774">
            <text:p/>
          </draw:polygon>
          <draw:path draw:style-name="gr3" draw:text-style-name="P8" draw:layer="layout" svg:width="0.237cm" svg:height="0.528cm" svg:x="12.84cm" svg:y="11.228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8" draw:layer="layout" svg:width="0.39cm" svg:height="0.342cm" svg:x="13.123cm" svg:y="11.41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4cm" svg:height="0.485cm" svg:x="13.521cm" svg:y="11.281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8" draw:layer="layout" svg:width="0.3cm" svg:height="0.356cm" svg:x="13.827cm" svg:y="11.41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4cm" svg:height="0.511cm" svg:x="14.172cm" svg:y="11.406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261cm" svg:height="0.342cm" svg:x="14.558cm" svg:y="11.414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14.873cm" svg:y="11.411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2cm" svg:height="0.485cm" svg:x="15.24cm" svg:y="11.281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8" draw:layer="layout" svg:width="0.166cm" svg:height="0.518cm" svg:x="15.552cm" svg:y="11.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5.767cm" svg:y="11.41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54cm" svg:height="0.511cm" svg:x="16.192cm" svg:y="11.406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83cm" svg:height="0.546cm" svg:x="16.836cm" svg:y="11.221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44cm" svg:height="0.356cm" svg:x="17.287cm" svg:y="11.41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17.667cm" svg:y="11.281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8" draw:layer="layout" svg:width="0.39cm" svg:height="0.537cm" svg:x="17.979cm" svg:y="11.221cm" svg:viewBox="0 0 391 538" svg:d="M60 478c0 36-7 36-60 36v24c26-1 67-1 88-1 19 0 60 0 86 1v-24c-51 0-60 0-60-36v-142c0-81 55-123 104-123s58 42 58 86v179c0 36-9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254cm" svg:height="0.356cm" svg:x="18.667cm" svg:y="11.41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8.971cm" svg:y="11.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546cm" svg:x="19.186cm" svg:y="11.221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3cm" svg:height="0.356cm" svg:x="19.612cm" svg:y="11.41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9.958cm" svg:y="11.41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olygon draw:style-name="gr3" draw:text-style-name="P8" draw:layer="layout" svg:width="0.106cm" svg:height="0.773cm" svg:x="20.513cm" svg:y="11.177cm" svg:viewBox="0 0 107 774" draw:points="107,0 0,0 0,32 76,32 76,744 0,744 0,774 107,774">
            <text:p/>
          </draw:polygon>
        </draw:g>
        <draw:g>
          <svg:title>TexMaths</svg:title>
          <svg:desc>22§display§. \ . \ . \  \ \text { [ Negative sign appears as } x \text { is decreasing ]}§svg§600§FALSE§</svg:desc>
          <draw:polygon draw:style-name="gr2" draw:text-style-name="P7" draw:layer="layout" svg:width="16.28cm" svg:height="0.696cm" svg:x="10.452cm" svg:y="9.217cm" svg:viewBox="0 0 16281 697" draw:points="8141,697 0,697 0,0 16281,0 16281,697">
            <text:p/>
          </draw:polygon>
          <draw:path draw:style-name="gr3" draw:text-style-name="P8" draw:layer="layout" svg:width="0.083cm" svg:height="0.083cm" svg:x="10.48cm" svg:y="9.6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0.952cm" svg:y="9.6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1.425cm" svg:y="9.676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12.437cm" svg:y="9.178cm" svg:viewBox="0 0 107 774" draw:points="107,774 107,744 32,744 32,32 107,32 107,0 0,0 0,774">
            <text:p/>
          </draw:polygon>
          <draw:path draw:style-name="gr3" draw:text-style-name="P8" draw:layer="layout" svg:width="0.529cm" svg:height="0.528cm" svg:x="12.844cm" svg:y="9.229cm" svg:viewBox="0 0 530 529" svg:d="M155 11c-7-11-9-11-23-11h-132v25h23c10 0 26 0 39 1 17 2 17 2 17 18v405c0 21 0 56-79 56v24c26 0 65-1 92-1 24 0 63 1 89 1v-24c-79 0-79-35-79-56v-403c4 3 4 3 7 9l317 464c7 10 7 10 12 10 13 0 13-5 13-19v-429c0-21 0-56 79-56v-25c-27 0-65 2-92 2-24 0-63-2-89-2v25c79 0 79 35 79 56v332z">
            <text:p/>
          </draw:path>
          <draw:path draw:style-name="gr3" draw:text-style-name="P8" draw:layer="layout" svg:width="0.3cm" svg:height="0.356cm" svg:x="13.421cm" svg:y="9.4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3.765cm" svg:y="9.40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349cm" svg:height="0.356cm" svg:x="14.162cm" svg:y="9.41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2cm" svg:height="0.485cm" svg:x="14.53cm" svg:y="9.28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4.842cm" svg:y="9.24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79cm" svg:height="0.342cm" svg:x="15.046cm" svg:y="9.424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6cm" svg:x="15.44cm" svg:y="9.4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6.046cm" svg:y="9.4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6.35cm" svg:y="9.24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55cm" svg:height="0.511cm" svg:x="16.561cm" svg:y="9.40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39cm" svg:height="0.342cm" svg:x="16.95cm" svg:y="9.41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49cm" svg:height="0.356cm" svg:x="17.646cm" svg:y="9.41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83cm" svg:height="0.492cm" svg:x="18.022cm" svg:y="9.415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383cm" svg:height="0.492cm" svg:x="18.452cm" svg:y="9.415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3cm" svg:height="0.356cm" svg:x="18.902cm" svg:y="9.4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19.256cm" svg:y="9.41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19.633cm" svg:y="9.41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54cm" svg:height="0.356cm" svg:x="19.939cm" svg:y="9.4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9cm" svg:height="0.356cm" svg:x="20.509cm" svg:y="9.41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54cm" svg:height="0.356cm" svg:x="20.888cm" svg:y="9.4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21.448cm" svg:y="9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166cm" svg:height="0.518cm" svg:x="22.152cm" svg:y="9.24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22.366cm" svg:y="9.4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3cm" svg:height="0.546cm" svg:x="22.93cm" svg:y="9.222cm" svg:viewBox="0 0 384 547" svg:d="M269 496v51l115-9v-24c-55 0-62-6-62-43v-471l-111 9v24c53 0 60 6 60 43v167c-23-27-56-48-99-48-91 0-172 76-172 176 0 99 76 176 165 176 50 0 85-26 104-51zM269 288v159c0 14 0 16-8 28-23 37-59 54-92 54-35 0-63-19-83-49-19-31-21-75-21-107 0-30 0-76 23-111 18-25 46-49 88-49 28 0 60 10 85 46 8 14 8 15 8 29z">
            <text:p/>
          </draw:path>
          <draw:path draw:style-name="gr3" draw:text-style-name="P8" draw:layer="layout" svg:width="0.3cm" svg:height="0.356cm" svg:x="23.354cm" svg:y="9.4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23.702cm" svg:y="9.41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261cm" svg:height="0.342cm" svg:x="24.042cm" svg:y="9.41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24.345cm" svg:y="9.4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24.699cm" svg:y="9.41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54cm" svg:height="0.356cm" svg:x="25.079cm" svg:y="9.4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25.383cm" svg:y="9.24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25.598cm" svg:y="9.41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55cm" svg:height="0.511cm" svg:x="26.024cm" svg:y="9.40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olygon draw:style-name="gr3" draw:text-style-name="P8" draw:layer="layout" svg:width="0.106cm" svg:height="0.773cm" svg:x="26.665cm" svg:y="9.178cm" svg:viewBox="0 0 107 774" draw:points="107,0 0,0 0,32 76,32 76,744 0,744 0,774 107,774">
            <text:p/>
          </draw:polygon>
        </draw:g>
        <draw:g>
          <svg:title>TexMaths</svg:title>
          <svg:desc>22§display§. \ . \ . \  \ \text { ( 1 ) }§svg§600§FALSE§</svg:desc>
          <draw:polygon draw:style-name="gr2" draw:text-style-name="P7" draw:layer="layout" svg:width="3.282cm" svg:height="0.696cm" svg:x="14.652cm" svg:y="14.417cm" svg:viewBox="0 0 3283 697" draw:points="1642,697 0,697 0,0 3283,0 3283,697">
            <text:p/>
          </draw:polygon>
          <draw:path draw:style-name="gr3" draw:text-style-name="P8" draw:layer="layout" svg:width="0.083cm" svg:height="0.083cm" svg:x="14.68cm" svg:y="14.8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152cm" svg:y="14.8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625cm" svg:y="14.876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6.623cm" svg:y="14.3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7.173cm" svg:y="14.4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7.793cm" svg:y="14.378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8" draw:text-style-name="P6" draw:layer="layout" svg:width="26.4cm" svg:height="14.62cm" svg:x="0.8cm" svg:y="0.537cm" presentation:class="subtitle" presentation:user-transformed="true">
          <draw:text-box>
            <text:p text:style-name="P5"><text:span text:style-name="T6"><text:tab/></text:span><text:span text:style-name="T6"> </text:span></text:p>
            <text:p text:style-name="P5"><text:span text:style-name="T6"><text:s text:c="12"/></text:span></text:p>
            <text:p text:style-name="P5"><text:span text:style-name="T6"><text:s text:c="13"/></text:span></text:p>
            <text:p text:style-name="P5"><text:span text:style-name="T6"><text:s text:c="28"/></text:span></text:p>
            <text:p text:style-name="P5"><text:span text:style-name="T6"/></text:p>
            <text:p text:style-name="P5"><text:span text:style-name="T6"/></text:p>
            <text:p text:style-name="P5"><text:span text:style-name="T14"><text:s text:c="30"/></text:span></text:p>
            <text:p text:style-name="P5"><text:span text:style-name="T6"><text:tab/></text:span><text:span text:style-name="T6"> </text:span><text:span text:style-name="T6">Half Life period :</text:span><text:span text:style-name="T7"> </text:span></text:p>
            <text:p text:style-name="P5"><text:span text:style-name="T15"><text:s text:c="34"/></text:span></text:p>
            <text:p text:style-name="P5"><text:span text:style-name="T16"><text:tab/></text:span><text:span text:style-name="T16"> </text:span><text:span text:style-name="T16">Half-life <text:s text:c="52"/>is the time required for a radio</text:span></text:p>
            <text:p text:style-name="P5"><text:span text:style-name="T17"><text:s text:c="31"/></text:span></text:p>
            <text:p text:style-name="P5"><text:span text:style-name="T16"><text:tab/></text:span><text:span text:style-name="T16"> </text:span><text:span text:style-name="T16">active substance to disintegrate to half of its initial value.</text:span><text:span text:style-name="T9"> </text:span></text:p>
            <text:p text:style-name="P5"><text:span text:style-name="T18"><text:s text:c="36"/></text:span></text:p>
            <text:p text:style-name="P5"><text:span text:style-name="T9"><text:tab/></text:span><text:span text:style-name="T9"> </text:span><text:span text:style-name="T19">Explaination : </text:span><text:span text:style-name="T9"><text:s/>If the half life of a certain radio active substance is 5</text:span></text:p>
            <text:p text:style-name="P5"><text:span text:style-name="T9"><text:tab/></text:span><text:span text:style-name="T9"> </text:span><text:span text:style-name="T9">days means if there is 100 grams of substance initially then there will</text:span></text:p>
            <text:p text:style-name="P5"><text:span text:style-name="T9"><text:tab/></text:span><text:span text:style-name="T9"> </text:span><text:span text:style-name="T9">be only 50 grams of the substance left after 5 days. </text:span></text:p>
            <text:p text:style-name="P5"><text:span text:style-name="T9"/></text:p>
          </draw:text-box>
        </draw:frame>
        <draw:g>
          <svg:title>TexMaths</svg:title>
          <svg:desc>22§display§\text {If } x_0 \text { is the initial quantity of radio active substance at time } t = 0 \text { then,}§svg§600§FALSE§</svg:desc>
          <draw:polygon draw:style-name="gr2" draw:text-style-name="P7" draw:layer="layout" svg:width="24.123cm" svg:height="0.627cm" svg:x="2.419cm" svg:y="0.863cm" svg:viewBox="0 0 24124 628" draw:points="12061,628 0,628 0,0 24124,0 24124,628">
            <text:p/>
          </draw:polygon>
          <draw:path draw:style-name="gr3" draw:text-style-name="P8" draw:layer="layout" svg:width="0.237cm" svg:height="0.529cm" svg:x="2.401cm" svg:y="0.842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251cm" svg:height="0.546cm" svg:x="2.684cm" svg:y="0.824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86cm" svg:height="0.351cm" svg:x="3.175cm" svg:y="1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52cm" svg:height="0.37cm" svg:x="3.622cm" svg:y="1.125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166cm" svg:height="0.518cm" svg:x="4.224cm" svg:y="0.85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4.439cm" svg:y="1.02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4cm" svg:height="0.485cm" svg:x="4.992cm" svg:y="0.894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8cm" svg:x="5.303cm" svg:y="0.83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5.729cm" svg:y="1.0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6.334cm" svg:y="0.85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6.547cm" svg:y="1.02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6.979cm" svg:y="0.85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7.183cm" svg:y="0.89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7.494cm" svg:y="0.85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9cm" svg:height="0.356cm" svg:x="7.716cm" svg:y="1.02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8.096cm" svg:y="0.83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83cm" svg:height="0.492cm" svg:x="8.568cm" svg:y="1.028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8" draw:layer="layout" svg:width="0.39cm" svg:height="0.351cm" svg:x="8.974cm" svg:y="1.028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349cm" svg:height="0.356cm" svg:x="9.413cm" svg:y="1.023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39cm" svg:height="0.342cm" svg:x="9.791cm" svg:y="1.02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10.189cm" svg:y="0.89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0.5cm" svg:y="0.85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4cm" svg:height="0.485cm" svg:x="10.704cm" svg:y="0.894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79cm" svg:height="0.492cm" svg:x="10.984cm" svg:y="1.035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344cm" svg:height="0.356cm" svg:x="11.657cm" svg:y="1.02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12.047cm" svg:y="0.824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261cm" svg:height="0.342cm" svg:x="12.537cm" svg:y="1.02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2.852cm" svg:y="1.02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83cm" svg:height="0.546cm" svg:x="13.232cm" svg:y="0.833cm" svg:viewBox="0 0 384 547" svg:d="M269 496v51l115-8v-25c-55 0-62-5-62-42v-472l-111 9v24c55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166cm" svg:height="0.518cm" svg:x="13.659cm" svg:y="0.85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13.871cm" svg:y="1.02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49cm" svg:height="0.356cm" svg:x="14.527cm" svg:y="1.023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95cm" svg:height="0.356cm" svg:x="14.907cm" svg:y="1.02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4cm" svg:height="0.485cm" svg:x="15.238cm" svg:y="0.894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166cm" svg:height="0.518cm" svg:x="15.55cm" svg:y="0.85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15.754cm" svg:y="1.035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16.148cm" svg:y="1.0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6.753cm" svg:y="1.02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51cm" svg:x="17.058cm" svg:y="1.028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383cm" svg:height="0.546cm" svg:x="17.484cm" svg:y="0.833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254cm" svg:height="0.356cm" svg:x="17.917cm" svg:y="1.02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4cm" svg:height="0.485cm" svg:x="18.211cm" svg:y="0.894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18.529cm" svg:y="1.02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8.909cm" svg:y="1.02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6cm" svg:x="19.339cm" svg:y="1.023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cm" svg:height="0.356cm" svg:x="19.678cm" svg:y="1.0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20.291cm" svg:y="1.02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20.661cm" svg:y="0.89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242cm" svg:height="0.485cm" svg:x="21.218cm" svg:y="0.89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21.53cm" svg:y="0.85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604cm" svg:height="0.342cm" svg:x="21.743cm" svg:y="1.028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22.385cm" svg:y="1.0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38cm" svg:height="0.494cm" svg:x="22.982cm" svg:y="0.88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8" draw:layer="layout" svg:width="0.515cm" svg:height="0.182cm" svg:x="23.501cm" svg:y="1.0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24.305cm" svg:y="0.854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8" draw:layer="layout" svg:width="0.242cm" svg:height="0.485cm" svg:x="24.934cm" svg:y="0.89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25.245cm" svg:y="0.83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25.671cm" svg:y="1.0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26.018cm" svg:y="1.02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091cm" svg:height="0.231cm" svg:x="26.489cm" svg:y="1.287cm" svg:viewBox="0 0 92 232" svg:d="M92 81c0-49-18-81-50-81-28 0-42 21-42 40 0 22 14 43 42 43 13 0 21-6 30-11l2-2c0 0 2 0 2 11 0 51-23 99-58 135-4 4-6 6-6 8 0 7 4 8 9 8 9 0 71-61 71-151z">
            <text:p/>
          </draw:path>
        </draw:g>
        <draw:g>
          <svg:title>TexMaths</svg:title>
          <svg:desc>22§display§x_0 =  c.e^{0}§svg§600§FALSE§</svg:desc>
          <draw:polygon draw:style-name="gr2" draw:text-style-name="P7" draw:layer="layout" svg:width="2.931cm" svg:height="0.728cm" svg:x="2.578cm" svg:y="2.018cm" svg:viewBox="0 0 2932 729" draw:points="1466,729 0,729 0,0 2932,0 2932,729">
            <text:p/>
          </draw:polygon>
          <draw:path draw:style-name="gr3" draw:text-style-name="P8" draw:layer="layout" svg:width="0.386cm" svg:height="0.351cm" svg:x="2.562cm" svg:y="2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3 60 81 0 125-101 125-120 0-7-8-7-9-7-7 0-9 2-11 7-24 84-79 102-104 102-30 0-42-25-42-51 0-18 5-33 14-69z">
            <text:p/>
          </draw:path>
          <draw:path draw:style-name="gr3" draw:text-style-name="P8" draw:layer="layout" svg:width="0.252cm" svg:height="0.37cm" svg:x="3.009cm" svg:y="2.413cm" svg:viewBox="0 0 253 371" svg:d="M253 188c0-60-7-104-33-141-16-26-49-47-93-47-127 0-127 148-127 188 0 39 0 183 127 183 126 0 126-144 126-183zM127 357c-25 0-58-16-69-60-9-32-9-77-9-116 0-40 0-81 9-111 11-44 46-54 69-54 30 0 58 17 67 49 8 28 10 69 10 116 0 39 0 79-9 114-10 49-47 62-68 62z">
            <text:p/>
          </draw:path>
          <draw:path draw:style-name="gr3" draw:text-style-name="P8" draw:layer="layout" svg:width="0.515cm" svg:height="0.182cm" svg:x="3.586cm" svg:y="2.3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2cm" svg:height="0.351cm" svg:x="4.39cm" svg:y="2.315cm" svg:viewBox="0 0 303 352" svg:d="M276 47c-12 0-23 0-35 13-12 10-14 24-14 30 0 17 14 26 30 26 23 0 44-18 44-49 0-39-37-67-93-67-104 0-208 111-208 220 0 70 46 132 127 132 111 0 176-83 176-92 0-5-6-10-9-10-5 0-7 1-11 8-61 76-146 76-156 76-48 0-69-37-69-84 0-32 16-108 42-155 23-44 67-77 109-77 27 0 57 8 67 29z">
            <text:p/>
          </draw:path>
          <draw:path draw:style-name="gr3" draw:text-style-name="P8" draw:layer="layout" svg:width="0.083cm" svg:height="0.083cm" svg:x="4.76cm" svg:y="2.575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4.943cm" svg:y="2.315cm" svg:viewBox="0 0 299 352" svg:d="M109 163c23 0 81-1 120-17 54-23 58-69 58-79 0-35-30-67-83-67-86 0-204 76-204 211 0 79 46 141 121 141 113 0 178-83 178-92 0-5-5-10-10-10-4 0-6 1-9 8-62 76-146 76-157 76-60 0-67-65-67-90 0-8 0-33 13-81zM74 146c30-118 109-128 130-128 37 0 58 22 58 49 0 79-125 79-156 79z">
            <text:p/>
          </draw:path>
          <draw:path draw:style-name="gr3" draw:text-style-name="P8" draw:layer="layout" svg:width="0.252cm" svg:height="0.37cm" svg:x="5.297cm" svg:y="1.979cm" svg:viewBox="0 0 253 371" svg:d="M253 188c0-60-7-104-33-141-16-26-49-47-93-47-127 0-127 148-127 188 0 39 0 183 127 183 126 0 126-144 126-183zM127 357c-25 0-58-16-69-60-9-32-9-77-9-116 0-40 0-81 9-111 11-44 46-54 69-54 30 0 58 17 67 49 8 28 10 69 10 116 0 39 0 79-7 114-12 49-49 62-70 62z">
            <text:p/>
          </draw:path>
        </draw:g>
        <draw:g>
          <svg:title>TexMaths</svg:title>
          <svg:desc>22§display§. \ . \ . \  \ \text { [ From (1) ] }§svg§600§FALSE§</svg:desc>
          <draw:polygon draw:style-name="gr2" draw:text-style-name="P7" draw:layer="layout" svg:width="5.728cm" svg:height="0.696cm" svg:x="8.352cm" svg:y="2.117cm" svg:viewBox="0 0 5729 697" draw:points="2865,697 0,697 0,0 5729,0 5729,697">
            <text:p/>
          </draw:polygon>
          <draw:path draw:style-name="gr3" draw:text-style-name="P8" draw:layer="layout" svg:width="0.083cm" svg:height="0.083cm" svg:x="8.38cm" svg:y="2.5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8.852cm" svg:y="2.5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9.325cm" svg:y="2.576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10.337cm" svg:y="2.078cm" svg:viewBox="0 0 107 774" draw:points="107,774 107,744 32,744 32,32 107,32 107,0 0,0 0,774">
            <text:p/>
          </draw:polygon>
          <draw:path draw:style-name="gr3" draw:text-style-name="P8" draw:layer="layout" svg:width="0.446cm" svg:height="0.527cm" svg:x="10.743cm" svg:y="2.133cm" svg:viewBox="0 0 447 528" svg:d="M426 0h-426v25h19c60 0 60 8 60 35v406c0 28 0 37-60 37h-19v25c26-4 88-4 118-4 32 0 102 0 130 4v-25h-25c-73 0-73-10-73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11.18cm" svg:y="2.31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11.482cm" svg:y="2.31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11.873cm" svg:y="2.315cm" svg:viewBox="0 0 605 343" svg:d="M60 76v209c0 33-9 33-60 33v25c26 0 67-2 88-2 19 0 60 2 86 2v-25c-51 0-60 0-60-33v-144c0-81 55-123 104-123s58 42 58 86v181c0 33-9 33-61 33v25c28 0 67-2 88-2s61 2 88 2v-25c-53 0-62 0-62-33v-144c0-81 56-123 106-123 47 0 56 42 56 86v181c0 33-9 33-60 33v25c26 0 67-2 88-2 19 0 60 2 86 2v-25c-40 0-60 0-60-22v-148c0-67 0-92-24-120-11-12-37-28-81-28-65 0-100 46-113 76-10-67-68-76-104-76-56 0-93 33-114 81v-81l-109 9v24c55 0 60 6 60 43z">
            <text:p/>
          </draw:path>
          <draw:path draw:style-name="gr3" draw:text-style-name="P8" draw:layer="layout" svg:width="0.18cm" svg:height="0.773cm" svg:x="12.827cm" svg:y="2.0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3.119cm" svg:y="2.1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3.481cm" svg:y="2.078cm" svg:viewBox="0 0 181 774" svg:d="M181 387c0-60-9-153-51-241-47-95-114-146-123-146-3 0-7 4-7 7 0 4 0 5 14 19 77 76 121 199 121 361 0 132-28 269-124 366-11 10-11 12-11 14 0 5 4 7 7 7 9 0 79-53 125-151 40-85 49-171 49-236z">
            <text:p/>
          </draw:path>
          <draw:polygon draw:style-name="gr3" draw:text-style-name="P8" draw:layer="layout" svg:width="0.106cm" svg:height="0.773cm" svg:x="14.013cm" svg:y="2.078cm" svg:viewBox="0 0 107 774" draw:points="107,0 0,0 0,32 76,32 76,744 0,744 0,774 107,774">
            <text:p/>
          </draw:polygon>
        </draw:g>
        <draw:g>
          <svg:title>TexMaths</svg:title>
          <svg:desc>22§display§\text { Then (1) becomes } \ \  x = x_0e^{ - kt }§svg§600§FALSE§</svg:desc>
          <draw:polygon draw:style-name="gr2" draw:text-style-name="P7" draw:layer="layout" svg:width="10.431cm" svg:height="0.812cm" svg:x="2.575cm" svg:y="3.319cm" svg:viewBox="0 0 10432 813" draw:points="5217,813 0,813 0,0 10432,0 10432,813">
            <text:p/>
          </draw:polygon>
          <draw:path draw:style-name="gr3" draw:text-style-name="P8" draw:layer="layout" svg:width="0.502cm" svg:height="0.524cm" svg:x="2.564cm" svg:y="3.451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8" draw:layer="layout" svg:width="0.39cm" svg:height="0.538cm" svg:x="3.118cm" svg:y="3.43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3.546cm" svg:y="3.62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3.893cm" svg:y="3.63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18cm" svg:height="0.774cm" svg:x="4.632cm" svg:y="3.39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56cm" svg:height="0.517cm" svg:x="4.924cm" svg:y="3.4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5.287cm" svg:y="3.39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383cm" svg:height="0.546cm" svg:x="5.822cm" svg:y="3.438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4 0-62-19-81-48-11-15-11-17-11-31z">
            <text:p/>
          </draw:path>
          <draw:path draw:style-name="gr3" draw:text-style-name="P8" draw:layer="layout" svg:width="0.3cm" svg:height="0.356cm" svg:x="6.272cm" svg:y="3.62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6.621cm" svg:y="3.629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6.961cm" svg:y="3.62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7.35cm" svg:y="3.634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7.992cm" svg:y="3.62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8.339cm" svg:y="3.62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9.414cm" svg:y="3.6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10.092cm" svg:y="3.6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86cm" svg:height="0.351cm" svg:x="10.887cm" svg:y="3.6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8" draw:layer="layout" svg:width="0.252cm" svg:height="0.37cm" svg:x="11.334cm" svg:y="3.732cm" svg:viewBox="0 0 253 371" svg:d="M253 188c0-59-7-104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298cm" svg:height="0.351cm" svg:x="11.69cm" svg:y="3.63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367cm" svg:height="0.027cm" svg:x="12.072cm" svg:y="3.507cm" svg:viewBox="0 0 368 28" svg:d="M347 28c7 0 21 0 21-14s-12-14-21-14h-326c-9 0-21 0-21 14s12 14 21 14z">
            <text:p/>
          </draw:path>
          <draw:path draw:style-name="gr3" draw:text-style-name="P8" draw:layer="layout" svg:width="0.267cm" svg:height="0.383cm" svg:x="12.538cm" svg:y="3.28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4cm" svg:height="0.344cm" svg:x="12.862cm" svg:y="3.317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5 1-16 3-21z">
            <text:p/>
          </draw:path>
        </draw:g>
        <draw:g>
          <svg:title>TexMaths</svg:title>
          <svg:desc>22§display§\text {Thus the above expression gives the quantity of radio active substance }§svg§600§FALSE§</svg:desc>
          <draw:polygon draw:style-name="gr2" draw:text-style-name="P7" draw:layer="layout" svg:width="23.794cm" svg:height="0.628cm" svg:x="2.578cm" svg:y="4.721cm" svg:viewBox="0 0 23795 629" draw:points="11898,629 0,629 0,0 23795,0 23795,629">
            <text:p/>
          </draw:polygon>
          <draw:path draw:style-name="gr3" draw:text-style-name="P8" draw:layer="layout" svg:width="0.502cm" svg:height="0.524cm" svg:x="2.567cm" svg:y="4.703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8" draw:layer="layout" svg:width="0.39cm" svg:height="0.538cm" svg:x="3.121cm" svg:y="4.69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9cm" svg:height="0.351cm" svg:x="3.53cm" svg:y="4.886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254cm" svg:height="0.357cm" svg:x="3.961cm" svg:y="4.88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4cm" svg:height="0.485cm" svg:x="4.512cm" svg:y="4.752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9cm" svg:height="0.538cm" svg:x="4.823cm" svg:y="4.69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5.249cm" svg:y="4.8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9cm" svg:height="0.357cm" svg:x="5.862cm" svg:y="4.881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8" draw:layer="layout" svg:width="0.383cm" svg:height="0.547cm" svg:x="6.239cm" svg:y="4.691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8" draw:layer="layout" svg:width="0.344cm" svg:height="0.357cm" svg:x="6.689cm" svg:y="4.881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79cm" svg:height="0.342cm" svg:x="7.046cm" svg:y="4.893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7cm" svg:x="7.441cm" svg:y="4.8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cm" svg:height="0.357cm" svg:x="8.043cm" svg:y="4.8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34cm" svg:x="8.374cm" svg:y="4.893cm" svg:viewBox="0 0 391 335" svg:d="M213 153c25-30 53-68 72-88 25-28 56-40 92-40v-25c-20 2-43 2-64 2-23 0-63-2-74-2v25c16 1 23 10 23 23 0 12-9 22-12 28l-48 60-61-78c-7-9-7-10-7-14 0-12 12-19 28-19v-25c-21 0-72 2-85 2-15 0-52 0-73-2v25c54 0 56 0 91 47l77 101-73 91c-37 46-83 48-99 48v23c19-2 44-2 65-2s55 2 74 2v-23c-18-4-23-13-23-25 0-18 23-42 69-99l60 78c7 9 15 21 15 26 0 7-7 18-28 20v23c25 0 67-2 85-2 21 0 51 0 74 2v-23c-41 0-55-2-72-25z">
            <text:p/>
          </draw:path>
          <draw:path draw:style-name="gr3" draw:text-style-name="P8" draw:layer="layout" svg:width="0.383cm" svg:height="0.492cm" svg:x="8.794cm" svg:y="4.886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261cm" svg:height="0.342cm" svg:x="9.224cm" svg:y="4.88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7cm" svg:x="9.526cm" svg:y="4.8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54cm" svg:height="0.357cm" svg:x="9.873cm" svg:y="4.88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54cm" svg:height="0.357cm" svg:x="10.179cm" svg:y="4.88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9cm" svg:x="10.484cm" svg:y="4.7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4cm" svg:height="0.357cm" svg:x="10.695cm" svg:y="4.881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342cm" svg:x="11.084cm" svg:y="4.88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55cm" svg:height="0.512cm" svg:x="11.769cm" svg:y="4.87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166cm" svg:height="0.519cm" svg:x="12.16cm" svg:y="4.7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79cm" svg:height="0.342cm" svg:x="12.364cm" svg:y="4.893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7cm" svg:x="12.756cm" svg:y="4.8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54cm" svg:height="0.357cm" svg:x="13.105cm" svg:y="4.88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2cm" svg:height="0.485cm" svg:x="13.656cm" svg:y="4.75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3.967cm" svg:y="4.69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14.393cm" svg:y="4.8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83cm" svg:height="0.492cm" svg:x="15cm" svg:y="4.886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3 0 95 67 95 110z">
            <text:p/>
          </draw:path>
          <draw:path draw:style-name="gr3" draw:text-style-name="P8" draw:layer="layout" svg:width="0.39cm" svg:height="0.351cm" svg:x="15.407cm" svg:y="4.886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349cm" svg:height="0.357cm" svg:x="15.843cm" svg:y="4.88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16.222cm" svg:y="4.88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16.62cm" svg:y="4.75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16.931cm" svg:y="4.7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42cm" svg:height="0.485cm" svg:x="17.135cm" svg:y="4.75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79cm" svg:height="0.492cm" svg:x="17.415cm" svg:y="4.893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79-44 99-88z">
            <text:p/>
          </draw:path>
          <draw:path draw:style-name="gr3" draw:text-style-name="P8" draw:layer="layout" svg:width="0.344cm" svg:height="0.357cm" svg:x="18.088cm" svg:y="4.881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1cm" svg:height="0.547cm" svg:x="18.478cm" svg:y="4.682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61cm" svg:height="0.342cm" svg:x="18.969cm" svg:y="4.88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19.283cm" svg:y="4.88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83cm" svg:height="0.547cm" svg:x="19.663cm" svg:y="4.691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8" draw:layer="layout" svg:width="0.166cm" svg:height="0.519cm" svg:x="20.092cm" svg:y="4.7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4cm" svg:height="0.357cm" svg:x="20.302cm" svg:y="4.881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49cm" svg:height="0.357cm" svg:x="20.958cm" svg:y="4.88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95cm" svg:height="0.357cm" svg:x="21.338cm" svg:y="4.881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242cm" svg:height="0.485cm" svg:x="21.669cm" svg:y="4.75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21.981cm" svg:y="4.7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79cm" svg:height="0.342cm" svg:x="22.185cm" svg:y="4.893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7cm" svg:x="22.579cm" svg:y="4.8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54cm" svg:height="0.357cm" svg:x="23.185cm" svg:y="4.88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51cm" svg:x="23.489cm" svg:y="4.886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383cm" svg:height="0.547cm" svg:x="23.915cm" svg:y="4.691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8" draw:layer="layout" svg:width="0.254cm" svg:height="0.357cm" svg:x="24.348cm" svg:y="4.88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2cm" svg:height="0.485cm" svg:x="24.642cm" svg:y="4.75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7cm" svg:x="24.961cm" svg:y="4.881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25.341cm" svg:y="4.88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7cm" svg:x="25.772cm" svg:y="4.881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cm" svg:height="0.357cm" svg:x="26.11cm" svg:y="4.8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</draw:g>
        <draw:g>
          <svg:title>TexMaths</svg:title>
          <svg:desc>22§display§\text {present at any time t.}§svg§600§FALSE§</svg:desc>
          <draw:polygon draw:style-name="gr2" draw:text-style-name="P7" draw:layer="layout" svg:width="7.232cm" svg:height="0.6cm" svg:x="2.587cm" svg:y="5.922cm" svg:viewBox="0 0 7233 601" draw:points="3615,601 0,601 0,0 7233,0 7233,601">
            <text:p/>
          </draw:polygon>
          <draw:path draw:style-name="gr3" draw:text-style-name="P8" draw:layer="layout" svg:width="0.383cm" svg:height="0.492cm" svg:x="2.569cm" svg:y="6.059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261cm" svg:height="0.342cm" svg:x="2.998cm" svg:y="6.059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3.301cm" svg:y="6.054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8" draw:layer="layout" svg:width="0.254cm" svg:height="0.356cm" svg:x="3.65cm" svg:y="6.054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3.951cm" svg:y="6.054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8" draw:layer="layout" svg:width="0.39cm" svg:height="0.342cm" svg:x="4.298cm" svg:y="6.059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4.695cm" svg:y="5.92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5.273cm" svg:y="6.054cm" svg:viewBox="0 0 350 357" svg:d="M225 289c4 32 25 63 62 63 16 0 63-10 63-74v-42h-19v42c0 46-19 51-28 51-25 0-28-35-28-38v-157c0-32 0-62-29-92s-68-42-105-42c-65 0-118 37-118 88 0 23 16 37 35 37 23 0 35-16 35-37 0-9-3-35-38-35 21-27 58-35 84-35 37 0 81 30 81 98v30c-39 2-93 4-143 27-58 26-77 67-77 102 0 63 76 82 125 82 51 0 86-31 100-68zM220 162v78c0 73-55 100-90 100-38 0-70-28-70-67 0-42 33-107 160-111z">
            <text:p/>
          </draw:path>
          <draw:path draw:style-name="gr3" draw:text-style-name="P8" draw:layer="layout" svg:width="0.242cm" svg:height="0.485cm" svg:x="5.641cm" svg:y="5.92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6.218cm" svg:y="6.054cm" svg:viewBox="0 0 350 357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2 125 82 51 0 86-31 100-68zM220 162v78c0 73-55 100-90 100-38 0-70-28-70-67 0-42 33-107 160-111z">
            <text:p/>
          </draw:path>
          <draw:path draw:style-name="gr3" draw:text-style-name="P8" draw:layer="layout" svg:width="0.39cm" svg:height="0.342cm" svg:x="6.596cm" svg:y="6.059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492cm" svg:x="6.994cm" svg:y="6.068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8" draw:layer="layout" svg:width="0.242cm" svg:height="0.485cm" svg:x="7.66cm" svg:y="5.92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7.971cm" svg:y="5.88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605cm" svg:height="0.342cm" svg:x="8.186cm" svg:y="6.059cm" svg:viewBox="0 0 606 343" svg:d="M60 76v209c0 34-7 34-60 34v24c26 0 67-1 88-1 19 0 60 1 86 1v-24c-51 0-60 0-60-34v-144c0-81 55-123 104-123 50 0 58 42 58 86v181c0 34-8 34-59 34v24c26 0 65-1 86-1s61 1 88 1v-24c-53 0-62 0-62-34v-144c0-81 56-123 106-123 49 0 56 42 56 86v181c0 34-7 34-60 34v24c27 0 67-1 88-1 20 0 60 1 87 1v-24c-41 0-60 0-60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8.827cm" svg:y="6.054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8" draw:layer="layout" svg:width="0.242cm" svg:height="0.485cm" svg:x="9.421cm" svg:y="5.92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083cm" svg:height="0.084cm" svg:x="9.774cm" svg:y="6.318cm" svg:viewBox="0 0 84 85" svg:d="M84 42c0-23-19-42-42-42s-42 19-42 42 19 43 42 43 42-20 42-43z">
            <text:p/>
          </draw:path>
        </draw:g>
        <draw:g>
          <svg:title>TexMaths</svg:title>
          <svg:desc>22§display§\text { ( symbollicaly expressed as } t_{\frac{1}{2} } )§svg§600§FALSE§</svg:desc>
          <draw:polygon draw:style-name="gr2" draw:text-style-name="P7" draw:layer="layout" svg:width="10.319cm" svg:height="0.88cm" svg:x="5.57cm" svg:y="8.524cm" svg:viewBox="0 0 10320 881" draw:points="5161,881 0,881 0,0 10320,0 10320,881">
            <text:p/>
          </draw:polygon>
          <draw:path draw:style-name="gr3" draw:text-style-name="P8" draw:layer="layout" svg:width="0.18cm" svg:height="0.773cm" svg:x="5.607cm" svg:y="8.48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4cm" svg:height="0.356cm" svg:x="6.116cm" svg:y="8.71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79cm" svg:height="0.492cm" svg:x="6.41cm" svg:y="8.731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604cm" svg:height="0.342cm" svg:x="6.828cm" svg:y="8.722cm" svg:viewBox="0 0 605 343" svg:d="M60 76v209c0 33-7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6cm" svg:x="7.448cm" svg:y="8.529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50-88 50-34 0-62-20-81-48-11-16-11-18-11-32z">
            <text:p/>
          </draw:path>
          <draw:path draw:style-name="gr3" draw:text-style-name="P8" draw:layer="layout" svg:width="0.344cm" svg:height="0.356cm" svg:x="7.899cm" svg:y="8.71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173cm" svg:height="0.537cm" svg:x="8.289cm" svg:y="8.529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173cm" svg:height="0.537cm" svg:x="8.504cm" svg:y="8.529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166cm" svg:height="0.518cm" svg:x="8.719cm" svg:y="8.54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95cm" svg:height="0.356cm" svg:x="8.934cm" svg:y="8.719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9cm" svg:height="0.356cm" svg:x="9.284cm" svg:y="8.719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173cm" svg:height="0.537cm" svg:x="9.664cm" svg:y="8.529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79cm" svg:height="0.492cm" svg:x="9.868cm" svg:y="8.731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8" draw:layer="layout" svg:width="0.3cm" svg:height="0.356cm" svg:x="10.541cm" svg:y="8.71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33cm" svg:x="10.871cm" svg:y="8.731cm" svg:viewBox="0 0 391 334" svg:d="M213 153c25-30 53-69 72-88 25-28 56-40 92-40v-25c-20 2-43 2-64 2-23 0-63-2-74-2v25c16 1 23 10 23 22 0 13-9 23-12 29l-48 59-61-77c-7-9-7-11-7-14 0-12 12-19 28-19v-25c-21 0-72 2-85 2-15 0-52 0-73-2v25c54 0 56 0 91 47l77 100-73 92c-37 46-83 47-99 47v23c19-2 44-2 65-2s55 2 74 2v-23c-18-3-23-12-23-24 0-18 23-42 69-99l60 78c7 8 15 21 15 26 0 7-7 18-28 19v23c25 0 67-2 85-2 21 0 51 0 74 2v-23c-41 0-55-1-72-24z">
            <text:p/>
          </draw:path>
          <draw:path draw:style-name="gr3" draw:text-style-name="P8" draw:layer="layout" svg:width="0.383cm" svg:height="0.492cm" svg:x="11.292cm" svg:y="8.722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261cm" svg:height="0.342cm" svg:x="11.722cm" svg:y="8.72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12.024cm" svg:y="8.71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2.373cm" svg:y="8.71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54cm" svg:height="0.356cm" svg:x="12.677cm" svg:y="8.71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2.978cm" svg:y="8.71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13.327cm" svg:y="8.529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8" draw:layer="layout" svg:width="0.349cm" svg:height="0.356cm" svg:x="14.02cm" svg:y="8.719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254cm" svg:height="0.356cm" svg:x="14.4cm" svg:y="8.71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14.955cm" svg:y="8.58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159cm" svg:height="0.258cm" svg:x="15.365cm" svg:y="8.789cm" svg:viewBox="0 0 160 259" svg:d="M100 12c0-12-1-12-14-12-28 25-72 25-79 25h-7v17h7c9 0 33-2 56-10v193c0 12 0 18-40 18h-19v16c21-2 56-2 77-2 23 0 58 0 79 2v-16h-19c-41 0-41-6-41-18z">
            <text:p/>
          </draw:path>
          <draw:polygon draw:style-name="gr3" draw:text-style-name="P8" draw:layer="layout" svg:width="0.263cm" svg:height="0.027cm" svg:x="15.309cm" svg:y="9.106cm" svg:viewBox="0 0 264 28" draw:points="132,28 0,28 0,0 264,0 264,28">
            <text:p/>
          </draw:polygon>
          <draw:path draw:style-name="gr3" draw:text-style-name="P8" draw:layer="layout" svg:width="0.193cm" svg:height="0.258cm" svg:x="15.344cm" svg:y="9.183cm" svg:viewBox="0 0 194 259" svg:d="M194 185h-16c-2 7-6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18cm" svg:height="0.773cm" svg:x="15.749cm" svg:y="8.48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 Therefore } \ \  c = x_0§svg§600§FALSE§</svg:desc>
          <draw:polygon draw:style-name="gr2" draw:text-style-name="P7" draw:layer="layout" svg:width="6.031cm" svg:height="0.596cm" svg:x="14.774cm" svg:y="2.119cm" svg:viewBox="0 0 6032 597" draw:points="3017,597 0,597 0,0 6032,0 6032,597">
            <text:p/>
          </draw:polygon>
          <draw:path draw:style-name="gr3" draw:text-style-name="P8" draw:layer="layout" svg:width="0.502cm" svg:height="0.524cm" svg:x="14.763cm" svg:y="2.101cm" svg:viewBox="0 0 503 525" svg:d="M489 0h-475l-14 174h19c11-125 23-149 139-149 14 0 36 0 43 1 15 2 15 11 15 29v410c0 27 0 37-80 37h-30v23c31-2 110-2 146-2 35 0 116 0 148 2v-23h-32c-81 0-81-10-81-37v-410c0-16 0-27 14-29 7-1 28-1 44-1 116 0 128 24 139 149h19z">
            <text:p/>
          </draw:path>
          <draw:path draw:style-name="gr3" draw:text-style-name="P8" draw:layer="layout" svg:width="0.39cm" svg:height="0.538cm" svg:x="15.317cm" svg:y="2.089cm" svg:viewBox="0 0 391 539" svg:d="M60 479c0 35-7 35-60 35v25c26-2 67-2 88-2 19 0 60 0 86 2v-25c-51 0-60 0-60-35v-142c0-82 55-124 104-124 50 0 58 42 58 87v179c0 35-8 35-60 35v25c27-2 67-2 88-2 20 0 60 0 87 2v-25c-41 0-60 0-60-22v-148c0-67 0-92-25-120-10-13-37-28-81-28-67 0-100 47-112 75v-271l-113 9v24c55 0 60 6 60 43z">
            <text:p/>
          </draw:path>
          <draw:path draw:style-name="gr3" draw:text-style-name="P8" draw:layer="layout" svg:width="0.3cm" svg:height="0.357cm" svg:x="15.745cm" svg:y="2.27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261cm" svg:height="0.343cm" svg:x="16.088cm" svg:y="2.284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7cm" svg:x="16.391cm" svg:y="2.27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251cm" svg:height="0.547cm" svg:x="16.738cm" svg:y="2.08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344cm" svg:height="0.357cm" svg:x="16.97cm" svg:y="2.27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61cm" svg:height="0.343cm" svg:x="17.357cm" svg:y="2.284cm" svg:viewBox="0 0 262 344" svg:d="M107 86v-86l-107 9v24c55 0 62 6 62 43v209c0 34-9 34-62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7cm" svg:x="17.66cm" svg:y="2.27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302cm" svg:height="0.351cm" svg:x="18.786cm" svg:y="2.284cm" svg:viewBox="0 0 303 352" svg:d="M276 48c-12 0-23 0-35 12-12 10-14 25-14 30 0 17 14 26 30 26 23 0 44-17 44-49 0-39-37-67-93-67-104 0-208 111-208 220 0 71 46 132 127 132 111 0 176-82 176-91 0-6-6-11-9-11-5 0-5 2-11 9-61 76-146 76-156 76-48 0-69-37-69-85 0-32 16-107 42-155 23-44 67-77 109-77 27 0 57 8 67 30z">
            <text:p/>
          </draw:path>
          <draw:path draw:style-name="gr3" draw:text-style-name="P8" draw:layer="layout" svg:width="0.515cm" svg:height="0.182cm" svg:x="19.348cm" svg:y="2.341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386cm" svg:height="0.351cm" svg:x="20.143cm" svg:y="2.284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79-54 83-60 9 30 37 60 83 60 81 0 125-100 125-119 0-7-7-7-9-7-7 0-9 1-11 7-26 84-79 102-104 102-30 0-42-25-42-51 0-18 5-34 14-69z">
            <text:p/>
          </draw:path>
          <draw:path draw:style-name="gr3" draw:text-style-name="P8" draw:layer="layout" svg:width="0.252cm" svg:height="0.371cm" svg:x="20.591cm" svg:y="2.381cm" svg:viewBox="0 0 253 372" svg:d="M253 189c0-60-7-104-33-141-16-27-49-48-93-48-127 0-127 148-127 189 0 38 0 183 127 183 126 0 126-145 126-183zM127 358c-25 0-58-16-69-60-9-32-9-78-9-117 0-40 0-81 9-111 11-44 46-54 69-54 30 0 58 17 67 49 8 28 10 69 10 116 0 39 0 80-7 115-12 49-49 62-70 6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9" draw:text-style-name="P9" draw:layer="layout" svg:width="25.199cm" svg:height="1.267cm" svg:x="1.398cm" svg:y="0.367cm" presentation:class="title" presentation:user-transformed="true">
          <draw:text-box>
            <text:p><text:span text:style-name="T12">Examples</text:span></text:p>
          </draw:text-box>
        </draw:frame>
        <draw:frame presentation:style-name="pr5" draw:text-style-name="P6" draw:layer="layout" svg:width="26.4cm" svg:height="12.757cm" svg:x="0.8cm" svg:y="2.4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</draw:text-box>
        </draw:frame>
        <draw:g>
          <svg:title>TexMaths</svg:title>
          <svg:desc>22§display§\text {The rate of decay of certain substance is directly proporational to the}§svg§600§FALSE§</svg:desc>
          <draw:polygon draw:style-name="gr2" draw:text-style-name="P7" draw:layer="layout" svg:width="23.549cm" svg:height="0.627cm" svg:x="2.512cm" svg:y="2.158cm" svg:viewBox="0 0 23550 628" draw:points="11776,628 0,628 0,0 23550,0 23550,628">
            <text:p/>
          </draw:polygon>
          <draw:path draw:style-name="gr3" draw:text-style-name="P8" draw:layer="layout" svg:width="0.502cm" svg:height="0.523cm" svg:x="2.501cm" svg:y="2.14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8" draw:layer="layout" svg:width="0.39cm" svg:height="0.538cm" svg:x="3.055cm" svg:y="2.12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3.483cm" svg:y="2.3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4.083cm" svg:y="2.32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4.398cm" svg:y="2.31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4.766cm" svg:y="2.18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5.074cm" svg:y="2.3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5.676cm" svg:y="2.31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6.067cm" svg:y="2.119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83cm" svg:height="0.546cm" svg:x="6.561cm" svg:y="2.128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3cm" svg:height="0.356cm" svg:x="6.985cm" svg:y="2.3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7.334cm" svg:y="2.31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9cm" svg:height="0.356cm" svg:x="7.684cm" svg:y="2.31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79cm" svg:height="0.492cm" svg:x="8.031cm" svg:y="2.33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344cm" svg:height="0.356cm" svg:x="8.703cm" svg:y="2.31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9.094cm" svg:y="2.119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295cm" svg:height="0.356cm" svg:x="9.588cm" svg:y="2.31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cm" svg:height="0.356cm" svg:x="9.928cm" svg:y="2.3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0.271cm" svg:y="2.32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44cm" svg:height="0.485cm" svg:x="10.567cm" svg:y="2.18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10.885cm" svg:y="2.31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66cm" svg:height="0.518cm" svg:x="11.265cm" svg:y="2.14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1.48cm" svg:y="2.32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54cm" svg:height="0.356cm" svg:x="12.168cm" svg:y="2.3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51cm" svg:x="12.471cm" svg:y="2.32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383cm" svg:height="0.546cm" svg:x="12.899cm" svg:y="2.128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254cm" svg:height="0.356cm" svg:x="13.332cm" svg:y="2.3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4cm" svg:height="0.485cm" svg:x="13.626cm" svg:y="2.18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13.944cm" svg:y="2.31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4.322cm" svg:y="2.32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6cm" svg:x="14.754cm" svg:y="2.31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cm" svg:height="0.356cm" svg:x="15.093cm" svg:y="2.3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5.699cm" svg:y="2.14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5.913cm" svg:y="2.3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546cm" svg:x="16.477cm" svg:y="2.128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166cm" svg:height="0.518cm" svg:x="16.906cm" svg:y="2.14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61cm" svg:height="0.342cm" svg:x="17.116cm" svg:y="2.32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7.418cm" svg:y="2.3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7.767cm" svg:y="2.31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4cm" svg:height="0.485cm" svg:x="18.099cm" svg:y="2.18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173cm" svg:height="0.538cm" svg:x="18.411cm" svg:y="2.12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18.615cm" svg:y="2.33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383cm" svg:height="0.492cm" svg:x="19.287cm" svg:y="2.323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261cm" svg:height="0.342cm" svg:x="19.717cm" svg:y="2.32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20.019cm" svg:y="2.31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83cm" svg:height="0.492cm" svg:x="20.407cm" svg:y="2.323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4cm" svg:height="0.356cm" svg:x="20.857cm" svg:y="2.31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21.244cm" svg:y="2.32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21.558cm" svg:y="2.318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42cm" svg:height="0.485cm" svg:x="21.927cm" svg:y="2.18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22.239cm" svg:y="2.14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22.45cm" svg:y="2.31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22.839cm" svg:y="2.32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9cm" svg:height="0.356cm" svg:x="23.275cm" svg:y="2.31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23.655cm" svg:y="2.12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44cm" svg:height="0.485cm" svg:x="24.117cm" svg:y="2.18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44cm" svg:height="0.356cm" svg:x="24.425cm" svg:y="2.31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25.062cm" svg:y="2.18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25.373cm" svg:y="2.12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25.799cm" svg:y="2.3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>
          <svg:title>TexMaths</svg:title>
          <svg:desc>24§display§\text {(5)}§svg§600§FALSE§</svg:desc>
          <draw:polygon draw:style-name="gr2" draw:text-style-name="P7" draw:layer="layout" svg:width="0.91cm" svg:height="0.76cm" svg:x="1.204cm" svg:y="2.066cm" svg:viewBox="0 0 911 761" draw:points="455,761 0,761 0,0 911,0 911,761">
            <text:p/>
          </draw:polygon>
          <draw:path draw:style-name="gr3" draw:text-style-name="P8" draw:layer="layout" svg:width="0.197cm" svg:height="0.844cm" svg:x="1.244cm" svg:y="2.02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37cm" svg:height="0.581cm" svg:x="1.533cm" svg:y="2.095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8" draw:layer="layout" svg:width="0.197cm" svg:height="0.844cm" svg:x="1.961cm" svg:y="2.02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Solution : }§svg§600§FALSE§</svg:desc>
          <draw:polygon draw:style-name="gr2" draw:text-style-name="P7" draw:layer="layout" svg:width="3.123cm" svg:height="0.485cm" svg:x="1.303cm" svg:y="6.264cm" svg:viewBox="0 0 3124 486" draw:points="1562,486 0,486 0,0 3124,0 3124,486">
            <text:p/>
          </draw:polygon>
          <draw:path draw:style-name="gr3" draw:text-style-name="P8" draw:layer="layout" svg:width="0.344cm" svg:height="0.562cm" svg:x="1.308cm" svg:y="6.225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8" draw:layer="layout" svg:width="0.344cm" svg:height="0.356cm" svg:x="1.715cm" svg:y="6.424cm" svg:viewBox="0 0 345 357" svg:d="M345 181c0-98-79-181-172-181-97 0-173 84-173 181 0 101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8" draw:layer="layout" svg:width="0.173cm" svg:height="0.537cm" svg:x="2.106cm" svg:y="6.234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9cm" svg:height="0.351cm" svg:x="2.321cm" svg:y="6.429cm" svg:viewBox="0 0 391 352" svg:d="M278 282v70l113-9v-25c-55 0-60-5-60-42v-276l-114 9v24c54 0 59 6 59 43v139c0 66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2.74cm" svg:y="6.295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8" draw:layer="layout" svg:width="0.166cm" svg:height="0.518cm" svg:x="3.051cm" svg:y="6.2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3.263cm" svg:y="6.424cm" svg:viewBox="0 0 345 357" svg:d="M345 181c0-98-79-181-172-181-97 0-173 84-173 181 0 101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8" draw:layer="layout" svg:width="0.39cm" svg:height="0.342cm" svg:x="3.652cm" svg:y="6.429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084cm" svg:height="0.333cm" svg:x="4.382cm" svg:y="6.436cm" svg:viewBox="0 0 85 334" svg:d="M85 40c0-21-20-40-43-40s-42 19-42 40c0 23 19 43 42 43s43-20 43-43zM85 294c0-23-20-41-43-41s-42 18-42 41 19 40 42 40 43-17 43-40z">
            <text:p/>
          </draw:path>
        </draw:g>
        <draw:g>
          <svg:title>TexMaths</svg:title>
          <svg:desc>22§display§\text {amount present at that instant. Initially, there are 25 gms of certain}§svg§600§FALSE§</svg:desc>
          <draw:polygon draw:style-name="gr2" draw:text-style-name="P7" draw:layer="layout" svg:width="23.104cm" svg:height="0.628cm" svg:x="2.609cm" svg:y="3.157cm" svg:viewBox="0 0 23105 629" draw:points="11553,629 0,629 0,0 23105,0 23105,629">
            <text:p/>
          </draw:polygon>
          <draw:path draw:style-name="gr3" draw:text-style-name="P8" draw:layer="layout" svg:width="0.349cm" svg:height="0.357cm" svg:x="2.602cm" svg:y="3.31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604cm" svg:height="0.342cm" svg:x="2.982cm" svg:y="3.322cm" svg:viewBox="0 0 605 343" svg:d="M60 76v209c0 34-7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44cm" svg:height="0.357cm" svg:x="3.623cm" svg:y="3.31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9cm" svg:height="0.351cm" svg:x="4.012cm" svg:y="3.322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39cm" svg:height="0.342cm" svg:x="4.443cm" svg:y="3.3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4.841cm" svg:y="3.18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83cm" svg:height="0.492cm" svg:x="5.406cm" svg:y="3.322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261cm" svg:height="0.342cm" svg:x="5.835cm" svg:y="3.32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7cm" svg:x="6.138cm" svg:y="3.3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54cm" svg:height="0.357cm" svg:x="6.486cm" svg:y="3.31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7cm" svg:x="6.787cm" svg:y="3.3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7.134cm" svg:y="3.3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7.532cm" svg:y="3.1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7cm" svg:x="8.107cm" svg:y="3.317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8" draw:layer="layout" svg:width="0.242cm" svg:height="0.485cm" svg:x="8.477cm" svg:y="3.1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242cm" svg:height="0.485cm" svg:x="9.035cm" svg:y="3.1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9.346cm" svg:y="3.1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49cm" svg:height="0.357cm" svg:x="9.783cm" svg:y="3.31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4cm" svg:height="0.485cm" svg:x="10.152cm" svg:y="3.18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166cm" svg:height="0.519cm" svg:x="10.721cm" svg:y="3.14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10.936cm" svg:y="3.3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54cm" svg:height="0.357cm" svg:x="11.365cm" svg:y="3.31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2cm" svg:height="0.485cm" svg:x="11.659cm" svg:y="3.1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7cm" svg:x="11.978cm" svg:y="3.31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12.358cm" svg:y="3.3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12.755cm" svg:y="3.18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083cm" svg:height="0.084cm" svg:x="13.107cm" svg:y="3.581cm" svg:viewBox="0 0 84 85" svg:d="M84 42c0-23-19-42-42-42s-42 19-42 42 19 43 42 43 42-20 42-43z">
            <text:p/>
          </draw:path>
          <draw:path draw:style-name="gr3" draw:text-style-name="P8" draw:layer="layout" svg:width="0.237cm" svg:height="0.529cm" svg:x="13.621cm" svg:y="3.136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8" draw:layer="layout" svg:width="0.39cm" svg:height="0.342cm" svg:x="13.903cm" svg:y="3.3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9cm" svg:x="14.334cm" svg:y="3.14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42cm" svg:height="0.485cm" svg:x="14.538cm" svg:y="3.1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14.85cm" svg:y="3.14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9cm" svg:height="0.357cm" svg:x="15.072cm" svg:y="3.31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173cm" svg:height="0.538cm" svg:x="15.45cm" svg:y="3.127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15.665cm" svg:y="3.127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15.869cm" svg:y="3.329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79-44 99-88z">
            <text:p/>
          </draw:path>
          <draw:path draw:style-name="gr3" draw:text-style-name="P8" draw:layer="layout" svg:width="0.091cm" svg:height="0.231cm" svg:x="16.265cm" svg:y="3.581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8" draw:layer="layout" svg:width="0.242cm" svg:height="0.485cm" svg:x="16.685cm" svg:y="3.1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6.997cm" svg:y="3.1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17.423cm" svg:y="3.3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17.766cm" svg:y="3.32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7cm" svg:x="18.069cm" svg:y="3.3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9cm" svg:height="0.357cm" svg:x="18.681cm" svg:y="3.31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61cm" svg:height="0.342cm" svg:x="19.058cm" svg:y="3.32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7cm" svg:x="19.361cm" svg:y="3.3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09cm" svg:height="0.517cm" svg:x="19.978cm" svg:y="3.14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309cm" svg:height="0.533cm" svg:x="20.366cm" svg:y="3.148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9-38-39-13 0-39 6-39 43 0 65 53 141 141 141 90 0 169-74 169-173z">
            <text:p/>
          </draw:path>
          <draw:path draw:style-name="gr3" draw:text-style-name="P8" draw:layer="layout" svg:width="0.355cm" svg:height="0.512cm" svg:x="20.992cm" svg:y="3.313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604cm" svg:height="0.342cm" svg:x="21.381cm" svg:y="3.322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254cm" svg:height="0.357cm" svg:x="22.027cm" svg:y="3.31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4cm" svg:height="0.357cm" svg:x="22.587cm" svg:y="3.317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1cm" svg:height="0.547cm" svg:x="22.976cm" svg:y="3.118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95cm" svg:height="0.357cm" svg:x="23.472cm" svg:y="3.317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cm" svg:height="0.357cm" svg:x="23.81cm" svg:y="3.3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24.153cm" svg:y="3.32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42cm" svg:height="0.485cm" svg:x="24.451cm" svg:y="3.1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7cm" svg:x="24.767cm" svg:y="3.31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166cm" svg:height="0.519cm" svg:x="25.148cm" svg:y="3.14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25.362cm" svg:y="3.3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</draw:g>
        <draw:g>
          <svg:title>TexMaths</svg:title>
          <svg:desc>22§display§\text {substance and two hours later it is found that 9 gms are left. Find the}§svg§600§FALSE§</svg:desc>
          <draw:polygon draw:style-name="gr2" draw:text-style-name="P7" draw:layer="layout" svg:width="23.801cm" svg:height="0.628cm" svg:x="2.618cm" svg:y="4.157cm" svg:viewBox="0 0 23802 629" draw:points="11901,629 0,629 0,0 23802,0 23802,629">
            <text:p/>
          </draw:polygon>
          <draw:path draw:style-name="gr3" draw:text-style-name="P8" draw:layer="layout" svg:width="0.254cm" svg:height="0.357cm" svg:x="2.604cm" svg:y="4.31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51cm" svg:x="2.908cm" svg:y="4.322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383cm" svg:height="0.547cm" svg:x="3.336cm" svg:y="4.127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8" draw:layer="layout" svg:width="0.254cm" svg:height="0.357cm" svg:x="3.769cm" svg:y="4.31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4cm" svg:height="0.485cm" svg:x="4.063cm" svg:y="4.18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7cm" svg:x="4.382cm" svg:y="4.31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4.76cm" svg:y="4.3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7cm" svg:x="5.191cm" svg:y="4.317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cm" svg:height="0.357cm" svg:x="5.531cm" svg:y="4.3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9cm" svg:height="0.357cm" svg:x="6.143cm" svg:y="4.31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6.522cm" svg:y="4.3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6.953cm" svg:y="4.127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8" draw:layer="layout" svg:width="0.242cm" svg:height="0.485cm" svg:x="7.629cm" svg:y="4.1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531cm" svg:height="0.342cm" svg:x="7.907cm" svg:y="4.329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8" draw:layer="layout" svg:width="0.344cm" svg:height="0.357cm" svg:x="8.452cm" svg:y="4.317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538cm" svg:x="9.098cm" svg:y="4.1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44cm" svg:height="0.357cm" svg:x="9.526cm" svg:y="4.317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351cm" svg:x="9.915cm" svg:y="4.322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261cm" svg:height="0.342cm" svg:x="10.341cm" svg:y="4.32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7cm" svg:x="10.649cm" svg:y="4.31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73cm" svg:height="0.538cm" svg:x="11.21cm" svg:y="4.127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11.432cm" svg:y="4.31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4cm" svg:height="0.485cm" svg:x="11.802cm" svg:y="4.18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cm" svg:height="0.357cm" svg:x="12.11cm" svg:y="4.3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12.453cm" svg:y="4.32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9cm" svg:x="13.018cm" svg:y="4.14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42cm" svg:height="0.485cm" svg:x="13.222cm" svg:y="4.1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13.791cm" svg:y="4.14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4cm" svg:height="0.357cm" svg:x="14.005cm" svg:y="4.31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51cm" svg:height="0.547cm" svg:x="14.568cm" svg:y="4.118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8" draw:layer="layout" svg:width="0.344cm" svg:height="0.357cm" svg:x="14.801cm" svg:y="4.317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351cm" svg:x="15.19cm" svg:y="4.322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39cm" svg:height="0.342cm" svg:x="15.619cm" svg:y="4.3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16.05cm" svg:y="4.127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8" draw:layer="layout" svg:width="0.242cm" svg:height="0.485cm" svg:x="16.726cm" svg:y="4.1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7.038cm" svg:y="4.1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49cm" svg:height="0.357cm" svg:x="17.474cm" svg:y="4.317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17.844cm" svg:y="4.1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21cm" svg:height="0.533cm" svg:x="18.419cm" svg:y="4.148cm" svg:viewBox="0 0 322 534" svg:d="M253 269v25c0 183-81 219-126 219-14 0-55-2-76-29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355cm" svg:height="0.512cm" svg:x="19.053cm" svg:y="4.313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604cm" svg:height="0.342cm" svg:x="19.444cm" svg:y="4.322cm" svg:viewBox="0 0 605 343" svg:d="M60 76v209c0 34-9 34-60 34v24c26 0 67-1 88-1 19 0 60 1 86 1v-24c-51 0-60 0-60-34v-144c0-81 55-123 104-123 50 0 58 42 58 86v181c0 34-8 34-61 34v24c28 0 67-1 88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254cm" svg:height="0.357cm" svg:x="20.088cm" svg:y="4.31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9cm" svg:height="0.357cm" svg:x="20.658cm" svg:y="4.317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61cm" svg:height="0.342cm" svg:x="21.033cm" svg:y="4.32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7cm" svg:x="21.336cm" svg:y="4.3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173cm" svg:height="0.538cm" svg:x="21.941cm" svg:y="4.127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cm" svg:height="0.357cm" svg:x="22.152cm" svg:y="4.3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51cm" svg:height="0.547cm" svg:x="22.501cm" svg:y="4.118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22.726cm" svg:y="4.1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083cm" svg:height="0.084cm" svg:x="23.078cm" svg:y="4.581cm" svg:viewBox="0 0 84 85" svg:d="M84 42c0-23-19-42-42-42s-42 19-42 42 19 43 42 43 42-20 42-43z">
            <text:p/>
          </draw:path>
          <draw:path draw:style-name="gr3" draw:text-style-name="P8" draw:layer="layout" svg:width="0.446cm" svg:height="0.527cm" svg:x="23.595cm" svg:y="4.137cm" svg:viewBox="0 0 447 528" svg:d="M426 0h-426v25h19c60 0 60 8 60 35v407c0 28 0 37-60 37h-19v24c26-3 88-3 118-3 32 0 102 0 130 3v-24h-24c-74 0-74-11-74-37v-192h66c74 0 81 26 81 91h20v-206h-20c0 65-7 92-81 92h-66v-197c0-25 1-30 37-30h93c116 0 135 42 148 149h19z">
            <text:p/>
          </draw:path>
          <draw:path draw:style-name="gr3" draw:text-style-name="P8" draw:layer="layout" svg:width="0.166cm" svg:height="0.519cm" svg:x="24.101cm" svg:y="4.14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24.314cm" svg:y="4.3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24.745cm" svg:y="4.127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8" draw:layer="layout" svg:width="0.242cm" svg:height="0.485cm" svg:x="25.421cm" svg:y="4.1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25.732cm" svg:y="4.1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26.158cm" svg:y="4.3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</draw:g>
        <draw:g>
          <svg:title>TexMaths</svg:title>
          <svg:desc>22§display§\text {amount left after one more hour.}§svg§600§FALSE§</svg:desc>
          <draw:polygon draw:style-name="gr2" draw:text-style-name="P7" draw:layer="layout" svg:width="10.966cm" svg:height="0.477cm" svg:x="2.611cm" svg:y="5.158cm" svg:viewBox="0 0 10967 478" draw:points="5484,478 0,478 0,0 10967,0 10967,478">
            <text:p/>
          </draw:polygon>
          <draw:path draw:style-name="gr3" draw:text-style-name="P8" draw:layer="layout" svg:width="0.349cm" svg:height="0.357cm" svg:x="2.604cm" svg:y="5.318cm" svg:viewBox="0 0 350 358" svg:d="M225 289c4 32 25 64 62 64 16 0 63-11 63-74v-43h-19v43c0 45-20 51-28 51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604cm" svg:height="0.343cm" svg:x="2.984cm" svg:y="5.323cm" svg:viewBox="0 0 605 344" svg:d="M60 76v210c0 33-7 33-60 33v25c26 0 67-2 88-2 19 0 60 2 86 2v-25c-51 0-60 0-60-33v-145c0-81 55-123 104-123s58 42 58 86v182c0 33-9 33-61 33v25c28 0 67-2 88-2s61 2 88 2v-25c-53 0-62 0-62-33v-145c0-81 56-123 106-123 47 0 56 42 56 86v182c0 33-9 33-60 33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44cm" svg:height="0.357cm" svg:x="3.625cm" svg:y="5.318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8" draw:layer="layout" svg:width="0.39cm" svg:height="0.352cm" svg:x="4.014cm" svg:y="5.323cm" svg:viewBox="0 0 391 353" svg:d="M278 282v71l113-9v-25c-55 0-60-5-60-42v-277l-115 9v24c55 0 60 6 60 43v139c0 67-37 120-93 120-65 0-69-35-69-76v-259l-114 9v24c60 0 60 2 60 71v116c0 62 0 133 120 133 42 0 77-22 98-71z">
            <text:p/>
          </draw:path>
          <draw:path draw:style-name="gr3" draw:text-style-name="P8" draw:layer="layout" svg:width="0.39cm" svg:height="0.343cm" svg:x="4.445cm" svg:y="5.323cm" svg:viewBox="0 0 391 344" svg:d="M60 76v210c0 33-7 33-60 33v25c26 0 67-2 88-2 19 0 60 2 86 2v-25c-51 0-60 0-60-33v-145c0-81 55-123 104-123s58 42 58 86v182c0 33-9 33-60 33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4.843cm" svg:y="5.19cm" svg:viewBox="0 0 245 486" svg:d="M120 167h111v-24h-111v-143h-20c0 63-24 146-100 150v17h67v214c0 97 72 105 100 105 55 0 78-54 78-105v-44h-21v44c0 56-23 86-52 86-52 0-52-70-52-85z">
            <text:p/>
          </draw:path>
          <draw:path draw:style-name="gr3" draw:text-style-name="P8" draw:layer="layout" svg:width="0.173cm" svg:height="0.538cm" svg:x="5.411cm" svg:y="5.128cm" svg:viewBox="0 0 174 539" svg:d="M113 0l-113 9v24c55 0 62 6 62 43v403c0 36-9 36-62 36v24c26-1 67-1 86-1 20 0 58 0 88 1v-24c-53 0-61 0-61-36z">
            <text:p/>
          </draw:path>
          <draw:path draw:style-name="gr3" draw:text-style-name="P8" draw:layer="layout" svg:width="0.3cm" svg:height="0.357cm" svg:x="5.622cm" svg:y="5.318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8" draw:layer="layout" svg:width="0.251cm" svg:height="0.547cm" svg:x="5.969cm" svg:y="5.119cm" svg:viewBox="0 0 252 548" svg:d="M111 213v-90c0-68 37-105 72-105 2 0 14 0 25 5-9 3-23 12-23 32 0 17 12 33 33 33 23 0 34-16 34-33 0-29-28-55-69-55-55 0-121 41-121 123v90h-62v23h62v252c0 36-9 36-62 36v24c32-2 69-3 90-3 31 0 67 0 98 3v-24h-16c-58 0-59-9-59-38v-250h89v-23z">
            <text:p/>
          </draw:path>
          <draw:path draw:style-name="gr3" draw:text-style-name="P8" draw:layer="layout" svg:width="0.242cm" svg:height="0.485cm" svg:x="6.196cm" svg:y="5.19cm" svg:viewBox="0 0 243 486" svg:d="M120 167h111v-24h-111v-143h-20c0 63-24 146-100 150v17h67v214c0 97 72 105 100 105 55 0 76-54 76-105v-44h-19v44c0 56-23 86-52 86-52 0-52-70-52-85z">
            <text:p/>
          </draw:path>
          <draw:path draw:style-name="gr3" draw:text-style-name="P8" draw:layer="layout" svg:width="0.349cm" svg:height="0.357cm" svg:x="6.771cm" svg:y="5.318cm" svg:viewBox="0 0 350 358" svg:d="M227 289c2 32 23 64 60 64 16 0 63-11 63-74v-43h-19v43c0 45-20 51-28 51-25 0-28-36-28-39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8" draw:layer="layout" svg:width="0.251cm" svg:height="0.547cm" svg:x="7.151cm" svg:y="5.119cm" svg:viewBox="0 0 252 548" svg:d="M111 213v-90c0-68 37-105 72-105 2 0 14 0 25 5-9 3-23 12-23 32 0 17 12 33 33 33 23 0 34-16 34-33 0-29-28-55-69-55-55 0-121 41-121 123v90h-62v23h62v252c0 36-9 36-62 36v24c32-2 69-3 90-3 31 0 67 0 98 3v-24h-16c-58 0-59-9-59-38v-250h89v-23z">
            <text:p/>
          </draw:path>
          <draw:path draw:style-name="gr3" draw:text-style-name="P8" draw:layer="layout" svg:width="0.242cm" svg:height="0.485cm" svg:x="7.377cm" svg:y="5.19cm" svg:viewBox="0 0 243 486" svg:d="M120 167h111v-24h-111v-143h-20c0 63-24 146-100 150v17h67v214c0 97 72 105 100 105 55 0 76-54 76-105v-44h-19v44c0 56-23 86-52 86-52 0-52-70-52-85z">
            <text:p/>
          </draw:path>
          <draw:path draw:style-name="gr3" draw:text-style-name="P8" draw:layer="layout" svg:width="0.3cm" svg:height="0.357cm" svg:x="7.685cm" svg:y="5.318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8" draw:layer="layout" svg:width="0.261cm" svg:height="0.343cm" svg:x="8.028cm" svg:y="5.323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44cm" svg:height="0.357cm" svg:x="8.588cm" svg:y="5.318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8" draw:layer="layout" svg:width="0.39cm" svg:height="0.343cm" svg:x="8.978cm" svg:y="5.323cm" svg:viewBox="0 0 391 344" svg:d="M60 76v210c0 33-7 33-60 33v25c26 0 67-2 88-2 19 0 60 2 86 2v-25c-51 0-60 0-60-33v-145c0-81 55-123 104-123s58 42 58 86v182c0 33-9 33-60 33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cm" svg:height="0.357cm" svg:x="9.404cm" svg:y="5.318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8" draw:layer="layout" svg:width="0.604cm" svg:height="0.343cm" svg:x="10.008cm" svg:y="5.323cm" svg:viewBox="0 0 605 344" svg:d="M60 76v210c0 33-7 33-60 33v25c26 0 67-2 88-2 19 0 60 2 86 2v-25c-51 0-60 0-60-33v-145c0-81 55-123 104-123s58 42 58 86v182c0 33-9 33-60 33v25c27 0 66-2 87-2s61 2 88 2v-25c-53 0-62 0-62-33v-145c0-81 56-123 106-123 49 0 56 42 56 86v182c0 33-7 33-60 33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44cm" svg:height="0.357cm" svg:x="10.65cm" svg:y="5.318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8" draw:layer="layout" svg:width="0.261cm" svg:height="0.343cm" svg:x="11.036cm" svg:y="5.323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cm" svg:height="0.357cm" svg:x="11.34cm" svg:y="5.318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8" draw:layer="layout" svg:width="0.39cm" svg:height="0.538cm" svg:x="11.944cm" svg:y="5.128cm" svg:viewBox="0 0 391 539" svg:d="M60 479c0 36-7 36-60 36v24c26-1 67-1 88-1 19 0 60 0 86 1v-24c-51 0-60 0-60-36v-142c0-81 55-124 104-124s58 43 58 87v179c0 36-9 36-60 36v24c27-1 67-1 88-1 20 0 60 0 87 1v-24c-41 0-60 0-60-23v-148c0-67 0-92-25-120-10-12-37-28-81-28-67 0-100 47-112 75v-271l-113 9v24c55 0 60 6 60 43z">
            <text:p/>
          </draw:path>
          <draw:path draw:style-name="gr3" draw:text-style-name="P8" draw:layer="layout" svg:width="0.344cm" svg:height="0.357cm" svg:x="12.369cm" svg:y="5.318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8" draw:layer="layout" svg:width="0.39cm" svg:height="0.352cm" svg:x="12.76cm" svg:y="5.323cm" svg:viewBox="0 0 391 353" svg:d="M278 282v71l113-9v-25c-55 0-60-5-60-42v-277l-115 9v24c55 0 60 6 60 43v139c0 67-37 120-93 120-65 0-69-35-69-76v-259l-114 9v24c60 0 60 2 60 71v116c0 62 0 133 118 133 44 0 79-22 100-71z">
            <text:p/>
          </draw:path>
          <draw:path draw:style-name="gr3" draw:text-style-name="P8" draw:layer="layout" svg:width="0.261cm" svg:height="0.343cm" svg:x="13.186cm" svg:y="5.323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083cm" svg:height="0.084cm" svg:x="13.535cm" svg:y="5.583cm" svg:viewBox="0 0 84 85" svg:d="M84 42c0-23-19-42-42-42s-42 19-42 42 19 43 42 43 42-20 42-43z">
            <text:p/>
          </draw:path>
        </draw:g>
        <draw:g>
          <svg:title>TexMaths</svg:title>
          <svg:desc>22§display§\text {Let } Q \text { be the quantity of the substance at any time t. The rate of}§svg§600§FALSE§</svg:desc>
          <draw:polygon draw:style-name="gr2" draw:text-style-name="P7" draw:layer="layout" svg:width="22.267cm" svg:height="0.627cm" svg:x="4.72cm" svg:y="6.259cm" svg:viewBox="0 0 22268 628" draw:points="11134,628 0,628 0,0 22268,0 22268,628">
            <text:p/>
          </draw:polygon>
          <draw:path draw:style-name="gr3" draw:text-style-name="P8" draw:layer="layout" svg:width="0.425cm" svg:height="0.529cm" svg:x="4.706cm" svg:y="6.238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8" draw:layer="layout" svg:width="0.3cm" svg:height="0.356cm" svg:x="5.186cm" svg:y="6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5.523cm" svg:y="6.2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536cm" svg:height="0.696cm" svg:x="6.105cm" svg:y="6.22cm" svg:viewBox="0 0 537 697" svg:d="M301 542c121-46 236-185 236-334 0-124-83-208-199-208-167 0-338 176-338 357 0 129 86 206 199 206 19 0 46-3 76-10-4 47-4 49-4 59 0 25 0 85 65 85 92 0 129-143 129-150s-6-8-7-8c-7 0-9 3-11 8-18 55-63 74-90 74-37 0-47-21-56-79zM155 535c-60-23-86-84-86-153 0-55 19-164 79-248 56-79 128-115 186-115 78 0 134 60 134 164 0 77-40 259-171 333-3-28-10-85-68-85-41 0-78 39-78 79 0 16 4 25 4 25zM202 544c-10 0-35 0-35-34 0-30 30-61 62-61 33 0 47 19 47 65 0 12 0 12-7 16-21 9-44 14-67 14z">
            <text:p/>
          </draw:path>
          <draw:path draw:style-name="gr3" draw:text-style-name="P8" draw:layer="layout" svg:width="0.383cm" svg:height="0.546cm" svg:x="6.957cm" svg:y="6.229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cm" svg:height="0.356cm" svg:x="7.408cm" svg:y="6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8.003cm" svg:y="6.2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8.314cm" svg:y="6.2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8.74cm" svg:y="6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9.346cm" svg:y="6.424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8" draw:layer="layout" svg:width="0.39cm" svg:height="0.351cm" svg:x="9.752cm" svg:y="6.424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349cm" svg:height="0.356cm" svg:x="10.19cm" svg:y="6.419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39cm" svg:height="0.342cm" svg:x="10.569cm" svg:y="6.4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10.967cm" svg:y="6.2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1.278cm" svg:y="6.2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11.482cm" svg:y="6.2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79cm" svg:height="0.492cm" svg:x="11.762cm" svg:y="6.43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344cm" svg:height="0.356cm" svg:x="12.434cm" svg:y="6.4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12.825cm" svg:y="6.2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242cm" svg:height="0.485cm" svg:x="13.307cm" svg:y="6.2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13.619cm" svg:y="6.2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4.045cm" svg:y="6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4.65cm" svg:y="6.4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51cm" svg:x="14.955cm" svg:y="6.424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383cm" svg:height="0.546cm" svg:x="15.381cm" svg:y="6.229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254cm" svg:height="0.356cm" svg:x="15.815cm" svg:y="6.4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4cm" svg:height="0.485cm" svg:x="16.109cm" svg:y="6.2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16.428cm" svg:y="6.4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6.806cm" svg:y="6.4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6cm" svg:x="17.238cm" svg:y="6.41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cm" svg:height="0.356cm" svg:x="17.577cm" svg:y="6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18.188cm" svg:y="6.4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18.558cm" svg:y="6.2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9.133cm" svg:y="6.419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9.513cm" svg:y="6.4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492cm" svg:x="19.911cm" svg:y="6.43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8" draw:layer="layout" svg:width="0.242cm" svg:height="0.485cm" svg:x="20.576cm" svg:y="6.2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20.888cm" svg:y="6.2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604cm" svg:height="0.342cm" svg:x="21.103cm" svg:y="6.424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21.743cm" svg:y="6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22.338cm" svg:y="6.2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083cm" svg:height="0.083cm" svg:x="22.69cm" svg:y="6.683cm" svg:viewBox="0 0 84 84" svg:d="M84 42c0-23-19-42-42-42s-42 19-42 42 19 42 42 42 42-19 42-42z">
            <text:p/>
          </draw:path>
          <draw:path draw:style-name="gr3" draw:text-style-name="P8" draw:layer="layout" svg:width="0.502cm" svg:height="0.523cm" svg:x="23.209cm" svg:y="6.241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8" draw:layer="layout" svg:width="0.39cm" svg:height="0.538cm" svg:x="23.766cm" svg:y="6.2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24.192cm" svg:y="6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4.793cm" svg:y="6.4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25.107cm" svg:y="6.4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25.476cm" svg:y="6.2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25.784cm" svg:y="6.4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26.385cm" svg:y="6.4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26.775cm" svg:y="6.2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</draw:g>
        <draw:g>
          <svg:title>TexMaths</svg:title>
          <svg:desc>22§display§\text {rate of decay of substance is proprotional to the quantity of substance}§svg§600§FALSE§</svg:desc>
          <draw:polygon draw:style-name="gr2" draw:text-style-name="P7" draw:layer="layout" svg:width="23.663cm" svg:height="0.627cm" svg:x="2.624cm" svg:y="7.359cm" svg:viewBox="0 0 23664 628" draw:points="11831,628 0,628 0,0 23664,0 23664,628">
            <text:p/>
          </draw:polygon>
          <draw:path draw:style-name="gr3" draw:text-style-name="P8" draw:layer="layout" svg:width="0.261cm" svg:height="0.342cm" svg:x="2.606cm" svg:y="7.5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2.921cm" svg:y="7.5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3.289cm" svg:y="7.3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3.597cm" svg:y="7.5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4.199cm" svg:y="7.5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4.588cm" svg:y="7.3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383cm" svg:height="0.546cm" svg:x="5.084cm" svg:y="7.329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3cm" svg:height="0.356cm" svg:x="5.508cm" svg:y="7.5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5.857cm" svg:y="7.51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9cm" svg:height="0.356cm" svg:x="6.207cm" svg:y="7.5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79cm" svg:height="0.492cm" svg:x="6.554cm" svg:y="7.53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8" draw:layer="layout" svg:width="0.344cm" svg:height="0.356cm" svg:x="7.226cm" svg:y="7.5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7.617cm" svg:y="7.3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254cm" svg:height="0.356cm" svg:x="8.111cm" svg:y="7.5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51cm" svg:x="8.416cm" svg:y="7.524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83cm" svg:height="0.546cm" svg:x="8.842cm" svg:y="7.329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254cm" svg:height="0.356cm" svg:x="9.275cm" svg:y="7.5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2cm" svg:height="0.485cm" svg:x="9.569cm" svg:y="7.3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9.887cm" svg:y="7.5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0.267cm" svg:y="7.5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6cm" svg:x="10.699cm" svg:y="7.51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cm" svg:height="0.356cm" svg:x="11.037cm" svg:y="7.5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1.642cm" svg:y="7.3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1.857cm" svg:y="7.5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492cm" svg:x="12.416cm" svg:y="7.52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261cm" svg:height="0.342cm" svg:x="12.846cm" svg:y="7.5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13.149cm" svg:y="7.5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83cm" svg:height="0.492cm" svg:x="13.534cm" svg:y="7.52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261cm" svg:height="0.342cm" svg:x="13.965cm" svg:y="7.5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14.268cm" svg:y="7.5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2cm" svg:height="0.485cm" svg:x="14.646cm" svg:y="7.3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4.958cm" svg:y="7.3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15.169cm" svg:y="7.5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15.56cm" svg:y="7.5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9cm" svg:height="0.356cm" svg:x="15.996cm" svg:y="7.5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16.377cm" svg:y="7.32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42cm" svg:height="0.485cm" svg:x="16.838cm" svg:y="7.3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4cm" svg:height="0.356cm" svg:x="17.146cm" svg:y="7.5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17.783cm" svg:y="7.3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18.094cm" svg:y="7.3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8.52cm" svg:y="7.5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19.126cm" svg:y="7.524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3 0 95 67 95 109z">
            <text:p/>
          </draw:path>
          <draw:path draw:style-name="gr3" draw:text-style-name="P8" draw:layer="layout" svg:width="0.39cm" svg:height="0.351cm" svg:x="19.532cm" svg:y="7.524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19.971cm" svg:y="7.5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20.349cm" svg:y="7.5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20.747cm" svg:y="7.3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21.058cm" svg:y="7.3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21.262cm" svg:y="7.3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79cm" svg:height="0.492cm" svg:x="21.542cm" svg:y="7.53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344cm" svg:height="0.356cm" svg:x="22.215cm" svg:y="7.5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22.605cm" svg:y="7.3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254cm" svg:height="0.356cm" svg:x="23.098cm" svg:y="7.5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51cm" svg:x="23.403cm" svg:y="7.524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383cm" svg:height="0.546cm" svg:x="23.83cm" svg:y="7.329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254cm" svg:height="0.356cm" svg:x="24.263cm" svg:y="7.5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2cm" svg:height="0.485cm" svg:x="24.557cm" svg:y="7.3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24.876cm" svg:y="7.5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25.254cm" svg:y="7.5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6cm" svg:x="25.685cm" svg:y="7.51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cm" svg:height="0.356cm" svg:x="26.025cm" svg:y="7.5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>
          <svg:title>TexMaths</svg:title>
          <svg:desc>22§display§\text {Therefore, }§svg§600§FALSE§</svg:desc>
          <draw:polygon draw:style-name="gr2" draw:text-style-name="P7" draw:layer="layout" svg:width="3.327cm" svg:height="0.617cm" svg:x="2.813cm" svg:y="8.863cm" svg:viewBox="0 0 3328 618" draw:points="1665,618 0,618 0,0 3328,0 3328,618">
            <text:p/>
          </draw:polygon>
          <draw:path draw:style-name="gr3" draw:text-style-name="P8" draw:layer="layout" svg:width="0.502cm" svg:height="0.523cm" svg:x="2.802cm" svg:y="8.845cm" svg:viewBox="0 0 503 524" svg:d="M489 0h-475l-14 174h19c11-125 23-149 139-149 14 0 36 0 43 1 15 2 15 11 15 29v410c0 26 0 36-80 36h-30v23c31-1 110-1 146-1 35 0 116 0 147 1v-23h-31c-81 0-81-10-81-36v-410c0-16 0-27 14-29 7-1 28-1 44-1 116 0 128 24 139 149h19z">
            <text:p/>
          </draw:path>
          <draw:path draw:style-name="gr3" draw:text-style-name="P8" draw:layer="layout" svg:width="0.39cm" svg:height="0.537cm" svg:x="3.356cm" svg:y="8.833cm" svg:viewBox="0 0 391 538" svg:d="M60 479c0 35-7 35-60 35v24c26-1 67-1 88-1 19 0 60 0 86 1v-24c-51 0-60 0-60-35v-143c0-81 55-123 104-123s58 42 58 86v180c0 35-9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3.784cm" svg:y="9.0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4.127cm" svg:y="9.028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4.43cm" svg:y="9.0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1cm" svg:height="0.546cm" svg:x="4.776cm" svg:y="8.824cm" svg:viewBox="0 0 252 547" svg:d="M111 213v-90c0-68 37-105 72-105 2 0 14 0 25 5-9 3-23 12-23 32 0 17 12 33 33 33 23 0 34-16 34-33 0-29-29-55-69-55-55 0-121 40-121 123v90h-62v23h62v251c0 36-9 36-62 36v24c32-2 69-3 90-3 31 0 67 0 98 3v-24h-16c-58 0-59-9-59-37v-250h89v-23z">
            <text:p/>
          </draw:path>
          <draw:path draw:style-name="gr3" draw:text-style-name="P8" draw:layer="layout" svg:width="0.344cm" svg:height="0.356cm" svg:x="5.009cm" svg:y="9.02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61cm" svg:height="0.342cm" svg:x="5.396cm" svg:y="9.028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5.699cm" svg:y="9.0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91cm" svg:height="0.231cm" svg:x="6.087cm" svg:y="9.287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frac{dQ}{dt} \propto Q§svg§600§FALSE§</svg:desc>
          <draw:polygon draw:style-name="gr2" draw:text-style-name="P7" draw:layer="layout" svg:width="2.633cm" svg:height="1.53cm" svg:x="6.996cm" svg:y="8.413cm" svg:viewBox="0 0 2634 1531" draw:points="1317,1531 0,1531 0,0 2634,0 2634,1531">
            <text:p/>
          </draw:polygon>
          <draw:path draw:style-name="gr3" draw:text-style-name="P8" draw:layer="layout" svg:width="0.369cm" svg:height="0.546cm" svg:x="6.989cm" svg:y="8.38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2-20-22-36 0-19 1-24 5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536cm" svg:height="0.696cm" svg:x="7.397cm" svg:y="8.374cm" svg:viewBox="0 0 537 697" svg:d="M301 542c122-46 236-185 236-334 0-124-83-208-199-208-167 0-338 176-338 357 0 129 86 206 199 206 19 0 46-4 76-11-4 48-4 50-4 60 0 25 0 85 65 85 92 0 129-143 129-150s-5-9-7-9c-7 0-9 4-11 9-17 55-63 74-90 74-37 0-47-21-56-79zM155 535c-60-23-86-85-86-153 0-55 19-164 79-248 56-79 128-115 187-115 77 0 133 60 133 164 0 77-40 259-170 332-4-28-11-84-69-84-41 0-78 39-78 79 0 16 4 25 4 25zM202 544c-10 0-35 0-35-34 0-30 30-61 62-61 33 0 47 19 47 65 0 12 0 12-7 16-21 8-44 14-67 14z">
            <text:p/>
          </draw:path>
          <draw:polygon draw:style-name="gr3" draw:text-style-name="P8" draw:layer="layout" svg:width="1.015cm" svg:height="0.032cm" svg:x="6.957cm" svg:y="9.233cm" svg:viewBox="0 0 1016 33" draw:points="507,33 0,33 0,0 1016,0 1016,33">
            <text:p/>
          </draw:polygon>
          <draw:path draw:style-name="gr3" draw:text-style-name="P8" draw:layer="layout" svg:width="0.369cm" svg:height="0.546cm" svg:x="7.154cm" svg:y="9.43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2-20-22-36 0-19 1-24 5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238cm" svg:height="0.493cm" svg:x="7.543cm" svg:y="9.488cm" svg:viewBox="0 0 239 494" svg:d="M143 176h74c14 0 22 0 22-16 0-9-8-9-22-9h-67c26-111 31-125 31-130 0-14-10-21-23-21-1 0-24 0-31 28l-30 123h-74c-16 0-23 0-23 14 0 11 7 11 21 11h69c-57 220-58 232-58 246 0 42 30 72 70 72 81 0 125-114 125-119 0-7-7-7-10-7-7 0-7 1-11 10-33 81-76 99-102 99-16 0-23-11-23-35 0-20 0-25 4-37z">
            <text:p/>
          </draw:path>
          <draw:path draw:style-name="gr3" draw:text-style-name="P8" draw:layer="layout" svg:width="0.517cm" svg:height="0.351cm" svg:x="8.321cm" svg:y="9.101cm" svg:viewBox="0 0 518 352" svg:d="M518 318c-4 0-16 2-20 2-60 0-102-61-128-100-7-14-28-46-37-60 19-40 70-137 163-137 6 0 13 0 22 2 0-20-2-21-4-23-5-2-16-2-23-2-98 0-156 95-176 134-30-48-40-65-70-88-48-42-90-46-109-46-87 0-136 86-136 176 0 88 48 176 134 176 98 0 155-95 174-134 32 48 42 65 71 88 47 42 89 46 109 46 10 0 23-2 30-4zM290 192c-17 40-70 137-161 137-76 0-111-83-111-153 0-76 42-144 107-144 62 0 102 61 129 102 8 12 28 44 36 58z">
            <text:p/>
          </draw:path>
          <draw:path draw:style-name="gr3" draw:text-style-name="P8" draw:layer="layout" svg:width="0.536cm" svg:height="0.696cm" svg:x="9.133cm" svg:y="8.897cm" svg:viewBox="0 0 537 697" svg:d="M301 542c122-46 236-185 236-334 0-124-83-208-199-208-167 0-338 176-338 357 0 129 86 206 199 206 19 0 46-4 76-11-4 48-4 50-4 60 0 25 0 85 65 85 92 0 129-143 129-150s-5-9-7-9c-7 0-9 4-11 9-17 55-63 74-90 74-37 0-47-21-56-79zM155 535c-60-23-86-85-86-153 0-55 19-164 79-248 56-79 128-115 187-115 77 0 133 60 133 164 0 77-40 259-170 332-4-28-11-84-69-84-41 0-78 39-78 79 0 16 4 25 4 25zM204 544c-12 0-37 0-37-34 0-30 30-61 62-61 33 0 47 19 47 65 0 12 0 12-7 16-21 8-44 14-65 14z">
            <text:p/>
          </draw:path>
        </draw:g>
        <draw:g>
          <svg:title>TexMaths</svg:title>
          <svg:desc>22§display§\frac{dQ}{dt} =  - kQ \ \ \text { where } k &gt; 0§svg§600§FALSE§</svg:desc>
          <draw:polygon draw:style-name="gr2" draw:text-style-name="P7" draw:layer="layout" svg:width="8.524cm" svg:height="1.53cm" svg:x="11.996cm" svg:y="8.415cm" svg:viewBox="0 0 8525 1531" draw:points="4263,1531 0,1531 0,0 8525,0 8525,1531">
            <text:p/>
          </draw:polygon>
          <draw:path draw:style-name="gr3" draw:text-style-name="P8" draw:layer="layout" svg:width="0.369cm" svg:height="0.546cm" svg:x="11.989cm" svg:y="8.38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536cm" svg:height="0.696cm" svg:x="12.397cm" svg:y="8.376cm" svg:viewBox="0 0 537 697" svg:d="M301 542c121-46 236-185 236-334 0-124-83-208-199-208-167 0-338 176-338 357 0 129 86 206 199 206 19 0 46-4 76-11-4 48-4 50-4 60 0 25 0 85 65 85 92 0 129-143 129-150s-6-9-7-9c-7 0-9 4-11 9-18 55-63 74-90 74-37 0-47-21-56-79zM155 535c-60-23-86-85-86-153 0-55 19-164 79-248 56-79 128-115 186-115 78 0 134 60 134 164 0 77-40 259-171 332-3-28-10-84-68-84-41 0-78 39-78 79 0 16 4 25 4 25zM202 544c-10 0-35 0-35-34 0-30 30-61 62-61 33 0 47 19 47 65 0 12 0 12-7 16-21 8-44 14-67 14z">
            <text:p/>
          </draw:path>
          <draw:polygon draw:style-name="gr3" draw:text-style-name="P8" draw:layer="layout" svg:width="1.015cm" svg:height="0.032cm" svg:x="11.957cm" svg:y="9.235cm" svg:viewBox="0 0 1016 33" draw:points="507,33 0,33 0,0 1016,0 1016,33">
            <text:p/>
          </draw:polygon>
          <draw:path draw:style-name="gr3" draw:text-style-name="P8" draw:layer="layout" svg:width="0.369cm" svg:height="0.546cm" svg:x="12.154cm" svg:y="9.43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238cm" svg:height="0.493cm" svg:x="12.543cm" svg:y="9.49cm" svg:viewBox="0 0 239 494" svg:d="M143 176h74c14 0 22 0 22-16 0-9-8-9-22-9h-67c26-111 31-125 31-130 0-14-10-21-23-21-1 0-24 0-31 28l-30 123h-74c-16 0-23 0-23 14 0 11 7 11 21 11h69c-57 220-58 232-58 246 0 42 30 72 70 72 81 0 125-114 125-119 0-7-7-7-10-7-8 0-8 1-11 10-34 81-76 99-102 99-16 0-23-11-23-35 0-20 0-25 3-37z">
            <text:p/>
          </draw:path>
          <draw:path draw:style-name="gr3" draw:text-style-name="P8" draw:layer="layout" svg:width="0.515cm" svg:height="0.182cm" svg:x="13.321cm" svg:y="9.1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4.159cm" svg:y="9.235cm" svg:viewBox="0 0 473 33" svg:d="M447 33c12 0 26 0 26-17 0-16-14-16-26-16h-421c-12 0-26 0-26 16 0 17 14 17 26 17z">
            <text:p/>
          </draw:path>
          <draw:path draw:style-name="gr3" draw:text-style-name="P8" draw:layer="layout" svg:width="0.351cm" svg:height="0.546cm" svg:x="14.738cm" svg:y="8.907cm" svg:viewBox="0 0 352 547" svg:d="M180 9c0-2 0-9-9-9-18 0-76 7-95 7-7 2-16 2-16 16 0 10 7 10 19 10 37 0 39 6 39 13l-2 16-112 446c-4 11-4 13-4 16 0 20 16 23 23 23 10 0 21-7 26-17 4-6 39-150 44-169 27 1 90 14 90 65 0 5 0 9-3 17 0 9-2 18-2 27 0 45 30 77 70 77 25 0 44-12 62-42 19-34 28-76 28-77 0-9-7-9-9-9-9 0-9 3-10 14-16 58-34 97-69 97-14 0-25-9-25-37 0-13 4-30 7-43 2-14 2-17 2-24 0-51-47-72-114-81 24-14 49-39 67-58 37-41 72-74 110-74 6 0 6 0 8 0 8 2 10 2 15 7 2 0 2 2 4 2-37 3-44 33-44 42 0 12 9 28 30 28 19 0 42-18 42-47 0-23-18-50-53-50-21 0-58 7-112 69-29 30-59 60-87 72z">
            <text:p/>
          </draw:path>
          <draw:path draw:style-name="gr3" draw:text-style-name="P8" draw:layer="layout" svg:width="0.536cm" svg:height="0.696cm" svg:x="15.161cm" svg:y="8.899cm" svg:viewBox="0 0 537 697" svg:d="M301 542c121-46 236-185 236-334 0-124-83-208-199-208-167 0-338 176-338 357 0 129 86 206 199 206 19 0 46-4 76-11-4 48-4 50-4 60 0 25 0 85 65 85 92 0 129-143 129-150s-6-9-7-9c-7 0-9 4-11 9-18 55-63 74-90 74-37 0-47-21-56-79zM155 535c-60-23-86-85-86-153 0-55 19-164 79-248 56-79 128-115 186-115 78 0 134 60 134 164 0 77-40 259-171 332-3-28-10-84-68-84-41 0-78 39-78 79 0 16 4 25 4 25zM204 544c-12 0-37 0-37-34 0-30 30-61 62-61 33 0 47 19 47 65 0 12 0 12-7 16-21 8-44 14-65 14z">
            <text:p/>
          </draw:path>
          <draw:path draw:style-name="gr3" draw:text-style-name="P8" draw:layer="layout" svg:width="0.531cm" svg:height="0.342cm" svg:x="16.521cm" svg:y="9.111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9cm" svg:height="0.537cm" svg:x="17.091cm" svg:y="8.907cm" svg:viewBox="0 0 391 538" svg:d="M60 479c0 35-7 35-60 35v24c26-1 67-1 88-1 19 0 60 0 86 1v-24c-51 0-60 0-60-35v-143c0-81 55-123 104-123 50 0 58 42 58 86v180c0 35-8 35-59 35v24c26-1 66-1 88-1 19 0 59 0 86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7.517cm" svg:y="9.0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7.861cm" svg:y="9.103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8.163cm" svg:y="9.0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1cm" svg:height="0.546cm" svg:x="18.786cm" svg:y="8.907cm" svg:viewBox="0 0 352 547" svg:d="M180 9c0-2 0-9-9-9-18 0-76 7-95 7-7 2-16 2-16 16 0 10 7 10 19 10 37 0 39 6 39 13l-2 16-112 446c-4 11-4 13-4 16 0 20 16 23 23 23 10 0 21-7 26-17 4-6 39-150 44-169 27 1 90 14 90 65 0 5 0 9-3 17 0 9-2 18-2 27 0 45 30 77 70 77 25 0 44-12 62-42 19-34 28-76 28-77 0-9-7-9-9-9-9 0-9 3-10 14-16 58-34 97-69 97-14 0-25-9-25-37 0-13 4-30 7-43 2-14 2-17 2-24 0-51-47-72-114-81 24-14 49-39 67-58 37-41 72-74 110-74 6 0 6 0 8 0 8 2 10 2 15 7 2 0 2 2 4 2-37 3-44 33-44 42 0 12 9 28 30 28 19 0 42-18 42-47 0-23-18-50-53-50-21 0-58 7-112 69-27 30-59 60-87 72z">
            <text:p/>
          </draw:path>
          <draw:path draw:style-name="gr3" draw:text-style-name="P8" draw:layer="layout" svg:width="0.472cm" svg:height="0.449cm" svg:x="19.45cm" svg:y="9.027cm" svg:viewBox="0 0 473 450" svg:d="M459 243c9-5 14-9 14-18s-5-14-14-17l-429-203c-11-5-12-5-14-5-9 0-16 7-16 16 0 7 4 10 14 17l408 192-408 192c-10 5-14 11-14 18 0 8 7 15 16 15 2 0 3 0 14-5z">
            <text:p/>
          </draw:path>
          <draw:path draw:style-name="gr3" draw:text-style-name="P8" draw:layer="layout" svg:width="0.326cm" svg:height="0.532cm" svg:x="20.232cm" svg:y="8.928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10.457cm" svg:y="9.015cm" svg:viewBox="0 0 652 350" draw:points="327,350 0,350 0,0 652,0 652,350">
            <text:p/>
          </draw:polygon>
          <draw:path draw:style-name="gr3" draw:text-style-name="P8" draw:layer="layout" svg:width="0.686cm" svg:height="0.426cm" svg:x="10.461cm" svg:y="8.976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therefore \ \ \ \frac{dQ}{Q}  = - k \ dt §svg§600§FALSE§</svg:desc>
          <draw:polygon draw:style-name="gr2" draw:text-style-name="P7" draw:layer="layout" svg:width="5.6cm" svg:height="1.671cm" svg:x="2.875cm" svg:y="10.219cm" svg:viewBox="0 0 5601 1672" draw:points="2800,1672 0,1672 0,0 5601,0 5601,1672">
            <text:p/>
          </draw:polygon>
          <draw:path draw:style-name="gr3" draw:text-style-name="P8" draw:layer="layout" svg:width="0.469cm" svg:height="0.418cm" svg:x="2.859cm" svg:y="10.889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8" draw:layer="layout" svg:width="0.369cm" svg:height="0.546cm" svg:x="4.464cm" svg:y="10.18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536cm" svg:height="0.696cm" svg:x="4.872cm" svg:y="10.18cm" svg:viewBox="0 0 537 697" svg:d="M301 542c121-46 236-185 236-334 0-124-83-208-199-208-167 0-338 176-338 357 0 129 86 206 199 206 19 0 46-3 76-10-4 47-4 49-4 59 0 25 0 85 65 85 92 0 129-143 129-150s-6-9-7-9c-7 0-9 4-11 9-18 55-63 74-90 74-37 0-47-21-56-79zM155 535c-60-23-86-84-86-153 0-55 19-164 79-248 56-79 128-115 186-115 78 0 134 60 134 164 0 77-40 259-171 333-3-29-10-85-68-85-41 0-78 39-78 79 0 16 4 25 4 25zM202 544c-10 0-35 0-35-34 0-30 30-61 62-61 33 0 47 19 47 65 0 12 0 12-7 16-21 8-44 14-67 14z">
            <text:p/>
          </draw:path>
          <draw:polygon draw:style-name="gr3" draw:text-style-name="P8" draw:layer="layout" svg:width="1.014cm" svg:height="0.032cm" svg:x="4.432cm" svg:y="11.039cm" svg:viewBox="0 0 1015 33" draw:points="507,33 0,33 0,0 1015,0 1015,33">
            <text:p/>
          </draw:polygon>
          <draw:path draw:style-name="gr3" draw:text-style-name="P8" draw:layer="layout" svg:width="0.536cm" svg:height="0.696cm" svg:x="4.672cm" svg:y="11.234cm" svg:viewBox="0 0 537 697" svg:d="M301 542c121-46 236-185 236-334 0-124-83-208-199-208-167 0-338 176-338 357 0 129 86 206 199 206 19 0 46-3 76-10-4 47-4 49-4 59 0 25 0 85 65 85 92 0 129-143 129-150s-6-9-7-9c-7 0-9 4-11 9-18 55-63 74-90 74-37 0-47-21-56-79zM155 535c-60-23-86-84-86-153 0-55 19-164 79-248 56-79 128-115 186-115 78 0 134 60 134 164 0 77-40 259-171 333-3-29-10-85-68-85-41 0-78 39-78 79 0 16 4 25 4 25zM204 544c-12 0-37 0-37-34 0-30 30-61 62-61 33 0 47 19 47 65 0 12 0 12-7 16-21 8-44 14-65 14z">
            <text:p/>
          </draw:path>
          <draw:path draw:style-name="gr3" draw:text-style-name="P8" draw:layer="layout" svg:width="0.515cm" svg:height="0.182cm" svg:x="5.796cm" svg:y="10.9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6.634cm" svg:y="11.039cm" svg:viewBox="0 0 473 33" svg:d="M447 33c12 0 26 0 26-17 0-16-14-16-26-16h-421c-12 0-26 0-26 16 0 17 14 17 26 17z">
            <text:p/>
          </draw:path>
          <draw:path draw:style-name="gr3" draw:text-style-name="P8" draw:layer="layout" svg:width="0.351cm" svg:height="0.546cm" svg:x="7.213cm" svg:y="10.711cm" svg:viewBox="0 0 352 547" svg:d="M179 9c0-2 0-9-8-9-18 0-76 7-95 7-7 2-16 2-16 16 0 10 7 10 19 10 37 0 39 6 39 13l-2 16-112 447c-4 10-4 12-4 15 0 20 16 23 23 23 10 0 21-7 26-17 4-6 39-150 44-169 27 2 90 14 90 65 0 5 0 9-4 17 0 9-1 18-1 27 0 46 30 77 70 77 25 0 44-12 62-42 19-33 28-76 28-77 0-9-7-9-9-9-9 0-9 3-10 14-16 58-34 97-69 97-14 0-25-9-25-37 0-13 4-30 7-42 2-15 2-18 2-25 0-51-47-72-114-81 24-14 49-39 67-58 36-41 72-74 110-74 6 0 6 0 7 0 9 2 11 2 16 7 2 0 2 2 4 2-37 3-44 33-44 42 0 12 9 28 30 28 19 0 42-17 42-47 0-23-18-50-53-50-21 0-58 7-112 69-29 30-59 60-87 72z">
            <text:p/>
          </draw:path>
          <draw:path draw:style-name="gr3" draw:text-style-name="P8" draw:layer="layout" svg:width="0.369cm" svg:height="0.546cm" svg:x="7.887cm" svg:y="10.711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238cm" svg:height="0.494cm" svg:x="8.276cm" svg:y="10.76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2§display§\int \frac{1}{Q}\ dQ =  - k \int dt §svg§600§FALSE§</svg:desc>
          <draw:polygon draw:style-name="gr2" draw:text-style-name="P7" draw:layer="layout" svg:width="6.641cm" svg:height="1.656cm" svg:x="2.558cm" svg:y="12.118cm" svg:viewBox="0 0 6642 1657" draw:points="3321,1657 0,1657 0,0 6642,0 6642,1657">
            <text:p/>
          </draw:polygon>
          <draw:path draw:style-name="gr3" draw:text-style-name="P8" draw:layer="layout" svg:width="0.687cm" svg:height="1.719cm" svg:x="2.563cm" svg:y="12.079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56cm" svg:height="0.517cm" svg:x="3.695cm" svg:y="12.09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611cm" svg:height="0.032cm" svg:x="3.514cm" svg:y="12.922cm" svg:viewBox="0 0 612 33" draw:points="306,33 0,33 0,0 612,0 612,33">
            <text:p/>
          </draw:polygon>
          <draw:path draw:style-name="gr3" draw:text-style-name="P8" draw:layer="layout" svg:width="0.536cm" svg:height="0.696cm" svg:x="3.552cm" svg:y="13.118cm" svg:viewBox="0 0 537 697" svg:d="M301 542c121-45 236-185 236-334 0-123-83-208-199-208-167 0-338 176-338 357 0 129 86 206 199 206 19 0 46-3 76-10-4 47-4 49-4 60 0 24 0 84 65 84 92 0 129-142 129-149s-6-9-7-9c-7 0-9 3-11 9-18 54-63 74-90 74-37 0-47-22-56-80zM155 535c-60-23-86-84-86-153 0-55 19-164 79-248 56-79 128-115 186-115 78 0 134 60 134 164 0 78-40 259-171 333-3-28-10-85-68-85-41 0-78 39-78 80 0 15 4 24 4 24zM202 544c-10 0-35 0-35-33 0-30 30-62 62-62 33 0 47 19 47 65 0 12 0 12-7 16-21 9-44 14-67 14z">
            <text:p/>
          </draw:path>
          <draw:path draw:style-name="gr3" draw:text-style-name="P8" draw:layer="layout" svg:width="0.369cm" svg:height="0.547cm" svg:x="4.506cm" svg:y="12.595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536cm" svg:height="0.696cm" svg:x="4.916cm" svg:y="12.586cm" svg:viewBox="0 0 537 697" svg:d="M301 542c121-45 236-185 236-334 0-123-83-208-199-208-167 0-338 176-338 357 0 129 86 206 199 206 19 0 46-3 76-10-4 47-4 49-4 60 0 24 0 84 65 84 92 0 129-142 129-149s-6-9-7-9c-7 0-9 3-11 9-18 54-63 74-90 74-37 0-47-22-56-80zM155 535c-60-23-86-84-86-153 0-55 19-164 79-248 56-79 128-115 186-115 78 0 134 60 134 164 0 78-40 259-171 333-3-28-10-85-68-85-41 0-78 39-78 80 0 15 4 24 4 24zM202 544c-10 0-35 0-35-33 0-30 30-62 62-62 33 0 47 19 47 65 0 12 0 12-7 16-21 9-44 14-67 14z">
            <text:p/>
          </draw:path>
          <draw:path draw:style-name="gr3" draw:text-style-name="P8" draw:layer="layout" svg:width="0.515cm" svg:height="0.182cm" svg:x="5.747cm" svg:y="12.8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6.585cm" svg:y="12.922cm" svg:viewBox="0 0 473 33" svg:d="M447 33c12 0 26 0 26-17 0-16-14-16-26-16h-421c-12 0-26 0-26 16 0 17 14 17 26 17z">
            <text:p/>
          </draw:path>
          <draw:path draw:style-name="gr3" draw:text-style-name="P8" draw:layer="layout" svg:width="0.351cm" svg:height="0.547cm" svg:x="7.164cm" svg:y="12.595cm" svg:viewBox="0 0 352 548" svg:d="M180 9c0-2 0-9-9-9-18 0-76 7-95 7-7 2-16 2-16 16 0 10 7 10 19 10 37 0 39 6 39 13l-2 16-112 447c-4 10-4 12-4 16 0 19 16 23 23 23 10 0 21-7 26-18 4-5 39-150 44-169 27 2 90 14 90 65 0 5 0 9-3 18 0 8-2 17-2 26 0 46 30 78 70 78 25 0 44-13 62-43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8" draw:layer="layout" svg:width="0.687cm" svg:height="1.719cm" svg:x="7.722cm" svg:y="12.079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369cm" svg:height="0.547cm" svg:x="8.611cm" svg:y="12.595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238cm" svg:height="0.494cm" svg:x="9cm" svg:y="12.648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. \ . \ . \  \ \text { [ Integrating both sides ] }§svg§600§FALSE§</svg:desc>
          <draw:polygon draw:style-name="gr2" draw:text-style-name="P7" draw:layer="layout" svg:width="10.128cm" svg:height="0.696cm" svg:x="10.452cm" svg:y="12.517cm" svg:viewBox="0 0 10129 697" draw:points="5065,697 0,697 0,0 10129,0 10129,697">
            <text:p/>
          </draw:polygon>
          <draw:path draw:style-name="gr3" draw:text-style-name="P8" draw:layer="layout" svg:width="0.083cm" svg:height="0.083cm" svg:x="10.48cm" svg:y="12.9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0.952cm" svg:y="12.9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1.425cm" svg:y="12.976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12.437cm" svg:y="12.478cm" svg:viewBox="0 0 107 774" draw:points="107,774 107,744 32,744 32,32 107,32 107,0 0,0 0,774">
            <text:p/>
          </draw:polygon>
          <draw:path draw:style-name="gr3" draw:text-style-name="P8" draw:layer="layout" svg:width="0.237cm" svg:height="0.528cm" svg:x="12.84cm" svg:y="12.529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8" draw:layer="layout" svg:width="0.39cm" svg:height="0.342cm" svg:x="13.123cm" svg:y="12.715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4cm" svg:height="0.485cm" svg:x="13.521cm" svg:y="12.582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8" draw:layer="layout" svg:width="0.3cm" svg:height="0.356cm" svg:x="13.827cm" svg:y="12.7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4cm" svg:height="0.511cm" svg:x="14.172cm" svg:y="12.707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261cm" svg:height="0.342cm" svg:x="14.558cm" svg:y="12.715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14.873cm" svg:y="12.712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2cm" svg:height="0.485cm" svg:x="15.24cm" svg:y="12.582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8" draw:layer="layout" svg:width="0.166cm" svg:height="0.518cm" svg:x="15.552cm" svg:y="12.54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5.767cm" svg:y="12.715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54cm" svg:height="0.511cm" svg:x="16.192cm" svg:y="12.707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83cm" svg:height="0.546cm" svg:x="16.836cm" svg:y="12.522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44cm" svg:height="0.356cm" svg:x="17.287cm" svg:y="12.71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17.667cm" svg:y="12.582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8" draw:layer="layout" svg:width="0.39cm" svg:height="0.537cm" svg:x="17.979cm" svg:y="12.522cm" svg:viewBox="0 0 391 538" svg:d="M60 478c0 36-7 36-60 36v24c26-1 67-1 88-1 19 0 60 0 86 1v-24c-51 0-60 0-60-36v-142c0-81 55-123 104-123s58 42 58 86v179c0 36-9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254cm" svg:height="0.356cm" svg:x="18.667cm" svg:y="12.7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8.971cm" svg:y="12.54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546cm" svg:x="19.186cm" svg:y="12.522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3cm" svg:height="0.356cm" svg:x="19.612cm" svg:y="12.7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9.958cm" svg:y="12.7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olygon draw:style-name="gr3" draw:text-style-name="P8" draw:layer="layout" svg:width="0.106cm" svg:height="0.773cm" svg:x="20.513cm" svg:y="12.478cm" svg:viewBox="0 0 107 774" draw:points="107,0 0,0 0,32 76,32 76,744 0,744 0,774 107,774">
            <text:p/>
          </draw:polygon>
        </draw:g>
        <draw:g>
          <svg:title>TexMaths</svg:title>
          <svg:desc>22§display§\log Q =  - k \ t \ + \ c_1 §svg§600§FALSE§</svg:desc>
          <draw:polygon draw:style-name="gr2" draw:text-style-name="P7" draw:layer="layout" svg:width="6.309cm" svg:height="0.628cm" svg:x="2.87cm" svg:y="14.315cm" svg:viewBox="0 0 6310 629" draw:points="3156,629 0,629 0,0 6310,0 6310,629">
            <text:p/>
          </draw:polygon>
          <draw:path draw:style-name="gr3" draw:text-style-name="P8" draw:layer="layout" svg:width="0.173cm" svg:height="0.538cm" svg:x="2.856cm" svg:y="14.28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7cm" svg:x="3.067cm" svg:y="14.475cm" svg:viewBox="0 0 345 358" svg:d="M345 181c0-98-79-181-172-181-97 0-173 85-173 181 0 101 81 177 173 177 93 0 172-78 172-177zM173 338c-34 0-67-17-89-53-19-33-19-81-19-109 0-30 0-72 18-107 21-36 58-51 90-51 33 0 66 15 86 49 21 33 21 79 21 109 0 28 0 71-18 104-16 35-51 58-89 58z">
            <text:p/>
          </draw:path>
          <draw:path draw:style-name="gr3" draw:text-style-name="P8" draw:layer="layout" svg:width="0.355cm" svg:height="0.512cm" svg:x="3.454cm" svg:y="14.471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3 99 91 0 172-41 172-101 0-28-12-67-51-90-42-21-86-21-134-21-19 0-53 0-58 0-25-3-42-28-42-53zM173 493c-80 0-133-39-133-79 0-37 30-65 64-67h46c67 0 155 0 155 67 0 40-57 79-132 79z">
            <text:p/>
          </draw:path>
          <draw:path draw:style-name="gr3" draw:text-style-name="P8" draw:layer="layout" svg:width="0.536cm" svg:height="0.696cm" svg:x="3.997cm" svg:y="14.276cm" svg:viewBox="0 0 537 697" svg:d="M301 542c121-45 236-184 236-334 0-123-83-208-199-208-167 0-338 176-338 358 0 128 86 206 199 206 19 0 46-4 76-11-4 48-4 49-4 60 0 25 0 84 65 84 92 0 129-142 129-149s-6-9-7-9c-7 0-9 3-11 9-18 54-63 74-90 74-37 0-47-21-56-80zM155 535c-60-22-86-84-86-153 0-54 19-164 79-248 56-79 128-115 186-115 78 0 134 60 134 164 0 78-40 259-171 333-3-28-10-85-68-85-41 0-78 39-78 80 0 16 4 24 4 24zM202 544c-10 0-35 0-35-33 0-30 30-62 62-62 33 0 47 19 47 65 0 13 0 13-7 16-21 9-44 14-67 14z">
            <text:p/>
          </draw:path>
          <draw:path draw:style-name="gr3" draw:text-style-name="P8" draw:layer="layout" svg:width="0.515cm" svg:height="0.182cm" svg:x="4.829cm" svg:y="14.5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3cm" svg:height="0.032cm" svg:x="5.665cm" svg:y="14.612cm" svg:viewBox="0 0 474 33" svg:d="M447 33c12 0 27 0 27-17 0-16-15-16-27-16h-421c-12 0-26 0-26 16 0 17 14 17 26 17z">
            <text:p/>
          </draw:path>
          <draw:path draw:style-name="gr3" draw:text-style-name="P8" draw:layer="layout" svg:width="0.351cm" svg:height="0.547cm" svg:x="6.246cm" svg:y="14.285cm" svg:viewBox="0 0 352 548" svg:d="M180 9c0-2 0-9-9-9-18 0-76 7-95 7-7 2-16 2-16 16 0 10 7 10 19 10 37 0 39 6 39 13l-2 16-112 447c-4 11-4 12-4 16 0 19 16 23 23 23 10 0 21-7 26-18 4-7 39-150 44-169 27 2 90 14 90 65 0 5 0 9-3 18 0 9-2 17-2 26 0 46 30 78 70 78 25 0 44-13 62-43 19-33 28-75 28-77 0-9-7-9-9-9-9 0-9 4-10 14-16 58-34 97-69 97-14 0-25-9-25-37 0-12 4-30 7-42 2-14 2-18 2-25 0-51-47-72-114-81 24-14 49-39 67-58 37-40 72-74 110-74 6 0 6 0 8 0 8 2 10 2 15 7 2 0 2 2 4 2-37 3-44 33-44 42 0 13 9 28 30 28 19 0 42-17 42-47 0-23-18-50-53-50-21 0-58 8-112 69-27 30-59 60-87 72z">
            <text:p/>
          </draw:path>
          <draw:path draw:style-name="gr3" draw:text-style-name="P8" draw:layer="layout" svg:width="0.238cm" svg:height="0.494cm" svg:x="6.906cm" svg:y="14.338cm" svg:viewBox="0 0 239 495" svg:d="M143 176h74c14 0 22 0 22-16 0-9-8-9-22-9h-69c28-110 33-125 33-130 0-14-10-21-23-21-3 0-24 0-31 28l-30 123h-74c-16 0-23 0-23 15 0 10 7 10 21 10h69c-57 220-58 233-58 247 0 42 30 72 70 72 81 0 125-115 125-120 0-7-7-7-10-7-8 0-8 2-11 11-33 81-76 98-102 98-16 0-23-10-23-35 0-19 0-25 3-37z">
            <text:p/>
          </draw:path>
          <draw:path draw:style-name="gr3" draw:text-style-name="P8" draw:layer="layout" svg:width="0.515cm" svg:height="0.517cm" svg:x="7.64cm" svg:y="14.37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2cm" svg:height="0.351cm" svg:x="8.659cm" svg:y="14.4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8" draw:layer="layout" svg:width="0.198cm" svg:height="0.36cm" svg:x="9.022cm" svg:y="14.577cm" svg:viewBox="0 0 199 361" svg:d="M123 16c0-16-2-16-16-16-35 33-84 35-107 35v20c12 0 49 0 79-16v278c0 18 0 25-54 25h-21v19c10 0 77-2 96-2 18 0 87 2 99 2v-19h-21c-55 0-55-7-55-25z">
            <text:p/>
          </draw:path>
        </draw:g>
        <draw:g>
          <svg:title>TexMaths</svg:title>
          <svg:desc>22§display§\text {i.e. } \ Q =  e^{- kt + c_1}§svg§600§FALSE§</svg:desc>
          <draw:polygon draw:style-name="gr2" draw:text-style-name="P7" draw:layer="layout" svg:width="5.538cm" svg:height="0.769cm" svg:x="9.974cm" svg:y="14.22cm" svg:viewBox="0 0 5539 770" draw:points="2770,770 0,770 0,0 5539,0 5539,770">
            <text:p/>
          </draw:polygon>
          <draw:path draw:style-name="gr3" draw:text-style-name="P8" draw:layer="layout" svg:width="0.166cm" svg:height="0.518cm" svg:x="9.96cm" svg:y="14.359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8" draw:layer="layout" svg:width="0.083cm" svg:height="0.084cm" svg:x="10.217cm" svg:y="14.794cm" svg:viewBox="0 0 84 85" svg:d="M84 42c0-23-19-42-42-42s-42 19-42 42 19 43 42 43 42-20 42-43z">
            <text:p/>
          </draw:path>
          <draw:path draw:style-name="gr3" draw:text-style-name="P8" draw:layer="layout" svg:width="0.3cm" svg:height="0.356cm" svg:x="10.386cm" svg:y="14.5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8" draw:layer="layout" svg:width="0.083cm" svg:height="0.084cm" svg:x="10.775cm" svg:y="14.794cm" svg:viewBox="0 0 84 85" svg:d="M84 42c0-23-19-42-42-42s-42 19-42 42 19 43 42 43 42-20 42-43z">
            <text:p/>
          </draw:path>
          <draw:path draw:style-name="gr3" draw:text-style-name="P8" draw:layer="layout" svg:width="0.536cm" svg:height="0.696cm" svg:x="11.563cm" svg:y="14.331cm" svg:viewBox="0 0 537 697" svg:d="M301 542c121-45 236-185 236-334 0-123-83-208-199-208-167 0-338 176-338 357 0 129 86 206 199 206 19 0 46-3 76-10-4 47-4 49-4 60 0 24 0 84 65 84 92 0 129-142 129-149s-6-9-7-9c-7 0-9 3-11 9-18 54-63 74-90 74-37 0-47-22-56-80zM155 535c-60-23-86-84-86-153 0-54 19-164 79-248 56-79 128-115 186-115 78 0 134 60 134 164 0 78-40 259-171 333-3-28-10-85-68-85-41 0-78 39-78 80 0 16 4 24 4 24zM202 544c-10 0-35 0-35-33 0-30 30-62 62-62 33 0 47 19 47 65 0 13 0 13-8 16-20 9-43 14-66 14z">
            <text:p/>
          </draw:path>
          <draw:path draw:style-name="gr3" draw:text-style-name="P8" draw:layer="layout" svg:width="0.515cm" svg:height="0.182cm" svg:x="12.394cm" svg:y="14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3.202cm" svg:y="14.535cm" svg:viewBox="0 0 299 352" svg:d="M109 164c23 0 81-2 120-18 54-23 58-69 58-79 0-35-30-67-83-67-86 0-204 76-204 211 0 80 46 141 121 141 113 0 178-83 178-91 0-6-5-11-10-11-4 0-6 2-9 9-62 76-146 76-157 76-60 0-67-66-67-90 0-9 0-34 13-81zM74 146c30-118 109-128 130-128 37 0 57 23 57 49 0 79-124 79-155 79z">
            <text:p/>
          </draw:path>
          <draw:path draw:style-name="gr3" draw:text-style-name="P8" draw:layer="layout" svg:width="0.367cm" svg:height="0.027cm" svg:x="13.586cm" svg:y="14.408cm" svg:viewBox="0 0 368 28" svg:d="M347 28c7 0 21 0 21-14s-12-14-21-14h-326c-9 0-21 0-21 14s12 14 21 14z">
            <text:p/>
          </draw:path>
          <draw:path draw:style-name="gr3" draw:text-style-name="P8" draw:layer="layout" svg:width="0.267cm" svg:height="0.383cm" svg:x="14.051cm" svg:y="14.181cm" svg:viewBox="0 0 268 384" svg:d="M130 16c0 0 2-7 2-9s-2-7-9-7c-10 0-56 4-70 5-4 0-11 2-11 13 0 8 7 8 14 8 25 0 25 4 25 7 0 4 0 8-2 13l-75 308c-4 9-4 11-4 12 0 7 7 18 19 18 14 0 21-12 25-23 0-4 25-99 26-106 39 4 71 16 71 44 0 2 0 6-2 11-2 9-2 10-2 18 0 38 32 56 58 56 53 0 69-83 69-85 0-7-7-7-9-7-7 0-9 4-10 14-7 23-21 62-50 62-14 0-17-14-17-28 0-9 0-11 2-25 1-2 3-10 3-17 0-48-65-57-88-57 16-10 35-28 46-37 26-26 54-51 84-51 7 0 14 2 18 7-23 4-28 21-28 30 0 13 10 21 23 21 14 0 30-12 30-35 0-18-13-39-43-39s-58 23-86 48c-23 23-40 39-63 49z">
            <text:p/>
          </draw:path>
          <draw:path draw:style-name="gr3" draw:text-style-name="P8" draw:layer="layout" svg:width="0.184cm" svg:height="0.344cm" svg:x="14.374cm" svg:y="14.218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8" draw:layer="layout" svg:width="0.399cm" svg:height="0.4cm" svg:x="14.624cm" svg:y="14.22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235cm" svg:height="0.246cm" svg:x="15.094cm" svg:y="14.318cm" svg:viewBox="0 0 236 247" svg:d="M204 32c-19 3-26 17-26 30 0 15 10 21 21 21 12 0 30-9 30-35 0-37-42-48-71-48-82 0-158 76-158 151 0 46 33 96 100 96 94 0 136-55 136-62 0-4-5-11-9-11-3 0-5 2-9 7-42 50-107 50-116 50-39 0-56-27-56-60 0-16 7-76 35-113 21-28 49-42 77-42 7 0 34 0 46 16z">
            <text:p/>
          </draw:path>
          <draw:path draw:style-name="gr3" draw:text-style-name="P8" draw:layer="layout" svg:width="0.159cm" svg:height="0.258cm" svg:x="15.392cm" svg:y="14.376cm" svg:viewBox="0 0 160 259" svg:d="M100 12c0-12-1-12-14-12-28 25-72 25-79 25h-7v17h7c9 0 33-1 56-10v193c0 13 0 18-40 18h-19v16c21-2 56-2 77-2 23 0 58 0 79 2v-16h-19c-41 0-41-5-41-1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6" draw:text-style-name="P6" draw:layer="layout" svg:width="26.4cm" svg:height="14.428cm" svg:x="0.8cm" svg:y="0.729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</draw:text-box>
        </draw:frame>
        <draw:g>
          <svg:title>TexMaths</svg:title>
          <svg:desc>22§display§\text {Initially, when } t = 0, \ \ Q = 25§svg§600§FALSE§</svg:desc>
          <draw:polygon draw:style-name="gr2" draw:text-style-name="P7" draw:layer="layout" svg:width="9.944cm" svg:height="0.627cm" svg:x="2.821cm" svg:y="2.065cm" svg:viewBox="0 0 9945 628" draw:points="4973,628 0,628 0,0 9945,0 9945,628">
            <text:p/>
          </draw:polygon>
          <draw:path draw:style-name="gr3" draw:text-style-name="P8" draw:layer="layout" svg:width="0.237cm" svg:height="0.529cm" svg:x="2.803cm" svg:y="2.044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39cm" svg:height="0.342cm" svg:x="3.086cm" svg:y="2.23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3.516cm" svg:y="2.05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4cm" svg:height="0.485cm" svg:x="3.72cm" svg:y="2.096cm" svg:viewBox="0 0 245 486" svg:d="M120 167h111v-24h-111v-143h-20c0 63-24 146-100 150v17h67v213c0 97 72 106 100 106 55 0 78-55 78-106v-44h-22v44c0 56-22 86-51 86-52 0-52-70-52-84z">
            <text:p/>
          </draw:path>
          <draw:path draw:style-name="gr3" draw:text-style-name="P8" draw:layer="layout" svg:width="0.166cm" svg:height="0.518cm" svg:x="4.031cm" svg:y="2.05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9cm" svg:height="0.356cm" svg:x="4.253cm" svg:y="2.225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4.633cm" svg:y="2.03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4.848cm" svg:y="2.03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5.052cm" svg:y="2.237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091cm" svg:height="0.231cm" svg:x="5.446cm" svg:y="2.489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8" draw:layer="layout" svg:width="0.53cm" svg:height="0.342cm" svg:x="5.867cm" svg:y="2.237cm" svg:viewBox="0 0 531 343" svg:d="M466 74c14-39 37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8" draw:layer="layout" svg:width="0.39cm" svg:height="0.538cm" svg:x="6.435cm" svg:y="2.035cm" svg:viewBox="0 0 391 539" svg:d="M60 479c0 35-7 35-60 35v25c26-2 67-2 88-2 19 0 60 0 86 2v-25c-51 0-60 0-60-35v-143c0-81 55-123 104-123s58 42 58 86v180c0 35-9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6.863cm" svg:y="2.22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7.21cm" svg:y="2.23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7.889cm" svg:y="2.08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182cm" svg:x="8.41cm" svg:y="2.2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9.212cm" svg:y="2.056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091cm" svg:height="0.231cm" svg:x="9.635cm" svg:y="2.48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536cm" svg:height="0.696cm" svg:x="10.465cm" svg:y="2.026cm" svg:viewBox="0 0 537 697" svg:d="M301 542c121-46 236-185 236-334 0-124-83-208-199-208-167 0-338 176-338 357 0 129 86 206 199 206 19 0 46-3 76-10-4 47-4 49-4 59 0 25 0 85 65 85 92 0 129-143 129-150s-6-8-7-8c-7 0-9 3-11 8-18 55-63 74-90 74-37 0-47-21-56-79zM155 535c-60-23-86-84-86-153 0-55 19-164 79-248 56-79 128-115 186-115 78 0 134 60 134 164 0 77-40 259-171 333-3-28-10-85-68-85-41 0-78 39-78 79 0 16 4 25 4 25zM202 544c-10 0-35 0-35-34 0-30 30-61 62-61 33 0 47 19 47 65 0 12 0 12-7 16-21 9-44 14-67 14z">
            <text:p/>
          </draw:path>
          <draw:path draw:style-name="gr3" draw:text-style-name="P8" draw:layer="layout" svg:width="0.515cm" svg:height="0.182cm" svg:x="11.296cm" svg:y="2.2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2.107cm" svg:y="2.0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8" draw:layer="layout" svg:width="0.309cm" svg:height="0.532cm" svg:x="12.494cm" svg:y="2.05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</draw:g>
        <draw:g>
          <svg:title>TexMaths</svg:title>
          <svg:desc>22§display§\therefore \ \ \text { from (1) we get }§svg§600§FALSE§</svg:desc>
          <draw:polygon draw:style-name="gr2" draw:text-style-name="P7" draw:layer="layout" svg:width="6.627cm" svg:height="0.696cm" svg:x="13.718cm" svg:y="1.965cm" svg:viewBox="0 0 6628 697" draw:points="3315,697 0,697 0,0 6628,0 6628,697">
            <text:p/>
          </draw:polygon>
          <draw:path draw:style-name="gr3" draw:text-style-name="P8" draw:layer="layout" svg:width="0.469cm" svg:height="0.418cm" svg:x="13.702cm" svg:y="2.148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251cm" svg:height="0.546cm" svg:x="15.209cm" svg:y="1.961cm" svg:viewBox="0 0 252 547" svg:d="M111 213v-90c0-68 37-105 72-105 2 0 12 0 25 5-9 3-23 12-23 32 0 17 12 33 33 33 23 0 34-16 34-33 0-29-28-55-69-55-54 0-121 40-121 123v90h-62v23h62v251c0 35-9 35-62 35v25c32-2 67-3 90-3 31 0 67 0 98 3v-25h-15c-59 0-60-8-60-36v-250h89v-23z">
            <text:p/>
          </draw:path>
          <draw:path draw:style-name="gr3" draw:text-style-name="P8" draw:layer="layout" svg:width="0.261cm" svg:height="0.342cm" svg:x="15.441cm" svg:y="2.1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15.744cm" svg:y="2.16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16.133cm" svg:y="2.163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17.087cm" svg:y="1.92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256cm" svg:height="0.516cm" svg:x="17.381cm" svg:y="1.9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7.742cm" svg:y="1.92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31cm" svg:height="0.342cm" svg:x="18.27cm" svg:y="2.172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18.816cm" svg:y="2.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9.418cm" svg:y="2.15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3cm" svg:height="0.356cm" svg:x="19.803cm" svg:y="2.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20.141cm" svg:y="2.03cm" svg:viewBox="0 0 245 486" svg:d="M120 167h111v-25h-111v-142h-20c0 63-24 146-100 150v17h67v213c0 97 72 106 100 106 55 0 78-55 78-106v-44h-21v44c0 56-23 86-51 86-53 0-53-70-53-84z">
            <text:p/>
          </draw:path>
        </draw:g>
        <draw:g>
          <svg:title>TexMaths</svg:title>
          <svg:desc>22§display§25 =  c.e^0§svg§600§FALSE§</svg:desc>
          <draw:polygon draw:style-name="gr2" draw:text-style-name="P7" draw:layer="layout" svg:width="2.916cm" svg:height="0.619cm" svg:x="2.858cm" svg:y="3.217cm" svg:viewBox="0 0 2917 620" draw:points="1459,620 0,620 0,0 2917,0 2917,620">
            <text:p/>
          </draw:polygon>
          <draw:path draw:style-name="gr3" draw:text-style-name="P8" draw:layer="layout" svg:width="0.309cm" svg:height="0.516cm" svg:x="2.858cm" svg:y="3.3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09cm" svg:height="0.532cm" svg:x="3.245cm" svg:y="3.34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515cm" svg:height="0.182cm" svg:x="3.851cm" svg:y="3.5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2cm" svg:height="0.351cm" svg:x="4.655cm" svg:y="3.51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8" draw:layer="layout" svg:width="0.083cm" svg:height="0.083cm" svg:x="5.025cm" svg:y="3.775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5.208cm" svg:y="3.51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252cm" svg:height="0.37cm" svg:x="5.562cm" svg:y="3.178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</draw:g>
        <draw:g>
          <svg:title>TexMaths</svg:title>
          <svg:desc>22§display§\therefore \ \ \text { (1) becomes }§svg§600§FALSE§</svg:desc>
          <draw:polygon draw:style-name="gr2" draw:text-style-name="P7" draw:layer="layout" svg:width="5.464cm" svg:height="0.696cm" svg:x="2.918cm" svg:y="4.466cm" svg:viewBox="0 0 5465 697" draw:points="2732,697 0,697 0,0 5465,0 5465,697">
            <text:p/>
          </draw:polygon>
          <draw:path draw:style-name="gr3" draw:text-style-name="P8" draw:layer="layout" svg:width="0.469cm" svg:height="0.418cm" svg:x="2.902cm" svg:y="4.649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18cm" svg:height="0.773cm" svg:x="4.46cm" svg:y="4.42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256cm" svg:height="0.516cm" svg:x="4.752cm" svg:y="4.4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5.115cm" svg:y="4.4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83cm" svg:height="0.546cm" svg:x="5.65cm" svg:y="4.471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3 0-62-19-81-47-11-16-11-18-11-32z">
            <text:p/>
          </draw:path>
          <draw:path draw:style-name="gr3" draw:text-style-name="P8" draw:layer="layout" svg:width="0.3cm" svg:height="0.356cm" svg:x="6.102cm" svg:y="4.6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6.451cm" svg:y="4.661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6.789cm" svg:y="4.661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7.179cm" svg:y="4.664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7.82cm" svg:y="4.6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8.167cm" svg:y="4.661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</draw:g>
        <draw:g>
          <svg:title>TexMaths</svg:title>
          <svg:desc>22§display§Q =  25 . e^{- kt} §svg§600§FALSE§</svg:desc>
          <draw:polygon draw:style-name="gr2" draw:text-style-name="P7" draw:layer="layout" svg:width="3.944cm" svg:height="0.769cm" svg:x="9.056cm" svg:y="4.42cm" svg:viewBox="0 0 3945 770" draw:points="1973,770 0,770 0,0 3945,0 3945,770">
            <text:p/>
          </draw:polygon>
          <draw:path draw:style-name="gr3" draw:text-style-name="P8" draw:layer="layout" svg:width="0.536cm" svg:height="0.696cm" svg:x="9.056cm" svg:y="4.531cm" svg:viewBox="0 0 537 697" svg:d="M301 542c121-45 236-185 236-334 0-123-83-208-199-208-167 0-338 176-338 357 0 129 86 206 199 206 19 0 46-3 76-10-4 47-4 49-4 60 0 24 0 84 65 84 92 0 129-142 129-149s-6-9-7-9c-8 0-9 3-11 9-18 54-63 74-90 74-37 0-47-22-56-80zM155 535c-60-23-86-84-86-153 0-54 19-164 79-248 56-79 128-115 186-115 78 0 134 60 134 164 0 78-40 259-171 333-3-28-10-85-68-85-41 0-78 39-78 80 0 16 4 24 4 24zM202 544c-10 0-35 0-35-33 0-30 30-62 62-62 33 0 47 19 47 65 0 13 0 13-7 16-21 9-44 14-67 14z">
            <text:p/>
          </draw:path>
          <draw:path draw:style-name="gr3" draw:text-style-name="P8" draw:layer="layout" svg:width="0.515cm" svg:height="0.182cm" svg:x="9.887cm" svg:y="4.7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10.698cm" svg:y="4.561cm" svg:viewBox="0 0 310 518" svg:d="M60 458l83-81c121-108 167-148 167-226 0-89-69-151-164-151-88 0-146 72-146 141 0 42 39 42 40 42 15 0 41-9 41-40 0-20-14-41-41-41-7 0-7 0-10 2 18-51 60-79 105-79 71 0 104 61 104 126 0 62-38 124-81 171l-149 166c-9 9-9 10-9 30h289l21-136h-20c-3 23-8 58-15 69-8 7-59 7-74 7z">
            <text:p/>
          </draw:path>
          <draw:path draw:style-name="gr3" draw:text-style-name="P8" draw:layer="layout" svg:width="0.309cm" svg:height="0.533cm" svg:x="11.085cm" svg:y="4.561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1 141 141 90 0 169-74 169-173z">
            <text:p/>
          </draw:path>
          <draw:path draw:style-name="gr3" draw:text-style-name="P8" draw:layer="layout" svg:width="0.083cm" svg:height="0.084cm" svg:x="11.498cm" svg:y="4.994cm" svg:viewBox="0 0 84 85" svg:d="M84 42c0-23-19-42-42-42s-42 19-42 42 19 43 42 43 42-20 42-43z">
            <text:p/>
          </draw:path>
          <draw:path draw:style-name="gr3" draw:text-style-name="P8" draw:layer="layout" svg:width="0.298cm" svg:height="0.351cm" svg:x="11.683cm" svg:y="4.735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8" draw:layer="layout" svg:width="0.367cm" svg:height="0.027cm" svg:x="12.065cm" svg:y="4.608cm" svg:viewBox="0 0 368 28" svg:d="M347 28c7 0 21 0 21-14s-13-14-21-14h-326c-9 0-21 0-21 14s12 14 21 14z">
            <text:p/>
          </draw:path>
          <draw:path draw:style-name="gr3" draw:text-style-name="P8" draw:layer="layout" svg:width="0.266cm" svg:height="0.383cm" svg:x="12.531cm" svg:y="4.381cm" svg:viewBox="0 0 267 384" svg:d="M130 16c0 0 2-7 2-9s-2-7-9-7c-10 0-56 4-70 5-4 0-11 2-11 13 0 8 7 8 14 8 25 0 25 4 25 7 0 4 0 8-2 13l-75 308c-4 9-4 11-4 12 0 7 7 18 19 18 14 0 21-12 25-23 0-4 25-99 26-106 39 4 71 16 71 44 0 2 0 6-2 11-2 9-2 10-2 18 0 38 32 56 58 56 53 0 69-83 69-85 0-7-7-7-9-7-7 0-9 4-10 14-7 23-22 62-50 62-14 0-17-14-17-28 0-9 0-11 1-25 2-2 4-10 4-17 0-48-65-57-88-57 16-10 35-28 46-37 26-26 54-51 84-51 7 0 14 2 18 7-23 4-28 21-28 30 0 13 10 21 23 21 14 0 29-12 29-35 0-18-12-39-40-39-32 0-60 23-88 48-23 23-40 39-63 49z">
            <text:p/>
          </draw:path>
          <draw:path draw:style-name="gr3" draw:text-style-name="P8" draw:layer="layout" svg:width="0.184cm" svg:height="0.344cm" svg:x="12.855cm" svg:y="4.418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</draw:g>
        <draw:g>
          <svg:title>TexMaths</svg:title>
          <svg:desc>22§display§.\ .\ .\  \ \ \text {(2)}§svg§600§FALSE§</svg:desc>
          <draw:polygon draw:style-name="gr2" draw:text-style-name="P7" draw:layer="layout" svg:width="2.767cm" svg:height="0.696cm" svg:x="14.31cm" svg:y="4.365cm" svg:viewBox="0 0 2768 697" draw:points="1383,697 0,697 0,0 2768,0 2768,697">
            <text:p/>
          </draw:polygon>
          <draw:path draw:style-name="gr3" draw:text-style-name="P8" draw:layer="layout" svg:width="0.083cm" svg:height="0.083cm" svg:x="14.338cm" svg:y="4.8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81cm" svg:y="4.8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283cm" svg:y="4.824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6.281cm" svg:y="4.3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6.543cm" svg:y="4.3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6.936cm" svg:y="4.3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herefore \ \ \text { From (2) we get,}§svg§600§FALSE§</svg:desc>
          <draw:polygon draw:style-name="gr2" draw:text-style-name="P7" draw:layer="layout" svg:width="7.03cm" svg:height="0.696cm" svg:x="12.818cm" svg:y="8.667cm" svg:viewBox="0 0 7031 697" draw:points="3517,697 0,697 0,0 7031,0 7031,697">
            <text:p/>
          </draw:polygon>
          <draw:path draw:style-name="gr3" draw:text-style-name="P8" draw:layer="layout" svg:width="0.469cm" svg:height="0.418cm" svg:x="12.802cm" svg:y="8.85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446cm" svg:height="0.527cm" svg:x="14.309cm" svg:y="8.68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14.745cm" svg:y="8.8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15.048cm" svg:y="8.86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15.437cm" svg:y="8.865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16.391cm" svg:y="8.6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6.653cm" svg:y="8.6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7.046cm" svg:y="8.6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31cm" svg:height="0.342cm" svg:x="17.574cm" svg:y="8.874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18.119cm" svg:y="8.8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8.721cm" svg:y="8.8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9.107cm" svg:y="8.8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9.444cm" svg:y="8.73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19.796cm" svg:y="9.126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7.56cm" svg:y="7.519cm" svg:viewBox="0 0 652 350" draw:points="327,350 0,350 0,0 652,0 652,350">
            <text:p/>
          </draw:polygon>
          <draw:path draw:style-name="gr3" draw:text-style-name="P8" draw:layer="layout" svg:width="0.686cm" svg:height="0.426cm" svg:x="7.564cm" svg:y="7.48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7" draw:layer="layout" svg:width="2.767cm" svg:height="0.696cm" svg:x="14.408cm" svg:y="0.666cm" svg:viewBox="0 0 2768 697" draw:points="1383,697 0,697 0,0 2768,0 2768,697">
            <text:p/>
          </draw:polygon>
          <draw:path draw:style-name="gr3" draw:text-style-name="P8" draw:layer="layout" svg:width="0.083cm" svg:height="0.083cm" svg:x="14.436cm" svg:y="1.125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908cm" svg:y="1.125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381cm" svg:y="1.125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6.379cm" svg:y="0.6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6.671cm" svg:y="0.6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7.034cm" svg:y="0.6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i.e. } \ Q =  c.e^{ - kt}§svg§600§FALSE§</svg:desc>
          <draw:polygon draw:style-name="gr2" draw:text-style-name="P7" draw:layer="layout" svg:width="5.094cm" svg:height="0.769cm" svg:x="2.875cm" svg:y="0.721cm" svg:viewBox="0 0 5095 770" draw:points="2549,770 0,770 0,0 5095,0 5095,770">
            <text:p/>
          </draw:polygon>
          <draw:path draw:style-name="gr3" draw:text-style-name="P8" draw:layer="layout" svg:width="0.166cm" svg:height="0.518cm" svg:x="2.861cm" svg:y="0.86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8" draw:layer="layout" svg:width="0.083cm" svg:height="0.084cm" svg:x="3.118cm" svg:y="1.295cm" svg:viewBox="0 0 84 85" svg:d="M84 42c0-23-19-42-42-42s-42 19-42 42 19 43 42 43 42-20 42-43z">
            <text:p/>
          </draw:path>
          <draw:path draw:style-name="gr3" draw:text-style-name="P8" draw:layer="layout" svg:width="0.3cm" svg:height="0.356cm" svg:x="3.287cm" svg:y="1.031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8" draw:layer="layout" svg:width="0.083cm" svg:height="0.084cm" svg:x="3.676cm" svg:y="1.295cm" svg:viewBox="0 0 84 85" svg:d="M84 42c0-23-19-42-42-42s-42 19-42 42 19 43 42 43 42-20 42-43z">
            <text:p/>
          </draw:path>
          <draw:path draw:style-name="gr3" draw:text-style-name="P8" draw:layer="layout" svg:width="0.536cm" svg:height="0.696cm" svg:x="4.464cm" svg:y="0.832cm" svg:viewBox="0 0 537 697" svg:d="M301 542c121-45 236-185 236-334 0-123-83-208-199-208-167 0-338 176-338 357 0 129 86 206 199 206 19 0 46-3 76-10-4 47-4 49-4 60 0 24 0 84 65 84 92 0 129-142 129-149s-6-9-7-9c-7 0-9 3-11 9-18 54-63 74-90 74-37 0-47-22-56-80zM155 535c-60-23-86-84-86-153 0-54 19-164 79-248 56-79 128-115 186-115 78 0 134 60 134 164 0 78-40 259-171 333-3-28-10-85-68-85-41 0-78 39-78 80 0 16 4 24 4 24zM202 544c-10 0-35 0-35-33 0-30 30-62 62-62 33 0 47 19 47 65 0 13 0 13-8 16-20 9-43 14-66 14z">
            <text:p/>
          </draw:path>
          <draw:path draw:style-name="gr3" draw:text-style-name="P8" draw:layer="layout" svg:width="0.515cm" svg:height="0.182cm" svg:x="5.295cm" svg:y="1.0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2cm" svg:height="0.351cm" svg:x="6.1cm" svg:y="1.036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8" draw:layer="layout" svg:width="0.083cm" svg:height="0.084cm" svg:x="6.469cm" svg:y="1.295cm" svg:viewBox="0 0 84 85" svg:d="M84 42c0-23-19-42-42-42s-42 19-42 42 19 43 42 43 42-20 42-43z">
            <text:p/>
          </draw:path>
          <draw:path draw:style-name="gr3" draw:text-style-name="P8" draw:layer="layout" svg:width="0.298cm" svg:height="0.351cm" svg:x="6.654cm" svg:y="1.036cm" svg:viewBox="0 0 299 352" svg:d="M109 164c23 0 81-2 120-18 54-23 58-69 58-79 0-35-30-67-83-67-86 0-204 76-204 211 0 80 46 141 121 141 113 0 178-83 178-91 0-6-5-11-10-11-4 0-6 2-9 9-62 76-146 76-157 76-60 0-67-66-67-90 0-9 0-34 13-81zM74 146c30-118 109-128 130-128 37 0 56 23 56 49 0 79-123 79-154 79z">
            <text:p/>
          </draw:path>
          <draw:path draw:style-name="gr3" draw:text-style-name="P8" draw:layer="layout" svg:width="0.367cm" svg:height="0.027cm" svg:x="7.036cm" svg:y="0.909cm" svg:viewBox="0 0 368 28" svg:d="M347 28c7 0 21 0 21-14s-12-14-21-14h-326c-9 0-21 0-21 14s12 14 21 14z">
            <text:p/>
          </draw:path>
          <draw:path draw:style-name="gr3" draw:text-style-name="P8" draw:layer="layout" svg:width="0.267cm" svg:height="0.383cm" svg:x="7.501cm" svg:y="0.682cm" svg:viewBox="0 0 268 384" svg:d="M130 16c0 0 2-7 2-9s-2-7-9-7c-10 0-56 4-70 5-4 0-11 2-11 13 0 8 7 8 14 8 25 0 25 4 25 7 0 4 0 8-2 13l-75 308c-4 9-4 11-4 12 0 7 7 18 19 18 14 0 21-12 25-23 0-4 25-99 26-106 39 4 71 16 71 44 0 2 0 6-2 11-2 9-2 10-2 18 0 38 32 56 58 56 53 0 69-83 69-85 0-7-7-7-9-7-7 0-9 4-10 14-7 23-21 62-50 62-14 0-17-14-17-28 0-9 0-11 2-25 1-2 3-10 3-17 0-48-65-57-88-57 16-10 35-28 46-37 26-26 54-51 84-51 7 0 14 2 18 7-23 4-28 21-28 30 0 13 10 21 23 21 14 0 30-12 30-35 0-18-13-39-43-39s-58 23-86 48c-23 23-40 39-63 49z">
            <text:p/>
          </draw:path>
          <draw:path draw:style-name="gr3" draw:text-style-name="P8" draw:layer="layout" svg:width="0.184cm" svg:height="0.344cm" svg:x="7.826cm" svg:y="0.719cm" svg:viewBox="0 0 185 345" svg:d="M111 125h56c11 0 18 0 18-12 0-7-7-7-16-7h-53l21-81c0-2 2-6 2-7 0-11-9-18-19-18-14 0-21 9-27 23-3 14 4-12-19 83h-56c-11 0-18 0-18 12 0 7 7 7 16 7h53l-32 129c-4 14-9 33-9 40 0 32 27 51 58 51 62 0 95-76 95-83s-7-7-9-7c-7 0-7 2-10 11-16 33-44 65-74 65-12 0-19-7-19-28 0-5 1-16 3-21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7.159cm" svg:y="3.518cm" svg:viewBox="0 0 652 350" draw:points="327,350 0,350 0,0 652,0 652,350">
            <text:p/>
          </draw:polygon>
          <draw:path draw:style-name="gr3" draw:text-style-name="P8" draw:layer="layout" svg:width="0.686cm" svg:height="0.426cm" svg:x="7.163cm" svg:y="3.479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c = 25§svg§600§FALSE§</svg:desc>
          <draw:polygon draw:style-name="gr2" draw:text-style-name="P7" draw:layer="layout" svg:width="2.023cm" svg:height="0.454cm" svg:x="8.965cm" svg:y="3.316cm" svg:viewBox="0 0 2024 455" draw:points="1012,455 0,455 0,0 2024,0 2024,455">
            <text:p/>
          </draw:polygon>
          <draw:path draw:style-name="gr3" draw:text-style-name="P8" draw:layer="layout" svg:width="0.302cm" svg:height="0.35cm" svg:x="8.958cm" svg:y="3.449cm" svg:viewBox="0 0 303 351" svg:d="M276 47c-12 0-23 0-35 13-12 10-14 24-14 30 0 17 14 26 30 26 23 0 44-18 44-49 0-39-37-67-93-67-104 0-208 111-208 219 0 71 46 132 127 132 111 0 176-82 176-91 0-5-6-11-9-11-5 0-5 2-11 9-61 76-146 76-156 76-48 0-69-37-69-85 0-31 16-107 42-154 23-44 67-77 109-77 27 0 57 8 67 29z">
            <text:p/>
          </draw:path>
          <draw:path draw:style-name="gr3" draw:text-style-name="P8" draw:layer="layout" svg:width="0.515cm" svg:height="0.182cm" svg:x="9.52cm" svg:y="3.5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5cm" svg:x="10.331cm" svg:y="3.277cm" svg:viewBox="0 0 310 516" svg:d="M60 457l83-81c121-107 167-148 167-225 0-90-69-151-164-151-88 0-146 72-146 140 0 43 39 43 40 43 15 0 41-9 41-41 0-19-14-40-41-40-7 0-7 0-10 2 18-51 60-79 106-79 70 0 103 61 103 126 0 61-38 123-81 170l-149 165c-9 9-9 11-9 30h289l21-135h-20c-3 23-8 58-15 68-7 8-58 8-74 8z">
            <text:p/>
          </draw:path>
          <draw:path draw:style-name="gr3" draw:text-style-name="P8" draw:layer="layout" svg:width="0.309cm" svg:height="0.531cm" svg:x="10.718cm" svg:y="3.277cm" svg:viewBox="0 0 310 532" svg:d="M310 360c0-91-64-170-148-170-37 0-70 12-99 40v-151c16 5 43 11 67 11 95 0 150-71 150-81 0-5-2-9-7-9-2 0-4 0-7 2-16 7-53 23-106 23-32 0-67-6-104-21-5-4-7-4-8-4-8 0-8 7-8 19v229c0 14 0 21 11 21 5 0 7-2 9-7 9-13 39-55 100-55 41 0 60 35 67 49 12 30 14 60 14 99 0 26 0 73-19 105-18 30-48 51-83 51-56 0-100-40-114-86 1 0 5 0 14 0 24 0 38-19 38-37 0-19-14-39-38-39-13 0-39 6-39 43 0 65 53 140 141 140 90 0 169-74 169-172z">
            <text:p/>
          </draw:path>
        </draw:g>
        <draw:g>
          <svg:title>TexMaths</svg:title>
          <svg:desc>22§display§\text {Now, when } t = 2, \text { it is given that ,}\  \ Q = 9§svg§600§FALSE§</svg:desc>
          <draw:polygon draw:style-name="gr2" draw:text-style-name="P7" draw:layer="layout" svg:width="14.187cm" svg:height="0.628cm" svg:x="2.821cm" svg:y="5.765cm" svg:viewBox="0 0 14188 629" draw:points="7095,629 0,629 0,0 14188,0 14188,629">
            <text:p/>
          </draw:polygon>
          <draw:path draw:style-name="gr3" draw:text-style-name="P8" draw:layer="layout" svg:width="0.529cm" svg:height="0.529cm" svg:x="2.807cm" svg:y="5.744cm" svg:viewBox="0 0 530 530" svg:d="M155 11c-7-11-9-11-23-11h-132v25h23c10 0 26 0 39 1 17 2 17 2 17 18v405c0 21 0 56-79 56v25c26 0 65-2 92-2 24 0 63 2 89 2v-25c-79 0-79-35-79-56v-403c4 3 4 3 7 9l317 465c7 10 7 10 12 10 13 0 13-5 13-19v-430c0-21 0-56 79-56v-25c-27 0-65 2-92 2-24 0-63-2-89-2v25c79 0 79 35 79 56v333z">
            <text:p/>
          </draw:path>
          <draw:path draw:style-name="gr3" draw:text-style-name="P8" draw:layer="layout" svg:width="0.344cm" svg:height="0.357cm" svg:x="3.384cm" svg:y="5.925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531cm" svg:height="0.342cm" svg:x="3.742cm" svg:y="5.937cm" svg:viewBox="0 0 532 343" svg:d="M466 74c15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8" draw:layer="layout" svg:width="0.091cm" svg:height="0.231cm" svg:x="4.352cm" svg:y="6.189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8" draw:layer="layout" svg:width="0.531cm" svg:height="0.342cm" svg:x="4.773cm" svg:y="5.937cm" svg:viewBox="0 0 532 343" svg:d="M466 74c15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8" draw:layer="layout" svg:width="0.39cm" svg:height="0.538cm" svg:x="5.342cm" svg:y="5.735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5.767cm" svg:y="5.92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6.114cm" svg:y="5.9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6.795cm" svg:y="5.788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515cm" svg:height="0.182cm" svg:x="7.315cm" svg:y="5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8.126cm" svg:y="5.75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091cm" svg:height="0.231cm" svg:x="8.541cm" svg:y="6.189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8" draw:layer="layout" svg:width="0.166cm" svg:height="0.519cm" svg:x="9.101cm" svg:y="5.75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42cm" svg:height="0.485cm" svg:x="9.305cm" svg:y="5.79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9.874cm" svg:y="5.75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4cm" svg:height="0.357cm" svg:x="10.089cm" svg:y="5.92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55cm" svg:height="0.512cm" svg:x="10.648cm" svg:y="5.921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166cm" svg:height="0.519cm" svg:x="11.039cm" svg:y="5.75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79cm" svg:height="0.342cm" svg:x="11.243cm" svg:y="5.937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7cm" svg:x="11.636cm" svg:y="5.92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11.982cm" svg:y="5.9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12.66cm" svg:y="5.79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2.972cm" svg:y="5.735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49cm" svg:height="0.357cm" svg:x="13.408cm" svg:y="5.925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4cm" svg:height="0.485cm" svg:x="13.778cm" svg:y="5.796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091cm" svg:height="0.231cm" svg:x="14.387cm" svg:y="6.189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8" draw:layer="layout" svg:width="0.536cm" svg:height="0.696cm" svg:x="15.089cm" svg:y="5.726cm" svg:viewBox="0 0 537 697" svg:d="M301 542c121-45 236-184 236-334 0-123-83-208-199-208-167 0-338 176-338 358 0 128 86 206 199 206 19 0 46-4 76-11-4 48-4 49-4 60 0 25 0 84 65 84 92 0 129-142 129-149s-6-9-7-9c-7 0-9 3-11 9-18 54-63 74-90 74-37 0-47-21-56-80zM155 535c-60-22-86-84-86-153 0-54 19-164 79-248 56-79 128-115 186-115 78 0 134 60 134 164 0 78-40 259-171 333-3-28-10-85-68-85-41 0-78 39-78 80 0 16 4 24 4 24zM204 544c-12 0-37 0-37-33 0-30 30-62 62-62 33 0 47 19 47 65 0 13 0 13-7 16-21 9-44 14-65 14z">
            <text:p/>
          </draw:path>
          <draw:path draw:style-name="gr3" draw:text-style-name="P8" draw:layer="layout" svg:width="0.515cm" svg:height="0.182cm" svg:x="15.922cm" svg:y="5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3cm" svg:x="16.726cm" svg:y="5.756cm" svg:viewBox="0 0 322 534" svg:d="M253 269v25c0 183-81 219-126 219-13 0-55-2-76-29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</draw:g>
        <draw:g>
          <svg:title>TexMaths</svg:title>
          <svg:desc>22§display§\therefore \ \ \text { from (2) we get }§svg§600§FALSE§</svg:desc>
          <draw:polygon draw:style-name="gr2" draw:text-style-name="P7" draw:layer="layout" svg:width="6.627cm" svg:height="0.696cm" svg:x="17.919cm" svg:y="5.666cm" svg:viewBox="0 0 6628 697" draw:points="3315,697 0,697 0,0 6628,0 6628,697">
            <text:p/>
          </draw:polygon>
          <draw:path draw:style-name="gr3" draw:text-style-name="P8" draw:layer="layout" svg:width="0.469cm" svg:height="0.418cm" svg:x="17.903cm" svg:y="5.849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251cm" svg:height="0.546cm" svg:x="19.41cm" svg:y="5.662cm" svg:viewBox="0 0 252 547" svg:d="M111 213v-90c0-68 37-105 72-105 2 0 12 0 25 5-9 3-23 12-23 32 0 17 12 33 33 33 23 0 34-16 34-33 0-29-28-55-69-55-54 0-121 40-121 123v90h-62v23h62v251c0 35-9 35-62 35v25c32-2 67-3 90-3 31 0 67 0 98 3v-25h-15c-59 0-60-8-60-36v-250h89v-23z">
            <text:p/>
          </draw:path>
          <draw:path draw:style-name="gr3" draw:text-style-name="P8" draw:layer="layout" svg:width="0.261cm" svg:height="0.342cm" svg:x="19.642cm" svg:y="5.8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19.945cm" svg:y="5.861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20.334cm" svg:y="5.864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21.288cm" svg:y="5.62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09cm" svg:height="0.516cm" svg:x="21.552cm" svg:y="5.69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18cm" svg:height="0.773cm" svg:x="21.943cm" svg:y="5.6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31cm" svg:height="0.342cm" svg:x="22.471cm" svg:y="5.873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23.017cm" svg:y="5.8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23.619cm" svg:y="5.85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3cm" svg:height="0.356cm" svg:x="24.004cm" svg:y="5.8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24.342cm" svg:y="5.731cm" svg:viewBox="0 0 245 486" svg:d="M120 167h111v-25h-111v-142h-20c0 63-24 146-100 150v17h67v213c0 97 72 106 100 106 55 0 78-55 78-106v-44h-21v44c0 56-23 86-51 86-53 0-53-70-53-84z">
            <text:p/>
          </draw:path>
        </draw:g>
        <draw:g>
          <svg:title>TexMaths</svg:title>
          <svg:desc>22§display§9 =  25.e^{-2k}§svg§600§FALSE§</svg:desc>
          <draw:polygon draw:style-name="gr2" draw:text-style-name="P7" draw:layer="layout" svg:width="3.785cm" svg:height="0.635cm" svg:x="2.862cm" svg:y="7.218cm" svg:viewBox="0 0 3786 636" draw:points="1893,636 0,636 0,0 3786,0 3786,636">
            <text:p/>
          </draw:polygon>
          <draw:path draw:style-name="gr3" draw:text-style-name="P8" draw:layer="layout" svg:width="0.321cm" svg:height="0.532cm" svg:x="2.855cm" svg:y="7.359cm" svg:viewBox="0 0 322 533" svg:d="M253 269v25c0 183-81 218-126 218-14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515cm" svg:height="0.182cm" svg:x="3.467cm" svg:y="7.591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309cm" svg:height="0.517cm" svg:x="4.278cm" svg:y="7.35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8" draw:layer="layout" svg:width="0.309cm" svg:height="0.532cm" svg:x="4.665cm" svg:y="7.359cm" svg:viewBox="0 0 310 533" svg:d="M310 361c0-92-64-171-148-171-37 0-71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89 0 169-74 169-172z">
            <text:p/>
          </draw:path>
          <draw:path draw:style-name="gr3" draw:text-style-name="P8" draw:layer="layout" svg:width="0.083cm" svg:height="0.084cm" svg:x="5.081cm" svg:y="7.792cm" svg:viewBox="0 0 84 85" svg:d="M84 42c0-23-19-42-42-42s-42 19-42 42 19 43 42 43 42-20 42-43z">
            <text:p/>
          </draw:path>
          <draw:path draw:style-name="gr3" draw:text-style-name="P8" draw:layer="layout" svg:width="0.298cm" svg:height="0.351cm" svg:x="5.264cm" svg:y="7.533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8" draw:layer="layout" svg:width="0.367cm" svg:height="0.027cm" svg:x="5.647cm" svg:y="7.406cm" svg:viewBox="0 0 368 28" svg:d="M347 28c7 0 21 0 21-14s-13-14-21-14h-326c-9 0-21 0-21 14s12 14 21 14z">
            <text:p/>
          </draw:path>
          <draw:path draw:style-name="gr3" draw:text-style-name="P8" draw:layer="layout" svg:width="0.24cm" svg:height="0.36cm" svg:x="6.105cm" svg:y="7.1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66cm" svg:height="0.383cm" svg:x="6.42cm" svg:y="7.179cm" svg:viewBox="0 0 267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2 62-50 62-14 0-17-14-17-28 0-9 0-11 1-25 2-2 4-10 4-17 0-48-65-57-88-57 16-10 35-28 46-37 26-26 54-51 84-51 7 0 14 2 18 7-23 4-28 21-28 30 0 12 10 21 23 21 14 0 29-12 29-35 0-18-12-39-42-39s-58 23-86 48c-23 23-40 39-63 49z">
            <text:p/>
          </draw:path>
        </draw:g>
        <draw:g>
          <svg:title>TexMaths</svg:title>
          <svg:desc>22§display§e^{-2k} = \frac{9}{25}§svg§600§FALSE§</svg:desc>
          <draw:polygon draw:style-name="gr2" draw:text-style-name="P7" draw:layer="layout" svg:width="3.352cm" svg:height="1.51cm" svg:x="9.061cm" svg:y="6.82cm" svg:viewBox="0 0 3353 1511" draw:points="1677,1511 0,1511 0,0 3353,0 3353,1511">
            <text:p/>
          </draw:polygon>
          <draw:path draw:style-name="gr3" draw:text-style-name="P8" draw:layer="layout" svg:width="0.298cm" svg:height="0.351cm" svg:x="9.057cm" svg:y="7.478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8" draw:layer="layout" svg:width="0.367cm" svg:height="0.027cm" svg:x="9.441cm" svg:y="7.351cm" svg:viewBox="0 0 368 28" svg:d="M347 28c7 0 21 0 21-14s-12-14-21-14h-326c-9 0-21 0-21 14s12 14 21 14z">
            <text:p/>
          </draw:path>
          <draw:path draw:style-name="gr3" draw:text-style-name="P8" draw:layer="layout" svg:width="0.24cm" svg:height="0.36cm" svg:x="9.9cm" svg:y="7.1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67cm" svg:height="0.383cm" svg:x="10.213cm" svg:y="7.124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3-28 30 0 12 10 21 23 21 14 0 30-12 30-35 0-18-13-39-43-39s-58 23-86 48c-23 23-40 39-63 49z">
            <text:p/>
          </draw:path>
          <draw:path draw:style-name="gr3" draw:text-style-name="P8" draw:layer="layout" svg:width="0.515cm" svg:height="0.182cm" svg:x="10.812cm" svg:y="7.5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1.903cm" svg:y="6.781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773cm" svg:height="0.032cm" svg:x="11.678cm" svg:y="7.61cm" svg:viewBox="0 0 774 33" draw:points="387,33 0,33 0,0 774,0 774,33">
            <text:p/>
          </draw:polygon>
          <draw:path draw:style-name="gr3" draw:text-style-name="P8" draw:layer="layout" svg:width="0.309cm" svg:height="0.517cm" svg:x="11.716cm" svg:y="7.83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09cm" svg:height="0.532cm" svg:x="12.104cm" svg:y="7.836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</draw:g>
        <draw:g>
          <svg:title>TexMaths</svg:title>
          <svg:desc>22§display§.\ .\ .\  \ \ \text {(3)}§svg§600§FALSE§</svg:desc>
          <draw:polygon draw:style-name="gr2" draw:text-style-name="P7" draw:layer="layout" svg:width="2.767cm" svg:height="0.696cm" svg:x="14.312cm" svg:y="7.265cm" svg:viewBox="0 0 2768 697" draw:points="1383,697 0,697 0,0 2768,0 2768,697">
            <text:p/>
          </draw:polygon>
          <draw:path draw:style-name="gr3" draw:text-style-name="P8" draw:layer="layout" svg:width="0.083cm" svg:height="0.083cm" svg:x="14.34cm" svg:y="7.7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812cm" svg:y="7.72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285cm" svg:y="7.724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6.283cm" svg:y="7.2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16.54cm" svg:y="7.29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6.938cm" svg:y="7.2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Now, when } t = 3, \ \  \ Q = \ ?§svg§600§FALSE§</svg:desc>
          <draw:polygon draw:style-name="gr2" draw:text-style-name="P7" draw:layer="layout" svg:width="8.737cm" svg:height="0.619cm" svg:x="2.822cm" svg:y="8.767cm" svg:viewBox="0 0 8738 620" draw:points="4370,620 0,620 0,0 8738,0 8738,620">
            <text:p/>
          </draw:polygon>
          <draw:path draw:style-name="gr3" draw:text-style-name="P8" draw:layer="layout" svg:width="0.529cm" svg:height="0.529cm" svg:x="2.808cm" svg:y="8.746cm" svg:viewBox="0 0 530 530" svg:d="M155 11c-7-11-9-11-23-11h-132v25h23c10 0 26 0 39 1 17 2 17 2 17 18v405c0 21 0 56-79 56v25c26 0 65-2 92-2 24 0 63 2 89 2v-25c-79 0-79-35-79-56v-403c4 3 4 3 7 9l317 464c7 11 7 11 12 11 13 0 13-5 13-20v-429c0-21 0-56 79-56v-25c-27 0-65 2-92 2-24 0-63-2-90-2v25c80 0 80 35 80 56v333z">
            <text:p/>
          </draw:path>
          <draw:path draw:style-name="gr3" draw:text-style-name="P8" draw:layer="layout" svg:width="0.344cm" svg:height="0.356cm" svg:x="3.385cm" svg:y="8.92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531cm" svg:height="0.342cm" svg:x="3.743cm" svg:y="8.939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091cm" svg:height="0.231cm" svg:x="4.353cm" svg:y="9.191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8" draw:layer="layout" svg:width="0.531cm" svg:height="0.342cm" svg:x="4.774cm" svg:y="8.939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8" draw:layer="layout" svg:width="0.39cm" svg:height="0.538cm" svg:x="5.342cm" svg:y="8.73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5.768cm" svg:y="8.92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6.115cm" svg:y="8.93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6.796cm" svg:y="8.7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182cm" svg:x="7.315cm" svg:y="8.9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8.121cm" svg:y="8.75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091cm" svg:height="0.231cm" svg:x="8.542cm" svg:y="9.191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536cm" svg:height="0.696cm" svg:x="9.63cm" svg:y="8.728cm" svg:viewBox="0 0 537 697" svg:d="M301 542c121-46 236-185 236-334 0-124-83-208-199-208-167 0-338 176-338 357 0 129 86 206 199 206 19 0 46-3 76-10-4 47-4 49-4 60 0 24 0 84 65 84 92 0 129-143 129-150s-6-8-7-8c-7 0-9 3-11 8-18 55-63 74-90 74-37 0-47-21-56-79zM155 535c-60-23-86-84-86-153 0-55 19-164 79-248 56-79 128-115 186-115 78 0 134 60 134 164 0 77-40 259-171 333-3-28-10-85-68-85-41 0-78 39-78 79 0 16 4 25 4 25zM202 544c-10 0-35 0-35-34 0-29 30-61 62-61 33 0 47 19 47 65 0 12 0 12-7 16-21 9-44 14-67 14z">
            <text:p/>
          </draw:path>
          <draw:path draw:style-name="gr3" draw:text-style-name="P8" draw:layer="layout" svg:width="0.515cm" svg:height="0.182cm" svg:x="10.461cm" svg:y="8.9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79cm" svg:height="0.546cm" svg:x="11.321cm" svg:y="8.728cm" svg:viewBox="0 0 280 547" svg:d="M139 354c0-99 76-153 102-173 21-16 39-44 39-77 0-44-32-104-148-104-84 0-132 53-132 104 0 26 18 37 35 37 23 0 37-16 37-37 0-34-33-34-44-34 25-42 69-52 102-52 85 0 85 52 85 82 0 46-13 60-27 74-51 55-68 127-68 175v35c0 14 0 17 8 17 11 0 11-7 11-21zM171 505c0-21-20-40-43-40-21 0-40 19-40 40 0 23 19 42 40 42 23 0 43-19 43-42z">
            <text:p/>
          </draw:path>
        </draw:g>
        <draw:g>
          <svg:title>TexMaths</svg:title>
          <svg:desc>22§display§Q =  25.e^{-3k} =  25 . ( e^{-2k} )^\frac{3}{2} = §svg§600§FALSE§</svg:desc>
          <draw:polygon draw:style-name="gr2" draw:text-style-name="P7" draw:layer="layout" svg:width="9.497cm" svg:height="0.901cm" svg:x="2.857cm" svg:y="10.321cm" svg:viewBox="0 0 9498 902" draw:points="4748,902 0,902 0,0 9498,0 9498,902">
            <text:p/>
          </draw:polygon>
          <draw:path draw:style-name="gr3" draw:text-style-name="P8" draw:layer="layout" svg:width="0.536cm" svg:height="0.696cm" svg:x="2.857cm" svg:y="10.521cm" svg:viewBox="0 0 537 697" svg:d="M301 542c121-45 236-185 236-334 0-123-83-208-199-208-167 0-338 176-338 357 0 129 86 206 199 206 19 0 46-3 76-10-4 47-4 49-4 60 0 24 0 84 65 84 92 0 129-142 129-149s-6-9-7-9c-7 0-9 3-11 9-18 54-63 74-90 74-37 0-47-22-56-80zM155 535c-60-23-86-84-86-153 0-54 19-164 79-248 56-79 128-115 186-115 78 0 134 60 134 164 0 78-40 259-171 333-3-28-10-85-68-85-41 0-78 39-78 80 0 15 4 24 4 24zM202 544c-10 0-35 0-35-33 0-30 30-62 62-62 33 0 47 19 47 65 0 12 0 12-7 16-21 9-44 14-67 14z">
            <text:p/>
          </draw:path>
          <draw:path draw:style-name="gr3" draw:text-style-name="P8" draw:layer="layout" svg:width="0.515cm" svg:height="0.182cm" svg:x="3.688cm" svg:y="10.7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4.499cm" svg:y="10.55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309cm" svg:height="0.533cm" svg:x="4.886cm" svg:y="10.551cm" svg:viewBox="0 0 310 534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1 141 141 90 0 169-74 169-173z">
            <text:p/>
          </draw:path>
          <draw:path draw:style-name="gr3" draw:text-style-name="P8" draw:layer="layout" svg:width="0.083cm" svg:height="0.084cm" svg:x="5.3cm" svg:y="10.985cm" svg:viewBox="0 0 84 85" svg:d="M84 42c0-23-19-42-42-42s-42 19-42 42 19 43 42 43 42-20 42-43z">
            <text:p/>
          </draw:path>
          <draw:path draw:style-name="gr3" draw:text-style-name="P8" draw:layer="layout" svg:width="0.298cm" svg:height="0.351cm" svg:x="5.485cm" svg:y="10.726cm" svg:viewBox="0 0 299 352" svg:d="M109 164c23 0 81-2 120-18 54-23 58-69 58-79 0-35-30-67-83-67-86 0-204 76-204 211 0 80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8" draw:layer="layout" svg:width="0.367cm" svg:height="0.027cm" svg:x="5.866cm" svg:y="10.599cm" svg:viewBox="0 0 368 28" svg:d="M347 28c7 0 21 0 21-14s-12-14-21-14h-326c-9 0-21 0-21 14s12 14 21 14z">
            <text:p/>
          </draw:path>
          <draw:path draw:style-name="gr3" draw:text-style-name="P8" draw:layer="layout" svg:width="0.249cm" svg:height="0.371cm" svg:x="6.321cm" svg:y="10.38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7 47-23 63-17 21-31 23-59 25-15 0-15 0-18 2 0 0-5 0-5 7s5 7 14 7z">
            <text:p/>
          </draw:path>
          <draw:path draw:style-name="gr3" draw:text-style-name="P8" draw:layer="layout" svg:width="0.267cm" svg:height="0.383cm" svg:x="6.641cm" svg:y="10.372cm" svg:viewBox="0 0 268 384" svg:d="M130 16c0 0 2-7 2-9s-2-7-9-7c-10 0-56 4-70 5-4 0-11 2-11 13 0 8 7 8 14 8 25 0 25 4 25 7 0 4 0 7-2 13l-75 308c-4 9-4 10-4 12 0 7 7 18 19 18 14 0 21-12 25-23 0-4 25-99 26-106 39 4 71 16 71 44 0 2 0 6-2 11-2 9-2 10-2 18 0 38 32 56 57 56 54 0 70-83 70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515cm" svg:height="0.182cm" svg:x="7.237cm" svg:y="10.7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8.051cm" svg:y="10.55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309cm" svg:height="0.533cm" svg:x="8.436cm" svg:y="10.551cm" svg:viewBox="0 0 310 534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1 141 141 90 0 169-74 169-173z">
            <text:p/>
          </draw:path>
          <draw:path draw:style-name="gr3" draw:text-style-name="P8" draw:layer="layout" svg:width="0.083cm" svg:height="0.084cm" svg:x="8.851cm" svg:y="10.985cm" svg:viewBox="0 0 84 85" svg:d="M84 42c0-23-19-42-42-42s-42 19-42 42 19 43 42 43 42-20 42-43z">
            <text:p/>
          </draw:path>
          <draw:path draw:style-name="gr3" draw:text-style-name="P8" draw:layer="layout" svg:width="0.18cm" svg:height="0.774cm" svg:x="9.075cm" svg:y="10.48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98cm" svg:height="0.351cm" svg:x="9.335cm" svg:y="10.726cm" svg:viewBox="0 0 299 352" svg:d="M109 164c23 0 81-2 120-18 54-23 58-69 58-79 0-35-30-67-83-67-86 0-204 76-204 211 0 80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8" draw:layer="layout" svg:width="0.367cm" svg:height="0.027cm" svg:x="9.719cm" svg:y="10.599cm" svg:viewBox="0 0 368 28" svg:d="M347 28c7 0 21 0 21-14s-12-14-21-14h-326c-9 0-21 0-21 14s12 14 21 14z">
            <text:p/>
          </draw:path>
          <draw:path draw:style-name="gr3" draw:text-style-name="P8" draw:layer="layout" svg:width="0.24cm" svg:height="0.36cm" svg:x="10.177cm" svg:y="10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67cm" svg:height="0.383cm" svg:x="10.492cm" svg:y="10.372cm" svg:viewBox="0 0 268 384" svg:d="M130 16c0 0 2-7 2-9s-2-7-9-7c-10 0-56 4-70 5-4 0-11 2-11 13 0 8 7 8 14 8 25 0 25 4 25 7 0 4 0 7-2 13l-75 308c-4 9-4 10-4 12 0 7 7 18 19 18 14 0 21-12 25-23 0-4 25-99 26-106 39 4 71 16 71 44 0 2 0 6-2 11-2 9-2 10-2 18 0 38 32 56 58 56 53 0 69-83 69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cm" svg:height="0.774cm" svg:x="10.875cm" svg:y="10.486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201cm" svg:height="0.267cm" svg:x="11.255cm" svg:y="10.282cm" svg:viewBox="0 0 202 268" svg:d="M97 130c37 0 60 23 60 62s-25 60-58 60c-6 0-51 0-71-20 16-3 20-15 20-24 0-14-11-23-23-23-13 0-25 7-25 25 0 40 46 58 99 58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1.225cm" svg:y="10.599cm" svg:viewBox="0 0 264 28" draw:points="132,28 0,28 0,0 264,0 264,28">
            <text:p/>
          </draw:polygon>
          <draw:path draw:style-name="gr3" draw:text-style-name="P8" draw:layer="layout" svg:width="0.193cm" svg:height="0.258cm" svg:x="11.261cm" svg:y="10.676cm" svg:viewBox="0 0 194 259" svg:d="M194 185h-16c-2 7-6 32-11 35-3 2-37 2-42 2h-76c25-20 55-41 78-56 35-25 67-48 67-89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515cm" svg:height="0.182cm" svg:x="11.878cm" svg:y="10.784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25 . \left( \frac{9}{25} \right)^\frac{3}{2}§svg§600§FALSE§</svg:desc>
          <draw:polygon draw:style-name="gr2" draw:text-style-name="P7" draw:layer="layout" svg:width="3.493cm" svg:height="2.054cm" svg:x="13.157cm" svg:y="9.722cm" svg:viewBox="0 0 3494 2055" draw:points="1748,2055 0,2055 0,0 3494,0 3494,2055">
            <text:p/>
          </draw:polygon>
          <draw:path draw:style-name="gr3" draw:text-style-name="P8" draw:layer="layout" svg:width="0.309cm" svg:height="0.517cm" svg:x="13.157cm" svg:y="10.56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309cm" svg:height="0.532cm" svg:x="13.544cm" svg:y="10.563cm" svg:viewBox="0 0 310 533" svg:d="M310 361c0-92-64-171-148-171-37 0-70 12-99 41v-152c16 6 43 11 67 11 95 0 150-71 150-81 0-5-2-9-7-9-2 0-4 0-7 2-16 7-53 23-106 23-31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083cm" svg:height="0.084cm" svg:x="13.958cm" svg:y="10.996cm" svg:viewBox="0 0 84 85" svg:d="M84 42c0-23-19-42-42-42s-42 19-42 42 19 43 42 43 42-20 42-43z">
            <text:p/>
          </draw:path>
          <draw:path draw:style-name="gr3" draw:text-style-name="P8" draw:layer="layout" svg:width="0.381cm" svg:height="1.856cm" svg:x="14.396cm" svg:y="9.958cm" svg:viewBox="0 0 382 1857" svg:d="M382 1850c0-3-2-5-4-7-28-30-81-81-132-165-125-199-181-451-181-748 0-210 28-478 155-708 62-111 125-174 160-208 2-2 2-3 2-7 0-7-5-7-16-7-10 0-12 0-24 12-261 236-342 590-342 916 0 304 70 611 268 843 15 18 44 49 77 78 9 8 11 8 21 8 11 0 16 0 16-7z">
            <text:p/>
          </draw:path>
          <draw:path draw:style-name="gr3" draw:text-style-name="P8" draw:layer="layout" svg:width="0.321cm" svg:height="0.532cm" svg:x="15.123cm" svg:y="10.04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774cm" svg:height="0.032cm" svg:x="14.898cm" svg:y="10.87cm" svg:viewBox="0 0 775 33" draw:points="387,33 0,33 0,0 775,0 775,33">
            <text:p/>
          </draw:polygon>
          <draw:path draw:style-name="gr3" draw:text-style-name="P8" draw:layer="layout" svg:width="0.309cm" svg:height="0.517cm" svg:x="14.937cm" svg:y="11.0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309cm" svg:height="0.532cm" svg:x="15.322cm" svg:y="11.095cm" svg:viewBox="0 0 310 533" svg:d="M310 361c0-92-64-171-148-171-37 0-70 12-99 41v-152c16 6 43 11 67 11 95 0 150-71 150-81 0-5-2-9-7-9-2 0-4 0-7 2-16 7-53 23-106 23-31 0-67-6-104-21-5-4-7-4-8-4-8 0-8 7-8 19v229c0 14 0 21 11 21 5 0 7-1 11-7 7-12 37-54 98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81cm" svg:height="1.856cm" svg:x="15.79cm" svg:y="9.958cm" svg:viewBox="0 0 382 1857" svg:d="M382 930c0-305-70-611-268-844-15-17-44-49-75-77-11-9-13-9-23-9-9 0-16 0-16 7 0 4 4 7 5 9 27 28 79 79 131 164 125 199 183 450 183 748 0 209-29 477-157 708-62 110-127 174-158 207-2 2-4 4-4 7 0 7 7 7 16 7 10 0 12 0 24-12 261-236 342-590 342-915z">
            <text:p/>
          </draw:path>
          <draw:path draw:style-name="gr3" draw:text-style-name="P8" draw:layer="layout" svg:width="0.201cm" svg:height="0.267cm" svg:x="16.456cm" svg:y="9.683cm" svg:viewBox="0 0 202 268" svg:d="M97 130c37 0 60 23 60 62s-25 60-58 60c-6 0-51 0-71-20 16-3 20-15 20-24 0-14-11-23-23-23-13 0-25 7-25 25 0 40 46 58 99 58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6.426cm" svg:y="10cm" svg:viewBox="0 0 264 28" draw:points="132,28 0,28 0,0 264,0 264,28">
            <text:p/>
          </draw:polygon>
          <draw:path draw:style-name="gr3" draw:text-style-name="P8" draw:layer="layout" svg:width="0.193cm" svg:height="0.258cm" svg:x="16.461cm" svg:y="10.077cm" svg:viewBox="0 0 194 259" svg:d="M194 185h-16c-2 7-5 32-11 35-3 2-37 2-42 2h-77c26-20 56-41 79-57 35-24 67-47 67-88 0-49-46-77-102-77-53 0-92 30-92 69 0 19 18 23 23 23 10 0 23-7 23-23 0-14-11-21-23-23 10-18 33-28 60-28 38 0 70 22 70 59 0 34-23 59-53 83l-95 81c-5 4-5 4-5 7v11h181z">
            <text:p/>
          </draw:path>
        </draw:g>
        <draw:g>
          <svg:title>TexMaths</svg:title>
          <svg:desc>22§display§.\ . \ . \  \ \text { [ From (3) ] }§svg§600§FALSE§</svg:desc>
          <draw:polygon draw:style-name="gr2" draw:text-style-name="P7" draw:layer="layout" svg:width="5.728cm" svg:height="0.696cm" svg:x="17.604cm" svg:y="10.568cm" svg:viewBox="0 0 5729 697" draw:points="2865,697 0,697 0,0 5729,0 5729,697">
            <text:p/>
          </draw:polygon>
          <draw:path draw:style-name="gr3" draw:text-style-name="P8" draw:layer="layout" svg:width="0.083cm" svg:height="0.083cm" svg:x="17.632cm" svg:y="11.027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8.104cm" svg:y="11.027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8.577cm" svg:y="11.027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19.589cm" svg:y="10.529cm" svg:viewBox="0 0 107 774" draw:points="107,774 107,744 32,744 32,32 107,32 107,0 0,0 0,774">
            <text:p/>
          </draw:polygon>
          <draw:path draw:style-name="gr3" draw:text-style-name="P8" draw:layer="layout" svg:width="0.446cm" svg:height="0.527cm" svg:x="19.995cm" svg:y="10.584cm" svg:viewBox="0 0 447 528" svg:d="M426 0h-426v25h19c60 0 60 8 60 35v406c0 28 0 37-60 37h-19v25c26-4 88-4 118-4 32 0 102 0 130 4v-25h-25c-73 0-73-10-73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20.432cm" svg:y="10.7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0.734cm" svg:y="10.7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21.125cm" svg:y="10.766cm" svg:viewBox="0 0 605 343" svg:d="M60 76v209c0 33-9 33-60 33v25c26 0 67-2 88-2 19 0 60 2 86 2v-25c-51 0-60 0-60-33v-144c0-81 55-123 104-123s58 42 58 86v181c0 33-9 33-61 33v25c28 0 67-2 88-2s61 2 88 2v-25c-53 0-62 0-62-33v-144c0-81 56-123 106-123 47 0 56 42 56 86v181c0 33-9 33-60 33v25c26 0 67-2 88-2 19 0 60 2 86 2v-25c-40 0-60 0-60-22v-148c0-67 0-92-24-120-11-12-37-28-81-28-65 0-100 46-113 76-10-67-68-76-104-76-56 0-93 33-114 81v-81l-109 9v24c55 0 60 6 60 43z">
            <text:p/>
          </draw:path>
          <draw:path draw:style-name="gr3" draw:text-style-name="P8" draw:layer="layout" svg:width="0.18cm" svg:height="0.773cm" svg:x="22.079cm" svg:y="10.5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22.336cm" svg:y="10.594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22.733cm" svg:y="10.529cm" svg:viewBox="0 0 181 774" svg:d="M181 387c0-60-9-153-51-241-47-95-114-146-123-146-3 0-7 4-7 7 0 4 0 5 14 19 77 76 121 199 121 361 0 132-28 269-124 366-11 10-11 12-11 14 0 5 4 7 7 7 9 0 79-53 125-151 40-85 49-171 49-236z">
            <text:p/>
          </draw:path>
          <draw:polygon draw:style-name="gr3" draw:text-style-name="P8" draw:layer="layout" svg:width="0.106cm" svg:height="0.773cm" svg:x="23.265cm" svg:y="10.529cm" svg:viewBox="0 0 107 774" draw:points="107,0 0,0 0,32 76,32 76,744 0,744 0,774 107,774">
            <text:p/>
          </draw:polygon>
        </draw:g>
        <draw:g>
          <svg:title>TexMaths</svg:title>
          <svg:desc>22§display§Q = 25 . \left( \frac{3}{5} \right)^3§svg§600§FALSE§</svg:desc>
          <draw:polygon draw:style-name="gr2" draw:text-style-name="P7" draw:layer="layout" svg:width="4.672cm" svg:height="1.946cm" svg:x="3.058cm" svg:y="11.722cm" svg:viewBox="0 0 4673 1947" draw:points="2336,1947 0,1947 0,0 4673,0 4673,1947">
            <text:p/>
          </draw:polygon>
          <draw:path draw:style-name="gr3" draw:text-style-name="P8" draw:layer="layout" svg:width="0.536cm" svg:height="0.696cm" svg:x="3.058cm" svg:y="12.428cm" svg:viewBox="0 0 537 697" svg:d="M301 542c121-46 236-185 236-334 0-124-83-208-199-208-167 0-338 176-338 357 0 129 86 206 199 206 19 0 46-3 76-10-4 47-4 49-4 60 0 24 0 84 65 84 92 0 129-143 129-150s-6-8-7-8c-7 0-9 3-11 8-18 55-63 74-90 74-37 0-47-21-56-79zM155 535c-60-23-86-84-86-153 0-55 19-164 79-248 56-79 128-115 186-115 78 0 134 60 134 164 0 78-40 259-171 333-3-28-10-85-68-85-41 0-78 39-78 79 0 16 4 25 4 25zM202 544c-10 0-35 0-35-34 0-29 30-61 62-61 33 0 47 19 47 65 0 12 0 12-7 16-21 9-44 14-67 14z">
            <text:p/>
          </draw:path>
          <draw:path draw:style-name="gr3" draw:text-style-name="P8" draw:layer="layout" svg:width="0.515cm" svg:height="0.182cm" svg:x="3.889cm" svg:y="12.6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4.7cm" svg:y="12.45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09cm" svg:height="0.532cm" svg:x="5.087cm" svg:y="12.457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083cm" svg:height="0.083cm" svg:x="5.501cm" svg:y="12.891cm" svg:viewBox="0 0 84 84" svg:d="M84 42c0-23-19-42-42-42s-42 19-42 42 19 42 42 42 42-19 42-42z">
            <text:p/>
          </draw:path>
          <draw:path draw:style-name="gr3" draw:text-style-name="P8" draw:layer="layout" svg:width="0.381cm" svg:height="1.856cm" svg:x="5.939cm" svg:y="11.85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21cm" svg:height="0.532cm" svg:x="6.473cm" svg:y="11.93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0.388cm" svg:height="0.032cm" svg:x="6.441cm" svg:y="12.764cm" svg:viewBox="0 0 389 33" draw:points="194,33 0,33 0,0 389,0 389,33">
            <text:p/>
          </draw:polygon>
          <draw:path draw:style-name="gr3" draw:text-style-name="P8" draw:layer="layout" svg:width="0.309cm" svg:height="0.532cm" svg:x="6.48cm" svg:y="12.98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381cm" svg:height="1.856cm" svg:x="6.948cm" svg:y="11.85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8" draw:layer="layout" svg:width="0.249cm" svg:height="0.37cm" svg:x="7.518cm" svg:y="11.683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</draw:g>
        <draw:g>
          <svg:title>TexMaths</svg:title>
          <svg:desc>22§display§= 25 \times  \frac{27}{125}§svg§600§FALSE§</svg:desc>
          <draw:polygon draw:style-name="gr2" draw:text-style-name="P7" draw:layer="layout" svg:width="3.711cm" svg:height="1.517cm" svg:x="7.859cm" svg:y="11.924cm" svg:viewBox="0 0 3712 1518" draw:points="1855,1518 0,1518 0,0 3712,0 3712,1518">
            <text:p/>
          </draw:polygon>
          <draw:path draw:style-name="gr3" draw:text-style-name="P8" draw:layer="layout" svg:width="0.515cm" svg:height="0.182cm" svg:x="7.864cm" svg:y="12.6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8.676cm" svg:y="12.41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309cm" svg:height="0.532cm" svg:x="9.061cm" svg:y="12.417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8" draw:layer="layout" svg:width="0.374cm" svg:height="0.374cm" svg:x="9.695cm" svg:y="12.55cm" svg:viewBox="0 0 375 375" svg:d="M188 165l-155-154c-10-9-12-11-17-11-9 0-16 7-16 16 0 5 2 7 11 16l154 155-154 156c-9 9-11 11-11 16 0 9 7 16 16 16 5 0 7-2 17-11l154-155 162 161c1 1 7 5 10 5 11 0 16-7 16-16 0-2 0-5-2-9-2-1-125-123-164-163l143-141c4-6 16-16 19-20 0-1 4-5 4-10 0-9-5-16-16-16-5 0-9 4-18 12z">
            <text:p/>
          </draw:path>
          <draw:path draw:style-name="gr3" draw:text-style-name="P8" draw:layer="layout" svg:width="0.309cm" svg:height="0.517cm" svg:x="10.681cm" svg:y="11.8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332cm" svg:height="0.541cm" svg:x="11.071cm" svg:y="11.885cm" svg:viewBox="0 0 333 542" svg:d="M326 53c7-11 7-13 7-28h-189c-95 0-96-11-98-25h-20l-26 160h19c2-12 9-61 20-70 5-5 67-5 75-5h162c-8 12-70 96-88 123-68 104-95 211-95 290 0 9 0 44 35 44 37 0 37-35 37-44v-39c0-42 2-86 9-126 2-18 13-85 48-134z">
            <text:p/>
          </draw:path>
          <draw:polygon draw:style-name="gr3" draw:text-style-name="P8" draw:layer="layout" svg:width="1.161cm" svg:height="0.032cm" svg:x="10.448cm" svg:y="12.723cm" svg:viewBox="0 0 1162 33" draw:points="581,33 0,33 0,0 1162,0 1162,33">
            <text:p/>
          </draw:polygon>
          <draw:path draw:style-name="gr3" draw:text-style-name="P8" draw:layer="layout" svg:width="0.256cm" svg:height="0.517cm" svg:x="10.517cm" svg:y="12.9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09cm" svg:height="0.517cm" svg:x="10.872cm" svg:y="12.94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8" draw:layer="layout" svg:width="0.309cm" svg:height="0.532cm" svg:x="11.26cm" svg:y="12.947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</draw:g>
        <draw:g>
          <svg:title>TexMaths</svg:title>
          <svg:desc>22§display§= \frac{27}{5}§svg§600§FALSE§</svg:desc>
          <draw:polygon draw:style-name="gr2" draw:text-style-name="P7" draw:layer="layout" svg:width="1.605cm" svg:height="1.517cm" svg:x="12.259cm" svg:y="11.924cm" svg:viewBox="0 0 1606 1518" draw:points="802,1518 0,1518 0,0 1606,0 1606,1518">
            <text:p/>
          </draw:polygon>
          <draw:path draw:style-name="gr3" draw:text-style-name="P8" draw:layer="layout" svg:width="0.514cm" svg:height="0.182cm" svg:x="12.264cm" svg:y="12.647cm" svg:viewBox="0 0 515 183" svg:d="M489 32c12 0 26 0 26-16s-14-16-24-16h-465c-12 0-26 0-26 16s14 16 26 16zM491 183c10 0 24 0 24-16s-14-16-26-16h-463c-12 0-26 0-26 16s14 16 26 16z">
            <text:p/>
          </draw:path>
          <draw:path draw:style-name="gr3" draw:text-style-name="P8" draw:layer="layout" svg:width="0.309cm" svg:height="0.517cm" svg:x="13.167cm" svg:y="11.892cm" svg:viewBox="0 0 310 518" svg:d="M60 458l82-81c122-108 168-148 168-226 0-89-69-151-164-151-88 0-146 72-146 141 0 42 39 42 40 42 15 0 41-9 41-40 0-20-14-41-41-41-7 0-7 0-10 2 17-51 60-79 105-79 71 0 104 61 104 126 0 62-38 124-81 171l-149 166c-9 8-9 10-9 30h288l22-136h-20c-3 23-9 58-16 69-7 7-58 7-73 7z">
            <text:p/>
          </draw:path>
          <draw:path draw:style-name="gr3" draw:text-style-name="P8" draw:layer="layout" svg:width="0.331cm" svg:height="0.541cm" svg:x="13.559cm" svg:y="11.885cm" svg:viewBox="0 0 332 542" svg:d="M325 53c7-11 7-13 7-28h-188c-95 0-97-11-98-25h-20l-26 160h19c2-12 9-61 20-70 5-5 67-5 75-5h162c-9 12-70 96-88 123-68 104-95 211-95 290 0 9 0 44 35 44 37 0 37-35 37-44v-39c0-42 2-86 7-126 4-18 14-85 50-134z">
            <text:p/>
          </draw:path>
          <draw:polygon draw:style-name="gr3" draw:text-style-name="P8" draw:layer="layout" svg:width="0.773cm" svg:height="0.032cm" svg:x="13.128cm" svg:y="12.723cm" svg:viewBox="0 0 774 33" draw:points="387,33 0,33 0,0 774,0 774,33">
            <text:p/>
          </draw:polygon>
          <draw:path draw:style-name="gr3" draw:text-style-name="P8" draw:layer="layout" svg:width="0.309cm" svg:height="0.532cm" svg:x="13.36cm" svg:y="12.947cm" svg:viewBox="0 0 310 533" svg:d="M310 361c0-92-64-171-148-171-37 0-71 12-99 41v-152c16 6 43 11 67 11 95 0 150-71 150-81 0-5-2-9-7-9-2 0-4 0-7 2-16 7-53 23-106 23-32 0-67-6-104-21-5-4-7-4-9-4-7 0-7 7-7 19v229c0 14 0 21 11 21 5 0 7-1 9-7 9-12 39-54 100-54 41 0 60 35 67 49 12 30 14 60 14 99 0 26 0 74-19 105-18 30-48 51-83 51-56 0-100-40-114-86 1 0 5 0 14 0 24 0 38-19 38-37 0-19-14-39-38-39-13 0-39 6-39 43 0 65 53 140 141 140 89 0 169-74 169-172z">
            <text:p/>
          </draw:path>
        </draw:g>
        <draw:g>
          <svg:title>TexMaths</svg:title>
          <svg:desc>22§display§\therefore \ \ \text {The quantity of substance left after 3 hrs} = \ \frac{27}{5} \ \text {gms}§svg§600§FALSE§</svg:desc>
          <draw:polygon draw:style-name="gr2" draw:text-style-name="P7" draw:layer="layout" svg:width="18.939cm" svg:height="1.517cm" svg:x="2.919cm" svg:y="13.668cm" svg:viewBox="0 0 18940 1518" draw:points="9470,1518 0,1518 0,0 18940,0 18940,1518">
            <text:p/>
          </draw:polygon>
          <draw:path draw:style-name="gr3" draw:text-style-name="P8" draw:layer="layout" svg:width="0.469cm" svg:height="0.418cm" svg:x="2.903cm" svg:y="14.316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8" draw:layer="layout" svg:width="0.502cm" svg:height="0.524cm" svg:x="4.154cm" svg:y="14.152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8" draw:layer="layout" svg:width="0.39cm" svg:height="0.538cm" svg:x="4.709cm" svg:y="14.13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5.135cm" svg:y="14.32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5.742cm" svg:y="14.333cm" svg:viewBox="0 0 384 493" svg:d="M269 296v139c0 35-9 35-61 35v23c26 0 67-2 88-2s60 2 88 2v-23c-53 0-62 0-62-35v-435h-18l-28 70c-10-21-42-70-104-70-91 0-172 76-172 176 0 97 76 176 165 176 55 0 87-33 104-56zM271 129v109c0 24-14 45-32 65-8 10-33 31-70 31-56 0-104-68-104-158 0-91 55-157 111-157 62 0 95 67 95 110z">
            <text:p/>
          </draw:path>
          <draw:path draw:style-name="gr3" draw:text-style-name="P8" draw:layer="layout" svg:width="0.39cm" svg:height="0.351cm" svg:x="6.148cm" svg:y="14.33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349cm" svg:height="0.356cm" svg:x="6.585cm" svg:y="14.328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6.965cm" svg:y="14.33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7.363cm" svg:y="14.19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8cm" svg:x="7.674cm" svg:y="14.15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44cm" svg:height="0.485cm" svg:x="7.878cm" svg:y="14.19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79cm" svg:height="0.492cm" svg:x="8.156cm" svg:y="14.342cm" svg:viewBox="0 0 380 493" svg:d="M308 74c19-49 60-49 72-49v-25c-17 2-40 2-58 2-14 0-51-2-69-2v25c25 0 37 14 37 33 0 7 0 9-5 18l-77 192-87-210c-3-7-5-10-5-14 0-19 30-19 44-19v-25c-21 0-72 2-84 2-21 0-53 0-76-2v25c37 0 53 0 63 26l117 283c-4 11-15 36-20 46-17 43-39 97-88 97-5 0-23 0-37-14 25-4 30-21 30-33 0-20-14-32-32-32-15 0-33 9-33 33 0 36 33 62 72 62 48 0 81-44 99-88z">
            <text:p/>
          </draw:path>
          <draw:path draw:style-name="gr3" draw:text-style-name="P8" draw:layer="layout" svg:width="0.344cm" svg:height="0.356cm" svg:x="8.829cm" svg:y="14.328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7cm" svg:x="9.219cm" svg:y="14.129cm" svg:viewBox="0 0 252 548" svg:d="M111 213v-90c0-68 37-105 72-105 2 0 12 0 25 5-9 3-23 12-23 32 0 17 12 33 33 33 23 0 34-16 34-33 0-29-28-55-69-55-55 0-121 40-121 123v90h-62v23h62v252c0 35-9 35-62 35v25c32-2 69-4 90-4 31 0 67 0 98 4v-25h-16c-58 0-59-9-59-37v-250h89v-23z">
            <text:p/>
          </draw:path>
          <draw:path draw:style-name="gr3" draw:text-style-name="P8" draw:layer="layout" svg:width="0.254cm" svg:height="0.356cm" svg:x="9.714cm" svg:y="14.32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51cm" svg:x="10.018cm" svg:y="14.33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383cm" svg:height="0.547cm" svg:x="10.444cm" svg:y="14.138cm" svg:viewBox="0 0 384 548" svg:d="M113 246v-246l-113 9v24c55 0 60 6 60 43v463h19c2-2 7-13 28-48 13 18 44 57 102 57 94 0 175-76 175-177 0-98-78-176-166-176-60 0-93 37-105 51zM114 451v-161c0-15 0-15 9-28 30-44 72-49 92-49 35 0 63 19 81 49 21 32 23 76 23 108 0 30-2 75-25 111-16 22-46 49-88 49-34 0-62-19-81-48-11-15-11-17-11-31z">
            <text:p/>
          </draw:path>
          <draw:path draw:style-name="gr3" draw:text-style-name="P8" draw:layer="layout" svg:width="0.254cm" svg:height="0.356cm" svg:x="10.877cm" svg:y="14.32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4cm" svg:height="0.485cm" svg:x="11.173cm" svg:y="14.19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6cm" svg:x="11.491cm" svg:y="14.328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1.87cm" svg:y="14.33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6cm" svg:x="12.301cm" svg:y="14.328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cm" svg:height="0.356cm" svg:x="12.639cm" svg:y="14.32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8cm" svg:x="13.244cm" svg:y="14.13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cm" svg:height="0.356cm" svg:x="13.456cm" svg:y="14.32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1cm" svg:height="0.547cm" svg:x="13.804cm" svg:y="14.129cm" svg:viewBox="0 0 252 548" svg:d="M111 213v-90c0-68 37-105 72-105 2 0 14 0 25 5-9 3-23 12-23 32 0 17 12 33 33 33 23 0 34-16 34-33 0-29-28-55-69-55-55 0-121 40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14.029cm" svg:y="14.19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14.605cm" svg:y="14.328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51cm" svg:height="0.547cm" svg:x="14.985cm" svg:y="14.129cm" svg:viewBox="0 0 252 548" svg:d="M111 213v-90c0-68 37-105 72-105 2 0 14 0 25 5-9 3-23 12-23 32 0 17 12 33 33 33 23 0 34-16 34-33 0-29-28-55-69-55-55 0-121 40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15.21cm" svg:y="14.19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6cm" svg:x="15.518cm" svg:y="14.32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5.861cm" svg:y="14.33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21cm" svg:height="0.532cm" svg:x="16.433cm" svg:y="14.16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39cm" svg:height="0.538cm" svg:x="17.069cm" svg:y="14.13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261cm" svg:height="0.342cm" svg:x="17.496cm" svg:y="14.33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6cm" svg:x="17.803cm" svg:y="14.32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515cm" svg:height="0.182cm" svg:x="18.339cm" svg:y="14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19.503cm" svg:y="13.63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32cm" svg:height="0.541cm" svg:x="19.893cm" svg:y="13.629cm" svg:viewBox="0 0 333 542" svg:d="M327 53c6-11 6-13 6-28h-189c-95 0-96-11-98-25h-20l-26 160h19c2-12 9-61 20-70 5-5 67-5 75-5h162c-8 12-70 96-88 123-68 104-95 211-95 290 0 9 0 44 35 44 37 0 37-35 37-44v-39c0-42 2-86 9-126 2-18 13-85 48-134z">
            <text:p/>
          </draw:path>
          <draw:polygon draw:style-name="gr3" draw:text-style-name="P8" draw:layer="layout" svg:width="0.773cm" svg:height="0.032cm" svg:x="19.464cm" svg:y="14.467cm" svg:viewBox="0 0 774 33" draw:points="387,33 0,33 0,0 774,0 774,33">
            <text:p/>
          </draw:polygon>
          <draw:path draw:style-name="gr3" draw:text-style-name="P8" draw:layer="layout" svg:width="0.309cm" svg:height="0.532cm" svg:x="19.695cm" svg:y="14.69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355cm" svg:height="0.511cm" svg:x="20.608cm" svg:y="14.32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604cm" svg:height="0.342cm" svg:x="20.999cm" svg:y="14.333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254cm" svg:height="0.356cm" svg:x="21.643cm" svg:y="14.32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7" draw:text-style-name="P6" draw:layer="layout" svg:width="26.4cm" svg:height="14.505cm" svg:x="0.8cm" svg:y="0.652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</draw:text-box>
        </draw:frame>
        <draw:g>
          <svg:title>TexMaths</svg:title>
          <svg:desc>22§display§\text {A radioactive substance has a half-life of 1620 years. Initially, its mass}§svg§600§FALSE§</svg:desc>
          <draw:polygon draw:style-name="gr2" draw:text-style-name="P7" draw:layer="layout" svg:width="23.792cm" svg:height="0.636cm" svg:x="2.619cm" svg:y="1.062cm" svg:viewBox="0 0 23793 637" draw:points="11898,637 0,637 0,0 23793,0 23793,637">
            <text:p/>
          </draw:polygon>
          <draw:path draw:style-name="gr3" draw:text-style-name="P8" draw:layer="layout" svg:width="0.531cm" svg:height="0.555cm" svg:x="2.605cm" svg:y="1.023cm" svg:viewBox="0 0 532 556" svg:d="M283 16c-3-11-5-16-17-16-13 0-14 5-18 16l-162 463c-14 40-44 51-86 53v24c18-1 51-3 79-3 25 0 65 2 90 3v-24c-39 0-58-20-58-41 0-2 0-9 0-10l37-102h192l40 117c0 4 2 9 2 13 0 23-42 23-63 23v24c28-3 81-3 110-3 34 0 69 2 103 3v-24h-15c-45 0-58-6-65-32zM243 102l88 252h-174z">
            <text:p/>
          </draw:path>
          <draw:path draw:style-name="gr3" draw:text-style-name="P8" draw:layer="layout" svg:width="0.261cm" svg:height="0.342cm" svg:x="3.439cm" svg:y="1.234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3.753cm" svg:y="1.231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83cm" svg:height="0.547cm" svg:x="4.134cm" svg:y="1.041cm" svg:viewBox="0 0 384 548" svg:d="M269 496v52l115-9v-25c-55 0-62-5-62-42v-472l-111 9v24c55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8" draw:layer="layout" svg:width="0.166cm" svg:height="0.518cm" svg:x="4.562cm" svg:y="1.0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4.773cm" svg:y="1.23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49cm" svg:height="0.356cm" svg:x="5.171cm" svg:y="1.231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95cm" svg:height="0.356cm" svg:x="5.551cm" svg:y="1.23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242cm" svg:height="0.485cm" svg:x="5.884cm" svg:y="1.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8cm" svg:x="6.195cm" svg:y="1.0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6.4cm" svg:y="1.243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6.792cm" svg:y="1.2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7.397cm" svg:y="1.2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51cm" svg:x="7.702cm" svg:y="1.234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383cm" svg:height="0.547cm" svg:x="8.128cm" svg:y="1.041cm" svg:viewBox="0 0 384 548" svg:d="M113 246v-246l-113 9v24c55 0 60 6 60 43v463h19c2-2 7-13 28-48 13 18 44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8" draw:layer="layout" svg:width="0.254cm" svg:height="0.356cm" svg:x="8.563cm" svg:y="1.2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2cm" svg:height="0.485cm" svg:x="8.857cm" svg:y="1.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9.175cm" svg:y="1.231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9.553cm" svg:y="1.23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6cm" svg:x="9.985cm" svg:y="1.231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cm" svg:height="0.356cm" svg:x="10.323cm" svg:y="1.2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538cm" svg:x="10.928cm" svg:y="1.04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11.365cm" svg:y="1.231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54cm" svg:height="0.356cm" svg:x="11.745cm" svg:y="1.2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9cm" svg:height="0.356cm" svg:x="12.315cm" svg:y="1.231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538cm" svg:x="12.95cm" svg:y="1.04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13.389cm" svg:y="1.231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13.769cm" svg:y="1.041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51cm" svg:height="0.547cm" svg:x="13.983cm" svg:y="1.032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olygon draw:style-name="gr3" draw:text-style-name="P8" draw:layer="layout" svg:width="0.205cm" svg:height="0.045cm" svg:x="14.202cm" svg:y="1.387cm" svg:viewBox="0 0 206 46" draw:points="206,46 206,0 0,0 0,46">
            <text:p/>
          </draw:polygon>
          <draw:path draw:style-name="gr3" draw:text-style-name="P8" draw:layer="layout" svg:width="0.173cm" svg:height="0.538cm" svg:x="14.476cm" svg:y="1.041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66cm" svg:height="0.518cm" svg:x="14.691cm" svg:y="1.0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1cm" svg:height="0.547cm" svg:x="14.906cm" svg:y="1.032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8" draw:layer="layout" svg:width="0.3cm" svg:height="0.356cm" svg:x="15.138cm" svg:y="1.2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15.74cm" svg:y="1.23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7cm" svg:x="16.131cm" svg:y="1.032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8" draw:layer="layout" svg:width="0.256cm" svg:height="0.517cm" svg:x="16.667cm" svg:y="1.06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21cm" svg:height="0.532cm" svg:x="17.018cm" svg:y="1.062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8" draw:layer="layout" svg:width="0.309cm" svg:height="0.517cm" svg:x="17.412cm" svg:y="1.06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26cm" svg:height="0.532cm" svg:x="17.789cm" svg:y="1.062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8" draw:layer="layout" svg:width="0.379cm" svg:height="0.492cm" svg:x="18.419cm" svg:y="1.243cm" svg:viewBox="0 0 380 493" svg:d="M308 74c19-49 60-49 72-49v-25c-17 2-40 2-58 2-14 0-51-2-69-2v25c25 0 37 14 37 33 0 7 0 9-5 18l-77 192-87-210c-3-7-5-10-5-14 0-19 30-19 44-19v-25c-21 0-72 2-84 2-21 0-53 0-76-2v25c37 0 53 0 63 26l117 283c-4 11-15 36-20 46-17 43-39 97-88 97-5 0-23 0-37-14 25-4 30-21 30-33 0-20-14-32-32-32-15 0-33 9-33 33 0 36 33 62 72 62 48 0 79-44 99-88z">
            <text:p/>
          </draw:path>
          <draw:path draw:style-name="gr3" draw:text-style-name="P8" draw:layer="layout" svg:width="0.3cm" svg:height="0.356cm" svg:x="18.811cm" svg:y="1.2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19.167cm" svg:y="1.231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19.541cm" svg:y="1.234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6cm" svg:x="19.848cm" svg:y="1.2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083cm" svg:height="0.084cm" svg:x="20.194cm" svg:y="1.495cm" svg:viewBox="0 0 84 85" svg:d="M84 42c0-23-19-42-42-42s-42 19-42 42 19 43 42 43 42-20 42-43z">
            <text:p/>
          </draw:path>
          <draw:path draw:style-name="gr3" draw:text-style-name="P8" draw:layer="layout" svg:width="0.237cm" svg:height="0.529cm" svg:x="20.708cm" svg:y="1.048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8" draw:layer="layout" svg:width="0.39cm" svg:height="0.342cm" svg:x="20.99cm" svg:y="1.23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21.421cm" svg:y="1.0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21.625cm" svg:y="1.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8cm" svg:x="21.937cm" svg:y="1.0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49cm" svg:height="0.356cm" svg:x="22.159cm" svg:y="1.231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22.537cm" svg:y="1.041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22.752cm" svg:y="1.041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22.956cm" svg:y="1.243cm" svg:viewBox="0 0 380 493" svg:d="M308 74c19-49 60-49 72-49v-25c-17 2-40 2-58 2-14 0-51-2-69-2v25c25 0 37 14 37 33 0 7 0 9-5 18l-77 192-87-210c-3-7-5-10-5-14 0-19 30-19 44-19v-25c-21 0-72 2-84 2-21 0-53 0-76-2v25c37 0 53 0 63 26l117 283c-4 11-15 36-20 46-17 43-39 97-88 97-5 0-23 0-37-14 25-4 30-21 30-33 0-20-14-32-32-32-15 0-33 9-33 33 0 36 33 62 72 62 48 0 81-44 99-88z">
            <text:p/>
          </draw:path>
          <draw:path draw:style-name="gr3" draw:text-style-name="P8" draw:layer="layout" svg:width="0.091cm" svg:height="0.231cm" svg:x="23.352cm" svg:y="1.495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8" draw:layer="layout" svg:width="0.166cm" svg:height="0.518cm" svg:x="23.783cm" svg:y="1.0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44cm" svg:height="0.485cm" svg:x="23.987cm" svg:y="1.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254cm" svg:height="0.356cm" svg:x="24.299cm" svg:y="1.2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604cm" svg:height="0.342cm" svg:x="24.86cm" svg:y="1.234cm" svg:viewBox="0 0 605 343" svg:d="M60 76v209c0 34-9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49cm" svg:height="0.356cm" svg:x="25.513cm" svg:y="1.231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54cm" svg:height="0.356cm" svg:x="25.893cm" svg:y="1.2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54cm" svg:height="0.356cm" svg:x="26.198cm" svg:y="1.2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</draw:g>
        <draw:g>
          <svg:title>TexMaths</svg:title>
          <svg:desc>24§display§\text {(6)}§svg§600§FALSE§</svg:desc>
          <draw:polygon draw:style-name="gr2" draw:text-style-name="P7" draw:layer="layout" svg:width="0.91cm" svg:height="0.76cm" svg:x="1.207cm" svg:y="1.069cm" svg:viewBox="0 0 911 761" draw:points="455,761 0,761 0,0 911,0 911,761">
            <text:p/>
          </draw:polygon>
          <draw:path draw:style-name="gr3" draw:text-style-name="P8" draw:layer="layout" svg:width="0.197cm" svg:height="0.844cm" svg:x="1.247cm" svg:y="1.02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51cm" svg:height="0.581cm" svg:x="1.528cm" svg:y="1.098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8" draw:layer="layout" svg:width="0.197cm" svg:height="0.844cm" svg:x="1.964cm" svg:y="1.02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Solution : }§svg§600§FALSE§</svg:desc>
          <draw:polygon draw:style-name="gr2" draw:text-style-name="P7" draw:layer="layout" svg:width="3.123cm" svg:height="0.485cm" svg:x="1.303cm" svg:y="3.466cm" svg:viewBox="0 0 3124 486" draw:points="1562,486 0,486 0,0 3124,0 3124,486">
            <text:p/>
          </draw:polygon>
          <draw:path draw:style-name="gr3" draw:text-style-name="P8" draw:layer="layout" svg:width="0.344cm" svg:height="0.562cm" svg:x="1.308cm" svg:y="3.427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8" draw:layer="layout" svg:width="0.344cm" svg:height="0.356cm" svg:x="1.715cm" svg:y="3.626cm" svg:viewBox="0 0 345 357" svg:d="M345 181c0-98-79-181-172-181-97 0-173 84-173 181 0 101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8" draw:layer="layout" svg:width="0.173cm" svg:height="0.537cm" svg:x="2.106cm" svg:y="3.436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9cm" svg:height="0.351cm" svg:x="2.321cm" svg:y="3.631cm" svg:viewBox="0 0 391 352" svg:d="M278 282v70l113-9v-25c-55 0-60-5-60-42v-276l-114 9v24c54 0 59 6 59 43v139c0 66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2.74cm" svg:y="3.497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8" draw:layer="layout" svg:width="0.166cm" svg:height="0.518cm" svg:x="3.051cm" svg:y="3.45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3.263cm" svg:y="3.626cm" svg:viewBox="0 0 345 357" svg:d="M345 181c0-98-79-181-172-181-97 0-173 84-173 181 0 101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8" draw:layer="layout" svg:width="0.39cm" svg:height="0.342cm" svg:x="3.652cm" svg:y="3.63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084cm" svg:height="0.333cm" svg:x="4.382cm" svg:y="3.638cm" svg:viewBox="0 0 85 334" svg:d="M85 40c0-21-20-40-43-40s-42 19-42 40c0 23 19 43 42 43s43-20 43-43zM85 294c0-23-20-41-43-41s-42 18-42 41 19 40 42 40 43-17 43-40z">
            <text:p/>
          </draw:path>
        </draw:g>
        <draw:g>
          <svg:title>TexMaths</svg:title>
          <svg:desc>22§display§\text {is 4 grams, find how much will be left after 810 years.}§svg§600§FALSE§</svg:desc>
          <draw:polygon draw:style-name="gr2" draw:text-style-name="P7" draw:layer="layout" svg:width="18.046cm" svg:height="0.628cm" svg:x="2.719cm" svg:y="2.16cm" svg:viewBox="0 0 18047 629" draw:points="9024,629 0,629 0,0 18047,0 18047,629">
            <text:p/>
          </draw:polygon>
          <draw:path draw:style-name="gr3" draw:text-style-name="P8" draw:layer="layout" svg:width="0.166cm" svg:height="0.519cm" svg:x="2.705cm" svg:y="2.14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4cm" svg:height="0.357cm" svg:x="2.921cm" svg:y="2.3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4cm" svg:height="0.524cm" svg:x="3.479cm" svg:y="2.14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355cm" svg:height="0.512cm" svg:x="4.124cm" svg:y="2.316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261cm" svg:height="0.342cm" svg:x="4.511cm" svg:y="2.32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4.824cm" svg:y="2.32cm" svg:viewBox="0 0 350 358" svg:d="M225 289c4 32 25 63 62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604cm" svg:height="0.342cm" svg:x="5.202cm" svg:y="2.325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254cm" svg:height="0.357cm" svg:x="5.848cm" svg:y="2.3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091cm" svg:height="0.231cm" svg:x="6.193cm" svg:y="2.584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8" draw:layer="layout" svg:width="0.388cm" svg:height="0.547cm" svg:x="6.621cm" svg:y="2.121cm" svg:viewBox="0 0 389 548" svg:d="M236 236c35 0 40 11 40 42v210c0 35-8 35-60 35v25c25-2 67-4 87-4 19 0 56 2 86 4v-25c-53 0-62 0-62-35v-285l-96 7c-13 1-15 1-15 1-1 2-3 2-14 2h-91v-88c0-77 67-107 114-107 23 0 51 7 67 24-32 2-37 23-37 37 0 25 21 35 35 35 18 0 36-12 36-35 0-46-43-79-101-79-72 0-163 39-163 125v88h-62v23h62v252c0 35-9 35-62 35v25c26-2 67-4 86-4 20 0 58 2 86 4v-25c-51 0-59 0-59-35v-252z">
            <text:p/>
          </draw:path>
          <draw:path draw:style-name="gr3" draw:text-style-name="P8" draw:layer="layout" svg:width="0.39cm" svg:height="0.342cm" svg:x="7.054cm" svg:y="2.32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7.485cm" svg:y="2.13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8" draw:layer="layout" svg:width="0.39cm" svg:height="0.538cm" svg:x="8.172cm" svg:y="2.13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44cm" svg:height="0.357cm" svg:x="8.598cm" svg:y="2.3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531cm" svg:height="0.342cm" svg:x="8.955cm" svg:y="2.332cm" svg:viewBox="0 0 532 343" svg:d="M466 74c14-39 37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8" draw:layer="layout" svg:width="0.604cm" svg:height="0.342cm" svg:x="9.782cm" svg:y="2.325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9cm" svg:height="0.351cm" svg:x="10.405cm" svg:y="2.325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295cm" svg:height="0.357cm" svg:x="10.836cm" svg:y="2.32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9cm" svg:height="0.538cm" svg:x="11.157cm" svg:y="2.13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531cm" svg:height="0.342cm" svg:x="11.834cm" svg:y="2.332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8" draw:layer="layout" svg:width="0.166cm" svg:height="0.519cm" svg:x="12.403cm" svg:y="2.14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173cm" svg:height="0.538cm" svg:x="12.618cm" svg:y="2.1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12.832cm" svg:y="2.1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83cm" svg:height="0.547cm" svg:x="13.302cm" svg:y="2.13cm" svg:viewBox="0 0 384 548" svg:d="M113 247v-247l-113 9v24c55 0 60 6 60 43v463h19c2-2 7-12 28-48 13 18 44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8" draw:layer="layout" svg:width="0.3cm" svg:height="0.357cm" svg:x="13.753cm" svg:y="2.3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173cm" svg:height="0.538cm" svg:x="14.358cm" svg:y="2.1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cm" svg:height="0.357cm" svg:x="14.569cm" svg:y="2.3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51cm" svg:height="0.547cm" svg:x="14.916cm" svg:y="2.121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15.141cm" svg:y="2.19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7cm" svg:x="15.719cm" svg:y="2.3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51cm" svg:height="0.547cm" svg:x="16.097cm" svg:y="2.121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16.322cm" svg:y="2.19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16.63cm" svg:y="2.3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16.975cm" svg:y="2.325cm" svg:viewBox="0 0 262 343" svg:d="M107 86v-86l-107 9v24c55 0 62 6 62 43v209c0 34-9 34-62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21cm" svg:height="0.533cm" svg:x="17.546cm" svg:y="2.151cm" svg:viewBox="0 0 322 534" svg:d="M93 162c-35-23-38-49-38-63 0-46 51-80 105-80 58 0 108 41 108 97 0 44-30 81-78 108zM208 236c56-28 93-69 93-120 0-72-69-116-139-116-78 0-141 58-141 130 0 14 2 48 34 85 8 9 38 28 58 42-46 23-113 65-113 143 0 83 79 134 160 134 88 0 162-64 162-147 0-28-9-63-37-96-16-16-28-23-77-55zM130 269l95 60c21 14 58 37 58 85 0 58-58 99-121 99-67 0-123-48-123-113 0-46 24-95 91-131z">
            <text:p/>
          </draw:path>
          <draw:path draw:style-name="gr3" draw:text-style-name="P8" draw:layer="layout" svg:width="0.256cm" svg:height="0.517cm" svg:x="17.968cm" svg:y="2.15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326cm" svg:height="0.533cm" svg:x="18.317cm" svg:y="2.151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8" draw:layer="layout" svg:width="0.379cm" svg:height="0.492cm" svg:x="18.947cm" svg:y="2.332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79-44 99-88z">
            <text:p/>
          </draw:path>
          <draw:path draw:style-name="gr3" draw:text-style-name="P8" draw:layer="layout" svg:width="0.3cm" svg:height="0.357cm" svg:x="19.339cm" svg:y="2.3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9cm" svg:height="0.357cm" svg:x="19.695cm" svg:y="2.3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61cm" svg:height="0.342cm" svg:x="20.07cm" svg:y="2.32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7cm" svg:x="20.376cm" svg:y="2.3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083cm" svg:height="0.084cm" svg:x="20.723cm" svg:y="2.584cm" svg:viewBox="0 0 84 85" svg:d="M84 42c0-23-19-42-42-42s-42 19-42 42 19 43 42 43 42-20 42-43z">
            <text:p/>
          </draw:path>
        </draw:g>
        <draw:g>
          <svg:title>TexMaths</svg:title>
          <svg:desc>22§display§\text {Let } M \text { be the mass of radio active substance at any time t.}§svg§600§FALSE§</svg:desc>
          <draw:polygon draw:style-name="gr2" draw:text-style-name="P7" draw:layer="layout" svg:width="19.922cm" svg:height="0.627cm" svg:x="5.018cm" svg:y="3.459cm" svg:viewBox="0 0 19923 628" draw:points="9962,628 0,628 0,0 19923,0 19923,628">
            <text:p/>
          </draw:polygon>
          <draw:path draw:style-name="gr3" draw:text-style-name="P8" draw:layer="layout" svg:width="0.425cm" svg:height="0.529cm" svg:x="5.004cm" svg:y="3.438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8" draw:layer="layout" svg:width="0.3cm" svg:height="0.356cm" svg:x="5.484cm" svg:y="3.6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5.821cm" svg:y="3.4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775cm" svg:height="0.529cm" svg:x="6.398cm" svg:y="3.438cm" svg:viewBox="0 0 776 530" svg:d="M685 60c7-28 8-35 67-35 17 0 24 0 24-16 0-9-7-9-21-9h-102c-19 0-21 0-30 14l-283 444-60-440c-2-18-4-18-25-18h-105c-14 0-23 0-23 14 0 11 7 11 23 11 8 0 22 0 31 1 14 0 18 4 18 13 0 1 0 5-4 14l-98 394c-7 32-20 56-83 58-3 0-14 2-14 16 0 7 5 9 11 9 24 0 52-2 77-2 26 0 55 2 81 2 3 0 12 0 12-16 0-9-7-9-12-9-46 0-53-16-53-33 0-6 0-9 2-18l106-422h1l67 480c0 9 2 18 11 18s14-9 17-14l314-491-111 445c-7 30-9 35-71 35-12 0-21 0-21 16 0 9 9 9 11 9 23 0 75-2 97-2 31 0 65 2 96 2 6 0 14 0 14-16 0-9-7-9-21-9-28 0-51 0-51-14 0-2 0-3 6-18z">
            <text:p/>
          </draw:path>
          <draw:path draw:style-name="gr3" draw:text-style-name="P8" draw:layer="layout" svg:width="0.383cm" svg:height="0.546cm" svg:x="7.479cm" svg:y="3.429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cm" svg:height="0.356cm" svg:x="7.929cm" svg:y="3.6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8.524cm" svg:y="3.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8.836cm" svg:y="3.4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9.261cm" svg:y="3.6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604cm" svg:height="0.342cm" svg:x="9.865cm" svg:y="3.624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49cm" svg:height="0.356cm" svg:x="10.518cm" svg:y="3.6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54cm" svg:height="0.356cm" svg:x="10.898cm" svg:y="3.6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54cm" svg:height="0.356cm" svg:x="11.203cm" svg:y="3.6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4cm" svg:height="0.356cm" svg:x="11.761cm" svg:y="3.6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12.151cm" svg:y="3.4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261cm" svg:height="0.342cm" svg:x="12.642cm" svg:y="3.6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2.956cm" svg:y="3.619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83cm" svg:height="0.546cm" svg:x="13.336cm" svg:y="3.429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166cm" svg:height="0.518cm" svg:x="13.765cm" svg:y="3.4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13.977cm" svg:y="3.6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49cm" svg:height="0.356cm" svg:x="14.631cm" svg:y="3.6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95cm" svg:height="0.356cm" svg:x="15.011cm" svg:y="3.61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2cm" svg:height="0.485cm" svg:x="15.344cm" svg:y="3.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5.656cm" svg:y="3.4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15.858cm" svg:y="3.631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6cm" svg:x="16.252cm" svg:y="3.6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6.858cm" svg:y="3.6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51cm" svg:x="17.162cm" svg:y="3.624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83cm" svg:height="0.546cm" svg:x="17.588cm" svg:y="3.429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254cm" svg:height="0.356cm" svg:x="18.021cm" svg:y="3.6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2cm" svg:height="0.485cm" svg:x="18.317cm" svg:y="3.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8.634cm" svg:y="3.619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39cm" svg:height="0.342cm" svg:x="19.014cm" svg:y="3.6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6cm" svg:x="19.445cm" svg:y="3.61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cm" svg:height="0.356cm" svg:x="19.783cm" svg:y="3.6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20.395cm" svg:y="3.619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20.765cm" svg:y="3.4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21.341cm" svg:y="3.6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21.719cm" svg:y="3.6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492cm" svg:x="22.118cm" svg:y="3.63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242cm" svg:height="0.485cm" svg:x="22.784cm" svg:y="3.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23.095cm" svg:y="3.4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604cm" svg:height="0.342cm" svg:x="23.308cm" svg:y="3.624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23.951cm" svg:y="3.6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24.546cm" svg:y="3.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083cm" svg:height="0.083cm" svg:x="24.898cm" svg:y="3.883cm" svg:viewBox="0 0 84 84" svg:d="M84 42c0-23-19-42-42-42s-42 19-42 42 19 42 42 42 42-19 42-42z">
            <text:p/>
          </draw:path>
        </draw:g>
        <draw:g>
          <svg:title>TexMaths</svg:title>
          <svg:desc>22§display§\text {We have, }§svg§600§FALSE§</svg:desc>
          <draw:polygon draw:style-name="gr2" draw:text-style-name="P7" draw:layer="layout" svg:width="2.937cm" svg:height="0.609cm" svg:x="2.83cm" svg:y="4.562cm" svg:viewBox="0 0 2938 610" draw:points="1470,610 0,610 0,0 2938,0 2938,610">
            <text:p/>
          </draw:polygon>
          <draw:path draw:style-name="gr3" draw:text-style-name="P8" draw:layer="layout" svg:width="0.766cm" svg:height="0.546cm" svg:x="2.805cm" svg:y="4.532cm" svg:viewBox="0 0 767 547" svg:d="M690 76c14-44 47-51 77-51v-25c-22 2-45 2-70 2-21 0-72-2-92-2v25c52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cm" svg:height="0.356cm" svg:x="3.542cm" svg:y="4.71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537cm" svg:x="4.148cm" svg:y="4.523cm" svg:viewBox="0 0 391 538" svg:d="M60 478c0 36-7 36-60 36v24c26-2 67-2 88-2 19 0 60 0 86 2v-24c-51 0-60 0-60-36v-142c0-81 55-123 104-123 50 0 58 42 58 86v179c0 36-8 36-60 36v24c27-2 67-2 89-2 19 0 59 0 86 2v-24c-41 0-60 0-60-23v-148c0-67 0-91-25-120-10-12-37-28-81-28-67 0-100 48-112 76v-271l-113 9v24c55 0 60 6 60 43z">
            <text:p/>
          </draw:path>
          <draw:path draw:style-name="gr3" draw:text-style-name="P8" draw:layer="layout" svg:width="0.349cm" svg:height="0.356cm" svg:x="4.584cm" svg:y="4.713cm" svg:viewBox="0 0 350 357" svg:d="M227 288c2 32 23 64 60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2-69zM220 162v77c0 74-55 100-90 100-38 0-70-28-70-66 0-43 33-108 160-111z">
            <text:p/>
          </draw:path>
          <draw:path draw:style-name="gr3" draw:text-style-name="P8" draw:layer="layout" svg:width="0.379cm" svg:height="0.342cm" svg:x="4.931cm" svg:y="4.727cm" svg:viewBox="0 0 380 343" svg:d="M308 76c7-18 21-51 72-51v-25c-17 2-40 2-58 2-19 0-54-2-69-2v25c30 0 39 17 39 33 0 7-2 9-5 18l-79 198-88-216c-4-11-4-12-4-14 0-19 30-19 44-19v-25c-23 0-67 2-84 2-21 0-53 0-76-2v25c49 0 53 3 62 28l112 276c4 10 6 14 16 14 11 0 14-7 16-14z">
            <text:p/>
          </draw:path>
          <draw:path draw:style-name="gr3" draw:text-style-name="P8" draw:layer="layout" svg:width="0.3cm" svg:height="0.356cm" svg:x="5.325cm" svg:y="4.71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91cm" svg:height="0.231cm" svg:x="5.714cm" svg:y="4.977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M =  c.e^{-kt}§svg§600§FALSE§</svg:desc>
          <draw:polygon draw:style-name="gr2" draw:text-style-name="P7" draw:layer="layout" svg:width="3.728cm" svg:height="0.628cm" svg:x="6.269cm" svg:y="4.42cm" svg:viewBox="0 0 3729 629" draw:points="1866,629 0,629 0,0 3729,0 3729,629">
            <text:p/>
          </draw:polygon>
          <draw:path draw:style-name="gr3" draw:text-style-name="P8" draw:layer="layout" svg:width="0.775cm" svg:height="0.529cm" svg:x="6.262cm" svg:y="4.548cm" svg:viewBox="0 0 776 530" svg:d="M685 60c7-28 8-35 66-35 18 0 25 0 25-16 0-9-7-9-21-9h-102c-19 0-21 0-30 14l-283 444-60-440c-2-18-4-18-25-18h-105c-14 0-23 0-23 14 0 11 7 11 23 11 8 0 22 0 31 1 14 0 18 4 18 13 0 1 0 5-4 14l-98 394c-7 32-20 57-83 58-3 0-14 2-14 16 0 7 5 9 11 9 24 0 52-2 77-2 26 0 55 2 81 2 3 0 12 0 12-16 0-9-7-9-12-9-46 0-53-16-53-33 0-5 0-9 2-18l106-422h1l67 480c0 9 2 18 11 18s14-9 17-14l314-491-111 445c-7 30-9 35-71 35-12 0-21 0-21 16 0 9 9 9 11 9 23 0 75-2 97-2 31 0 65 2 96 2 6 0 14 0 14-16 0-9-7-9-21-9-28 0-51 0-51-14 0-2 0-3 6-17z">
            <text:p/>
          </draw:path>
          <draw:path draw:style-name="gr3" draw:text-style-name="P8" draw:layer="layout" svg:width="0.515cm" svg:height="0.182cm" svg:x="7.323cm" svg:y="4.7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2cm" svg:height="0.351cm" svg:x="8.128cm" svg:y="4.735cm" svg:viewBox="0 0 303 352" svg:d="M276 48c-12 0-23 0-35 12-12 10-14 25-14 30 0 17 14 26 30 26 23 0 44-17 44-49 0-39-37-67-93-67-104 0-208 111-208 220 0 70 46 132 127 132 111 0 176-83 176-91 0-6-6-11-9-11-5 0-7 2-11 9-61 76-146 76-156 76-48 0-69-37-69-85 0-32 16-107 42-155 23-44 67-77 109-77 27 0 57 8 67 30z">
            <text:p/>
          </draw:path>
          <draw:path draw:style-name="gr3" draw:text-style-name="P8" draw:layer="layout" svg:width="0.083cm" svg:height="0.084cm" svg:x="8.497cm" svg:y="4.994cm" svg:viewBox="0 0 84 85" svg:d="M84 42c0-23-19-42-42-42s-42 19-42 42 19 43 42 43 42-20 42-43z">
            <text:p/>
          </draw:path>
          <draw:path draw:style-name="gr3" draw:text-style-name="P8" draw:layer="layout" svg:width="0.298cm" svg:height="0.351cm" svg:x="8.68cm" svg:y="4.735cm" svg:viewBox="0 0 299 352" svg:d="M109 164c23 0 81-2 120-18 54-23 58-69 58-79 0-35-30-67-83-67-86 0-204 76-204 211 0 79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8" draw:layer="layout" svg:width="0.367cm" svg:height="0.027cm" svg:x="9.064cm" svg:y="4.608cm" svg:viewBox="0 0 368 28" svg:d="M347 28c7 0 21 0 21-14s-12-14-21-14h-326c-9 0-21 0-21 14s12 14 21 14z">
            <text:p/>
          </draw:path>
          <draw:path draw:style-name="gr3" draw:text-style-name="P8" draw:layer="layout" svg:width="0.267cm" svg:height="0.383cm" svg:x="9.528cm" svg:y="4.381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1-39-32 0-60 23-88 48-23 23-40 39-63 49z">
            <text:p/>
          </draw:path>
          <draw:path draw:style-name="gr3" draw:text-style-name="P8" draw:layer="layout" svg:width="0.184cm" svg:height="0.344cm" svg:x="9.852cm" svg:y="4.418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7" draw:layer="layout" svg:width="2.767cm" svg:height="0.696cm" svg:x="11.409cm" svg:y="4.466cm" svg:viewBox="0 0 2768 697" draw:points="1383,697 0,697 0,0 2768,0 2768,697">
            <text:p/>
          </draw:polygon>
          <draw:path draw:style-name="gr3" draw:text-style-name="P8" draw:layer="layout" svg:width="0.083cm" svg:height="0.083cm" svg:x="11.437cm" svg:y="4.925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1.909cm" svg:y="4.925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2.382cm" svg:y="4.925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3.38cm" svg:y="4.4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3.672cm" svg:y="4.4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4.035cm" svg:y="4.4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Given that half life period of the substance is 1620 years }§svg§600§FALSE§</svg:desc>
          <draw:polygon draw:style-name="gr2" draw:text-style-name="P7" draw:layer="layout" svg:width="19.059cm" svg:height="0.627cm" svg:x="2.806cm" svg:y="7.962cm" svg:viewBox="0 0 19060 628" draw:points="9530,628 0,628 0,0 19060,0 19060,628">
            <text:p/>
          </draw:polygon>
          <draw:path draw:style-name="gr3" draw:text-style-name="P8" draw:layer="layout" svg:width="0.525cm" svg:height="0.562cm" svg:x="2.811cm" svg:y="7.923cm" svg:viewBox="0 0 526 563" svg:d="M417 498c9 18 41 48 49 48 7 0 7-6 7-18v-136c0-29 4-33 53-33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8" draw:layer="layout" svg:width="0.166cm" svg:height="0.518cm" svg:x="3.399cm" svg:y="7.95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3.603cm" svg:y="8.134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3.997cm" svg:y="8.12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4.344cm" svg:y="8.12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5.022cm" svg:y="7.9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5.331cm" svg:y="7.93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5.77cm" svg:y="8.122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6.137cm" svg:y="7.993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8cm" svg:x="6.706cm" svg:y="7.93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7.144cm" svg:y="8.122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7.522cm" svg:y="7.93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51cm" svg:height="0.546cm" svg:x="7.737cm" svg:y="7.923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173cm" svg:height="0.538cm" svg:x="8.232cm" svg:y="7.93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66cm" svg:height="0.518cm" svg:x="8.446cm" svg:y="7.95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1cm" svg:height="0.546cm" svg:x="8.661cm" svg:y="7.923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cm" svg:height="0.356cm" svg:x="8.893cm" svg:y="8.12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9.495cm" svg:y="8.12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cm" svg:height="0.356cm" svg:x="9.946cm" svg:y="8.12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0.289cm" svg:y="8.12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8cm" svg:x="10.597cm" svg:y="7.95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10.806cm" svg:y="8.12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83cm" svg:height="0.546cm" svg:x="11.22cm" svg:y="7.932cm" svg:viewBox="0 0 384 547" svg:d="M269 496v51l115-8v-25c-55 0-62-5-62-42v-472l-111 9v24c55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344cm" svg:height="0.356cm" svg:x="11.903cm" svg:y="8.12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12.294cm" svg:y="7.923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242cm" svg:height="0.485cm" svg:x="12.776cm" svg:y="7.9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13.087cm" svg:y="7.93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3.513cm" svg:y="8.12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4.119cm" svg:y="8.12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51cm" svg:x="14.423cm" svg:y="8.127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383cm" svg:height="0.546cm" svg:x="14.849cm" svg:y="7.932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254cm" svg:height="0.356cm" svg:x="15.282cm" svg:y="8.12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2cm" svg:height="0.485cm" svg:x="15.577cm" svg:y="7.9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5.896cm" svg:y="8.122cm" svg:viewBox="0 0 350 357" svg:d="M227 289c2 31 23 63 60 63 16 0 63-11 63-74v-42h-19v42c0 46-20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39cm" svg:height="0.342cm" svg:x="16.274cm" svg:y="8.12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6cm" svg:x="16.706cm" svg:y="8.12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cm" svg:height="0.356cm" svg:x="17.043cm" svg:y="8.12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7.649cm" svg:y="7.95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7.864cm" svg:y="8.12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56cm" svg:height="0.516cm" svg:x="18.471cm" svg:y="7.95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8.821cm" svg:y="7.953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8" draw:layer="layout" svg:width="0.309cm" svg:height="0.516cm" svg:x="19.213cm" svg:y="7.95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8" draw:layer="layout" svg:width="0.326cm" svg:height="0.532cm" svg:x="19.592cm" svg:y="7.953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379cm" svg:height="0.492cm" svg:x="20.22cm" svg:y="8.134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3cm" svg:height="0.356cm" svg:x="20.614cm" svg:y="8.12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20.968cm" svg:y="8.122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21.343cm" svg:y="8.127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6cm" svg:x="21.651cm" svg:y="8.12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</draw:g>
        <draw:g>
          <svg:title>TexMaths</svg:title>
          <svg:desc>22§display§\text {Given that, when } t = 0, \ \ M = 4 \text { so, we get}§svg§600§FALSE§</svg:desc>
          <draw:polygon draw:style-name="gr2" draw:text-style-name="P7" draw:layer="layout" svg:width="14.426cm" svg:height="0.628cm" svg:x="2.808cm" svg:y="5.564cm" svg:viewBox="0 0 14427 629" draw:points="7214,629 0,629 0,0 14427,0 14427,629">
            <text:p/>
          </draw:polygon>
          <draw:path draw:style-name="gr3" draw:text-style-name="P8" draw:layer="layout" svg:width="0.525cm" svg:height="0.563cm" svg:x="2.813cm" svg:y="5.525cm" svg:viewBox="0 0 526 564" svg:d="M417 498c9 18 41 48 49 48 7 0 7-5 7-18v-135c0-30 4-34 53-34v-24c-28 1-70 3-93 3-32 0-99 0-125-3v24h25c68 0 72 9 72 37v50c0 88-99 95-122 95-49 0-204-28-204-259 0-233 153-257 201-257 83 0 153 68 169 183 2 10 2 14 12 14 12 0 12-4 12-19v-184c0-14 0-19-8-19-4 0-6 0-13 9l-38 58c-25-25-67-67-145-67-144 0-269 123-269 282 0 158 125 282 271 282 56 0 120-20 146-66z">
            <text:p/>
          </draw:path>
          <draw:path draw:style-name="gr3" draw:text-style-name="P8" draw:layer="layout" svg:width="0.166cm" svg:height="0.519cm" svg:x="3.401cm" svg:y="5.55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79cm" svg:height="0.342cm" svg:x="3.605cm" svg:y="5.736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7cm" svg:x="4cm" svg:y="5.72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4.346cm" svg:y="5.72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5.024cm" svg:y="5.59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5.334cm" svg:y="5.534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49cm" svg:height="0.357cm" svg:x="5.772cm" svg:y="5.724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4cm" svg:height="0.485cm" svg:x="6.14cm" svg:y="5.595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091cm" svg:height="0.231cm" svg:x="6.492cm" svg:y="5.988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8" draw:layer="layout" svg:width="0.531cm" svg:height="0.342cm" svg:x="6.912cm" svg:y="5.736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8" draw:layer="layout" svg:width="0.39cm" svg:height="0.538cm" svg:x="7.481cm" svg:y="5.534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7.908cm" svg:y="5.72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8.255cm" svg:y="5.72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8.934cm" svg:y="5.587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ath draw:style-name="gr3" draw:text-style-name="P8" draw:layer="layout" svg:width="0.515cm" svg:height="0.182cm" svg:x="9.455cm" svg:y="5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3cm" svg:x="10.258cm" svg:y="5.555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8" draw:layer="layout" svg:width="0.091cm" svg:height="0.231cm" svg:x="10.68cm" svg:y="5.988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8" draw:layer="layout" svg:width="0.775cm" svg:height="0.529cm" svg:x="11.506cm" svg:y="5.543cm" svg:viewBox="0 0 776 530" svg:d="M685 60c7-28 8-35 67-35 17 0 24 0 24-16 0-9-7-9-21-9h-102c-19 0-21 0-30 14l-283 444-60-440c-2-18-4-18-25-18h-105c-14 0-23 0-23 14 0 11 7 11 23 11 8 0 22 0 31 1 13 0 18 4 18 13 0 2 0 5-4 14l-98 394c-7 32-20 57-83 58-3 0-14 2-14 16 0 7 5 9 11 9 24 0 52-2 77-2 26 0 55 2 81 2 3 0 12 0 12-16 0-9-7-9-12-9-46 0-53-15-53-33 0-5 0-9 2-18l106-422h1l67 481c0 8 2 17 11 17s14-9 17-14l314-491-111 445c-7 30-9 35-71 35-12 0-21 0-21 16 0 9 9 9 11 9 23 0 75-2 97-2 31 0 65 2 96 2 6 0 14 0 14-16 0-9-7-9-21-9-28 0-51 0-51-14 0-1 0-3 6-17z">
            <text:p/>
          </draw:path>
          <draw:path draw:style-name="gr3" draw:text-style-name="P8" draw:layer="layout" svg:width="0.515cm" svg:height="0.182cm" svg:x="12.565cm" svg:y="5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13.361cm" svg:y="5.54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254cm" svg:height="0.357cm" svg:x="14.008cm" svg:y="5.724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4cm" svg:height="0.357cm" svg:x="14.309cm" svg:y="5.724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091cm" svg:height="0.231cm" svg:x="14.741cm" svg:y="5.988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8" draw:layer="layout" svg:width="0.531cm" svg:height="0.342cm" svg:x="15.161cm" svg:y="5.736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8" draw:layer="layout" svg:width="0.3cm" svg:height="0.357cm" svg:x="15.705cm" svg:y="5.72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55cm" svg:height="0.512cm" svg:x="16.307cm" svg:y="5.72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cm" svg:height="0.357cm" svg:x="16.694cm" svg:y="5.72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44cm" svg:height="0.485cm" svg:x="17.03cm" svg:y="5.595cm" svg:viewBox="0 0 245 486" svg:d="M120 167h111v-24h-111v-143h-20c0 63-24 146-100 150v17h67v213c0 97 72 106 100 106 55 0 78-55 78-106v-44h-21v44c0 57-23 87-52 87-52 0-52-71-52-85z">
            <text:p/>
          </draw:path>
        </draw:g>
        <draw:g>
          <svg:title>TexMaths</svg:title>
          <svg:desc>22§display§4 =  c.e^{0} \ \ \Rightarrow \ \ c = 4§svg§600§FALSE§</svg:desc>
          <draw:polygon draw:style-name="gr2" draw:text-style-name="P7" draw:layer="layout" svg:width="6.561cm" svg:height="0.62cm" svg:x="17.981cm" svg:y="5.42cm" svg:viewBox="0 0 6562 621" draw:points="3281,621 0,621 0,0 6562,0 6562,621">
            <text:p/>
          </draw:polygon>
          <draw:path draw:style-name="gr3" draw:text-style-name="P8" draw:layer="layout" svg:width="0.344cm" svg:height="0.523cm" svg:x="17.963cm" svg:y="5.536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8" draw:layer="layout" svg:width="0.515cm" svg:height="0.182cm" svg:x="18.586cm" svg:y="5.7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2cm" svg:height="0.351cm" svg:x="19.39cm" svg:y="5.717cm" svg:viewBox="0 0 303 352" svg:d="M276 47c-12 0-23 0-35 13-12 10-14 24-14 30 0 17 14 26 30 26 23 0 44-18 44-49 0-39-37-67-93-67-104 0-208 111-208 220 0 70 46 132 127 132 111 0 176-83 176-92 0-5-6-10-9-10-5 0-5 2-11 9-61 75-146 75-156 75-48 0-69-37-69-84 0-32 16-108 42-155 23-44 67-77 109-77 27 0 57 8 67 29z">
            <text:p/>
          </draw:path>
          <draw:path draw:style-name="gr3" draw:text-style-name="P8" draw:layer="layout" svg:width="0.083cm" svg:height="0.083cm" svg:x="19.76cm" svg:y="5.977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19.945cm" svg:y="5.717cm" svg:viewBox="0 0 299 352" svg:d="M109 164c23 0 81-2 120-18 54-23 58-69 58-79 0-35-30-67-83-67-86 0-204 76-204 211 0 79 46 141 121 141 113 0 178-83 178-92 0-5-5-10-10-10-4 0-6 2-9 9-62 75-146 75-157 75-60 0-67-65-67-90 0-8 0-33 13-80zM74 146c30-118 109-128 130-128 37 0 58 22 58 49 0 79-125 79-156 79z">
            <text:p/>
          </draw:path>
          <draw:path draw:style-name="gr3" draw:text-style-name="P8" draw:layer="layout" svg:width="0.252cm" svg:height="0.37cm" svg:x="20.297cm" svg:y="5.381cm" svg:viewBox="0 0 253 371" svg:d="M253 188c0-60-7-104-33-141-16-26-49-47-93-47-127 0-127 148-127 188 0 39 0 183 127 183 126 0 126-144 126-183zM127 357c-25 0-58-16-69-60-9-31-9-77-9-116 0-40 0-81 9-111 11-44 46-54 69-54 30 0 58 17 67 49 8 28 10 69 10 116 0 39 0 79-7 114-12 50-49 62-70 62z">
            <text:p/>
          </draw:path>
          <draw:path draw:style-name="gr3" draw:text-style-name="P8" draw:layer="layout" svg:width="0.687cm" svg:height="0.426cm" svg:x="21.388cm" svg:y="5.654cm" svg:viewBox="0 0 688 427" svg:d="M521 153c32 28 72 49 97 60-28 12-65 33-97 60h-493c-14 0-28 0-28 15 0 16 14 16 26 16h460c-37 35-78 104-78 115 0 8 9 8 14 8 7 0 13 0 15-7 17-30 38-70 89-116 53-47 106-67 145-79 14-5 14-5 15-7 2 0 2-3 2-5s0-2 0-4l-3-1c-2-2-2-2-16-7-106-30-183-103-225-185-9-16-11-16-22-16-5 0-14 0-14 9 0 10 39 77 78 114h-460c-12 0-26 0-26 16 0 14 14 14 28 14z">
            <text:p/>
          </draw:path>
          <draw:path draw:style-name="gr3" draw:text-style-name="P8" draw:layer="layout" svg:width="0.302cm" svg:height="0.351cm" svg:x="22.881cm" svg:y="5.717cm" svg:viewBox="0 0 303 352" svg:d="M276 47c-12 0-23 0-35 13-12 10-14 24-14 30 0 17 14 26 30 26 23 0 44-18 44-49 0-39-37-67-93-67-104 0-208 111-208 220 0 70 46 132 127 132 111 0 176-83 176-92 0-5-6-10-9-10-5 0-5 2-11 9-61 75-146 75-156 75-48 0-69-37-69-84 0-32 16-108 42-155 23-44 67-77 109-77 27 0 57 8 67 29z">
            <text:p/>
          </draw:path>
          <draw:path draw:style-name="gr3" draw:text-style-name="P8" draw:layer="layout" svg:width="0.515cm" svg:height="0.182cm" svg:x="23.442cm" svg:y="5.7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24.238cm" svg:y="5.536cm" svg:viewBox="0 0 345 524" svg:d="M206 397v67c0 28 0 37-58 37h-16v23c32-2 72-2 104-2 33 0 74 0 105 2v-23h-15c-58 0-60-9-60-37v-67h79v-24h-79v-354c0-14 0-19-13-19-7 0-8 0-14 9l-239 364v24zM211 373h-190l190-289z">
            <text:p/>
          </draw:path>
        </draw:g>
        <draw:g>
          <svg:title>TexMaths</svg:title>
          <svg:desc>22§display§\therefore \ \ \text { from (1) we get }§svg§600§FALSE§</svg:desc>
          <draw:polygon draw:style-name="gr2" draw:text-style-name="P7" draw:layer="layout" svg:width="6.627cm" svg:height="0.696cm" svg:x="3.019cm" svg:y="6.766cm" svg:viewBox="0 0 6628 697" draw:points="3315,697 0,697 0,0 6628,0 6628,697">
            <text:p/>
          </draw:polygon>
          <draw:path draw:style-name="gr3" draw:text-style-name="P8" draw:layer="layout" svg:width="0.469cm" svg:height="0.418cm" svg:x="3.003cm" svg:y="6.949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251cm" svg:height="0.546cm" svg:x="4.51cm" svg:y="6.762cm" svg:viewBox="0 0 252 547" svg:d="M111 213v-90c0-68 37-105 72-105 2 0 12 0 25 5-9 3-23 12-23 32 0 17 12 33 33 33 23 0 34-16 34-33 0-29-28-55-69-55-54 0-121 40-121 123v90h-62v23h62v251c0 35-9 35-62 35v25c32-2 67-3 90-3 31 0 67 0 98 3v-25h-15c-59 0-60-8-60-36v-250h89v-23z">
            <text:p/>
          </draw:path>
          <draw:path draw:style-name="gr3" draw:text-style-name="P8" draw:layer="layout" svg:width="0.261cm" svg:height="0.342cm" svg:x="4.742cm" svg:y="6.9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5.045cm" svg:y="6.961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5.434cm" svg:y="6.964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6.388cm" svg:y="6.72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256cm" svg:height="0.516cm" svg:x="6.682cm" svg:y="6.7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7.043cm" svg:y="6.7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31cm" svg:height="0.342cm" svg:x="7.571cm" svg:y="6.973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8.117cm" svg:y="6.9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8.719cm" svg:y="6.95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3cm" svg:height="0.356cm" svg:x="9.104cm" svg:y="6.9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9.442cm" svg:y="6.831cm" svg:viewBox="0 0 245 486" svg:d="M120 167h111v-25h-111v-142h-20c0 63-24 146-100 150v17h67v213c0 97 72 106 100 106 55 0 78-55 78-106v-44h-21v44c0 56-23 86-51 86-53 0-53-70-53-84z">
            <text:p/>
          </draw:path>
        </draw:g>
        <draw:g>
          <svg:title>TexMaths</svg:title>
          <svg:desc>22§display§M =  4.e^{-kt}§svg§600§FALSE§</svg:desc>
          <draw:polygon draw:style-name="gr2" draw:text-style-name="P7" draw:layer="layout" svg:width="3.781cm" svg:height="0.628cm" svg:x="10.271cm" svg:y="6.72cm" svg:viewBox="0 0 3782 629" draw:points="1890,629 0,629 0,0 3782,0 3782,629">
            <text:p/>
          </draw:polygon>
          <draw:path draw:style-name="gr3" draw:text-style-name="P8" draw:layer="layout" svg:width="0.775cm" svg:height="0.529cm" svg:x="10.264cm" svg:y="6.848cm" svg:viewBox="0 0 776 530" svg:d="M685 60c7-28 8-35 67-35 17 0 24 0 24-16 0-9-7-9-21-9h-102c-19 0-21 0-30 14l-283 444-60-440c-2-18-4-18-25-18h-105c-14 0-23 0-23 14 0 11 7 11 23 11 8 0 22 0 31 1 14 0 18 4 18 13 0 1 0 5-4 14l-98 394c-7 32-20 57-83 58-3 0-14 2-14 16 0 7 5 9 11 9 24 0 52-2 77-2 26 0 55 2 81 2 3 0 12 0 12-16 0-9-7-9-12-9-46 0-53-16-53-33 0-5 0-9 2-18l106-422h1l67 480c0 9 2 18 11 18s14-9 17-14l314-491-111 445c-7 30-9 35-71 35-12 0-21 0-21 16 0 9 9 9 11 9 23 0 75-2 97-2 31 0 65 2 96 2 6 0 14 0 14-16 0-9-7-9-21-9-28 0-51 0-51-14 0-2 0-3 6-17z">
            <text:p/>
          </draw:path>
          <draw:path draw:style-name="gr3" draw:text-style-name="P8" draw:layer="layout" svg:width="0.515cm" svg:height="0.182cm" svg:x="11.325cm" svg:y="7.0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12.119cm" svg:y="6.85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083cm" svg:height="0.084cm" svg:x="12.55cm" svg:y="7.294cm" svg:viewBox="0 0 84 85" svg:d="M84 42c0-23-19-42-42-42s-42 19-42 42 19 43 42 43 42-20 42-43z">
            <text:p/>
          </draw:path>
          <draw:path draw:style-name="gr3" draw:text-style-name="P8" draw:layer="layout" svg:width="0.298cm" svg:height="0.351cm" svg:x="12.735cm" svg:y="7.035cm" svg:viewBox="0 0 299 352" svg:d="M109 164c23 0 81-2 120-18 54-23 58-69 58-79 0-35-30-67-83-67-86 0-204 76-204 211 0 79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8" draw:layer="layout" svg:width="0.367cm" svg:height="0.027cm" svg:x="13.117cm" svg:y="6.908cm" svg:viewBox="0 0 368 28" svg:d="M347 28c7 0 21 0 21-14s-12-14-21-14h-326c-9 0-21 0-21 14s12 14 21 14z">
            <text:p/>
          </draw:path>
          <draw:path draw:style-name="gr3" draw:text-style-name="P8" draw:layer="layout" svg:width="0.267cm" svg:height="0.383cm" svg:x="13.583cm" svg:y="6.681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1-39-32 0-60 23-88 48-23 23-40 39-63 49z">
            <text:p/>
          </draw:path>
          <draw:path draw:style-name="gr3" draw:text-style-name="P8" draw:layer="layout" svg:width="0.184cm" svg:height="0.344cm" svg:x="13.907cm" svg:y="6.718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</draw:g>
        <draw:g>
          <svg:title>TexMaths</svg:title>
          <svg:desc>22§display§.\ .\ .\  \ \ \text {(2)}§svg§600§FALSE§</svg:desc>
          <draw:polygon draw:style-name="gr2" draw:text-style-name="P7" draw:layer="layout" svg:width="2.767cm" svg:height="0.696cm" svg:x="15.411cm" svg:y="6.867cm" svg:viewBox="0 0 2768 697" draw:points="1383,697 0,697 0,0 2768,0 2768,697">
            <text:p/>
          </draw:polygon>
          <draw:path draw:style-name="gr3" draw:text-style-name="P8" draw:layer="layout" svg:width="0.083cm" svg:height="0.083cm" svg:x="15.439cm" svg:y="7.32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911cm" svg:y="7.32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6.384cm" svg:y="7.326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7.382cm" svg:y="6.8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7.644cm" svg:y="6.8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8.037cm" svg:y="6.8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i.e. when } t = 1620, \ \ M = 2§svg§600§FALSE§</svg:desc>
          <draw:polygon draw:style-name="gr2" draw:text-style-name="P7" draw:layer="layout" svg:width="9.201cm" svg:height="0.609cm" svg:x="2.823cm" svg:y="9.165cm" svg:viewBox="0 0 9202 610" draw:points="4600,610 0,610 0,0 9202,0 9202,610">
            <text:p/>
          </draw:polygon>
          <draw:path draw:style-name="gr3" draw:text-style-name="P8" draw:layer="layout" svg:width="0.166cm" svg:height="0.518cm" svg:x="2.809cm" svg:y="9.14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3.066cm" svg:y="9.58cm" svg:viewBox="0 0 84 84" svg:d="M84 42c0-23-19-42-42-42s-42 19-42 42 19 42 42 42 42-19 42-42z">
            <text:p/>
          </draw:path>
          <draw:path draw:style-name="gr3" draw:text-style-name="P8" draw:layer="layout" svg:width="0.3cm" svg:height="0.356cm" svg:x="3.235cm" svg:y="9.3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3.624cm" svg:y="9.58cm" svg:viewBox="0 0 84 84" svg:d="M84 42c0-23-19-42-42-42s-42 19-42 42 19 42 42 42 42-19 42-42z">
            <text:p/>
          </draw:path>
          <draw:path draw:style-name="gr3" draw:text-style-name="P8" draw:layer="layout" svg:width="0.53cm" svg:height="0.342cm" svg:x="4.131cm" svg:y="9.33cm" svg:viewBox="0 0 531 343" svg:d="M466 74c14-39 37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4 16-16l79-220 79 222c2 9 5 14 16 14 9 0 12-7 14-14z">
            <text:p/>
          </draw:path>
          <draw:path draw:style-name="gr3" draw:text-style-name="P8" draw:layer="layout" svg:width="0.39cm" svg:height="0.537cm" svg:x="4.699cm" svg:y="9.126cm" svg:viewBox="0 0 391 538" svg:d="M60 478c0 36-7 36-60 36v24c26-2 67-2 88-2 19 0 60 0 86 2v-24c-51 0-60 0-60-36v-142c0-81 55-123 104-123s58 42 58 86v179c0 36-9 36-60 36v24c27-2 67-2 88-2 20 0 60 0 87 2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125cm" svg:y="9.3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472cm" svg:y="9.321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6.153cm" svg:y="9.179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6.672cm" svg:y="9.3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513cm" svg:y="9.1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7.863cm" svg:y="9.147cm" svg:viewBox="0 0 322 533" svg:d="M70 262v-19c0-196 97-224 136-224 19 0 51 6 69 32-13 0-43 0-43 33 0 25 18 37 35 37 13 0 36-7 36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8" draw:layer="layout" svg:width="0.309cm" svg:height="0.516cm" svg:x="8.256cm" svg:y="9.1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326cm" svg:height="0.532cm" svg:x="8.634cm" svg:y="9.147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91cm" svg:height="0.231cm" svg:x="9.058cm" svg:y="9.5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775cm" svg:height="0.528cm" svg:x="9.882cm" svg:y="9.135cm" svg:viewBox="0 0 776 529" svg:d="M685 60c7-28 8-35 66-35 18 0 25 0 25-16 0-9-7-9-21-9h-102c-19 0-21 0-30 14l-283 443-60-439c-2-18-4-18-25-18h-105c-14 0-23 0-23 14 0 11 7 11 23 11 8 0 22 0 31 1 14 0 18 4 18 13 0 1 0 5-4 14l-96 394c-9 31-22 56-85 58-3 0-14 2-14 16 0 7 5 8 11 8 24 0 52-1 77-1 26 0 55 1 81 1 3 0 12 0 12-15 0-9-7-9-12-9-46 0-53-16-53-34 0-5 0-8 2-17l105-422h2l67 480c0 9 2 17 11 17 8 0 14-8 17-14l314-490-111 445c-7 30-9 35-71 35-12 0-21 0-21 16 0 8 9 8 11 8 23 0 75-1 97-1 31 0 65 1 96 1 6 0 14 0 14-15 0-9-7-9-21-9-28 0-51 0-51-14 0-2 0-4 6-18z">
            <text:p/>
          </draw:path>
          <draw:path draw:style-name="gr3" draw:text-style-name="P8" draw:layer="layout" svg:width="0.515cm" svg:height="0.182cm" svg:x="10.943cm" svg:y="9.3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1.754cm" svg:y="9.1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</draw:g>
        <draw:polygon draw:style-name="gr2" draw:text-style-name="P7" draw:layer="layout" svg:width="6.627cm" svg:height="0.696cm" svg:x="14.719cm" svg:y="11.666cm" svg:viewBox="0 0 6628 697" draw:points="3315,697 0,697 0,0 6628,0 6628,697">
          <text:p/>
        </draw:polygon>
        <draw:g>
          <svg:title>TexMaths</svg:title>
          <svg:desc>22§display§\therefore \ \ \text { from (2) we get }§svg§600§FALSE§</svg:desc>
          <draw:polygon draw:style-name="gr2" draw:text-style-name="P7" draw:layer="layout" svg:width="6.627cm" svg:height="0.696cm" svg:x="13.02cm" svg:y="9.066cm" svg:viewBox="0 0 6628 697" draw:points="3315,697 0,697 0,0 6628,0 6628,697">
            <text:p/>
          </draw:polygon>
          <draw:path draw:style-name="gr3" draw:text-style-name="P8" draw:layer="layout" svg:width="0.469cm" svg:height="0.418cm" svg:x="13.004cm" svg:y="9.249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251cm" svg:height="0.546cm" svg:x="14.511cm" svg:y="9.062cm" svg:viewBox="0 0 252 547" svg:d="M111 213v-90c0-68 37-105 72-105 2 0 12 0 25 5-9 3-23 12-23 32 0 17 12 33 33 33 23 0 34-16 34-33 0-29-28-55-69-55-54 0-121 40-121 123v90h-62v23h62v251c0 35-9 35-62 35v25c32-2 67-3 90-3 31 0 67 0 98 3v-25h-15c-59 0-60-8-60-36v-250h89v-23z">
            <text:p/>
          </draw:path>
          <draw:path draw:style-name="gr3" draw:text-style-name="P8" draw:layer="layout" svg:width="0.261cm" svg:height="0.342cm" svg:x="14.743cm" svg:y="9.2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15.046cm" svg:y="9.261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15.435cm" svg:y="9.264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16.389cm" svg:y="9.02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09cm" svg:height="0.516cm" svg:x="16.653cm" svg:y="9.09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18cm" svg:height="0.773cm" svg:x="17.044cm" svg:y="9.0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31cm" svg:height="0.342cm" svg:x="17.572cm" svg:y="9.273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18.118cm" svg:y="9.2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8.72cm" svg:y="9.25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3cm" svg:height="0.356cm" svg:x="19.105cm" svg:y="9.2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9.443cm" svg:y="9.131cm" svg:viewBox="0 0 245 486" svg:d="M120 167h111v-25h-111v-142h-20c0 63-24 146-100 150v17h67v213c0 97 72 106 100 106 55 0 78-55 78-106v-44h-21v44c0 56-23 86-51 86-53 0-53-70-53-84z">
            <text:p/>
          </draw:path>
        </draw:g>
        <draw:g>
          <svg:title>TexMaths</svg:title>
          <svg:desc>22§display§2 =  4.e^{-1260 k} \ \ \Rightarrow \ \ e^{-1260 k} =  \frac{1}{2}§svg§600§FALSE§</svg:desc>
          <draw:polygon draw:style-name="gr2" draw:text-style-name="P7" draw:layer="layout" svg:width="10.599cm" svg:height="1.491cm" svg:x="2.965cm" svg:y="10.121cm" svg:viewBox="0 0 10600 1492" draw:points="5299,1492 0,1492 0,0 10600,0 10600,1492">
            <text:p/>
          </draw:polygon>
          <draw:path draw:style-name="gr3" draw:text-style-name="P8" draw:layer="layout" svg:width="0.309cm" svg:height="0.516cm" svg:x="2.965cm" svg:y="10.60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515cm" svg:height="0.182cm" svg:x="3.57cm" svg:y="10.8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4.366cm" svg:y="10.59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083cm" svg:height="0.083cm" svg:x="4.797cm" svg:y="11.037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4.98cm" svg:y="10.779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8" draw:layer="layout" svg:width="0.367cm" svg:height="0.027cm" svg:x="5.364cm" svg:y="10.652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5.848cm" svg:y="10.44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4cm" svg:height="0.36cm" svg:x="6.131cm" svg:y="10.44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49cm" svg:height="0.37cm" svg:x="6.434cm" svg:y="10.441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8" draw:layer="layout" svg:width="0.252cm" svg:height="0.37cm" svg:x="6.742cm" svg:y="10.441cm" svg:viewBox="0 0 253 371" svg:d="M253 188c0-60-7-104-33-141-16-26-49-47-93-47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267cm" svg:height="0.383cm" svg:x="7.062cm" svg:y="10.425cm" svg:viewBox="0 0 268 384" svg:d="M130 16c0 0 2-7 2-9s-2-7-9-7c-10 0-56 4-70 5-4 0-11 2-11 13 0 8 7 8 14 8 25 0 25 4 25 7 0 4 0 7-2 13l-75 308c-4 8-4 10-4 12 0 7 7 18 19 18 14 0 21-13 25-23 0-4 25-99 26-106 39 4 71 16 71 44 0 2 0 5-2 11-2 8-2 10-2 17 0 39 32 57 58 57 53 0 69-83 69-85 0-7-7-7-9-7-7 0-9 4-10 14-7 23-21 62-50 62-14 0-17-14-17-28 0-9 0-11 2-25 1-2 3-11 3-18 0-47-65-56-88-56 16-11 35-28 46-37 26-26 54-51 84-51 7 0 14 2 18 7-23 4-28 23-28 30 0 12 10 21 23 21 14 0 30-12 30-35 0-18-13-39-41-39-32 0-60 23-88 48-23 23-40 38-63 49z">
            <text:p/>
          </draw:path>
          <draw:path draw:style-name="gr3" draw:text-style-name="P8" draw:layer="layout" svg:width="0.687cm" svg:height="0.426cm" svg:x="8.175cm" svg:y="10.714cm" svg:viewBox="0 0 688 427" svg:d="M521 153c32 28 72 49 97 60-28 12-65 33-97 60h-493c-14 0-28 0-28 16 0 15 14 15 26 15h460c-37 36-78 104-78 115 0 8 9 8 14 8 7 0 13 0 14-7 18-29 39-70 90-116 53-47 106-67 145-79 14-5 14-5 15-7 2 0 2-3 2-5s0-2 0-4l-3-1c-2-2-2-2-16-7-106-30-183-102-225-185-9-16-11-16-22-16-5 0-14 0-14 9 0 10 39 77 78 114h-460c-12 0-26 0-26 16 0 14 14 14 28 14z">
            <text:p/>
          </draw:path>
          <draw:path draw:style-name="gr3" draw:text-style-name="P8" draw:layer="layout" svg:width="0.298cm" svg:height="0.351cm" svg:x="9.67cm" svg:y="10.779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8" draw:layer="layout" svg:width="0.367cm" svg:height="0.027cm" svg:x="10.054cm" svg:y="10.652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0.538cm" svg:y="10.44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4cm" svg:height="0.36cm" svg:x="10.821cm" svg:y="10.44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49cm" svg:height="0.37cm" svg:x="11.124cm" svg:y="10.441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8" draw:layer="layout" svg:width="0.252cm" svg:height="0.37cm" svg:x="11.432cm" svg:y="10.441cm" svg:viewBox="0 0 253 371" svg:d="M253 188c0-60-7-104-33-141-16-26-49-47-93-47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267cm" svg:height="0.383cm" svg:x="11.753cm" svg:y="10.425cm" svg:viewBox="0 0 268 384" svg:d="M130 16c0 0 2-7 2-9s-2-7-9-7c-10 0-56 4-70 5-4 0-11 2-11 13 0 8 7 8 14 8 25 0 25 4 25 7 0 4 0 7-2 13l-75 308c-4 8-4 10-4 12 0 7 7 18 19 18 14 0 21-13 25-23 0-4 25-99 26-106 39 4 71 16 71 44 0 2 0 5-2 11-2 8-2 10-2 17 0 39 32 57 58 57 53 0 69-83 69-85 0-7-7-7-9-7-7 0-9 4-10 14-7 23-21 62-50 62-14 0-17-14-17-28 0-9 0-11 2-25 1-2 3-11 3-18 0-47-65-56-88-56 16-11 35-28 46-37 26-26 54-51 84-51 7 0 14 2 18 7-23 4-28 23-28 30 0 12 10 21 23 21 14 0 30-12 30-35 0-18-13-39-41-39-32 0-60 23-88 48-23 23-40 38-63 49z">
            <text:p/>
          </draw:path>
          <draw:path draw:style-name="gr3" draw:text-style-name="P8" draw:layer="layout" svg:width="0.515cm" svg:height="0.182cm" svg:x="12.349cm" svg:y="10.8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3.284cm" svg:y="10.08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3.215cm" svg:y="10.911cm" svg:viewBox="0 0 389 33" draw:points="194,33 0,33 0,0 389,0 389,33">
            <text:p/>
          </draw:polygon>
          <draw:path draw:style-name="gr3" draw:text-style-name="P8" draw:layer="layout" svg:width="0.309cm" svg:height="0.516cm" svg:x="13.254cm" svg:y="11.13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g>
          <svg:title>TexMaths</svg:title>
          <svg:desc>22§display§.\ .\ .\  \ \ \text {(3)}§svg§600§FALSE§</svg:desc>
          <draw:polygon draw:style-name="gr2" draw:text-style-name="P7" draw:layer="layout" svg:width="2.767cm" svg:height="0.696cm" svg:x="15.412cm" svg:y="10.367cm" svg:viewBox="0 0 2768 697" draw:points="1383,697 0,697 0,0 2768,0 2768,697">
            <text:p/>
          </draw:polygon>
          <draw:path draw:style-name="gr3" draw:text-style-name="P8" draw:layer="layout" svg:width="0.083cm" svg:height="0.083cm" svg:x="15.44cm" svg:y="10.82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912cm" svg:y="10.82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6.385cm" svg:y="10.826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7.383cm" svg:y="10.3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17.64cm" svg:y="10.39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8.038cm" svg:y="10.3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Now, when, } t = 810, \ \ M = \ ?§svg§600§FALSE§</svg:desc>
          <draw:polygon draw:style-name="gr2" draw:text-style-name="P7" draw:layer="layout" svg:width="9.692cm" svg:height="0.617cm" svg:x="2.826cm" svg:y="11.767cm" svg:viewBox="0 0 9693 618" draw:points="4846,618 0,618 0,0 9693,0 9693,618">
            <text:p/>
          </draw:polygon>
          <draw:path draw:style-name="gr3" draw:text-style-name="P8" draw:layer="layout" svg:width="0.529cm" svg:height="0.529cm" svg:x="2.812cm" svg:y="11.746cm" svg:viewBox="0 0 530 530" svg:d="M155 11c-7-11-9-11-23-11h-132v25h23c10 0 26 0 39 1 17 2 17 2 17 18v405c0 21 0 56-79 56v25c26 0 65-2 92-2 24 0 63 2 89 2v-25c-79 0-79-35-79-56v-403c4 3 4 3 7 9l317 464c7 11 7 11 12 11 13 0 13-6 13-20v-429c0-21 0-56 79-56v-25c-27 0-65 2-92 2-24 0-63-2-89-2v25c79 0 79 35 79 56v332z">
            <text:p/>
          </draw:path>
          <draw:path draw:style-name="gr3" draw:text-style-name="P8" draw:layer="layout" svg:width="0.344cm" svg:height="0.356cm" svg:x="3.389cm" svg:y="11.92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531cm" svg:height="0.342cm" svg:x="3.747cm" svg:y="11.939cm" svg:viewBox="0 0 532 343" svg:d="M466 74c15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091cm" svg:height="0.231cm" svg:x="4.357cm" svg:y="12.191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4.778cm" svg:y="11.939cm" svg:viewBox="0 0 532 343" svg:d="M466 74c15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8" draw:layer="layout" svg:width="0.39cm" svg:height="0.537cm" svg:x="5.347cm" svg:y="11.737cm" svg:viewBox="0 0 391 538" svg:d="M60 479c0 35-7 35-60 35v24c26-1 67-1 88-1 19 0 60 0 86 1v-24c-51 0-60 0-60-35v-143c0-81 55-123 104-123 50 0 58 42 58 86v180c0 35-8 35-60 35v24c27-1 67-1 89-1 19 0 59 0 86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773cm" svg:y="11.92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6.119cm" svg:y="11.932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6.591cm" svg:y="12.191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38cm" svg:height="0.493cm" svg:x="7.015cm" svg:y="11.79cm" svg:viewBox="0 0 239 494" svg:d="M143 176h73c15 0 23 0 23-16 0-9-8-9-23-9h-68c28-111 33-125 33-130 0-14-10-21-23-21-3 0-24 0-31 28l-30 123h-74c-16 0-23 0-23 14 0 11 7 11 21 11h69c-57 220-58 232-58 246 0 43 30 72 70 72 81 0 125-114 125-119 0-7-7-7-11-7-7 0-7 1-10 10-34 81-76 99-102 99-16 0-23-11-23-35 0-20 0-25 3-37z">
            <text:p/>
          </draw:path>
          <draw:path draw:style-name="gr3" draw:text-style-name="P8" draw:layer="layout" svg:width="0.515cm" svg:height="0.182cm" svg:x="7.535cm" svg:y="11.9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8.341cm" svg:y="11.758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9-58 99-121 99-67 0-123-47-123-113 0-45 24-95 91-130z">
            <text:p/>
          </draw:path>
          <draw:path draw:style-name="gr3" draw:text-style-name="P8" draw:layer="layout" svg:width="0.256cm" svg:height="0.516cm" svg:x="8.763cm" svg:y="11.75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6cm" svg:height="0.532cm" svg:x="9.112cm" svg:y="11.758cm" svg:viewBox="0 0 327 533" svg:d="M327 269c0-63-3-125-31-183-35-74-99-86-132-86-46 0-104 19-136 91-24 55-28 115-28 178 0 58 4 127 35 187 34 61 90 77 129 77 42 0 100-16 135-90 25-52 28-114 28-174zM164 517c-30 0-78-19-92-95-7-45-7-118-7-163 0-50 0-101 5-143 16-91 74-98 94-98 24 0 75 14 91 89 7 44 7 102 7 152 0 58 0 110-9 160-10 74-54 98-89 98z">
            <text:p/>
          </draw:path>
          <draw:path draw:style-name="gr3" draw:text-style-name="P8" draw:layer="layout" svg:width="0.091cm" svg:height="0.231cm" svg:x="9.534cm" svg:y="12.191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8" draw:layer="layout" svg:width="0.775cm" svg:height="0.529cm" svg:x="10.36cm" svg:y="11.746cm" svg:viewBox="0 0 776 530" svg:d="M685 60c7-28 9-35 67-35 17 0 24 0 24-16 0-9-7-9-21-9h-102c-19 0-21 0-30 14l-283 443-60-439c-2-18-4-18-25-18h-105c-14 0-23 0-23 14 0 11 7 11 23 11 8 0 22 0 33 1 12 0 16 4 16 13 0 1 0 5-4 14l-96 394c-9 32-22 56-85 58-3 0-14 2-14 16 0 7 5 9 11 9 24 0 52-2 77-2 26 0 55 2 81 2 3 0 14 0 14-16 0-9-9-9-14-9-46 0-53-16-53-33 0-6 0-9 2-18l106-422h1l67 480c0 9 2 18 11 18s14-9 17-14l314-491-111 445c-7 30-9 35-71 35-12 0-21 0-21 16 0 9 9 9 11 9 23 0 75-2 97-2 31 0 65 2 96 2 6 0 14 0 14-16 0-9-7-9-21-9-28 0-49 0-49-14 0-2 0-4 4-18z">
            <text:p/>
          </draw:path>
          <draw:path draw:style-name="gr3" draw:text-style-name="P8" draw:layer="layout" svg:width="0.515cm" svg:height="0.182cm" svg:x="11.419cm" svg:y="11.9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79cm" svg:height="0.546cm" svg:x="12.278cm" svg:y="11.728cm" svg:viewBox="0 0 280 547" svg:d="M139 354c0-99 76-153 104-173 19-16 37-44 37-77 0-44-32-104-148-104-84 0-132 53-132 104 0 26 18 37 35 37 23 0 37-16 37-37 0-34-33-34-44-34 25-42 69-52 102-52 85 0 85 52 85 82 0 46-13 60-27 74-51 55-68 127-68 174v36c0 14 0 17 8 17 11 0 11-7 11-21zM171 505c0-21-20-40-43-40-21 0-40 19-40 40 0 23 19 42 40 42 23 0 43-19 43-42z">
            <text:p/>
          </draw:path>
        </draw:g>
        <draw:g>
          <svg:title>TexMaths</svg:title>
          <svg:desc>22§display§M =  4.e^{-810k}§svg§600§FALSE§</svg:desc>
          <draw:polygon draw:style-name="gr2" draw:text-style-name="P7" draw:layer="layout" svg:width="4.463cm" svg:height="0.628cm" svg:x="2.872cm" svg:y="12.921cm" svg:viewBox="0 0 4464 629" draw:points="2233,629 0,629 0,0 4464,0 4464,629">
            <text:p/>
          </draw:polygon>
          <draw:path draw:style-name="gr3" draw:text-style-name="P8" draw:layer="layout" svg:width="0.775cm" svg:height="0.529cm" svg:x="2.865cm" svg:y="13.049cm" svg:viewBox="0 0 776 530" svg:d="M685 60c7-28 8-35 66-35 18 0 25 0 25-16 0-9-7-9-21-9h-102c-20 0-21 0-30 14l-283 444-60-440c-2-18-4-18-25-18h-105c-15 0-23 0-23 14 0 11 7 11 23 11 8 0 22 0 31 1 14 0 18 4 18 13 0 1 0 5-4 14l-98 394c-7 32-20 57-83 58-3 0-14 2-14 16 0 7 5 9 11 9 24 0 52-2 77-2 26 0 55 2 81 2 3 0 12 0 12-16 0-9-7-9-12-9-46 0-53-16-53-33 0-5 0-9 2-18l105-422h2l67 480c0 9 2 18 11 18 8 0 14-9 17-14l313-491-110 445c-7 30-9 35-71 35-12 0-21 0-21 16 0 9 9 9 11 9 23 0 75-2 96-2 32 0 66 2 97 2 6 0 14 0 14-16 0-9-7-9-21-9-28 0-51 0-51-14 0-2 0-3 5-17z">
            <text:p/>
          </draw:path>
          <draw:path draw:style-name="gr3" draw:text-style-name="P8" draw:layer="layout" svg:width="0.515cm" svg:height="0.182cm" svg:x="3.926cm" svg:y="13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4.72cm" svg:y="13.053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8" draw:layer="layout" svg:width="0.083cm" svg:height="0.084cm" svg:x="5.151cm" svg:y="13.495cm" svg:viewBox="0 0 84 85" svg:d="M84 42c0-23-19-42-42-42s-42 19-42 42 19 43 42 43 42-20 42-43z">
            <text:p/>
          </draw:path>
          <draw:path draw:style-name="gr3" draw:text-style-name="P8" draw:layer="layout" svg:width="0.298cm" svg:height="0.351cm" svg:x="5.336cm" svg:y="13.236cm" svg:viewBox="0 0 299 352" svg:d="M109 164c23 0 81-2 120-18 54-23 58-69 58-79 0-35-30-67-83-67-86 0-204 76-204 211 0 79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8" draw:layer="layout" svg:width="0.367cm" svg:height="0.027cm" svg:x="5.717cm" svg:y="13.109cm" svg:viewBox="0 0 368 28" svg:d="M347 28c7 0 21 0 21-14s-13-14-21-14h-326c-9 0-21 0-21 14s12 14 21 14z">
            <text:p/>
          </draw:path>
          <draw:path draw:style-name="gr3" draw:text-style-name="P8" draw:layer="layout" svg:width="0.249cm" svg:height="0.37cm" svg:x="6.171cm" svg:y="12.898cm" svg:viewBox="0 0 250 371" svg:d="M164 165c42-21 70-47 70-84 0-53-55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8" draw:layer="layout" svg:width="0.198cm" svg:height="0.36cm" svg:x="6.509cm" svg:y="12.898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cm" svg:x="6.787cm" svg:y="12.898cm" svg:viewBox="0 0 253 371" svg:d="M253 188c0-59-7-103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266cm" svg:height="0.383cm" svg:x="7.108cm" svg:y="12.882cm" svg:viewBox="0 0 267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2 62-50 62-14 0-17-14-17-28 0-9 0-11 1-25 2-2 4-10 4-17 0-48-65-57-88-57 16-10 35-28 46-37 26-26 54-51 84-51 7 0 14 2 18 7-23 4-28 21-28 30 0 12 10 21 23 21 14 0 29-12 29-35 0-18-12-39-42-39s-58 23-86 48c-23 23-40 39-63 49z">
            <text:p/>
          </draw:path>
        </draw:g>
        <draw:g>
          <svg:title>TexMaths</svg:title>
          <svg:desc>22§display§=  4.e^{-\frac{1620k}{2}}§svg§600§FALSE§</svg:desc>
          <draw:polygon draw:style-name="gr2" draw:text-style-name="P7" draw:layer="layout" svg:width="3.627cm" svg:height="0.727cm" svg:x="7.667cm" svg:y="12.823cm" svg:viewBox="0 0 3628 728" draw:points="1814,728 0,728 0,0 3628,0 3628,728">
            <text:p/>
          </draw:polygon>
          <draw:path draw:style-name="gr3" draw:text-style-name="P8" draw:layer="layout" svg:width="0.515cm" svg:height="0.182cm" svg:x="7.672cm" svg:y="13.295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344cm" svg:height="0.523cm" svg:x="8.466cm" svg:y="13.055cm" svg:viewBox="0 0 345 524" svg:d="M206 397v67c0 28 0 37-58 37h-16v23c32-2 72-2 104-2 33 0 74 0 105 2v-23h-15c-59 0-60-9-60-37v-67h79v-24h-79v-354c0-14 0-19-13-19-7 0-8 0-14 9l-239 364v24zM211 373h-190l190-289z">
            <text:p/>
          </draw:path>
          <draw:path draw:style-name="gr3" draw:text-style-name="P8" draw:layer="layout" svg:width="0.083cm" svg:height="0.083cm" svg:x="8.897cm" svg:y="13.496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9.082cm" svg:y="13.237cm" svg:viewBox="0 0 299 352" svg:d="M109 163c23 0 81-1 120-17 54-23 58-69 58-79 0-35-30-67-83-67-86 0-204 76-204 211 0 79 46 141 121 141 113 0 178-83 178-92 0-5-5-10-10-10-4 0-6 1-9 8-62 76-146 76-157 76-60 0-67-65-67-90 0-8 0-33 13-81zM74 146c30-118 109-128 130-128 37 0 56 22 56 49 0 79-123 79-154 79z">
            <text:p/>
          </draw:path>
          <draw:path draw:style-name="gr3" draw:text-style-name="P8" draw:layer="layout" svg:width="0.367cm" svg:height="0.027cm" svg:x="9.464cm" svg:y="13.111cm" svg:viewBox="0 0 368 28" svg:d="M347 28c7 0 21 0 21-14s-13-14-21-14h-326c-9 0-21 0-21 14s12 14 21 14z">
            <text:p/>
          </draw:path>
          <draw:path draw:style-name="gr3" draw:text-style-name="P8" draw:layer="layout" svg:width="0.159cm" svg:height="0.257cm" svg:x="10.037cm" svg:y="12.795cm" svg:viewBox="0 0 160 258" svg:d="M100 12c0-12-1-12-14-12-28 25-72 25-79 25h-7v17h7c9 0 33-2 56-10v193c0 12 0 18-40 18h-19v15c21-1 56-1 77-1 23 0 58 0 79 1v-15h-19c-41 0-41-6-41-18z">
            <text:p/>
          </draw:path>
          <draw:path draw:style-name="gr3" draw:text-style-name="P8" draw:layer="layout" svg:width="0.201cm" svg:height="0.266cm" svg:x="10.275cm" svg:y="12.795cm" svg:viewBox="0 0 202 267" svg:d="M40 132c2-18 2-49 16-74 11-21 37-44 72-44 9 0 27 2 37 11-5 1-15 7-15 21 0 12 8 21 21 21 5 0 19-4 19-23 0-21-14-44-62-44-66 0-128 54-128 135 0 93 46 132 102 132 39 0 58-14 70-24 25-22 30-44 30-64 0-24-7-42-28-61-16-14-35-25-68-25-23 0-48 11-66 39zM102 251c-60 0-60-65-60-81 0-29 21-65 64-65 19 0 31 6 44 22 12 14 12 29 12 52s0 37-12 53c-13 12-25 19-48 19z">
            <text:p/>
          </draw:path>
          <draw:path draw:style-name="gr3" draw:text-style-name="P8" draw:layer="layout" svg:width="0.193cm" svg:height="0.257cm" svg:x="10.542cm" svg:y="12.795cm" svg:viewBox="0 0 194 258" svg:d="M194 185h-16c-2 7-6 31-11 35-3 1-37 1-42 1h-77c26-19 56-40 79-56 35-24 67-47 67-88 0-49-46-77-103-77-52 0-91 30-91 69 0 19 18 22 23 22 10 0 23-7 23-22s-11-22-23-23c10-18 33-28 60-28 38 0 70 22 70 59 0 34-23 58-53 83l-95 81c-5 3-5 3-5 7v10h181z">
            <text:p/>
          </draw:path>
          <draw:path draw:style-name="gr3" draw:text-style-name="P8" draw:layer="layout" svg:width="0.203cm" svg:height="0.266cm" svg:x="10.801cm" svg:y="12.795cm" svg:viewBox="0 0 204 267" svg:d="M204 135c0-28 0-135-102-135s-102 107-102 135 0 132 102 132 102-104 102-132zM102 255c-14 0-47-5-58-44-5-21-5-49-5-81 0-30 0-56 7-77 9-34 38-41 56-41 28 0 49 16 56 42 6 20 6 53 6 76 0 26 0 58-6 81-10 39-40 44-56 44z">
            <text:p/>
          </draw:path>
          <draw:path draw:style-name="gr3" draw:text-style-name="P8" draw:layer="layout" svg:width="0.21cm" svg:height="0.273cm" svg:x="11.081cm" svg:y="12.784cm" svg:viewBox="0 0 211 274" svg:d="M95 14c2-5 2-5 2-7 0-7-6-7-13-7l-47 4c-7 0-7 1-9 1-2 2-3 7-3 9 0 7 7 7 12 7 0 0 7 0 12 2 7 0 9 2 9 5 0 0 0 2-3 9l-53 214c-2 6-2 6-2 9 0 9 7 14 14 14 16 0 19-14 21-21l18-70c10 0 58 3 58 30 0 3 0 5 0 8-2 6-2 9-2 11 0 28 25 42 48 42 40 0 54-56 54-61 0-6-5-6-7-6-7 0-7 2-9 9-5 14-16 44-37 44-14 0-15-14-15-23 0 0 0-5 1-12 0-5 2-11 2-12 0-35-44-41-69-43 11-7 27-19 34-24 21-18 44-35 65-35 9 0 12 1 14 5 0 0-2 0-3 0-18 7-18 23-18 25 0 5 5 15 18 15 7 0 24-7 24-28 0-19-16-30-33-30-27 0-50 18-78 41-14 10-28 19-42 26z">
            <text:p/>
          </draw:path>
          <draw:polygon draw:style-name="gr3" draw:text-style-name="P8" draw:layer="layout" svg:width="1.352cm" svg:height="0.027cm" svg:x="9.981cm" svg:y="13.111cm" svg:viewBox="0 0 1353 28" draw:points="677,28 0,28 0,0 1353,0 1353,28">
            <text:p/>
          </draw:polygon>
          <draw:path draw:style-name="gr3" draw:text-style-name="P8" draw:layer="layout" svg:width="0.193cm" svg:height="0.257cm" svg:x="10.562cm" svg:y="13.188cm" svg:viewBox="0 0 194 258" svg:d="M194 185h-16c-2 7-6 31-11 35-3 1-37 1-42 1h-76c25-19 55-40 78-56 35-24 67-47 67-88 0-49-46-77-103-77-52 0-91 30-91 69 0 19 18 22 23 22 10 0 23-7 23-22s-11-22-23-23c12-18 33-28 60-28 38 0 70 22 70 59 0 34-23 58-53 83l-95 81c-5 3-5 3-5 7v10h181z">
            <text:p/>
          </draw:path>
        </draw:g>
        <draw:g>
          <svg:title>TexMaths</svg:title>
          <svg:desc>22§display§=  4.(e^{- 1620k})^\frac{1}{2}§svg§600§FALSE§</svg:desc>
          <draw:polygon draw:style-name="gr2" draw:text-style-name="P7" draw:layer="layout" svg:width="4.754cm" svg:height="0.901cm" svg:x="11.969cm" svg:y="12.925cm" svg:viewBox="0 0 4755 902" draw:points="2378,902 0,902 0,0 4755,0 4755,902">
            <text:p/>
          </draw:polygon>
          <draw:path draw:style-name="gr3" draw:text-style-name="P8" draw:layer="layout" svg:width="0.515cm" svg:height="0.182cm" svg:x="11.974cm" svg:y="13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12.768cm" svg:y="13.1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083cm" svg:height="0.084cm" svg:x="13.199cm" svg:y="13.589cm" svg:viewBox="0 0 84 85" svg:d="M84 42c0-23-19-42-42-42s-42 19-42 42 19 43 42 43 42-20 42-43z">
            <text:p/>
          </draw:path>
          <draw:path draw:style-name="gr3" draw:text-style-name="P8" draw:layer="layout" svg:width="0.18cm" svg:height="0.774cm" svg:x="13.424cm" svg:y="13.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98cm" svg:height="0.351cm" svg:x="13.683cm" svg:y="13.33cm" svg:viewBox="0 0 299 352" svg:d="M109 164c23 0 81-2 120-18 54-23 58-69 58-79 0-35-30-67-83-67-86 0-204 76-204 211 0 80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8" draw:layer="layout" svg:width="0.367cm" svg:height="0.027cm" svg:x="14.067cm" svg:y="13.203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4.551cm" svg:y="12.992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49cm" svg:height="0.371cm" svg:x="14.829cm" svg:y="12.992cm" svg:viewBox="0 0 250 372" svg:d="M53 183c0-44 3-84 24-118 18-30 48-49 83-49 16 0 37 3 49 19-14 0-26 11-26 27 0 12 11 24 26 24 16 0 27-10 27-26 0-32-23-60-78-60-77 0-158 72-158 188 0 141 67 184 127 184 67 0 123-50 123-122 0-69-55-120-118-120-44 0-67 28-79 53zM127 354c-28 0-50-14-60-39-9-16-12-44-12-76 0-52 31-93 73-93 27 0 43 9 57 28 12 21 14 44 14 76s0 55-16 76c-12 19-30 28-56 28z">
            <text:p/>
          </draw:path>
          <draw:path draw:style-name="gr3" draw:text-style-name="P8" draw:layer="layout" svg:width="0.24cm" svg:height="0.36cm" svg:x="15.142cm" svg:y="12.99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52cm" svg:height="0.371cm" svg:x="15.445cm" svg:y="12.992cm" svg:viewBox="0 0 253 372" svg:d="M253 188c0-59-7-103-33-140-16-27-49-48-93-48-127 0-127 148-127 188 0 39 0 184 127 184 126 0 126-145 126-184zM127 357c-25 0-58-15-69-59-9-32-9-78-9-117 0-40 0-81 9-111 11-44 46-54 69-54 30 0 58 17 67 49 8 28 10 69 10 116 0 39 0 80-7 115-12 49-49 61-70 61z">
            <text:p/>
          </draw:path>
          <draw:path draw:style-name="gr3" draw:text-style-name="P8" draw:layer="layout" svg:width="0.267cm" svg:height="0.383cm" svg:x="15.765cm" svg:y="12.976cm" svg:viewBox="0 0 268 384" svg:d="M130 16c0 0 2-7 2-9s-2-7-9-7c-10 0-56 4-70 5-4 0-11 2-11 13 0 8 7 8 14 8 25 0 25 4 25 7 0 4 0 7-2 13l-75 308c-4 9-4 10-4 12 0 7 7 18 19 18 14 0 21-12 25-23 0-4 25-99 26-106 39 4 71 16 71 44 0 2 0 6-2 11-2 9-2 10-2 18 0 38 32 56 58 56 53 0 69-83 69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cm" svg:height="0.774cm" svg:x="16.149cm" svg:y="13.09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159cm" svg:height="0.258cm" svg:x="16.554cm" svg:y="12.886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16.499cm" svg:y="13.203cm" svg:viewBox="0 0 264 28" draw:points="132,28 0,28 0,0 264,0 264,28">
            <text:p/>
          </draw:polygon>
          <draw:path draw:style-name="gr3" draw:text-style-name="P8" draw:layer="layout" svg:width="0.193cm" svg:height="0.258cm" svg:x="16.534cm" svg:y="13.28cm" svg:viewBox="0 0 194 259" svg:d="M194 185h-16c-2 7-6 32-11 35-3 2-37 2-42 2h-76c25-20 55-41 78-56 35-25 67-48 67-89 0-49-46-77-102-77-53 0-92 30-92 69 0 19 18 23 23 23 10 0 23-7 23-23 0-14-11-21-23-23 10-18 33-28 60-28 38 0 70 22 70 59 0 34-23 59-53 83l-95 81c-5 4-5 4-5 7v11h181z">
            <text:p/>
          </draw:path>
        </draw:g>
        <draw:g>
          <svg:title>TexMaths</svg:title>
          <svg:desc>22§display§=  4.§svg§600§FALSE§</svg:desc>
          <draw:polygon draw:style-name="gr2" draw:text-style-name="P7" draw:layer="layout" svg:width="1.276cm" svg:height="0.446cm" svg:x="17.37cm" svg:y="13.327cm" svg:viewBox="0 0 1277 447" draw:points="638,447 0,447 0,0 1277,0 1277,447">
            <text:p/>
          </draw:polygon>
          <draw:path draw:style-name="gr3" draw:text-style-name="P8" draw:layer="layout" svg:width="0.515cm" svg:height="0.182cm" svg:x="17.375cm" svg:y="13.527cm" svg:viewBox="0 0 516 183" svg:d="M490 32c12 0 26 0 26-16s-14-16-24-16h-466c-12 0-26 0-26 16s14 16 26 16zM492 183c10 0 24 0 24-16s-14-16-26-16h-464c-12 0-26 0-26 16s14 16 26 16z">
            <text:p/>
          </draw:path>
          <draw:path draw:style-name="gr3" draw:text-style-name="P8" draw:layer="layout" svg:width="0.344cm" svg:height="0.523cm" svg:x="18.17cm" svg:y="13.288cm" svg:viewBox="0 0 345 524" svg:d="M206 398v66c0 29 0 37-58 37h-16v23c32-2 72-2 104-2 34 0 74 0 106 2v-23h-16c-58 0-60-8-60-37v-66h79v-25h-79v-354c0-14 0-19-12-19-7 0-9 0-14 9l-240 364v25zM211 373h-190l190-289z">
            <text:p/>
          </draw:path>
          <draw:path draw:style-name="gr3" draw:text-style-name="P8" draw:layer="layout" svg:width="0.084cm" svg:height="0.083cm" svg:x="18.601cm" svg:y="13.73cm" svg:viewBox="0 0 85 84" svg:d="M85 42c0-23-20-42-43-42s-42 19-42 42 19 42 42 42 43-19 43-42z">
            <text:p/>
          </draw:path>
        </draw:g>
        <draw:g>
          <svg:title>TexMaths</svg:title>
          <svg:desc>18§display§\left( \frac{1}{2} \right)^\frac{1}{2}§svg§600§FALSE§</svg:desc>
          <draw:polygon draw:style-name="gr2" draw:text-style-name="P7" draw:layer="layout" svg:width="1.627cm" svg:height="1.68cm" svg:x="18.872cm" svg:y="12.519cm" svg:viewBox="0 0 1628 1681" draw:points="815,1681 0,1681 0,0 1628,0 1628,1681">
            <text:p/>
          </draw:polygon>
          <draw:path draw:style-name="gr3" draw:text-style-name="P8" draw:layer="layout" svg:width="0.311cm" svg:height="1.518cm" svg:x="18.971cm" svg:y="12.712cm" svg:viewBox="0 0 312 1519" svg:d="M312 1514c0-3-1-5-2-6-23-25-67-66-108-136-103-162-149-368-149-612 0-171 23-390 127-579 50-90 102-142 131-169 1-2 1-3 1-6 0-6-4-6-13-6-8 0-10 0-20 10-213 193-279 483-279 749 0 249 58 500 219 690 13 14 36 40 63 63 7 7 9 7 17 7 9 0 13 0 13-5z">
            <text:p/>
          </draw:path>
          <draw:path draw:style-name="gr3" draw:text-style-name="P8" draw:layer="layout" svg:width="0.209cm" svg:height="0.422cm" svg:x="19.438cm" svg:y="12.779cm" svg:viewBox="0 0 210 423" svg:d="M131 16c0-15 0-16-14-16-41 40-97 40-117 40v20c13 0 50 0 84-17v330c0 23-2 30-60 30h-20v20c22-2 78-2 103-2s80 0 103 2v-20h-20c-58 0-59-7-59-30z">
            <text:p/>
          </draw:path>
          <draw:polygon draw:style-name="gr3" draw:text-style-name="P8" draw:layer="layout" svg:width="0.317cm" svg:height="0.026cm" svg:x="19.382cm" svg:y="13.458cm" svg:viewBox="0 0 318 27" draw:points="158,27 0,27 0,0 318,0 318,27">
            <text:p/>
          </draw:polygon>
          <draw:path draw:style-name="gr3" draw:text-style-name="P8" draw:layer="layout" svg:width="0.252cm" svg:height="0.422cm" svg:x="19.413cm" svg:y="13.642cm" svg:viewBox="0 0 253 423" svg:d="M49 374l68-66c99-88 136-121 136-184 0-74-56-124-134-124-71 0-119 59-119 115 0 35 32 35 33 35 12 0 33-7 33-33 0-16-11-33-33-33-6 0-6 0-9 1 15-42 49-65 87-65 57 0 85 51 85 104 0 50-32 101-66 140l-123 135c-7 7-7 9-7 24h236l17-110h-15c-3 18-8 47-13 56-6 5-48 5-61 5z">
            <text:p/>
          </draw:path>
          <draw:path draw:style-name="gr3" draw:text-style-name="P8" draw:layer="layout" svg:width="0.311cm" svg:height="1.518cm" svg:x="19.796cm" svg:y="12.712cm" svg:viewBox="0 0 312 1519" svg:d="M312 760c0-249-57-499-218-689-13-15-36-41-62-64-9-7-10-7-19-7-7 0-13 0-13 6 0 3 3 6 4 7 22 23 65 65 107 134 102 163 150 369 150 612 0 171-23 390-129 579-50 91-103 142-129 170-2 1-3 3-3 6 0 5 6 5 13 5 9 0 10 0 20-10 213-193 279-482 279-749z">
            <text:p/>
          </draw:path>
          <draw:path draw:style-name="gr3" draw:text-style-name="P8" draw:layer="layout" svg:width="0.13cm" svg:height="0.211cm" svg:x="20.361cm" svg:y="12.487cm" svg:viewBox="0 0 131 212" svg:d="M82 10c0-10-1-10-11-10-23 20-59 20-65 20h-6v15h6c7 0 27-2 46-9v158c0 10 0 15-33 15h-16v13c17-2 46-2 63-2 19 0 48 0 65 2v-13h-16c-33 0-33-5-33-15z">
            <text:p/>
          </draw:path>
          <draw:polygon draw:style-name="gr3" draw:text-style-name="P8" draw:layer="layout" svg:width="0.215cm" svg:height="0.022cm" svg:x="20.316cm" svg:y="12.746cm" svg:viewBox="0 0 216 23" draw:points="108,23 0,23 0,0 216,0 216,23">
            <text:p/>
          </draw:polygon>
          <draw:path draw:style-name="gr3" draw:text-style-name="P8" draw:layer="layout" svg:width="0.157cm" svg:height="0.211cm" svg:x="20.345cm" svg:y="12.81cm" svg:viewBox="0 0 158 212" svg:d="M158 151h-13c-1 6-4 26-8 29-3 1-30 1-35 1h-63c21-15 46-33 65-46 28-20 54-39 54-72 0-40-37-63-83-63-43 0-75 24-75 56 0 16 14 19 19 19 8 0 18-6 18-19 0-11-8-17-18-19 8-14 27-23 49-23 31 0 57 19 57 49 0 28-18 48-43 68l-78 66c-4 3-4 3-4 6v9h148z">
            <text:p/>
          </draw:path>
        </draw:g>
        <draw:g>
          <svg:title>TexMaths</svg:title>
          <svg:desc>22§display§ \text {[ \ from (3) \ ]}§svg§600§FALSE§</svg:desc>
          <draw:polygon draw:style-name="gr2" draw:text-style-name="P7" draw:layer="layout" svg:width="4.107cm" svg:height="0.696cm" svg:x="21.105cm" svg:y="13.166cm" svg:viewBox="0 0 4108 697" draw:points="2054,697 0,697 0,0 4108,0 4108,697">
            <text:p/>
          </draw:polygon>
          <draw:polygon draw:style-name="gr3" draw:text-style-name="P8" draw:layer="layout" svg:width="0.106cm" svg:height="0.773cm" svg:x="21.158cm" svg:y="13.127cm" svg:viewBox="0 0 107 774" draw:points="107,774 107,744 32,744 32,32 107,32 107,0 0,0 0,774">
            <text:p/>
          </draw:polygon>
          <draw:path draw:style-name="gr3" draw:text-style-name="P8" draw:layer="layout" svg:width="0.251cm" svg:height="0.546cm" svg:x="21.821cm" svg:y="13.162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261cm" svg:height="0.342cm" svg:x="22.054cm" svg:y="13.3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2.358cm" svg:y="13.3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5cm" svg:height="0.342cm" svg:x="22.747cm" svg:y="13.364cm" svg:viewBox="0 0 606 343" svg:d="M60 76v209c0 33-7 33-60 33v25c26 0 67-2 88-2 19 0 60 2 86 2v-25c-51 0-60 0-60-33v-144c0-81 55-123 104-123 50 0 58 42 58 86v181c0 33-8 33-61 33v25c28 0 67-2 88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23.701cm" svg:y="13.1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23.958cm" svg:y="13.19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24.356cm" svg:y="13.1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0.106cm" svg:height="0.773cm" svg:x="25.145cm" svg:y="13.127cm" svg:viewBox="0 0 107 774" draw:points="107,0 0,0 0,32 76,32 76,744 0,744 0,774 107,774">
            <text:p/>
          </draw:polygon>
        </draw:g>
        <draw:g>
          <svg:title>TexMaths</svg:title>
          <svg:desc>22§display§M =  2\sqrt{2}§svg§600§FALSE§</svg:desc>
          <draw:polygon draw:style-name="gr2" draw:text-style-name="P7" draw:layer="layout" svg:width="3.205cm" svg:height="0.696cm" svg:x="2.873cm" svg:y="14.321cm" svg:viewBox="0 0 3206 697" draw:points="1603,697 0,697 0,0 3206,0 3206,697">
            <text:p/>
          </draw:polygon>
          <draw:path draw:style-name="gr3" draw:text-style-name="P8" draw:layer="layout" svg:width="0.775cm" svg:height="0.528cm" svg:x="2.866cm" svg:y="14.461cm" svg:viewBox="0 0 776 529" svg:d="M685 60c7-28 8-35 66-35 18 0 25 0 25-16 0-9-7-9-21-9h-102c-19 0-21 0-30 14l-283 443-60-439c-2-18-4-18-25-18h-105c-14 0-23 0-23 14 0 11 7 11 23 11 8 0 22 0 31 1 14 0 18 4 18 13 0 1 0 5-4 14l-98 394c-7 31-20 56-83 58-3 0-14 2-14 16 0 7 5 8 11 8 24 0 52-1 77-1 26 0 55 1 81 1 3 0 12 0 12-15 0-9-7-9-12-9-46 0-53-16-53-34 0-5 0-8 2-17l106-422h1l67 480c0 9 2 17 11 17 8 0 14-8 17-14l314-490-111 445c-7 30-9 35-71 35-12 0-21 0-21 16 0 8 9 8 11 8 23 0 75-1 97-1 31 0 65 1 96 1 6 0 14 0 14-15 0-9-7-9-21-9-28 0-51 0-51-14 0-2 0-4 6-18z">
            <text:p/>
          </draw:path>
          <draw:path draw:style-name="gr3" draw:text-style-name="P8" draw:layer="layout" svg:width="0.515cm" svg:height="0.182cm" svg:x="3.927cm" svg:y="14.7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4.739cm" svg:y="14.4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604cm" svg:height="0.773cm" svg:x="5.143cm" svg:y="14.282cm" svg:viewBox="0 0 605 774" svg:d="M245 693l-136-301c-5-12-10-12-12-12 0 0-5 0-13 5l-73 57c-11 7-11 10-11 12 0 3 2 9 7 9s19-11 26-18c6-3 18-12 25-18l153 335c5 12 11 12 18 12 10 0 12-4 19-14l352-728c5-13 5-14 5-16 0-9-7-16-15-16-7 0-13 4-18 16z">
            <text:p/>
          </draw:path>
          <draw:polygon draw:style-name="gr3" draw:text-style-name="P8" draw:layer="layout" svg:width="0.388cm" svg:height="0.032cm" svg:x="5.731cm" svg:y="14.282cm" svg:viewBox="0 0 389 33" draw:points="194,33 0,33 0,0 389,0 389,33">
            <text:p/>
          </draw:polygon>
          <draw:path draw:style-name="gr3" draw:text-style-name="P8" draw:layer="layout" svg:width="0.309cm" svg:height="0.516cm" svg:x="5.77cm" svg:y="14.4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g>
          <svg:title>TexMaths</svg:title>
          <svg:desc>22§display§\therefore \ \ \text { quantity of mass left after 810 years } = 2\sqrt{2} \text { gms.}§svg§600§FALSE§</svg:desc>
          <draw:polygon draw:style-name="gr2" draw:text-style-name="P7" draw:layer="layout" svg:width="18.07cm" svg:height="0.791cm" svg:x="7.521cm" svg:y="14.262cm" svg:viewBox="0 0 18071 792" draw:points="9036,792 0,792 0,0 18071,0 18071,792">
            <text:p/>
          </draw:polygon>
          <draw:path draw:style-name="gr3" draw:text-style-name="P8" draw:layer="layout" svg:width="0.469cm" svg:height="0.418cm" svg:x="7.505cm" svg:y="14.573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383cm" svg:height="0.492cm" svg:x="9.012cm" svg:y="14.589cm" svg:viewBox="0 0 384 493" svg:d="M269 296v139c0 35-9 35-61 35v23c26 0 67-2 88-2s60 2 88 2v-23c-53 0-62 0-62-35v-435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8" draw:layer="layout" svg:width="0.39cm" svg:height="0.351cm" svg:x="9.418cm" svg:y="14.589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349cm" svg:height="0.356cm" svg:x="9.856cm" svg:y="14.585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39cm" svg:height="0.342cm" svg:x="10.235cm" svg:y="14.5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2cm" svg:height="0.485cm" svg:x="10.632cm" svg:y="14.45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0.944cm" svg:y="14.4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4cm" svg:height="0.485cm" svg:x="11.148cm" svg:y="14.45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79cm" svg:height="0.492cm" svg:x="11.428cm" svg:y="14.598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344cm" svg:height="0.356cm" svg:x="12.1cm" svg:y="14.58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12.491cm" svg:y="14.387cm" svg:viewBox="0 0 252 547" svg:d="M111 213v-90c0-68 37-105 72-105 2 0 12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604cm" svg:height="0.342cm" svg:x="12.984cm" svg:y="14.589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49cm" svg:height="0.356cm" svg:x="13.635cm" svg:y="14.58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54cm" svg:height="0.356cm" svg:x="14.015cm" svg:y="14.5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54cm" svg:height="0.356cm" svg:x="14.32cm" svg:y="14.5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73cm" svg:height="0.537cm" svg:x="14.883cm" svg:y="14.395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cm" svg:height="0.356cm" svg:x="15.094cm" svg:y="14.58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1cm" svg:height="0.546cm" svg:x="15.441cm" svg:y="14.387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42cm" svg:height="0.485cm" svg:x="15.668cm" svg:y="14.45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6.243cm" svg:y="14.58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51cm" svg:height="0.546cm" svg:x="16.623cm" svg:y="14.387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244cm" svg:height="0.485cm" svg:x="16.849cm" svg:y="14.45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17.157cm" svg:y="14.58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7.5cm" svg:y="14.58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21cm" svg:height="0.532cm" svg:x="18.07cm" svg:y="14.417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8" draw:layer="layout" svg:width="0.256cm" svg:height="0.516cm" svg:x="18.494cm" svg:y="14.41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6cm" svg:height="0.532cm" svg:x="18.841cm" svg:y="14.41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379cm" svg:height="0.492cm" svg:x="19.471cm" svg:y="14.598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3cm" svg:height="0.356cm" svg:x="19.864cm" svg:y="14.58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20.219cm" svg:y="14.58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20.594cm" svg:y="14.58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54cm" svg:height="0.356cm" svg:x="20.902cm" svg:y="14.5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515cm" svg:height="0.182cm" svg:x="21.696cm" svg:y="14.6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22.509cm" svg:y="14.41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604cm" svg:height="0.773cm" svg:x="22.912cm" svg:y="14.223cm" svg:viewBox="0 0 605 774" svg:d="M245 693l-136-301c-5-12-10-12-12-12 0 0-5 0-13 5l-73 57c-11 7-11 10-11 12 0 3 2 9 7 9s19-11 26-18c6-3 18-12 25-18l153 335c5 12 11 12 18 12 10 0 12-4 19-14l352-728c5-13 5-14 5-16 0-9-7-16-15-16-7 0-13 4-18 16z">
            <text:p/>
          </draw:path>
          <draw:polygon draw:style-name="gr3" draw:text-style-name="P8" draw:layer="layout" svg:width="0.388cm" svg:height="0.032cm" svg:x="23.5cm" svg:y="14.223cm" svg:viewBox="0 0 389 33" draw:points="194,33 0,33 0,0 389,0 389,33">
            <text:p/>
          </draw:polygon>
          <draw:path draw:style-name="gr3" draw:text-style-name="P8" draw:layer="layout" svg:width="0.309cm" svg:height="0.516cm" svg:x="23.538cm" svg:y="14.41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55cm" svg:height="0.511cm" svg:x="24.167cm" svg:y="14.5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604cm" svg:height="0.342cm" svg:x="24.556cm" svg:y="14.589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254cm" svg:height="0.356cm" svg:x="25.202cm" svg:y="14.5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083cm" svg:height="0.083cm" svg:x="25.547cm" svg:y="14.849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presentation:style-name="pr8" draw:text-style-name="P6" draw:layer="layout" svg:width="26.4cm" svg:height="14.62cm" svg:x="0.8cm" svg:y="0.537cm" presentation:class="subtitle" presentation:user-transformed="true">
          <draw:text-box>
            <text:p text:style-name="P5"><text:span text:style-name="T6"><text:tab/></text:span><text:span text:style-name="T6"> </text:span><text:span text:style-name="T6">Newton’s Law of cooling :</text:span><text:span text:style-name="T7"> </text:span></text:p>
            <text:p text:style-name="P5"><text:span text:style-name="T8"><text:tab/></text:span><text:span text:style-name="T8"> </text:span><text:span text:style-name="T16">Newton's law of cooling states that the rate of change of</text:span><text:span text:style-name="T9"> cooling</text:span></text:p>
            <text:p text:style-name="P5"><text:span text:style-name="T9"><text:tab/></text:span><text:span text:style-name="T9"> </text:span><text:span text:style-name="T9">heated body at any time is proporational to the difference between </text:span></text:p>
            <text:p text:style-name="P5"><text:span text:style-name="T9"><text:tab/></text:span><text:span text:style-name="T9"> </text:span><text:span text:style-name="T9">the temperature of a body <text:s text:c="6"/>and that of its surrounding medium <text:s text:c="7"/>.</text:span></text:p>
            <text:p text:style-name="P5"><text:span text:style-name="T9"/></text:p>
            <text:p text:style-name="P5"><text:span text:style-name="T9"/></text:p>
            <text:p text:style-name="P5"><text:span text:style-name="T9"><text:tab/></text:span><text:span text:style-name="T9"> </text:span><text:span text:style-name="T9">According to Newton's law of cooling. <text:s text:c="7"/></text:span></text:p>
            <text:p text:style-name="P5"><text:span text:style-name="T9"><text:tab/></text:span><text:span text:style-name="T9"> <text:s/></text:span></text:p>
            <text:p text:style-name="P5"><text:span text:style-name="T9"><text:tab/></text:span><text:span text:style-name="T9"> </text:span></text:p>
            <text:p text:style-name="P5"><text:span text:style-name="T9"><text:s text:c="21"/></text:span><text:span text:style-name="T10"><text:tab/></text:span><text:span text:style-name="T10"> <text:s text:c="5"/></text:span></text:p>
            <text:p text:style-name="P5"><text:span text:style-name="T10"/></text:p>
            <text:p text:style-name="P5"><text:span text:style-name="T11"><text:s text:c="24"/></text:span></text:p>
            <text:p text:style-name="P5"><text:span text:style-name="T9"><text:tab/></text:span></text:p>
            <text:p text:style-name="P5"><text:span text:style-name="T9"/></text:p>
            <text:p text:style-name="P5"><text:span text:style-name="T9"/></text:p>
          </draw:text-box>
        </draw:frame>
        <draw:g>
          <svg:title>TexMaths</svg:title>
          <svg:desc>22§display§\frac{d \theta}{dt} \propto ( \theta - \theta_0 )§svg§600§FALSE§</svg:desc>
          <draw:polygon draw:style-name="gr2" draw:text-style-name="P7" draw:layer="layout" svg:width="4.397cm" svg:height="1.53cm" svg:x="2.492cm" svg:y="7.513cm" svg:viewBox="0 0 4398 1531" draw:points="2200,1531 0,1531 0,0 4398,0 4398,1531">
            <text:p/>
          </draw:polygon>
          <draw:path draw:style-name="gr3" draw:text-style-name="P8" draw:layer="layout" svg:width="0.369cm" svg:height="0.546cm" svg:x="2.485cm" svg:y="7.48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319cm" svg:height="0.555cm" svg:x="2.888cm" svg:y="7.474cm" svg:viewBox="0 0 320 556" svg:d="M320 158c0-51-14-158-93-158-107 0-227 218-227 396 0 74 23 160 93 160 109 0 227-223 227-398zM83 266c12-50 28-113 60-167 21-39 49-81 84-81 39 0 42 49 42 93 0 39-5 77-24 155zM238 290c-9 35-25 102-55 157-26 53-56 91-90 91-26 0-42-23-42-95 0-31 5-77 25-153z">
            <text:p/>
          </draw:path>
          <draw:polygon draw:style-name="gr3" draw:text-style-name="P8" draw:layer="layout" svg:width="0.787cm" svg:height="0.032cm" svg:x="2.453cm" svg:y="8.333cm" svg:viewBox="0 0 788 33" draw:points="394,33 0,33 0,0 788,0 788,33">
            <text:p/>
          </draw:polygon>
          <draw:path draw:style-name="gr3" draw:text-style-name="P8" draw:layer="layout" svg:width="0.369cm" svg:height="0.546cm" svg:x="2.536cm" svg:y="8.53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238cm" svg:height="0.493cm" svg:x="2.926cm" svg:y="8.588cm" svg:viewBox="0 0 239 494" svg:d="M143 176h73c15 0 23 0 23-16 0-9-8-9-23-9h-66c26-111 31-125 31-130 0-14-10-21-23-21-1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8" draw:layer="layout" svg:width="0.516cm" svg:height="0.351cm" svg:x="3.59cm" svg:y="8.201cm" svg:viewBox="0 0 517 352" svg:d="M517 318c-3 0-15 2-19 2-60 0-102-61-128-100-7-14-29-46-37-60 19-40 70-137 163-137 6 0 13 0 21 2 0-20-1-21-3-23-5-2-16-2-23-2-99 0-157 95-176 134-30-48-40-65-70-88-48-42-90-46-110-46-86 0-135 86-135 176 0 88 48 176 134 176 98 0 155-95 174-134 32 48 42 65 70 88 48 42 90 46 109 46 11 0 23-2 30-4zM290 192c-17 40-70 137-162 137-75 0-110-83-110-153 0-76 42-144 107-144 62 0 102 61 128 102 9 12 29 44 37 58z">
            <text:p/>
          </draw:path>
          <draw:path draw:style-name="gr3" draw:text-style-name="P8" draw:layer="layout" svg:width="0.18cm" svg:height="0.773cm" svg:x="4.44cm" svg:y="7.961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555cm" svg:x="4.697cm" svg:y="7.997cm" svg:viewBox="0 0 320 556" svg:d="M320 158c0-51-14-158-93-158-107 0-227 218-227 396 0 74 23 160 93 160 109 0 227-223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8" draw:layer="layout" svg:width="0.472cm" svg:height="0.032cm" svg:x="5.284cm" svg:y="8.333cm" svg:viewBox="0 0 473 33" svg:d="M447 33c12 0 26 0 26-17 0-16-14-16-26-16h-421c-12 0-26 0-26 16 0 17 14 17 26 17z">
            <text:p/>
          </draw:path>
          <draw:path draw:style-name="gr3" draw:text-style-name="P8" draw:layer="layout" svg:width="0.319cm" svg:height="0.555cm" svg:x="6.025cm" svg:y="7.997cm" svg:viewBox="0 0 320 556" svg:d="M320 158c0-51-14-158-93-158-107 0-227 218-227 396 0 74 23 160 93 160 109 0 227-223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8" draw:layer="layout" svg:width="0.252cm" svg:height="0.37cm" svg:x="6.384cm" svg:y="8.299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18cm" svg:height="0.773cm" svg:x="6.747cm" svg:y="7.961cm" svg:viewBox="0 0 181 774" svg:d="M181 387c0-60-9-153-51-241-47-95-114-146-123-146-3 0-7 4-7 7 0 4 0 5 14 19 78 76 121 199 121 361 0 132-28 269-124 366-11 11-11 12-11 14 0 5 4 7 7 7 9 0 79-53 125-151 40-85 49-171 49-236z">
            <text:p/>
          </draw:path>
        </draw:g>
        <draw:g>
          <svg:title>TexMaths</svg:title>
          <svg:desc>22§display§\frac{d \theta}{dt} = - k ( \theta - \theta_0 ) \ \ \text { where } k &gt; 0§svg§600§FALSE§</svg:desc>
          <draw:polygon draw:style-name="gr2" draw:text-style-name="P7" draw:layer="layout" svg:width="10.326cm" svg:height="1.53cm" svg:x="8.592cm" svg:y="7.513cm" svg:viewBox="0 0 10327 1531" draw:points="5164,1531 0,1531 0,0 10327,0 10327,1531">
            <text:p/>
          </draw:polygon>
          <draw:path draw:style-name="gr3" draw:text-style-name="P8" draw:layer="layout" svg:width="0.369cm" svg:height="0.546cm" svg:x="8.585cm" svg:y="7.483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319cm" svg:height="0.555cm" svg:x="8.988cm" svg:y="7.474cm" svg:viewBox="0 0 320 556" svg:d="M320 158c0-51-14-158-93-158-107 0-227 218-227 396 0 74 23 160 93 160 109 0 227-223 227-398zM83 266c12-50 28-113 60-167 21-39 49-81 84-81 39 0 42 49 42 93 0 39-5 77-24 155zM238 290c-9 35-25 102-55 157-26 53-56 91-90 91-26 0-42-23-42-95 0-31 5-77 25-153z">
            <text:p/>
          </draw:path>
          <draw:polygon draw:style-name="gr3" draw:text-style-name="P8" draw:layer="layout" svg:width="0.788cm" svg:height="0.032cm" svg:x="8.553cm" svg:y="8.333cm" svg:viewBox="0 0 789 33" draw:points="394,33 0,33 0,0 789,0 789,33">
            <text:p/>
          </draw:polygon>
          <draw:path draw:style-name="gr3" draw:text-style-name="P8" draw:layer="layout" svg:width="0.369cm" svg:height="0.546cm" svg:x="8.636cm" svg:y="8.535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238cm" svg:height="0.493cm" svg:x="9.026cm" svg:y="8.588cm" svg:viewBox="0 0 239 494" svg:d="M143 176h73c15 0 23 0 23-16 0-9-8-9-23-9h-66c26-111 31-125 31-130 0-14-10-21-23-21-1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8" draw:layer="layout" svg:width="0.515cm" svg:height="0.182cm" svg:x="9.69cm" svg:y="8.2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0.528cm" svg:y="8.333cm" svg:viewBox="0 0 473 33" svg:d="M447 33c12 0 26 0 26-17 0-16-14-16-26-16h-421c-12 0-26 0-26 16 0 17 14 17 26 17z">
            <text:p/>
          </draw:path>
          <draw:path draw:style-name="gr3" draw:text-style-name="P8" draw:layer="layout" svg:width="0.351cm" svg:height="0.546cm" svg:x="11.107cm" svg:y="8.005cm" svg:viewBox="0 0 352 547" svg:d="M180 9c0-2 0-9-9-9-18 0-76 7-95 7-7 2-16 2-16 16 0 10 7 10 19 10 37 0 39 6 39 13l-2 16-112 446c-4 11-4 13-4 16 0 20 16 23 23 23 10 0 21-7 26-17 4-6 39-150 44-169 27 1 90 14 90 65 0 5 0 9-3 17 0 9-2 18-2 27 0 45 30 77 70 77 23 0 44-12 62-42 19-34 28-76 28-77 0-9-7-9-9-9-9 0-9 3-10 14-16 58-34 97-69 97-14 0-25-9-25-37 0-13 4-30 7-43 2-14 2-17 2-24 0-51-47-72-114-81 24-14 49-39 67-58 37-41 72-74 110-74 6 0 6 0 7 0 9 2 11 2 16 7 2 0 2 2 4 2-37 3-44 33-44 42 0 12 9 28 30 28 19 0 42-18 42-47 0-23-18-50-53-50-21 0-58 7-112 69-29 30-59 60-87 72z">
            <text:p/>
          </draw:path>
          <draw:path draw:style-name="gr3" draw:text-style-name="P8" draw:layer="layout" svg:width="0.18cm" svg:height="0.773cm" svg:x="11.568cm" svg:y="7.961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555cm" svg:x="11.825cm" svg:y="7.997cm" svg:viewBox="0 0 320 556" svg:d="M320 158c0-51-14-158-93-158-107 0-227 218-227 396 0 74 23 160 93 160 109 0 227-223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8" draw:layer="layout" svg:width="0.472cm" svg:height="0.032cm" svg:x="12.413cm" svg:y="8.333cm" svg:viewBox="0 0 473 33" svg:d="M447 33c12 0 26 0 26-17 0-16-14-16-26-16h-421c-12 0-26 0-26 16 0 17 14 17 26 17z">
            <text:p/>
          </draw:path>
          <draw:path draw:style-name="gr3" draw:text-style-name="P8" draw:layer="layout" svg:width="0.319cm" svg:height="0.555cm" svg:x="13.156cm" svg:y="7.997cm" svg:viewBox="0 0 320 556" svg:d="M320 158c0-51-14-158-93-158-107 0-227 218-227 396 0 74 23 160 93 160 109 0 227-223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8" draw:layer="layout" svg:width="0.252cm" svg:height="0.37cm" svg:x="13.513cm" svg:y="8.299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18cm" svg:height="0.773cm" svg:x="13.876cm" svg:y="7.96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531cm" svg:height="0.342cm" svg:x="14.919cm" svg:y="8.209cm" svg:viewBox="0 0 532 343" svg:d="M466 74c15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9cm" svg:height="0.537cm" svg:x="15.49cm" svg:y="8.005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5.916cm" svg:y="8.1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6.259cm" svg:y="8.201cm" svg:viewBox="0 0 262 343" svg:d="M107 86v-86l-107 9v24c55 0 62 6 62 43v209c0 33-9 33-62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6.563cm" svg:y="8.1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1cm" svg:height="0.546cm" svg:x="17.185cm" svg:y="8.005cm" svg:viewBox="0 0 352 547" svg:d="M180 9c0-2 0-9-9-9-18 0-76 7-95 7-7 2-16 2-16 16 0 10 7 10 19 10 37 0 39 6 39 13l-2 16-112 446c-4 11-4 13-4 16 0 20 16 23 23 23 10 0 21-7 26-17 4-6 39-150 44-169 27 1 90 14 90 65 0 5 0 9-3 17 0 9-2 18-2 27 0 45 30 77 70 77 25 0 44-12 62-42 19-34 28-76 28-77 0-9-7-9-9-9-9 0-9 3-10 14-16 58-34 97-69 97-14 0-25-9-25-37 0-13 4-30 7-43 2-14 2-17 2-24 0-51-47-72-114-81 24-14 49-39 67-58 37-41 72-74 110-74 6 0 6 0 7 0 9 2 11 2 16 7 2 0 2 2 4 2-37 3-44 33-44 42 0 12 9 28 30 28 19 0 42-18 42-47 0-23-18-50-53-50-21 0-58 7-112 69-27 30-59 60-87 72z">
            <text:p/>
          </draw:path>
          <draw:path draw:style-name="gr3" draw:text-style-name="P8" draw:layer="layout" svg:width="0.472cm" svg:height="0.449cm" svg:x="17.848cm" svg:y="8.125cm" svg:viewBox="0 0 473 450" svg:d="M459 243c9-5 14-9 14-18s-5-14-14-17l-429-203c-11-5-12-5-14-5-9 0-16 7-16 16 0 7 4 10 14 17l408 192-408 192c-10 5-14 11-14 18 0 8 7 15 16 15 2 0 3 0 14-5z">
            <text:p/>
          </draw:path>
          <draw:path draw:style-name="gr3" draw:text-style-name="P8" draw:layer="layout" svg:width="0.326cm" svg:height="0.532cm" svg:x="18.63cm" svg:y="8.02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7.355cm" svg:y="8.114cm" svg:viewBox="0 0 652 350" draw:points="327,350 0,350 0,0 652,0 652,350">
            <text:p/>
          </draw:polygon>
          <draw:path draw:style-name="gr3" draw:text-style-name="P8" draw:layer="layout" svg:width="0.686cm" svg:height="0.426cm" svg:x="7.359cm" svg:y="8.075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therefore \ \ \frac{d \theta}{\theta - \theta_0} = - k \ dt §svg§600§FALSE§</svg:desc>
          <draw:polygon draw:style-name="gr2" draw:text-style-name="P7" draw:layer="layout" svg:width="6.368cm" svg:height="1.649cm" svg:x="19.87cm" svg:y="7.515cm" svg:viewBox="0 0 6369 1650" draw:points="3184,1650 0,1650 0,0 6369,0 6369,1650">
            <text:p/>
          </draw:polygon>
          <draw:path draw:style-name="gr3" draw:text-style-name="P8" draw:layer="layout" svg:width="0.469cm" svg:height="0.418cm" svg:x="19.854cm" svg:y="8.185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8" draw:layer="layout" svg:width="0.369cm" svg:height="0.546cm" svg:x="21.827cm" svg:y="7.48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19cm" svg:height="0.555cm" svg:x="22.23cm" svg:y="7.476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olygon draw:style-name="gr3" draw:text-style-name="P8" draw:layer="layout" svg:width="2.041cm" svg:height="0.032cm" svg:x="21.17cm" svg:y="8.335cm" svg:viewBox="0 0 2042 33" draw:points="1021,33 0,33 0,0 2042,0 2042,33">
            <text:p/>
          </draw:polygon>
          <draw:path draw:style-name="gr3" draw:text-style-name="P8" draw:layer="layout" svg:width="0.319cm" svg:height="0.555cm" svg:x="21.202cm" svg:y="8.531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8" draw:layer="layout" svg:width="0.472cm" svg:height="0.032cm" svg:x="21.79cm" svg:y="8.867cm" svg:viewBox="0 0 473 33" svg:d="M447 33c12 0 26 0 26-17 0-16-14-16-26-16h-421c-12 0-26 0-26 16 0 17 14 17 26 17z">
            <text:p/>
          </draw:path>
          <draw:path draw:style-name="gr3" draw:text-style-name="P8" draw:layer="layout" svg:width="0.319cm" svg:height="0.555cm" svg:x="22.531cm" svg:y="8.531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8" draw:layer="layout" svg:width="0.252cm" svg:height="0.37cm" svg:x="22.89cm" svg:y="8.832cm" svg:viewBox="0 0 253 371" svg:d="M253 188c0-59-7-103-33-140-16-27-49-48-93-48-127 0-127 148-127 188 0 39 0 183 127 183 126 0 126-144 126-183zM127 357c-25 0-58-15-69-59-9-32-9-78-9-117 0-40 0-81 9-111 11-44 46-54 69-54 30 0 58 17 67 49 8 28 10 69 10 116 0 39 0 80-7 115-12 49-49 61-70 61z">
            <text:p/>
          </draw:path>
          <draw:path draw:style-name="gr3" draw:text-style-name="P8" draw:layer="layout" svg:width="0.515cm" svg:height="0.182cm" svg:x="23.561cm" svg:y="8.2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24.397cm" svg:y="8.335cm" svg:viewBox="0 0 473 33" svg:d="M447 33c12 0 26 0 26-17 0-16-14-16-26-16h-421c-12 0-26 0-26 16 0 17 14 17 26 17z">
            <text:p/>
          </draw:path>
          <draw:path draw:style-name="gr3" draw:text-style-name="P8" draw:layer="layout" svg:width="0.351cm" svg:height="0.546cm" svg:x="24.977cm" svg:y="8.008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8" draw:layer="layout" svg:width="0.369cm" svg:height="0.546cm" svg:x="25.65cm" svg:y="8.00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8" draw:layer="layout" svg:width="0.238cm" svg:height="0.494cm" svg:x="26.039cm" svg:y="8.06cm" svg:viewBox="0 0 239 495" svg:d="M143 176h73c15 0 23 0 23-16 0-9-8-9-23-9h-66c26-111 31-125 31-130 0-14-10-21-23-21-1 0-24 0-31 28l-30 123h-74c-16 0-23 0-23 14 0 11 7 11 21 11h69c-55 220-58 232-58 247 0 42 30 72 70 72 81 0 125-115 125-120 0-7-7-7-11-7-5 0-7 2-10 10-34 81-76 99-102 99-16 0-23-10-23-35 0-19 2-25 3-37z">
            <text:p/>
          </draw:path>
        </draw:g>
        <draw:g>
          <svg:title>TexMaths</svg:title>
          <svg:desc>22§display§\text {Integrating both sides we get, }§svg§600§FALSE§</svg:desc>
          <draw:polygon draw:style-name="gr2" draw:text-style-name="P7" draw:layer="layout" svg:width="9.927cm" svg:height="0.62cm" svg:x="2.471cm" svg:y="9.614cm" svg:viewBox="0 0 9928 621" draw:points="4965,621 0,621 0,0 9928,0 9928,621">
            <text:p/>
          </draw:polygon>
          <draw:path draw:style-name="gr3" draw:text-style-name="P8" draw:layer="layout" svg:width="0.237cm" svg:height="0.53cm" svg:x="2.453cm" svg:y="9.584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8" draw:layer="layout" svg:width="0.39cm" svg:height="0.343cm" svg:x="2.736cm" svg:y="9.771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4cm" svg:height="0.486cm" svg:x="3.134cm" svg:y="9.637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3cm" svg:height="0.357cm" svg:x="3.442cm" svg:y="9.76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3.785cm" svg:y="9.762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261cm" svg:height="0.343cm" svg:x="4.172cm" svg:y="9.771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49cm" svg:height="0.357cm" svg:x="4.486cm" svg:y="9.765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44cm" svg:height="0.486cm" svg:x="4.854cm" svg:y="9.637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166cm" svg:height="0.519cm" svg:x="5.165cm" svg:y="9.59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43cm" svg:x="5.38cm" svg:y="9.771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355cm" svg:height="0.512cm" svg:x="5.806cm" svg:y="9.762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83cm" svg:height="0.547cm" svg:x="6.45cm" svg:y="9.575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8" draw:layer="layout" svg:width="0.344cm" svg:height="0.357cm" svg:x="6.902cm" svg:y="9.765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8" draw:layer="layout" svg:width="0.242cm" svg:height="0.486cm" svg:x="7.28cm" svg:y="9.637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39cm" svg:height="0.539cm" svg:x="7.592cm" svg:y="9.575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254cm" svg:height="0.357cm" svg:x="8.28cm" svg:y="9.765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166cm" svg:height="0.519cm" svg:x="8.585cm" svg:y="9.59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83cm" svg:height="0.547cm" svg:x="8.801cm" svg:y="9.575cm" svg:viewBox="0 0 384 548" svg:d="M269 497v51l115-8v-25c-55 0-62-5-62-42v-473l-111 9v25c53 0 60 5 60 42v167c-23-26-56-47-99-47-91 0-172 76-172 176 0 99 76 176 165 176 50 0 85-26 104-51zM269 289v159c0 14 0 16-9 28-22 37-58 55-91 55-35 0-63-20-83-50-19-31-21-75-21-107 0-30 0-76 23-111 18-25 46-50 88-50 28 0 60 11 84 46 9 14 9 16 9 30z">
            <text:p/>
          </draw:path>
          <draw:path draw:style-name="gr3" draw:text-style-name="P8" draw:layer="layout" svg:width="0.3cm" svg:height="0.357cm" svg:x="9.225cm" svg:y="9.76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254cm" svg:height="0.357cm" svg:x="9.574cm" svg:y="9.765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53cm" svg:height="0.343cm" svg:x="10.124cm" svg:y="9.78cm" svg:viewBox="0 0 531 344" svg:d="M466 74c14-39 39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8" draw:layer="layout" svg:width="0.3cm" svg:height="0.357cm" svg:x="10.668cm" svg:y="9.76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11.27cm" svg:y="9.762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cm" svg:height="0.357cm" svg:x="11.657cm" svg:y="9.76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242cm" svg:height="0.486cm" svg:x="11.994cm" svg:y="9.637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091cm" svg:height="0.232cm" svg:x="12.345cm" svg:y="10.03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int \frac{1}{ \theta - \theta_0 }\ d \theta = - k \int dt  §svg§600§FALSE§</svg:desc>
          <draw:polygon draw:style-name="gr2" draw:text-style-name="P7" draw:layer="layout" svg:width="7.843cm" svg:height="1.642cm" svg:x="2.456cm" svg:y="10.815cm" svg:viewBox="0 0 7844 1643" draw:points="3921,1643 0,1643 0,0 7844,0 7844,1643">
            <text:p/>
          </draw:polygon>
          <draw:path draw:style-name="gr3" draw:text-style-name="P8" draw:layer="layout" svg:width="0.687cm" svg:height="1.719cm" svg:x="2.461cm" svg:y="10.77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56cm" svg:height="0.517cm" svg:x="4.308cm" svg:y="10.7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2.041cm" svg:height="0.032cm" svg:x="3.412cm" svg:y="11.619cm" svg:viewBox="0 0 2042 33" draw:points="1021,33 0,33 0,0 2042,0 2042,33">
            <text:p/>
          </draw:polygon>
          <draw:path draw:style-name="gr3" draw:text-style-name="P8" draw:layer="layout" svg:width="0.319cm" svg:height="0.555cm" svg:x="3.445cm" svg:y="11.815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8" draw:layer="layout" svg:width="0.472cm" svg:height="0.032cm" svg:x="4.033cm" svg:y="12.151cm" svg:viewBox="0 0 473 33" svg:d="M447 33c12 0 26 0 26-17 0-16-14-16-26-16h-421c-12 0-26 0-26 16 0 17 14 17 26 17z">
            <text:p/>
          </draw:path>
          <draw:path draw:style-name="gr3" draw:text-style-name="P8" draw:layer="layout" svg:width="0.319cm" svg:height="0.555cm" svg:x="4.774cm" svg:y="11.815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8" draw:layer="layout" svg:width="0.252cm" svg:height="0.37cm" svg:x="5.133cm" svg:y="12.116cm" svg:viewBox="0 0 253 371" svg:d="M253 188c0-59-7-103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369cm" svg:height="0.547cm" svg:x="5.833cm" svg:y="11.292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19cm" svg:height="0.555cm" svg:x="6.236cm" svg:y="11.283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8" draw:layer="layout" svg:width="0.515cm" svg:height="0.182cm" svg:x="6.847cm" svg:y="11.5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7.683cm" svg:y="11.619cm" svg:viewBox="0 0 473 33" svg:d="M447 33c12 0 26 0 26-17 0-16-14-16-26-16h-421c-12 0-26 0-26 16 0 17 14 17 26 17z">
            <text:p/>
          </draw:path>
          <draw:path draw:style-name="gr3" draw:text-style-name="P8" draw:layer="layout" svg:width="0.351cm" svg:height="0.547cm" svg:x="8.264cm" svg:y="11.292cm" svg:viewBox="0 0 352 548" svg:d="M180 9c0-2 0-9-9-9-18 0-76 7-95 7-7 2-16 2-16 16 0 10 7 10 19 10 37 0 39 6 39 13l-2 16-112 447c-4 10-4 12-4 16 0 19 16 23 23 23 10 0 21-8 26-18 4-5 39-150 44-169 27 2 90 14 90 65 0 5 0 9-3 18 0 8-2 17-2 26 0 46 30 78 70 78 25 0 44-13 62-43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8" draw:layer="layout" svg:width="0.687cm" svg:height="1.719cm" svg:x="8.82cm" svg:y="10.77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369cm" svg:height="0.547cm" svg:x="9.711cm" svg:y="11.29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10.1cm" svg:y="11.345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</draw:g>
        <draw:g>
          <svg:title>TexMaths</svg:title>
          <svg:desc>22§display§\log (\theta - \theta_0) =  - kt + c_1§svg§600§FALSE§</svg:desc>
          <draw:polygon draw:style-name="gr2" draw:text-style-name="P7" draw:layer="layout" svg:width="7.437cm" svg:height="0.696cm" svg:x="2.572cm" svg:y="13.114cm" svg:viewBox="0 0 7438 697" draw:points="3719,697 0,697 0,0 7438,0 7438,697">
            <text:p/>
          </draw:polygon>
          <draw:path draw:style-name="gr3" draw:text-style-name="P8" draw:layer="layout" svg:width="0.173cm" svg:height="0.537cm" svg:x="2.558cm" svg:y="13.119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2.769cm" svg:y="13.30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3.156cm" svg:y="13.30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8cm" svg:height="0.773cm" svg:x="3.609cm" svg:y="13.0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555cm" svg:x="3.866cm" svg:y="13.11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8" draw:layer="layout" svg:width="0.472cm" svg:height="0.032cm" svg:x="4.454cm" svg:y="13.446cm" svg:viewBox="0 0 473 33" svg:d="M447 33c12 0 26 0 26-17 0-16-14-16-26-16h-421c-12 0-26 0-26 16 0 17 14 17 26 17z">
            <text:p/>
          </draw:path>
          <draw:path draw:style-name="gr3" draw:text-style-name="P8" draw:layer="layout" svg:width="0.319cm" svg:height="0.555cm" svg:x="5.195cm" svg:y="13.11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8" draw:layer="layout" svg:width="0.252cm" svg:height="0.37cm" svg:x="5.554cm" svg:y="13.411cm" svg:viewBox="0 0 253 371" svg:d="M253 188c0-60-7-104-33-141-16-26-49-47-93-47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18cm" svg:height="0.773cm" svg:x="5.916cm" svg:y="13.07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182cm" svg:x="6.432cm" svg:y="13.3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7.268cm" svg:y="13.446cm" svg:viewBox="0 0 473 33" svg:d="M447 33c12 0 26 0 26-17 0-16-14-16-26-16h-421c-12 0-26 0-26 16 0 17 14 17 26 17z">
            <text:p/>
          </draw:path>
          <draw:path draw:style-name="gr3" draw:text-style-name="P8" draw:layer="layout" svg:width="0.351cm" svg:height="0.546cm" svg:x="7.847cm" svg:y="13.119cm" svg:viewBox="0 0 352 547" svg:d="M180 9c0-2 0-9-9-9-18 0-76 7-95 7-7 2-16 2-16 16 0 10 7 10 19 10 37 0 39 6 39 13l-2 16-112 446c-4 11-4 13-4 16 0 20 16 23 23 23 10 0 21-7 26-18 4-7 39-149 44-168 27 1 90 14 90 65 0 5 0 8-3 17 0 9-2 18-2 27 0 45 30 77 70 77 25 0 44-12 62-42 19-34 28-76 28-78 0-8-7-8-9-8-9 0-9 3-10 14-16 58-34 96-69 96-14 0-25-8-25-36 0-13 4-30 7-43 2-14 2-17 2-24 0-51-47-72-114-81 24-14 49-39 67-58 37-41 72-74 110-74 6 0 6 0 7 0 9 2 11 2 16 7 2 0 2 2 4 2-37 3-44 33-44 42 0 12 9 28 30 28 19 0 42-18 42-47 0-23-18-50-53-50-21 0-58 7-112 69-29 30-59 60-87 72z">
            <text:p/>
          </draw:path>
          <draw:path draw:style-name="gr3" draw:text-style-name="P8" draw:layer="layout" svg:width="0.238cm" svg:height="0.493cm" svg:x="8.25cm" svg:y="13.17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8" draw:layer="layout" svg:width="0.515cm" svg:height="0.516cm" svg:x="8.727cm" svg:y="13.2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2cm" svg:height="0.351cm" svg:x="9.488cm" svg:y="13.31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8" draw:layer="layout" svg:width="0.198cm" svg:height="0.36cm" svg:x="9.85cm" svg:y="13.411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\therefore \ \ \  \theta  =   \theta_0 + c.e^{- kt} \ \ \text { where } \ \  c = e^{c_1}§svg§600§FALSE§</svg:desc>
          <draw:polygon draw:style-name="gr2" draw:text-style-name="P7" draw:layer="layout" svg:width="12.244cm" svg:height="0.745cm" svg:x="2.577cm" svg:y="14.319cm" svg:viewBox="0 0 12245 746" draw:points="6123,746 0,746 0,0 12245,0 12245,746">
            <text:p/>
          </draw:polygon>
          <draw:path draw:style-name="gr3" draw:text-style-name="P8" draw:layer="layout" svg:width="0.469cm" svg:height="0.418cm" svg:x="2.561cm" svg:y="14.616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319cm" svg:height="0.555cm" svg:x="4.074cm" svg:y="14.429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8" draw:layer="layout" svg:width="0.515cm" svg:height="0.182cm" svg:x="4.683cm" svg:y="14.6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19cm" svg:height="0.555cm" svg:x="5.489cm" svg:y="14.429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8" draw:layer="layout" svg:width="0.252cm" svg:height="0.37cm" svg:x="5.848cm" svg:y="14.732cm" svg:viewBox="0 0 253 371" svg:d="M253 188c0-60-7-104-33-141-16-26-49-47-93-47-127 0-127 148-127 188 0 39 0 183 127 183 126 0 126-144 126-183zM127 357c-25 0-58-16-69-60-9-31-9-77-9-116 0-40 0-81 9-111 11-44 46-54 69-54 30 0 58 17 67 49 8 28 8 69 8 116 0 39 0 79-7 114-10 50-47 62-68 62z">
            <text:p/>
          </draw:path>
          <draw:path draw:style-name="gr3" draw:text-style-name="P8" draw:layer="layout" svg:width="0.515cm" svg:height="0.516cm" svg:x="6.382cm" svg:y="14.52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2cm" svg:height="0.351cm" svg:x="7.144cm" svg:y="14.633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  <draw:path draw:style-name="gr3" draw:text-style-name="P8" draw:layer="layout" svg:width="0.083cm" svg:height="0.083cm" svg:x="7.513cm" svg:y="14.892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7.696cm" svg:y="14.633cm" svg:viewBox="0 0 299 352" svg:d="M109 164c23 0 81-2 120-18 54-23 58-69 58-79 0-35-30-67-83-67-86 0-204 76-204 211 0 79 46 141 121 141 113 0 178-83 178-92 0-5-5-10-10-10-4 0-6 1-9 9-62 75-146 75-157 75-60 0-67-65-67-90 0-8 0-33 13-80zM74 146c30-118 109-128 130-128 37 0 56 22 56 49 0 79-123 79-154 79z">
            <text:p/>
          </draw:path>
          <draw:path draw:style-name="gr3" draw:text-style-name="P8" draw:layer="layout" svg:width="0.367cm" svg:height="0.027cm" svg:x="8.08cm" svg:y="14.507cm" svg:viewBox="0 0 368 28" svg:d="M347 28c7 0 21 0 21-14s-13-14-21-14h-326c-9 0-21 0-21 14s12 14 21 14z">
            <text:p/>
          </draw:path>
          <draw:path draw:style-name="gr3" draw:text-style-name="P8" draw:layer="layout" svg:width="0.267cm" svg:height="0.382cm" svg:x="8.545cm" svg:y="14.28cm" svg:viewBox="0 0 268 383" svg:d="M130 16c0 0 2-7 2-9s-2-7-9-7c-10 0-56 4-70 5-4 0-11 2-11 13 0 8 7 8 14 8 25 0 25 4 25 7 0 4 0 7-2 13l-75 307c-4 9-4 11-4 13 0 7 7 17 19 17 14 0 21-12 25-22 0-4 25-99 26-106 39 4 71 16 71 44 0 2 0 5-2 11-2 8-2 10-2 17 0 39 32 56 58 56 53 0 69-82 69-84 0-7-7-7-9-7-7 0-9 3-10 14-7 23-21 62-50 62-14 0-17-15-17-29 0-8 0-10 2-24 1-2 3-11 3-18 0-47-65-56-88-56 16-11 35-28 46-37 26-26 54-51 84-51 7 0 14 2 18 7-23 4-28 21-28 30 0 12 10 21 23 21 14 0 30-12 30-35 0-18-13-39-43-39s-58 23-86 48c-23 23-40 38-63 49z">
            <text:p/>
          </draw:path>
          <draw:path draw:style-name="gr3" draw:text-style-name="P8" draw:layer="layout" svg:width="0.184cm" svg:height="0.344cm" svg:x="8.868cm" svg:y="14.31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9 0-5 1-15 3-21z">
            <text:p/>
          </draw:path>
          <draw:path draw:style-name="gr3" draw:text-style-name="P8" draw:layer="layout" svg:width="0.53cm" svg:height="0.342cm" svg:x="9.905cm" svg:y="14.641cm" svg:viewBox="0 0 531 343" svg:d="M466 74c14-39 37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4 16-16l79-220 79 222c2 9 5 14 14 14 11 0 14-7 16-14z">
            <text:p/>
          </draw:path>
          <draw:path draw:style-name="gr3" draw:text-style-name="P8" draw:layer="layout" svg:width="0.39cm" svg:height="0.537cm" svg:x="10.475cm" svg:y="14.438cm" svg:viewBox="0 0 391 538" svg:d="M60 478c0 35-7 35-60 35v25c26-2 67-2 88-2 19 0 60 0 86 2v-25c-51 0-60 0-60-35v-142c0-81 55-123 104-123 50 0 58 42 58 86v179c0 35-8 35-60 35v25c27-2 67-2 88-2 20 0 60 0 87 2v-25c-41 0-60 0-60-22v-148c0-67 0-92-25-120-10-12-37-28-81-28-67 0-100 48-112 76v-271l-113 9v24c55 0 60 6 60 43z">
            <text:p/>
          </draw:path>
          <draw:path draw:style-name="gr3" draw:text-style-name="P8" draw:layer="layout" svg:width="0.3cm" svg:height="0.356cm" svg:x="10.901cm" svg:y="14.628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8" draw:layer="layout" svg:width="0.261cm" svg:height="0.342cm" svg:x="11.244cm" svg:y="14.63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11.547cm" svg:y="14.628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8" draw:layer="layout" svg:width="0.302cm" svg:height="0.351cm" svg:x="12.673cm" svg:y="14.633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  <draw:path draw:style-name="gr3" draw:text-style-name="P8" draw:layer="layout" svg:width="0.515cm" svg:height="0.182cm" svg:x="13.235cm" svg:y="14.6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4.044cm" svg:y="14.633cm" svg:viewBox="0 0 299 352" svg:d="M109 164c23 0 81-2 120-18 54-23 58-69 58-79 0-35-30-67-83-67-86 0-204 76-204 211 0 79 46 141 121 141 113 0 178-83 178-92 0-5-5-10-10-10-4 0-6 1-9 9-62 75-146 75-157 75-60 0-67-65-67-90 0-8 0-33 13-80zM74 146c30-118 109-128 130-128 37 0 56 22 56 49 0 79-123 79-154 79z">
            <text:p/>
          </draw:path>
          <draw:path draw:style-name="gr3" draw:text-style-name="P8" draw:layer="layout" svg:width="0.235cm" svg:height="0.245cm" svg:x="14.401cm" svg:y="14.417cm" svg:viewBox="0 0 236 246" svg:d="M204 32c-19 3-26 17-26 30 0 15 10 21 21 21 12 0 30-9 30-36 0-36-42-47-71-47-82 0-158 76-158 151 0 46 33 95 100 95 94 0 136-54 136-61 0-4-5-11-9-11-3 0-5 2-9 7-42 49-107 49-116 49-39 0-56-26-56-59 0-16 7-76 35-113 21-28 49-42 77-42 7 0 34 0 46 16z">
            <text:p/>
          </draw:path>
          <draw:path draw:style-name="gr3" draw:text-style-name="P8" draw:layer="layout" svg:width="0.159cm" svg:height="0.258cm" svg:x="14.699cm" svg:y="14.475cm" svg:viewBox="0 0 160 259" svg:d="M100 12c0-12-1-12-14-12-28 25-72 25-79 25h-7v17h7c9 0 33-2 56-10v193c0 12 0 18-40 18h-19v16c21-2 56-2 77-2 23 0 58 0 79 2v-16h-19c-41 0-41-6-41-18z">
            <text:p/>
          </draw:path>
        </draw:g>
        <draw:g>
          <svg:title>TexMaths</svg:title>
          <svg:desc>22§display§\text {i.e. } \ \theta - \theta_0 =  e^{ - kt + c_1} = e^{ - kt}.e^{c_1}§svg§600§FALSE§</svg:desc>
          <draw:polygon draw:style-name="gr2" draw:text-style-name="P7" draw:layer="layout" svg:width="10.647cm" svg:height="0.745cm" svg:x="10.675cm" svg:y="13.117cm" svg:viewBox="0 0 10648 746" draw:points="5324,746 0,746 0,0 10648,0 10648,746">
            <text:p/>
          </draw:polygon>
          <draw:path draw:style-name="gr3" draw:text-style-name="P8" draw:layer="layout" svg:width="0.166cm" svg:height="0.518cm" svg:x="10.661cm" svg:y="13.256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10.918cm" svg:y="13.69cm" svg:viewBox="0 0 84 84" svg:d="M84 42c0-23-19-42-42-42s-42 19-42 42 19 42 42 42 42-19 42-42z">
            <text:p/>
          </draw:path>
          <draw:path draw:style-name="gr3" draw:text-style-name="P8" draw:layer="layout" svg:width="0.3cm" svg:height="0.356cm" svg:x="11.087cm" svg:y="13.426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8" draw:layer="layout" svg:width="0.083cm" svg:height="0.083cm" svg:x="11.476cm" svg:y="13.69cm" svg:viewBox="0 0 84 84" svg:d="M84 42c0-23-19-42-42-42s-42 19-42 42 19 42 42 42 42-19 42-42z">
            <text:p/>
          </draw:path>
          <draw:path draw:style-name="gr3" draw:text-style-name="P8" draw:layer="layout" svg:width="0.319cm" svg:height="0.555cm" svg:x="12.259cm" svg:y="13.227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8" draw:layer="layout" svg:width="0.472cm" svg:height="0.032cm" svg:x="12.847cm" svg:y="13.563cm" svg:viewBox="0 0 473 33" svg:d="M447 33c12 0 26 0 26-17 0-16-14-16-26-16h-421c-12 0-26 0-26 16 0 17 14 17 26 17z">
            <text:p/>
          </draw:path>
          <draw:path draw:style-name="gr3" draw:text-style-name="P8" draw:layer="layout" svg:width="0.319cm" svg:height="0.555cm" svg:x="13.588cm" svg:y="13.227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8" draw:layer="layout" svg:width="0.252cm" svg:height="0.37cm" svg:x="13.947cm" svg:y="13.53cm" svg:viewBox="0 0 253 371" svg:d="M253 188c0-60-7-104-33-141-16-26-49-47-93-47-127 0-127 148-127 188 0 39 0 183 127 183 126 0 126-144 126-183zM127 357c-25 0-58-16-69-60-9-31-9-77-9-116 0-40 0-81 9-111 11-44 46-54 69-54 30 0 58 17 67 49 8 28 8 69 8 116 0 39 0 79-7 114-10 50-47 62-68 62z">
            <text:p/>
          </draw:path>
          <draw:path draw:style-name="gr3" draw:text-style-name="P8" draw:layer="layout" svg:width="0.515cm" svg:height="0.182cm" svg:x="14.523cm" svg:y="13.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5.332cm" svg:y="13.431cm" svg:viewBox="0 0 299 352" svg:d="M109 164c23 0 81-2 120-18 54-23 58-69 58-79 0-35-30-67-83-67-86 0-204 76-204 211 0 79 46 141 121 141 113 0 178-83 178-92 0-5-5-10-10-10-4 0-6 1-9 9-62 75-146 75-157 75-60 0-67-65-67-90 0-8 0-33 13-80zM74 146c30-118 109-128 130-128 37 0 58 22 58 49 0 79-125 79-156 79z">
            <text:p/>
          </draw:path>
          <draw:path draw:style-name="gr3" draw:text-style-name="P8" draw:layer="layout" svg:width="0.367cm" svg:height="0.027cm" svg:x="15.714cm" svg:y="13.305cm" svg:viewBox="0 0 368 28" svg:d="M347 28c7 0 21 0 21-14s-12-14-21-14h-326c-9 0-21 0-21 14s12 14 21 14z">
            <text:p/>
          </draw:path>
          <draw:path draw:style-name="gr3" draw:text-style-name="P8" draw:layer="layout" svg:width="0.267cm" svg:height="0.382cm" svg:x="16.18cm" svg:y="13.078cm" svg:viewBox="0 0 268 383" svg:d="M130 16c0 0 2-7 2-9s-2-7-9-7c-10 0-56 4-70 5-4 0-11 2-11 13 0 8 7 8 14 8 25 0 25 4 25 7 0 4 0 7-2 13l-75 307c-4 9-4 11-4 13 0 7 7 17 19 17 14 0 21-12 25-22 0-4 25-99 26-106 39 4 71 16 71 44 0 2 0 5-2 11-2 8-2 10-2 17 0 39 32 56 57 56 54 0 70-82 70-84 0-7-7-7-9-7-7 0-9 3-10 14-7 23-21 62-50 62-14 0-17-15-17-29 0-8 0-10 2-24 1-2 3-11 3-18 0-47-65-56-88-56 16-11 35-28 46-37 26-26 54-51 84-51 7 0 14 2 18 7-23 4-28 21-28 30 0 12 10 21 23 21 14 0 30-12 30-35 0-18-13-39-43-39s-58 23-86 48c-23 23-40 38-63 49z">
            <text:p/>
          </draw:path>
          <draw:path draw:style-name="gr3" draw:text-style-name="P8" draw:layer="layout" svg:width="0.184cm" svg:height="0.344cm" svg:x="16.504cm" svg:y="13.115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9 0-5 1-15 3-21z">
            <text:p/>
          </draw:path>
          <draw:path draw:style-name="gr3" draw:text-style-name="P8" draw:layer="layout" svg:width="0.399cm" svg:height="0.4cm" svg:x="16.752cm" svg:y="13.118cm" svg:viewBox="0 0 400 401" svg:d="M213 213h167c7 0 20 0 20-13 0-14-13-14-20-14h-167v-167c0-7 0-19-12-19-14 0-14 12-14 19v167h-168c-7 0-19 0-19 14 0 13 12 13 19 13h168v167c0 7 0 21 14 21 12 0 12-12 12-21z">
            <text:p/>
          </draw:path>
          <draw:path draw:style-name="gr3" draw:text-style-name="P8" draw:layer="layout" svg:width="0.235cm" svg:height="0.245cm" svg:x="17.222cm" svg:y="13.215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3" draw:text-style-name="P8" draw:layer="layout" svg:width="0.159cm" svg:height="0.258cm" svg:x="17.522cm" svg:y="13.273cm" svg:viewBox="0 0 160 259" svg:d="M100 12c0-12-1-12-14-12-28 25-72 25-79 25h-7v17h7c9 0 33-2 56-10v193c0 12 0 18-40 18h-19v16c21-2 56-2 77-2 23 0 58 0 79 2v-16h-19c-41 0-41-6-41-18z">
            <text:p/>
          </draw:path>
          <draw:path draw:style-name="gr3" draw:text-style-name="P8" draw:layer="layout" svg:width="0.515cm" svg:height="0.182cm" svg:x="18.064cm" svg:y="13.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8.873cm" svg:y="13.431cm" svg:viewBox="0 0 299 352" svg:d="M109 164c23 0 81-2 120-18 54-23 58-69 58-79 0-35-30-67-83-67-86 0-204 76-204 211 0 79 46 141 121 141 113 0 178-83 178-92 0-5-5-10-10-10-4 0-6 1-9 9-62 75-146 75-157 75-60 0-67-65-67-90 0-8 0-33 13-80zM74 146c30-118 109-128 130-128 37 0 58 22 58 49 0 79-125 79-156 79z">
            <text:p/>
          </draw:path>
          <draw:path draw:style-name="gr3" draw:text-style-name="P8" draw:layer="layout" svg:width="0.367cm" svg:height="0.027cm" svg:x="19.255cm" svg:y="13.305cm" svg:viewBox="0 0 368 28" svg:d="M347 28c7 0 21 0 21-14s-12-14-21-14h-326c-9 0-21 0-21 14s12 14 21 14z">
            <text:p/>
          </draw:path>
          <draw:path draw:style-name="gr3" draw:text-style-name="P8" draw:layer="layout" svg:width="0.267cm" svg:height="0.382cm" svg:x="19.722cm" svg:y="13.078cm" svg:viewBox="0 0 268 383" svg:d="M130 16c0 0 2-7 2-9s-2-7-9-7c-10 0-56 4-70 5-4 0-11 2-11 13 0 8 7 8 14 8 25 0 25 4 25 7 0 4 0 7-2 13l-75 307c-4 9-4 11-4 13 0 7 7 17 19 17 14 0 21-12 25-22 0-4 25-99 26-106 39 4 71 16 71 44 0 2 0 5-2 11-2 8-2 10-2 17 0 39 32 56 58 56 53 0 69-82 69-84 0-7-7-7-9-7-7 0-9 3-10 14-7 23-21 62-50 62-14 0-17-15-17-29 0-8 0-10 2-24 1-2 3-11 3-18 0-47-65-56-88-56 16-11 35-28 46-37 26-26 54-51 84-51 7 0 14 2 18 7-23 4-28 21-28 30 0 12 10 21 23 21 14 0 30-12 30-35 0-18-13-39-41-39-32 0-60 23-88 48-23 23-40 38-63 49z">
            <text:p/>
          </draw:path>
          <draw:path draw:style-name="gr3" draw:text-style-name="P8" draw:layer="layout" svg:width="0.184cm" svg:height="0.344cm" svg:x="20.045cm" svg:y="13.115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9 0-5 1-15 3-21z">
            <text:p/>
          </draw:path>
          <draw:path draw:style-name="gr3" draw:text-style-name="P8" draw:layer="layout" svg:width="0.083cm" svg:height="0.083cm" svg:x="20.361cm" svg:y="13.69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20.545cm" svg:y="13.431cm" svg:viewBox="0 0 299 352" svg:d="M109 164c23 0 81-2 120-18 54-23 58-69 58-79 0-35-30-67-83-67-86 0-204 76-204 211 0 79 46 141 121 141 113 0 178-83 178-92 0-5-5-10-10-10-4 0-6 1-9 9-62 75-146 75-157 75-60 0-67-65-67-90 0-8 0-33 13-80zM74 146c30-118 109-128 130-128 37 0 58 22 58 49 0 79-125 79-156 79z">
            <text:p/>
          </draw:path>
          <draw:path draw:style-name="gr3" draw:text-style-name="P8" draw:layer="layout" svg:width="0.235cm" svg:height="0.245cm" svg:x="20.903cm" svg:y="13.215cm" svg:viewBox="0 0 236 246" svg:d="M206 32c-21 3-28 17-28 30 0 15 10 21 21 21 12 0 30-9 30-36 0-36-42-47-71-47-82 0-158 76-158 151 0 46 33 95 100 95 94 0 136-54 136-61 0-4-5-11-9-11-3 0-5 2-9 7-42 49-105 49-116 49-39 0-56-26-56-59 0-16 7-76 35-113 21-28 49-42 77-42 7 0 34 0 48 16z">
            <text:p/>
          </draw:path>
          <draw:path draw:style-name="gr3" draw:text-style-name="P8" draw:layer="layout" svg:width="0.159cm" svg:height="0.258cm" svg:x="21.202cm" svg:y="13.273cm" svg:viewBox="0 0 160 259" svg:d="M100 12c0-12-1-12-14-12-28 25-72 25-79 25h-7v17h7c9 0 33-2 56-10v193c0 12 0 18-40 18h-19v16c21-2 56-2 77-2 23 0 58 0 79 2v-16h-19c-41 0-41-6-41-18z">
            <text:p/>
          </draw:path>
        </draw:g>
        <draw:g>
          <svg:title>TexMaths</svg:title>
          <svg:desc>22§display§\frac{d \theta}{dt} = \text{ rate of change of temperature,}§svg§600§FALSE§</svg:desc>
          <draw:polygon draw:style-name="gr2" draw:text-style-name="P7" draw:layer="layout" svg:width="12.308cm" svg:height="1.53cm" svg:x="2.294cm" svg:y="4.613cm" svg:viewBox="0 0 12309 1531" draw:points="6155,1531 0,1531 0,0 12309,0 12309,1531">
            <text:p/>
          </draw:polygon>
          <draw:path draw:style-name="gr3" draw:text-style-name="P8" draw:layer="layout" svg:width="0.369cm" svg:height="0.546cm" svg:x="2.287cm" svg:y="4.583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319cm" svg:height="0.555cm" svg:x="2.69cm" svg:y="4.574cm" svg:viewBox="0 0 320 556" svg:d="M320 158c0-51-14-158-93-158-107 0-227 218-227 396 0 74 23 160 93 160 109 0 227-223 227-398zM83 266c12-50 28-113 60-167 21-39 49-81 84-81 39 0 42 49 42 93 0 39-5 77-24 155zM238 290c-9 35-25 102-55 157-26 53-56 91-90 91-26 0-42-23-42-95 0-31 5-77 25-153z">
            <text:p/>
          </draw:path>
          <draw:polygon draw:style-name="gr3" draw:text-style-name="P8" draw:layer="layout" svg:width="0.788cm" svg:height="0.032cm" svg:x="2.255cm" svg:y="5.433cm" svg:viewBox="0 0 789 33" draw:points="394,33 0,33 0,0 789,0 789,33">
            <text:p/>
          </draw:polygon>
          <draw:path draw:style-name="gr3" draw:text-style-name="P8" draw:layer="layout" svg:width="0.369cm" svg:height="0.546cm" svg:x="2.338cm" svg:y="5.635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238cm" svg:height="0.493cm" svg:x="2.728cm" svg:y="5.688cm" svg:viewBox="0 0 239 494" svg:d="M143 176h73c15 0 23 0 23-16 0-9-8-9-23-9h-66c26-111 31-125 31-130 0-14-10-21-23-21-1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8" draw:layer="layout" svg:width="0.515cm" svg:height="0.182cm" svg:x="3.392cm" svg:y="5.3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61cm" svg:height="0.342cm" svg:x="4.445cm" svg:y="5.301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4.76cm" svg:y="5.29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244cm" svg:height="0.485cm" svg:x="5.128cm" svg:y="5.167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5.436cm" svg:y="5.2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6.038cm" svg:y="5.29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6.426cm" svg:y="5.097cm" svg:viewBox="0 0 252 547" svg:d="M111 213v-90c0-68 37-105 72-105 2 0 14 0 25 5-9 3-23 12-23 32 0 17 12 33 33 33 23 0 34-16 34-33 0-29-28-55-69-55-55 0-121 40-121 123v90h-62v23h62v251c0 36-9 36-62 36v24c32-2 69-3 90-3 31 0 67 0 98 3v-24h-16c-58 0-59-9-59-37v-250h89v-23z">
            <text:p/>
          </draw:path>
          <draw:path draw:style-name="gr3" draw:text-style-name="P8" draw:layer="layout" svg:width="0.295cm" svg:height="0.356cm" svg:x="6.923cm" svg:y="5.295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9cm" svg:height="0.537cm" svg:x="7.243cm" svg:y="5.105cm" svg:viewBox="0 0 391 538" svg:d="M60 479c0 35-7 35-60 35v24c26-1 67-1 88-1 19 0 60 0 86 1v-24c-51 0-60 0-60-35v-143c0-81 55-123 104-123 50 0 58 42 58 86v180c0 35-8 35-60 35v24c27-1 67-1 89-1 19 0 59 0 86 1v-24c-41 0-60 0-60-23v-148c0-67 0-91-25-120-10-12-37-28-81-28-67 0-100 48-112 76v-271l-113 9v24c55 0 60 6 60 43z">
            <text:p/>
          </draw:path>
          <draw:path draw:style-name="gr3" draw:text-style-name="P8" draw:layer="layout" svg:width="0.349cm" svg:height="0.356cm" svg:x="7.68cm" svg:y="5.29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8.06cm" svg:y="5.30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55cm" svg:height="0.511cm" svg:x="8.486cm" svg:y="5.292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3cm" svg:height="0.356cm" svg:x="8.871cm" svg:y="5.2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9.473cm" svg:y="5.29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9.864cm" svg:y="5.097cm" svg:viewBox="0 0 252 547" svg:d="M111 213v-90c0-68 37-105 72-105 2 0 12 0 25 5-9 3-23 12-23 32 0 17 12 33 33 33 23 0 34-16 34-33 0-29-28-55-69-55-55 0-121 40-121 123v90h-62v23h62v251c0 36-9 36-62 36v24c32-2 69-3 90-3 31 0 67 0 98 3v-24h-16c-58 0-59-9-59-37v-250h89v-23z">
            <text:p/>
          </draw:path>
          <draw:path draw:style-name="gr3" draw:text-style-name="P8" draw:layer="layout" svg:width="0.244cm" svg:height="0.485cm" svg:x="10.348cm" svg:y="5.167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10.654cm" svg:y="5.2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604cm" svg:height="0.342cm" svg:x="11.001cm" svg:y="5.301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492cm" svg:x="11.644cm" svg:y="5.30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3cm" svg:height="0.356cm" svg:x="12.094cm" svg:y="5.2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2.437cm" svg:y="5.301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2.751cm" svg:y="5.295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242cm" svg:height="0.485cm" svg:x="13.12cm" svg:y="5.16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351cm" svg:x="13.432cm" svg:y="5.301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261cm" svg:height="0.342cm" svg:x="13.858cm" svg:y="5.301cm" svg:viewBox="0 0 262 343" svg:d="M107 86v-86l-107 9v24c55 0 62 6 62 43v209c0 33-9 33-62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4.16cm" svg:y="5.2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91cm" svg:height="0.231cm" svg:x="14.549cm" svg:y="5.559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heta - \theta_{0} = \text { difference in temperature}§svg§600§FALSE§</svg:desc>
          <draw:polygon draw:style-name="gr2" draw:text-style-name="P7" draw:layer="layout" svg:width="11.741cm" svg:height="0.619cm" svg:x="15.063cm" svg:y="5.116cm" svg:viewBox="0 0 11742 620" draw:points="5872,620 0,620 0,0 11742,0 11742,620">
            <text:p/>
          </draw:polygon>
          <draw:path draw:style-name="gr3" draw:text-style-name="P8" draw:layer="layout" svg:width="0.319cm" svg:height="0.555cm" svg:x="15.056cm" svg:y="5.077cm" svg:viewBox="0 0 320 556" svg:d="M320 158c0-51-14-158-93-158-107 0-227 218-227 396 0 74 23 160 93 160 109 0 227-223 227-398zM83 266c12-50 28-113 60-167 21-39 49-81 84-81 39 0 42 49 42 93 0 39-5 77-24 155zM238 290c-9 36-25 103-55 157-26 53-56 92-90 92-26 0-42-23-42-95 0-32 5-78 25-154z">
            <text:p/>
          </draw:path>
          <draw:path draw:style-name="gr3" draw:text-style-name="P8" draw:layer="layout" svg:width="0.472cm" svg:height="0.032cm" svg:x="15.646cm" svg:y="5.413cm" svg:viewBox="0 0 473 33" svg:d="M447 33c12 0 26 0 26-17 0-16-14-16-26-16h-421c-12 0-26 0-26 16 0 17 14 17 26 17z">
            <text:p/>
          </draw:path>
          <draw:path draw:style-name="gr3" draw:text-style-name="P8" draw:layer="layout" svg:width="0.319cm" svg:height="0.555cm" svg:x="16.387cm" svg:y="5.077cm" svg:viewBox="0 0 320 556" svg:d="M320 158c0-51-14-158-93-158-107 0-227 218-227 396 0 74 23 160 93 160 109 0 227-223 227-398zM83 266c12-50 28-113 60-167 21-39 49-81 84-81 39 0 42 49 42 93 0 39-5 77-24 155zM238 290c-9 36-25 103-55 157-26 53-56 92-90 92-26 0-42-23-42-95 0-32 5-78 25-154z">
            <text:p/>
          </draw:path>
          <draw:path draw:style-name="gr3" draw:text-style-name="P8" draw:layer="layout" svg:width="0.252cm" svg:height="0.37cm" svg:x="16.746cm" svg:y="5.378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515cm" svg:height="0.182cm" svg:x="17.321cm" svg:y="5.3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83cm" svg:height="0.546cm" svg:x="18.379cm" svg:y="5.086cm" svg:viewBox="0 0 384 547" svg:d="M269 496v51l115-8v-25c-55 0-62-5-62-42v-472l-111 9v24c53 0 60 6 60 43v167c-23-27-56-48-99-48-91 0-172 76-172 176 0 99 76 176 165 176 50 0 85-26 104-51zM269 289v158c0 14 0 16-8 28-23 37-59 55-92 55-35 0-63-20-83-49-19-32-21-76-21-108 0-30 2-76 23-111 18-24 46-49 88-49 28 0 60 11 85 46 8 14 8 16 8 30z">
            <text:p/>
          </draw:path>
          <draw:path draw:style-name="gr3" draw:text-style-name="P8" draw:layer="layout" svg:width="0.166cm" svg:height="0.518cm" svg:x="18.809cm" svg:y="5.10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465cm" svg:height="0.546cm" svg:x="19.018cm" svg:y="5.077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8" draw:layer="layout" svg:width="0.3cm" svg:height="0.356cm" svg:x="19.471cm" svg:y="5.27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9.814cm" svg:y="5.28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20.117cm" svg:y="5.27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20.463cm" svg:y="5.281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6cm" svg:x="20.895cm" svg:y="5.276cm" svg:viewBox="0 0 296 357" svg:d="M65 180c0-127 63-161 104-161 7 0 56 0 84 29-31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cm" svg:height="0.356cm" svg:x="21.233cm" svg:y="5.27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21.838cm" svg:y="5.10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2.053cm" svg:y="5.281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22.73cm" svg:y="5.14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cm" svg:height="0.356cm" svg:x="23.038cm" svg:y="5.27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605cm" svg:height="0.342cm" svg:x="23.385cm" svg:y="5.281cm" svg:viewBox="0 0 606 343" svg:d="M60 76v209c0 34-7 34-60 34v24c26 0 67-2 88-2 19 0 60 2 86 2v-24c-51 0-60 0-60-34v-144c0-81 55-123 104-123 50 0 58 42 58 86v181c0 34-8 34-59 34v24c26 0 65-2 86-2s61 2 88 2v-24c-53 0-62 0-62-34v-144c0-81 56-123 106-123 49 0 56 42 56 86v181c0 34-7 34-60 34v24c27 0 67-2 88-2 20 0 60 2 87 2v-24c-41 0-60 0-60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492cm" svg:x="24.026cm" svg:y="5.28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cm" svg:height="0.356cm" svg:x="24.477cm" svg:y="5.27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4.82cm" svg:y="5.28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25.135cm" svg:y="5.276cm" svg:viewBox="0 0 350 357" svg:d="M227 289c2 31 23 63 60 63 16 0 63-11 63-74v-42h-19v42c0 46-19 51-28 51-25 0-28-35-28-39v-156c0-32 0-62-29-92s-68-42-105-42c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42cm" svg:height="0.485cm" svg:x="25.503cm" svg:y="5.14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351cm" svg:x="25.814cm" svg:y="5.281cm" svg:viewBox="0 0 391 352" svg:d="M278 282v70l113-9v-24c-55 0-60-6-60-43v-276l-114 9v24c54 0 59 6 59 43v139c0 67-37 119-93 119-65 0-69-35-69-75v-259l-114 9v24c60 0 60 2 60 71v116c0 62 0 132 120 132 42 0 77-21 98-70z">
            <text:p/>
          </draw:path>
          <draw:path draw:style-name="gr3" draw:text-style-name="P8" draw:layer="layout" svg:width="0.261cm" svg:height="0.342cm" svg:x="26.24cm" svg:y="5.281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26.543cm" svg:y="5.27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>
          <svg:title>TexMaths</svg:title>
          <svg:desc>22§display§( \theta_0 )§svg§600§FALSE§</svg:desc>
          <draw:polygon draw:style-name="gr2" draw:text-style-name="P7" draw:layer="layout" svg:width="1.157cm" svg:height="0.696cm" svg:x="24.757cm" svg:y="3.717cm" svg:viewBox="0 0 1158 697" draw:points="579,697 0,697 0,0 1158,0 1158,697">
            <text:p/>
          </draw:polygon>
          <draw:path draw:style-name="gr3" draw:text-style-name="P8" draw:layer="layout" svg:width="0.18cm" svg:height="0.773cm" svg:x="24.794cm" svg:y="3.678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19cm" svg:height="0.555cm" svg:x="25.051cm" svg:y="3.713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8" draw:layer="layout" svg:width="0.252cm" svg:height="0.37cm" svg:x="25.41cm" svg:y="4.01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18cm" svg:height="0.773cm" svg:x="25.773cm" svg:y="3.67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>
          <svg:title>TexMaths</svg:title>
          <svg:desc>22§display§( \theta )§svg§600§FALSE§</svg:desc>
          <draw:polygon draw:style-name="gr2" draw:text-style-name="P7" draw:layer="layout" svg:width="0.831cm" svg:height="0.696cm" svg:x="11.259cm" svg:y="3.718cm" svg:viewBox="0 0 832 697" draw:points="417,697 0,697 0,0 832,0 832,697">
            <text:p/>
          </draw:polygon>
          <draw:path draw:style-name="gr3" draw:text-style-name="P8" draw:layer="layout" svg:width="0.18cm" svg:height="0.773cm" svg:x="11.296cm" svg:y="3.67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555cm" svg:x="11.553cm" svg:y="3.714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8" draw:layer="layout" svg:width="0.18cm" svg:height="0.773cm" svg:x="11.949cm" svg:y="3.679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presentation:style-name="pr10" draw:text-style-name="P9" draw:layer="layout" svg:width="25.199cm" svg:height="1.4cm" svg:x="1.398cm" svg:y="0.4cm" presentation:class="title" presentation:user-transformed="true">
          <draw:text-box>
            <text:p><text:span text:style-name="T12">Examples</text:span></text:p>
          </draw:text-box>
        </draw:frame>
        <draw:frame presentation:style-name="pr11" draw:text-style-name="P6" draw:layer="layout" svg:width="26.4cm" svg:height="13.233cm" svg:x="0.646cm" svg:y="2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</draw:text-box>
        </draw:frame>
        <draw:g>
          <svg:title>TexMaths</svg:title>
          <svg:desc>22§display§\text {If a body cools from } 80^\circ c \text { to } 50^\circ c \text { at room temperature of } 25^\circ c \text { in 30}§svg§600§FALSE§</svg:desc>
          <draw:polygon draw:style-name="gr2" draw:text-style-name="P7" draw:layer="layout" svg:width="23.023cm" svg:height="0.652cm" svg:x="2.518cm" svg:y="2.458cm" svg:viewBox="0 0 23024 653" draw:points="11512,653 0,653 0,0 23024,0 23024,653">
            <text:p/>
          </draw:polygon>
          <draw:path draw:style-name="gr3" draw:text-style-name="P8" draw:layer="layout" svg:width="0.237cm" svg:height="0.528cm" svg:x="2.5cm" svg:y="2.461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51cm" svg:height="0.546cm" svg:x="2.783cm" svg:y="2.445cm" svg:viewBox="0 0 252 547" svg:d="M111 213v-90c0-68 37-105 72-105 2 0 12 0 25 5-9 3-23 12-23 32 0 17 12 33 33 33 23 0 34-16 34-33 0-29-28-55-69-55-55 0-121 40-121 123v90h-62v23h62v251c0 35-9 35-62 35v25c32-2 67-3 90-3 31 0 67 0 98 3v-25h-16c-58 0-59-8-59-37v-249h89v-23z">
            <text:p/>
          </draw:path>
          <draw:path draw:style-name="gr3" draw:text-style-name="P8" draw:layer="layout" svg:width="0.349cm" svg:height="0.356cm" svg:x="3.285cm" svg:y="2.6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8" draw:layer="layout" svg:width="0.383cm" svg:height="0.546cm" svg:x="3.919cm" svg:y="2.454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44cm" svg:height="0.356cm" svg:x="4.369cm" svg:y="2.64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83cm" svg:height="0.546cm" svg:x="4.783cm" svg:y="2.454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8" draw:layer="layout" svg:width="0.379cm" svg:height="0.492cm" svg:x="5.2cm" svg:y="2.656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295cm" svg:height="0.356cm" svg:x="5.877cm" svg:y="2.64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6.215cm" svg:y="2.6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44cm" svg:height="0.356cm" svg:x="6.624cm" svg:y="2.64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173cm" svg:height="0.537cm" svg:x="7.014cm" svg:y="2.45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254cm" svg:height="0.356cm" svg:x="7.229cm" svg:y="2.644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51cm" svg:height="0.546cm" svg:x="7.792cm" svg:y="2.445cm" svg:viewBox="0 0 252 547" svg:d="M111 213v-90c0-68 37-105 72-105 2 0 12 0 25 5-9 3-23 12-23 32 0 17 12 33 33 33 23 0 34-16 34-33 0-29-28-55-69-55-55 0-121 40-121 123v90h-62v23h62v251c0 35-9 35-62 35v25c32-2 67-3 90-3 31 0 67 0 98 3v-25h-16c-58 0-59-8-59-37v-249h89v-23z">
            <text:p/>
          </draw:path>
          <draw:path draw:style-name="gr3" draw:text-style-name="P8" draw:layer="layout" svg:width="0.261cm" svg:height="0.342cm" svg:x="8.024cm" svg:y="2.64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8.327cm" svg:y="2.6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8.718cm" svg:y="2.648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21cm" svg:height="0.532cm" svg:x="9.626cm" svg:y="2.475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8" draw:layer="layout" svg:width="0.326cm" svg:height="0.532cm" svg:x="10.011cm" svg:y="2.475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233cm" svg:height="0.233cm" svg:x="10.409cm" svg:y="2.419cm" svg:viewBox="0 0 234 234" svg:d="M234 118c0-67-53-118-116-118-67 0-118 53-118 116 0 67 53 118 118 118s116-53 116-116zM118 208c-51 0-92-43-92-90 0-51 41-92 92-92s90 43 90 90c0 51-41 92-90 92z">
            <text:p/>
          </draw:path>
          <draw:path draw:style-name="gr3" draw:text-style-name="P8" draw:layer="layout" svg:width="0.302cm" svg:height="0.351cm" svg:x="10.754cm" svg:y="2.648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8" draw:layer="layout" svg:width="0.242cm" svg:height="0.484cm" svg:x="11.33cm" svg:y="2.514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8" draw:layer="layout" svg:width="0.344cm" svg:height="0.356cm" svg:x="11.638cm" svg:y="2.64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09cm" svg:height="0.532cm" svg:x="12.299cm" svg:y="2.475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8" draw:layer="layout" svg:width="0.326cm" svg:height="0.532cm" svg:x="12.678cm" svg:y="2.475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233cm" svg:height="0.233cm" svg:x="13.076cm" svg:y="2.419cm" svg:viewBox="0 0 234 234" svg:d="M234 118c0-67-53-118-116-118-67 0-118 53-118 116 0 67 53 118 118 118s116-53 116-116zM118 208c-51 0-92-43-92-90 0-51 41-92 92-92s90 43 90 90c0 51-41 92-90 92z">
            <text:p/>
          </draw:path>
          <draw:path draw:style-name="gr3" draw:text-style-name="P8" draw:layer="layout" svg:width="0.302cm" svg:height="0.351cm" svg:x="13.42cm" svg:y="2.648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8" draw:layer="layout" svg:width="0.349cm" svg:height="0.356cm" svg:x="14.014cm" svg:y="2.6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8" draw:layer="layout" svg:width="0.242cm" svg:height="0.484cm" svg:x="14.383cm" svg:y="2.514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8" draw:layer="layout" svg:width="0.261cm" svg:height="0.342cm" svg:x="14.948cm" svg:y="2.64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15.251cm" svg:y="2.64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44cm" svg:height="0.356cm" svg:x="15.659cm" svg:y="2.64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16.048cm" svg:y="2.648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242cm" svg:height="0.484cm" svg:x="16.94cm" svg:y="2.514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8" draw:layer="layout" svg:width="0.3cm" svg:height="0.356cm" svg:x="17.248cm" svg:y="2.6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604cm" svg:height="0.342cm" svg:x="17.595cm" svg:y="2.648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492cm" svg:x="18.236cm" svg:y="2.648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3cm" svg:height="0.356cm" svg:x="18.688cm" svg:y="2.6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9.031cm" svg:y="2.64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19.344cm" svg:y="2.6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8" draw:layer="layout" svg:width="0.242cm" svg:height="0.484cm" svg:x="19.714cm" svg:y="2.514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8" draw:layer="layout" svg:width="0.39cm" svg:height="0.351cm" svg:x="20.024cm" svg:y="2.648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261cm" svg:height="0.342cm" svg:x="20.45cm" svg:y="2.64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20.754cm" svg:y="2.6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21.354cm" svg:y="2.6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21.745cm" svg:y="2.445cm" svg:viewBox="0 0 252 547" svg:d="M111 213v-90c0-68 37-105 72-105 2 0 12 0 25 5-9 3-23 12-23 32 0 17 12 33 33 33 23 0 34-16 34-33 0-29-28-55-69-55-55 0-121 40-121 123v90h-62v23h62v251c0 35-9 35-62 35v25c32-2 67-3 90-3 31 0 67 0 98 3v-25h-16c-58 0-59-8-59-37v-249h89v-23z">
            <text:p/>
          </draw:path>
          <draw:path draw:style-name="gr3" draw:text-style-name="P8" draw:layer="layout" svg:width="0.309cm" svg:height="0.516cm" svg:x="22.252cm" svg:y="2.4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09cm" svg:height="0.532cm" svg:x="22.639cm" svg:y="2.475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8" draw:layer="layout" svg:width="0.233cm" svg:height="0.233cm" svg:x="23.028cm" svg:y="2.419cm" svg:viewBox="0 0 234 234" svg:d="M234 118c0-67-53-118-116-118-67 0-118 53-118 116 0 67 53 118 118 118s116-53 116-116zM118 208c-51 0-92-43-92-90 0-51 41-92 92-92s90 43 90 90c0 51-41 92-90 92z">
            <text:p/>
          </draw:path>
          <draw:path draw:style-name="gr3" draw:text-style-name="P8" draw:layer="layout" svg:width="0.302cm" svg:height="0.351cm" svg:x="23.375cm" svg:y="2.648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8" draw:layer="layout" svg:width="0.166cm" svg:height="0.518cm" svg:x="23.961cm" svg:y="2.4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24.174cm" svg:y="2.64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21cm" svg:height="0.532cm" svg:x="24.869cm" svg:y="2.47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326cm" svg:height="0.532cm" svg:x="25.253cm" svg:y="2.475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4§display§\text {(7)}§svg§600§FALSE§</svg:desc>
          <draw:polygon draw:style-name="gr2" draw:text-style-name="P7" draw:layer="layout" svg:width="0.91cm" svg:height="0.76cm" svg:x="1.204cm" svg:y="2.366cm" svg:viewBox="0 0 911 761" draw:points="455,761 0,761 0,0 911,0 911,761">
            <text:p/>
          </draw:polygon>
          <draw:path draw:style-name="gr3" draw:text-style-name="P8" draw:layer="layout" svg:width="0.197cm" svg:height="0.844cm" svg:x="1.244cm" svg:y="2.32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62cm" svg:height="0.591cm" svg:x="1.536cm" svg:y="2.387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8" draw:layer="layout" svg:width="0.197cm" svg:height="0.844cm" svg:x="1.961cm" svg:y="2.32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Solution : }§svg§600§FALSE§</svg:desc>
          <draw:polygon draw:style-name="gr2" draw:text-style-name="P7" draw:layer="layout" svg:width="3.123cm" svg:height="0.485cm" svg:x="1.303cm" svg:y="4.564cm" svg:viewBox="0 0 3124 486" draw:points="1562,486 0,486 0,0 3124,0 3124,486">
            <text:p/>
          </draw:polygon>
          <draw:path draw:style-name="gr3" draw:text-style-name="P8" draw:layer="layout" svg:width="0.344cm" svg:height="0.562cm" svg:x="1.308cm" svg:y="4.525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8" draw:layer="layout" svg:width="0.344cm" svg:height="0.356cm" svg:x="1.715cm" svg:y="4.724cm" svg:viewBox="0 0 345 357" svg:d="M345 181c0-98-79-181-172-181-97 0-173 84-173 181 0 100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8" draw:layer="layout" svg:width="0.173cm" svg:height="0.537cm" svg:x="2.106cm" svg:y="4.534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9cm" svg:height="0.351cm" svg:x="2.321cm" svg:y="4.729cm" svg:viewBox="0 0 391 352" svg:d="M278 282v70l113-9v-25c-55 0-60-5-60-42v-276l-114 9v24c54 0 59 6 59 43v139c0 67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2.74cm" svg:y="4.595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8" draw:layer="layout" svg:width="0.166cm" svg:height="0.518cm" svg:x="3.051cm" svg:y="4.5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3.263cm" svg:y="4.724cm" svg:viewBox="0 0 345 357" svg:d="M345 181c0-98-79-181-172-181-97 0-173 84-173 181 0 100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8" draw:layer="layout" svg:width="0.39cm" svg:height="0.342cm" svg:x="3.652cm" svg:y="4.729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084cm" svg:height="0.333cm" svg:x="4.382cm" svg:y="4.736cm" svg:viewBox="0 0 85 334" svg:d="M85 40c0-21-20-40-43-40s-42 19-42 40c0 23 19 43 42 43s43-20 43-43zM85 294c0-23-20-41-43-41s-42 18-42 41 19 40 42 40 43-17 43-40z">
            <text:p/>
          </draw:path>
        </draw:g>
        <draw:g>
          <svg:title>TexMaths</svg:title>
          <svg:desc>22§display§\text {minutes, find the temperature of the body after 1 hour.}§svg§600§FALSE§</svg:desc>
          <draw:polygon draw:style-name="gr2" draw:text-style-name="P7" draw:layer="layout" svg:width="18.664cm" svg:height="0.627cm" svg:x="2.514cm" svg:y="3.459cm" svg:viewBox="0 0 18665 628" draw:points="9332,628 0,628 0,0 18665,0 18665,628">
            <text:p/>
          </draw:polygon>
          <draw:path draw:style-name="gr3" draw:text-style-name="P8" draw:layer="layout" svg:width="0.604cm" svg:height="0.342cm" svg:x="2.5cm" svg:y="3.624cm" svg:viewBox="0 0 605 343" svg:d="M60 76v209c0 34-7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166cm" svg:height="0.518cm" svg:x="3.146cm" svg:y="3.4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3.359cm" svg:y="3.6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9cm" svg:height="0.351cm" svg:x="3.767cm" svg:y="3.624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42cm" svg:height="0.485cm" svg:x="4.186cm" svg:y="3.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4.494cm" svg:y="3.6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4.843cm" svg:y="3.6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091cm" svg:height="0.231cm" svg:x="5.188cm" svg:y="3.883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8" draw:layer="layout" svg:width="0.388cm" svg:height="0.546cm" svg:x="5.615cm" svg:y="3.42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0 0 58 2 86 3v-24c-51 0-59 0-59-35v-252z">
            <text:p/>
          </draw:path>
          <draw:path draw:style-name="gr3" draw:text-style-name="P8" draw:layer="layout" svg:width="0.39cm" svg:height="0.342cm" svg:x="6.048cm" svg:y="3.6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6.479cm" svg:y="3.429cm" svg:viewBox="0 0 384 547" svg:d="M269 496v51l115-8v-25c-55 0-62-5-62-42v-472l-111 9v24c55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242cm" svg:height="0.485cm" svg:x="7.155cm" svg:y="3.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7.467cm" svg:y="3.4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7.893cm" svg:y="3.6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8.488cm" svg:y="3.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8.794cm" svg:y="3.6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604cm" svg:height="0.342cm" svg:x="9.141cm" svg:y="3.624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492cm" svg:x="9.783cm" svg:y="3.62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cm" svg:height="0.356cm" svg:x="10.234cm" svg:y="3.6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0.577cm" svg:y="3.6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0.89cm" svg:y="3.6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11.26cm" svg:y="3.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351cm" svg:x="11.571cm" svg:y="3.624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261cm" svg:height="0.342cm" svg:x="11.997cm" svg:y="3.6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2.3cm" svg:y="3.6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12.902cm" svg:y="3.6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13.293cm" svg:y="3.42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244cm" svg:height="0.485cm" svg:x="13.775cm" svg:y="3.4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8cm" svg:x="14.086cm" svg:y="3.4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4.512cm" svg:y="3.6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15.114cm" svg:y="3.429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44cm" svg:height="0.356cm" svg:x="15.565cm" svg:y="3.6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83cm" svg:height="0.546cm" svg:x="15.977cm" svg:y="3.429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379cm" svg:height="0.492cm" svg:x="16.395cm" svg:y="3.63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8" draw:layer="layout" svg:width="0.349cm" svg:height="0.356cm" svg:x="17.078cm" svg:y="3.6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51cm" svg:height="0.546cm" svg:x="17.459cm" svg:y="3.4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242cm" svg:height="0.485cm" svg:x="17.684cm" svg:y="3.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7.992cm" svg:y="3.6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8.335cm" svg:y="3.6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56cm" svg:height="0.516cm" svg:x="18.942cm" svg:y="3.4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9cm" svg:height="0.538cm" svg:x="19.544cm" svg:y="3.4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4cm" svg:height="0.356cm" svg:x="19.97cm" svg:y="3.6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51cm" svg:x="20.359cm" svg:y="3.624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261cm" svg:height="0.342cm" svg:x="20.787cm" svg:y="3.6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083cm" svg:height="0.083cm" svg:x="21.134cm" svg:y="3.883cm" svg:viewBox="0 0 84 84" svg:d="M84 42c0-23-19-42-42-42s-42 19-42 42 19 42 42 42 42-19 42-42z">
            <text:p/>
          </draw:path>
        </draw:g>
        <draw:g>
          <svg:title>TexMaths</svg:title>
          <svg:desc>22§display§\text {Let } \theta \text { be the temperature of the body at any time t. The room}§svg§600§FALSE§</svg:desc>
          <draw:polygon draw:style-name="gr2" draw:text-style-name="P7" draw:layer="layout" svg:width="21.251cm" svg:height="0.627cm" svg:x="4.723cm" svg:y="4.559cm" svg:viewBox="0 0 21252 628" draw:points="10625,628 0,628 0,0 21252,0 21252,628">
            <text:p/>
          </draw:polygon>
          <draw:path draw:style-name="gr3" draw:text-style-name="P8" draw:layer="layout" svg:width="0.425cm" svg:height="0.529cm" svg:x="4.709cm" svg:y="4.538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8" draw:layer="layout" svg:width="0.3cm" svg:height="0.356cm" svg:x="5.189cm" svg:y="4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5.526cm" svg:y="4.5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19cm" svg:height="0.555cm" svg:x="6.103cm" svg:y="4.52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8" draw:layer="layout" svg:width="0.383cm" svg:height="0.546cm" svg:x="6.733cm" svg:y="4.529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cm" svg:height="0.356cm" svg:x="7.185cm" svg:y="4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7.778cm" svg:y="4.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8.09cm" svg:y="4.5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8.516cm" svg:y="4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9.111cm" svg:y="4.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9.419cm" svg:y="4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604cm" svg:height="0.342cm" svg:x="9.766cm" svg:y="4.724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492cm" svg:x="10.406cm" svg:y="4.72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cm" svg:height="0.356cm" svg:x="10.857cm" svg:y="4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1.202cm" svg:y="4.7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1.515cm" svg:y="4.7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11.883cm" svg:y="4.5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351cm" svg:x="12.194cm" svg:y="4.724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61cm" svg:height="0.342cm" svg:x="12.62cm" svg:y="4.7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2.923cm" svg:y="4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13.525cm" svg:y="4.7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13.916cm" svg:y="4.5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242cm" svg:height="0.485cm" svg:x="14.398cm" svg:y="4.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14.709cm" svg:y="4.5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5.135cm" svg:y="4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15.737cm" svg:y="4.529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44cm" svg:height="0.356cm" svg:x="16.188cm" svg:y="4.7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83cm" svg:height="0.546cm" svg:x="16.601cm" svg:y="4.529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379cm" svg:height="0.492cm" svg:x="17.019cm" svg:y="4.73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349cm" svg:height="0.356cm" svg:x="17.703cm" svg:y="4.7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18.071cm" svg:y="4.5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18.648cm" svg:y="4.7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9.027cm" svg:y="4.7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492cm" svg:x="19.424cm" svg:y="4.73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242cm" svg:height="0.485cm" svg:x="20.09cm" svg:y="4.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20.401cm" svg:y="4.5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604cm" svg:height="0.342cm" svg:x="20.616cm" svg:y="4.724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21.257cm" svg:y="4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21.852cm" svg:y="4.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083cm" svg:height="0.083cm" svg:x="22.204cm" svg:y="4.983cm" svg:viewBox="0 0 84 84" svg:d="M84 42c0-23-19-42-42-42s-42 19-42 42 19 42 42 42 42-19 42-42z">
            <text:p/>
          </draw:path>
          <draw:path draw:style-name="gr3" draw:text-style-name="P8" draw:layer="layout" svg:width="0.502cm" svg:height="0.523cm" svg:x="22.725cm" svg:y="4.541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8" draw:layer="layout" svg:width="0.39cm" svg:height="0.538cm" svg:x="23.279cm" svg:y="4.5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23.707cm" svg:y="4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4.307cm" svg:y="4.7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24.61cm" svg:y="4.7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44cm" svg:height="0.356cm" svg:x="25.018cm" svg:y="4.7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25.409cm" svg:y="4.724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</draw:g>
        <draw:g>
          <svg:title>TexMaths</svg:title>
          <svg:desc>22§display§\text {temperature is given to be } 25^\circ. \text { Then according to Newton's law of }§svg§600§FALSE§</svg:desc>
          <draw:polygon draw:style-name="gr2" draw:text-style-name="P7" draw:layer="layout" svg:width="22.607cm" svg:height="0.654cm" svg:x="2.636cm" svg:y="5.662cm" svg:viewBox="0 0 22608 655" draw:points="11305,655 0,655 0,0 22608,0 22608,655">
            <text:p/>
          </draw:polygon>
          <draw:path draw:style-name="gr3" draw:text-style-name="P8" draw:layer="layout" svg:width="0.244cm" svg:height="0.485cm" svg:x="2.611cm" svg:y="5.718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8" draw:layer="layout" svg:width="0.3cm" svg:height="0.357cm" svg:x="2.919cm" svg:y="5.84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604cm" svg:height="0.343cm" svg:x="3.266cm" svg:y="5.852cm" svg:viewBox="0 0 605 344" svg:d="M60 76v209c0 34-7 34-60 34v25c26 0 67-2 88-2 19 0 60 2 86 2v-25c-51 0-60 0-60-34v-144c0-81 55-123 104-123 50 0 58 42 58 86v181c0 34-8 34-61 34v25c28 0 67-2 88-2s61 2 88 2v-25c-53 0-62 0-62-34v-144c0-81 56-123 106-123 47 0 56 42 56 86v181c0 34-9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492cm" svg:x="3.908cm" svg:y="5.852cm" svg:viewBox="0 0 384 493" svg:d="M113 51v-51l-113 9v24c55 0 60 4 60 39v363c0 35-7 35-60 35v23c26 0 67-1 86-1 21 0 62 1 88 1v-23c-51 0-60 0-60-35v-130-7c4 12 37 54 95 54 94 0 175-75 175-176 0-98-76-176-164-176-60 0-93 33-107 51zM114 255v-174c23-39 60-62 101-62 56 0 104 69 104 157 0 94-55 159-113 159-30 0-60-16-81-48-11-16-11-17-11-32z">
            <text:p/>
          </draw:path>
          <draw:path draw:style-name="gr3" draw:text-style-name="P8" draw:layer="layout" svg:width="0.3cm" svg:height="0.357cm" svg:x="4.359cm" svg:y="5.84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261cm" svg:height="0.343cm" svg:x="4.702cm" svg:y="5.852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5.015cm" svg:y="5.84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242cm" svg:height="0.485cm" svg:x="5.385cm" svg:y="5.718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8" draw:layer="layout" svg:width="0.39cm" svg:height="0.351cm" svg:x="5.695cm" svg:y="5.852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8" draw:layer="layout" svg:width="0.261cm" svg:height="0.343cm" svg:x="6.122cm" svg:y="5.852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7cm" svg:x="6.425cm" svg:y="5.84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166cm" svg:height="0.519cm" svg:x="7.03cm" svg:y="5.67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7.245cm" svg:y="5.849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55cm" svg:height="0.512cm" svg:x="7.803cm" svg:y="5.843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8" draw:layer="layout" svg:width="0.166cm" svg:height="0.519cm" svg:x="8.194cm" svg:y="5.67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79cm" svg:height="0.343cm" svg:x="8.398cm" svg:y="5.861cm" svg:viewBox="0 0 380 344" svg:d="M308 76c7-18 21-51 72-51v-25c-17 2-40 2-58 2-19 0-54-2-69-2v25c30 0 39 17 39 33 0 7-2 9-5 18l-79 199-88-217c-4-10-4-12-4-14 0-19 30-19 44-19v-25c-23 0-67 2-84 2-21 0-53 0-76-2v25c49 0 53 3 62 28l112 276c4 11 6 15 16 15 11 0 14-7 16-15z">
            <text:p/>
          </draw:path>
          <draw:path draw:style-name="gr3" draw:text-style-name="P8" draw:layer="layout" svg:width="0.3cm" svg:height="0.357cm" svg:x="8.792cm" svg:y="5.84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39cm" svg:height="0.343cm" svg:x="9.139cm" svg:y="5.852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9.815cm" svg:y="5.718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8" draw:layer="layout" svg:width="0.344cm" svg:height="0.357cm" svg:x="10.123cm" svg:y="5.84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83cm" svg:height="0.547cm" svg:x="10.767cm" svg:y="5.658cm" svg:viewBox="0 0 384 548" svg:d="M113 247v-247l-113 9v24c55 0 60 6 60 43v463h19c2-2 7-12 28-47 13 17 44 56 102 56 94 0 175-76 175-176 0-99-78-176-166-176-60 0-93 37-105 51zM114 451v-160c0-16 0-16 9-28 30-45 72-50 92-50 35 0 63 20 81 50 21 31 23 75 23 107 0 30-2 76-25 111-16 23-46 49-88 49-34 0-62-19-81-47-11-16-11-18-11-32z">
            <text:p/>
          </draw:path>
          <draw:path draw:style-name="gr3" draw:text-style-name="P8" draw:layer="layout" svg:width="0.3cm" svg:height="0.357cm" svg:x="11.219cm" svg:y="5.84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309cm" svg:height="0.517cm" svg:x="11.837cm" svg:y="5.679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9-15 69-7 7-59 7-74 7z">
            <text:p/>
          </draw:path>
          <draw:path draw:style-name="gr3" draw:text-style-name="P8" draw:layer="layout" svg:width="0.309cm" svg:height="0.533cm" svg:x="12.224cm" svg:y="5.679cm" svg:viewBox="0 0 310 534" svg:d="M310 361c0-91-64-171-148-171-37 0-70 13-99 41v-152c16 6 43 11 67 11 95 0 150-71 150-81 0-5-2-9-7-9-2 0-4 0-7 2-16 7-53 23-106 23-32 0-67-6-104-21-5-4-7-4-8-4-8 0-8 7-8 19v229c0 15 0 22 11 22 5 0 7-2 11-7 7-13 37-55 98-55 41 0 62 35 67 49 12 30 14 60 14 99 0 26 0 74-19 106-18 30-48 51-83 51-56 0-100-41-114-87 1 0 5 0 14 0 24 0 38-19 38-37 0-19-14-38-38-38-13 0-39 5-39 42 0 65 55 141 141 141 90 0 169-74 169-173z">
            <text:p/>
          </draw:path>
          <draw:path draw:style-name="gr3" draw:text-style-name="P8" draw:layer="layout" svg:width="0.233cm" svg:height="0.233cm" svg:x="12.613cm" svg:y="5.623cm" svg:viewBox="0 0 234 234" svg:d="M234 118c0-67-53-118-116-118-67 0-118 53-118 116 0 67 53 118 118 118s116-53 116-116zM118 208c-53 0-92-42-92-90 0-51 41-92 92-92s90 43 90 90c0 51-41 92-90 92z">
            <text:p/>
          </draw:path>
          <draw:path draw:style-name="gr3" draw:text-style-name="P8" draw:layer="layout" svg:width="0.083cm" svg:height="0.084cm" svg:x="12.993cm" svg:y="6.113cm" svg:viewBox="0 0 84 85" svg:d="M84 42c0-23-19-42-42-42s-42 19-42 42 19 43 42 43 42-20 42-43z">
            <text:p/>
          </draw:path>
          <draw:path draw:style-name="gr3" draw:text-style-name="P8" draw:layer="layout" svg:width="0.502cm" svg:height="0.524cm" svg:x="13.428cm" svg:y="5.671cm" svg:viewBox="0 0 503 525" svg:d="M489 0h-475l-14 174h19c11-125 23-149 139-149 14 0 36 0 43 1 15 2 15 11 15 29v410c0 27 0 37-80 37h-30v23c31-2 110-2 146-2 35 0 116 0 148 2v-23h-32c-81 0-81-10-81-37v-410c0-16 0-27 14-29 7-1 28-1 44-1 116 0 128 24 139 149h19z">
            <text:p/>
          </draw:path>
          <draw:path draw:style-name="gr3" draw:text-style-name="P8" draw:layer="layout" svg:width="0.39cm" svg:height="0.538cm" svg:x="13.983cm" svg:y="5.658cm" svg:viewBox="0 0 391 539" svg:d="M60 479c0 36-7 36-60 36v24c26-2 67-2 88-2 19 0 60 0 86 2v-24c-51 0-60 0-60-36v-142c0-82 55-124 104-124 50 0 58 42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8" draw:layer="layout" svg:width="0.3cm" svg:height="0.357cm" svg:x="14.409cm" svg:y="5.84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39cm" svg:height="0.343cm" svg:x="14.755cm" svg:y="5.852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49cm" svg:height="0.357cm" svg:x="15.45cm" svg:y="5.84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295cm" svg:height="0.357cm" svg:x="15.831cm" svg:y="5.849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295cm" svg:height="0.357cm" svg:x="16.176cm" svg:y="5.849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44cm" svg:height="0.357cm" svg:x="16.514cm" svg:y="5.84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61cm" svg:height="0.343cm" svg:x="16.901cm" svg:y="5.852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83cm" svg:height="0.547cm" svg:x="17.209cm" svg:y="5.658cm" svg:viewBox="0 0 384 548" svg:d="M269 497v51l115-9v-24c-55 0-62-6-62-43v-472l-111 9v24c53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  <draw:path draw:style-name="gr3" draw:text-style-name="P8" draw:layer="layout" svg:width="0.166cm" svg:height="0.519cm" svg:x="17.636cm" svg:y="5.67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43cm" svg:x="17.851cm" svg:y="5.852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55cm" svg:height="0.512cm" svg:x="18.277cm" svg:y="5.843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8" draw:layer="layout" svg:width="0.242cm" svg:height="0.485cm" svg:x="18.914cm" svg:y="5.718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8" draw:layer="layout" svg:width="0.344cm" svg:height="0.357cm" svg:x="19.222cm" svg:y="5.84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529cm" svg:height="0.529cm" svg:x="19.872cm" svg:y="5.665cm" svg:viewBox="0 0 530 530" svg:d="M155 11c-7-11-9-11-23-11h-132v25h23c10 0 26 0 39 1 17 2 17 2 17 18v405c0 21 0 57-79 57v24c26 0 65-1 92-1 24 0 63 1 89 1v-24c-79 0-79-36-79-57v-403c4 3 4 3 7 9l317 465c7 10 7 10 12 10 13 0 13-5 13-19v-430c0-21 0-56 79-56v-25c-27 0-65 2-92 2-24 0-63-2-90-2v25c80 0 80 35 80 56v333z">
            <text:p/>
          </draw:path>
          <draw:path draw:style-name="gr3" draw:text-style-name="P8" draw:layer="layout" svg:width="0.3cm" svg:height="0.357cm" svg:x="20.447cm" svg:y="5.84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531cm" svg:height="0.343cm" svg:x="20.783cm" svg:y="5.861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2c2 9 5 15 16 15 9 0 12-7 14-15z">
            <text:p/>
          </draw:path>
          <draw:path draw:style-name="gr3" draw:text-style-name="P8" draw:layer="layout" svg:width="0.244cm" svg:height="0.485cm" svg:x="21.341cm" svg:y="5.718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8" draw:layer="layout" svg:width="0.344cm" svg:height="0.357cm" svg:x="21.649cm" svg:y="5.84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343cm" svg:x="22.04cm" svg:y="5.852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094cm" svg:height="0.232cm" svg:x="22.51cm" svg:y="5.658cm" svg:viewBox="0 0 95 233" svg:d="M95 81c0-46-19-81-53-81-28 0-42 21-42 41 0 21 14 42 42 42 16 0 27-9 32-13 0-1 2-1 2-1 1 0 1 10 1 12 0 26-5 83-54 130-11 9-11 11-11 13 0 7 4 9 9 9 9 0 74-59 74-152z">
            <text:p/>
          </draw:path>
          <draw:path draw:style-name="gr3" draw:text-style-name="P8" draw:layer="layout" svg:width="0.254cm" svg:height="0.357cm" svg:x="22.684cm" svg:y="5.849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73cm" svg:height="0.538cm" svg:x="23.247cm" svg:y="5.658cm" svg:viewBox="0 0 174 539" svg:d="M113 0l-113 9v24c55 0 62 6 62 43v403c0 36-9 36-62 36v24c26-2 67-2 86-2 20 0 58 0 88 2v-24c-53 0-61 0-61-36z">
            <text:p/>
          </draw:path>
          <draw:path draw:style-name="gr3" draw:text-style-name="P8" draw:layer="layout" svg:width="0.349cm" svg:height="0.357cm" svg:x="23.469cm" svg:y="5.849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531cm" svg:height="0.343cm" svg:x="23.816cm" svg:y="5.861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2c2 9 5 15 14 15 11 0 14-7 16-15z">
            <text:p/>
          </draw:path>
          <draw:path draw:style-name="gr3" draw:text-style-name="P8" draw:layer="layout" svg:width="0.344cm" svg:height="0.357cm" svg:x="24.64cm" svg:y="5.84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1cm" svg:height="0.547cm" svg:x="25.03cm" svg:y="5.649cm" svg:viewBox="0 0 252 548" svg:d="M111 213v-90c0-68 37-105 72-105 2 0 12 0 25 5-9 3-23 12-23 32 0 17 12 33 33 33 23 0 34-16 34-33 0-29-28-55-69-55-55 0-121 41-121 123v90h-62v23h62v252c0 35-9 35-62 35v25c32-2 67-4 90-4 31 0 67 0 98 4v-25h-16c-58 0-59-8-59-37v-250h89v-23z">
            <text:p/>
          </draw:path>
        </draw:g>
        <draw:g>
          <svg:title>TexMaths</svg:title>
          <svg:desc>22§display§\therefore \ \ \frac{d \theta}{\theta - 25 } = - k \ dt §svg§600§FALSE§</svg:desc>
          <draw:polygon draw:style-name="gr2" draw:text-style-name="P7" draw:layer="layout" svg:width="6.432cm" svg:height="1.539cm" svg:x="2.776cm" svg:y="9.721cm" svg:viewBox="0 0 6433 1540" draw:points="3216,1540 0,1540 0,0 6433,0 6433,1540">
            <text:p/>
          </draw:polygon>
          <draw:path draw:style-name="gr3" draw:text-style-name="P8" draw:layer="layout" svg:width="0.469cm" svg:height="0.418cm" svg:x="2.76cm" svg:y="10.391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8" draw:layer="layout" svg:width="0.369cm" svg:height="0.546cm" svg:x="4.765cm" svg:y="9.69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19cm" svg:height="0.555cm" svg:x="5.168cm" svg:y="9.682cm" svg:viewBox="0 0 320 556" svg:d="M320 158c0-51-12-158-93-158-107 0-227 218-227 396 0 74 23 160 93 160 109 0 227-223 227-398zM83 266c12-50 28-113 60-167 21-39 49-81 84-81 39 0 42 49 42 93 0 39-5 77-24 155zM238 290c-9 36-25 102-55 157-26 53-56 91-90 91-26 0-42-22-42-95 0-31 5-77 25-153z">
            <text:p/>
          </draw:path>
          <draw:polygon draw:style-name="gr3" draw:text-style-name="P8" draw:layer="layout" svg:width="2.104cm" svg:height="0.032cm" svg:x="4.077cm" svg:y="10.541cm" svg:viewBox="0 0 2105 33" draw:points="1053,33 0,33 0,0 2105,0 2105,33">
            <text:p/>
          </draw:polygon>
          <draw:path draw:style-name="gr3" draw:text-style-name="P8" draw:layer="layout" svg:width="0.319cm" svg:height="0.555cm" svg:x="4.108cm" svg:y="10.736cm" svg:viewBox="0 0 320 556" svg:d="M320 158c0-51-14-158-93-158-107 0-227 218-227 396 0 74 23 160 93 160 109 0 227-223 227-398zM83 266c12-50 28-113 60-167 21-39 49-81 84-81 39 0 42 49 42 93 0 39-5 77-24 155zM238 290c-9 36-25 102-55 157-26 53-56 91-90 91-26 0-42-22-42-95 0-31 5-77 25-153z">
            <text:p/>
          </draw:path>
          <draw:path draw:style-name="gr3" draw:text-style-name="P8" draw:layer="layout" svg:width="0.472cm" svg:height="0.032cm" svg:x="4.696cm" svg:y="11.072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5.444cm" svg:y="10.76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309cm" svg:height="0.532cm" svg:x="5.832cm" svg:y="10.766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20-14-39-38-39-13 0-39 5-39 42 0 67 55 141 141 141 90 0 169-74 169-172z">
            <text:p/>
          </draw:path>
          <draw:path draw:style-name="gr3" draw:text-style-name="P8" draw:layer="layout" svg:width="0.515cm" svg:height="0.182cm" svg:x="6.53cm" svg:y="10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7.366cm" svg:y="10.541cm" svg:viewBox="0 0 473 33" svg:d="M447 33c12 0 26 0 26-17 0-16-14-16-26-16h-421c-12 0-26 0-26 16 0 17 14 17 26 17z">
            <text:p/>
          </draw:path>
          <draw:path draw:style-name="gr3" draw:text-style-name="P8" draw:layer="layout" svg:width="0.351cm" svg:height="0.546cm" svg:x="7.947cm" svg:y="10.213cm" svg:viewBox="0 0 352 547" svg:d="M180 9c0-2 0-9-9-9-18 0-76 7-95 7-7 2-16 2-16 16 0 10 7 10 19 10 37 0 39 6 39 13l-2 16-112 447c-4 10-4 12-4 15 0 20 16 23 23 23 10 0 21-7 26-17 4-6 39-150 44-169 27 1 90 14 90 65 0 5 0 9-3 17 0 9-2 18-2 27 0 46 30 77 70 77 25 0 44-12 62-42 19-33 28-76 28-77 0-9-7-9-9-9-9 0-9 3-10 14-16 58-34 97-69 97-14 0-25-9-25-37 0-13 4-30 7-43 2-14 2-17 2-24 0-51-47-72-114-81 24-14 49-39 67-58 37-41 72-74 110-74 6 0 6 0 8 0 8 2 10 2 15 7 2 0 2 2 4 2-37 3-44 33-44 42 0 12 9 28 30 28 19 0 42-18 42-47 0-23-18-50-53-50-21 0-58 7-112 69-29 30-59 60-87 72z">
            <text:p/>
          </draw:path>
          <draw:path draw:style-name="gr3" draw:text-style-name="P8" draw:layer="layout" svg:width="0.369cm" svg:height="0.546cm" svg:x="8.62cm" svg:y="10.21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8" draw:layer="layout" svg:width="0.238cm" svg:height="0.493cm" svg:x="9.009cm" svg:y="10.266cm" svg:viewBox="0 0 239 494" svg:d="M143 176h74c14 0 22 0 22-16 0-9-8-9-22-9h-67c26-111 31-125 31-130 0-14-10-21-23-21-3 0-24 0-31 28l-30 123h-74c-16 0-23 0-23 14 0 11 7 11 21 11h69c-57 220-58 232-58 246 0 43 30 72 70 72 81 0 125-114 125-119 0-7-7-7-10-7-6 0-8 1-11 10-34 81-76 99-102 99-16 0-23-11-23-35 0-20 0-25 3-37z">
            <text:p/>
          </draw:path>
        </draw:g>
        <draw:g>
          <svg:title>TexMaths</svg:title>
          <svg:desc>22§display§\int \frac{1}{ \theta - 25 }\ d \theta = - k \int dt  §svg§600§FALSE§</svg:desc>
          <draw:polygon draw:style-name="gr2" draw:text-style-name="P7" draw:layer="layout" svg:width="7.906cm" svg:height="1.642cm" svg:x="2.559cm" svg:y="11.918cm" svg:viewBox="0 0 7907 1643" draw:points="3953,1643 0,1643 0,0 7907,0 7907,1643">
            <text:p/>
          </draw:polygon>
          <draw:path draw:style-name="gr3" draw:text-style-name="P8" draw:layer="layout" svg:width="0.687cm" svg:height="1.719cm" svg:x="2.564cm" svg:y="11.87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56cm" svg:height="0.517cm" svg:x="4.442cm" svg:y="11.89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2.104cm" svg:height="0.032cm" svg:x="3.515cm" svg:y="12.722cm" svg:viewBox="0 0 2105 33" draw:points="1052,33 0,33 0,0 2105,0 2105,33">
            <text:p/>
          </draw:polygon>
          <draw:path draw:style-name="gr3" draw:text-style-name="P8" draw:layer="layout" svg:width="0.319cm" svg:height="0.555cm" svg:x="3.548cm" svg:y="12.918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8" draw:layer="layout" svg:width="0.472cm" svg:height="0.032cm" svg:x="4.136cm" svg:y="13.254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4.884cm" svg:y="12.94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09cm" svg:height="0.532cm" svg:x="5.269cm" svg:y="12.94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369cm" svg:height="0.547cm" svg:x="6cm" svg:y="12.39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19cm" svg:height="0.555cm" svg:x="6.403cm" svg:y="12.386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8" draw:layer="layout" svg:width="0.515cm" svg:height="0.182cm" svg:x="7.013cm" svg:y="12.6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7.849cm" svg:y="12.722cm" svg:viewBox="0 0 473 33" svg:d="M447 33c12 0 26 0 26-17 0-16-14-16-26-16h-421c-12 0-26 0-26 16 0 17 14 17 26 17z">
            <text:p/>
          </draw:path>
          <draw:path draw:style-name="gr3" draw:text-style-name="P8" draw:layer="layout" svg:width="0.351cm" svg:height="0.547cm" svg:x="8.43cm" svg:y="12.395cm" svg:viewBox="0 0 352 548" svg:d="M180 9c0-2 0-9-9-9-18 0-76 7-95 7-7 2-16 2-16 16 0 10 7 10 19 10 37 0 39 6 39 13l-2 16-112 447c-4 10-4 12-4 16 0 19 16 23 23 23 10 0 21-8 26-18 4-5 39-150 44-169 27 2 90 14 90 65 0 5 0 9-3 18 0 8-2 17-2 26 0 46 30 78 70 78 25 0 44-13 62-43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3" draw:text-style-name="P8" draw:layer="layout" svg:width="0.687cm" svg:height="1.719cm" svg:x="8.986cm" svg:y="11.87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369cm" svg:height="0.547cm" svg:x="9.877cm" svg:y="12.39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238cm" svg:height="0.494cm" svg:x="10.266cm" svg:y="12.448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</draw:g>
        <draw:g>
          <svg:title>TexMaths</svg:title>
          <svg:desc>22§display§. \ . \ . \  \ \text { [ Integrating both sides ] }§svg§600§FALSE§</svg:desc>
          <draw:polygon draw:style-name="gr2" draw:text-style-name="P7" draw:layer="layout" svg:width="10.128cm" svg:height="0.696cm" svg:x="12.453cm" svg:y="12.317cm" svg:viewBox="0 0 10129 697" draw:points="5065,697 0,697 0,0 10129,0 10129,697">
            <text:p/>
          </draw:polygon>
          <draw:path draw:style-name="gr3" draw:text-style-name="P8" draw:layer="layout" svg:width="0.083cm" svg:height="0.083cm" svg:x="12.481cm" svg:y="12.7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2.953cm" svg:y="12.7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3.426cm" svg:y="12.776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14.438cm" svg:y="12.278cm" svg:viewBox="0 0 107 774" draw:points="107,774 107,744 32,744 32,32 107,32 107,0 0,0 0,774">
            <text:p/>
          </draw:polygon>
          <draw:path draw:style-name="gr3" draw:text-style-name="P8" draw:layer="layout" svg:width="0.237cm" svg:height="0.528cm" svg:x="14.841cm" svg:y="12.329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8" draw:layer="layout" svg:width="0.39cm" svg:height="0.342cm" svg:x="15.124cm" svg:y="12.515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4cm" svg:height="0.485cm" svg:x="15.522cm" svg:y="12.382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8" draw:layer="layout" svg:width="0.3cm" svg:height="0.356cm" svg:x="15.828cm" svg:y="12.5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4cm" svg:height="0.511cm" svg:x="16.173cm" svg:y="12.507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261cm" svg:height="0.342cm" svg:x="16.559cm" svg:y="12.515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16.874cm" svg:y="12.512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2cm" svg:height="0.485cm" svg:x="17.241cm" svg:y="12.382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8" draw:layer="layout" svg:width="0.166cm" svg:height="0.518cm" svg:x="17.553cm" svg:y="12.34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7.768cm" svg:y="12.515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54cm" svg:height="0.511cm" svg:x="18.193cm" svg:y="12.507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83cm" svg:height="0.546cm" svg:x="18.837cm" svg:y="12.322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44cm" svg:height="0.356cm" svg:x="19.288cm" svg:y="12.51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19.668cm" svg:y="12.382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8" draw:layer="layout" svg:width="0.39cm" svg:height="0.537cm" svg:x="19.98cm" svg:y="12.322cm" svg:viewBox="0 0 391 538" svg:d="M60 478c0 36-7 36-60 36v24c26-1 67-1 88-1 19 0 60 0 86 1v-24c-51 0-60 0-60-36v-142c0-81 55-123 104-123s58 42 58 86v179c0 36-9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254cm" svg:height="0.356cm" svg:x="20.668cm" svg:y="12.5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20.972cm" svg:y="12.34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546cm" svg:x="21.187cm" svg:y="12.322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3cm" svg:height="0.356cm" svg:x="21.613cm" svg:y="12.5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21.959cm" svg:y="12.5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olygon draw:style-name="gr3" draw:text-style-name="P8" draw:layer="layout" svg:width="0.106cm" svg:height="0.773cm" svg:x="22.514cm" svg:y="12.278cm" svg:viewBox="0 0 107 774" draw:points="107,0 0,0 0,32 76,32 76,744 0,744 0,774 107,774">
            <text:p/>
          </draw:polygon>
        </draw:g>
        <draw:g>
          <svg:title>TexMaths</svg:title>
          <svg:desc>22§display§\log ( \theta - 25 ) =  - kt + c_1§svg§600§FALSE§</svg:desc>
          <draw:polygon draw:style-name="gr2" draw:text-style-name="P7" draw:layer="layout" svg:width="7.501cm" svg:height="0.696cm" svg:x="2.873cm" svg:y="14.215cm" svg:viewBox="0 0 7502 697" draw:points="3751,697 0,697 0,0 7502,0 7502,697">
            <text:p/>
          </draw:polygon>
          <draw:path draw:style-name="gr3" draw:text-style-name="P8" draw:layer="layout" svg:width="0.173cm" svg:height="0.537cm" svg:x="2.859cm" svg:y="14.22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3.07cm" svg:y="14.41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8" draw:layer="layout" svg:width="0.355cm" svg:height="0.511cm" svg:x="3.457cm" svg:y="14.40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18cm" svg:height="0.773cm" svg:x="3.91cm" svg:y="14.17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19cm" svg:height="0.555cm" svg:x="4.167cm" svg:y="14.211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8" draw:layer="layout" svg:width="0.473cm" svg:height="0.032cm" svg:x="4.755cm" svg:y="14.547cm" svg:viewBox="0 0 474 33" svg:d="M447 33c12 0 27 0 27-17 0-16-15-16-27-16h-421c-12 0-26 0-26 16 0 17 14 17 26 17z">
            <text:p/>
          </draw:path>
          <draw:path draw:style-name="gr3" draw:text-style-name="P8" draw:layer="layout" svg:width="0.309cm" svg:height="0.516cm" svg:x="5.503cm" svg:y="14.24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309cm" svg:height="0.532cm" svg:x="5.888cm" svg:y="14.241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8" draw:layer="layout" svg:width="0.18cm" svg:height="0.773cm" svg:x="6.281cm" svg:y="14.17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15cm" svg:height="0.182cm" svg:x="6.797cm" svg:y="14.4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3cm" svg:height="0.032cm" svg:x="7.633cm" svg:y="14.547cm" svg:viewBox="0 0 474 33" svg:d="M447 33c12 0 27 0 27-17 0-16-15-16-27-16h-421c-12 0-26 0-26 16 0 17 14 17 26 17z">
            <text:p/>
          </draw:path>
          <draw:path draw:style-name="gr3" draw:text-style-name="P8" draw:layer="layout" svg:width="0.351cm" svg:height="0.546cm" svg:x="8.212cm" svg:y="14.22cm" svg:viewBox="0 0 352 547" svg:d="M180 9c0-2 0-9-9-9-18 0-76 7-95 7-7 2-16 2-16 16 0 10 7 10 19 10 37 0 39 6 39 13l-2 16-112 446c-4 11-4 13-4 16 0 20 16 23 23 23 10 0 21-7 26-18 4-7 39-149 44-168 27 1 90 14 90 65 0 5 0 8-3 17 0 9-2 18-2 27 0 45 30 77 70 77 25 0 44-12 62-42 19-34 28-76 28-78 0-8-7-8-9-8-9 0-9 3-10 14-16 58-34 96-69 96-14 0-25-8-25-36 0-13 4-30 7-43 2-14 2-17 2-24 0-51-47-72-114-81 24-14 49-39 67-58 37-41 72-74 110-74 6 0 6 0 8 0 8 2 10 2 15 7 2 0 2 2 4 2-37 3-44 33-44 42 0 12 9 28 30 28 19 0 42-18 42-47 0-23-18-50-53-50-21 0-58 7-112 69-27 30-59 60-87 72z">
            <text:p/>
          </draw:path>
          <draw:path draw:style-name="gr3" draw:text-style-name="P8" draw:layer="layout" svg:width="0.238cm" svg:height="0.493cm" svg:x="8.615cm" svg:y="14.271cm" svg:viewBox="0 0 239 494" svg:d="M143 176h74c14 0 22 0 22-16 0-9-8-9-22-9h-67c26-111 31-125 31-130 0-14-10-21-23-21-3 0-24 0-31 28l-30 123h-74c-16 0-23 0-23 14 0 11 7 11 21 11h69c-57 220-58 232-58 246 0 42 30 72 70 72 81 0 125-114 125-119 0-7-7-7-10-7-6 0-8 1-11 10-33 81-76 99-102 99-16 0-23-11-23-35 0-20 0-25 3-37z">
            <text:p/>
          </draw:path>
          <draw:path draw:style-name="gr3" draw:text-style-name="P8" draw:layer="layout" svg:width="0.515cm" svg:height="0.516cm" svg:x="9.092cm" svg:y="14.3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2cm" svg:height="0.351cm" svg:x="9.852cm" svg:y="14.413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8" draw:layer="layout" svg:width="0.198cm" svg:height="0.36cm" svg:x="10.215cm" svg:y="14.512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\text {cooling, we have}§svg§600§FALSE§</svg:desc>
          <draw:polygon draw:style-name="gr2" draw:text-style-name="P7" draw:layer="layout" svg:width="5.419cm" svg:height="0.62cm" svg:x="2.621cm" svg:y="6.759cm" svg:viewBox="0 0 5420 621" draw:points="2710,621 0,621 0,0 5420,0 5420,621">
            <text:p/>
          </draw:polygon>
          <draw:path draw:style-name="gr3" draw:text-style-name="P8" draw:layer="layout" svg:width="0.295cm" svg:height="0.357cm" svg:x="2.609cm" svg:y="6.91cm" svg:viewBox="0 0 296 358" svg:d="M65 180c0-127 63-161 104-161 7 0 56 0 84 29-31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8" draw:layer="layout" svg:width="0.344cm" svg:height="0.357cm" svg:x="2.949cm" svg:y="6.91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8" draw:layer="layout" svg:width="0.344cm" svg:height="0.357cm" svg:x="3.355cm" svg:y="6.91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8" draw:layer="layout" svg:width="0.173cm" svg:height="0.539cm" svg:x="3.746cm" svg:y="6.72cm" svg:viewBox="0 0 174 540" svg:d="M113 0l-113 9v25c55 0 62 5 62 42v404c0 35-9 35-62 35v25c26-2 67-2 86-2 20 0 58 0 88 2v-25c-53 0-61 0-61-35z">
            <text:p/>
          </draw:path>
          <draw:path draw:style-name="gr3" draw:text-style-name="P8" draw:layer="layout" svg:width="0.166cm" svg:height="0.519cm" svg:x="3.96cm" svg:y="6.73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43cm" svg:x="4.175cm" svg:y="6.916cm" svg:viewBox="0 0 391 344" svg:d="M60 76v210c0 33-7 33-60 33v25c26 0 67-2 88-2 19 0 60 2 86 2v-25c-51 0-60 0-60-33v-145c0-81 55-123 104-123s58 42 58 86v182c0 33-9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354cm" svg:height="0.512cm" svg:x="4.601cm" svg:y="6.907cm" svg:viewBox="0 0 355 513" svg:d="M151 219c-68 0-68-78-68-96 0-21 1-45 12-65 7-10 25-32 56-32 67 0 67 78 67 96 0 21 0 46-12 65-7 10-25 32-55 32zM60 249c0-4 0-22 14-37 30 23 61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091cm" svg:height="0.232cm" svg:x="5.032cm" svg:y="7.175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8" draw:layer="layout" svg:width="0.53cm" svg:height="0.343cm" svg:x="5.453cm" svg:y="6.925cm" svg:viewBox="0 0 531 344" svg:d="M466 74c14-39 39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8" draw:layer="layout" svg:width="0.3cm" svg:height="0.357cm" svg:x="5.996cm" svg:y="6.91cm" svg:viewBox="0 0 301 358" svg:d="M65 153c5-116 70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9cm" svg:height="0.539cm" svg:x="6.602cm" svg:y="6.72cm" svg:viewBox="0 0 391 540" svg:d="M60 480c0 35-7 35-60 35v25c26-2 67-2 88-2 19 0 60 0 86 2v-25c-51 0-60 0-60-35v-143c0-81 55-124 104-124s58 43 58 87v180c0 35-9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349cm" svg:height="0.357cm" svg:x="7.038cm" svg:y="6.91cm" svg:viewBox="0 0 350 358" svg:d="M225 289c4 32 25 64 62 64 16 0 63-11 63-74v-43h-19v43c0 45-20 51-28 51-25 0-28-36-28-39v-157c0-32 0-62-29-92-30-30-68-42-105-42-65 0-118 37-118 88 0 23 16 37 35 37 23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379cm" svg:height="0.343cm" svg:x="7.387cm" svg:y="6.925cm" svg:viewBox="0 0 380 344" svg:d="M308 76c7-18 21-51 72-51v-25c-17 2-40 2-58 2-19 0-55-2-69-2v25c30 0 39 17 39 33 0 7-2 9-5 18l-79 199-88-217c-4-10-4-12-4-14 0-19 30-19 44-19v-25c-23 0-67 2-84 2-21 0-53 0-76-2v25c49 0 53 3 62 28l112 277c4 10 5 14 16 14s14-7 16-14z">
            <text:p/>
          </draw:path>
          <draw:path draw:style-name="gr3" draw:text-style-name="P8" draw:layer="layout" svg:width="0.3cm" svg:height="0.357cm" svg:x="7.779cm" svg:y="6.91cm" svg:viewBox="0 0 301 358" svg:d="M65 153c5-116 70-135 97-135 79 0 88 104 88 135zM65 169h217c17 0 19 0 19-16 0-77-42-153-139-153-90 0-162 79-162 178 0 104 81 180 171 180 95 0 130-86 130-102 0-7-7-9-11-9-7 0-8 5-8 10-29 82-99 82-106 82-39 0-70-25-88-53-23-37-23-89-23-117z">
            <text:p/>
          </draw:path>
        </draw:g>
        <draw:g>
          <svg:title>TexMaths</svg:title>
          <svg:desc>22§display§\frac{d \theta}{dt} \propto ( \theta - \theta_0 )§svg§600§FALSE§</svg:desc>
          <draw:polygon draw:style-name="gr2" draw:text-style-name="P7" draw:layer="layout" svg:width="4.397cm" svg:height="1.53cm" svg:x="2.492cm" svg:y="7.613cm" svg:viewBox="0 0 4398 1531" draw:points="2200,1531 0,1531 0,0 4398,0 4398,1531">
            <text:p/>
          </draw:polygon>
          <draw:path draw:style-name="gr3" draw:text-style-name="P8" draw:layer="layout" svg:width="0.369cm" svg:height="0.546cm" svg:x="2.485cm" svg:y="7.58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319cm" svg:height="0.555cm" svg:x="2.888cm" svg:y="7.574cm" svg:viewBox="0 0 320 556" svg:d="M320 158c0-51-14-158-93-158-107 0-227 218-227 396 0 74 23 160 93 160 109 0 227-223 227-398zM83 266c12-50 28-113 60-167 21-39 49-81 84-81 39 0 42 49 42 93 0 39-5 77-24 155zM238 290c-9 35-25 102-55 157-26 53-56 91-90 91-26 0-42-23-42-95 0-31 5-77 25-153z">
            <text:p/>
          </draw:path>
          <draw:polygon draw:style-name="gr3" draw:text-style-name="P8" draw:layer="layout" svg:width="0.787cm" svg:height="0.032cm" svg:x="2.453cm" svg:y="8.433cm" svg:viewBox="0 0 788 33" draw:points="394,33 0,33 0,0 788,0 788,33">
            <text:p/>
          </draw:polygon>
          <draw:path draw:style-name="gr3" draw:text-style-name="P8" draw:layer="layout" svg:width="0.369cm" svg:height="0.546cm" svg:x="2.536cm" svg:y="8.63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238cm" svg:height="0.493cm" svg:x="2.926cm" svg:y="8.688cm" svg:viewBox="0 0 239 494" svg:d="M143 176h73c15 0 23 0 23-16 0-9-8-9-23-9h-66c26-111 31-125 31-130 0-14-10-21-23-21-1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8" draw:layer="layout" svg:width="0.516cm" svg:height="0.351cm" svg:x="3.59cm" svg:y="8.301cm" svg:viewBox="0 0 517 352" svg:d="M517 318c-3 0-15 2-19 2-60 0-102-61-128-100-7-14-29-46-37-60 19-40 70-137 163-137 6 0 13 0 21 2 0-20-1-21-3-23-5-2-16-2-23-2-99 0-157 95-176 134-30-48-40-65-70-88-48-42-90-46-110-46-86 0-135 86-135 176 0 88 48 176 134 176 98 0 155-95 174-134 32 48 42 65 70 88 48 42 90 46 109 46 11 0 23-2 30-4zM290 192c-17 40-70 137-162 137-75 0-110-83-110-153 0-76 42-144 107-144 62 0 102 61 128 102 9 12 29 44 37 58z">
            <text:p/>
          </draw:path>
          <draw:path draw:style-name="gr3" draw:text-style-name="P8" draw:layer="layout" svg:width="0.18cm" svg:height="0.773cm" svg:x="4.44cm" svg:y="8.061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555cm" svg:x="4.697cm" svg:y="8.097cm" svg:viewBox="0 0 320 556" svg:d="M320 158c0-51-14-158-93-158-107 0-227 218-227 396 0 74 23 160 93 160 109 0 227-223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8" draw:layer="layout" svg:width="0.472cm" svg:height="0.032cm" svg:x="5.284cm" svg:y="8.433cm" svg:viewBox="0 0 473 33" svg:d="M447 33c12 0 26 0 26-17 0-16-14-16-26-16h-421c-12 0-26 0-26 16 0 17 14 17 26 17z">
            <text:p/>
          </draw:path>
          <draw:path draw:style-name="gr3" draw:text-style-name="P8" draw:layer="layout" svg:width="0.319cm" svg:height="0.555cm" svg:x="6.025cm" svg:y="8.097cm" svg:viewBox="0 0 320 556" svg:d="M320 158c0-51-14-158-93-158-107 0-227 218-227 396 0 74 23 160 93 160 109 0 227-223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8" draw:layer="layout" svg:width="0.252cm" svg:height="0.37cm" svg:x="6.384cm" svg:y="8.399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18cm" svg:height="0.773cm" svg:x="6.747cm" svg:y="8.061cm" svg:viewBox="0 0 181 774" svg:d="M181 387c0-60-9-153-51-241-47-95-114-146-123-146-3 0-7 4-7 7 0 4 0 5 14 19 78 76 121 199 121 361 0 132-28 269-124 366-11 11-11 12-11 14 0 5 4 7 7 7 9 0 79-53 125-151 40-85 49-171 49-236z">
            <text:p/>
          </draw:path>
        </draw:g>
        <draw:g>
          <svg:title>TexMaths</svg:title>
          <svg:desc>22§display§\frac{d \theta}{dt} = - k ( \theta - 25 ) \ \ \text { where } k &gt; 0§svg§600§FALSE§</svg:desc>
          <draw:polygon draw:style-name="gr2" draw:text-style-name="P7" draw:layer="layout" svg:width="10.39cm" svg:height="1.53cm" svg:x="8.592cm" svg:y="7.513cm" svg:viewBox="0 0 10391 1531" draw:points="5196,1531 0,1531 0,0 10391,0 10391,1531">
            <text:p/>
          </draw:polygon>
          <draw:path draw:style-name="gr3" draw:text-style-name="P8" draw:layer="layout" svg:width="0.369cm" svg:height="0.546cm" svg:x="8.585cm" svg:y="7.48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319cm" svg:height="0.555cm" svg:x="8.988cm" svg:y="7.474cm" svg:viewBox="0 0 320 556" svg:d="M320 158c0-51-14-158-93-158-107 0-227 218-227 396 0 74 23 160 93 160 109 0 227-223 227-398zM83 266c12-50 28-113 60-167 21-39 49-81 84-81 39 0 42 49 42 93 0 39-5 77-24 155zM238 290c-9 35-25 102-55 157-26 53-56 91-90 91-26 0-42-23-42-95 0-31 5-77 25-153z">
            <text:p/>
          </draw:path>
          <draw:polygon draw:style-name="gr3" draw:text-style-name="P8" draw:layer="layout" svg:width="0.788cm" svg:height="0.032cm" svg:x="8.553cm" svg:y="8.333cm" svg:viewBox="0 0 789 33" draw:points="394,33 0,33 0,0 789,0 789,33">
            <text:p/>
          </draw:polygon>
          <draw:path draw:style-name="gr3" draw:text-style-name="P8" draw:layer="layout" svg:width="0.369cm" svg:height="0.546cm" svg:x="8.636cm" svg:y="8.53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238cm" svg:height="0.493cm" svg:x="9.026cm" svg:y="8.588cm" svg:viewBox="0 0 239 494" svg:d="M143 176h74c14 0 22 0 22-16 0-9-8-9-22-9h-67c26-111 31-125 31-130 0-14-10-21-23-21-1 0-24 0-31 28l-30 123h-74c-16 0-23 0-23 14 0 11 7 11 21 11h69c-57 220-58 232-58 246 0 42 30 72 70 72 81 0 125-114 125-119 0-7-7-7-10-7-8 0-8 1-11 10-33 81-76 99-102 99-16 0-23-11-23-35 0-20 0-25 3-37z">
            <text:p/>
          </draw:path>
          <draw:path draw:style-name="gr3" draw:text-style-name="P8" draw:layer="layout" svg:width="0.515cm" svg:height="0.182cm" svg:x="9.69cm" svg:y="8.2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0.528cm" svg:y="8.333cm" svg:viewBox="0 0 473 33" svg:d="M447 33c12 0 26 0 26-17 0-16-14-16-26-16h-421c-12 0-26 0-26 16 0 17 14 17 26 17z">
            <text:p/>
          </draw:path>
          <draw:path draw:style-name="gr3" draw:text-style-name="P8" draw:layer="layout" svg:width="0.351cm" svg:height="0.546cm" svg:x="11.107cm" svg:y="8.005cm" svg:viewBox="0 0 352 547" svg:d="M180 9c0-2 0-9-9-9-18 0-76 7-95 7-7 2-16 2-16 16 0 10 7 10 19 10 37 0 39 6 39 13l-2 16-112 446c-4 11-4 13-4 16 0 20 16 23 23 23 10 0 21-7 26-17 4-6 39-150 44-169 27 1 90 14 90 65 0 5 0 9-3 17 0 9-2 18-2 27 0 45 30 77 70 77 23 0 44-12 62-42 19-34 28-76 28-77 0-9-7-9-9-9-9 0-9 3-10 14-16 58-34 97-69 97-14 0-25-9-25-37 0-13 4-30 7-43 2-14 2-17 2-24 0-51-47-72-114-81 24-14 49-39 67-58 37-41 72-74 110-74 6 0 6 0 8 0 8 2 10 2 15 7 2 0 2 2 4 2-37 3-44 33-44 42 0 12 9 28 30 28 19 0 42-18 42-47 0-23-18-50-53-50-21 0-58 7-112 69-29 30-59 60-87 72z">
            <text:p/>
          </draw:path>
          <draw:path draw:style-name="gr3" draw:text-style-name="P8" draw:layer="layout" svg:width="0.18cm" svg:height="0.773cm" svg:x="11.568cm" svg:y="7.961cm" svg:viewBox="0 0 181 774" svg:d="M181 767c0-2 0-3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19cm" svg:height="0.555cm" svg:x="11.825cm" svg:y="7.997cm" svg:viewBox="0 0 320 556" svg:d="M320 158c0-51-14-158-93-158-107 0-227 218-227 396 0 74 23 160 93 160 109 0 227-223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8" draw:layer="layout" svg:width="0.472cm" svg:height="0.032cm" svg:x="12.413cm" svg:y="8.333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3.161cm" svg:y="8.02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309cm" svg:height="0.532cm" svg:x="13.548cm" svg:y="8.02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8" draw:layer="layout" svg:width="0.18cm" svg:height="0.773cm" svg:x="13.939cm" svg:y="7.961cm" svg:viewBox="0 0 181 774" svg:d="M181 387c0-60-8-153-51-241-47-95-114-146-123-146-3 0-7 4-7 7 0 4 0 5 14 19 78 76 122 199 122 361 0 132-29 269-125 366-11 11-11 12-11 14 0 5 4 7 7 7 9 0 79-53 125-151 41-85 49-171 49-236z">
            <text:p/>
          </draw:path>
          <draw:path draw:style-name="gr3" draw:text-style-name="P8" draw:layer="layout" svg:width="0.531cm" svg:height="0.342cm" svg:x="14.983cm" svg:y="8.209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4c3 13 7 18 16 18 10 0 12-3 16-16l79-220 79 222c4 9 5 14 16 14 9 0 12-7 14-14z">
            <text:p/>
          </draw:path>
          <draw:path draw:style-name="gr3" draw:text-style-name="P8" draw:layer="layout" svg:width="0.39cm" svg:height="0.537cm" svg:x="15.553cm" svg:y="8.005cm" svg:viewBox="0 0 391 538" svg:d="M60 479c0 35-7 35-60 35v24c26-1 67-1 88-1 19 0 60 0 86 1v-24c-51 0-60 0-60-35v-143c0-81 55-123 104-123 50 0 58 42 58 86v180c0 35-8 35-59 35v24c26-1 66-1 88-1 19 0 59 0 86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5.979cm" svg:y="8.1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6.323cm" svg:y="8.201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6.627cm" svg:y="8.1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1cm" svg:height="0.546cm" svg:x="17.248cm" svg:y="8.005cm" svg:viewBox="0 0 352 547" svg:d="M180 9c0-2 0-9-9-9-18 0-76 7-95 7-7 2-16 2-16 16 0 10 7 10 19 10 37 0 39 6 39 13l-2 16-112 446c-4 11-4 13-4 16 0 20 16 23 23 23 10 0 21-7 26-17 4-6 39-150 44-169 27 1 90 14 90 65 0 5 0 9-3 17 0 9-2 18-2 27 0 45 30 77 70 77 25 0 44-12 62-42 19-34 28-76 28-77 0-9-7-9-9-9-9 0-9 3-10 14-16 58-34 97-69 97-14 0-25-9-25-37 0-13 4-30 7-43 2-14 2-17 2-24 0-51-47-72-114-81 24-14 49-39 67-58 37-41 72-74 110-74 6 0 6 0 8 0 8 2 10 2 15 7 2 0 2 2 4 2-37 3-44 33-44 42 0 12 9 28 30 28 19 0 42-18 42-47 0-23-18-50-53-50-21 0-58 7-112 69-29 30-59 60-87 72z">
            <text:p/>
          </draw:path>
          <draw:path draw:style-name="gr3" draw:text-style-name="P8" draw:layer="layout" svg:width="0.472cm" svg:height="0.449cm" svg:x="17.912cm" svg:y="8.125cm" svg:viewBox="0 0 473 450" svg:d="M459 243c9-5 14-9 14-18s-5-14-14-17l-429-203c-11-5-12-5-14-5-9 0-16 7-16 16 0 7 4 10 14 17l408 192-408 192c-10 5-14 11-14 18 0 8 7 15 16 15 2 0 3 0 14-5z">
            <text:p/>
          </draw:path>
          <draw:path draw:style-name="gr3" draw:text-style-name="P8" draw:layer="layout" svg:width="0.326cm" svg:height="0.532cm" svg:x="18.694cm" svg:y="8.026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7.355cm" svg:y="8.214cm" svg:viewBox="0 0 652 350" draw:points="327,350 0,350 0,0 652,0 652,350">
            <text:p/>
          </draw:polygon>
          <draw:path draw:style-name="gr3" draw:text-style-name="P8" draw:layer="layout" svg:width="0.686cm" svg:height="0.426cm" svg:x="7.359cm" svg:y="8.175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text {i.e. } \ \theta - 25 =  e^{ - kt + c_1} = e^{ - kt}.e^{c_1}§svg§600§FALSE§</svg:desc>
          <draw:polygon draw:style-name="gr2" draw:text-style-name="P7" draw:layer="layout" svg:width="10.71cm" svg:height="0.635cm" svg:x="11.376cm" svg:y="14.119cm" svg:viewBox="0 0 10711 636" draw:points="5355,636 0,636 0,0 10711,0 10711,636">
            <text:p/>
          </draw:polygon>
          <draw:path draw:style-name="gr3" draw:text-style-name="P8" draw:layer="layout" svg:width="0.166cm" svg:height="0.518cm" svg:x="11.362cm" svg:y="14.25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083cm" svg:height="0.084cm" svg:x="11.619cm" svg:y="14.693cm" svg:viewBox="0 0 84 85" svg:d="M84 42c0-23-19-42-42-42s-42 19-42 42 19 43 42 43 42-20 42-43z">
            <text:p/>
          </draw:path>
          <draw:path draw:style-name="gr3" draw:text-style-name="P8" draw:layer="layout" svg:width="0.3cm" svg:height="0.356cm" svg:x="11.788cm" svg:y="14.42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4cm" svg:x="12.177cm" svg:y="14.693cm" svg:viewBox="0 0 84 85" svg:d="M84 42c0-23-19-42-42-42s-42 19-42 42 19 43 42 43 42-20 42-43z">
            <text:p/>
          </draw:path>
          <draw:path draw:style-name="gr3" draw:text-style-name="P8" draw:layer="layout" svg:width="0.319cm" svg:height="0.555cm" svg:x="12.96cm" svg:y="14.23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8" draw:layer="layout" svg:width="0.472cm" svg:height="0.032cm" svg:x="13.548cm" svg:y="14.566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14.294cm" svg:y="14.2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09cm" svg:height="0.532cm" svg:x="14.681cm" svg:y="14.26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515cm" svg:height="0.182cm" svg:x="15.287cm" svg:y="14.4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6.096cm" svg:y="14.43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367cm" svg:height="0.027cm" svg:x="16.478cm" svg:y="14.307cm" svg:viewBox="0 0 368 28" svg:d="M347 28c7 0 21 0 21-14s-12-14-21-14h-326c-9 0-21 0-21 14s12 14 21 14z">
            <text:p/>
          </draw:path>
          <draw:path draw:style-name="gr3" draw:text-style-name="P8" draw:layer="layout" svg:width="0.267cm" svg:height="0.383cm" svg:x="16.945cm" svg:y="14.08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4cm" svg:height="0.344cm" svg:x="17.268cm" svg:y="14.117cm" svg:viewBox="0 0 185 345" svg:d="M111 125h56c11 0 18 0 18-12 0-7-7-7-16-7h-53l21-81c0-2 2-6 2-7 0-11-9-18-19-18-14 0-21 9-27 23-3 14 4-12-19 83h-56c-11 0-18 0-18 12 0 7 7 7 16 7h53l-32 129c-4 14-9 33-9 40 0 32 27 51 58 51 62 0 95-76 95-83s-7-7-9-7c-7 0-7 2-10 11-16 33-44 65-74 65-12 0-19-7-19-28 0-5 1-16 3-21z">
            <text:p/>
          </draw:path>
          <draw:path draw:style-name="gr3" draw:text-style-name="P8" draw:layer="layout" svg:width="0.399cm" svg:height="0.4cm" svg:x="17.516cm" svg:y="14.1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235cm" svg:height="0.245cm" svg:x="17.986cm" svg:y="14.217cm" svg:viewBox="0 0 236 246" svg:d="M206 32c-21 3-28 17-28 30 0 15 10 21 21 21 12 0 30-9 30-35 0-37-42-48-71-48-82 0-158 76-158 151 0 46 33 95 100 95 94 0 136-54 136-61 0-4-5-11-9-11-3 0-5 2-9 7-42 50-105 50-116 50-39 0-56-27-56-60 0-16 7-76 35-113 21-28 49-42 77-42 7 0 34 0 48 16z">
            <text:p/>
          </draw:path>
          <draw:path draw:style-name="gr3" draw:text-style-name="P8" draw:layer="layout" svg:width="0.159cm" svg:height="0.258cm" svg:x="18.286cm" svg:y="14.275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8" draw:layer="layout" svg:width="0.515cm" svg:height="0.182cm" svg:x="18.828cm" svg:y="14.4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9.637cm" svg:y="14.43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367cm" svg:height="0.027cm" svg:x="20.019cm" svg:y="14.307cm" svg:viewBox="0 0 368 28" svg:d="M347 28c7 0 21 0 21-14s-12-14-21-14h-326c-9 0-21 0-21 14s12 14 21 14z">
            <text:p/>
          </draw:path>
          <draw:path draw:style-name="gr3" draw:text-style-name="P8" draw:layer="layout" svg:width="0.267cm" svg:height="0.383cm" svg:x="20.486cm" svg:y="14.08cm" svg:viewBox="0 0 268 384" svg:d="M130 16c0 0 2-7 2-9s-2-7-9-7c-10 0-56 4-70 5-4 0-11 2-11 13 0 8 7 8 14 8 25 0 25 4 25 7 0 4 0 7-2 13l-75 308c-4 9-4 10-4 12 0 7 7 18 19 18 14 0 21-13 25-23 0-4 25-99 26-106 39 4 71 16 71 44 0 2 0 6-2 11-2 9-2 10-2 17 0 39 32 57 57 57 54 0 70-83 70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4cm" svg:height="0.344cm" svg:x="20.809cm" svg:y="14.117cm" svg:viewBox="0 0 185 345" svg:d="M111 125h56c11 0 18 0 18-12 0-7-7-7-16-7h-53l21-81c0-2 2-6 2-7 0-11-9-18-19-18-14 0-21 9-27 23-3 14 4-12-19 83h-56c-11 0-18 0-18 12 0 7 7 7 16 7h53l-32 129c-4 14-9 33-9 40 0 32 27 51 58 51 62 0 95-76 95-83s-7-7-9-7c-7 0-7 2-10 11-16 33-44 65-74 65-12 0-19-7-19-28 0-5 1-16 3-21z">
            <text:p/>
          </draw:path>
          <draw:path draw:style-name="gr3" draw:text-style-name="P8" draw:layer="layout" svg:width="0.083cm" svg:height="0.084cm" svg:x="21.124cm" svg:y="14.693cm" svg:viewBox="0 0 84 85" svg:d="M84 42c0-23-19-42-42-42s-42 19-42 42 19 43 42 43 42-20 42-43z">
            <text:p/>
          </draw:path>
          <draw:path draw:style-name="gr3" draw:text-style-name="P8" draw:layer="layout" svg:width="0.298cm" svg:height="0.351cm" svg:x="21.309cm" svg:y="14.43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235cm" svg:height="0.245cm" svg:x="21.666cm" svg:y="14.217cm" svg:viewBox="0 0 236 246" svg:d="M204 32c-19 3-26 17-26 30 0 15 10 21 21 21 12 0 30-9 30-35 0-37-42-48-71-48-82 0-158 76-158 151 0 46 33 95 100 95 94 0 136-54 136-61 0-4-5-11-9-11-3 0-5 2-9 7-42 50-107 50-116 50-39 0-56-27-56-60 0-16 7-76 35-113 21-28 49-42 77-42 7 0 34 0 46 16z">
            <text:p/>
          </draw:path>
          <draw:path draw:style-name="gr3" draw:text-style-name="P8" draw:layer="layout" svg:width="0.159cm" svg:height="0.258cm" svg:x="21.964cm" svg:y="14.275cm" svg:viewBox="0 0 160 259" svg:d="M100 12c0-12-1-12-14-12-28 25-72 25-79 25h-7v17h7c9 0 33-2 56-10v193c0 13 0 18-40 18h-19v16c21-2 56-2 77-2 23 0 58 0 79 2v-16h-19c-41 0-41-5-41-1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12" draw:text-style-name="P6" draw:layer="layout" svg:width="26.754cm" svg:height="14.633cm" svg:x="0.646cm" svg:y="0.6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</draw:text-box>
        </draw:frame>
        <draw:g>
          <svg:title>TexMaths</svg:title>
          <svg:desc>22§display§\therefore \ \ \  \theta  =  25 + c.e^{ - kt } §svg§600§FALSE§</svg:desc>
          <draw:polygon draw:style-name="gr2" draw:text-style-name="P7" draw:layer="layout" svg:width="6.5cm" svg:height="0.681cm" svg:x="2.578cm" svg:y="1.022cm" svg:viewBox="0 0 6501 682" draw:points="3251,682 0,682 0,0 6501,0 6501,682">
            <text:p/>
          </draw:polygon>
          <draw:path draw:style-name="gr3" draw:text-style-name="P8" draw:layer="layout" svg:width="0.469cm" svg:height="0.417cm" svg:x="2.562cm" svg:y="1.319cm" svg:viewBox="0 0 470 418" svg:d="M276 40c0-21-19-40-40-40-23 0-42 19-42 40 0 23 19 43 42 43 21 0 40-18 40-43zM470 376c0-21-18-40-41-40-22 0-42 19-42 40 0 23 20 42 42 42 23 0 41-19 41-42zM83 376c0-21-20-40-43-40-21 0-40 19-40 40 0 23 19 42 40 42 23 0 43-19 43-42z">
            <text:p/>
          </draw:path>
          <draw:path draw:style-name="gr3" draw:text-style-name="P8" draw:layer="layout" svg:width="0.319cm" svg:height="0.554cm" svg:x="4.076cm" svg:y="1.132cm" svg:viewBox="0 0 320 555" svg:d="M320 158c0-51-12-158-93-158-107 0-227 218-227 395 0 74 23 160 93 160 109 0 227-223 227-397zM83 265c12-49 28-112 60-167 21-38 49-80 84-80 39 0 42 49 42 93 0 38-5 77-24 154zM238 290c-9 35-25 102-55 156-26 53-56 92-90 92-26 0-42-23-42-95 0-32 5-77 25-153z">
            <text:p/>
          </draw:path>
          <draw:path draw:style-name="gr3" draw:text-style-name="P8" draw:layer="layout" svg:width="0.515cm" svg:height="0.182cm" svg:x="4.685cm" svg:y="1.3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5.496cm" svg:y="1.162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8" draw:layer="layout" svg:width="0.309cm" svg:height="0.532cm" svg:x="5.883cm" svg:y="1.162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8" draw:layer="layout" svg:width="0.515cm" svg:height="0.516cm" svg:x="6.446cm" svg:y="1.227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8" draw:layer="layout" svg:width="0.302cm" svg:height="0.351cm" svg:x="7.208cm" svg:y="1.336cm" svg:viewBox="0 0 303 352" svg:d="M276 47c-12 0-23 0-35 13-12 10-14 24-14 30 0 17 14 26 30 26 23 0 44-18 44-49 0-39-37-67-93-67-104 0-208 111-208 220 0 70 46 132 127 132 111 0 176-83 176-92 0-5-6-10-9-10-5 0-7 1-11 8-61 76-146 76-156 76-48 0-69-37-69-84 0-32 16-108 42-155 23-44 67-77 109-77 27 0 57 8 67 29z">
            <text:p/>
          </draw:path>
          <draw:path draw:style-name="gr3" draw:text-style-name="P8" draw:layer="layout" svg:width="0.083cm" svg:height="0.083cm" svg:x="7.578cm" svg:y="1.595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7.761cm" svg:y="1.336cm" svg:viewBox="0 0 299 352" svg:d="M109 163c23 0 81-1 120-17 54-23 58-69 58-79 0-35-30-67-83-67-86 0-204 76-204 211 0 79 46 141 121 141 113 0 178-83 178-92 0-5-5-10-10-10-4 0-6 1-9 8-62 76-146 76-157 76-60 0-67-65-67-90 0-8 0-33 13-81zM74 146c30-118 109-128 130-128 37 0 58 22 58 49 0 79-125 79-156 79z">
            <text:p/>
          </draw:path>
          <draw:path draw:style-name="gr3" draw:text-style-name="P8" draw:layer="layout" svg:width="0.367cm" svg:height="0.027cm" svg:x="8.145cm" svg:y="1.21cm" svg:viewBox="0 0 368 28" svg:d="M347 28c7 0 21 0 21-14s-12-14-21-14h-326c-9 0-21 0-21 14s12 14 21 14z">
            <text:p/>
          </draw:path>
          <draw:path draw:style-name="gr3" draw:text-style-name="P8" draw:layer="layout" svg:width="0.267cm" svg:height="0.382cm" svg:x="8.609cm" svg:y="0.983cm" svg:viewBox="0 0 268 383" svg:d="M130 16c0 0 2-7 2-9s-2-7-9-7c-10 0-56 4-70 5-4 0-11 2-11 13 0 8 7 8 14 8 25 0 25 4 25 7 0 4 0 7-2 13l-75 307c-4 9-4 11-4 13 0 7 7 17 19 17 14 0 21-12 25-23 0-3 25-98 26-105 39 3 71 16 71 44 0 2 0 5-2 10-2 9-2 11-2 18 0 39 32 56 57 56 54 0 70-82 70-84 0-7-7-7-9-7-7 0-9 3-10 14-7 23-21 61-50 61-14 0-17-14-17-28 0-9 0-10 2-24 1-2 3-11 3-18 0-47-65-56-88-56 16-11 35-28 46-37 26-26 54-51 84-51 7 0 14 2 18 7-23 3-28 21-28 30 0 12 10 21 23 21 14 0 30-12 30-35 0-18-13-39-43-39s-58 23-86 48c-23 22-40 38-63 49z">
            <text:p/>
          </draw:path>
          <draw:path draw:style-name="gr3" draw:text-style-name="P8" draw:layer="layout" svg:width="0.184cm" svg:height="0.343cm" svg:x="8.933cm" svg:y="1.02cm" svg:viewBox="0 0 185 344" svg:d="M111 125h56c11 0 18 0 18-13 0-7-7-7-16-7h-53l21-80c0-2 2-6 2-7 0-11-9-18-19-18-14 0-21 9-27 23-3 14 4-12-19 82h-56c-11 0-18 0-18 13 0 7 7 7 16 7h53l-34 128c-2 14-7 33-7 41 0 31 27 50 58 50 62 0 95-75 95-82s-7-7-9-7c-7 0-7 2-10 10-16 34-44 65-74 65-12 0-19-7-19-28 0-5 1-16 3-21z">
            <text:p/>
          </draw:path>
        </draw:g>
        <draw:g>
          <svg:title>TexMaths</svg:title>
          <svg:desc>22§display§\text {Given that, when } t =0, \ \ \theta = 80 \text { so, from (1),  we get}§svg§600§FALSE§</svg:desc>
          <draw:polygon draw:style-name="gr2" draw:text-style-name="P7" draw:layer="layout" svg:width="17.652cm" svg:height="0.696cm" svg:x="2.61cm" svg:y="2.364cm" svg:viewBox="0 0 17653 697" draw:points="8827,697 0,697 0,0 17653,0 17653,697">
            <text:p/>
          </draw:polygon>
          <draw:path draw:style-name="gr3" draw:text-style-name="P8" draw:layer="layout" svg:width="0.525cm" svg:height="0.562cm" svg:x="2.615cm" svg:y="2.36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8" draw:layer="layout" svg:width="0.166cm" svg:height="0.518cm" svg:x="3.203cm" svg:y="2.38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79cm" svg:height="0.342cm" svg:x="3.407cm" svg:y="2.571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3.802cm" svg:y="2.55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4.148cm" svg:y="2.56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2cm" svg:height="0.485cm" svg:x="4.826cm" svg:y="2.42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5.136cm" svg:y="2.36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9cm" svg:height="0.356cm" svg:x="5.574cm" svg:y="2.55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4cm" svg:height="0.485cm" svg:x="5.942cm" svg:y="2.42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6.294cm" svg:y="2.82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6.714cm" svg:y="2.571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9cm" svg:height="0.537cm" svg:x="7.283cm" svg:y="2.36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7.711cm" svg:y="2.55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8.057cm" svg:y="2.56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8.737cm" svg:y="2.42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8" draw:layer="layout" svg:width="0.515cm" svg:height="0.182cm" svg:x="9.258cm" svg:y="2.6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0.06cm" svg:y="2.39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091cm" svg:height="0.231cm" svg:x="10.483cm" svg:y="2.82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19cm" svg:height="0.555cm" svg:x="11.308cm" svg:y="2.36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8" draw:layer="layout" svg:width="0.515cm" svg:height="0.182cm" svg:x="11.919cm" svg:y="2.6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2.723cm" svg:y="2.39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8" draw:layer="layout" svg:width="0.326cm" svg:height="0.532cm" svg:x="13.107cm" svg:y="2.3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254cm" svg:height="0.356cm" svg:x="13.747cm" svg:y="2.55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4cm" svg:height="0.356cm" svg:x="14.048cm" svg:y="2.55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091cm" svg:height="0.231cm" svg:x="14.48cm" svg:y="2.82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51cm" svg:height="0.546cm" svg:x="14.911cm" svg:y="2.36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61cm" svg:height="0.342cm" svg:x="15.143cm" svg:y="2.56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15.446cm" svg:y="2.55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15.837cm" svg:y="2.562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16.791cm" svg:y="2.3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7.083cm" svg:y="2.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7.445cm" svg:y="2.3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17.769cm" svg:y="2.82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18.188cm" svg:y="2.571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3cm" svg:height="0.356cm" svg:x="18.734cm" svg:y="2.55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9.334cm" svg:y="2.55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9.721cm" svg:y="2.55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20.057cm" svg:y="2.429cm" svg:viewBox="0 0 243 486" svg:d="M120 167h111v-25h-111v-142h-20c0 63-24 146-100 150v17h67v213c0 97 72 106 100 106 55 0 76-55 76-106v-44h-19v44c0 56-23 86-52 86-52 0-52-70-52-84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7" draw:layer="layout" svg:width="2.767cm" svg:height="0.696cm" svg:x="11.409cm" svg:y="1.067cm" svg:viewBox="0 0 2768 697" draw:points="1383,697 0,697 0,0 2768,0 2768,697">
            <text:p/>
          </draw:polygon>
          <draw:path draw:style-name="gr3" draw:text-style-name="P8" draw:layer="layout" svg:width="0.083cm" svg:height="0.083cm" svg:x="11.437cm" svg:y="1.52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1.909cm" svg:y="1.52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2.382cm" svg:y="1.526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3.38cm" svg:y="1.0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3.672cm" svg:y="1.0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4.035cm" svg:y="1.0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herefore \ \ \  80  =  25 + c.e^{ 0 } \ \ \Rightarrow§svg§600§FALSE§</svg:desc>
          <draw:polygon draw:style-name="gr2" draw:text-style-name="P7" draw:layer="layout" svg:width="7.666cm" svg:height="0.666cm" svg:x="2.579cm" svg:y="3.523cm" svg:viewBox="0 0 7667 667" draw:points="3834,667 0,667 0,0 7667,0 7667,667">
            <text:p/>
          </draw:polygon>
          <draw:path draw:style-name="gr3" draw:text-style-name="P8" draw:layer="layout" svg:width="0.469cm" svg:height="0.418cm" svg:x="2.563cm" svg:y="3.804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321cm" svg:height="0.532cm" svg:x="4.077cm" svg:y="3.648cm" svg:viewBox="0 0 322 533" svg:d="M93 162c-35-23-38-49-38-64 0-45 51-79 105-79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8" draw:layer="layout" svg:width="0.326cm" svg:height="0.532cm" svg:x="4.46cm" svg:y="3.648cm" svg:viewBox="0 0 327 533" svg:d="M327 269c0-63-3-125-31-183-35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8" draw:layer="layout" svg:width="0.515cm" svg:height="0.182cm" svg:x="5.075cm" svg:y="3.8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5.886cm" svg:y="3.64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09cm" svg:height="0.532cm" svg:x="6.273cm" svg:y="3.648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8" draw:layer="layout" svg:width="0.515cm" svg:height="0.516cm" svg:x="6.837cm" svg:y="3.71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2cm" svg:height="0.351cm" svg:x="7.599cm" svg:y="3.82cm" svg:viewBox="0 0 303 352" svg:d="M276 47c-12 0-23 0-35 13-12 10-14 24-14 30 0 17 14 26 30 26 23 0 44-18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8" draw:layer="layout" svg:width="0.083cm" svg:height="0.083cm" svg:x="7.968cm" svg:y="4.08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8.151cm" svg:y="3.82cm" svg:viewBox="0 0 299 352" svg:d="M109 164c23 0 81-2 120-18 54-23 58-69 58-79 0-35-30-67-83-67-86 0-204 76-204 211 0 79 46 141 121 141 113 0 178-83 178-92 0-5-5-10-10-10-4 0-6 2-9 9-62 75-146 75-157 75-60 0-67-65-67-90 0-8 0-33 13-80zM74 146c30-118 109-128 130-128 37 0 58 22 58 49 0 79-125 79-156 79z">
            <text:p/>
          </draw:path>
          <draw:path draw:style-name="gr3" draw:text-style-name="P8" draw:layer="layout" svg:width="0.252cm" svg:height="0.37cm" svg:x="8.503cm" svg:y="3.484cm" svg:viewBox="0 0 253 371" svg:d="M253 188c0-60-7-104-33-141-16-26-49-47-93-47-127 0-127 148-127 188 0 39 0 183 127 183 126 0 126-144 126-183zM127 357c-25 0-58-16-69-60-9-31-9-77-9-116 0-40 0-81 9-111 11-44 46-54 69-54 30 0 58 17 67 49 8 28 8 69 8 116 0 39 0 79-7 114-10 50-47 62-68 62z">
            <text:p/>
          </draw:path>
          <draw:path draw:style-name="gr3" draw:text-style-name="P8" draw:layer="layout" svg:width="0.687cm" svg:height="0.426cm" svg:x="9.595cm" svg:y="3.757cm" svg:viewBox="0 0 688 427" svg:d="M521 153c32 28 72 49 97 60-28 12-65 33-97 60h-493c-14 0-28 0-28 15 0 16 14 16 26 16h460c-37 35-78 104-78 115 0 8 9 8 14 8 7 0 13 0 15-7 17-30 38-70 89-116 53-47 106-67 145-79 14-5 14-5 15-7 2 0 2-3 2-5s0-2 0-4l-3-1c-2-2-2-2-16-7-106-30-183-103-225-185-9-16-11-16-22-16-5 0-14 0-14 9 0 10 39 77 78 114h-460c-12 0-26 0-26 16 0 14 14 14 28 14z">
            <text:p/>
          </draw:path>
        </draw:g>
        <draw:g>
          <svg:title>TexMaths</svg:title>
          <svg:desc>22§display§c = 55§svg§600§FALSE§</svg:desc>
          <draw:polygon draw:style-name="gr2" draw:text-style-name="P7" draw:layer="layout" svg:width="2.023cm" svg:height="0.454cm" svg:x="10.971cm" svg:y="3.623cm" svg:viewBox="0 0 2024 455" draw:points="1012,455 0,455 0,0 2024,0 2024,455">
            <text:p/>
          </draw:polygon>
          <draw:path draw:style-name="gr3" draw:text-style-name="P8" draw:layer="layout" svg:width="0.302cm" svg:height="0.35cm" svg:x="10.964cm" svg:y="3.756cm" svg:viewBox="0 0 303 351" svg:d="M276 47c-12 0-23 0-35 13-12 10-14 24-14 30 0 17 14 26 30 26 23 0 44-18 44-49 0-39-37-67-93-67-104 0-208 111-208 219 0 71 46 132 127 132 111 0 176-82 176-91 0-5-6-11-9-11-5 0-5 2-11 9-61 76-146 76-156 76-48 0-69-37-69-85 0-31 16-107 42-154 23-44 67-77 109-77 27 0 57 8 67 29z">
            <text:p/>
          </draw:path>
          <draw:path draw:style-name="gr3" draw:text-style-name="P8" draw:layer="layout" svg:width="0.515cm" svg:height="0.182cm" svg:x="11.526cm" svg:y="3.8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1cm" svg:x="12.337cm" svg:y="3.584cm" svg:viewBox="0 0 310 532" svg:d="M310 360c0-91-64-170-148-170-37 0-70 12-99 40v-151c16 5 43 11 67 11 95 0 150-71 150-81 0-5-2-9-7-9-2 0-4 0-7 2-16 7-53 23-106 23-32 0-67-6-104-21-5-4-7-4-8-4-8 0-8 7-8 19v229c0 14 0 21 11 21 5 0 7-2 9-7 9-13 39-55 100-55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309cm" svg:height="0.531cm" svg:x="12.724cm" svg:y="3.584cm" svg:viewBox="0 0 310 532" svg:d="M310 360c0-91-64-170-148-170-37 0-70 12-99 40v-151c16 5 43 11 67 11 95 0 150-71 150-81 0-5-2-9-7-9-2 0-4 0-7 2-16 7-53 23-106 23-32 0-67-6-104-21-5-4-7-4-8-4-8 0-8 7-8 19v229c0 14 0 21 11 21 5 0 7-2 9-7 9-13 39-55 100-55 41 0 60 35 67 49 12 30 14 60 14 99 0 26 0 73-19 105-18 30-48 51-83 51-56 0-100-40-114-86 1 0 5 0 14 0 24 0 38-19 38-37 0-19-14-39-38-39-13 0-39 6-39 43 0 65 53 140 141 140 90 0 169-74 169-172z">
            <text:p/>
          </draw:path>
        </draw:g>
        <draw:g>
          <svg:title>TexMaths</svg:title>
          <svg:desc>22§display§\therefore \ \ \text { from (1) we get }§svg§600§FALSE§</svg:desc>
          <draw:polygon draw:style-name="gr2" draw:text-style-name="P7" draw:layer="layout" svg:width="6.627cm" svg:height="0.696cm" svg:x="2.619cm" svg:y="4.767cm" svg:viewBox="0 0 6628 697" draw:points="3315,697 0,697 0,0 6628,0 6628,697">
            <text:p/>
          </draw:polygon>
          <draw:path draw:style-name="gr3" draw:text-style-name="P8" draw:layer="layout" svg:width="0.469cm" svg:height="0.418cm" svg:x="2.603cm" svg:y="4.95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251cm" svg:height="0.546cm" svg:x="4.11cm" svg:y="4.763cm" svg:viewBox="0 0 252 547" svg:d="M111 213v-90c0-68 37-105 72-105 2 0 12 0 25 5-9 3-23 12-23 32 0 17 12 33 33 33 23 0 34-16 34-33 0-29-28-55-69-55-54 0-121 40-121 123v90h-62v23h62v251c0 35-9 35-62 35v25c32-2 67-3 90-3 31 0 67 0 98 3v-25h-15c-59 0-60-8-60-36v-250h89v-23z">
            <text:p/>
          </draw:path>
          <draw:path draw:style-name="gr3" draw:text-style-name="P8" draw:layer="layout" svg:width="0.261cm" svg:height="0.342cm" svg:x="4.342cm" svg:y="4.9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4.645cm" svg:y="4.962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5.034cm" svg:y="4.965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5.988cm" svg:y="4.728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256cm" svg:height="0.516cm" svg:x="6.282cm" svg:y="4.7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6.643cm" svg:y="4.7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31cm" svg:height="0.342cm" svg:x="7.171cm" svg:y="4.974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7.717cm" svg:y="4.9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8.319cm" svg:y="4.9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3cm" svg:height="0.356cm" svg:x="8.704cm" svg:y="4.9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9.042cm" svg:y="4.832cm" svg:viewBox="0 0 245 486" svg:d="M120 167h111v-25h-111v-142h-20c0 63-24 146-100 150v17h67v213c0 97 72 106 100 106 55 0 78-55 78-106v-44h-21v44c0 56-23 86-51 86-53 0-53-70-53-84z">
            <text:p/>
          </draw:path>
        </draw:g>
        <draw:g>
          <svg:title>TexMaths</svg:title>
          <svg:desc>22§display§\therefore \ \ \  \theta  =  25 + 55.e^{ - kt } §svg§600§FALSE§</svg:desc>
          <draw:polygon draw:style-name="gr2" draw:text-style-name="P7" draw:layer="layout" svg:width="6.938cm" svg:height="0.681cm" svg:x="2.578cm" svg:y="5.924cm" svg:viewBox="0 0 6939 682" draw:points="3471,682 0,682 0,0 6939,0 6939,682">
            <text:p/>
          </draw:polygon>
          <draw:path draw:style-name="gr3" draw:text-style-name="P8" draw:layer="layout" svg:width="0.469cm" svg:height="0.417cm" svg:x="2.562cm" svg:y="6.221cm" svg:viewBox="0 0 470 418" svg:d="M276 40c0-21-19-40-40-40-23 0-42 19-42 40 0 23 19 43 42 43 21 0 40-18 40-43zM470 376c0-21-18-40-41-40-22 0-42 19-42 40 0 23 20 42 42 42 23 0 41-19 41-42zM83 376c0-21-20-40-43-40-21 0-40 19-40 40 0 23 19 42 40 42 23 0 43-19 43-42z">
            <text:p/>
          </draw:path>
          <draw:path draw:style-name="gr3" draw:text-style-name="P8" draw:layer="layout" svg:width="0.319cm" svg:height="0.554cm" svg:x="4.076cm" svg:y="6.034cm" svg:viewBox="0 0 320 555" svg:d="M320 158c0-51-12-158-93-158-107 0-227 218-227 395 0 74 23 160 93 160 109 0 227-223 227-397zM83 265c12-49 28-112 60-167 21-38 49-80 84-80 39 0 42 49 42 93 0 38-5 77-24 154zM238 290c-9 35-25 102-55 156-26 53-56 92-90 92-26 0-42-23-42-95 0-32 5-77 25-153z">
            <text:p/>
          </draw:path>
          <draw:path draw:style-name="gr3" draw:text-style-name="P8" draw:layer="layout" svg:width="0.515cm" svg:height="0.182cm" svg:x="4.684cm" svg:y="6.2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5.496cm" svg:y="6.064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8" draw:layer="layout" svg:width="0.309cm" svg:height="0.532cm" svg:x="5.883cm" svg:y="6.064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8" draw:layer="layout" svg:width="0.515cm" svg:height="0.516cm" svg:x="6.446cm" svg:y="6.129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8" draw:layer="layout" svg:width="0.309cm" svg:height="0.532cm" svg:x="7.215cm" svg:y="6.064cm" svg:viewBox="0 0 310 533" svg:d="M310 360c0-91-64-170-148-170-37 0-70 12-99 40v-151c16 5 43 11 67 11 95 0 150-71 150-81 0-5-2-9-7-9-2 0-4 0-7 2-16 7-53 23-106 23-32 0-67-6-104-21-5-4-7-4-8-4-8 0-8 7-8 19v229c0 14 0 21 11 21 5 0 7-2 11-7 7-12 37-55 98-55 41 0 62 36 67 50 12 29 14 59 14 98 0 26 0 74-19 105-18 30-48 51-83 51-56 0-100-40-114-86 1 0 5 0 14 0 24 0 38-19 38-37 0-19-14-38-38-38-13 0-39 5-39 42 0 65 55 141 141 141 90 0 169-74 169-173z">
            <text:p/>
          </draw:path>
          <draw:path draw:style-name="gr3" draw:text-style-name="P8" draw:layer="layout" svg:width="0.309cm" svg:height="0.532cm" svg:x="7.601cm" svg:y="6.064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8" draw:layer="layout" svg:width="0.083cm" svg:height="0.083cm" svg:x="8.016cm" svg:y="6.497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8.199cm" svg:y="6.238cm" svg:viewBox="0 0 299 352" svg:d="M109 163c23 0 81-1 120-17 54-23 58-69 58-79 0-35-30-67-83-67-86 0-204 76-204 211 0 79 46 141 121 141 113 0 178-83 178-92 0-5-5-10-10-10-4 0-6 1-9 8-62 76-146 76-157 76-60 0-67-65-67-90 0-8 0-33 13-81zM74 146c30-118 109-128 130-128 37 0 56 22 56 49 0 79-123 79-154 79z">
            <text:p/>
          </draw:path>
          <draw:path draw:style-name="gr3" draw:text-style-name="P8" draw:layer="layout" svg:width="0.367cm" svg:height="0.027cm" svg:x="8.583cm" svg:y="6.112cm" svg:viewBox="0 0 368 28" svg:d="M347 28c7 0 21 0 21-14s-12-14-21-14h-326c-9 0-21 0-21 14s12 14 21 14z">
            <text:p/>
          </draw:path>
          <draw:path draw:style-name="gr3" draw:text-style-name="P8" draw:layer="layout" svg:width="0.267cm" svg:height="0.382cm" svg:x="9.047cm" svg:y="5.885cm" svg:viewBox="0 0 268 383" svg:d="M130 16c0 0 2-7 2-9s-2-7-9-7c-10 0-56 4-70 5-4 0-11 2-11 13 0 8 7 8 14 8 25 0 25 4 25 7 0 4 0 7-2 13l-75 307c-4 9-4 11-4 13 0 7 7 17 19 17 14 0 21-12 25-23 0-3 25-98 26-105 39 3 71 16 71 44 0 2 0 5-2 10-2 9-2 11-2 18 0 39 32 56 58 56 53 0 69-82 69-84 0-7-7-7-9-7-7 0-9 3-10 14-7 23-21 61-50 61-14 0-17-14-17-28 0-9 0-10 2-24 1-2 3-11 3-18 0-47-65-56-88-56 16-11 35-28 46-37 26-26 54-51 84-51 7 0 14 2 18 7-23 3-28 21-28 30 0 12 10 21 23 21 14 0 30-12 30-35 0-18-13-39-43-39s-58 23-86 48c-23 22-40 38-63 49z">
            <text:p/>
          </draw:path>
          <draw:path draw:style-name="gr3" draw:text-style-name="P8" draw:layer="layout" svg:width="0.184cm" svg:height="0.343cm" svg:x="9.371cm" svg:y="5.922cm" svg:viewBox="0 0 185 344" svg:d="M111 125h56c11 0 18 0 18-13 0-7-7-7-16-7h-53l21-80c0-2 2-6 2-7 0-11-9-18-19-18-14 0-21 9-27 23-3 14 4-12-19 82h-56c-11 0-18 0-18 13 0 7 7 7 16 7h53l-32 128c-4 14-9 33-9 41 0 31 27 50 58 50 62 0 95-75 95-82s-7-7-9-7c-7 0-7 2-10 10-16 34-44 65-74 65-12 0-19-7-19-28 0-5 1-16 3-21z">
            <text:p/>
          </draw:path>
        </draw:g>
        <draw:g>
          <svg:title>TexMaths</svg:title>
          <svg:desc>22§display§.\ .\ .\  \ \ \text {(2)}§svg§600§FALSE§</svg:desc>
          <draw:polygon draw:style-name="gr2" draw:text-style-name="P7" draw:layer="layout" svg:width="2.767cm" svg:height="0.696cm" svg:x="11.41cm" svg:y="5.767cm" svg:viewBox="0 0 2768 697" draw:points="1383,697 0,697 0,0 2768,0 2768,697">
            <text:p/>
          </draw:polygon>
          <draw:path draw:style-name="gr3" draw:text-style-name="P8" draw:layer="layout" svg:width="0.083cm" svg:height="0.083cm" svg:x="11.438cm" svg:y="6.22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1.91cm" svg:y="6.22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2.383cm" svg:y="6.226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3.381cm" svg:y="5.7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3.643cm" svg:y="5.7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4.036cm" svg:y="5.7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Now, when } t = 30, \text { it is given that ,}\  \ \theta = 50§svg§600§FALSE§</svg:desc>
          <draw:polygon draw:style-name="gr2" draw:text-style-name="P7" draw:layer="layout" svg:width="14.734cm" svg:height="0.628cm" svg:x="2.622cm" svg:y="7.266cm" svg:viewBox="0 0 14735 629" draw:points="7368,629 0,629 0,0 14735,0 14735,629">
            <text:p/>
          </draw:polygon>
          <draw:path draw:style-name="gr3" draw:text-style-name="P8" draw:layer="layout" svg:width="0.529cm" svg:height="0.529cm" svg:x="2.608cm" svg:y="7.245cm" svg:viewBox="0 0 530 530" svg:d="M155 11c-7-11-9-11-23-11h-132v25h23c10 0 26 0 39 1 17 2 17 2 17 18v405c0 21 0 56-79 56v25c26 0 65-2 92-2 24 0 63 2 89 2v-25c-79 0-79-35-79-56v-403c4 3 4 3 7 9l317 465c7 10 7 10 12 10 13 0 13-5 13-19v-430c0-21 0-56 79-56v-25c-27 0-65 2-92 2-24 0-63-2-90-2v25c80 0 80 35 80 56v333z">
            <text:p/>
          </draw:path>
          <draw:path draw:style-name="gr3" draw:text-style-name="P8" draw:layer="layout" svg:width="0.344cm" svg:height="0.357cm" svg:x="3.185cm" svg:y="7.426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53cm" svg:height="0.342cm" svg:x="3.542cm" svg:y="7.438cm" svg:viewBox="0 0 531 343" svg:d="M466 74c14-39 39-49 65-49v-25c-17 2-40 2-56 2-23 0-58-2-72-2v25c28 0 44 14 44 37 0 5 0 5-4 15l-70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8" draw:layer="layout" svg:width="0.091cm" svg:height="0.231cm" svg:x="4.153cm" svg:y="7.69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8" draw:layer="layout" svg:width="0.53cm" svg:height="0.342cm" svg:x="4.574cm" svg:y="7.438cm" svg:viewBox="0 0 531 343" svg:d="M466 74c14-39 39-49 65-49v-25c-17 2-40 2-56 2-23 0-58-2-72-2v25c28 0 44 14 44 37 0 5 0 5-4 15l-70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8" draw:layer="layout" svg:width="0.39cm" svg:height="0.538cm" svg:x="5.142cm" svg:y="7.236cm" svg:viewBox="0 0 391 539" svg:d="M60 479c0 35-7 35-60 35v25c26-2 67-2 88-2 19 0 60 0 86 2v-25c-51 0-60 0-60-35v-143c0-81 55-123 104-123s58 42 58 86v180c0 35-9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5.568cm" svg:y="7.426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5.915cm" svg:y="7.431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6.596cm" svg:y="7.289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515cm" svg:height="0.182cm" svg:x="7.115cm" svg:y="7.4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3cm" svg:x="7.921cm" svg:y="7.257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8" draw:layer="layout" svg:width="0.326cm" svg:height="0.533cm" svg:x="8.305cm" svg:y="7.257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8" draw:layer="layout" svg:width="0.091cm" svg:height="0.231cm" svg:x="8.727cm" svg:y="7.69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8" draw:layer="layout" svg:width="0.166cm" svg:height="0.519cm" svg:x="9.288cm" svg:y="7.25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42cm" svg:height="0.485cm" svg:x="9.493cm" svg:y="7.29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10.061cm" svg:y="7.25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4cm" svg:height="0.357cm" svg:x="10.276cm" svg:y="7.42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54cm" svg:height="0.512cm" svg:x="10.835cm" svg:y="7.422cm" svg:viewBox="0 0 355 513" svg:d="M151 218c-68 0-68-77-68-95 0-21 1-46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166cm" svg:height="0.519cm" svg:x="11.226cm" svg:y="7.25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79cm" svg:height="0.342cm" svg:x="11.428cm" svg:y="7.438cm" svg:viewBox="0 0 380 343" svg:d="M308 76c7-18 21-51 72-51v-25c-17 2-40 2-58 2-19 0-55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7cm" svg:x="11.823cm" svg:y="7.426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12.169cm" svg:y="7.431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12.847cm" svg:y="7.29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3.157cm" svg:y="7.236cm" svg:viewBox="0 0 391 539" svg:d="M60 479c0 35-7 35-60 35v25c26-2 67-2 88-2 19 0 60 0 86 2v-25c-51 0-60 0-60-35v-143c0-81 55-123 104-123s58 42 58 86v180c0 35-9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49cm" svg:height="0.357cm" svg:x="13.595cm" svg:y="7.426cm" svg:viewBox="0 0 350 358" svg:d="M225 289c4 32 25 63 62 63 16 0 63-10 63-74v-42h-19v42c0 46-20 51-28 51-25 0-28-35-28-38v-157c0-32 0-62-29-92-30-30-68-42-105-42-65 0-118 37-118 88 0 23 16 37 35 37 23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13.963cm" svg:y="7.29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091cm" svg:height="0.231cm" svg:x="14.573cm" svg:y="7.69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8" draw:layer="layout" svg:width="0.319cm" svg:height="0.556cm" svg:x="15.27cm" svg:y="7.227cm" svg:viewBox="0 0 320 557" svg:d="M320 159c0-52-14-159-93-159-107 0-227 218-227 396 0 74 23 161 93 161 109 0 227-224 227-398zM83 266c12-49 28-113 60-167 21-39 49-81 84-81 39 0 42 49 42 93 0 39-5 77-24 155zM238 291c-9 35-25 102-55 156-26 53-56 92-90 92-26 0-42-23-42-95 0-32 5-78 25-153z">
            <text:p/>
          </draw:path>
          <draw:path draw:style-name="gr3" draw:text-style-name="P8" draw:layer="layout" svg:width="0.515cm" svg:height="0.182cm" svg:x="15.879cm" svg:y="7.4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3cm" svg:x="16.69cm" svg:y="7.257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9-38-39-13 0-39 6-39 43 0 65 53 141 141 141 90 0 169-74 169-173z">
            <text:p/>
          </draw:path>
          <draw:path draw:style-name="gr3" draw:text-style-name="P8" draw:layer="layout" svg:width="0.326cm" svg:height="0.533cm" svg:x="17.069cm" svg:y="7.257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</draw:g>
        <draw:g>
          <svg:title>TexMaths</svg:title>
          <svg:desc>22§display§\therefore \ \ \text { from (2) we get }§svg§600§FALSE§</svg:desc>
          <draw:polygon draw:style-name="gr2" draw:text-style-name="P7" draw:layer="layout" svg:width="6.627cm" svg:height="0.696cm" svg:x="18.32cm" svg:y="7.167cm" svg:viewBox="0 0 6628 697" draw:points="3315,697 0,697 0,0 6628,0 6628,697">
            <text:p/>
          </draw:polygon>
          <draw:path draw:style-name="gr3" draw:text-style-name="P8" draw:layer="layout" svg:width="0.469cm" svg:height="0.418cm" svg:x="18.304cm" svg:y="7.35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251cm" svg:height="0.546cm" svg:x="19.811cm" svg:y="7.163cm" svg:viewBox="0 0 252 547" svg:d="M111 213v-90c0-68 37-105 72-105 2 0 12 0 25 5-9 3-23 12-23 32 0 17 12 33 33 33 23 0 34-16 34-33 0-29-28-55-69-55-54 0-121 40-121 123v90h-62v23h62v251c0 35-9 35-62 35v25c32-2 67-3 90-3 31 0 67 0 98 3v-25h-15c-59 0-60-8-60-36v-250h89v-23z">
            <text:p/>
          </draw:path>
          <draw:path draw:style-name="gr3" draw:text-style-name="P8" draw:layer="layout" svg:width="0.261cm" svg:height="0.342cm" svg:x="20.043cm" svg:y="7.3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0.346cm" svg:y="7.362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20.735cm" svg:y="7.365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21.689cm" svg:y="7.128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09cm" svg:height="0.516cm" svg:x="21.953cm" svg:y="7.1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18cm" svg:height="0.773cm" svg:x="22.344cm" svg:y="7.1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31cm" svg:height="0.342cm" svg:x="22.872cm" svg:y="7.374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23.418cm" svg:y="7.3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24.02cm" svg:y="7.3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3cm" svg:height="0.356cm" svg:x="24.405cm" svg:y="7.3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24.743cm" svg:y="7.232cm" svg:viewBox="0 0 245 486" svg:d="M120 167h111v-25h-111v-142h-20c0 63-24 146-100 150v17h67v213c0 97 72 106 100 106 55 0 78-55 78-106v-44h-21v44c0 56-23 86-51 86-53 0-53-70-53-84z">
            <text:p/>
          </draw:path>
        </draw:g>
        <draw:g>
          <svg:title>TexMaths</svg:title>
          <svg:desc>22§display§50  =  25 + 55.e^{ - 30k } \ \ \Rightarrow \ \ §svg§600§FALSE§</svg:desc>
          <draw:polygon draw:style-name="gr2" draw:text-style-name="P7" draw:layer="layout" svg:width="7.733cm" svg:height="0.681cm" svg:x="4.164cm" svg:y="8.628cm" svg:viewBox="0 0 7734 682" draw:points="3867,682 0,682 0,0 7734,0 7734,682">
            <text:p/>
          </draw:polygon>
          <draw:path draw:style-name="gr3" draw:text-style-name="P8" draw:layer="layout" svg:width="0.309cm" svg:height="0.532cm" svg:x="4.164cm" svg:y="8.768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8" draw:layer="layout" svg:width="0.326cm" svg:height="0.532cm" svg:x="4.542cm" svg:y="8.768cm" svg:viewBox="0 0 327 533" svg:d="M327 269c0-63-3-125-31-183-35-74-99-86-132-86-46 0-104 19-136 91-24 55-28 115-28 178 0 58 4 126 35 186 34 62 90 78 129 78 42 0 100-16 135-90 25-53 28-114 28-174zM164 517c-30 0-78-20-90-95-9-46-9-118-9-164 0-49 0-100 5-142 16-91 74-98 94-98 24 0 75 14 91 89 7 44 7 102 7 151 0 58 0 111-9 160-10 74-54 99-89 99z">
            <text:p/>
          </draw:path>
          <draw:path draw:style-name="gr3" draw:text-style-name="P8" draw:layer="layout" svg:width="0.515cm" svg:height="0.182cm" svg:x="5.157cm" svg:y="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5.968cm" svg:y="8.76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7 69-5 7-56 7-72 7z">
            <text:p/>
          </draw:path>
          <draw:path draw:style-name="gr3" draw:text-style-name="P8" draw:layer="layout" svg:width="0.309cm" svg:height="0.532cm" svg:x="6.355cm" svg:y="8.768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8" draw:layer="layout" svg:width="0.515cm" svg:height="0.516cm" svg:x="6.919cm" svg:y="8.83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8" draw:layer="layout" svg:width="0.309cm" svg:height="0.532cm" svg:x="7.686cm" svg:y="8.768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8" draw:layer="layout" svg:width="0.309cm" svg:height="0.532cm" svg:x="8.073cm" svg:y="8.768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8" draw:layer="layout" svg:width="0.083cm" svg:height="0.083cm" svg:x="8.487cm" svg:y="9.201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8.672cm" svg:y="8.942cm" svg:viewBox="0 0 299 352" svg:d="M109 163c23 0 81-1 120-17 54-23 58-69 58-79 0-35-30-67-83-67-86 0-204 76-204 211 0 79 46 141 121 141 113 0 178-83 178-92 0-5-5-10-10-10-4 0-6 1-9 8-62 76-146 76-157 76-60 0-67-65-67-90 0-8 0-33 13-81zM74 146c30-118 109-128 130-128 37 0 57 22 57 49 0 79-124 79-155 79z">
            <text:p/>
          </draw:path>
          <draw:path draw:style-name="gr3" draw:text-style-name="P8" draw:layer="layout" svg:width="0.367cm" svg:height="0.027cm" svg:x="9.056cm" svg:y="8.816cm" svg:viewBox="0 0 368 28" svg:d="M347 28c7 0 21 0 21-14s-12-14-21-14h-326c-9 0-21 0-21 14s12 14 21 14z">
            <text:p/>
          </draw:path>
          <draw:path draw:style-name="gr3" draw:text-style-name="P8" draw:layer="layout" svg:width="0.249cm" svg:height="0.37cm" svg:x="9.508cm" svg:y="8.605cm" svg:viewBox="0 0 250 371" svg:d="M120 179c42 0 72 30 72 88 0 67-39 86-71 86-21 0-70-5-93-37 27-1 32-19 32-30 0-17-12-29-30-29-14 0-30 8-30 29 0 53 56 85 123 85 76 0 127-49 127-104 0-42-33-84-93-98 56-20 77-62 77-93 0-44-49-76-111-76-60 0-105 30-105 72 0 19 10 30 28 30 16 0 26-12 26-28s-10-27-26-28c19-25 56-30 75-30 25 0 60 12 60 60 0 22-9 47-23 63-17 21-31 23-59 24-15 0-15 0-18 2 0 0-5 0-5 7s5 7 14 7z">
            <text:p/>
          </draw:path>
          <draw:path draw:style-name="gr3" draw:text-style-name="P8" draw:layer="layout" svg:width="0.252cm" svg:height="0.37cm" svg:x="9.816cm" svg:y="8.605cm" svg:viewBox="0 0 253 371" svg:d="M253 188c0-60-7-104-33-141-16-26-49-47-93-47-127 0-127 148-127 188 0 39 0 183 127 183 126 0 126-144 126-183zM127 357c-25 0-58-16-69-60-9-32-9-77-9-116 0-40 0-81 9-111 11-44 46-54 69-54 30 0 58 17 67 49 8 28 8 69 8 116 0 39 0 79-5 114-12 49-49 62-70 62z">
            <text:p/>
          </draw:path>
          <draw:path draw:style-name="gr3" draw:text-style-name="P8" draw:layer="layout" svg:width="0.267cm" svg:height="0.382cm" svg:x="10.136cm" svg:y="8.589cm" svg:viewBox="0 0 268 383" svg:d="M130 16c0 0 2-7 2-9s-2-7-9-7c-10 0-56 4-70 5-4 0-11 2-11 13 0 8 7 8 14 8 25 0 25 4 25 7 0 4 0 7-2 13l-75 307c-4 9-4 11-4 13 0 7 7 17 19 17 14 0 21-12 25-23 0-3 25-98 26-105 39 3 71 16 71 44 0 2 0 5-2 10-2 9-2 11-2 18 0 39 32 56 57 56 54 0 70-82 70-84 0-7-7-7-9-7-7 0-9 3-10 14-7 23-21 61-50 61-14 0-17-14-17-28 0-9 0-10 2-24 1-2 3-11 3-18 0-47-65-56-88-56 16-11 35-28 46-37 26-26 54-51 84-51 7 0 14 2 18 7-23 3-28 21-28 30 0 12 10 21 23 21 14 0 30-12 30-35 0-18-13-39-43-39s-58 23-86 48c-23 22-40 38-63 49z">
            <text:p/>
          </draw:path>
          <draw:path draw:style-name="gr3" draw:text-style-name="P8" draw:layer="layout" svg:width="0.687cm" svg:height="0.426cm" svg:x="11.249cm" svg:y="8.877cm" svg:viewBox="0 0 688 427" svg:d="M521 153c32 28 72 49 97 60-28 12-65 33-97 59h-493c-14 0-28 0-28 16s14 16 26 16h460c-37 35-78 104-78 114 0 9 9 9 14 9 7 0 13 0 15-7 17-30 38-70 89-116 53-47 106-67 145-79 14-5 14-5 15-7 2 0 2-4 2-5 0-2 0-2 0-4l-3-2c0-1-2-1-16-7-106-30-183-102-225-184-9-16-11-16-22-16-5 0-14 0-14 9 0 10 39 77 78 114h-460c-12 0-26 0-26 16 0 14 14 14 28 14z">
            <text:p/>
          </draw:path>
        </draw:g>
        <draw:g>
          <svg:title>TexMaths</svg:title>
          <svg:desc>22§display§e^{ - 30k } = \frac{25}{55} =§svg§600§FALSE§</svg:desc>
          <draw:polygon draw:style-name="gr2" draw:text-style-name="P7" draw:layer="layout" svg:width="4.526cm" svg:height="1.51cm" svg:x="12.37cm" svg:y="8.329cm" svg:viewBox="0 0 4527 1511" draw:points="2263,1511 0,1511 0,0 4527,0 4527,1511">
            <text:p/>
          </draw:polygon>
          <draw:path draw:style-name="gr3" draw:text-style-name="P8" draw:layer="layout" svg:width="0.298cm" svg:height="0.351cm" svg:x="12.366cm" svg:y="8.987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8" draw:layer="layout" svg:width="0.367cm" svg:height="0.027cm" svg:x="12.75cm" svg:y="8.86cm" svg:viewBox="0 0 368 28" svg:d="M347 28c7 0 21 0 21-14s-12-14-21-14h-326c-9 0-21 0-21 14s12 14 21 14z">
            <text:p/>
          </draw:path>
          <draw:path draw:style-name="gr3" draw:text-style-name="P8" draw:layer="layout" svg:width="0.249cm" svg:height="0.37cm" svg:x="13.204cm" svg:y="8.649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8 0 7 5 7 14 7z">
            <text:p/>
          </draw:path>
          <draw:path draw:style-name="gr3" draw:text-style-name="P8" draw:layer="layout" svg:width="0.252cm" svg:height="0.37cm" svg:x="13.51cm" svg:y="8.649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67cm" svg:height="0.383cm" svg:x="13.83cm" svg:y="8.633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3-28 30 0 12 10 21 23 21 14 0 30-12 30-35 0-18-13-39-43-39s-58 23-86 48c-23 23-40 39-63 49z">
            <text:p/>
          </draw:path>
          <draw:path draw:style-name="gr3" draw:text-style-name="P8" draw:layer="layout" svg:width="0.515cm" svg:height="0.182cm" svg:x="14.429cm" svg:y="9.0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15.333cm" svg:y="8.2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09cm" svg:height="0.532cm" svg:x="15.721cm" svg:y="8.29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8" draw:layer="layout" svg:width="0.773cm" svg:height="0.032cm" svg:x="15.295cm" svg:y="9.119cm" svg:viewBox="0 0 774 33" draw:points="387,33 0,33 0,0 774,0 774,33">
            <text:p/>
          </draw:polygon>
          <draw:path draw:style-name="gr3" draw:text-style-name="P8" draw:layer="layout" svg:width="0.309cm" svg:height="0.532cm" svg:x="15.333cm" svg:y="9.34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09cm" svg:height="0.532cm" svg:x="15.721cm" svg:y="9.345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515cm" svg:height="0.182cm" svg:x="16.419cm" svg:y="9.045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\frac{5}{11} §svg§600§FALSE§</svg:desc>
          <draw:polygon draw:style-name="gr2" draw:text-style-name="P7" draw:layer="layout" svg:width="0.696cm" svg:height="1.491cm" svg:x="17.406cm" svg:y="8.33cm" svg:viewBox="0 0 697 1492" draw:points="348,1492 0,1492 0,0 697,0 697,1492">
            <text:p/>
          </draw:polygon>
          <draw:path draw:style-name="gr3" draw:text-style-name="P8" draw:layer="layout" svg:width="0.309cm" svg:height="0.532cm" svg:x="17.599cm" svg:y="8.291cm" svg:viewBox="0 0 310 533" svg:d="M310 361c0-92-64-171-148-171-37 0-71 12-99 40v-151c16 5 43 11 67 11 95 0 150-71 150-81 0-5-2-9-7-9-2 0-4 0-7 2-16 7-53 23-106 23-32 0-67-6-104-21-5-4-7-4-9-4-7 0-7 7-7 19v229c0 14 0 21 11 21 5 0 7-2 9-7 9-12 39-54 100-54 41 0 60 35 67 49 12 30 14 60 14 98 0 27 0 74-19 106-18 30-48 51-83 51-56 0-100-41-114-86 1 0 5 0 14 0 24 0 38-20 38-37 0-20-14-39-38-39-13 0-39 5-39 42 0 67 53 141 141 141 89 0 169-74 169-172z">
            <text:p/>
          </draw:path>
          <draw:polygon draw:style-name="gr3" draw:text-style-name="P8" draw:layer="layout" svg:width="0.773cm" svg:height="0.032cm" svg:x="17.367cm" svg:y="9.12cm" svg:viewBox="0 0 774 33" draw:points="387,33 0,33 0,0 774,0 774,33">
            <text:p/>
          </draw:polygon>
          <draw:path draw:style-name="gr3" draw:text-style-name="P8" draw:layer="layout" svg:width="0.256cm" svg:height="0.516cm" svg:x="17.436cm" svg:y="9.345cm" svg:viewBox="0 0 257 517" svg:d="M160 19c0-17 0-19-18-19-49 49-117 49-142 49v25c16 0 62 0 102-21v403c0 28-2 37-72 37h-25v24c27-3 95-3 125-3 32 0 99 0 127 3v-24h-25c-70 0-72-9-72-37z">
            <text:p/>
          </draw:path>
          <draw:path draw:style-name="gr3" draw:text-style-name="P8" draw:layer="layout" svg:width="0.256cm" svg:height="0.516cm" svg:x="17.823cm" svg:y="9.345cm" svg:viewBox="0 0 257 517" svg:d="M160 19c0-17 0-19-18-19-49 49-117 49-142 49v25c16 0 62 0 102-21v403c0 28-2 37-72 37h-25v24c27-3 95-3 125-3 32 0 99 0 127 3v-24h-25c-70 0-72-9-72-37z">
            <text:p/>
          </draw:path>
        </draw:g>
        <draw:g>
          <svg:title>TexMaths</svg:title>
          <svg:desc>22§display§.\ .\ .\  \ \ \text {(3)}§svg§600§FALSE§</svg:desc>
          <draw:polygon draw:style-name="gr2" draw:text-style-name="P7" draw:layer="layout" svg:width="2.767cm" svg:height="0.696cm" svg:x="19.711cm" svg:y="8.667cm" svg:viewBox="0 0 2768 697" draw:points="1383,697 0,697 0,0 2768,0 2768,697">
            <text:p/>
          </draw:polygon>
          <draw:path draw:style-name="gr3" draw:text-style-name="P8" draw:layer="layout" svg:width="0.083cm" svg:height="0.083cm" svg:x="19.739cm" svg:y="9.12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20.211cm" svg:y="9.12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20.684cm" svg:y="9.126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21.682cm" svg:y="8.6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21.939cm" svg:y="8.69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22.337cm" svg:y="8.6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Now, when } t = 60 \text { ( 1 Hr. ), then ,}\  \ \theta = \ ?§svg§600§FALSE§</svg:desc>
          <draw:polygon draw:style-name="gr2" draw:text-style-name="P7" draw:layer="layout" svg:width="13.947cm" svg:height="0.696cm" svg:x="2.625cm" svg:y="10.366cm" svg:viewBox="0 0 13948 697" draw:points="6975,697 0,697 0,0 13948,0 13948,697">
            <text:p/>
          </draw:polygon>
          <draw:path draw:style-name="gr3" draw:text-style-name="P8" draw:layer="layout" svg:width="0.529cm" svg:height="0.528cm" svg:x="2.611cm" svg:y="10.378cm" svg:viewBox="0 0 530 529" svg:d="M155 11c-7-11-9-11-23-11h-132v25h23c10 0 26 0 39 1 17 2 17 2 17 18v405c0 21 0 56-79 56v24c26 0 65-1 92-1 24 0 63 1 89 1v-24c-79 0-79-35-79-56v-403c4 3 4 3 7 9l317 464c7 10 7 10 12 10 13 0 13-5 13-19v-429c0-21 0-56 79-56v-25c-27 0-65 2-92 2-24 0-63-2-90-2v25c80 0 80 35 80 56v332z">
            <text:p/>
          </draw:path>
          <draw:path draw:style-name="gr3" draw:text-style-name="P8" draw:layer="layout" svg:width="0.344cm" svg:height="0.356cm" svg:x="3.188cm" svg:y="10.5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531cm" svg:height="0.342cm" svg:x="3.546cm" svg:y="10.573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091cm" svg:height="0.231cm" svg:x="4.156cm" svg:y="10.82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4.577cm" svg:y="10.573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39cm" svg:height="0.537cm" svg:x="5.145cm" svg:y="10.371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571cm" svg:y="10.5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918cm" svg:y="10.5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6.599cm" svg:y="10.422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7.118cm" svg:y="10.6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7.925cm" svg:y="10.392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8" draw:layer="layout" svg:width="0.326cm" svg:height="0.532cm" svg:x="8.308cm" svg:y="10.392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18cm" svg:height="0.773cm" svg:x="9cm" svg:y="10.3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9.549cm" svg:y="10.3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29cm" svg:height="0.528cm" svg:x="10.151cm" svg:y="10.378cm" svg:viewBox="0 0 530 529" svg:d="M451 60c0-27 1-35 59-35h20v-25c-27 2-85 2-115 2-28 0-88 0-114-2v25h19c60 0 60 8 60 35v183h-230v-183c0-27 1-35 59-35h20v-25c-27 2-85 2-115 2s-88 0-114-2v25h19c60 0 60 8 60 35v410c0 28 0 35-60 35h-19v24c26-1 84-1 114-1 29 0 88 0 115 1v-24h-20c-58 0-59-7-59-35v-204h230v204c0 28 0 35-60 35h-19v24c26-1 84-1 114-1s88 0 115 1v-24h-20c-58 0-59-7-59-35z">
            <text:p/>
          </draw:path>
          <draw:path draw:style-name="gr3" draw:text-style-name="P8" draw:layer="layout" svg:width="0.261cm" svg:height="0.342cm" svg:x="10.726cm" svg:y="10.5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083cm" svg:height="0.083cm" svg:x="11.075cm" svg:y="10.825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1.61cm" svg:y="10.3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11.934cm" svg:y="10.82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44cm" svg:height="0.485cm" svg:x="12.354cm" svg:y="10.43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7cm" svg:x="12.664cm" svg:y="10.371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3.092cm" svg:y="10.5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3.439cm" svg:y="10.5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14.167cm" svg:y="10.82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19cm" svg:height="0.555cm" svg:x="14.864cm" svg:y="10.362cm" svg:viewBox="0 0 320 556" svg:d="M320 158c0-51-12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8" draw:layer="layout" svg:width="0.515cm" svg:height="0.182cm" svg:x="15.473cm" svg:y="10.6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79cm" svg:height="0.546cm" svg:x="16.332cm" svg:y="10.362cm" svg:viewBox="0 0 280 547" svg:d="M139 354c0-99 76-153 104-173 19-16 37-44 37-77 0-44-32-104-148-104-84 0-132 53-132 104 0 26 18 37 35 37 23 0 37-16 37-37 0-34-33-34-44-34 25-42 69-52 102-52 85 0 85 52 85 82 0 46-13 60-27 74-51 55-68 127-68 174v35c0 15 0 18 8 18 11 0 11-7 11-21zM171 505c0-21-20-41-43-41-21 0-40 20-40 41 0 23 19 42 40 42 23 0 43-19 43-42z">
            <text:p/>
          </draw:path>
        </draw:g>
        <draw:g>
          <svg:title>TexMaths</svg:title>
          <svg:desc>22§display§\therefore \ \ \text { from (2) we get }§svg§600§FALSE§</svg:desc>
          <draw:polygon draw:style-name="gr2" draw:text-style-name="P7" draw:layer="layout" svg:width="6.627cm" svg:height="0.696cm" svg:x="18.321cm" svg:y="10.268cm" svg:viewBox="0 0 6628 697" draw:points="3315,697 0,697 0,0 6628,0 6628,697">
            <text:p/>
          </draw:polygon>
          <draw:path draw:style-name="gr3" draw:text-style-name="P8" draw:layer="layout" svg:width="0.469cm" svg:height="0.418cm" svg:x="18.305cm" svg:y="10.451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251cm" svg:height="0.546cm" svg:x="19.812cm" svg:y="10.264cm" svg:viewBox="0 0 252 547" svg:d="M111 213v-90c0-68 37-105 72-105 2 0 12 0 25 5-9 3-23 12-23 32 0 17 12 33 33 33 23 0 34-16 34-33 0-29-28-55-69-55-54 0-121 40-121 123v90h-62v23h62v251c0 35-9 35-62 35v25c32-2 67-3 90-3 31 0 67 0 98 3v-25h-15c-59 0-60-8-60-36v-250h89v-23z">
            <text:p/>
          </draw:path>
          <draw:path draw:style-name="gr3" draw:text-style-name="P8" draw:layer="layout" svg:width="0.261cm" svg:height="0.342cm" svg:x="20.044cm" svg:y="10.4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0.347cm" svg:y="10.463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605cm" svg:height="0.342cm" svg:x="20.736cm" svg:y="10.466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21.69cm" svg:y="10.22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09cm" svg:height="0.516cm" svg:x="21.954cm" svg:y="10.29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18cm" svg:height="0.773cm" svg:x="22.345cm" svg:y="10.22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31cm" svg:height="0.342cm" svg:x="22.873cm" svg:y="10.475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23.419cm" svg:y="10.46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24.021cm" svg:y="10.45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3cm" svg:height="0.356cm" svg:x="24.406cm" svg:y="10.46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24.744cm" svg:y="10.333cm" svg:viewBox="0 0 245 486" svg:d="M120 167h111v-25h-111v-142h-20c0 63-24 146-100 150v17h67v213c0 97 72 106 100 106 55 0 78-55 78-106v-44h-21v44c0 56-23 86-51 86-53 0-53-70-53-84z">
            <text:p/>
          </draw:path>
        </draw:g>
        <draw:g>
          <svg:title>TexMaths</svg:title>
          <svg:desc>22§display§\theta  =  25 + 55.e^{ - 60k } = §svg§600§FALSE§</svg:desc>
          <draw:polygon draw:style-name="gr2" draw:text-style-name="P7" draw:layer="layout" svg:width="6.656cm" svg:height="0.681cm" svg:x="4.173cm" svg:y="11.932cm" svg:viewBox="0 0 6657 682" draw:points="3330,682 0,682 0,0 6657,0 6657,682">
            <text:p/>
          </draw:polygon>
          <draw:path draw:style-name="gr3" draw:text-style-name="P8" draw:layer="layout" svg:width="0.319cm" svg:height="0.554cm" svg:x="4.166cm" svg:y="12.042cm" svg:viewBox="0 0 320 555" svg:d="M320 158c0-51-14-158-93-158-107 0-227 218-227 395 0 74 23 160 93 160 109 0 227-223 227-397zM83 265c12-49 28-112 60-167 21-38 49-80 84-80 39 0 42 49 42 93 0 38-5 77-24 154zM238 290c-9 35-25 102-55 156-26 53-56 92-90 92-26 0-42-23-42-95 0-32 5-77 25-153z">
            <text:p/>
          </draw:path>
          <draw:path draw:style-name="gr3" draw:text-style-name="P8" draw:layer="layout" svg:width="0.515cm" svg:height="0.182cm" svg:x="4.777cm" svg:y="12.3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5.588cm" svg:y="12.072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8 7-59 7-74 7z">
            <text:p/>
          </draw:path>
          <draw:path draw:style-name="gr3" draw:text-style-name="P8" draw:layer="layout" svg:width="0.309cm" svg:height="0.532cm" svg:x="5.975cm" svg:y="12.072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8" draw:layer="layout" svg:width="0.515cm" svg:height="0.516cm" svg:x="6.538cm" svg:y="12.137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8" draw:layer="layout" svg:width="0.309cm" svg:height="0.532cm" svg:x="7.305cm" svg:y="12.072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8" draw:layer="layout" svg:width="0.309cm" svg:height="0.532cm" svg:x="7.693cm" svg:y="12.072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8" draw:layer="layout" svg:width="0.083cm" svg:height="0.083cm" svg:x="8.108cm" svg:y="12.505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8.291cm" svg:y="12.246cm" svg:viewBox="0 0 299 352" svg:d="M109 163c23 0 81-1 120-17 54-23 58-69 58-79 0-35-30-67-83-67-86 0-204 76-204 211 0 79 46 141 121 141 113 0 178-83 178-92 0-5-5-10-10-10-4 0-6 1-9 8-62 76-146 76-157 76-60 0-67-65-67-90 0-8 0-33 13-81zM74 146c30-118 109-128 130-128 37 0 56 22 56 49 0 79-123 79-154 79z">
            <text:p/>
          </draw:path>
          <draw:path draw:style-name="gr3" draw:text-style-name="P8" draw:layer="layout" svg:width="0.367cm" svg:height="0.027cm" svg:x="8.675cm" svg:y="12.12cm" svg:viewBox="0 0 368 28" svg:d="M347 28c7 0 21 0 21-14s-13-14-21-14h-326c-9 0-21 0-21 14s12 14 21 14z">
            <text:p/>
          </draw:path>
          <draw:path draw:style-name="gr3" draw:text-style-name="P8" draw:layer="layout" svg:width="0.249cm" svg:height="0.37cm" svg:x="9.129cm" svg:y="11.909cm" svg:viewBox="0 0 250 371" svg:d="M53 183c0-44 3-85 24-118 18-30 48-49 83-49 16 0 37 3 49 19-14 0-26 11-26 27 0 12 11 24 26 24 16 0 27-10 27-26 0-32-23-60-78-60-77 0-158 72-158 188 0 141 67 183 127 183 67 0 123-49 123-121 0-69-55-120-118-120-44 0-67 28-79 53zM127 353c-28 0-50-14-60-38-9-16-12-44-12-76 0-53 31-93 73-93 27 0 43 9 57 28 12 21 14 44 14 76 0 31 0 54-16 75-12 19-30 28-56 28z">
            <text:p/>
          </draw:path>
          <draw:path draw:style-name="gr3" draw:text-style-name="P8" draw:layer="layout" svg:width="0.252cm" svg:height="0.37cm" svg:x="9.435cm" svg:y="11.909cm" svg:viewBox="0 0 253 371" svg:d="M253 188c0-60-7-104-33-141-16-26-49-47-93-47-127 0-127 148-127 188 0 39 0 183 127 183 126 0 126-144 126-183zM127 357c-25 0-58-16-69-60-9-32-9-77-9-116 0-40 0-81 9-111 11-44 46-54 69-54 30 0 58 17 67 49 8 28 8 69 8 116 0 39 0 79-5 114-12 49-49 62-70 62z">
            <text:p/>
          </draw:path>
          <draw:path draw:style-name="gr3" draw:text-style-name="P8" draw:layer="layout" svg:width="0.266cm" svg:height="0.382cm" svg:x="9.755cm" svg:y="11.893cm" svg:viewBox="0 0 267 383" svg:d="M130 16c0 0 2-7 2-9s-2-7-9-7c-10 0-56 4-70 5-4 0-11 2-11 13 0 8 7 8 14 8 25 0 25 4 25 7 0 4 0 7-2 13l-75 307c-4 9-4 11-4 13 0 7 7 17 19 17 14 0 21-12 25-23 0-3 25-98 26-105 39 3 71 16 71 44 0 2 0 5-2 10-2 9-2 11-2 18 0 39 32 56 57 56 54 0 70-82 70-84 0-7-7-7-9-7-7 0-9 3-10 14-7 23-22 61-50 61-14 0-17-14-17-28 0-9 0-10 1-24 2-2 4-11 4-18 0-47-65-56-88-56 16-11 35-28 46-37 26-26 54-51 84-51 7 0 14 2 18 7-23 3-28 21-28 30 0 12 10 21 23 21 14 0 29-12 29-35 0-18-12-39-42-39s-58 23-86 48c-23 22-40 38-63 49z">
            <text:p/>
          </draw:path>
          <draw:path draw:style-name="gr3" draw:text-style-name="P8" draw:layer="layout" svg:width="0.515cm" svg:height="0.182cm" svg:x="10.353cm" svg:y="12.304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25 + 55.( e^{ - 30k } )^2 = §svg§600§FALSE§</svg:desc>
          <draw:polygon draw:style-name="gr2" draw:text-style-name="P7" draw:layer="layout" svg:width="6.19cm" svg:height="0.812cm" svg:x="11.367cm" svg:y="11.933cm" svg:viewBox="0 0 6191 813" draw:points="3096,813 0,813 0,0 6191,0 6191,813">
            <text:p/>
          </draw:polygon>
          <draw:path draw:style-name="gr3" draw:text-style-name="P8" draw:layer="layout" svg:width="0.309cm" svg:height="0.517cm" svg:x="11.367cm" svg:y="12.0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09cm" svg:height="0.532cm" svg:x="11.754cm" svg:y="12.07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515cm" svg:height="0.517cm" svg:x="12.317cm" svg:y="12.1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32cm" svg:x="13.085cm" svg:y="12.07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309cm" svg:height="0.532cm" svg:x="13.472cm" svg:y="12.07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083cm" svg:height="0.083cm" svg:x="13.885cm" svg:y="12.507cm" svg:viewBox="0 0 84 84" svg:d="M84 42c0-23-19-42-42-42s-42 19-42 42 19 42 42 42 42-19 42-42z">
            <text:p/>
          </draw:path>
          <draw:path draw:style-name="gr3" draw:text-style-name="P8" draw:layer="layout" svg:width="0.18cm" svg:height="0.774cm" svg:x="14.111cm" svg:y="12.00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98cm" svg:height="0.351cm" svg:x="14.371cm" svg:y="12.248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8" draw:layer="layout" svg:width="0.367cm" svg:height="0.027cm" svg:x="14.753cm" svg:y="12.121cm" svg:viewBox="0 0 368 28" svg:d="M347 28c7 0 21 0 21-14s-13-14-21-14h-326c-9 0-21 0-21 14s12 14 21 14z">
            <text:p/>
          </draw:path>
          <draw:path draw:style-name="gr3" draw:text-style-name="P8" draw:layer="layout" svg:width="0.249cm" svg:height="0.37cm" svg:x="15.207cm" svg:y="11.91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252cm" svg:height="0.37cm" svg:x="15.515cm" svg:y="11.91cm" svg:viewBox="0 0 253 371" svg:d="M253 188c0-59-7-104-33-140-16-27-49-48-93-48-127 0-127 148-127 188 0 39 0 183 127 183 126 0 126-144 126-183zM127 357c-25 0-58-15-69-59-9-32-9-78-9-117 0-40 0-81 9-111 11-44 46-54 69-54 30 0 58 17 67 49 8 28 10 69 10 116 0 39 0 80-7 115-12 49-49 61-70 61z">
            <text:p/>
          </draw:path>
          <draw:path draw:style-name="gr3" draw:text-style-name="P8" draw:layer="layout" svg:width="0.267cm" svg:height="0.383cm" svg:x="15.835cm" svg:y="11.894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18cm" svg:height="0.774cm" svg:x="16.219cm" svg:y="12.00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24cm" svg:height="0.36cm" svg:x="16.509cm" svg:y="11.9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17.081cm" svg:y="12.306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25 + 55.\left( \frac{5}{11} \right)^2§svg§600§FALSE§</svg:desc>
          <draw:polygon draw:style-name="gr2" draw:text-style-name="P7" draw:layer="layout" svg:width="5.13cm" svg:height="1.946cm" svg:x="18.07cm" svg:y="11.334cm" svg:viewBox="0 0 5131 1947" draw:points="2565,1947 0,1947 0,0 5131,0 5131,1947">
            <text:p/>
          </draw:polygon>
          <draw:path draw:style-name="gr3" draw:text-style-name="P8" draw:layer="layout" svg:width="0.309cm" svg:height="0.517cm" svg:x="18.07cm" svg:y="12.06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309cm" svg:height="0.532cm" svg:x="18.457cm" svg:y="12.069cm" svg:viewBox="0 0 310 533" svg:d="M310 361c0-92-64-171-148-171-37 0-70 12-99 41v-152c16 5 43 11 67 11 95 0 150-71 150-81 0-5-2-9-7-9-2 0-4 0-7 2-16 7-53 23-106 23-31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515cm" svg:height="0.517cm" svg:x="19.021cm" svg:y="12.1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32cm" svg:x="19.788cm" svg:y="12.069cm" svg:viewBox="0 0 310 533" svg:d="M310 361c0-92-64-171-148-171-37 0-70 12-99 41v-152c16 5 43 11 67 11 95 0 150-71 150-81 0-5-2-9-7-9-2 0-4 0-7 2-16 7-53 23-106 23-31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309cm" svg:height="0.532cm" svg:x="20.175cm" svg:y="12.069cm" svg:viewBox="0 0 310 533" svg:d="M310 361c0-92-64-171-148-171-37 0-70 12-99 41v-152c16 5 43 11 67 11 95 0 150-71 150-81 0-5-2-9-7-9-2 0-4 0-7 2-16 7-53 23-106 23-31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083cm" svg:height="0.083cm" svg:x="20.589cm" svg:y="12.503cm" svg:viewBox="0 0 84 84" svg:d="M84 42c0-23-19-42-42-42s-42 19-42 42 19 42 42 42 42-19 42-42z">
            <text:p/>
          </draw:path>
          <draw:path draw:style-name="gr3" draw:text-style-name="P8" draw:layer="layout" svg:width="0.381cm" svg:height="1.856cm" svg:x="21.027cm" svg:y="11.46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32cm" svg:x="21.761cm" svg:y="11.547cm" svg:viewBox="0 0 310 533" svg:d="M310 361c0-92-64-171-148-171-37 0-70 12-99 41v-152c16 5 43 11 67 11 95 0 150-71 150-81 0-5-2-9-7-9-2 0-4 0-7 2-16 7-53 23-106 23-31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8" draw:layer="layout" svg:width="0.774cm" svg:height="0.032cm" svg:x="21.529cm" svg:y="12.376cm" svg:viewBox="0 0 775 33" draw:points="387,33 0,33 0,0 775,0 775,33">
            <text:p/>
          </draw:polygon>
          <draw:path draw:style-name="gr3" draw:text-style-name="P8" draw:layer="layout" svg:width="0.256cm" svg:height="0.517cm" svg:x="21.598cm" svg:y="12.5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256cm" svg:height="0.517cm" svg:x="21.985cm" svg:y="12.5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81cm" svg:height="1.856cm" svg:x="22.421cm" svg:y="11.464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8" draw:layer="layout" svg:width="0.24cm" svg:height="0.36cm" svg:x="22.999cm" svg:y="11.29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heta = 25 + 55 \times \frac{5}{11} \times \frac{5}{11}§svg§600§FALSE§</svg:desc>
          <draw:polygon draw:style-name="gr2" draw:text-style-name="P7" draw:layer="layout" svg:width="7.543cm" svg:height="1.491cm" svg:x="4.077cm" svg:y="13.435cm" svg:viewBox="0 0 7544 1492" draw:points="3773,1492 0,1492 0,0 7544,0 7544,1492">
            <text:p/>
          </draw:polygon>
          <draw:path draw:style-name="gr3" draw:text-style-name="P8" draw:layer="layout" svg:width="0.319cm" svg:height="0.555cm" svg:x="4.07cm" svg:y="13.889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8" draw:layer="layout" svg:width="0.515cm" svg:height="0.182cm" svg:x="4.681cm" svg:y="14.1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5.492cm" svg:y="13.91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309cm" svg:height="0.532cm" svg:x="5.879cm" svg:y="13.918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8" draw:layer="layout" svg:width="0.515cm" svg:height="0.516cm" svg:x="6.442cm" svg:y="13.98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32cm" svg:x="7.209cm" svg:y="13.918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8" draw:layer="layout" svg:width="0.309cm" svg:height="0.532cm" svg:x="7.597cm" svg:y="13.918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8" draw:layer="layout" svg:width="0.374cm" svg:height="0.374cm" svg:x="8.23cm" svg:y="14.054cm" svg:viewBox="0 0 375 375" svg:d="M188 165l-155-154c-10-9-12-11-17-11-9 0-16 7-16 16 0 5 2 7 11 16l154 154-154 157c-9 9-11 11-11 16 0 9 7 16 16 16 5 0 7-2 17-11l154-155 161 160c2 2 7 6 11 6 11 0 16-7 16-16 0-2 0-5-2-9-2-2-125-123-164-164l143-140c3-6 16-16 19-20 0-1 4-5 4-10 0-9-5-16-16-16-5 0-9 4-18 12z">
            <text:p/>
          </draw:path>
          <draw:path draw:style-name="gr3" draw:text-style-name="P8" draw:layer="layout" svg:width="0.309cm" svg:height="0.532cm" svg:x="9.214cm" svg:y="13.39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olygon draw:style-name="gr3" draw:text-style-name="P8" draw:layer="layout" svg:width="0.773cm" svg:height="0.032cm" svg:x="8.982cm" svg:y="14.225cm" svg:viewBox="0 0 774 33" draw:points="387,33 0,33 0,0 774,0 774,33">
            <text:p/>
          </draw:polygon>
          <draw:path draw:style-name="gr3" draw:text-style-name="P8" draw:layer="layout" svg:width="0.256cm" svg:height="0.516cm" svg:x="9.052cm" svg:y="14.4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256cm" svg:height="0.516cm" svg:x="9.437cm" svg:y="14.4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74cm" svg:height="0.374cm" svg:x="10.134cm" svg:y="14.054cm" svg:viewBox="0 0 375 375" svg:d="M188 165l-155-154c-10-9-12-11-17-11-9 0-16 7-16 16 0 5 2 7 11 16l154 154-154 157c-9 9-11 11-11 16 0 9 7 16 16 16 5 0 7-2 17-11l154-155 161 160c2 2 7 6 11 6 11 0 16-7 16-16 0-2 0-5-2-9-2-2-125-123-164-164l143-140c3-6 16-16 19-20 0-1 4-5 4-10 0-9-5-16-16-16-5 0-9 4-18 12z">
            <text:p/>
          </draw:path>
          <draw:path draw:style-name="gr3" draw:text-style-name="P8" draw:layer="layout" svg:width="0.309cm" svg:height="0.532cm" svg:x="11.118cm" svg:y="13.396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olygon draw:style-name="gr3" draw:text-style-name="P8" draw:layer="layout" svg:width="0.773cm" svg:height="0.032cm" svg:x="10.886cm" svg:y="14.225cm" svg:viewBox="0 0 774 33" draw:points="387,33 0,33 0,0 774,0 774,33">
            <text:p/>
          </draw:polygon>
          <draw:path draw:style-name="gr3" draw:text-style-name="P8" draw:layer="layout" svg:width="0.256cm" svg:height="0.516cm" svg:x="10.954cm" svg:y="14.4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256cm" svg:height="0.516cm" svg:x="11.341cm" svg:y="14.45cm" svg:viewBox="0 0 257 517" svg:d="M160 19c0-17 0-19-17-19-50 49-118 49-143 49v25c16 0 62 0 102-21v403c0 28-2 37-72 37h-25v24c27-3 95-3 125-3 32 0 99 0 127 3v-24h-25c-70 0-72-9-72-37z">
            <text:p/>
          </draw:path>
        </draw:g>
        <draw:g>
          <svg:title>TexMaths</svg:title>
          <svg:desc>22§display§= 25 + \frac{125}{11} = 25 + 11.36 = 36.36§svg§600§FALSE§</svg:desc>
          <draw:polygon draw:style-name="gr2" draw:text-style-name="P7" draw:layer="layout" svg:width="11.072cm" svg:height="1.491cm" svg:x="11.97cm" svg:y="13.436cm" svg:viewBox="0 0 11073 1492" draw:points="5537,1492 0,1492 0,0 11073,0 11073,1492">
            <text:p/>
          </draw:polygon>
          <draw:path draw:style-name="gr3" draw:text-style-name="P8" draw:layer="layout" svg:width="0.515cm" svg:height="0.182cm" svg:x="11.975cm" svg:y="14.1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2.787cm" svg:y="13.91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309cm" svg:height="0.532cm" svg:x="13.172cm" svg:y="13.919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8" draw:layer="layout" svg:width="0.515cm" svg:height="0.516cm" svg:x="13.735cm" svg:y="13.98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4.627cm" svg:y="13.39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14.983cm" svg:y="13.39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6 7-57 7-72 7z">
            <text:p/>
          </draw:path>
          <draw:path draw:style-name="gr3" draw:text-style-name="P8" draw:layer="layout" svg:width="0.309cm" svg:height="0.532cm" svg:x="15.37cm" svg:y="13.39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olygon draw:style-name="gr3" draw:text-style-name="P8" draw:layer="layout" svg:width="1.161cm" svg:height="0.032cm" svg:x="14.559cm" svg:y="14.226cm" svg:viewBox="0 0 1162 33" draw:points="581,33 0,33 0,0 1162,0 1162,33">
            <text:p/>
          </draw:polygon>
          <draw:path draw:style-name="gr3" draw:text-style-name="P8" draw:layer="layout" svg:width="0.256cm" svg:height="0.516cm" svg:x="14.821cm" svg:y="14.45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256cm" svg:height="0.516cm" svg:x="15.206cm" svg:y="14.45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182cm" svg:x="16.069cm" svg:y="14.1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6.88cm" svg:y="13.91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309cm" svg:height="0.532cm" svg:x="17.267cm" svg:y="13.919cm" svg:viewBox="0 0 310 533" svg:d="M310 361c0-92-64-171-148-171-37 0-70 12-99 40v-151c16 5 43 11 67 11 95 0 150-71 150-81 0-5-2-9-7-9-2 0-4 0-7 2-16 7-53 23-106 23-32 0-67-6-104-21-5-4-7-4-8-4-8 0-8 7-8 19v229c0 14 0 21 11 21 5 0 7-2 11-7 7-12 37-54 98-54 41 0 62 35 67 49 12 30 14 60 14 98 0 27 0 74-19 106-18 30-48 51-83 51-56 0-100-41-114-86 1 0 5 0 14 0 24 0 38-20 38-37 0-20-14-39-38-39-13 0-39 5-39 42 0 67 55 141 141 141 90 0 169-74 169-172z">
            <text:p/>
          </draw:path>
          <draw:path draw:style-name="gr3" draw:text-style-name="P8" draw:layer="layout" svg:width="0.515cm" svg:height="0.516cm" svg:x="17.83cm" svg:y="13.98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8.629cm" svg:y="13.91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256cm" svg:height="0.516cm" svg:x="19.015cm" svg:y="13.91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83cm" svg:height="0.083cm" svg:x="19.4cm" svg:y="14.352cm" svg:viewBox="0 0 84 84" svg:d="M84 42c0-23-19-42-42-42s-42 19-42 42 19 42 42 42 42-19 42-42z">
            <text:p/>
          </draw:path>
          <draw:path draw:style-name="gr3" draw:text-style-name="P8" draw:layer="layout" svg:width="0.321cm" svg:height="0.532cm" svg:x="19.58cm" svg:y="13.91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321cm" svg:height="0.532cm" svg:x="19.967cm" svg:y="13.919cm" svg:viewBox="0 0 322 533" svg:d="M70 262v-19c0-196 97-224 136-224 19 0 51 6 69 32-13 0-43 0-43 33 0 25 18 37 35 37 13 0 36-7 36-37 0-47-34-84-99-84-98 0-204 100-204 271 0 208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8" draw:layer="layout" svg:width="0.515cm" svg:height="0.182cm" svg:x="20.579cm" svg:y="14.1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21.383cm" svg:y="13.91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321cm" svg:height="0.532cm" svg:x="21.771cm" svg:y="13.919cm" svg:viewBox="0 0 322 533" svg:d="M70 262v-19c0-196 97-224 136-224 19 0 51 6 69 32-13 0-43 0-43 33 0 25 18 37 35 37 13 0 36-7 36-37 0-47-34-84-99-84-98 0-204 100-204 271 0 208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8" draw:layer="layout" svg:width="0.083cm" svg:height="0.083cm" svg:x="22.191cm" svg:y="14.352cm" svg:viewBox="0 0 84 84" svg:d="M84 42c0-23-19-42-42-42s-42 19-42 42 19 42 42 42 42-19 42-42z">
            <text:p/>
          </draw:path>
          <draw:path draw:style-name="gr3" draw:text-style-name="P8" draw:layer="layout" svg:width="0.321cm" svg:height="0.532cm" svg:x="22.373cm" svg:y="13.91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321cm" svg:height="0.532cm" svg:x="22.758cm" svg:y="13.919cm" svg:viewBox="0 0 322 533" svg:d="M70 262v-19c0-196 97-224 136-224 19 0 51 6 69 32-13 0-43 0-43 33 0 25 18 37 35 37 13 0 36-7 36-37 0-47-34-84-99-84-98 0-204 100-204 271 0 208 90 262 162 262 86 0 160-72 160-174 0-99-69-174-155-174-53 0-81 40-97 77zM162 512c-48 0-72-48-76-58-14-37-14-99-14-113 0-60 25-139 95-139 13 0 48 0 72 50 14 28 14 68 14 105s0 76-14 104c-23 47-58 51-77 51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9" draw:text-style-name="P9" draw:layer="layout" svg:width="25.199cm" svg:height="1.267cm" svg:x="1.398cm" svg:y="0.434cm" presentation:class="title" presentation:user-transformed="true">
          <draw:text-box>
            <text:p><text:span text:style-name="T12">Surface Area and Volume : Examples</text:span></text:p>
          </draw:text-box>
        </draw:frame>
        <draw:frame presentation:style-name="pr5" draw:text-style-name="P6" draw:layer="layout" svg:width="26.4cm" svg:height="12.757cm" svg:x="0.8cm" svg:y="2.4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</draw:text-box>
        </draw:frame>
        <draw:g>
          <svg:title>TexMaths</svg:title>
          <svg:desc>22§display§\text {A right circular cone has height 9 cms and radius of the base 5 cms. It}§svg§600§FALSE§</svg:desc>
          <draw:polygon draw:style-name="gr2" draw:text-style-name="P7" draw:layer="layout" svg:width="23.9cm" svg:height="0.637cm" svg:x="2.511cm" svg:y="2.859cm" svg:viewBox="0 0 23901 638" draw:points="11951,638 0,638 0,0 23901,0 23901,638">
            <text:p/>
          </draw:polygon>
          <draw:path draw:style-name="gr3" draw:text-style-name="P8" draw:layer="layout" svg:width="0.531cm" svg:height="0.556cm" svg:x="2.497cm" svg:y="2.82cm" svg:viewBox="0 0 532 557" svg:d="M283 16c-3-11-5-16-17-16-13 0-14 5-18 16l-162 463c-14 41-44 51-86 53v25c18-2 51-4 79-4 25 0 65 2 90 4v-25c-39 0-58-19-58-40 0-2 0-9 0-11l37-102h192l40 118c0 3 2 9 2 12 0 23-42 23-63 23v25c28-4 81-4 110-4 34 0 69 2 103 4v-25h-15c-45 0-58-5-65-32zM243 102l88 252h-174z">
            <text:p/>
          </draw:path>
          <draw:path draw:style-name="gr3" draw:text-style-name="P8" draw:layer="layout" svg:width="0.261cm" svg:height="0.343cm" svg:x="3.331cm" svg:y="3.03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9cm" svg:x="3.639cm" svg:y="2.85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55cm" svg:height="0.512cm" svg:x="3.849cm" svg:y="3.024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8" draw:layer="layout" svg:width="0.39cm" svg:height="0.538cm" svg:x="4.239cm" svg:y="2.838cm" svg:viewBox="0 0 391 539" svg:d="M60 479c0 35-7 35-60 35v25c26-2 67-2 88-2 19 0 60 0 86 2v-25c-51 0-60 0-60-35v-143c0-81 55-123 104-123 50 0 58 42 58 86v180c0 35-8 35-60 35v25c27-2 67-2 88-2 20 0 60 0 87 2v-25c-41 0-60 0-60-22v-148c0-67 0-92-25-120-10-13-37-28-81-28-67 0-100 47-112 75v-271l-113 9v24c55 0 60 6 60 43z">
            <text:p/>
          </draw:path>
          <draw:path draw:style-name="gr3" draw:text-style-name="P8" draw:layer="layout" svg:width="0.244cm" svg:height="0.485cm" svg:x="4.637cm" svg:y="2.898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8" draw:layer="layout" svg:width="0.295cm" svg:height="0.357cm" svg:x="5.207cm" svg:y="3.028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166cm" svg:height="0.519cm" svg:x="5.551cm" svg:y="2.85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61cm" svg:height="0.343cm" svg:x="5.76cm" svg:y="3.03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95cm" svg:height="0.357cm" svg:x="6.068cm" svg:y="3.028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9cm" svg:height="0.351cm" svg:x="6.411cm" svg:y="3.031cm" svg:viewBox="0 0 391 352" svg:d="M278 282v70l113-8v-25c-55 0-60-5-60-42v-277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173cm" svg:height="0.538cm" svg:x="6.841cm" svg:y="2.83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7.063cm" svg:y="3.02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261cm" svg:height="0.343cm" svg:x="7.439cm" svg:y="3.03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95cm" svg:height="0.357cm" svg:x="8.004cm" svg:y="3.028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44cm" svg:height="0.357cm" svg:x="8.342cm" svg:y="3.02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9cm" svg:height="0.343cm" svg:x="8.733cm" svg:y="3.03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cm" svg:height="0.357cm" svg:x="9.159cm" svg:y="3.02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39cm" svg:height="0.538cm" svg:x="9.764cm" svg:y="2.838cm" svg:viewBox="0 0 391 539" svg:d="M60 479c0 35-7 35-60 35v25c26-2 67-2 88-2 19 0 60 0 86 2v-25c-51 0-60 0-60-35v-143c0-81 55-123 104-123 50 0 58 42 58 86v180c0 35-8 35-60 35v25c27-2 67-2 88-2 20 0 60 0 87 2v-25c-41 0-60 0-60-22v-148c0-67 0-92-25-120-10-13-37-28-81-28-67 0-100 47-112 75v-271l-113 9v24c55 0 60 6 60 43z">
            <text:p/>
          </draw:path>
          <draw:path draw:style-name="gr3" draw:text-style-name="P8" draw:layer="layout" svg:width="0.349cm" svg:height="0.357cm" svg:x="10.201cm" svg:y="3.02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254cm" svg:height="0.357cm" svg:x="10.581cm" svg:y="3.02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538cm" svg:x="11.142cm" svg:y="2.838cm" svg:viewBox="0 0 391 539" svg:d="M60 479c0 35-7 35-60 35v25c26-2 67-2 88-2 19 0 60 0 86 2v-25c-51 0-60 0-60-35v-143c0-81 55-123 104-123 50 0 58 42 58 86v180c0 35-8 35-60 35v25c27-2 67-2 88-2 20 0 60 0 87 2v-25c-41 0-60 0-60-22v-148c0-67 0-92-25-120-10-13-37-28-81-28-67 0-100 47-112 75v-271l-113 9v24c55 0 60 6 60 43z">
            <text:p/>
          </draw:path>
          <draw:path draw:style-name="gr3" draw:text-style-name="P8" draw:layer="layout" svg:width="0.3cm" svg:height="0.357cm" svg:x="11.568cm" svg:y="3.02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166cm" svg:height="0.519cm" svg:x="11.917cm" svg:y="2.85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55cm" svg:height="0.512cm" svg:x="12.128cm" svg:y="3.024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8" draw:layer="layout" svg:width="0.39cm" svg:height="0.538cm" svg:x="12.517cm" svg:y="2.838cm" svg:viewBox="0 0 391 539" svg:d="M60 479c0 35-7 35-60 35v25c26-2 67-2 88-2 19 0 60 0 86 2v-25c-51 0-60 0-60-35v-143c0-81 55-123 104-123 50 0 58 42 58 86v180c0 35-8 35-60 35v25c27-2 67-2 88-2 20 0 60 0 87 2v-25c-41 0-60 0-60-22v-148c0-67 0-92-25-120-10-13-37-28-81-28-67 0-100 47-112 75v-271l-113 9v24c55 0 60 6 60 43z">
            <text:p/>
          </draw:path>
          <draw:path draw:style-name="gr3" draw:text-style-name="P8" draw:layer="layout" svg:width="0.244cm" svg:height="0.485cm" svg:x="12.915cm" svg:y="2.898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8" draw:layer="layout" svg:width="0.321cm" svg:height="0.533cm" svg:x="13.492cm" svg:y="2.859cm" svg:viewBox="0 0 322 534" svg:d="M253 270v24c0 183-81 219-126 219-14 0-55-2-76-29 33 0 41-22 41-35 0-24-20-37-37-37-13 0-36 7-36 39 0 51 43 83 108 83 100 0 195-106 195-272 0-209-90-262-158-262-43 0-81 14-115 49-31 36-49 67-49 125 0 97 69 173 155 173 47 0 79-32 98-77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295cm" svg:height="0.357cm" svg:x="14.129cm" svg:y="3.028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604cm" svg:height="0.343cm" svg:x="14.472cm" svg:y="3.031cm" svg:viewBox="0 0 605 344" svg:d="M60 76v209c0 34-7 34-60 34v25c26 0 67-2 88-2 19 0 60 2 86 2v-25c-51 0-60 0-60-34v-144c0-81 55-123 104-123 50 0 58 42 58 86v181c0 34-8 34-60 34v25c27 0 66-2 87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254cm" svg:height="0.357cm" svg:x="15.116cm" svg:y="3.02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9cm" svg:height="0.357cm" svg:x="15.687cm" svg:y="3.02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39cm" svg:height="0.343cm" svg:x="16.065cm" svg:y="3.03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16.496cm" svg:y="2.838cm" svg:viewBox="0 0 384 548" svg:d="M269 497v51l115-9v-25c-55 0-62-5-62-42v-472l-111 9v24c53 0 60 6 60 43v167c-23-26-56-47-99-47-91 0-172 75-172 176 0 98 76 176 165 176 50 0 85-27 104-51zM269 289v158c0 15 0 16-9 29-22 37-58 54-91 54-35 0-63-19-83-49-19-32-21-76-21-108 0-29 2-75 23-111 18-24 46-49 88-49 28 0 60 11 84 46 9 14 9 16 9 30z">
            <text:p/>
          </draw:path>
          <draw:path draw:style-name="gr3" draw:text-style-name="P8" draw:layer="layout" svg:width="0.261cm" svg:height="0.343cm" svg:x="17.179cm" svg:y="3.03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17.492cm" svg:y="3.028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8" draw:layer="layout" svg:width="0.383cm" svg:height="0.547cm" svg:x="17.873cm" svg:y="2.838cm" svg:viewBox="0 0 384 548" svg:d="M269 497v51l115-9v-25c-55 0-62-5-62-42v-472l-111 9v24c53 0 60 6 60 43v167c-23-26-56-47-99-47-91 0-172 75-172 176 0 98 76 176 165 176 50 0 85-27 104-51zM269 289v158c0 15 0 16-9 29-22 37-58 54-91 54-35 0-63-19-83-49-19-32-21-76-21-108 0-29 2-75 23-111 18-24 46-49 88-49 28 0 60 11 84 46 9 14 9 16 9 30z">
            <text:p/>
          </draw:path>
          <draw:path draw:style-name="gr3" draw:text-style-name="P8" draw:layer="layout" svg:width="0.166cm" svg:height="0.519cm" svg:x="18.302cm" svg:y="2.85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51cm" svg:x="18.515cm" svg:y="3.031cm" svg:viewBox="0 0 391 352" svg:d="M278 282v70l113-8v-25c-55 0-60-5-60-42v-277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254cm" svg:height="0.357cm" svg:x="18.946cm" svg:y="3.02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4cm" svg:height="0.357cm" svg:x="19.504cm" svg:y="3.02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1cm" svg:height="0.547cm" svg:x="19.895cm" svg:y="2.829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20.379cm" svg:y="2.898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8" draw:layer="layout" svg:width="0.39cm" svg:height="0.538cm" svg:x="20.689cm" svg:y="2.838cm" svg:viewBox="0 0 391 539" svg:d="M60 479c0 35-7 35-60 35v25c26-2 67-2 88-2 19 0 60 0 86 2v-25c-51 0-60 0-60-35v-143c0-81 55-123 104-123 50 0 58 42 58 86v180c0 35-8 35-60 35v25c27-2 67-2 88-2 20 0 60 0 87 2v-25c-41 0-60 0-60-22v-148c0-67 0-92-25-120-10-13-37-28-81-28-67 0-100 47-112 75v-271l-113 9v24c55 0 60 6 60 43z">
            <text:p/>
          </draw:path>
          <draw:path draw:style-name="gr3" draw:text-style-name="P8" draw:layer="layout" svg:width="0.3cm" svg:height="0.357cm" svg:x="21.116cm" svg:y="3.02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383cm" svg:height="0.547cm" svg:x="21.717cm" svg:y="2.838cm" svg:viewBox="0 0 384 548" svg:d="M113 247v-247l-113 9v24c55 0 60 6 60 43v463h19c2-2 7-12 28-47 13 17 46 56 102 56 94 0 175-76 175-176 0-99-78-176-166-176-60 0-93 37-105 51zM114 451v-160c0-16 0-16 9-29 30-44 72-49 92-49 35 0 63 20 81 49 21 32 23 76 23 108 0 30-2 76-25 111-16 23-46 49-88 49-34 0-62-19-81-47-11-16-11-18-11-32z">
            <text:p/>
          </draw:path>
          <draw:path draw:style-name="gr3" draw:text-style-name="P8" draw:layer="layout" svg:width="0.349cm" svg:height="0.357cm" svg:x="22.158cm" svg:y="3.028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8" draw:layer="layout" svg:width="0.254cm" svg:height="0.357cm" svg:x="22.537cm" svg:y="3.02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7cm" svg:x="22.838cm" svg:y="3.02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309cm" svg:height="0.533cm" svg:x="23.457cm" svg:y="2.859cm" svg:viewBox="0 0 310 534" svg:d="M310 361c0-91-64-171-148-171-37 0-70 13-99 41v-152c16 6 43 11 67 11 95 0 150-71 150-81 0-5-2-9-7-9-2 0-4 0-7 2-16 7-53 23-106 23-32 0-67-6-104-21-5-4-7-4-8-4-8 0-8 7-8 19v229c0 14 0 22 11 22 5 0 7-2 9-8 9-12 39-54 100-54 41 0 60 35 67 49 12 30 14 60 14 99 0 26 0 74-19 106-18 30-48 51-83 51-56 0-100-41-114-87 1 0 5 0 14 0 24 0 38-19 38-37 0-19-14-38-38-38-13 0-39 5-39 42 0 65 53 141 141 141 90 0 169-74 169-173z">
            <text:p/>
          </draw:path>
          <draw:path draw:style-name="gr3" draw:text-style-name="P8" draw:layer="layout" svg:width="0.295cm" svg:height="0.357cm" svg:x="24.089cm" svg:y="3.028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604cm" svg:height="0.343cm" svg:x="24.43cm" svg:y="3.031cm" svg:viewBox="0 0 605 344" svg:d="M60 76v209c0 34-9 34-60 34v25c26 0 67-2 88-2 19 0 60 2 86 2v-25c-51 0-60 0-60-34v-144c0-81 55-123 104-123 50 0 58 42 58 86v181c0 34-8 34-61 34v25c28 0 67-2 88-2s61 2 88 2v-25c-53 0-62 0-62-34v-144c0-81 56-123 106-123 47 0 56 42 56 86v181c0 34-9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254cm" svg:height="0.357cm" svg:x="25.076cm" svg:y="3.02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083cm" svg:height="0.084cm" svg:x="25.421cm" svg:y="3.292cm" svg:viewBox="0 0 84 85" svg:d="M84 42c0-23-19-42-42-42s-42 19-42 42 19 43 42 43 42-20 42-43z">
            <text:p/>
          </draw:path>
          <draw:path draw:style-name="gr3" draw:text-style-name="P8" draw:layer="layout" svg:width="0.237cm" svg:height="0.529cm" svg:x="25.935cm" svg:y="2.845cm" svg:viewBox="0 0 238 530" svg:d="M153 60c0-27 4-35 65-35h20v-25c-27 2-88 2-118 2-32 0-92 0-120-2v25h21c60 0 63 8 63 35v410c0 29-3 36-63 36h-21v24c28-1 88-1 118-1 32 0 93 0 120 1v-24h-20c-61 0-65-7-65-36z">
            <text:p/>
          </draw:path>
          <draw:path draw:style-name="gr3" draw:text-style-name="P8" draw:layer="layout" svg:width="0.242cm" svg:height="0.485cm" svg:x="26.208cm" svg:y="2.898cm" svg:viewBox="0 0 243 486" svg:d="M120 167h111v-24h-111v-143h-20c0 63-24 146-100 150v17h67v214c0 96 72 105 100 105 55 0 76-54 76-105v-45h-19v45c0 56-23 86-52 86-52 0-52-71-52-85z">
            <text:p/>
          </draw:path>
        </draw:g>
        <draw:g>
          <svg:title>TexMaths</svg:title>
          <svg:desc>24§display§\text {(8)}§svg§600§FALSE§</svg:desc>
          <draw:polygon draw:style-name="gr2" draw:text-style-name="P7" draw:layer="layout" svg:width="0.91cm" svg:height="0.76cm" svg:x="1.204cm" svg:y="2.766cm" svg:viewBox="0 0 911 761" draw:points="455,761 0,761 0,0 911,0 911,761">
            <text:p/>
          </draw:polygon>
          <draw:path draw:style-name="gr3" draw:text-style-name="P8" draw:layer="layout" svg:width="0.197cm" svg:height="0.844cm" svg:x="1.244cm" svg:y="2.72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51cm" svg:height="0.581cm" svg:x="1.525cm" svg:y="2.795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8" draw:layer="layout" svg:width="0.197cm" svg:height="0.844cm" svg:x="1.961cm" svg:y="2.72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Solution : }§svg§600§FALSE§</svg:desc>
          <draw:polygon draw:style-name="gr2" draw:text-style-name="P7" draw:layer="layout" svg:width="3.123cm" svg:height="0.485cm" svg:x="1.303cm" svg:y="7.864cm" svg:viewBox="0 0 3124 486" draw:points="1562,486 0,486 0,0 3124,0 3124,486">
            <text:p/>
          </draw:polygon>
          <draw:path draw:style-name="gr3" draw:text-style-name="P8" draw:layer="layout" svg:width="0.344cm" svg:height="0.562cm" svg:x="1.308cm" svg:y="7.825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8" draw:layer="layout" svg:width="0.344cm" svg:height="0.356cm" svg:x="1.715cm" svg:y="8.024cm" svg:viewBox="0 0 345 357" svg:d="M345 181c0-98-79-181-172-181-97 0-173 84-173 181 0 101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8" draw:layer="layout" svg:width="0.173cm" svg:height="0.537cm" svg:x="2.106cm" svg:y="7.834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9cm" svg:height="0.351cm" svg:x="2.321cm" svg:y="8.029cm" svg:viewBox="0 0 391 352" svg:d="M278 282v70l113-9v-25c-55 0-60-5-60-42v-276l-114 9v24c54 0 59 6 59 43v139c0 66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2.74cm" svg:y="7.895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8" draw:layer="layout" svg:width="0.166cm" svg:height="0.518cm" svg:x="3.051cm" svg:y="7.8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3.263cm" svg:y="8.024cm" svg:viewBox="0 0 345 357" svg:d="M345 181c0-98-79-181-172-181-97 0-173 84-173 181 0 101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8" draw:layer="layout" svg:width="0.39cm" svg:height="0.342cm" svg:x="3.652cm" svg:y="8.029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084cm" svg:height="0.333cm" svg:x="4.382cm" svg:y="8.036cm" svg:viewBox="0 0 85 334" svg:d="M85 40c0-21-20-40-43-40s-42 19-42 40c0 23 19 43 42 43s43-20 43-43zM85 294c0-23-20-41-43-41s-42 18-42 41 19 40 42 40 43-17 43-40z">
            <text:p/>
          </draw:path>
        </draw:g>
        <draw:g>
          <svg:title>TexMaths</svg:title>
          <svg:desc>22§display§\text {is inverted and water is poured into it. If at any instant the water level}§svg§600§FALSE§</svg:desc>
          <draw:polygon draw:style-name="gr2" draw:text-style-name="P7" draw:layer="layout" svg:width="24.069cm" svg:height="0.627cm" svg:x="2.512cm" svg:y="3.959cm" svg:viewBox="0 0 24070 628" draw:points="12035,628 0,628 0,0 24070,0 24070,628">
            <text:p/>
          </draw:polygon>
          <draw:path draw:style-name="gr3" draw:text-style-name="P8" draw:layer="layout" svg:width="0.166cm" svg:height="0.518cm" svg:x="2.498cm" svg:y="3.9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2.714cm" svg:y="4.1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3.276cm" svg:y="3.9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3.491cm" svg:y="4.1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342cm" svg:x="3.888cm" svg:y="4.131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4.283cm" svg:y="4.1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4.626cm" svg:y="4.1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44cm" svg:height="0.485cm" svg:x="4.922cm" svg:y="3.9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5.23cm" svg:y="4.1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5.578cm" svg:y="3.929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349cm" svg:height="0.356cm" svg:x="6.272cm" svg:y="4.119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39cm" svg:height="0.342cm" svg:x="6.65cm" svg:y="4.1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7.081cm" svg:y="3.929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531cm" svg:height="0.342cm" svg:x="7.755cm" svg:y="4.131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349cm" svg:height="0.356cm" svg:x="8.311cm" svg:y="4.1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8.681cm" svg:y="3.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8.987cm" svg:y="4.1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9.332cm" svg:y="4.1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8cm" svg:x="9.895cm" svg:y="3.9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0.11cm" svg:y="4.1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492cm" svg:x="10.67cm" svg:y="4.12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4cm" svg:height="0.356cm" svg:x="11.12cm" svg:y="4.11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51cm" svg:x="11.511cm" svg:y="4.124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261cm" svg:height="0.342cm" svg:x="11.937cm" svg:y="4.124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2.24cm" svg:y="4.1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12.588cm" svg:y="3.929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166cm" svg:height="0.518cm" svg:x="13.275cm" svg:y="3.9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3.489cm" svg:y="4.1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13.887cm" svg:y="3.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4cm" svg:height="0.356cm" svg:x="14.195cm" svg:y="4.11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166cm" svg:height="0.518cm" svg:x="14.843cm" svg:y="3.9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15.047cm" svg:y="3.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083cm" svg:height="0.083cm" svg:x="15.399cm" svg:y="4.383cm" svg:viewBox="0 0 84 84" svg:d="M84 42c0-23-19-42-42-42s-42 19-42 42 19 42 42 42 42-19 42-42z">
            <text:p/>
          </draw:path>
          <draw:path draw:style-name="gr3" draw:text-style-name="P8" draw:layer="layout" svg:width="0.237cm" svg:height="0.529cm" svg:x="15.913cm" svg:y="3.938cm" svg:viewBox="0 0 238 530" svg:d="M153 60c0-27 4-35 65-35h20v-25c-27 2-88 2-118 2-32 0-92 0-120-2v25h21c60 0 63 8 63 35v410c0 28-3 35-63 35h-21v25c28-2 88-2 118-2 32 0 93 0 120 2v-25h-20c-61 0-65-7-65-35z">
            <text:p/>
          </draw:path>
          <draw:path draw:style-name="gr3" draw:text-style-name="P8" draw:layer="layout" svg:width="0.251cm" svg:height="0.546cm" svg:x="16.196cm" svg:y="3.92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49cm" svg:height="0.356cm" svg:x="16.696cm" svg:y="4.119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17.066cm" svg:y="3.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7.641cm" svg:y="4.1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8.021cm" svg:y="4.1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492cm" svg:x="18.419cm" svg:y="4.13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166cm" svg:height="0.518cm" svg:x="19.095cm" svg:y="3.9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9.31cm" svg:y="4.1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54cm" svg:height="0.356cm" svg:x="19.739cm" svg:y="4.11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2cm" svg:height="0.485cm" svg:x="20.033cm" svg:y="3.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20.352cm" svg:y="4.1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20.732cm" svg:y="4.1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21.13cm" svg:y="3.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242cm" svg:height="0.485cm" svg:x="21.688cm" svg:y="3.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21.999cm" svg:y="3.9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22.425cm" svg:y="4.1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531cm" svg:height="0.342cm" svg:x="23.018cm" svg:y="4.131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349cm" svg:height="0.356cm" svg:x="23.574cm" svg:y="4.1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23.942cm" svg:y="3.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24.25cm" svg:y="4.1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4.593cm" svg:y="4.12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173cm" svg:height="0.538cm" svg:x="25.158cm" svg:y="3.92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cm" svg:height="0.356cm" svg:x="25.37cm" svg:y="4.1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79cm" svg:height="0.342cm" svg:x="25.706cm" svg:y="4.131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26.1cm" svg:y="4.1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8cm" svg:x="26.447cm" svg:y="3.929cm" svg:viewBox="0 0 174 539" svg:d="M113 0l-113 9v24c55 0 62 6 62 43v403c0 35-9 35-62 35v25c26-2 67-2 86-2 20 0 58 0 88 2v-25c-53 0-61 0-61-35z">
            <text:p/>
          </draw:path>
        </draw:g>
        <draw:g>
          <svg:title>TexMaths</svg:title>
          <svg:desc>22§display§\text {rises at the rate of }\ \frac{\pi}{A} \ \ \text {cms /  sec } \text { where A is the area of water surface } §svg§600§FALSE§</svg:desc>
          <draw:polygon draw:style-name="gr2" draw:text-style-name="P7" draw:layer="layout" svg:width="23.837cm" svg:height="1.31cm" svg:x="2.519cm" svg:y="4.959cm" svg:viewBox="0 0 23838 1311" draw:points="11919,1311 0,1311 0,0 23838,0 23838,1311">
            <text:p/>
          </draw:polygon>
          <draw:path draw:style-name="gr3" draw:text-style-name="P8" draw:layer="layout" svg:width="0.261cm" svg:height="0.342cm" svg:x="2.501cm" svg:y="5.43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166cm" svg:height="0.518cm" svg:x="2.809cm" svg:y="5.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3.024cm" svg:y="5.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3.325cm" svg:y="5.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3.671cm" svg:y="5.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9cm" svg:height="0.356cm" svg:x="4.242cm" svg:y="5.43cm" svg:viewBox="0 0 350 357" svg:d="M227 289c2 31 23 63 60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242cm" svg:height="0.485cm" svg:x="4.61cm" svg:y="5.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242cm" svg:height="0.485cm" svg:x="5.169cm" svg:y="5.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5.479cm" svg:y="5.2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907cm" svg:y="5.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6.507cm" svg:y="5.43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6.82cm" svg:y="5.43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242cm" svg:height="0.485cm" svg:x="7.19cm" svg:y="5.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7.498cm" svg:y="5.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8.1cm" svg:y="5.4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8.489cm" svg:y="5.23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418cm" svg:height="0.342cm" svg:x="9.384cm" svg:y="4.92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58cm" svg:height="0.032cm" svg:x="9.309cm" svg:y="5.567cm" svg:viewBox="0 0 581 33" draw:points="290,33 0,33 0,0 581,0 581,33">
            <text:p/>
          </draw:polygon>
          <draw:path draw:style-name="gr3" draw:text-style-name="P8" draw:layer="layout" svg:width="0.531cm" svg:height="0.555cm" svg:x="9.335cm" svg:y="5.752cm" svg:viewBox="0 0 532 556" svg:d="M111 466c-30 51-60 64-95 65-9 0-16 0-16 16 0 4 4 9 11 9 21 0 44-4 66-4 25 0 53 4 78 4 3 0 14 0 14-16 0-9-7-9-12-9-18-1-37-9-37-28 0-9 5-17 12-28l58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8" draw:layer="layout" svg:width="0.295cm" svg:height="0.356cm" svg:x="10.523cm" svg:y="5.4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604cm" svg:height="0.342cm" svg:x="10.865cm" svg:y="5.434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254cm" svg:height="0.356cm" svg:x="11.511cm" svg:y="5.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773cm" svg:x="12.091cm" svg:y="5.196cm" svg:viewBox="0 0 301 774" svg:d="M297 30c4-11 4-12 4-14 0-9-7-16-16-16-10 0-14 7-16 16l-265 730c-4 9-4 12-4 14 0 7 7 14 16 14 10 0 14-7 16-14z">
            <text:p/>
          </draw:path>
          <draw:path draw:style-name="gr3" draw:text-style-name="P8" draw:layer="layout" svg:width="0.254cm" svg:height="0.356cm" svg:x="12.718cm" svg:y="5.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3.019cm" svg:y="5.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3.367cm" svg:y="5.4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531cm" svg:height="0.342cm" svg:x="14.214cm" svg:y="5.442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9cm" svg:height="0.537cm" svg:x="14.782cm" svg:y="5.2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5.208cm" svg:y="5.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5.553cm" svg:y="5.43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15.856cm" svg:y="5.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531cm" svg:height="0.555cm" svg:x="16.46cm" svg:y="5.223cm" svg:viewBox="0 0 532 556" svg:d="M283 16c-3-11-5-16-17-16-13 0-14 5-18 16l-162 462c-14 41-44 52-86 53v25c18-2 51-4 79-4 25 0 65 2 90 4v-25c-39 0-58-19-58-40 0-2 0-9 0-11l37-102h192l40 120c0 2 2 7 2 10 0 23-42 23-63 23v25c28-4 81-4 110-4 34 0 69 2 103 4v-25h-15c-45 0-58-5-65-31zM243 102l88 252h-174z">
            <text:p/>
          </draw:path>
          <draw:path draw:style-name="gr3" draw:text-style-name="P8" draw:layer="layout" svg:width="0.166cm" svg:height="0.518cm" svg:x="17.299cm" svg:y="5.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7.514cm" svg:y="5.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2cm" svg:height="0.485cm" svg:x="18.065cm" svg:y="5.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8.376cm" svg:y="5.2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8.802cm" svg:y="5.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19.415cm" svg:y="5.43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261cm" svg:height="0.342cm" svg:x="19.79cm" svg:y="5.43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20.092cm" svg:y="5.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20.448cm" svg:y="5.43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44cm" svg:height="0.356cm" svg:x="21.082cm" svg:y="5.4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21.472cm" svg:y="5.231cm" svg:viewBox="0 0 252 547" svg:d="M111 213v-90c0-68 37-105 72-105 2 0 12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531cm" svg:height="0.342cm" svg:x="21.954cm" svg:y="5.442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349cm" svg:height="0.356cm" svg:x="22.509cm" svg:y="5.43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244cm" svg:height="0.485cm" svg:x="22.878cm" svg:y="5.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23.186cm" svg:y="5.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3.53cm" svg:y="5.43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54cm" svg:height="0.356cm" svg:x="24.095cm" svg:y="5.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9cm" svg:height="0.351cm" svg:x="24.399cm" svg:y="5.43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261cm" svg:height="0.342cm" svg:x="24.825cm" svg:y="5.43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51cm" svg:height="0.546cm" svg:x="25.131cm" svg:y="5.231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349cm" svg:height="0.356cm" svg:x="25.374cm" svg:y="5.43cm" svg:viewBox="0 0 350 357" svg:d="M225 289c4 31 25 63 62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295cm" svg:height="0.356cm" svg:x="25.754cm" svg:y="5.4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cm" svg:height="0.356cm" svg:x="26.094cm" svg:y="5.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</draw:g>
        <draw:g>
          <svg:title>TexMaths</svg:title>
          <svg:desc>22§display§\text {at that instant, show that the vessel will the full in 75 seconds.} §svg§600§FALSE§</svg:desc>
          <draw:polygon draw:style-name="gr2" draw:text-style-name="P7" draw:layer="layout" svg:width="21.209cm" svg:height="0.617cm" svg:x="2.508cm" svg:y="6.661cm" svg:viewBox="0 0 21210 618" draw:points="10605,618 0,618 0,0 21210,0 21210,618">
            <text:p/>
          </draw:polygon>
          <draw:path draw:style-name="gr3" draw:text-style-name="P8" draw:layer="layout" svg:width="0.349cm" svg:height="0.356cm" svg:x="2.501cm" svg:y="6.82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1 100-68zM220 162v77c0 74-55 101-90 101-38 0-70-29-70-67 0-43 33-108 160-111z">
            <text:p/>
          </draw:path>
          <draw:path draw:style-name="gr3" draw:text-style-name="P8" draw:layer="layout" svg:width="0.244cm" svg:height="0.485cm" svg:x="2.871cm" svg:y="6.692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244cm" svg:height="0.485cm" svg:x="3.428cm" svg:y="6.692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7cm" svg:x="3.74cm" svg:y="6.631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9cm" svg:height="0.356cm" svg:x="4.176cm" svg:y="6.821cm" svg:viewBox="0 0 350 357" svg:d="M227 289c2 31 23 63 60 63 16 0 63-11 63-74v-42h-19v42c0 46-19 51-28 51-25 0-28-35-28-39v-156c0-32 0-62-29-92-30-30-68-42-107-42-63 0-116 37-116 88 0 23 16 37 35 37 21 0 35-16 35-37 0-9-3-35-38-35 21-27 58-35 84-35 37 0 81 30 81 98v30c-39 2-93 4-143 26-58 27-77 67-77 102 0 64 76 83 125 83 51 0 86-31 102-68zM220 162v77c0 74-55 101-90 101-38 0-70-29-70-67 0-43 33-108 160-111z">
            <text:p/>
          </draw:path>
          <draw:path draw:style-name="gr3" draw:text-style-name="P8" draw:layer="layout" svg:width="0.242cm" svg:height="0.485cm" svg:x="4.546cm" svg:y="6.69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5.114cm" svg:y="6.6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5.329cm" svg:y="6.82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54cm" svg:height="0.356cm" svg:x="5.759cm" svg:y="6.8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2cm" svg:height="0.485cm" svg:x="6.054cm" svg:y="6.69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6.373cm" svg:y="6.821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2 0 64 76 83 125 83 51 0 86-31 102-68zM220 162v77c0 74-55 101-90 101-38 0-70-29-70-67 0-43 33-108 160-111z">
            <text:p/>
          </draw:path>
          <draw:path draw:style-name="gr3" draw:text-style-name="P8" draw:layer="layout" svg:width="0.39cm" svg:height="0.342cm" svg:x="6.751cm" svg:y="6.82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2cm" svg:height="0.485cm" svg:x="7.149cm" svg:y="6.69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091cm" svg:height="0.231cm" svg:x="7.501cm" svg:y="7.08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54cm" svg:height="0.356cm" svg:x="7.932cm" svg:y="6.8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537cm" svg:x="8.236cm" svg:y="6.631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4cm" svg:height="0.356cm" svg:x="8.664cm" svg:y="6.82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53cm" svg:height="0.342cm" svg:x="9.021cm" svg:y="6.833cm" svg:viewBox="0 0 531 343" svg:d="M466 74c14-39 37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8" draw:layer="layout" svg:width="0.242cm" svg:height="0.485cm" svg:x="9.838cm" svg:y="6.69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0.148cm" svg:y="6.631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9cm" svg:height="0.356cm" svg:x="10.586cm" svg:y="6.82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1 100-68zM220 162v77c0 74-55 101-90 101-38 0-70-29-70-67 0-43 33-108 160-111z">
            <text:p/>
          </draw:path>
          <draw:path draw:style-name="gr3" draw:text-style-name="P8" draw:layer="layout" svg:width="0.242cm" svg:height="0.485cm" svg:x="10.954cm" svg:y="6.69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244cm" svg:height="0.485cm" svg:x="11.513cm" svg:y="6.692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7cm" svg:x="11.823cm" svg:y="6.631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2.251cm" svg:y="6.8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79cm" svg:height="0.342cm" svg:x="12.844cm" svg:y="6.833cm" svg:viewBox="0 0 380 343" svg:d="M308 76c7-18 21-51 72-51v-25c-17 2-40 2-58 2-19 0-54-2-69-2v25c30 0 39 17 39 33 0 7-2 9-5 18l-79 198-88-216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13.238cm" svg:y="6.8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3.585cm" svg:y="6.8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54cm" svg:height="0.356cm" svg:x="13.891cm" svg:y="6.8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14.192cm" svg:y="6.8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7cm" svg:x="14.539cm" svg:y="6.631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53cm" svg:height="0.342cm" svg:x="15cm" svg:y="6.833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166cm" svg:height="0.518cm" svg:x="15.57cm" svg:y="6.6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73cm" svg:height="0.537cm" svg:x="15.785cm" svg:y="6.631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173cm" svg:height="0.537cm" svg:x="15.999cm" svg:y="6.631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244cm" svg:height="0.485cm" svg:x="16.46cm" svg:y="6.692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7cm" svg:x="16.772cm" svg:y="6.631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7.198cm" svg:y="6.8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1cm" svg:height="0.546cm" svg:x="17.803cm" svg:y="6.622cm" svg:viewBox="0 0 252 547" svg:d="M111 213v-90c0-68 37-105 72-105 2 0 12 0 25 5-9 3-23 12-23 32 0 17 12 33 33 33 23 0 34-16 34-33 0-29-28-55-69-55-55 0-121 40-121 123v90h-62v23h62v251c0 36-9 36-62 36v24c32-2 69-3 90-3 31 0 67 0 98 3v-24h-16c-58 0-59-9-59-37v-250h89v-23z">
            <text:p/>
          </draw:path>
          <draw:path draw:style-name="gr3" draw:text-style-name="P8" draw:layer="layout" svg:width="0.39cm" svg:height="0.351cm" svg:x="18.039cm" svg:y="6.826cm" svg:viewBox="0 0 391 352" svg:d="M278 282v70l113-9v-25c-55 0-60-5-60-42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173cm" svg:height="0.537cm" svg:x="18.469cm" svg:y="6.631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173cm" svg:height="0.537cm" svg:x="18.683cm" svg:y="6.631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166cm" svg:height="0.518cm" svg:x="19.157cm" svg:y="6.6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9.371cm" svg:y="6.82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32cm" svg:height="0.541cm" svg:x="20.077cm" svg:y="6.645cm" svg:viewBox="0 0 333 542" svg:d="M326 53c7-11 7-13 7-28h-189c-95 0-96-11-98-25h-20l-26 160h19c2-12 9-61 20-70 5-6 67-6 75-6h162c-8 13-70 97-88 124-68 103-95 211-95 290 0 9 0 44 35 44 37 0 37-35 37-44v-39c0-42 2-86 7-126 4-18 15-85 50-134z">
            <text:p/>
          </draw:path>
          <draw:path draw:style-name="gr3" draw:text-style-name="P8" draw:layer="layout" svg:width="0.309cm" svg:height="0.532cm" svg:x="20.459cm" svg:y="6.652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20-14-39-38-39-13 0-39 5-39 42 0 65 55 141 141 141 90 0 169-74 169-172z">
            <text:p/>
          </draw:path>
          <draw:path draw:style-name="gr3" draw:text-style-name="P8" draw:layer="layout" svg:width="0.254cm" svg:height="0.356cm" svg:x="21.089cm" svg:y="6.8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21.39cm" svg:y="6.8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21.738cm" svg:y="6.821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22.078cm" svg:y="6.82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22.467cm" svg:y="6.82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22.898cm" svg:y="6.631cm" svg:viewBox="0 0 384 547" svg:d="M269 496v51l115-9v-24c-55 0-62-6-62-42v-472l-111 9v24c53 0 60 6 60 43v167c-23-27-56-48-99-48-91 0-172 76-172 176 0 99 76 176 165 176 50 0 85-26 104-51zM269 289v158c0 14 0 16-9 28-22 37-58 55-91 55-35 0-63-20-83-50-19-31-21-75-21-107 0-30 2-76 23-111 18-24 46-49 88-49 28 0 60 10 84 46 9 14 9 15 9 30z">
            <text:p/>
          </draw:path>
          <draw:path draw:style-name="gr3" draw:text-style-name="P8" draw:layer="layout" svg:width="0.254cm" svg:height="0.356cm" svg:x="23.328cm" svg:y="6.8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083cm" svg:height="0.083cm" svg:x="23.673cm" svg:y="7.085cm" svg:viewBox="0 0 84 84" svg:d="M84 42c0-23-19-42-42-42s-42 19-42 42 19 42 42 42 42-19 42-42z">
            <text:p/>
          </draw:path>
        </draw:g>
        <draw:g>
          <svg:title>TexMaths</svg:title>
          <svg:desc>22§display§\text {Let } r \text { be the radius of the water surface and } h  \text { be the height of}§svg§600§FALSE§</svg:desc>
          <draw:polygon draw:style-name="gr2" draw:text-style-name="P7" draw:layer="layout" svg:width="21.187cm" svg:height="0.628cm" svg:x="5.117cm" svg:y="7.862cm" svg:viewBox="0 0 21188 629" draw:points="10593,629 0,629 0,0 21188,0 21188,629">
            <text:p/>
          </draw:polygon>
          <draw:path draw:style-name="gr3" draw:text-style-name="P8" draw:layer="layout" svg:width="0.425cm" svg:height="0.529cm" svg:x="5.103cm" svg:y="7.841cm" svg:viewBox="0 0 426 530" svg:d="M426 329h-19c-9 80-20 176-157 176h-63c-36 0-37-5-37-29v-414c0-27 0-37 74-37h24v-25c-28 2-98 2-130 2-30 0-92 0-118-2v25h19c60 0 60 8 60 35v410c0 28 0 35-60 35h-19v25h405z">
            <text:p/>
          </draw:path>
          <draw:path draw:style-name="gr3" draw:text-style-name="P8" draw:layer="layout" svg:width="0.3cm" svg:height="0.357cm" svg:x="5.583cm" svg:y="8.0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44cm" svg:height="0.485cm" svg:x="5.92cm" svg:y="7.89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16cm" svg:height="0.351cm" svg:x="6.486cm" svg:y="8.027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383cm" svg:height="0.547cm" svg:x="7.113cm" svg:y="7.832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8" draw:layer="layout" svg:width="0.3cm" svg:height="0.357cm" svg:x="7.565cm" svg:y="8.0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42cm" svg:height="0.485cm" svg:x="8.158cm" svg:y="7.8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8.47cm" svg:y="7.83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8.896cm" svg:y="8.0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9.498cm" svg:y="8.02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9.811cm" svg:y="8.02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83cm" svg:height="0.547cm" svg:x="10.191cm" svg:y="7.832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8" draw:layer="layout" svg:width="0.166cm" svg:height="0.519cm" svg:x="10.62cm" svg:y="7.85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51cm" svg:x="10.833cm" svg:y="8.027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254cm" svg:height="0.357cm" svg:x="11.265cm" svg:y="8.02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4cm" svg:height="0.357cm" svg:x="11.824cm" svg:y="8.02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1cm" svg:height="0.547cm" svg:x="12.213cm" svg:y="7.823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44cm" svg:height="0.485cm" svg:x="12.697cm" svg:y="7.89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9cm" svg:height="0.538cm" svg:x="13.007cm" svg:y="7.83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13.435cm" svg:y="8.0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531cm" svg:height="0.342cm" svg:x="14.028cm" svg:y="8.034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8" draw:layer="layout" svg:width="0.349cm" svg:height="0.357cm" svg:x="14.584cm" svg:y="8.02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14.952cm" svg:y="7.8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15.26cm" svg:y="8.0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15.603cm" svg:y="8.02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7cm" svg:x="16.168cm" svg:y="8.02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51cm" svg:x="16.472cm" svg:y="8.027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261cm" svg:height="0.342cm" svg:x="16.898cm" svg:y="8.027cm" svg:viewBox="0 0 262 343" svg:d="M107 86v-86l-107 9v24c55 0 62 6 62 43v209c0 34-9 34-62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51cm" svg:height="0.547cm" svg:x="17.205cm" svg:y="7.82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349cm" svg:height="0.357cm" svg:x="17.449cm" svg:y="8.02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95cm" svg:height="0.357cm" svg:x="17.829cm" svg:y="8.022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cm" svg:height="0.357cm" svg:x="18.167cm" svg:y="8.0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9cm" svg:height="0.357cm" svg:x="18.78cm" svg:y="8.02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19.16cm" svg:y="8.02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19.591cm" svg:y="7.832cm" svg:viewBox="0 0 384 548" svg:d="M269 497v51l115-9v-25c-55 0-62-5-62-42v-472l-111 9v24c53 0 60 6 60 43v167c-23-26-56-48-99-48-91 0-172 76-172 177 0 98 76 176 165 176 50 0 85-27 104-51zM269 289v158c0 14 0 16-9 29-22 37-58 54-91 54-35 0-63-19-83-49-19-32-21-76-21-108 0-30 0-75 23-111 18-24 46-49 88-49 28 0 60 11 84 46 9 14 9 16 9 30z">
            <text:p/>
          </draw:path>
          <draw:path draw:style-name="gr3" draw:text-style-name="P8" draw:layer="layout" svg:width="0.381cm" svg:height="0.547cm" svg:x="20.293cm" svg:y="7.832cm" svg:viewBox="0 0 382 548" svg:d="M180 9c0-2 0-9-9-9-18 0-76 7-95 7-7 2-16 2-16 16 0 10 7 10 19 10 37 0 39 6 39 13l-2 16-112 447c-4 11-4 12-4 16 0 19 16 23 23 23 12 0 25-11 28-21l16-59 16-70c5-18 10-33 14-51 2-5 7-32 9-35 1-7 26-51 52-72 16-13 41-27 74-27 34 0 43 27 43 55 0 40-30 125-50 172-5 18-9 28-9 44 0 36 27 64 64 64 72 0 102-115 102-120 0-9-7-9-11-9-7 0-7 4-10 14-13 43-37 97-79 97-14 0-20-7-20-26 0-20 7-37 14-55 13-33 48-125 48-171 0-49-32-83-90-83-49 0-86 25-114 60z">
            <text:p/>
          </draw:path>
          <draw:path draw:style-name="gr3" draw:text-style-name="P8" draw:layer="layout" svg:width="0.383cm" svg:height="0.547cm" svg:x="20.976cm" svg:y="7.832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8" draw:layer="layout" svg:width="0.3cm" svg:height="0.357cm" svg:x="21.427cm" svg:y="8.0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42cm" svg:height="0.485cm" svg:x="22.022cm" svg:y="7.8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22.333cm" svg:y="7.83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22.759cm" svg:y="8.0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538cm" svg:x="23.363cm" svg:y="7.83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23.79cm" svg:y="8.0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166cm" svg:height="0.519cm" svg:x="24.137cm" svg:y="7.85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55cm" svg:height="0.512cm" svg:x="24.348cm" svg:y="8.01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9cm" svg:height="0.538cm" svg:x="24.737cm" svg:y="7.83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244cm" svg:height="0.485cm" svg:x="25.135cm" svg:y="7.89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4cm" svg:height="0.357cm" svg:x="25.702cm" svg:y="8.02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1cm" svg:height="0.547cm" svg:x="26.092cm" svg:y="7.82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</draw:g>
        <draw:g>
          <svg:title>TexMaths</svg:title>
          <svg:desc>22§display§\text {the water at any time }t.  §svg§600§FALSE§</svg:desc>
          <draw:polygon draw:style-name="gr2" draw:text-style-name="P7" draw:layer="layout" svg:width="7.977cm" svg:height="0.619cm" svg:x="2.528cm" svg:y="8.963cm" svg:viewBox="0 0 7978 620" draw:points="3990,620 0,620 0,0 7978,0 7978,620">
            <text:p/>
          </draw:polygon>
          <draw:path draw:style-name="gr3" draw:text-style-name="P8" draw:layer="layout" svg:width="0.244cm" svg:height="0.485cm" svg:x="2.503cm" svg:y="8.98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9cm" svg:height="0.538cm" svg:x="2.815cm" svg:y="8.92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3.24cm" svg:y="9.1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531cm" svg:height="0.342cm" svg:x="3.835cm" svg:y="9.128cm" svg:viewBox="0 0 532 343" svg:d="M466 74c14-39 37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349cm" svg:height="0.356cm" svg:x="4.39cm" svg:y="9.11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4.759cm" svg:y="8.98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cm" svg:height="0.356cm" svg:x="5.065cm" svg:y="9.1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5.41cm" svg:y="9.11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5.981cm" svg:y="9.11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6.35cm" svg:y="8.98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9cm" svg:height="0.356cm" svg:x="6.926cm" svg:y="9.114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7.306cm" svg:y="9.11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492cm" svg:x="7.704cm" svg:y="9.12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8" draw:layer="layout" svg:width="0.244cm" svg:height="0.485cm" svg:x="8.369cm" svg:y="8.98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166cm" svg:height="0.518cm" svg:x="8.68cm" svg:y="8.94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604cm" svg:height="0.342cm" svg:x="8.895cm" svg:y="9.119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9.536cm" svg:y="9.1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38cm" svg:height="0.494cm" svg:x="10.134cm" svg:y="8.977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083cm" svg:height="0.083cm" svg:x="10.462cm" svg:y="9.378cm" svg:viewBox="0 0 84 84" svg:d="M84 42c0-23-19-42-42-42s-42 19-42 42 19 42 42 42 42-19 42-42z">
            <text:p/>
          </draw:path>
        </draw:g>
        <draw:g>
          <svg:title>TexMaths</svg:title>
          <svg:desc>22§display§\text {Given that , the radius of the base of right}  §svg§600§FALSE§</svg:desc>
          <draw:polygon draw:style-name="gr2" draw:text-style-name="P7" draw:layer="layout" svg:width="14.352cm" svg:height="0.628cm" svg:x="10.906cm" svg:y="8.965cm" svg:viewBox="0 0 14353 629" draw:points="7178,629 0,629 0,0 14353,0 14353,629">
            <text:p/>
          </draw:polygon>
          <draw:path draw:style-name="gr3" draw:text-style-name="P8" draw:layer="layout" svg:width="0.525cm" svg:height="0.563cm" svg:x="10.911cm" svg:y="8.926cm" svg:viewBox="0 0 526 564" svg:d="M417 498c9 18 41 48 49 48 7 0 7-5 7-18v-135c0-30 4-34 53-34v-24c-28 1-70 3-93 3-32 0-99 0-125-3v24h25c68 0 72 9 72 37v50c0 88-99 95-122 95-49 0-204-28-204-259 0-233 153-257 201-257 83 0 153 68 169 183 2 10 2 14 12 14 12 0 12-4 12-19v-184c0-14 0-19-8-19-4 0-6 0-13 9l-38 58c-25-25-67-67-145-67-144 0-269 123-269 282 0 158 125 282 271 282 56 0 120-20 146-66z">
            <text:p/>
          </draw:path>
          <draw:path draw:style-name="gr3" draw:text-style-name="P8" draw:layer="layout" svg:width="0.166cm" svg:height="0.519cm" svg:x="11.499cm" svg:y="8.95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79cm" svg:height="0.342cm" svg:x="11.703cm" svg:y="9.137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7cm" svg:x="12.098cm" svg:y="9.12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12.444cm" svg:y="9.1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13.122cm" svg:y="8.99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3.432cm" svg:y="8.935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49cm" svg:height="0.357cm" svg:x="13.87cm" svg:y="9.125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4cm" svg:height="0.485cm" svg:x="14.238cm" svg:y="8.996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091cm" svg:height="0.231cm" svg:x="14.849cm" svg:y="9.389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8" draw:layer="layout" svg:width="0.242cm" svg:height="0.485cm" svg:x="15.269cm" svg:y="8.99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5.579cm" svg:y="8.935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16.007cm" svg:y="9.12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16.607cm" svg:y="9.13cm" svg:viewBox="0 0 262 343" svg:d="M107 86v-86l-107 9v24c55 0 62 6 62 43v209c0 34-9 34-62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16.922cm" svg:y="9.125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83cm" svg:height="0.547cm" svg:x="17.302cm" svg:y="8.935cm" svg:viewBox="0 0 384 548" svg:d="M269 497v51l115-9v-25c-55 0-62-5-62-42v-472l-111 9v24c53 0 60 6 60 43v167c-23-26-56-48-99-48-91 0-172 76-172 177 0 98 76 176 165 176 50 0 85-27 104-51zM269 289v158c0 14 0 16-9 29-22 37-58 54-91 54-35 0-63-19-83-49-19-32-21-76-21-108 0-30 0-75 23-111 18-24 46-49 88-49 28 0 60 11 84 46 9 14 9 16 9 30z">
            <text:p/>
          </draw:path>
          <draw:path draw:style-name="gr3" draw:text-style-name="P8" draw:layer="layout" svg:width="0.166cm" svg:height="0.519cm" svg:x="17.73cm" svg:y="8.95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51cm" svg:x="17.944cm" svg:y="9.13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254cm" svg:height="0.357cm" svg:x="18.376cm" svg:y="9.12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4cm" svg:height="0.357cm" svg:x="18.934cm" svg:y="9.125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1cm" svg:height="0.547cm" svg:x="19.324cm" svg:y="8.926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8" draw:layer="layout" svg:width="0.244cm" svg:height="0.485cm" svg:x="19.808cm" svg:y="8.996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9cm" svg:height="0.538cm" svg:x="20.118cm" svg:y="8.935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20.544cm" svg:y="9.12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83cm" svg:height="0.547cm" svg:x="21.146cm" svg:y="8.935cm" svg:viewBox="0 0 384 548" svg:d="M113 247v-247l-113 9v24c55 0 60 6 60 43v463h19c2-2 7-12 28-48 13 18 44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8" draw:layer="layout" svg:width="0.349cm" svg:height="0.357cm" svg:x="21.586cm" svg:y="9.125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54cm" svg:height="0.357cm" svg:x="21.966cm" svg:y="9.12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7cm" svg:x="22.267cm" svg:y="9.12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4cm" svg:height="0.357cm" svg:x="22.869cm" svg:y="9.12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1cm" svg:height="0.547cm" svg:x="23.26cm" svg:y="8.926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8" draw:layer="layout" svg:width="0.261cm" svg:height="0.342cm" svg:x="23.749cm" svg:y="9.13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9cm" svg:x="24.055cm" svg:y="8.95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55cm" svg:height="0.512cm" svg:x="24.267cm" svg:y="9.121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9cm" svg:height="0.538cm" svg:x="24.657cm" svg:y="8.935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242cm" svg:height="0.485cm" svg:x="25.055cm" svg:y="8.996cm" svg:viewBox="0 0 243 486" svg:d="M120 167h111v-24h-111v-143h-20c0 63-24 146-100 150v17h67v213c0 97 72 106 100 106 55 0 76-55 76-106v-44h-19v44c0 57-23 87-52 87-52 0-52-71-52-85z">
            <text:p/>
          </draw:path>
        </draw:g>
        <draw:g>
          <svg:title>TexMaths</svg:title>
          <svg:desc>22§display§\text {circular cone is 5 cm and its height is 9 cm }§svg§600§FALSE§</svg:desc>
          <draw:polygon draw:style-name="gr2" draw:text-style-name="P7" draw:layer="layout" svg:width="14.464cm" svg:height="0.62cm" svg:x="2.516cm" svg:y="10.063cm" svg:viewBox="0 0 14465 621" draw:points="7233,621 0,621 0,0 14465,0 14465,621">
            <text:p/>
          </draw:polygon>
          <draw:path draw:style-name="gr3" draw:text-style-name="P8" draw:layer="layout" svg:width="0.295cm" svg:height="0.357cm" svg:x="2.504cm" svg:y="10.214cm" svg:viewBox="0 0 296 358" svg:d="M65 180c0-127 63-161 104-161 7 0 56 0 84 29-31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8" draw:layer="layout" svg:width="0.166cm" svg:height="0.519cm" svg:x="2.847cm" svg:y="10.04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61cm" svg:height="0.343cm" svg:x="3.058cm" svg:y="10.2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295cm" svg:height="0.357cm" svg:x="3.365cm" svg:y="10.214cm" svg:viewBox="0 0 296 358" svg:d="M65 180c0-127 63-161 104-161 7 0 56 0 84 29-31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8" draw:layer="layout" svg:width="0.39cm" svg:height="0.352cm" svg:x="3.708cm" svg:y="10.22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8" draw:layer="layout" svg:width="0.173cm" svg:height="0.539cm" svg:x="4.137cm" svg:y="10.024cm" svg:viewBox="0 0 174 540" svg:d="M113 0l-113 9v25c55 0 62 5 62 42v404c0 35-9 35-62 35v25c26-2 67-2 86-2 20 0 58 0 88 2v-25c-53 0-61 0-61-35z">
            <text:p/>
          </draw:path>
          <draw:path draw:style-name="gr3" draw:text-style-name="P8" draw:layer="layout" svg:width="0.349cm" svg:height="0.357cm" svg:x="4.359cm" svg:y="10.214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61cm" svg:height="0.343cm" svg:x="4.736cm" svg:y="10.2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295cm" svg:height="0.357cm" svg:x="5.301cm" svg:y="10.214cm" svg:viewBox="0 0 296 358" svg:d="M65 180c0-127 63-161 104-161 7 0 56 0 84 29-33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8" draw:layer="layout" svg:width="0.344cm" svg:height="0.357cm" svg:x="5.638cm" svg:y="10.214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8" draw:layer="layout" svg:width="0.39cm" svg:height="0.343cm" svg:x="6.029cm" svg:y="10.2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3cm" svg:height="0.357cm" svg:x="6.455cm" svg:y="10.21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166cm" svg:height="0.519cm" svg:x="7.06cm" svg:y="10.04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7.275cm" svg:y="10.214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309cm" svg:height="0.533cm" svg:x="7.851cm" svg:y="10.045cm" svg:viewBox="0 0 310 534" svg:d="M310 361c0-91-64-171-148-171-37 0-70 13-99 41v-152c16 6 43 11 67 11 95 0 150-71 150-81 0-5-2-9-7-9-2 0-4 0-7 2-16 7-53 23-106 23-32 0-67-6-104-21-5-4-7-4-8-4-8 0-8 7-8 19v230c0 14 0 21 11 21 5 0 7-2 9-7 9-13 39-55 100-55 41 0 60 35 67 49 12 30 14 60 14 99 0 27 0 74-19 106-18 30-48 51-83 51-56 0-100-40-114-86 1 0 5 0 14 0 24 0 38-20 38-37 0-20-14-39-38-39-13 0-39 5-39 42 0 65 53 141 141 141 90 0 169-74 169-173z">
            <text:p/>
          </draw:path>
          <draw:path draw:style-name="gr3" draw:text-style-name="P8" draw:layer="layout" svg:width="0.295cm" svg:height="0.357cm" svg:x="8.483cm" svg:y="10.214cm" svg:viewBox="0 0 296 358" svg:d="M65 180c0-127 63-161 104-161 7 0 56 0 84 29-33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8" draw:layer="layout" svg:width="0.604cm" svg:height="0.343cm" svg:x="8.826cm" svg:y="10.22cm" svg:viewBox="0 0 605 344" svg:d="M60 76v210c0 33-9 33-60 33v25c26 0 67-2 88-2 19 0 60 2 86 2v-25c-51 0-60 0-60-33v-145c0-81 55-123 104-123 50 0 58 42 58 86v182c0 33-8 33-61 33v25c28 0 67-2 88-2s61 2 88 2v-25c-53 0-62 0-62-33v-145c0-81 56-123 106-123 47 0 56 42 56 86v182c0 33-9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8" draw:layer="layout" svg:width="0.349cm" svg:height="0.357cm" svg:x="9.736cm" svg:y="10.214cm" svg:viewBox="0 0 350 358" svg:d="M225 289c4 32 25 64 62 64 16 0 63-11 63-74v-43h-19v43c0 45-19 51-28 51-25 0-28-36-28-39v-157c0-32 0-62-29-92-30-30-68-42-105-42-65 0-118 37-118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39cm" svg:height="0.343cm" svg:x="10.114cm" svg:y="10.2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383cm" svg:height="0.547cm" svg:x="10.545cm" svg:y="10.024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8" draw:layer="layout" svg:width="0.166cm" svg:height="0.519cm" svg:x="11.232cm" svg:y="10.04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44cm" svg:height="0.486cm" svg:x="11.436cm" svg:y="10.086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254cm" svg:height="0.357cm" svg:x="11.747cm" svg:y="10.214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39cm" svg:height="0.539cm" svg:x="12.309cm" svg:y="10.024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3cm" svg:height="0.357cm" svg:x="12.735cm" svg:y="10.21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166cm" svg:height="0.519cm" svg:x="13.083cm" svg:y="10.04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55cm" svg:height="0.512cm" svg:x="13.294cm" svg:y="10.21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9cm" svg:height="0.539cm" svg:x="13.683cm" svg:y="10.024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242cm" svg:height="0.486cm" svg:x="14.081cm" svg:y="10.086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166cm" svg:height="0.519cm" svg:x="14.651cm" svg:y="10.04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14.866cm" svg:y="10.214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321cm" svg:height="0.533cm" svg:x="15.436cm" svg:y="10.045cm" svg:viewBox="0 0 322 534" svg:d="M253 270v24c0 184-81 219-126 219-13 0-55-2-76-28 33 0 41-23 41-35 0-25-20-37-37-37-13 0-36 7-36 38 0 52 43 83 108 83 100 0 195-106 195-271 0-210-88-263-158-263-43 0-81 14-115 49-31 36-49 67-49 126 0 97 69 172 155 172 47 0 79-31 98-77zM157 330c-13 0-50 0-73-48-14-30-14-69-14-106 0-42 0-79 16-107 21-39 51-50 78-50 37 0 61 27 75 62 9 25 13 74 13 109 0 66-27 140-95 140z">
            <text:p/>
          </draw:path>
          <draw:path draw:style-name="gr3" draw:text-style-name="P8" draw:layer="layout" svg:width="0.295cm" svg:height="0.357cm" svg:x="16.073cm" svg:y="10.214cm" svg:viewBox="0 0 296 358" svg:d="M65 180c0-127 63-161 104-161 7 0 56 0 84 29-33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8" draw:layer="layout" svg:width="0.604cm" svg:height="0.343cm" svg:x="16.415cm" svg:y="10.22cm" svg:viewBox="0 0 605 344" svg:d="M60 76v210c0 33-9 33-60 33v25c26 0 67-2 88-2 19 0 60 2 86 2v-25c-51 0-60 0-60-33v-145c0-81 55-123 104-123 50 0 58 42 58 86v182c0 33-8 33-61 33v25c28 0 67-2 88-2s61 2 88 2v-25c-53 0-62 0-62-33v-145c0-81 56-123 106-123 47 0 56 42 56 86v182c0 33-9 33-60 33v25c27 0 67-2 88-2 20 0 60 2 86 2v-25c-40 0-59 0-59-23v-148c0-67 0-92-25-120-11-12-37-28-81-28-65 0-100 46-113 76-10-67-68-76-103-76-57 0-94 34-115 81v-81l-109 9v25c55 0 60 5 60 42z">
            <text:p/>
          </draw:path>
        </draw:g>
        <draw:custom-shape draw:style-name="gr4" draw:text-style-name="P11" draw:layer="layout" svg:width="4.2cm" svg:height="0.8cm" svg:x="20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20cm" svg:y1="10.6cm" svg:x2="22.4cm" svg:y2="14.2cm">
          <text:p/>
        </draw:line>
        <draw:line draw:style-name="gr5" draw:text-style-name="P12" draw:layer="layout" svg:x1="22.4cm" svg:y1="14.2cm" svg:x2="24.2cm" svg:y2="10.6cm">
          <text:p/>
        </draw:line>
        <draw:line draw:style-name="gr6" draw:text-style-name="P12" draw:layer="layout" svg:x1="20.02cm" svg:y1="10.595cm" svg:x2="22.4cm" svg:y2="10.6cm">
          <text:p/>
        </draw:line>
        <draw:g>
          <svg:title>TexMaths</svg:title>
          <svg:desc>15§display§5§svg§600§FALSE§</svg:desc>
          <draw:polygon draw:style-name="gr2" draw:text-style-name="P7" draw:layer="layout" svg:width="0.185cm" svg:height="0.309cm" svg:x="21.304cm" svg:y="10.152cm" svg:viewBox="0 0 186 310" draw:points="93,310 0,310 0,0 186,0 186,310">
            <text:p/>
          </draw:polygon>
          <draw:path draw:style-name="gr3" draw:text-style-name="P8" draw:layer="layout" svg:width="0.211cm" svg:height="0.362cm" svg:x="21.304cm" svg:y="10.126cm" svg:viewBox="0 0 212 363" svg:d="M212 246c0-63-43-117-101-117-25 0-48 9-68 28v-103c11 4 29 7 46 7 65 0 103-48 103-55 0-4-2-6-5-6-2 0-3 0-5 1-11 5-36 16-72 16-22 0-46-4-71-15-4-2-5-2-6-2-5 0-5 5-5 13v156c0 10 0 14 7 14 4 0 5-1 6-4 6-9 26-38 69-38 27 0 41 24 45 34 9 20 10 41 10 67 0 18 0 50-13 72-12 20-33 35-57 35-38 0-69-28-78-59 1 0 3 0 10 0 16 0 26-13 26-25 0-13-10-27-26-27-9 0-27 4-27 29 0 44 36 96 96 96 62 0 116-50 116-117z">
            <text:p/>
          </draw:path>
        </draw:g>
        <draw:g>
          <svg:title>TexMaths</svg:title>
          <svg:desc>15§display§9§svg§600§FALSE§</svg:desc>
          <draw:polygon draw:style-name="gr2" draw:text-style-name="P7" draw:layer="layout" svg:width="0.188cm" svg:height="0.309cm" svg:x="22.011cm" svg:y="11.353cm" svg:viewBox="0 0 189 310" draw:points="95,310 0,310 0,0 189,0 189,310">
            <text:p/>
          </draw:polygon>
          <draw:path draw:style-name="gr3" draw:text-style-name="P8" draw:layer="layout" svg:width="0.218cm" svg:height="0.362cm" svg:x="22.006cm" svg:y="11.327cm" svg:viewBox="0 0 219 363" svg:d="M172 183v17c0 125-55 149-86 149-9 0-37-2-51-20 22 0 27-15 27-24 0-16-13-25-25-25-8 0-24 5-24 27 0 34 29 56 73 56 68 0 133-72 133-184 0-143-60-179-108-179-28 0-55 10-77 34s-34 45-34 85c0 65 47 117 105 117 33 0 54-22 67-53zM107 224c-9 0-34 0-50-32-9-21-9-47-9-72 0-29 0-54 11-73 14-27 34-34 52-34 25 0 42 18 52 42 6 17 8 50 8 74 0 45-18 95-64 95z">
            <text:p/>
          </draw:path>
        </draw:g>
        <draw:custom-shape draw:style-name="gr7" draw:text-style-name="P11" draw:layer="layout" svg:width="2.2cm" svg:height="0.599cm" svg:x="21.1cm" svg:y="1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5§display§O§svg§600§FALSE§</svg:desc>
          <draw:polygon draw:style-name="gr2" draw:text-style-name="P7" draw:layer="layout" svg:width="0.337cm" svg:height="0.33cm" svg:x="22.609cm" svg:y="10.354cm" svg:viewBox="0 0 338 331" draw:points="169,331 0,331 0,0 338,0 338,331">
            <text:p/>
          </draw:polygon>
          <draw:path draw:style-name="gr3" draw:text-style-name="P8" draw:layer="layout" svg:width="0.365cm" svg:height="0.383cm" svg:x="22.609cm" svg:y="10.328cm" svg:viewBox="0 0 366 384" svg:d="M366 143c0-85-56-143-136-143-114 0-230 120-230 244 0 87 59 140 136 140 111 0 230-115 230-241zM138 371c-52 0-89-43-89-113 0-23 7-101 48-162 37-55 89-83 131-83 43 0 90 30 90 108 0 39-14 121-66 186-25 33-68 64-114 64z">
            <text:p/>
          </draw:path>
        </draw:g>
        <draw:g>
          <svg:title>TexMaths</svg:title>
          <svg:desc>15§display§P§svg§600§FALSE§</svg:desc>
          <draw:polygon draw:style-name="gr2" draw:text-style-name="P7" draw:layer="layout" svg:width="0.345cm" svg:height="0.308cm" svg:x="19.614cm" svg:y="10.354cm" svg:viewBox="0 0 346 309" draw:points="173,309 0,309 0,0 346,0 346,309">
            <text:p/>
          </draw:polygon>
          <draw:path draw:style-name="gr3" draw:text-style-name="P8" draw:layer="layout" svg:width="0.377cm" svg:height="0.361cm" svg:x="19.609cm" svg:y="10.328cm" svg:viewBox="0 0 378 362" svg:d="M139 195h90c75 0 149-55 149-114 0-41-35-81-104-81h-172c-10 0-16 0-16 10 0 7 5 7 16 7 6 0 16 0 23 1 8 0 11 2 11 8 0 2 0 4-2 10l-72 285c-4 21-6 24-48 24-8 0-14 0-14 11 0 6 6 6 8 6 15 0 52-1 68-1 10 0 22 0 33 0s23 1 34 1c5 0 11 0 11-11 0-6-5-6-15-6-19 0-35 0-35-9 0-3 2-5 3-9zM178 36c4-18 4-19 27-19h52c43 0 72 14 72 50 0 21-11 66-31 86-27 24-59 27-82 27h-74z">
            <text:p/>
          </draw:path>
        </draw:g>
        <draw:g>
          <svg:title>TexMaths</svg:title>
          <svg:desc>15§display§Q§svg§600§FALSE§</svg:desc>
          <draw:polygon draw:style-name="gr2" draw:text-style-name="P7" draw:layer="layout" svg:width="0.337cm" svg:height="0.422cm" svg:x="20.509cm" svg:y="12.154cm" svg:viewBox="0 0 338 423" draw:points="169,423 0,423 0,0 338,0 338,423">
            <text:p/>
          </draw:polygon>
          <draw:path draw:style-name="gr3" draw:text-style-name="P8" draw:layer="layout" svg:width="0.365cm" svg:height="0.475cm" svg:x="20.509cm" svg:y="12.128cm" svg:viewBox="0 0 366 476" svg:d="M205 370c83-31 161-126 161-228 0-84-56-142-136-142-114 0-230 120-230 244 0 88 59 141 136 141 13 0 31-3 51-8-2 33-2 34-2 41 0 17 0 58 44 58 63 0 88-97 88-102s-4-6-5-6c-5 0-6 2-7 6-12 37-43 50-61 50-26 0-33-14-39-54zM106 365c-41-15-59-57-59-104 0-37 13-112 54-170 38-54 87-78 127-78 53 0 91 41 91 112 0 53-27 177-116 227-3-19-7-58-47-58-28 0-53 27-53 55 0 10 3 16 3 16zM138 371c-7 0-24 0-24-22 0-21 20-42 42-42 23 0 32 13 32 44 0 8 0 8-4 11-15 6-30 9-46 9z">
            <text:p/>
          </draw:path>
        </draw:g>
        <draw:g>
          <svg:title>TexMaths</svg:title>
          <svg:desc>15§display§R§svg§600§FALSE§</svg:desc>
          <draw:polygon draw:style-name="gr2" draw:text-style-name="P7" draw:layer="layout" svg:width="0.346cm" svg:height="0.32cm" svg:x="22.414cm" svg:y="12.154cm" svg:viewBox="0 0 347 321" draw:points="173,321 0,321 0,0 347,0 347,321">
            <text:p/>
          </draw:polygon>
          <draw:path draw:style-name="gr3" draw:text-style-name="P8" draw:layer="layout" svg:width="0.377cm" svg:height="0.373cm" svg:x="22.409cm" svg:y="12.128cm" svg:viewBox="0 0 378 374" svg:d="M176 36c4-12 5-18 16-19 5 0 22 0 31 0 39 0 97 0 97 52 0 18-8 55-30 75-13 14-40 30-88 30h-59zM253 182c53-12 117-49 117-103 0-45-48-79-118-79h-150c-11 0-16 0-16 11 0 6 5 6 15 6 1 0 11 0 20 1 10 0 15 1 15 8 0 2-2 4-3 10l-71 285c-4 21-6 24-48 24-9 0-14 0-14 11 0 6 6 6 7 6 16 0 52-1 67-1s52 1 68 1c3 0 9 0 9-11 0-6-3-6-14-6-19 0-35 0-35-9 0-3 1-5 2-9l35-141h63c48 0 57 30 57 49 0 8-3 25-7 37-4 14-8 33-8 44 0 58 63 58 70 58 45 0 64-54 64-61 0-6-6-6-7-6-5 0-5 3-6 7-13 40-36 48-48 48-18 0-22-12-22-32 0-17 4-44 5-61 1-7 2-18 2-25 0-41-34-56-49-62z">
            <text:p/>
          </draw:path>
        </draw:g>
        <draw:g>
          <svg:title>TexMaths</svg:title>
          <svg:desc>15§display§S§svg§600§FALSE§</svg:desc>
          <draw:polygon draw:style-name="gr2" draw:text-style-name="P7" draw:layer="layout" svg:width="0.286cm" svg:height="0.33cm" svg:x="22.51cm" svg:y="14.154cm" svg:viewBox="0 0 287 331" draw:points="144,331 0,331 0,0 287,0 287,331">
            <text:p/>
          </draw:polygon>
          <draw:path draw:style-name="gr3" draw:text-style-name="P8" draw:layer="layout" svg:width="0.313cm" svg:height="0.383cm" svg:x="22.511cm" svg:y="14.128cm" svg:viewBox="0 0 314 384" svg:d="M314 5c0-1-1-5-6-5-4 0-4 0-10 8l-25 30c-14-25-42-38-77-38-67 0-129 61-129 125 0 43 28 67 54 75l57 15c20 5 48 13 48 56 0 47-43 97-94 97-34 0-92-12-92-78 0-12 2-25 2-27 1-3 1-4 1-4 0-6-3-6-6-6-2 0-3 0-6 1-1 3-31 124-31 125 0 4 2 5 6 5 2 0 2 0 10-7l25-30c22 30 58 37 90 37 71 0 134-70 134-136 0-36-18-54-27-61-12-13-19-14-67-26-11-4-30-10-34-10-15-5-33-20-33-49 0-42 42-88 92-88 45 0 77 23 77 83 0 17-2 27-2 29 0 1 0 6 6 6 4 0 6-2 8-11z">
            <text:p/>
          </draw:path>
        </draw:g>
        <draw:line draw:style-name="gr8" draw:text-style-name="P12" draw:layer="layout" svg:x1="22.4cm" svg:y1="14.2cm" svg:x2="22.4cm" svg:y2="10.6cm">
          <text:p/>
        </draw:line>
        <draw:line draw:style-name="gr8" draw:text-style-name="P12" draw:layer="layout" svg:x1="21.1cm" svg:y1="12.3cm" svg:x2="22.309cm" svg:y2="12.3cm">
          <text:p/>
        </draw:line>
        <draw:g>
          <svg:title>TexMaths</svg:title>
          <svg:desc>22§display§\text {So, } QR = r \   \text { and } RS = h§svg§600§FALSE§</svg:desc>
          <draw:polygon draw:style-name="gr2" draw:text-style-name="P7" draw:layer="layout" svg:width="8.401cm" svg:height="0.619cm" svg:x="2.505cm" svg:y="11.165cm" svg:viewBox="0 0 8402 620" draw:points="4201,620 0,620 0,0 8402,0 8402,620">
            <text:p/>
          </draw:polygon>
          <draw:path draw:style-name="gr3" draw:text-style-name="P8" draw:layer="layout" svg:width="0.344cm" svg:height="0.562cm" svg:x="2.51cm" svg:y="11.126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8" draw:layer="layout" svg:width="0.344cm" svg:height="0.356cm" svg:x="2.917cm" svg:y="11.32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091cm" svg:height="0.231cm" svg:x="3.35cm" svg:y="11.589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8" draw:layer="layout" svg:width="0.536cm" svg:height="0.696cm" svg:x="3.793cm" svg:y="11.126cm" svg:viewBox="0 0 537 697" svg:d="M301 542c121-46 236-185 236-334 0-124-83-208-199-208-167 0-338 176-338 357 0 129 86 206 199 206 19 0 46-3 76-10-4 47-4 49-4 60 0 24 0 84 65 84 92 0 129-143 129-150s-6-8-7-8c-7 0-9 3-11 8-18 55-63 74-90 74-37 0-47-21-56-79zM155 535c-60-23-86-84-86-153 0-55 19-164 79-248 56-79 128-115 186-115 78 0 134 60 134 164 0 77-40 259-171 333-3-28-10-85-68-85-41 0-78 39-78 79 0 16 4 25 4 25zM202 544c-10 0-35 0-35-34 0-29 30-61 62-61 33 0 47 19 47 65 0 12 0 12-7 16-21 9-44 14-67 14z">
            <text:p/>
          </draw:path>
          <draw:path draw:style-name="gr3" draw:text-style-name="P8" draw:layer="layout" svg:width="0.553cm" svg:height="0.546cm" svg:x="4.399cm" svg:y="11.144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6 0 16-16 0-9-8-9-23-9-29 0-50 0-50-14 0-3 0-7 2-12l51-206h92c70 0 84 44 84 70 0 13-5 37-10 55-6 21-13 49-13 65 0 84 94 84 104 84 65 0 93-79 93-89 0-9-8-9-10-9-7 0-7 5-9 10-19 58-53 71-70 71-27 0-32-18-32-48 0-24 5-63 7-88 2-10 4-26 4-37 0-60-52-82-73-91z">
            <text:p/>
          </draw:path>
          <draw:path draw:style-name="gr3" draw:text-style-name="P8" draw:layer="layout" svg:width="0.515cm" svg:height="0.182cm" svg:x="5.217cm" svg:y="1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16cm" svg:height="0.351cm" svg:x="6.013cm" svg:y="11.33cm" svg:viewBox="0 0 317 352" svg:d="M46 297c-2 13-7 30-7 34 0 14 10 21 23 21 8 0 22-7 28-21 2-4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349cm" svg:height="0.356cm" svg:x="6.909cm" svg:y="11.325cm" svg:viewBox="0 0 350 357" svg:d="M225 289c4 31 25 63 62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7.287cm" svg:y="11.3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7.718cm" svg:y="11.13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8" draw:layer="layout" svg:width="0.553cm" svg:height="0.546cm" svg:x="8.412cm" svg:y="11.144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6 0 16-16 0-9-8-9-23-9-29 0-50 0-50-14 0-3 0-7 2-12l51-206h92c70 0 84 44 84 70 0 13-5 37-10 55-6 21-13 49-13 65 0 84 94 84 104 84 65 0 93-79 93-89 0-9-8-9-10-9-7 0-7 5-9 10-19 58-53 71-70 71-27 0-32-18-32-48 0-24 5-63 7-88 2-10 4-26 4-37 0-60-52-82-73-91z">
            <text:p/>
          </draw:path>
          <draw:path draw:style-name="gr3" draw:text-style-name="P8" draw:layer="layout" svg:width="0.46cm" svg:height="0.562cm" svg:x="9.014cm" svg:y="11.126cm" svg:viewBox="0 0 461 563" svg:d="M461 7c0-2-2-7-9-7-5 0-5 0-14 12l-37 44c-21-37-61-56-112-56-99 0-190 90-190 183 0 63 40 99 79 111l84 21c28 7 71 19 71 83 0 68-64 142-139 142-50 0-136-17-136-114 0-18 4-37 4-41 1-3 1-5 1-5 0-9-5-9-8-9-4 0-6 0-9 2-2 4-46 181-46 183 0 5 4 7 9 7 3 0 5 0 14-10l37-44c33 44 86 54 132 54 105 0 197-102 197-199 0-52-26-79-39-89-17-20-28-22-98-39-16-5-44-14-51-14-21-7-48-30-48-72 0-62 62-129 136-129 65 0 112 34 112 122 0 24-3 38-3 42 0 2 0 9 9 9 7 0 8-4 12-16z">
            <text:p/>
          </draw:path>
          <draw:path draw:style-name="gr3" draw:text-style-name="P8" draw:layer="layout" svg:width="0.515cm" svg:height="0.182cm" svg:x="9.749cm" svg:y="1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81cm" svg:height="0.546cm" svg:x="10.564cm" svg:y="11.135cm" svg:viewBox="0 0 382 547" svg:d="M180 9c0-2 0-9-9-9-18 0-76 7-95 7-7 2-16 2-16 16 0 10 7 10 19 10 37 0 39 6 39 13l-2 16-112 447c-4 10-4 12-4 16 0 19 16 22 23 22 12 0 25-10 28-21l16-58 16-70c5-18 9-34 14-51 2-6 7-32 9-35 1-8 26-52 52-73 16-12 41-26 74-26 34 0 43 26 43 55 0 40-30 125-50 172-5 18-9 28-9 44 0 35 27 63 64 63 72 0 102-114 102-119 0-9-7-9-11-9-7 0-7 3-10 14-13 42-37 97-79 97-14 0-20-7-20-27 0-19 7-37 14-54 13-34 48-125 48-171 0-49-32-83-90-83-49 0-86 25-114 60z">
            <text:p/>
          </draw:path>
        </draw:g>
        <draw:g>
          <svg:title>TexMaths</svg:title>
          <svg:desc>22§display§\therefore \ \text { From } \triangle OPS \text { and } \triangle QRS \text { we have }§svg§600§FALSE§</svg:desc>
          <draw:polygon draw:style-name="gr2" draw:text-style-name="P7" draw:layer="layout" svg:width="12.691cm" svg:height="0.628cm" svg:x="1.325cm" svg:y="12.266cm" svg:viewBox="0 0 12692 629" draw:points="6346,629 0,629 0,0 12692,0 12692,629">
            <text:p/>
          </draw:polygon>
          <draw:path draw:style-name="gr3" draw:text-style-name="P8" draw:layer="layout" svg:width="0.469cm" svg:height="0.418cm" svg:x="1.309cm" svg:y="12.42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8" draw:layer="layout" svg:width="0.446cm" svg:height="0.527cm" svg:x="2.557cm" svg:y="12.255cm" svg:viewBox="0 0 447 528" svg:d="M426 0h-426v25h19c60 0 60 8 60 35v407c0 28 0 37-60 37h-19v24c26-3 88-3 118-3 32 0 102 0 130 3v-24h-24c-74 0-74-11-74-37v-192h66c74 0 81 26 81 91h20v-206h-20c0 65-7 92-81 92h-66v-197c0-25 1-30 37-30h93c116 0 135 42 148 149h19z">
            <text:p/>
          </draw:path>
          <draw:path draw:style-name="gr3" draw:text-style-name="P8" draw:layer="layout" svg:width="0.261cm" svg:height="0.342cm" svg:x="2.993cm" svg:y="12.438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3.296cm" svg:y="12.435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3.687cm" svg:y="12.438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596cm" svg:height="0.555cm" svg:x="4.609cm" svg:y="12.227cm" svg:viewBox="0 0 597 556" svg:d="M315 14c-5-9-7-14-16-14s-12 4-17 16l-277 509c-5 10-5 12-5 16 0 15 16 15 28 15h542c13 0 27 0 27-15 0-4-2-8-4-13zM299 48l257 477h-516z">
            <text:p/>
          </draw:path>
          <draw:path draw:style-name="gr3" draw:text-style-name="P8" draw:layer="layout" svg:width="0.536cm" svg:height="0.562cm" svg:x="5.288cm" svg:y="12.236cm" svg:viewBox="0 0 537 563" svg:d="M537 210c0-125-83-210-199-210-167 0-338 176-338 357 0 129 86 206 199 206 164 0 338-169 338-353zM202 544c-75 0-130-63-130-165 0-34 11-148 71-238 52-81 130-122 191-122 64 0 132 44 132 159 0 56-21 178-96 273-37 47-101 93-168 93z">
            <text:p/>
          </draw:path>
          <draw:path draw:style-name="gr3" draw:text-style-name="P8" draw:layer="layout" svg:width="0.553cm" svg:height="0.529cm" svg:x="5.894cm" svg:y="12.252cm" svg:viewBox="0 0 554 530" svg:d="M204 285h132c109 0 218-81 218-167 0-60-51-118-153-118h-251c-14 0-23 0-23 14 0 11 7 11 23 11 8 0 22 0 33 1 12 0 16 4 16 13 0 1 0 5-2 14l-105 417c-8 30-9 35-71 35-12 0-21 0-21 16 0 9 9 9 12 9 21 0 76-2 99-2 16 0 33 0 49 0 18 0 34 2 49 2 7 0 16 0 16-16 0-9-7-9-21-9-28 0-51 0-51-14 0-3 2-7 4-12zM260 53c8-27 8-28 41-28h76c63 0 105 21 105 74 0 30-16 96-46 125-38 35-86 40-119 40h-109z">
            <text:p/>
          </draw:path>
          <draw:path draw:style-name="gr3" draw:text-style-name="P8" draw:layer="layout" svg:width="0.46cm" svg:height="0.562cm" svg:x="6.506cm" svg:y="12.236cm" svg:viewBox="0 0 461 563" svg:d="M461 7c0-2-2-7-9-7-5 0-5 0-14 12l-37 44c-21-37-61-56-111-56-100 0-191 90-191 183 0 63 40 99 79 111l84 21c28 7 71 20 71 83 0 69-64 143-139 143-50 0-136-18-136-115 0-18 4-37 4-40 1-4 1-6 1-6 0-9-5-9-8-9-4 0-6 0-9 2-2 4-46 182-46 183 0 6 4 7 9 7 3 0 5 0 14-10l37-44c33 44 86 54 132 54 105 0 197-102 197-199 0-52-26-79-39-89-17-20-28-21-98-39-16-5-44-14-51-14-21-7-48-30-48-72 0-62 62-129 136-129 65 0 112 34 112 122 0 24-3 38-3 42 0 2 0 9 9 9 8 0 8-4 12-16z">
            <text:p/>
          </draw:path>
          <draw:path draw:style-name="gr3" draw:text-style-name="P8" draw:layer="layout" svg:width="0.349cm" svg:height="0.356cm" svg:x="7.275cm" svg:y="12.435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7.653cm" svg:y="12.43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8.085cm" svg:y="12.245cm" svg:viewBox="0 0 384 548" svg:d="M269 496v52l115-9v-25c-55 0-62-5-62-42v-472l-111 9v24c55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8" draw:layer="layout" svg:width="0.596cm" svg:height="0.555cm" svg:x="8.79cm" svg:y="12.227cm" svg:viewBox="0 0 597 556" svg:d="M315 14c-5-9-7-14-16-14s-12 4-17 16l-275 509c-7 10-7 12-7 16 0 15 16 15 28 15h542c13 0 27 0 27-15 0-4-2-8-4-13zM299 48l257 477h-516z">
            <text:p/>
          </draw:path>
          <draw:path draw:style-name="gr3" draw:text-style-name="P8" draw:layer="layout" svg:width="0.536cm" svg:height="0.696cm" svg:x="9.471cm" svg:y="12.236cm" svg:viewBox="0 0 537 697" svg:d="M301 542c121-46 236-185 236-334 0-123-83-208-199-208-167 0-338 176-338 357 0 129 86 206 199 206 19 0 46-3 76-10-4 47-4 49-4 60 0 24 0 84 65 84 92 0 129-142 129-149s-6-9-7-9c-7 0-9 3-11 9-18 54-63 73-90 73-37 0-47-21-56-79zM155 535c-60-23-86-84-86-153 0-55 19-164 79-248 56-79 128-115 186-115 78 0 134 60 134 164 0 78-40 259-171 333-3-28-10-85-68-85-41 0-78 39-78 80 0 15 4 24 4 24zM202 544c-10 0-35 0-35-33 0-30 30-62 62-62 33 0 47 19 47 65 0 12 0 12-7 16-21 9-44 14-67 14z">
            <text:p/>
          </draw:path>
          <draw:path draw:style-name="gr3" draw:text-style-name="P8" draw:layer="layout" svg:width="0.553cm" svg:height="0.547cm" svg:x="10.075cm" svg:y="12.252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1 0-51-14 0-3 1-7 3-12l51-206h92c70 0 84 44 84 70 0 13-5 37-10 55-6 21-13 49-13 65 0 85 94 85 104 85 65 0 93-80 93-90 0-9-8-9-10-9-7 0-7 5-9 11-19 58-53 70-70 70-27 0-32-18-32-48 0-24 5-63 7-88 2-10 3-26 3-37 0-59-51-82-72-91z">
            <text:p/>
          </draw:path>
          <draw:path draw:style-name="gr3" draw:text-style-name="P8" draw:layer="layout" svg:width="0.46cm" svg:height="0.562cm" svg:x="10.677cm" svg:y="12.236cm" svg:viewBox="0 0 461 563" svg:d="M461 7c0-2-2-7-9-7-5 0-5 0-14 12l-37 44c-21-37-61-56-112-56-99 0-190 90-190 183 0 63 40 99 79 111l84 21c28 7 71 20 71 83 0 69-64 143-139 143-50 0-136-18-136-115 0-18 4-37 4-40 1-4 1-6 1-6 0-9-5-9-8-9-4 0-6 0-9 2-2 4-46 182-46 183 0 6 4 7 9 7 3 0 3 0 14-10l37-44c33 44 86 54 132 54 105 0 197-102 197-199 0-52-26-79-39-89-17-20-28-21-98-39-16-5-44-14-51-14-21-7-48-30-48-72 0-62 62-129 136-129 65 0 112 34 112 122 0 24-3 38-3 42 0 2 0 9 9 9 7 0 8-4 12-16z">
            <text:p/>
          </draw:path>
          <draw:path draw:style-name="gr3" draw:text-style-name="P8" draw:layer="layout" svg:width="0.53cm" svg:height="0.342cm" svg:x="11.427cm" svg:y="12.447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3cm" svg:height="0.356cm" svg:x="11.972cm" svg:y="12.43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538cm" svg:x="12.576cm" svg:y="12.24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13.014cm" svg:y="12.435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79cm" svg:height="0.342cm" svg:x="13.361cm" svg:y="12.447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6cm" svg:x="13.755cm" svg:y="12.43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>
          <svg:title>TexMaths</svg:title>
          <svg:desc>22§display§\frac{OP}{QR} = \frac{OS}{RS}§svg§600§FALSE§</svg:desc>
          <draw:polygon draw:style-name="gr2" draw:text-style-name="P7" draw:layer="layout" svg:width="3.486cm" svg:height="1.671cm" svg:x="2.547cm" svg:y="13.467cm" svg:viewBox="0 0 3487 1672" draw:points="1742,1672 0,1672 0,0 3487,0 3487,1672">
            <text:p/>
          </draw:polygon>
          <draw:path draw:style-name="gr3" draw:text-style-name="P8" draw:layer="layout" svg:width="0.536cm" svg:height="0.562cm" svg:x="2.547cm" svg:y="13.428cm" svg:viewBox="0 0 537 563" svg:d="M537 209c0-125-83-209-199-209-167 0-338 176-338 357 0 129 86 206 199 206 164 0 338-169 338-354zM202 544c-75 0-130-64-130-166 0-33 11-147 71-237 54-81 130-122 191-122 64 0 132 44 132 159 0 56-21 177-96 273-37 47-101 93-168 93z">
            <text:p/>
          </draw:path>
          <draw:path draw:style-name="gr3" draw:text-style-name="P8" draw:layer="layout" svg:width="0.553cm" svg:height="0.529cm" svg:x="3.15cm" svg:y="13.446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4 2-7 4-12zM260 53c8-27 8-28 41-28h76c63 0 105 21 105 74 0 29-16 96-46 124-38 36-86 41-119 41h-109z">
            <text:p/>
          </draw:path>
          <draw:polygon draw:style-name="gr3" draw:text-style-name="P8" draw:layer="layout" svg:width="1.215cm" svg:height="0.032cm" svg:x="2.508cm" svg:y="14.287cm" svg:viewBox="0 0 1216 33" draw:points="609,33 0,33 0,0 1216,0 1216,33">
            <text:p/>
          </draw:polygon>
          <draw:path draw:style-name="gr3" draw:text-style-name="P8" draw:layer="layout" svg:width="0.536cm" svg:height="0.696cm" svg:x="2.552cm" svg:y="14.482cm" svg:viewBox="0 0 537 697" svg:d="M301 542c121-46 236-185 236-334 0-124-83-208-199-208-167 0-338 176-338 357 0 129 86 206 199 206 19 0 46-3 76-10-4 47-4 49-4 59 0 25 0 85 65 85 92 0 129-143 129-150s-6-9-7-9c-7 0-9 4-11 9-18 55-63 74-90 74-37 0-47-21-56-79zM155 535c-60-23-86-84-86-153 0-55 19-164 79-248 56-79 128-115 186-115 78 0 134 60 134 164 0 77-40 259-171 333-3-29-10-85-68-85-41 0-78 39-78 79 0 16 4 25 4 25zM202 544c-10 0-35 0-35-34 0-30 30-61 62-61 33 0 47 19 47 65 0 12 0 12-7 16-21 8-44 14-67 14z">
            <text:p/>
          </draw:path>
          <draw:path draw:style-name="gr3" draw:text-style-name="P8" draw:layer="layout" svg:width="0.553cm" svg:height="0.546cm" svg:x="3.156cm" svg:y="14.498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0 0-50-14 0-4 0-7 2-12l51-206h92c70 0 84 44 84 70 0 12-5 37-10 55-6 21-13 49-13 65 0 84 94 84 104 84 65 0 93-79 93-89 0-9-8-9-10-9-7 0-7 5-9 10-19 58-53 71-70 71-27 0-32-18-32-48 0-24 5-63 7-88 2-10 4-26 4-37 0-60-52-82-73-91z">
            <text:p/>
          </draw:path>
          <draw:path draw:style-name="gr3" draw:text-style-name="P8" draw:layer="layout" svg:width="0.515cm" svg:height="0.182cm" svg:x="4.074cm" svg:y="14.2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36cm" svg:height="0.562cm" svg:x="4.977cm" svg:y="13.428cm" svg:viewBox="0 0 537 563" svg:d="M537 209c0-125-83-209-199-209-167 0-338 176-338 357 0 129 86 206 199 206 164 0 338-169 338-354zM204 544c-77 0-132-64-132-166 0-33 11-147 71-237 54-81 130-122 191-122 64 0 132 44 132 159 0 56-21 177-96 273-37 47-101 93-166 93z">
            <text:p/>
          </draw:path>
          <draw:path draw:style-name="gr3" draw:text-style-name="P8" draw:layer="layout" svg:width="0.46cm" svg:height="0.562cm" svg:x="5.592cm" svg:y="13.428cm" svg:viewBox="0 0 461 563" svg:d="M461 7c0-2-2-7-9-7-5 0-5 0-14 12l-37 44c-21-37-61-56-112-56-99 0-190 90-190 183 0 63 40 99 79 111l84 21c28 7 71 19 71 83 0 68-64 142-139 142-50 0-136-17-136-114 0-18 4-37 4-41 1-3 1-5 1-5 0-9-5-9-8-9-4 0-6 0-9 2-2 4-46 181-46 183 0 5 4 7 9 7 3 0 5 0 14-10l37-44c33 44 86 54 132 54 105 0 197-102 197-199 0-53-26-79-39-89-17-20-28-22-98-39-16-5-44-14-51-14-21-7-48-30-48-72 0-62 62-129 136-129 65 0 112 34 112 122 0 24-3 38-3 42 0 2 0 9 9 9 7 0 8-4 12-16z">
            <text:p/>
          </draw:path>
          <draw:polygon draw:style-name="gr3" draw:text-style-name="P8" draw:layer="layout" svg:width="1.131cm" svg:height="0.032cm" svg:x="4.94cm" svg:y="14.287cm" svg:viewBox="0 0 1132 33" draw:points="567,33 0,33 0,0 1132,0 1132,33">
            <text:p/>
          </draw:polygon>
          <draw:path draw:style-name="gr3" draw:text-style-name="P8" draw:layer="layout" svg:width="0.553cm" svg:height="0.546cm" svg:x="4.981cm" svg:y="14.498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6-9-21-9-29 0-50 0-50-14 0-4 0-7 2-12l51-206h92c70 0 84 44 84 70 0 12-5 37-10 55-6 21-13 49-13 65 0 84 94 84 104 84 65 0 93-79 93-89 0-9-8-9-10-9-7 0-7 5-9 10-19 58-53 71-70 71-27 0-32-18-32-48 0-24 5-63 7-88 2-10 4-26 4-37 0-60-52-82-73-91z">
            <text:p/>
          </draw:path>
          <draw:path draw:style-name="gr3" draw:text-style-name="P8" draw:layer="layout" svg:width="0.46cm" svg:height="0.562cm" svg:x="5.583cm" svg:y="14.482cm" svg:viewBox="0 0 461 563" svg:d="M461 7c0-2-2-7-9-7-5 0-5 0-14 12l-37 44c-21-37-61-56-112-56-99 0-190 90-190 183 0 63 40 99 79 111l84 21c28 7 71 19 71 83 0 68-64 142-139 142-50 0-136-17-136-114 0-18 4-37 4-41 1-3 1-5 1-5 0-9-5-9-8-9-4 0-6 0-9 2-2 4-46 181-46 183 0 5 4 7 9 7 3 0 3 0 14-10l37-44c33 44 86 54 132 54 105 0 197-102 197-199 0-53-26-79-39-89-17-20-28-22-98-39-16-5-44-14-51-14-21-7-48-30-48-72 0-62 62-129 136-129 65 0 112 34 112 122 0 24-3 38-3 42 0 2 0 9 9 9 7 0 8-4 12-16z">
            <text:p/>
          </draw:path>
        </draw:g>
        <draw:g>
          <svg:title>TexMaths</svg:title>
          <svg:desc>22§display§\frac{5}{r} = \frac{9}{h}§svg§600§FALSE§</svg:desc>
          <draw:polygon draw:style-name="gr2" draw:text-style-name="P7" draw:layer="layout" svg:width="1.972cm" svg:height="1.501cm" svg:x="8.047cm" svg:y="13.469cm" svg:viewBox="0 0 1973 1502" draw:points="985,1502 0,1502 0,0 1973,0 1973,1502">
            <text:p/>
          </draw:polygon>
          <draw:path draw:style-name="gr3" draw:text-style-name="P8" draw:layer="layout" svg:width="0.309cm" svg:height="0.533cm" svg:x="8.047cm" svg:y="13.43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7 53 141 141 141 90 0 169-74 169-173z">
            <text:p/>
          </draw:path>
          <draw:polygon draw:style-name="gr3" draw:text-style-name="P8" draw:layer="layout" svg:width="0.388cm" svg:height="0.032cm" svg:x="8.008cm" svg:y="14.26cm" svg:viewBox="0 0 389 33" draw:points="194,33 0,33 0,0 389,0 389,33">
            <text:p/>
          </draw:polygon>
          <draw:path draw:style-name="gr3" draw:text-style-name="P8" draw:layer="layout" svg:width="0.316cm" svg:height="0.351cm" svg:x="8.038cm" svg:y="14.658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5-12 65z">
            <text:p/>
          </draw:path>
          <draw:path draw:style-name="gr3" draw:text-style-name="P8" draw:layer="layout" svg:width="0.515cm" svg:height="0.182cm" svg:x="8.745cm" svg:y="14.1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3cm" svg:x="9.673cm" svg:y="13.43cm" svg:viewBox="0 0 322 534" svg:d="M253 269v25c0 183-81 219-126 219-14 0-55-2-76-29 33 0 41-23 41-35 0-24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446cm" svg:height="0.032cm" svg:x="9.611cm" svg:y="14.26cm" svg:viewBox="0 0 447 33" draw:points="223,33 0,33 0,0 447,0 447,33">
            <text:p/>
          </draw:polygon>
          <draw:path draw:style-name="gr3" draw:text-style-name="P8" draw:layer="layout" svg:width="0.381cm" svg:height="0.547cm" svg:x="9.653cm" svg:y="14.462cm" svg:viewBox="0 0 382 548" svg:d="M179 9c0-2 0-9-8-9-20 0-76 7-95 7-7 2-16 2-16 16 0 10 7 10 19 10 37 0 39 6 39 13l-2 16-112 447c-4 11-4 12-4 16 0 19 16 23 23 23 12 0 25-11 28-21l16-58 16-71c5-18 10-33 14-51 2-5 7-32 9-35 1-7 26-51 52-72 16-13 41-27 74-27 34 0 43 27 43 55 0 40-30 125-50 172-5 18-9 29-9 44 0 36 27 64 64 64 72 0 102-115 102-120 0-9-7-9-11-9-7 0-7 4-10 14-13 43-37 97-79 97-15 0-20-7-20-26 0-20 7-37 14-55 13-33 48-125 48-171 0-49-32-82-90-82-49 0-86 24-114 59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6.71cm" svg:y="14.07cm" svg:viewBox="0 0 652 350" draw:points="327,350 0,350 0,0 652,0 652,350">
            <text:p/>
          </draw:polygon>
          <draw:path draw:style-name="gr3" draw:text-style-name="P8" draw:layer="layout" svg:width="0.686cm" svg:height="0.426cm" svg:x="6.714cm" svg:y="14.031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r = \frac{5h}{9}§svg§600§FALSE§</svg:desc>
          <draw:polygon draw:style-name="gr2" draw:text-style-name="P7" draw:layer="layout" svg:width="2.25cm" svg:height="1.53cm" svg:x="12.124cm" svg:y="13.47cm" svg:viewBox="0 0 2251 1531" draw:points="1125,1531 0,1531 0,0 2251,0 2251,1531">
            <text:p/>
          </draw:polygon>
          <draw:path draw:style-name="gr3" draw:text-style-name="P8" draw:layer="layout" svg:width="0.316cm" svg:height="0.351cm" svg:x="12.108cm" svg:y="14.149cm" svg:viewBox="0 0 317 352" svg:d="M46 297c-2 13-7 30-7 34 0 14 10 21 23 21 8 0 22-7 28-21 2-4 28-109 31-123 6-27 20-81 25-102 4-9 25-46 44-64 5-5 28-24 62-24 21 0 31 8 33 8-24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515cm" svg:height="0.182cm" svg:x="12.714cm" svg:y="14.2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2cm" svg:x="13.618cm" svg:y="13.452cm" svg:viewBox="0 0 310 533" svg:d="M310 361c0-92-64-171-148-171-37 0-70 12-99 40v-151c16 5 43 11 67 11 95 0 150-71 150-81 0-5-2-9-7-9-2 0-4 0-7 2-16 7-53 23-106 23-31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8" draw:layer="layout" svg:width="0.381cm" svg:height="0.546cm" svg:x="14.009cm" svg:y="13.431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8 28-8 44 0 35 26 63 63 63 72 0 102-114 102-119 0-9-7-9-11-9-7 0-7 3-10 14-12 42-37 97-79 97-14 0-20-7-20-27 0-19 7-37 14-54 13-34 48-125 48-171 0-49-32-83-90-83-49 0-86 25-114 60z">
            <text:p/>
          </draw:path>
          <draw:polygon draw:style-name="gr3" draw:text-style-name="P8" draw:layer="layout" svg:width="0.833cm" svg:height="0.032cm" svg:x="13.58cm" svg:y="14.281cm" svg:viewBox="0 0 834 33" draw:points="417,33 0,33 0,0 834,0 834,33">
            <text:p/>
          </draw:polygon>
          <draw:path draw:style-name="gr3" draw:text-style-name="P8" draw:layer="layout" svg:width="0.321cm" svg:height="0.532cm" svg:x="13.835cm" svg:y="14.506cm" svg:viewBox="0 0 322 533" svg:d="M253 269v25c0 183-80 218-126 218-13 0-55-2-76-28 33 0 41-23 41-35 0-25-20-37-37-37-13 0-36 7-36 38 0 51 43 83 108 83 100 0 195-105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10.81cm" svg:y="14.171cm" svg:viewBox="0 0 652 350" draw:points="327,350 0,350 0,0 652,0 652,350">
            <text:p/>
          </draw:polygon>
          <draw:path draw:style-name="gr3" draw:text-style-name="P8" draw:layer="layout" svg:width="0.686cm" svg:height="0.426cm" svg:x="10.814cm" svg:y="14.132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. \ . \ . \  \ \text { ( 1 ) }§svg§600§FALSE§</svg:desc>
          <draw:polygon draw:style-name="gr2" draw:text-style-name="P7" draw:layer="layout" svg:width="3.282cm" svg:height="0.696cm" svg:x="15.352cm" svg:y="13.817cm" svg:viewBox="0 0 3283 697" draw:points="1642,697 0,697 0,0 3283,0 3283,697">
            <text:p/>
          </draw:polygon>
          <draw:path draw:style-name="gr3" draw:text-style-name="P8" draw:layer="layout" svg:width="0.083cm" svg:height="0.083cm" svg:x="15.38cm" svg:y="14.2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852cm" svg:y="14.2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6.325cm" svg:y="14.276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7.323cm" svg:y="13.7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7.873cm" svg:y="13.8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8.493cm" svg:y="13.778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office:forms form:automatic-focus="false" form:apply-design-mode="false"/>
        <draw:frame presentation:style-name="pr13" draw:text-style-name="P6" draw:layer="layout" svg:width="26.4cm" svg:height="14.8cm" svg:x="0.8cm" svg:y="0.6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</draw:text-box>
        </draw:frame>
        <draw:g>
          <svg:title>TexMaths</svg:title>
          <svg:desc>22§display§\text {Given that, A is the area of water surface } §svg§600§FALSE§</svg:desc>
          <draw:polygon draw:style-name="gr2" draw:text-style-name="P7" draw:layer="layout" svg:width="14.009cm" svg:height="0.626cm" svg:x="2.503cm" svg:y="0.763cm" svg:viewBox="0 0 14010 627" draw:points="7006,627 0,627 0,0 14010,0 14010,627">
            <text:p/>
          </draw:polygon>
          <draw:path draw:style-name="gr3" draw:text-style-name="P8" draw:layer="layout" svg:width="0.525cm" svg:height="0.562cm" svg:x="2.508cm" svg:y="0.733cm" svg:viewBox="0 0 526 563" svg:d="M417 498c9 18 41 48 49 48 7 0 7-6 7-18v-136c0-29 4-33 53-33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8" draw:layer="layout" svg:width="0.166cm" svg:height="0.518cm" svg:x="3.096cm" svg:y="0.76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3.3cm" svg:y="0.944cm" svg:viewBox="0 0 380 343" svg:d="M308 76c7-18 21-51 72-51v-25c-17 2-40 2-58 2-19 0-55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3.694cm" svg:y="0.9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4.041cm" svg:y="0.9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4.719cm" svg:y="0.80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5.028cm" svg:y="0.742cm" svg:viewBox="0 0 391 539" svg:d="M60 479c0 35-7 35-60 35v25c26-2 67-2 88-2 19 0 60 0 86 2v-25c-51 0-60 0-60-35v-143c0-81 55-123 104-123s58 42 58 86v180c0 35-9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5.467cm" svg:y="0.932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5.834cm" svg:y="0.80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6.186cm" svg:y="1.196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8" draw:layer="layout" svg:width="0.53cm" svg:height="0.555cm" svg:x="6.618cm" svg:y="0.724cm" svg:viewBox="0 0 531 556" svg:d="M283 16c-3-11-5-16-17-16-13 0-14 5-18 16l-162 463c-14 40-44 51-86 53v24c18-2 51-3 79-3 25 0 65 1 90 3v-24c-39 0-58-20-58-41 0-2 0-9 0-11l37-102h192l40 118c0 4 2 9 2 13 0 23-42 23-63 23v24c28-3 80-3 110-3 34 0 69 1 102 3v-24h-14c-45 0-58-6-65-32zM243 102l88 252h-174z">
            <text:p/>
          </draw:path>
          <draw:path draw:style-name="gr3" draw:text-style-name="P8" draw:layer="layout" svg:width="0.166cm" svg:height="0.518cm" svg:x="7.457cm" svg:y="0.76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7.672cm" svg:y="0.9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2cm" svg:height="0.485cm" svg:x="8.223cm" svg:y="0.80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8.534cm" svg:y="0.742cm" svg:viewBox="0 0 391 539" svg:d="M60 479c0 35-7 35-60 35v25c26-2 67-2 88-2 19 0 60 0 86 2v-25c-51 0-60 0-60-35v-143c0-81 55-123 104-123s58 42 58 86v180c0 35-9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8.96cm" svg:y="0.9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9.572cm" svg:y="0.932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9.947cm" svg:y="0.93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0.25cm" svg:y="0.9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10.605cm" svg:y="0.932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44cm" svg:height="0.356cm" svg:x="11.239cm" svg:y="0.93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11.63cm" svg:y="0.733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53cm" svg:height="0.342cm" svg:x="12.112cm" svg:y="0.944cm" svg:viewBox="0 0 531 343" svg:d="M466 74c14-39 37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8" draw:layer="layout" svg:width="0.349cm" svg:height="0.356cm" svg:x="12.666cm" svg:y="0.932cm" svg:viewBox="0 0 350 357" svg:d="M225 289c4 31 25 63 62 63 16 0 63-11 63-74v-42h-19v42c0 46-20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13.036cm" svg:y="0.80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13.344cm" svg:y="0.9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3.687cm" svg:y="0.93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6cm" svg:x="14.252cm" svg:y="0.9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51cm" svg:x="14.556cm" svg:y="0.935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261cm" svg:height="0.342cm" svg:x="14.982cm" svg:y="0.93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51cm" svg:height="0.546cm" svg:x="15.288cm" svg:y="0.733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49cm" svg:height="0.356cm" svg:x="15.531cm" svg:y="0.932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95cm" svg:height="0.356cm" svg:x="15.913cm" svg:y="0.932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cm" svg:height="0.356cm" svg:x="16.251cm" svg:y="0.9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>
          <svg:title>TexMaths</svg:title>
          <svg:desc>22§display§\text {Integrating through out, we get, }§svg§600§FALSE§</svg:desc>
          <draw:polygon draw:style-name="gr2" draw:text-style-name="P7" draw:layer="layout" svg:width="10.759cm" svg:height="0.62cm" svg:x="2.523cm" svg:y="9.863cm" svg:viewBox="0 0 10760 621" draw:points="5380,621 0,621 0,0 10760,0 10760,621">
            <text:p/>
          </draw:polygon>
          <draw:path draw:style-name="gr3" draw:text-style-name="P8" draw:layer="layout" svg:width="0.237cm" svg:height="0.53cm" svg:x="2.505cm" svg:y="9.833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8" draw:layer="layout" svg:width="0.39cm" svg:height="0.343cm" svg:x="2.788cm" svg:y="10.0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4cm" svg:height="0.486cm" svg:x="3.186cm" svg:y="9.886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3cm" svg:height="0.357cm" svg:x="3.494cm" svg:y="10.01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3.837cm" svg:y="10.01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261cm" svg:height="0.343cm" svg:x="4.224cm" svg:y="10.0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49cm" svg:height="0.357cm" svg:x="4.538cm" svg:y="10.014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44cm" svg:height="0.486cm" svg:x="4.906cm" svg:y="9.886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166cm" svg:height="0.519cm" svg:x="5.217cm" svg:y="9.84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43cm" svg:x="5.432cm" svg:y="10.0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355cm" svg:height="0.512cm" svg:x="5.858cm" svg:y="10.01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242cm" svg:height="0.486cm" svg:x="6.495cm" svg:y="9.886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39cm" svg:height="0.539cm" svg:x="6.806cm" svg:y="9.824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261cm" svg:height="0.343cm" svg:x="7.232cm" svg:y="10.0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44cm" svg:height="0.357cm" svg:x="7.535cm" svg:y="10.014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8" draw:layer="layout" svg:width="0.39cm" svg:height="0.352cm" svg:x="7.926cm" svg:y="10.02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8" draw:layer="layout" svg:width="0.355cm" svg:height="0.512cm" svg:x="8.352cm" svg:y="10.01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9cm" svg:height="0.539cm" svg:x="8.742cm" svg:y="9.824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344cm" svg:height="0.357cm" svg:x="9.425cm" svg:y="10.014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8" draw:layer="layout" svg:width="0.39cm" svg:height="0.352cm" svg:x="9.816cm" svg:y="10.02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8" draw:layer="layout" svg:width="0.242cm" svg:height="0.486cm" svg:x="10.235cm" svg:y="9.886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091cm" svg:height="0.232cm" svg:x="10.587cm" svg:y="10.279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8" draw:layer="layout" svg:width="0.531cm" svg:height="0.343cm" svg:x="11.007cm" svg:y="10.029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8" draw:layer="layout" svg:width="0.3cm" svg:height="0.357cm" svg:x="11.551cm" svg:y="10.01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12.153cm" svg:y="10.01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cm" svg:height="0.357cm" svg:x="12.54cm" svg:y="10.01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242cm" svg:height="0.486cm" svg:x="12.876cm" svg:y="9.886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091cm" svg:height="0.232cm" svg:x="13.228cm" svg:y="10.279cm" svg:viewBox="0 0 92 233" svg:d="M92 81c0-49-18-81-50-81-28 0-42 21-42 41 0 21 14 42 42 42 13 0 21-5 30-11l2-1c0 0 2 0 2 10 0 51-23 99-58 136-4 3-6 5-6 7 0 7 4 9 9 9 9 0 71-62 71-152z">
            <text:p/>
          </draw:path>
        </draw:g>
        <draw:custom-shape draw:style-name="gr4" draw:text-style-name="P11" draw:layer="layout" svg:width="4.2cm" svg:height="0.8cm" svg:x="22.8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22.8cm" svg:y1="4.3cm" svg:x2="25.2cm" svg:y2="7.9cm">
          <text:p/>
        </draw:line>
        <draw:line draw:style-name="gr5" draw:text-style-name="P12" draw:layer="layout" svg:x1="25.2cm" svg:y1="7.9cm" svg:x2="27cm" svg:y2="4.3cm">
          <text:p/>
        </draw:line>
        <draw:line draw:style-name="gr6" draw:text-style-name="P12" draw:layer="layout" svg:x1="22.82cm" svg:y1="4.295cm" svg:x2="25.2cm" svg:y2="4.3cm">
          <text:p/>
        </draw:line>
        <draw:g>
          <svg:title>TexMaths</svg:title>
          <svg:desc>15§display§5§svg§600§FALSE§</svg:desc>
          <draw:polygon draw:style-name="gr2" draw:text-style-name="P7" draw:layer="layout" svg:width="0.185cm" svg:height="0.309cm" svg:x="24.104cm" svg:y="3.852cm" svg:viewBox="0 0 186 310" draw:points="93,310 0,310 0,0 186,0 186,310">
            <text:p/>
          </draw:polygon>
          <draw:path draw:style-name="gr3" draw:text-style-name="P8" draw:layer="layout" svg:width="0.211cm" svg:height="0.362cm" svg:x="24.104cm" svg:y="3.826cm" svg:viewBox="0 0 212 363" svg:d="M212 246c0-63-43-117-101-117-25 0-48 9-68 28v-103c11 4 29 7 46 7 65 0 103-48 103-55 0-4-2-6-5-6-2 0-3 0-5 1-11 5-36 16-72 16-22 0-46-4-71-15-4-2-5-2-6-2-5 0-5 5-5 13v156c0 10 0 14 7 14 4 0 5-1 6-4 6-9 26-38 69-38 27 0 41 24 45 34 9 20 10 41 10 67 0 18 0 50-13 72-12 20-33 35-57 35-38 0-69-28-78-59 1 0 3 0 10 0 16 0 26-13 26-25 0-13-10-27-26-27-9 0-27 4-27 29 0 44 36 96 96 96 62 0 116-50 116-117z">
            <text:p/>
          </draw:path>
        </draw:g>
        <draw:g>
          <svg:title>TexMaths</svg:title>
          <svg:desc>15§display§9§svg§600§FALSE§</svg:desc>
          <draw:polygon draw:style-name="gr2" draw:text-style-name="P7" draw:layer="layout" svg:width="0.188cm" svg:height="0.309cm" svg:x="24.811cm" svg:y="5.053cm" svg:viewBox="0 0 189 310" draw:points="95,310 0,310 0,0 189,0 189,310">
            <text:p/>
          </draw:polygon>
          <draw:path draw:style-name="gr3" draw:text-style-name="P8" draw:layer="layout" svg:width="0.218cm" svg:height="0.362cm" svg:x="24.806cm" svg:y="5.027cm" svg:viewBox="0 0 219 363" svg:d="M172 183v17c0 125-55 149-86 149-9 0-37-2-51-20 22 0 27-15 27-24 0-16-13-25-25-25-8 0-24 5-24 27 0 34 29 56 73 56 68 0 133-72 133-184 0-143-60-179-108-179-28 0-55 10-77 34s-34 45-34 85c0 65 47 117 105 117 33 0 54-22 67-53zM107 224c-9 0-34 0-50-32-9-21-9-47-9-72 0-29 0-54 11-73 14-27 34-34 52-34 25 0 42 18 52 42 6 17 8 50 8 74 0 45-18 95-64 95z">
            <text:p/>
          </draw:path>
        </draw:g>
        <draw:custom-shape draw:style-name="gr7" draw:text-style-name="P11" draw:layer="layout" svg:width="2.2cm" svg:height="0.599cm" svg:x="23.9cm" svg:y="5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5§display§O§svg§600§FALSE§</svg:desc>
          <draw:polygon draw:style-name="gr2" draw:text-style-name="P7" draw:layer="layout" svg:width="0.337cm" svg:height="0.33cm" svg:x="25.409cm" svg:y="4.054cm" svg:viewBox="0 0 338 331" draw:points="169,331 0,331 0,0 338,0 338,331">
            <text:p/>
          </draw:polygon>
          <draw:path draw:style-name="gr3" draw:text-style-name="P8" draw:layer="layout" svg:width="0.365cm" svg:height="0.383cm" svg:x="25.409cm" svg:y="4.028cm" svg:viewBox="0 0 366 384" svg:d="M366 143c0-85-56-143-136-143-114 0-230 120-230 244 0 87 59 140 136 140 111 0 230-115 230-241zM138 371c-52 0-89-43-89-113 0-23 7-101 48-162 37-55 89-83 131-83 43 0 90 30 90 108 0 39-14 121-66 186-25 33-68 64-114 64z">
            <text:p/>
          </draw:path>
        </draw:g>
        <draw:g>
          <svg:title>TexMaths</svg:title>
          <svg:desc>15§display§P§svg§600§FALSE§</svg:desc>
          <draw:polygon draw:style-name="gr2" draw:text-style-name="P7" draw:layer="layout" svg:width="0.345cm" svg:height="0.308cm" svg:x="22.414cm" svg:y="4.054cm" svg:viewBox="0 0 346 309" draw:points="173,309 0,309 0,0 346,0 346,309">
            <text:p/>
          </draw:polygon>
          <draw:path draw:style-name="gr3" draw:text-style-name="P8" draw:layer="layout" svg:width="0.377cm" svg:height="0.361cm" svg:x="22.409cm" svg:y="4.028cm" svg:viewBox="0 0 378 362" svg:d="M139 195h90c75 0 149-55 149-114 0-41-35-81-104-81h-172c-10 0-16 0-16 10 0 7 5 7 16 7 6 0 16 0 23 1 8 0 11 2 11 8 0 2 0 4-2 10l-72 285c-4 21-6 24-48 24-8 0-14 0-14 11 0 6 6 6 8 6 15 0 52-1 68-1 10 0 22 0 33 0s23 1 34 1c5 0 11 0 11-11 0-6-5-6-15-6-19 0-35 0-35-9 0-3 2-5 3-9zM178 36c4-18 4-19 27-19h52c43 0 72 14 72 50 0 21-11 66-31 86-27 24-59 27-82 27h-74z">
            <text:p/>
          </draw:path>
        </draw:g>
        <draw:g>
          <svg:title>TexMaths</svg:title>
          <svg:desc>15§display§Q§svg§600§FALSE§</svg:desc>
          <draw:polygon draw:style-name="gr2" draw:text-style-name="P7" draw:layer="layout" svg:width="0.337cm" svg:height="0.422cm" svg:x="23.309cm" svg:y="5.854cm" svg:viewBox="0 0 338 423" draw:points="169,423 0,423 0,0 338,0 338,423">
            <text:p/>
          </draw:polygon>
          <draw:path draw:style-name="gr3" draw:text-style-name="P8" draw:layer="layout" svg:width="0.365cm" svg:height="0.475cm" svg:x="23.309cm" svg:y="5.828cm" svg:viewBox="0 0 366 476" svg:d="M205 370c83-31 161-126 161-228 0-84-56-142-136-142-114 0-230 120-230 244 0 88 59 141 136 141 13 0 31-3 51-8-2 33-2 34-2 41 0 17 0 58 44 58 63 0 88-97 88-102s-4-6-5-6c-5 0-6 2-7 6-12 37-43 50-61 50-26 0-33-14-39-54zM106 365c-41-15-59-57-59-104 0-37 13-112 54-170 38-54 87-78 127-78 53 0 91 41 91 112 0 53-27 177-116 227-3-19-7-58-47-58-28 0-53 27-53 55 0 10 3 16 3 16zM138 371c-7 0-24 0-24-22 0-21 20-42 42-42 23 0 32 13 32 44 0 8 0 8-4 11-15 6-30 9-46 9z">
            <text:p/>
          </draw:path>
        </draw:g>
        <draw:g>
          <svg:title>TexMaths</svg:title>
          <svg:desc>15§display§R§svg§600§FALSE§</svg:desc>
          <draw:polygon draw:style-name="gr2" draw:text-style-name="P7" draw:layer="layout" svg:width="0.346cm" svg:height="0.32cm" svg:x="25.214cm" svg:y="5.854cm" svg:viewBox="0 0 347 321" draw:points="173,321 0,321 0,0 347,0 347,321">
            <text:p/>
          </draw:polygon>
          <draw:path draw:style-name="gr3" draw:text-style-name="P8" draw:layer="layout" svg:width="0.377cm" svg:height="0.373cm" svg:x="25.209cm" svg:y="5.828cm" svg:viewBox="0 0 378 374" svg:d="M176 36c4-12 5-18 16-19 5 0 22 0 31 0 39 0 97 0 97 52 0 18-8 55-30 75-13 14-40 30-88 30h-59zM253 182c53-12 117-49 117-103 0-45-48-79-118-79h-150c-11 0-16 0-16 11 0 6 5 6 15 6 1 0 11 0 20 1 10 0 15 1 15 8 0 2-2 4-3 10l-71 285c-4 21-6 24-48 24-9 0-14 0-14 11 0 6 6 6 7 6 16 0 52-1 67-1s52 1 68 1c3 0 9 0 9-11 0-6-3-6-14-6-19 0-35 0-35-9 0-3 1-5 2-9l35-141h63c48 0 57 30 57 49 0 8-3 25-7 37-4 14-8 33-8 44 0 58 63 58 70 58 45 0 64-54 64-61 0-6-6-6-7-6-5 0-5 3-6 7-13 40-36 48-48 48-18 0-22-12-22-32 0-17 4-44 5-61 1-7 2-18 2-25 0-41-34-56-49-62z">
            <text:p/>
          </draw:path>
        </draw:g>
        <draw:g>
          <svg:title>TexMaths</svg:title>
          <svg:desc>15§display§S§svg§600§FALSE§</svg:desc>
          <draw:polygon draw:style-name="gr2" draw:text-style-name="P7" draw:layer="layout" svg:width="0.286cm" svg:height="0.33cm" svg:x="25.31cm" svg:y="7.854cm" svg:viewBox="0 0 287 331" draw:points="144,331 0,331 0,0 287,0 287,331">
            <text:p/>
          </draw:polygon>
          <draw:path draw:style-name="gr3" draw:text-style-name="P8" draw:layer="layout" svg:width="0.313cm" svg:height="0.383cm" svg:x="25.311cm" svg:y="7.828cm" svg:viewBox="0 0 314 384" svg:d="M314 5c0-1-1-5-6-5-4 0-4 0-10 8l-25 30c-14-25-42-38-77-38-67 0-129 61-129 125 0 43 28 67 54 75l57 15c20 5 48 13 48 56 0 47-43 97-94 97-34 0-92-12-92-78 0-12 2-25 2-27 1-3 1-4 1-4 0-6-3-6-6-6-2 0-3 0-6 1-1 3-31 124-31 125 0 4 2 5 6 5 2 0 2 0 10-7l25-30c22 30 58 37 90 37 71 0 134-70 134-136 0-36-18-54-27-61-12-13-19-14-67-26-11-4-30-10-34-10-15-5-33-20-33-49 0-42 42-88 92-88 45 0 77 23 77 83 0 17-2 27-2 29 0 1 0 6 6 6 4 0 6-2 8-11z">
            <text:p/>
          </draw:path>
        </draw:g>
        <draw:line draw:style-name="gr8" draw:text-style-name="P12" draw:layer="layout" svg:x1="25.2cm" svg:y1="7.9cm" svg:x2="25.2cm" svg:y2="4.3cm">
          <text:p/>
        </draw:line>
        <draw:line draw:style-name="gr8" draw:text-style-name="P12" draw:layer="layout" svg:x1="23.9cm" svg:y1="6cm" svg:x2="25.109cm" svg:y2="6cm">
          <text:p/>
        </draw:line>
        <draw:g>
          <svg:title>TexMaths</svg:title>
          <svg:desc>22§display§\therefore \ \text { A } = \ \pi r^2 \ = \ \pi \left( \frac{5h}{9} \right)^2 \ = \ \ \frac{25 \pi h^2}{81}§svg§600§FALSE§</svg:desc>
          <draw:polygon draw:style-name="gr2" draw:text-style-name="P7" draw:layer="layout" svg:width="13.059cm" svg:height="1.946cm" svg:x="1.327cm" svg:y="1.666cm" svg:viewBox="0 0 13060 1947" draw:points="6530,1947 0,1947 0,0 13060,0 13060,1947">
            <text:p/>
          </draw:polygon>
          <draw:path draw:style-name="gr3" draw:text-style-name="P8" draw:layer="layout" svg:width="0.469cm" svg:height="0.418cm" svg:x="1.311cm" svg:y="2.558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8" draw:layer="layout" svg:width="0.531cm" svg:height="0.555cm" svg:x="2.559cm" svg:y="2.363cm" svg:viewBox="0 0 532 556" svg:d="M283 16c-3-11-5-16-17-16-13 0-14 5-18 16l-162 463c-14 40-44 51-86 53v24c18-2 51-3 79-3 25 0 65 1 90 3v-24c-39 0-58-20-58-41 0-2 0-9 0-10l37-103h192l40 118c0 4 2 9 2 13 0 23-42 23-63 23v24c28-3 81-3 110-3 34 0 69 1 103 3v-24h-15c-45 0-58-6-65-32zM243 102l88 252h-174z">
            <text:p/>
          </draw:path>
          <draw:path draw:style-name="gr3" draw:text-style-name="P8" draw:layer="layout" svg:width="0.515cm" svg:height="0.182cm" svg:x="3.629cm" svg:y="2.6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4.682cm" svg:y="2.583cm" svg:viewBox="0 0 419 343" svg:d="M185 46h88c-27 114-34 148-34 200 0 11 0 32 7 59 7 35 16 38 29 38 15 0 31-14 31-30 0-3 0-5-5-16-23-56-23-107-23-128 0-42 7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ath draw:style-name="gr3" draw:text-style-name="P8" draw:layer="layout" svg:width="0.316cm" svg:height="0.351cm" svg:x="5.151cm" svg:y="2.574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24cm" svg:height="0.36cm" svg:x="5.533cm" svg:y="2.2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6.362cm" svg:y="2.6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7.413cm" svg:y="2.583cm" svg:viewBox="0 0 419 343" svg:d="M185 46h88c-27 114-34 148-34 200 0 11 0 32 7 59 7 35 16 38 29 38 15 0 31-14 31-30 0-3 0-5-5-16-23-56-23-107-23-128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ath draw:style-name="gr3" draw:text-style-name="P8" draw:layer="layout" svg:width="0.381cm" svg:height="1.856cm" svg:x="8.151cm" svg:y="1.796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32cm" svg:x="8.691cm" svg:y="1.879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381cm" svg:height="0.546cm" svg:x="9.082cm" svg:y="1.858cm" svg:viewBox="0 0 382 547" svg:d="M180 9c0-2 0-9-9-9-18 0-76 7-95 7-7 2-16 2-16 16 0 10 7 10 19 10 37 0 39 6 39 13l-2 16-112 447c-4 10-4 12-4 16 0 19 16 22 23 22 12 0 25-10 28-21l16-58 16-70c5-18 10-34 14-51 2-6 7-32 9-35 1-7 26-51 52-73 16-12 41-26 74-26 34 0 43 26 43 55 0 40-30 125-50 172-5 18-9 28-9 44 0 35 27 63 64 63 72 0 102-114 102-119 0-9-7-9-11-9-7 0-7 3-10 14-13 42-37 97-79 97-14 0-20-7-20-27 0-19 7-37 14-54 13-34 48-125 48-171 0-49-32-83-90-83-49 0-86 25-114 60z">
            <text:p/>
          </draw:path>
          <draw:polygon draw:style-name="gr3" draw:text-style-name="P8" draw:layer="layout" svg:width="0.833cm" svg:height="0.032cm" svg:x="8.652cm" svg:y="2.708cm" svg:viewBox="0 0 834 33" draw:points="417,33 0,33 0,0 834,0 834,33">
            <text:p/>
          </draw:polygon>
          <draw:path draw:style-name="gr3" draw:text-style-name="P8" draw:layer="layout" svg:width="0.321cm" svg:height="0.532cm" svg:x="8.907cm" svg:y="2.931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381cm" svg:height="1.856cm" svg:x="9.604cm" svg:y="1.796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8" draw:layer="layout" svg:width="0.24cm" svg:height="0.36cm" svg:x="10.18cm" svg:y="1.62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11.009cm" svg:y="2.6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12.429cm" svg:y="1.87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09cm" svg:height="0.532cm" svg:x="12.815cm" svg:y="1.879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418cm" svg:height="0.342cm" svg:x="13.184cm" svg:y="2.06cm" svg:viewBox="0 0 419 343" svg:d="M185 46h88c-27 114-34 148-34 200 0 11 0 32 7 59 7 35 16 38 29 38 15 0 31-14 31-30 0-3 0-5-5-16-23-56-23-107-23-128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ath draw:style-name="gr3" draw:text-style-name="P8" draw:layer="layout" svg:width="0.381cm" svg:height="0.546cm" svg:x="13.674cm" svg:y="1.858cm" svg:viewBox="0 0 382 547" svg:d="M180 9c0-2 0-9-9-9-18 0-76 7-95 7-7 2-16 2-16 16 0 10 7 10 19 10 37 0 39 6 39 13l-2 16-112 447c-4 10-4 12-4 16 0 19 16 22 23 22 12 0 25-10 28-21l16-58 16-70c5-18 10-34 14-51 2-6 7-32 9-35 1-7 26-51 52-73 16-12 41-26 74-26 34 0 43 26 43 55 0 40-30 125-50 172-5 18-9 28-9 44 0 35 27 63 64 63 72 0 102-114 102-119 0-9-7-9-11-9-7 0-7 3-10 14-13 42-37 97-79 97-14 0-20-7-20-27 0-19 7-37 14-54 13-34 48-125 48-171 0-49-32-83-90-83-49 0-86 25-114 60z">
            <text:p/>
          </draw:path>
          <draw:path draw:style-name="gr3" draw:text-style-name="P8" draw:layer="layout" svg:width="0.24cm" svg:height="0.36cm" svg:x="14.112cm" svg:y="1.75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2.035cm" svg:height="0.032cm" svg:x="12.391cm" svg:y="2.708cm" svg:viewBox="0 0 2036 33" draw:points="1017,33 0,33 0,0 2036,0 2036,33">
            <text:p/>
          </draw:polygon>
          <draw:path draw:style-name="gr3" draw:text-style-name="P8" draw:layer="layout" svg:width="0.321cm" svg:height="0.532cm" svg:x="13.052cm" svg:y="2.93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8" draw:layer="layout" svg:width="0.256cm" svg:height="0.517cm" svg:x="13.477cm" svg:y="2.931cm" svg:viewBox="0 0 257 518" svg:d="M160 19c0-17 0-19-19-19-48 49-116 49-141 49v25c16 0 62 0 102-21v403c0 28-2 37-72 37h-25v25c27-4 95-4 125-4 32 0 99 0 127 4v-25h-25c-70 0-72-9-72-37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10.51cm" svg:y="11.771cm" svg:viewBox="0 0 652 350" draw:points="327,350 0,350 0,0 652,0 652,350">
            <text:p/>
          </draw:polygon>
          <draw:path draw:style-name="gr3" draw:text-style-name="P8" draw:layer="layout" svg:width="0.686cm" svg:height="0.426cm" svg:x="10.514cm" svg:y="11.732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. \ . \ . \  \ \text { (2) }§svg§600§FALSE§</svg:desc>
          <draw:polygon draw:style-name="gr2" draw:text-style-name="P7" draw:layer="layout" svg:width="2.767cm" svg:height="0.696cm" svg:x="15.053cm" svg:y="2.217cm" svg:viewBox="0 0 2768 697" draw:points="1383,697 0,697 0,0 2768,0 2768,697">
            <text:p/>
          </draw:polygon>
          <draw:path draw:style-name="gr3" draw:text-style-name="P8" draw:layer="layout" svg:width="0.083cm" svg:height="0.083cm" svg:x="15.081cm" svg:y="2.6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553cm" svg:y="2.6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6.026cm" svg:y="2.676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7.024cm" svg:y="2.1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7.286cm" svg:y="2.24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7.679cm" svg:y="2.17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.\ . \ . \  \ \text { [ From (1) ] }§svg§600§FALSE§</svg:desc>
          <draw:polygon draw:style-name="gr2" draw:text-style-name="P7" draw:layer="layout" svg:width="5.728cm" svg:height="0.696cm" svg:x="18.804cm" svg:y="2.169cm" svg:viewBox="0 0 5729 697" draw:points="2865,697 0,697 0,0 5729,0 5729,697">
            <text:p/>
          </draw:polygon>
          <draw:path draw:style-name="gr3" draw:text-style-name="P8" draw:layer="layout" svg:width="0.083cm" svg:height="0.083cm" svg:x="18.832cm" svg:y="2.628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9.304cm" svg:y="2.628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9.777cm" svg:y="2.628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20.789cm" svg:y="2.13cm" svg:viewBox="0 0 107 774" draw:points="107,774 107,744 32,744 32,32 107,32 107,0 0,0 0,774">
            <text:p/>
          </draw:polygon>
          <draw:path draw:style-name="gr3" draw:text-style-name="P8" draw:layer="layout" svg:width="0.446cm" svg:height="0.527cm" svg:x="21.195cm" svg:y="2.185cm" svg:viewBox="0 0 447 528" svg:d="M426 0h-426v25h19c60 0 60 8 60 35v406c0 28 0 37-60 37h-19v25c26-4 88-4 118-4 32 0 102 0 130 4v-25h-25c-73 0-73-10-73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21.632cm" svg:y="2.36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1.934cm" svg:y="2.36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22.325cm" svg:y="2.367cm" svg:viewBox="0 0 605 343" svg:d="M60 76v209c0 33-9 33-60 33v25c26 0 67-2 88-2 19 0 60 2 86 2v-25c-51 0-60 0-60-33v-144c0-81 55-123 104-123s58 42 58 86v181c0 33-9 33-61 33v25c28 0 67-2 88-2s61 2 88 2v-25c-53 0-62 0-62-33v-144c0-81 56-123 106-123 47 0 56 42 56 86v181c0 33-9 33-60 33v25c26 0 67-2 88-2 19 0 60 2 86 2v-25c-40 0-60 0-60-22v-148c0-67 0-92-24-120-11-12-37-28-81-28-65 0-100 46-113 76-10-67-68-76-104-76-56 0-93 33-114 81v-81l-109 9v24c55 0 60 6 60 43z">
            <text:p/>
          </draw:path>
          <draw:path draw:style-name="gr3" draw:text-style-name="P8" draw:layer="layout" svg:width="0.18cm" svg:height="0.773cm" svg:x="23.279cm" svg:y="2.1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23.571cm" svg:y="2.1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3.933cm" svg:y="2.13cm" svg:viewBox="0 0 181 774" svg:d="M181 387c0-60-9-153-51-241-47-95-114-146-123-146-3 0-7 4-7 7 0 4 0 5 14 19 77 76 121 199 121 361 0 132-28 269-124 366-11 10-11 12-11 14 0 5 4 7 7 7 9 0 79-53 125-151 40-85 49-171 49-236z">
            <text:p/>
          </draw:path>
          <draw:polygon draw:style-name="gr3" draw:text-style-name="P8" draw:layer="layout" svg:width="0.106cm" svg:height="0.773cm" svg:x="24.465cm" svg:y="2.13cm" svg:viewBox="0 0 107 774" draw:points="107,0 0,0 0,32 76,32 76,744 0,744 0,774 107,774">
            <text:p/>
          </draw:polygon>
        </draw:g>
        <draw:g>
          <svg:title>TexMaths</svg:title>
          <svg:desc>22§display§\text { Given that, the water level rises at the rate of }\ \frac{\pi}{A} §svg§600§FALSE§</svg:desc>
          <draw:polygon draw:style-name="gr2" draw:text-style-name="P7" draw:layer="layout" svg:width="16.682cm" svg:height="1.31cm" svg:x="2.503cm" svg:y="3.961cm" svg:viewBox="0 0 16683 1311" draw:points="8341,1311 0,1311 0,0 16683,0 16683,1311">
            <text:p/>
          </draw:polygon>
          <draw:path draw:style-name="gr3" draw:text-style-name="P8" draw:layer="layout" svg:width="0.525cm" svg:height="0.562cm" svg:x="2.508cm" svg:y="4.233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8" draw:layer="layout" svg:width="0.166cm" svg:height="0.518cm" svg:x="3.096cm" svg:y="4.26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79cm" svg:height="0.342cm" svg:x="3.3cm" svg:y="4.444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3.695cm" svg:y="4.4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4.041cm" svg:y="4.4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2cm" svg:height="0.485cm" svg:x="4.719cm" svg:y="4.30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5.029cm" svg:y="4.24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9cm" svg:height="0.356cm" svg:x="5.467cm" svg:y="4.432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244cm" svg:height="0.485cm" svg:x="5.835cm" svg:y="4.30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6.187cm" svg:y="4.6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42cm" svg:height="0.485cm" svg:x="6.607cm" svg:y="4.30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6.919cm" svg:y="4.24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7.345cm" svg:y="4.4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531cm" svg:height="0.342cm" svg:x="7.94cm" svg:y="4.444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49cm" svg:height="0.356cm" svg:x="8.494cm" svg:y="4.432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242cm" svg:height="0.485cm" svg:x="8.864cm" svg:y="4.30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9.172cm" svg:y="4.4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9.515cm" svg:y="4.43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173cm" svg:height="0.537cm" svg:x="10.08cm" svg:y="4.242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cm" svg:height="0.356cm" svg:x="10.289cm" svg:y="4.4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79cm" svg:height="0.342cm" svg:x="10.627cm" svg:y="4.444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6cm" svg:x="11.02cm" svg:y="4.4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7cm" svg:x="11.368cm" svg:y="4.242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261cm" svg:height="0.342cm" svg:x="11.836cm" svg:y="4.43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166cm" svg:height="0.518cm" svg:x="12.143cm" svg:y="4.26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2.357cm" svg:y="4.4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2.658cm" svg:y="4.4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3.007cm" svg:y="4.4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9cm" svg:height="0.356cm" svg:x="13.577cm" svg:y="4.432cm" svg:viewBox="0 0 350 357" svg:d="M225 289c4 31 25 63 62 63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242cm" svg:height="0.485cm" svg:x="13.945cm" svg:y="4.30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242cm" svg:height="0.485cm" svg:x="14.503cm" svg:y="4.30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4.814cm" svg:y="4.24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5.24cm" svg:y="4.4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5.842cm" svg:y="4.43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16.155cm" svg:y="4.432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242cm" svg:height="0.485cm" svg:x="16.525cm" svg:y="4.30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6.833cm" svg:y="4.4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17.433cm" svg:y="4.43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17.824cm" svg:y="4.233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418cm" svg:height="0.342cm" svg:x="18.72cm" svg:y="3.922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58cm" svg:height="0.032cm" svg:x="18.642cm" svg:y="4.569cm" svg:viewBox="0 0 581 33" draw:points="290,33 0,33 0,0 581,0 581,33">
            <text:p/>
          </draw:polygon>
          <draw:path draw:style-name="gr3" draw:text-style-name="P8" draw:layer="layout" svg:width="0.531cm" svg:height="0.555cm" svg:x="18.67cm" svg:y="4.754cm" svg:viewBox="0 0 532 556" svg:d="M111 466c-30 51-60 64-95 65-9 0-16 0-16 16 0 4 4 9 11 9 21 0 44-4 66-4 25 0 53 4 78 4 3 0 14 0 14-16 0-9-7-9-12-9-18-1-37-9-37-28 0-9 5-17 12-28l58-99h195c0 16 13 122 13 129 0 25-41 26-57 26-10 0-19 0-19 16 0 9 11 9 12 9 32 0 66-4 97-4 20 0 67 4 86 4 6 0 15 0 15-16 0-9-8-9-18-9-48 0-48-5-49-28l-48-484c-2-15-2-19-16-19-12 0-16 5-19 12zM204 352l153-255 25 255z">
            <text:p/>
          </draw:path>
        </draw:g>
        <draw:g>
          <svg:title>TexMaths</svg:title>
          <svg:desc>22§display§\text {i.e. } \frac{dh}{dt}\ = \ \frac{\pi}{A} = \frac{\pi}{ \frac{25 \pi h^2}{81} }§svg§600§FALSE§</svg:desc>
          <draw:polygon draw:style-name="gr2" draw:text-style-name="P7" draw:layer="layout" svg:width="7.571cm" svg:height="1.883cm" svg:x="2.519cm" svg:y="5.661cm" svg:viewBox="0 0 7572 1884" draw:points="3786,1884 0,1884 0,0 7572,0 7572,1884">
            <text:p/>
          </draw:polygon>
          <draw:path draw:style-name="gr3" draw:text-style-name="P8" draw:layer="layout" svg:width="0.166cm" svg:height="0.518cm" svg:x="2.505cm" svg:y="6.16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2.762cm" svg:y="6.6cm" svg:viewBox="0 0 84 84" svg:d="M84 42c0-23-19-42-42-42s-42 19-42 42 19 42 42 42 42-19 42-42z">
            <text:p/>
          </draw:path>
          <draw:path draw:style-name="gr3" draw:text-style-name="P8" draw:layer="layout" svg:width="0.3cm" svg:height="0.356cm" svg:x="2.931cm" svg:y="6.33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3.32cm" svg:y="6.6cm" svg:viewBox="0 0 84 84" svg:d="M84 42c0-23-19-42-42-42s-42 19-42 42 19 42 42 42 42-19 42-42z">
            <text:p/>
          </draw:path>
          <draw:path draw:style-name="gr3" draw:text-style-name="P8" draw:layer="layout" svg:width="0.369cm" svg:height="0.546cm" svg:x="3.936cm" svg:y="5.622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81cm" svg:height="0.546cm" svg:x="4.35cm" svg:y="5.622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19 0-9-7-9-11-9-7 0-7 3-10 14-12 42-37 97-79 97-14 0-20-7-20-27 0-19 7-37 14-54 13-34 48-125 48-171 0-49-32-83-90-83-49 0-86 25-114 60z">
            <text:p/>
          </draw:path>
          <draw:polygon draw:style-name="gr3" draw:text-style-name="P8" draw:layer="layout" svg:width="0.849cm" svg:height="0.032cm" svg:x="3.904cm" svg:y="6.472cm" svg:viewBox="0 0 850 33" draw:points="424,33 0,33 0,0 850,0 850,33">
            <text:p/>
          </draw:polygon>
          <draw:path draw:style-name="gr3" draw:text-style-name="P8" draw:layer="layout" svg:width="0.369cm" svg:height="0.546cm" svg:x="4.019cm" svg:y="6.676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238cm" svg:height="0.493cm" svg:x="4.408cm" svg:y="6.727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8" draw:layer="layout" svg:width="0.515cm" svg:height="0.182cm" svg:x="5.362cm" svg:y="6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6.562cm" svg:y="5.826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58cm" svg:height="0.032cm" svg:x="6.485cm" svg:y="6.472cm" svg:viewBox="0 0 581 33" draw:points="290,33 0,33 0,0 581,0 581,33">
            <text:p/>
          </draw:polygon>
          <draw:path draw:style-name="gr3" draw:text-style-name="P8" draw:layer="layout" svg:width="0.531cm" svg:height="0.555cm" svg:x="6.513cm" svg:y="6.658cm" svg:viewBox="0 0 532 556" svg:d="M111 466c-30 51-60 64-95 65-9 0-16 0-16 16 0 4 4 9 11 9 21 0 44-4 66-4 25 0 53 4 78 4 3 0 14 0 14-16 0-9-7-9-12-9-18-1-37-8-37-28 0-9 5-17 12-28l58-98h195c0 15 13 121 13 128 0 25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8" draw:layer="layout" svg:width="0.515cm" svg:height="0.182cm" svg:x="7.416cm" svg:y="6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8.991cm" svg:y="5.826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1.847cm" svg:height="0.032cm" svg:x="8.282cm" svg:y="6.472cm" svg:viewBox="0 0 1848 33" draw:points="924,33 0,33 0,0 1848,0 1848,33">
            <text:p/>
          </draw:polygon>
          <draw:path draw:style-name="gr3" draw:text-style-name="P8" draw:layer="layout" svg:width="0.24cm" svg:height="0.36cm" svg:x="8.409cm" svg:y="6.64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4cm" svg:height="0.37cm" svg:x="8.717cm" svg:y="6.641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ath draw:style-name="gr3" draw:text-style-name="P8" draw:layer="layout" svg:width="0.325cm" svg:height="0.24cm" svg:x="9.016cm" svg:y="6.767cm" svg:viewBox="0 0 326 241" svg:d="M144 37h65c-8 33-19 83-19 125 0 23 2 37 5 49 9 27 16 30 25 30 12 0 25-12 25-25 0-5 0-7-4-12-10-21-19-51-19-97 0-10 0-31 7-70h67c10 0 16 0 21-4 7-7 9-14 9-17 0-16-14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8" draw:layer="layout" svg:width="0.296cm" svg:height="0.381cm" svg:x="9.412cm" svg:y="6.625cm" svg:viewBox="0 0 297 382" svg:d="M130 16c0 0 2-7 2-9s-2-7-9-7c-10 0-56 4-70 5-4 0-11 2-11 13 0 8 7 8 14 8 25 0 25 4 25 7 0 4 0 7-2 13l-75 308c-4 8-4 10-4 12 0 7 7 16 19 16 6 0 16-2 21-14 2-2 8-23 9-34l14-47c2-9 7-30 9-39 5-19 5-21 16-37 18-28 44-58 86-58 32 0 34 25 34 37 0 33-25 93-34 116-5 16-7 21-7 30 0 28 23 46 51 46 55 0 79-74 79-83 0-7-7-7-8-7-9 0-9 4-11 9-12 44-37 67-58 67-12 0-14-7-14-20 0-12 3-19 12-44 7-17 30-74 30-105 0-9 0-32-21-46-9-9-25-16-49-16-41 0-69 23-90 46z">
            <text:p/>
          </draw:path>
          <draw:path draw:style-name="gr3" draw:text-style-name="P8" draw:layer="layout" svg:width="0.193cm" svg:height="0.258cm" svg:x="9.769cm" svg:y="6.588cm" svg:viewBox="0 0 194 259" svg:d="M194 185h-16c-2 7-6 31-11 35-3 2-37 2-42 2h-76c25-20 55-41 78-57 35-24 67-47 67-88 0-49-46-77-102-77-53 0-92 30-92 69 0 19 18 22 23 22 10 0 23-7 23-22 0-14-11-21-23-23 12-18 33-28 60-28 38 0 70 22 70 59 0 34-23 58-53 83l-95 81c-5 4-5 4-5 7v11h181z">
            <text:p/>
          </draw:path>
          <draw:polygon draw:style-name="gr3" draw:text-style-name="P8" draw:layer="layout" svg:width="1.662cm" svg:height="0.032cm" svg:x="8.375cm" svg:y="7.096cm" svg:viewBox="0 0 1663 33" draw:points="831,33 0,33 0,0 1663,0 1663,33">
            <text:p/>
          </draw:polygon>
          <draw:path draw:style-name="gr3" draw:text-style-name="P8" draw:layer="layout" svg:width="0.249cm" svg:height="0.37cm" svg:x="8.926cm" svg:y="7.211cm" svg:viewBox="0 0 250 371" svg:d="M164 165c42-21 70-47 70-84 0-53-54-81-107-81-62 0-109 39-109 91 0 25 10 44 21 55 10 11 14 14 45 32-29 14-84 42-84 100 0 60 63 93 125 93 69 0 125-44 125-102 0-35-21-67-53-84-7-6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8" draw:layer="layout" svg:width="0.198cm" svg:height="0.36cm" svg:x="9.264cm" svg:y="7.211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= \frac{81}{ 25 h^2 }§svg§600§FALSE§</svg:desc>
          <draw:polygon draw:style-name="gr2" draw:text-style-name="P7" draw:layer="layout" svg:width="2.398cm" svg:height="1.51cm" svg:x="10.607cm" svg:y="5.662cm" svg:viewBox="0 0 2399 1511" draw:points="1199,1511 0,1511 0,0 2399,0 2399,1511">
            <text:p/>
          </draw:polygon>
          <draw:path draw:style-name="gr3" draw:text-style-name="P8" draw:layer="layout" svg:width="0.515cm" svg:height="0.182cm" svg:x="10.612cm" svg:y="6.3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1.906cm" svg:y="5.62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8" draw:layer="layout" svg:width="0.256cm" svg:height="0.517cm" svg:x="12.329cm" svg:y="5.623cm" svg:viewBox="0 0 257 518" svg:d="M160 19c0-17 0-19-17-19-50 49-118 49-143 49v25c16 0 62 0 102-21v403c0 28-2 37-72 37h-25v25c27-4 95-4 125-4 32 0 101 0 127 4v-25h-25c-70 0-72-9-72-37z">
            <text:p/>
          </draw:path>
          <draw:polygon draw:style-name="gr3" draw:text-style-name="P8" draw:layer="layout" svg:width="1.567cm" svg:height="0.032cm" svg:x="11.477cm" svg:y="6.452cm" svg:viewBox="0 0 1568 33" draw:points="783,33 0,33 0,0 1568,0 1568,33">
            <text:p/>
          </draw:polygon>
          <draw:path draw:style-name="gr3" draw:text-style-name="P8" draw:layer="layout" svg:width="0.309cm" svg:height="0.517cm" svg:x="11.515cm" svg:y="6.67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309cm" svg:height="0.532cm" svg:x="11.903cm" svg:y="6.678cm" svg:viewBox="0 0 310 533" svg:d="M310 361c0-92-64-171-148-171-37 0-70 12-99 41v-152c16 6 43 11 67 11 95 0 150-71 150-81 0-5-2-9-7-9-2 0-4 0-7 2-16 7-53 23-106 23-31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381cm" svg:height="0.547cm" svg:x="12.293cm" svg:y="6.655cm" svg:viewBox="0 0 382 548" svg:d="M180 9c0-2 0-9-9-9-20 0-76 7-95 7-7 2-16 2-16 16 0 10 7 10 19 10 37 0 39 6 39 13l-2 16-112 447c-4 10-4 12-4 16 0 19 16 23 23 23 12 0 25-11 28-22l16-58 16-70c5-18 10-34 14-51 2-5 7-32 9-35 1-7 26-51 52-73 16-12 41-26 74-26 34 0 43 26 43 55 0 40-30 125-50 172-5 18-8 28-8 44 0 35 26 64 63 64 72 0 102-115 102-120 0-9-7-9-11-9-7 0-7 4-10 14-12 42-37 97-79 97-14 0-20-7-20-26 0-20 7-37 14-55 13-34 48-125 48-171 0-49-32-83-90-83-47 0-86 25-114 60z">
            <text:p/>
          </draw:path>
          <draw:path draw:style-name="gr3" draw:text-style-name="P8" draw:layer="layout" svg:width="0.24cm" svg:height="0.36cm" svg:x="12.73cm" svg:y="6.6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. \ . \ .  \text { (3) }§svg§600§FALSE§</svg:desc>
          <draw:polygon draw:style-name="gr2" draw:text-style-name="P7" draw:layer="layout" svg:width="2.252cm" svg:height="0.696cm" svg:x="18.053cm" svg:y="11.518cm" svg:viewBox="0 0 2253 697" draw:points="1127,697 0,697 0,0 2253,0 2253,697">
            <text:p/>
          </draw:polygon>
          <draw:path draw:style-name="gr3" draw:text-style-name="P8" draw:layer="layout" svg:width="0.083cm" svg:height="0.083cm" svg:x="18.081cm" svg:y="11.977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8.553cm" svg:y="11.977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9.026cm" svg:y="11.977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9.509cm" svg:y="11.4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21cm" svg:height="0.532cm" svg:x="19.766cm" svg:y="11.54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20.164cm" svg:y="11.4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>
          <svg:title>TexMaths</svg:title>
          <svg:desc>22§display§.\ . \ . \text { [ From (2) ] }§svg§600§FALSE§</svg:desc>
          <draw:polygon draw:style-name="gr2" draw:text-style-name="P7" draw:layer="layout" svg:width="5.214cm" svg:height="0.696cm" svg:x="16.804cm" svg:y="5.87cm" svg:viewBox="0 0 5215 697" draw:points="2607,697 0,697 0,0 5215,0 5215,697">
            <text:p/>
          </draw:polygon>
          <draw:path draw:style-name="gr3" draw:text-style-name="P8" draw:layer="layout" svg:width="0.083cm" svg:height="0.083cm" svg:x="16.832cm" svg:y="6.329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304cm" svg:y="6.329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777cm" svg:y="6.329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18.274cm" svg:y="5.831cm" svg:viewBox="0 0 107 774" draw:points="107,774 107,744 32,744 32,32 107,32 107,0 0,0 0,774">
            <text:p/>
          </draw:polygon>
          <draw:path draw:style-name="gr3" draw:text-style-name="P8" draw:layer="layout" svg:width="0.448cm" svg:height="0.527cm" svg:x="18.68cm" svg:y="5.886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8" draw:layer="layout" svg:width="0.261cm" svg:height="0.342cm" svg:x="19.117cm" svg:y="6.06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19.42cm" svg:y="6.06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19.81cm" svg:y="6.068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20.764cm" svg:y="5.83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21.027cm" svg:y="5.89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18cm" svg:height="0.773cm" svg:x="21.419cm" svg:y="5.8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0.106cm" svg:height="0.773cm" svg:x="21.951cm" svg:y="5.831cm" svg:viewBox="0 0 107 774" draw:points="107,0 0,0 0,32 76,32 76,744 0,744 0,774 107,774">
            <text:p/>
          </draw:polygon>
        </draw:g>
        <draw:g>
          <svg:title>TexMaths</svg:title>
          <svg:desc>22§display§\text {i.e. } h^2 \ dh \ = \ \frac{81}{25}\ dt§svg§600§FALSE§</svg:desc>
          <draw:polygon draw:style-name="gr2" draw:text-style-name="P7" draw:layer="layout" svg:width="6.573cm" svg:height="1.51cm" svg:x="2.52cm" svg:y="7.961cm" svg:viewBox="0 0 6574 1511" draw:points="3288,1511 0,1511 0,0 6574,0 6574,1511">
            <text:p/>
          </draw:polygon>
          <draw:path draw:style-name="gr3" draw:text-style-name="P8" draw:layer="layout" svg:width="0.166cm" svg:height="0.518cm" svg:x="2.506cm" svg:y="8.443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083cm" svg:height="0.084cm" svg:x="2.763cm" svg:y="8.878cm" svg:viewBox="0 0 84 85" svg:d="M84 42c0-23-19-42-42-42s-42 19-42 42 19 43 42 43 42-20 42-43z">
            <text:p/>
          </draw:path>
          <draw:path draw:style-name="gr3" draw:text-style-name="P8" draw:layer="layout" svg:width="0.3cm" svg:height="0.356cm" svg:x="2.932cm" svg:y="8.6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4cm" svg:x="3.321cm" svg:y="8.878cm" svg:viewBox="0 0 84 85" svg:d="M84 42c0-23-19-42-42-42s-42 19-42 42 19 43 42 43 42-20 42-43z">
            <text:p/>
          </draw:path>
          <draw:path draw:style-name="gr3" draw:text-style-name="P8" draw:layer="layout" svg:width="0.381cm" svg:height="0.547cm" svg:x="3.856cm" svg:y="8.424cm" svg:viewBox="0 0 382 548" svg:d="M180 9c0-2 0-9-9-9-18 0-76 7-95 7-7 2-16 2-16 16 0 10 7 10 19 10 37 0 39 6 39 13l-2 16-112 447c-4 10-4 12-4 16 0 19 16 23 23 23 12 0 25-11 28-22l16-58 16-70c5-18 10-34 14-51 2-5 7-32 9-35 1-7 26-51 52-73 16-12 41-26 74-26 34 0 43 26 43 55 0 40-30 125-50 172-5 18-8 28-8 44 0 35 26 64 63 64 72 0 102-115 102-120 0-9-7-9-11-9-7 0-7 4-10 14-12 42-37 97-79 97-14 0-20-7-20-26 0-20 7-37 14-55 13-34 48-125 48-171 0-49-32-83-90-83-49 0-86 25-114 60z">
            <text:p/>
          </draw:path>
          <draw:path draw:style-name="gr3" draw:text-style-name="P8" draw:layer="layout" svg:width="0.24cm" svg:height="0.36cm" svg:x="4.293cm" svg:y="8.28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4.895cm" svg:y="8.424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1cm" svg:height="0.547cm" svg:x="5.308cm" svg:y="8.424cm" svg:viewBox="0 0 382 548" svg:d="M180 9c0-2 0-9-9-9-18 0-76 7-95 7-7 2-16 2-16 16 0 10 7 10 19 10 37 0 39 6 39 13l-2 16-112 447c-4 10-4 12-4 16 0 19 16 23 23 23 12 0 25-11 28-22l16-58 16-70c5-18 9-34 14-51 2-5 7-32 9-35 1-7 26-51 52-73 16-12 41-26 74-26 34 0 43 26 43 55 0 40-30 125-50 172-5 18-8 28-8 44 0 35 26 64 63 64 72 0 102-115 102-120 0-9-7-9-11-9-7 0-7 4-10 14-12 42-37 97-79 97-14 0-20-7-20-26 0-20 7-37 14-55 13-34 48-125 48-171 0-49-32-83-90-83-49 0-86 25-114 60z">
            <text:p/>
          </draw:path>
          <draw:path draw:style-name="gr3" draw:text-style-name="P8" draw:layer="layout" svg:width="0.515cm" svg:height="0.182cm" svg:x="6.227cm" svg:y="8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7.384cm" svg:y="7.92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8" draw:layer="layout" svg:width="0.256cm" svg:height="0.517cm" svg:x="7.806cm" svg:y="7.92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773cm" svg:height="0.032cm" svg:x="7.35cm" svg:y="8.751cm" svg:viewBox="0 0 774 33" draw:points="387,33 0,33 0,0 774,0 774,33">
            <text:p/>
          </draw:polygon>
          <draw:path draw:style-name="gr3" draw:text-style-name="P8" draw:layer="layout" svg:width="0.309cm" svg:height="0.517cm" svg:x="7.389cm" svg:y="8.97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309cm" svg:height="0.532cm" svg:x="7.776cm" svg:y="8.977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69cm" svg:height="0.547cm" svg:x="8.505cm" svg:y="8.424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8.896cm" svg:y="8.477cm" svg:viewBox="0 0 239 495" svg:d="M143 176h74c14 0 22 0 22-16 0-9-8-9-22-9h-67c26-111 31-125 31-130 0-14-10-21-23-21-1 0-24 0-31 28l-30 123h-74c-16 0-23 0-23 14 0 11 7 11 21 11h69c-55 220-58 232-58 247 0 42 30 72 70 72 81 0 125-115 125-120 0-7-7-7-10-7-6 0-8 2-11 11-33 80-76 98-102 98-16 0-23-10-23-35 0-19 0-25 3-37z">
            <text:p/>
          </draw:path>
        </draw:g>
        <draw:g>
          <svg:title>TexMaths</svg:title>
          <svg:desc>22§display§\int h^2 \ dh \ = \ \frac{81}{25}\ \int dt§svg§600§FALSE§</svg:desc>
          <draw:polygon draw:style-name="gr2" draw:text-style-name="P7" draw:layer="layout" svg:width="7.174cm" svg:height="1.642cm" svg:x="2.507cm" svg:y="11.061cm" svg:viewBox="0 0 7175 1643" draw:points="3589,1643 0,1643 0,0 7175,0 7175,1643">
            <text:p/>
          </draw:polygon>
          <draw:path draw:style-name="gr3" draw:text-style-name="P8" draw:layer="layout" svg:width="0.687cm" svg:height="1.719cm" svg:x="2.512cm" svg:y="11.0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381cm" svg:height="0.547cm" svg:x="3.413cm" svg:y="11.538cm" svg:viewBox="0 0 382 548" svg:d="M180 9c0-2 0-9-9-9-18 0-76 7-95 7-7 2-16 2-16 16 0 10 7 10 19 10 37 0 39 6 39 13l-2 16-112 447c-4 10-4 12-4 16 0 19 16 23 23 23 12 0 25-11 28-22l16-58 16-70c5-18 10-34 14-51 2-5 7-32 9-35 1-7 26-51 52-73 16-12 41-26 74-26 34 0 43 26 43 55 0 40-30 125-50 172-5 18-9 28-9 44 0 35 27 64 64 64 72 0 102-115 102-120 0-9-7-9-11-9-7 0-7 4-10 14-13 42-37 97-79 97-14 0-20-7-20-26 0-20 7-37 14-55 13-34 48-125 48-171 0-49-32-83-90-83-49 0-86 25-114 60z">
            <text:p/>
          </draw:path>
          <draw:path draw:style-name="gr3" draw:text-style-name="P8" draw:layer="layout" svg:width="0.24cm" svg:height="0.36cm" svg:x="3.85cm" svg:y="11.3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4.452cm" svg:y="11.538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1cm" svg:height="0.547cm" svg:x="4.865cm" svg:y="11.538cm" svg:viewBox="0 0 382 548" svg:d="M180 9c0-2 0-9-9-9-18 0-76 7-95 7-7 2-16 2-16 16 0 10 7 10 19 10 37 0 39 6 39 13l-2 16-112 447c-4 10-4 12-4 16 0 19 16 23 23 23 12 0 25-11 28-22l16-58 16-70c5-18 10-34 14-51 2-5 7-32 9-35 1-7 26-51 52-73 16-12 41-26 74-26 34 0 43 26 43 55 0 40-30 125-50 172-5 18-9 28-9 44 0 35 27 64 64 64 72 0 102-115 102-120 0-9-7-9-11-9-7 0-7 4-10 14-13 42-37 97-79 97-14 0-20-7-20-26 0-20 7-37 14-55 13-34 48-125 48-171 0-49-32-83-90-83-49 0-86 25-114 60z">
            <text:p/>
          </draw:path>
          <draw:path draw:style-name="gr3" draw:text-style-name="P8" draw:layer="layout" svg:width="0.515cm" svg:height="0.182cm" svg:x="5.784cm" svg:y="11.7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6.94cm" svg:y="11.036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8" draw:layer="layout" svg:width="0.256cm" svg:height="0.517cm" svg:x="7.363cm" svg:y="11.0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773cm" svg:height="0.032cm" svg:x="6.907cm" svg:y="11.865cm" svg:viewBox="0 0 774 33" draw:points="387,33 0,33 0,0 774,0 774,33">
            <text:p/>
          </draw:polygon>
          <draw:path draw:style-name="gr3" draw:text-style-name="P8" draw:layer="layout" svg:width="0.309cm" svg:height="0.517cm" svg:x="6.946cm" svg:y="12.09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09cm" svg:height="0.532cm" svg:x="7.333cm" svg:y="12.091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687cm" svg:height="1.719cm" svg:x="8.204cm" svg:y="11.0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369cm" svg:height="0.547cm" svg:x="9.093cm" svg:y="11.538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238cm" svg:height="0.494cm" svg:x="9.482cm" svg:y="11.591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>
          <svg:title>TexMaths</svg:title>
          <svg:desc>22§display§\frac{h^3}{3} \ = \ \frac{81t}{25} \ + \ c§svg§600§FALSE§</svg:desc>
          <draw:polygon draw:style-name="gr2" draw:text-style-name="P7" draw:layer="layout" svg:width="5.387cm" svg:height="1.634cm" svg:x="11.947cm" svg:y="11.061cm" svg:viewBox="0 0 5388 1635" draw:points="2693,1635 0,1635 0,0 5388,0 5388,1635">
            <text:p/>
          </draw:polygon>
          <draw:path draw:style-name="gr3" draw:text-style-name="P8" draw:layer="layout" svg:width="0.381cm" svg:height="0.546cm" svg:x="11.95cm" svg:y="11.126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19 0-9-7-9-11-9-7 0-7 3-10 14-13 42-37 97-79 97-14 0-20-7-20-27 0-19 7-37 14-54 13-34 48-125 48-171 0-49-32-83-90-83-49 0-86 25-114 60z">
            <text:p/>
          </draw:path>
          <draw:path draw:style-name="gr3" draw:text-style-name="P8" draw:layer="layout" svg:width="0.249cm" svg:height="0.37cm" svg:x="12.383cm" svg:y="11.022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9 47-23 63-17 21-31 23-59 25-15 0-15 0-18 1 0 0-5 0-5 7s5 7 14 7z">
            <text:p/>
          </draw:path>
          <draw:polygon draw:style-name="gr3" draw:text-style-name="P8" draw:layer="layout" svg:width="0.793cm" svg:height="0.032cm" svg:x="11.908cm" svg:y="11.976cm" svg:viewBox="0 0 794 33" draw:points="398,33 0,33 0,0 794,0 794,33">
            <text:p/>
          </draw:polygon>
          <draw:path draw:style-name="gr3" draw:text-style-name="P8" draw:layer="layout" svg:width="0.321cm" svg:height="0.532cm" svg:x="12.144cm" svg:y="12.201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515cm" svg:height="0.182cm" svg:x="13.309cm" svg:y="11.9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4.465cm" svg:y="11.147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9-58 99-121 99-67 0-123-47-123-113 0-45 24-95 91-130z">
            <text:p/>
          </draw:path>
          <draw:path draw:style-name="gr3" draw:text-style-name="P8" draw:layer="layout" svg:width="0.256cm" svg:height="0.516cm" svg:x="14.888cm" svg:y="11.14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238cm" svg:height="0.493cm" svg:x="15.224cm" svg:y="11.179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olygon draw:style-name="gr3" draw:text-style-name="P8" draw:layer="layout" svg:width="1.053cm" svg:height="0.032cm" svg:x="14.432cm" svg:y="11.976cm" svg:viewBox="0 0 1054 33" draw:points="526,33 0,33 0,0 1054,0 1054,33">
            <text:p/>
          </draw:polygon>
          <draw:path draw:style-name="gr3" draw:text-style-name="P8" draw:layer="layout" svg:width="0.309cm" svg:height="0.516cm" svg:x="14.611cm" svg:y="12.20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09cm" svg:height="0.532cm" svg:x="14.997cm" svg:y="12.201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20-14-39-38-39-13 0-39 5-39 42 0 65 53 141 141 141 90 0 169-74 169-172z">
            <text:p/>
          </draw:path>
          <draw:path draw:style-name="gr3" draw:text-style-name="P8" draw:layer="layout" svg:width="0.515cm" svg:height="0.516cm" svg:x="16.051cm" svg:y="11.7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2cm" svg:height="0.351cm" svg:x="17.07cm" svg:y="11.84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2§display§\text {When, } t = 0, \ h = 0, \ \text { From (3) we get, }§svg§600§FALSE§</svg:desc>
          <draw:polygon draw:style-name="gr2" draw:text-style-name="P7" draw:layer="layout" svg:width="13.018cm" svg:height="0.696cm" svg:x="2.533cm" svg:y="13.463cm" svg:viewBox="0 0 13019 697" draw:points="6509,697 0,697 0,0 13019,0 13019,697">
            <text:p/>
          </draw:polygon>
          <draw:path draw:style-name="gr3" draw:text-style-name="P8" draw:layer="layout" svg:width="0.766cm" svg:height="0.546cm" svg:x="2.508cm" svg:y="13.475cm" svg:viewBox="0 0 767 547" svg:d="M690 76c14-44 47-51 77-51v-25c-22 2-45 2-70 2-21 0-72-2-92-2v25c52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3.314cm" svg:y="13.468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3.74cm" svg:y="13.6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4.087cm" svg:y="13.66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4.559cm" svg:y="13.92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38cm" svg:height="0.493cm" svg:x="4.983cm" svg:y="13.519cm" svg:viewBox="0 0 239 494" svg:d="M143 176h73c15 0 23 0 23-16 0-9-8-9-23-9h-68c28-111 33-125 33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5.502cm" svg:y="13.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6.305cm" svg:y="13.48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91cm" svg:height="0.231cm" svg:x="6.727cm" svg:y="13.92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81cm" svg:height="0.546cm" svg:x="7.304cm" svg:y="13.468cm" svg:viewBox="0 0 382 547" svg:d="M180 9c0-2 0-9-9-9-20 0-76 7-95 7-7 2-16 2-16 16 0 10 7 10 19 10 37 0 39 6 39 13l-2 16-112 446c-4 11-4 13-4 16 0 20 16 23 23 23 12 0 25-10 28-21l14-58 18-70c5-18 9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3" draw:text-style-name="P8" draw:layer="layout" svg:width="0.515cm" svg:height="0.182cm" svg:x="7.966cm" svg:y="13.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8.769cm" svg:y="13.489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091cm" svg:height="0.231cm" svg:x="9.191cm" svg:y="13.92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446cm" svg:height="0.527cm" svg:x="10.01cm" svg:y="13.479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10.446cm" svg:y="13.66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10.749cm" svg:y="13.65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11.139cm" svg:y="13.661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12.093cm" svg:y="13.4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12.35cm" svg:y="13.489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2.748cm" svg:y="13.4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31cm" svg:height="0.342cm" svg:x="13.276cm" svg:y="13.67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13.82cm" svg:y="13.6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4.422cm" svg:y="13.65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4.809cm" svg:y="13.6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5.145cm" svg:y="13.52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15.497cm" svg:y="13.922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c =  0§svg§600§FALSE§</svg:desc>
          <draw:polygon draw:style-name="gr2" draw:text-style-name="P7" draw:layer="layout" svg:width="1.645cm" svg:height="0.454cm" svg:x="16.316cm" svg:y="13.561cm" svg:viewBox="0 0 1646 455" draw:points="822,455 0,455 0,0 1646,0 1646,455">
            <text:p/>
          </draw:polygon>
          <draw:path draw:style-name="gr3" draw:text-style-name="P8" draw:layer="layout" svg:width="0.302cm" svg:height="0.35cm" svg:x="16.309cm" svg:y="13.694cm" svg:viewBox="0 0 303 351" svg:d="M276 47c-12 0-22 0-35 13-12 10-14 24-14 30 0 17 14 26 30 26 23 0 44-18 44-49 0-39-37-67-93-67-104 0-208 111-208 219 0 71 46 132 127 132 111 0 176-82 176-91 0-5-5-11-9-11-5 0-5 2-11 9-61 76-146 76-156 76-48 0-69-37-69-85 0-31 16-107 42-154 23-44 67-77 110-77 26 0 56 8 66 29z">
            <text:p/>
          </draw:path>
          <draw:path draw:style-name="gr3" draw:text-style-name="P8" draw:layer="layout" svg:width="0.515cm" svg:height="0.182cm" svg:x="16.871cm" svg:y="13.7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1cm" svg:x="17.674cm" svg:y="13.522cm" svg:viewBox="0 0 327 532" svg:d="M327 269c0-64-3-125-31-183-35-74-99-86-132-86-46 0-104 19-136 91-24 55-28 114-28 178 0 58 4 126 35 186 34 61 90 77 129 77 42 0 100-16 135-90 25-52 28-114 28-173zM164 516c-30 0-78-19-90-95-9-45-9-117-9-163 0-49 0-100 5-142 16-91 74-98 94-98 24 0 75 14 91 89 7 44 7 102 7 151 0 58 0 111-8 160-11 74-55 98-90 9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presentation:style-name="pr13" draw:text-style-name="P6" draw:layer="layout" svg:width="26.4cm" svg:height="14.8cm" svg:x="0.8cm" svg:y="0.6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</draw:text-box>
        </draw:frame>
        <draw:g>
          <svg:title>TexMaths</svg:title>
          <svg:desc>22§display§\text {(3) becomes } §svg§600§FALSE§</svg:desc>
          <draw:polygon draw:style-name="gr2" draw:text-style-name="P7" draw:layer="layout" svg:width="3.96cm" svg:height="0.696cm" svg:x="2.503cm" svg:y="0.763cm" svg:viewBox="0 0 3961 697" draw:points="1980,697 0,697 0,0 3961,0 3961,697">
            <text:p/>
          </draw:polygon>
          <draw:path draw:style-name="gr3" draw:text-style-name="P8" draw:layer="layout" svg:width="0.18cm" svg:height="0.773cm" svg:x="2.54cm" svg:y="0.7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2.797cm" svg:y="0.789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3.196cm" svg:y="0.7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83cm" svg:height="0.546cm" svg:x="3.731cm" svg:y="0.768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cm" svg:height="0.356cm" svg:x="4.182cm" svg:y="0.9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4.53cm" svg:y="0.9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4.87cm" svg:y="0.9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5.259cm" svg:y="0.961cm" svg:viewBox="0 0 605 343" svg:d="M60 76v209c0 33-9 33-60 33v25c26 0 67-2 88-2 19 0 60 2 86 2v-25c-51 0-60 0-60-33v-144c0-81 55-123 104-123s58 42 58 86v181c0 33-9 33-61 33v25c28 0 67-2 88-2s61 2 88 2v-25c-53 0-62 0-62-33v-144c0-81 56-123 106-123 47 0 56 42 56 86v181c0 33-9 33-60 33v25c27 0 67-2 88-2 19 0 60 2 86 2v-25c-40 0-59 0-59-22v-148c0-67 0-92-25-120-11-12-37-28-81-28-65 0-100 46-113 76-10-67-68-76-104-76-56 0-93 33-114 81v-81l-109 9v24c55 0 60 6 60 43z">
            <text:p/>
          </draw:path>
          <draw:path draw:style-name="gr3" draw:text-style-name="P8" draw:layer="layout" svg:width="0.3cm" svg:height="0.356cm" svg:x="5.901cm" svg:y="0.9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6.248cm" svg:y="0.9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</draw:g>
        <draw:g>
          <svg:title>TexMaths</svg:title>
          <svg:desc>22§display§. \ . \ . \  \ \text { (4) }§svg§600§FALSE§</svg:desc>
          <draw:polygon draw:style-name="gr2" draw:text-style-name="P7" draw:layer="layout" svg:width="2.767cm" svg:height="0.696cm" svg:x="7.354cm" svg:y="2.217cm" svg:viewBox="0 0 2768 697" draw:points="1383,697 0,697 0,0 2768,0 2768,697">
            <text:p/>
          </draw:polygon>
          <draw:path draw:style-name="gr3" draw:text-style-name="P8" draw:layer="layout" svg:width="0.083cm" svg:height="0.083cm" svg:x="7.382cm" svg:y="2.6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7.854cm" svg:y="2.6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8.327cm" svg:y="2.676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9.325cm" svg:y="2.1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44cm" svg:height="0.523cm" svg:x="9.57cm" svg:y="2.234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18cm" svg:height="0.773cm" svg:x="9.98cm" svg:y="2.17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frac{h^3}{3} \ = \ \frac{81t}{25}§svg§600§FALSE§</svg:desc>
          <draw:polygon draw:style-name="gr2" draw:text-style-name="P7" draw:layer="layout" svg:width="3.499cm" svg:height="1.634cm" svg:x="2.649cm" svg:y="1.862cm" svg:viewBox="0 0 3500 1635" draw:points="1751,1635 0,1635 0,0 3500,0 3500,1635">
            <text:p/>
          </draw:polygon>
          <draw:path draw:style-name="gr3" draw:text-style-name="P8" draw:layer="layout" svg:width="0.381cm" svg:height="0.546cm" svg:x="2.652cm" svg:y="1.927cm" svg:viewBox="0 0 382 547" svg:d="M179 9c0-2 0-9-8-9-18 0-76 7-95 7-7 2-16 2-16 16 0 10 7 10 19 10 37 0 39 6 39 13l-2 16-112 446c-4 11-4 13-4 16 0 20 16 23 23 23 12 0 25-10 28-21l16-58 16-70c5-18 10-34 14-51 2-6 7-32 9-36 1-7 26-51 52-72 16-12 41-26 74-26 34 0 42 26 42 54 0 41-29 125-49 173-5 17-9 28-9 44 0 35 27 63 64 63 72 0 102-114 102-119 0-9-7-9-11-9-7 0-7 3-10 14-13 42-37 97-79 97-15 0-20-7-20-27 0-19 7-37 14-54 13-34 48-125 48-171 0-49-32-83-90-83-49 0-86 25-114 60z">
            <text:p/>
          </draw:path>
          <draw:path draw:style-name="gr3" draw:text-style-name="P8" draw:layer="layout" svg:width="0.249cm" svg:height="0.37cm" svg:x="3.085cm" svg:y="1.82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9 47-23 63-17 21-31 23-59 25-15 0-15 0-18 1 0 0-5 0-5 7s5 7 14 7z">
            <text:p/>
          </draw:path>
          <draw:polygon draw:style-name="gr3" draw:text-style-name="P8" draw:layer="layout" svg:width="0.793cm" svg:height="0.032cm" svg:x="2.61cm" svg:y="2.777cm" svg:viewBox="0 0 794 33" draw:points="398,33 0,33 0,0 794,0 794,33">
            <text:p/>
          </draw:polygon>
          <draw:path draw:style-name="gr3" draw:text-style-name="P8" draw:layer="layout" svg:width="0.321cm" svg:height="0.532cm" svg:x="2.846cm" svg:y="3.002cm" svg:viewBox="0 0 322 533" svg:d="M194 243c63-20 107-74 107-136 0-63-67-107-143-107-77 0-137 46-137 106 0 24 18 40 39 40 24 0 40-18 40-40 0-39-37-39-47-39 23-37 74-48 102-48 32 0 75 18 75 87 0 10-1 54-22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515cm" svg:height="0.182cm" svg:x="4.011cm" svg:y="2.703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321cm" svg:height="0.532cm" svg:x="5.167cm" svg:y="1.948cm" svg:viewBox="0 0 322 533" svg:d="M93 162c-35-23-38-49-38-63 0-46 51-80 105-80 58 0 107 41 107 97 0 44-29 81-77 107zM208 236c56-28 93-69 93-120 0-72-69-116-139-116-78 0-141 58-141 130 0 14 2 48 34 85 8 8 38 28 58 42-46 23-113 65-113 142 0 83 79 134 160 134 88 0 162-63 162-146 0-28-9-63-37-97-16-16-28-23-77-54zM130 269l95 60c21 14 58 37 58 84 0 59-58 99-121 99-67 0-123-47-123-113 0-45 24-95 91-130z">
            <text:p/>
          </draw:path>
          <draw:path draw:style-name="gr3" draw:text-style-name="P8" draw:layer="layout" svg:width="0.256cm" svg:height="0.516cm" svg:x="5.589cm" svg:y="1.94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238cm" svg:height="0.493cm" svg:x="5.925cm" svg:y="1.98cm" svg:viewBox="0 0 239 494" svg:d="M143 176h73c14 0 23 0 23-16 0-9-9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olygon draw:style-name="gr3" draw:text-style-name="P8" draw:layer="layout" svg:width="1.053cm" svg:height="0.032cm" svg:x="5.133cm" svg:y="2.777cm" svg:viewBox="0 0 1054 33" draw:points="526,33 0,33 0,0 1054,0 1054,33">
            <text:p/>
          </draw:polygon>
          <draw:path draw:style-name="gr3" draw:text-style-name="P8" draw:layer="layout" svg:width="0.309cm" svg:height="0.516cm" svg:x="5.313cm" svg:y="3.002cm" svg:viewBox="0 0 310 517" svg:d="M60 457l83-80c121-108 167-148 167-226 0-89-69-151-164-151-88 0-146 72-146 141 0 42 39 42 40 42 15 0 41-9 41-40 0-20-14-41-41-41-7 0-7 0-10 2 18-51 60-79 105-79 71 0 104 61 104 126 0 62-38 123-81 171l-149 165c-9 9-9 11-9 30h289l21-135h-20c-3 23-8 58-16 68-7 7-58 7-73 7z">
            <text:p/>
          </draw:path>
          <draw:path draw:style-name="gr3" draw:text-style-name="P8" draw:layer="layout" svg:width="0.309cm" svg:height="0.532cm" svg:x="5.698cm" svg:y="3.002cm" svg:viewBox="0 0 310 533" svg:d="M310 361c0-92-64-171-148-171-37 0-71 12-99 40v-151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20-14-39-38-39-13 0-39 5-39 42 0 65 53 141 141 141 89 0 169-74 169-172z">
            <text:p/>
          </draw:path>
        </draw:g>
        <draw:g>
          <svg:title>TexMaths</svg:title>
          <svg:desc>22§display§\text {When, the vessel will be full } h\ = \ 9, \text { then }\ t \ = \ ? \ \text { From (4) we get, }§svg§600§FALSE§</svg:desc>
          <draw:polygon draw:style-name="gr2" draw:text-style-name="P7" draw:layer="layout" svg:width="22.841cm" svg:height="0.696cm" svg:x="2.634cm" svg:y="4.063cm" svg:viewBox="0 0 22842 697" draw:points="11420,697 0,697 0,0 22842,0 22842,697">
            <text:p/>
          </draw:polygon>
          <draw:path draw:style-name="gr3" draw:text-style-name="P8" draw:layer="layout" svg:width="0.766cm" svg:height="0.546cm" svg:x="2.609cm" svg:y="4.075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3.415cm" svg:y="4.068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3.841cm" svg:y="4.2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4.188cm" svg:y="4.26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4.659cm" svg:y="4.52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42cm" svg:height="0.485cm" svg:x="5.08cm" svg:y="4.12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5.39cm" svg:y="4.068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817cm" svg:y="4.2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79cm" svg:height="0.342cm" svg:x="6.41cm" svg:y="4.27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6cm" svg:x="6.805cm" svg:y="4.2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7.151cm" svg:y="4.2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54cm" svg:height="0.356cm" svg:x="7.458cm" svg:y="4.2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7.759cm" svg:y="4.2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7cm" svg:x="8.105cm" svg:y="4.068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531cm" svg:height="0.342cm" svg:x="8.566cm" svg:y="4.27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166cm" svg:height="0.518cm" svg:x="9.137cm" svg:y="4.0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73cm" svg:height="0.537cm" svg:x="9.351cm" svg:y="4.068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9.566cm" svg:y="4.068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83cm" svg:height="0.546cm" svg:x="10.034cm" svg:y="4.068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cm" svg:height="0.356cm" svg:x="10.487cm" svg:y="4.2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1cm" svg:height="0.546cm" svg:x="11.092cm" svg:y="4.059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39cm" svg:height="0.351cm" svg:x="11.326cm" svg:y="4.261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173cm" svg:height="0.537cm" svg:x="11.757cm" svg:y="4.068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11.972cm" svg:y="4.068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81cm" svg:height="0.546cm" svg:x="12.461cm" svg:y="4.068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3" draw:text-style-name="P8" draw:layer="layout" svg:width="0.515cm" svg:height="0.182cm" svg:x="13.38cm" svg:y="4.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4.443cm" svg:y="4.089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8" draw:layer="layout" svg:width="0.091cm" svg:height="0.231cm" svg:x="14.864cm" svg:y="4.52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42cm" svg:height="0.485cm" svg:x="15.413cm" svg:y="4.12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5.724cm" svg:y="4.068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6.15cm" svg:y="4.2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6.497cm" svg:y="4.26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17.435cm" svg:y="4.119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18.213cm" svg:y="4.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79cm" svg:height="0.546cm" svg:x="19.072cm" svg:y="4.059cm" svg:viewBox="0 0 280 547" svg:d="M139 354c0-99 76-153 102-173 21-16 39-44 39-77 0-44-32-104-148-104-84 0-132 53-132 104 0 26 18 37 35 37 23 0 37-16 37-37 0-34-33-34-44-34 25-42 69-52 102-52 85 0 85 52 85 82 0 46-13 60-27 74-51 55-68 127-68 174v35c0 15 0 18 8 18 11 0 11-7 11-21zM171 505c0-21-20-41-43-41-21 0-40 20-40 41 0 23 19 42 40 42 23 0 43-19 43-42z">
            <text:p/>
          </draw:path>
          <draw:path draw:style-name="gr3" draw:text-style-name="P8" draw:layer="layout" svg:width="0.446cm" svg:height="0.527cm" svg:x="19.934cm" svg:y="4.079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20.37cm" svg:y="4.26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20.673cm" svg:y="4.25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21.064cm" svg:y="4.261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22.018cm" svg:y="4.0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44cm" svg:height="0.523cm" svg:x="22.262cm" svg:y="4.0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18cm" svg:height="0.773cm" svg:x="22.672cm" svg:y="4.0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31cm" svg:height="0.342cm" svg:x="23.2cm" svg:y="4.27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23.744cm" svg:y="4.2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24.346cm" svg:y="4.25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24.733cm" svg:y="4.2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25.069cm" svg:y="4.12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25.421cm" svg:y="4.522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frac{(9)^3}{3} \ = \ \frac{81t}{25}§svg§600§FALSE§</svg:desc>
          <draw:polygon draw:style-name="gr2" draw:text-style-name="P7" draw:layer="layout" svg:width="4.043cm" svg:height="1.634cm" svg:x="2.651cm" svg:y="5.262cm" svg:viewBox="0 0 4044 1635" draw:points="2023,1635 0,1635 0,0 4044,0 4044,1635">
            <text:p/>
          </draw:polygon>
          <draw:path draw:style-name="gr3" draw:text-style-name="P8" draw:layer="layout" svg:width="0.18cm" svg:height="0.773cm" svg:x="2.688cm" svg:y="5.283cm" svg:viewBox="0 0 181 774" svg:d="M181 767c0-2 0-3-14-17-97-97-121-243-121-363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21cm" svg:height="0.532cm" svg:x="2.945cm" svg:y="5.348cm" svg:viewBox="0 0 322 533" svg:d="M254 269v25c0 183-81 218-127 218-14 0-55-2-76-28 34 0 41-23 41-35 0-25-20-37-37-37-13 0-36 7-36 38 0 51 43 83 108 83 100 0 195-105 195-271 0-209-88-262-158-262-43 0-81 14-115 49-31 35-49 67-49 125 0 97 69 173 155 173 47 0 79-32 99-78zM157 329c-13 0-50 0-72-47-15-30-15-69-15-106 0-42 0-79 16-107 21-39 51-50 78-50 37 0 61 27 75 62 9 25 13 74 13 109 0 65-27 139-95 139z">
            <text:p/>
          </draw:path>
          <draw:path draw:style-name="gr3" draw:text-style-name="P8" draw:layer="layout" svg:width="0.18cm" svg:height="0.773cm" svg:x="3.344cm" svg:y="5.283cm" svg:viewBox="0 0 181 774" svg:d="M181 387c0-60-8-153-51-241-47-95-114-146-123-146-3 0-7 4-7 7 0 4 0 5 14 19 78 76 122 199 122 361 0 132-29 269-125 366-11 11-11 12-11 14 0 5 4 7 7 7 9 0 79-53 125-151 41-85 49-171 49-236z">
            <text:p/>
          </draw:path>
          <draw:path draw:style-name="gr3" draw:text-style-name="P8" draw:layer="layout" svg:width="0.249cm" svg:height="0.37cm" svg:x="3.63cm" svg:y="5.223cm" svg:viewBox="0 0 250 371" svg:d="M120 179c42 0 72 30 72 88 0 67-39 87-71 87-21 0-70-6-93-37 27-2 32-20 32-30 0-18-12-30-30-30-14 0-30 9-30 30 0 53 56 84 123 84 76 0 127-49 127-104 0-42-33-84-93-98 56-19 77-62 77-93 0-44-49-76-111-76-60 0-105 30-105 72 0 19 10 30 28 30 16 0 28-12 28-28s-12-26-28-28c19-25 56-30 75-30 25 0 60 12 60 60 0 23-8 47-23 63-17 21-31 23-59 25-14 0-14 0-18 1 0 0-5 0-5 7s5 7 14 7z">
            <text:p/>
          </draw:path>
          <draw:polygon draw:style-name="gr3" draw:text-style-name="P8" draw:layer="layout" svg:width="1.335cm" svg:height="0.032cm" svg:x="2.612cm" svg:y="6.177cm" svg:viewBox="0 0 1336 33" draw:points="669,33 0,33 0,0 1336,0 1336,33">
            <text:p/>
          </draw:polygon>
          <draw:path draw:style-name="gr3" draw:text-style-name="P8" draw:layer="layout" svg:width="0.321cm" svg:height="0.532cm" svg:x="3.119cm" svg:y="6.402cm" svg:viewBox="0 0 322 533" svg:d="M194 243c63-20 107-74 107-136 0-63-67-107-143-107-77 0-137 46-137 106 0 24 18 40 39 40 25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515cm" svg:height="0.182cm" svg:x="4.556cm" svg:y="6.1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5.712cm" svg:y="5.348cm" svg:viewBox="0 0 322 533" svg:d="M93 162c-35-23-38-49-38-63 0-46 51-80 105-80 58 0 108 41 108 97 0 44-30 81-78 107zM208 236c56-28 93-69 93-120 0-72-69-116-139-116-77 0-141 58-141 130 0 14 2 48 34 85 8 8 38 28 58 42-46 23-113 65-113 142 0 83 79 134 160 134 88 0 162-63 162-146 0-28-9-63-37-97-16-16-28-23-77-54zM130 269l95 60c21 14 58 37 58 84 0 59-58 99-121 99-67 0-123-47-123-113 0-45 24-95 91-130z">
            <text:p/>
          </draw:path>
          <draw:path draw:style-name="gr3" draw:text-style-name="P8" draw:layer="layout" svg:width="0.256cm" svg:height="0.516cm" svg:x="6.135cm" svg:y="5.34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238cm" svg:height="0.493cm" svg:x="6.471cm" svg:y="5.38cm" svg:viewBox="0 0 239 494" svg:d="M143 176h74c14 0 22 0 22-16 0-9-8-9-22-9h-67c26-111 31-125 31-130 0-14-10-21-23-21-1 0-24 0-31 28l-30 123h-74c-16 0-23 0-23 14 0 11 7 11 21 11h69c-55 220-58 232-58 246 0 43 30 72 70 72 81 0 125-114 125-119 0-7-7-7-10-7-6 0-8 1-11 10-33 81-76 99-102 99-16 0-23-11-23-35 0-20 0-25 4-37z">
            <text:p/>
          </draw:path>
          <draw:polygon draw:style-name="gr3" draw:text-style-name="P8" draw:layer="layout" svg:width="1.054cm" svg:height="0.032cm" svg:x="5.68cm" svg:y="6.177cm" svg:viewBox="0 0 1055 33" draw:points="526,33 0,33 0,0 1055,0 1055,33">
            <text:p/>
          </draw:polygon>
          <draw:path draw:style-name="gr3" draw:text-style-name="P8" draw:layer="layout" svg:width="0.309cm" svg:height="0.516cm" svg:x="5.858cm" svg:y="6.40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309cm" svg:height="0.532cm" svg:x="6.244cm" svg:y="6.402cm" svg:viewBox="0 0 310 533" svg:d="M310 361c0-92-64-171-148-171-37 0-70 12-99 40v-151c16 5 43 11 67 11 95 0 150-71 150-81 0-5-2-9-7-9-2 0-4 0-7 2-16 7-53 23-106 23-31 0-67-6-104-21-5-4-7-4-8-4-8 0-8 7-8 19v229c0 14 0 21 11 21 5 0 7-2 9-7 9-12 39-54 100-54 41 0 60 35 67 49 12 30 14 60 14 98 0 27 0 74-19 106-18 30-48 51-83 51-56 0-100-40-114-86 1 0 5 0 14 0 24 0 38-20 38-37 0-20-14-39-38-39-13 0-39 5-39 42 0 65 53 141 141 141 90 0 169-74 169-172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7.511cm" svg:y="5.972cm" svg:viewBox="0 0 652 350" draw:points="327,350 0,350 0,0 652,0 652,350">
            <text:p/>
          </draw:polygon>
          <draw:path draw:style-name="gr3" draw:text-style-name="P8" draw:layer="layout" svg:width="0.686cm" svg:height="0.426cm" svg:x="7.515cm" svg:y="5.933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frac{9 \times 9 \times 9}{3} \ = \ \frac{81t}{25}§svg§600§FALSE§</svg:desc>
          <draw:polygon draw:style-name="gr2" draw:text-style-name="P7" draw:layer="layout" svg:width="5.759cm" svg:height="1.51cm" svg:x="9.054cm" svg:y="5.363cm" svg:viewBox="0 0 5760 1511" draw:points="2880,1511 0,1511 0,0 5760,0 5760,1511">
            <text:p/>
          </draw:polygon>
          <draw:path draw:style-name="gr3" draw:text-style-name="P8" draw:layer="layout" svg:width="0.321cm" svg:height="0.532cm" svg:x="9.047cm" svg:y="5.324cm" svg:viewBox="0 0 322 533" svg:d="M253 269v25c0 183-80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374cm" svg:height="0.374cm" svg:x="9.687cm" svg:y="5.46cm" svg:viewBox="0 0 375 375" svg:d="M188 165l-155-154c-10-9-12-11-17-11-9 0-16 7-16 16 0 5 2 7 11 16l154 155-154 156c-9 9-11 11-11 16 0 9 7 16 16 16 5 0 7-2 17-11l154-154 162 160c1 1 7 5 10 5 11 0 16-7 16-16 0-2 0-5-2-9-2-1-125-123-164-163l143-141c4-6 16-16 19-20 0-1 4-5 4-10 0-9-5-16-16-16-5 0-9 4-18 12z">
            <text:p/>
          </draw:path>
          <draw:path draw:style-name="gr3" draw:text-style-name="P8" draw:layer="layout" svg:width="0.321cm" svg:height="0.532cm" svg:x="10.379cm" svg:y="5.324cm" svg:viewBox="0 0 322 533" svg:d="M253 269v25c0 183-80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374cm" svg:height="0.374cm" svg:x="11.018cm" svg:y="5.46cm" svg:viewBox="0 0 375 375" svg:d="M188 165l-155-154c-10-9-12-11-17-11-9 0-16 7-16 16 0 5 2 7 11 16l154 155-154 156c-9 9-11 11-11 16 0 9 7 16 16 16 5 0 7-2 17-11l154-154 162 160c1 1 7 5 10 5 11 0 16-7 16-16 0-2 0-5-2-9-2-1-125-123-164-163l143-141c4-6 16-16 19-20 0-1 4-5 4-10 0-9-5-16-16-16-5 0-9 4-18 12z">
            <text:p/>
          </draw:path>
          <draw:path draw:style-name="gr3" draw:text-style-name="P8" draw:layer="layout" svg:width="0.321cm" svg:height="0.532cm" svg:x="11.712cm" svg:y="5.324cm" svg:viewBox="0 0 322 533" svg:d="M253 269v25c0 183-80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3.051cm" svg:height="0.032cm" svg:x="9.015cm" svg:y="6.153cm" svg:viewBox="0 0 3052 33" draw:points="1526,33 0,33 0,0 3052,0 3052,33">
            <text:p/>
          </draw:polygon>
          <draw:path draw:style-name="gr3" draw:text-style-name="P8" draw:layer="layout" svg:width="0.321cm" svg:height="0.532cm" svg:x="10.379cm" svg:y="6.37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515cm" svg:height="0.182cm" svg:x="12.675cm" svg:y="6.0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3.829cm" svg:y="5.324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3 14 58 37 58 85 0 58-58 98-121 98-67 0-123-47-123-112 0-46 24-95 91-131z">
            <text:p/>
          </draw:path>
          <draw:path draw:style-name="gr3" draw:text-style-name="P8" draw:layer="layout" svg:width="0.256cm" svg:height="0.517cm" svg:x="14.254cm" svg:y="5.32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238cm" svg:height="0.494cm" svg:x="14.588cm" svg:y="5.356cm" svg:viewBox="0 0 239 495" svg:d="M143 176h74c14 0 22 0 22-16 0-9-8-9-22-9h-67c26-111 31-125 31-130 0-14-10-21-23-21-3 0-24 0-31 28l-30 123h-74c-16 0-23 0-23 14 0 11 7 11 21 11h69c-57 220-58 232-58 247 0 42 30 72 70 72 81 0 125-115 125-120 0-7-7-7-10-7-6 0-8 2-11 11-33 80-76 98-102 98-16 0-23-10-23-35 0-19 0-25 3-37z">
            <text:p/>
          </draw:path>
          <draw:polygon draw:style-name="gr3" draw:text-style-name="P8" draw:layer="layout" svg:width="1.053cm" svg:height="0.032cm" svg:x="13.798cm" svg:y="6.153cm" svg:viewBox="0 0 1054 33" draw:points="526,33 0,33 0,0 1054,0 1054,33">
            <text:p/>
          </draw:polygon>
          <draw:path draw:style-name="gr3" draw:text-style-name="P8" draw:layer="layout" svg:width="0.309cm" svg:height="0.517cm" svg:x="13.975cm" svg:y="6.37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309cm" svg:height="0.532cm" svg:x="14.363cm" svg:y="6.379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</draw:g>
        <draw:g>
          <svg:title>TexMaths</svg:title>
          <svg:desc>22§display§\frac{t}{25} \ = \ 3 \ \ \ \Rightarrow \ \ \ t = 75 §svg§600§FALSE§</svg:desc>
          <draw:polygon draw:style-name="gr2" draw:text-style-name="P7" draw:layer="layout" svg:width="7.515cm" svg:height="1.477cm" svg:x="17.154cm" svg:y="5.364cm" svg:viewBox="0 0 7516 1478" draw:points="3757,1478 0,1478 0,0 7516,0 7516,1478">
            <text:p/>
          </draw:polygon>
          <draw:path draw:style-name="gr3" draw:text-style-name="P8" draw:layer="layout" svg:width="0.238cm" svg:height="0.493cm" svg:x="17.379cm" svg:y="5.325cm" svg:viewBox="0 0 239 494" svg:d="M143 176h73c15 0 23 0 23-16 0-9-8-9-23-9h-66c26-111 31-125 31-130 0-14-10-21-23-21-1 0-24 0-31 28l-30 123h-74c-16 0-23 0-23 14 0 11 7 11 21 11h69c-57 220-58 232-58 246 0 42 30 72 70 72 81 0 125-114 125-119 0-7-7-7-11-7-7 0-7 1-10 10-34 81-76 99-102 99-16 0-23-11-23-35 0-20 0-25 3-37z">
            <text:p/>
          </draw:path>
          <draw:polygon draw:style-name="gr3" draw:text-style-name="P8" draw:layer="layout" svg:width="0.773cm" svg:height="0.032cm" svg:x="17.115cm" svg:y="6.124cm" svg:viewBox="0 0 774 33" draw:points="387,33 0,33 0,0 774,0 774,33">
            <text:p/>
          </draw:polygon>
          <draw:path draw:style-name="gr3" draw:text-style-name="P8" draw:layer="layout" svg:width="0.309cm" svg:height="0.516cm" svg:x="17.154cm" svg:y="6.3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309cm" svg:height="0.532cm" svg:x="17.541cm" svg:y="6.34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8" draw:layer="layout" svg:width="0.515cm" svg:height="0.182cm" svg:x="18.496cm" svg:y="6.0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9.559cm" svg:y="5.818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687cm" svg:height="0.426cm" svg:x="20.944cm" svg:y="5.927cm" svg:viewBox="0 0 688 427" svg:d="M521 153c32 28 72 49 97 60-28 12-65 33-97 60h-493c-14 0-28 0-28 15 0 16 14 16 26 16h460c-37 35-78 104-78 115 0 8 9 8 14 8 7 0 13 0 14-7 18-29 39-70 90-116 53-47 106-67 145-79 14-5 14-5 15-7 2 0 2-3 2-5s0-2 0-4l-3-1c-2-2-2-2-16-7-106-30-183-102-226-185-8-16-10-16-21-16-5 0-14 0-14 9 0 10 39 77 78 114h-460c-12 0-26 0-26 16 0 14 14 14 28 14z">
            <text:p/>
          </draw:path>
          <draw:path draw:style-name="gr3" draw:text-style-name="P8" draw:layer="layout" svg:width="0.238cm" svg:height="0.493cm" svg:x="22.68cm" svg:y="5.847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23.201cm" svg:y="6.0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32cm" svg:height="0.541cm" svg:x="24.015cm" svg:y="5.809cm" svg:viewBox="0 0 333 542" svg:d="M326 53c7-11 7-13 7-28h-189c-95 0-96-11-98-25h-20l-26 160h19c2-12 9-61 20-70 5-6 67-6 75-6h162c-9 13-70 97-88 124-68 103-95 211-95 290 0 9 0 44 35 44 37 0 37-35 37-44v-39c0-42 2-86 9-127 2-17 13-84 48-133z">
            <text:p/>
          </draw:path>
          <draw:path draw:style-name="gr3" draw:text-style-name="P8" draw:layer="layout" svg:width="0.309cm" svg:height="0.532cm" svg:x="24.397cm" svg:y="5.818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15.712cm" svg:y="5.973cm" svg:viewBox="0 0 652 350" draw:points="327,350 0,350 0,0 652,0 652,350">
            <text:p/>
          </draw:polygon>
          <draw:path draw:style-name="gr3" draw:text-style-name="P8" draw:layer="layout" svg:width="0.686cm" svg:height="0.426cm" svg:x="15.716cm" svg:y="5.934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text {Hence, the vessel will be full in 75 seconds }.§svg§600§FALSE§</svg:desc>
          <draw:polygon draw:style-name="gr2" draw:text-style-name="P7" draw:layer="layout" svg:width="14.671cm" svg:height="0.617cm" svg:x="2.624cm" svg:y="7.564cm" svg:viewBox="0 0 14672 618" draw:points="7337,618 0,618 0,0 14672,0 14672,618">
            <text:p/>
          </draw:polygon>
          <draw:path draw:style-name="gr3" draw:text-style-name="P8" draw:layer="layout" svg:width="0.529cm" svg:height="0.529cm" svg:x="2.61cm" svg:y="7.543cm" svg:viewBox="0 0 530 530" svg:d="M451 60c0-27 1-35 59-35h20v-25c-27 2-85 2-115 2-28 0-88 0-114-2v25h19c60 0 60 8 60 35v183h-230v-183c0-27 1-35 59-35h20v-25c-27 2-85 2-115 2s-88 0-114-2v25h19c60 0 60 8 60 35v410c0 28 0 35-60 35h-19v25c26-2 84-2 114-2s88 0 115 2v-25h-20c-58 0-59-7-59-35v-204h230v204c0 28 0 35-60 35h-19v25c26-2 84-2 114-2s88 0 115 2v-25h-20c-58 0-59-7-59-35z">
            <text:p/>
          </draw:path>
          <draw:path draw:style-name="gr3" draw:text-style-name="P8" draw:layer="layout" svg:width="0.3cm" svg:height="0.356cm" svg:x="3.187cm" svg:y="7.7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3.534cm" svg:y="7.7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95cm" svg:height="0.356cm" svg:x="3.965cm" svg:y="7.724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cm" svg:height="0.356cm" svg:x="4.303cm" svg:y="7.7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91cm" svg:height="0.231cm" svg:x="4.692cm" svg:y="7.988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44cm" svg:height="0.485cm" svg:x="5.113cm" svg:y="7.595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7cm" svg:x="5.424cm" svg:y="7.534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85cm" svg:y="7.7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79cm" svg:height="0.342cm" svg:x="6.445cm" svg:y="7.736cm" svg:viewBox="0 0 380 343" svg:d="M308 76c7-18 21-51 72-51v-25c-17 2-40 2-58 2-19 0-54-2-69-2v25c30 0 39 17 39 33 0 7-2 9-5 18l-79 198-88-216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6.837cm" svg:y="7.7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7.186cm" svg:y="7.72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54cm" svg:height="0.356cm" svg:x="7.49cm" svg:y="7.72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7.791cm" svg:y="7.7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7cm" svg:x="8.14cm" svg:y="7.534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53cm" svg:height="0.342cm" svg:x="8.601cm" svg:y="7.736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166cm" svg:height="0.518cm" svg:x="9.169cm" svg:y="7.5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73cm" svg:height="0.537cm" svg:x="9.384cm" svg:y="7.534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173cm" svg:height="0.537cm" svg:x="9.6cm" svg:y="7.534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83cm" svg:height="0.546cm" svg:x="10.069cm" svg:y="7.534cm" svg:viewBox="0 0 384 547" svg:d="M113 246v-246l-113 9v24c55 0 60 6 60 43v462h19c2-1 7-12 28-47 13 17 46 56 102 56 94 0 175-75 175-176 0-98-78-176-166-176-60 0-93 37-105 51zM114 450v-160c0-16 0-16 9-28 30-44 72-49 92-49 35 0 63 19 81 49 21 32 23 76 23 107 0 30-2 76-25 111-16 23-46 50-88 50-34 0-62-20-81-48-11-16-11-17-11-32z">
            <text:p/>
          </draw:path>
          <draw:path draw:style-name="gr3" draw:text-style-name="P8" draw:layer="layout" svg:width="0.3cm" svg:height="0.356cm" svg:x="10.519cm" svg:y="7.7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1cm" svg:height="0.546cm" svg:x="11.124cm" svg:y="7.525cm" svg:viewBox="0 0 252 547" svg:d="M111 213v-90c0-68 37-105 72-105 2 0 14 0 25 5-9 3-23 12-23 32 0 17 12 33 33 33 23 0 34-16 34-33 0-29-28-55-69-55-55 0-121 40-121 123v90h-62v23h62v251c0 36-9 36-62 36v24c32-2 69-3 90-3 31 0 67 0 98 3v-24h-16c-58 0-59-9-59-37v-250h89v-23z">
            <text:p/>
          </draw:path>
          <draw:path draw:style-name="gr3" draw:text-style-name="P8" draw:layer="layout" svg:width="0.39cm" svg:height="0.351cm" svg:x="11.36cm" svg:y="7.729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173cm" svg:height="0.537cm" svg:x="11.79cm" svg:y="7.534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173cm" svg:height="0.537cm" svg:x="12.004cm" svg:y="7.534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166cm" svg:height="0.518cm" svg:x="12.478cm" svg:y="7.5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2.691cm" svg:y="7.7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32cm" svg:height="0.541cm" svg:x="13.397cm" svg:y="7.548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8" draw:layer="layout" svg:width="0.309cm" svg:height="0.532cm" svg:x="13.778cm" svg:y="7.55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20-14-39-38-39-13 0-39 5-39 42 0 65 53 141 141 141 90 0 169-74 169-172z">
            <text:p/>
          </draw:path>
          <draw:path draw:style-name="gr3" draw:text-style-name="P8" draw:layer="layout" svg:width="0.254cm" svg:height="0.356cm" svg:x="14.41cm" svg:y="7.72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14.711cm" svg:y="7.7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5.06cm" svg:y="7.72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5.399cm" svg:y="7.72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15.788cm" svg:y="7.7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6.219cm" svg:y="7.534cm" svg:viewBox="0 0 384 547" svg:d="M269 496v51l115-9v-24c-55 0-62-6-62-42v-472l-111 9v24c53 0 60 6 60 43v167c-23-27-56-48-99-48-91 0-172 76-172 176 0 99 76 176 165 176 50 0 85-26 104-51zM269 289v158c0 14 0 16-9 28-22 37-58 55-91 55-35 0-63-20-83-50-19-31-21-75-21-107 0-30 2-76 23-111 18-24 46-49 88-49 28 0 60 10 84 46 9 14 9 15 9 30z">
            <text:p/>
          </draw:path>
          <draw:path draw:style-name="gr3" draw:text-style-name="P8" draw:layer="layout" svg:width="0.254cm" svg:height="0.356cm" svg:x="16.649cm" svg:y="7.72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083cm" svg:height="0.083cm" svg:x="17.253cm" svg:y="7.988cm" svg:viewBox="0 0 84 84" svg:d="M84 42c0-23-19-42-42-42s-42 19-42 42 19 42 42 42 42-19 42-42z">
            <text:p/>
          </draw:path>
        </draw:g>
        <draw:g>
          <svg:title>TexMaths</svg:title>
          <svg:desc>22§display§\text {The volume of spherical balloon being inflated changes at a constant }§svg§600§FALSE§</svg:desc>
          <draw:polygon draw:style-name="gr2" draw:text-style-name="P7" draw:layer="layout" svg:width="23.156cm" svg:height="0.628cm" svg:x="2.51cm" svg:y="8.76cm" svg:viewBox="0 0 23157 629" draw:points="11577,629 0,629 0,0 23157,0 23157,629">
            <text:p/>
          </draw:polygon>
          <draw:path draw:style-name="gr3" draw:text-style-name="P8" draw:layer="layout" svg:width="0.502cm" svg:height="0.524cm" svg:x="2.499cm" svg:y="8.742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8" draw:layer="layout" svg:width="0.39cm" svg:height="0.538cm" svg:x="3.053cm" svg:y="8.73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3.481cm" svg:y="8.9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79cm" svg:height="0.342cm" svg:x="4.074cm" svg:y="8.932cm" svg:viewBox="0 0 380 343" svg:d="M308 76c7-18 21-51 72-51v-25c-17 2-40 2-58 2-19 0-54-2-69-2v25c30 0 37 17 37 33 0 7 0 9-3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44cm" svg:height="0.357cm" svg:x="4.468cm" svg:y="8.9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173cm" svg:height="0.538cm" svg:x="4.859cm" svg:y="8.7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9cm" svg:height="0.351cm" svg:x="5.072cm" svg:y="8.925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604cm" svg:height="0.342cm" svg:x="5.503cm" svg:y="8.925cm" svg:viewBox="0 0 605 343" svg:d="M60 76v209c0 34-9 34-60 34v24c26 0 67-1 88-1 19 0 60 1 86 1v-24c-51 0-60 0-60-34v-144c0-81 55-123 104-123 50 0 58 42 58 86v181c0 34-8 34-61 34v24c28 0 67-1 88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7cm" svg:x="6.144cm" svg:y="8.9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4cm" svg:height="0.357cm" svg:x="6.746cm" svg:y="8.9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1cm" svg:height="0.547cm" svg:x="7.135cm" svg:y="8.721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54cm" svg:height="0.357cm" svg:x="7.629cm" svg:y="8.9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492cm" svg:x="7.93cm" svg:y="8.925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9cm" svg:height="0.538cm" svg:x="8.363cm" svg:y="8.73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8.789cm" svg:y="8.9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9.134cm" svg:y="8.92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9cm" svg:x="9.441cm" svg:y="8.74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95cm" svg:height="0.357cm" svg:x="9.655cm" svg:y="8.92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49cm" svg:height="0.357cm" svg:x="10.006cm" svg:y="8.92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173cm" svg:height="0.538cm" svg:x="10.386cm" svg:y="8.7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83cm" svg:height="0.547cm" svg:x="10.854cm" svg:y="8.73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8" draw:layer="layout" svg:width="0.349cm" svg:height="0.357cm" svg:x="11.294cm" svg:y="8.9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173cm" svg:height="0.538cm" svg:x="11.674cm" svg:y="8.7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11.889cm" svg:y="8.7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7cm" svg:x="12.1cm" svg:y="8.9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44cm" svg:height="0.357cm" svg:x="12.508cm" svg:y="8.9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9cm" svg:height="0.342cm" svg:x="12.897cm" svg:y="8.92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13.582cm" svg:y="8.73cm" svg:viewBox="0 0 384 548" svg:d="M113 247v-247l-113 9v24c55 0 60 6 60 43v463h19c2-2 7-12 28-48 13 18 44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8" draw:layer="layout" svg:width="0.3cm" svg:height="0.357cm" svg:x="14.032cm" svg:y="8.9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166cm" svg:height="0.519cm" svg:x="14.381cm" svg:y="8.74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14.594cm" svg:y="8.92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55cm" svg:height="0.512cm" svg:x="15.022cm" svg:y="8.916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166cm" svg:height="0.519cm" svg:x="15.669cm" svg:y="8.74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15.884cm" svg:y="8.92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8cm" svg:height="0.547cm" svg:x="16.308cm" svg:y="8.721cm" svg:viewBox="0 0 389 548" svg:d="M276 236v252c0 35-8 35-60 35v25c25-2 67-4 87-4 19 0 56 2 86 4v-25c-53 0-62 0-62-35v-479l-28 3c-2 0-3 0-7-1-24-11-56-11-65-11-81 0-165 44-165 125v88h-62v23h62v252c0 35-9 35-62 35v25c26-2 67-4 86-4 20 0 58 2 86 4v-25c-51 0-59 0-59-35v-252zM276 213h-165v-88c0-72 58-107 116-107 7 0 28 0 49 7-7 1-19 10-19 30 0 14 7 26 19 30z">
            <text:p/>
          </draw:path>
          <draw:path draw:style-name="gr3" draw:text-style-name="P8" draw:layer="layout" svg:width="0.349cm" svg:height="0.357cm" svg:x="16.75cm" svg:y="8.9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17.12cm" svg:y="8.79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17.426cm" svg:y="8.9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83cm" svg:height="0.547cm" svg:x="17.774cm" svg:y="8.73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8" draw:layer="layout" svg:width="0.295cm" svg:height="0.357cm" svg:x="18.462cm" svg:y="8.92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9cm" svg:height="0.538cm" svg:x="18.783cm" svg:y="8.73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49cm" svg:height="0.357cm" svg:x="19.219cm" svg:y="8.9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19.599cm" svg:y="8.92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55cm" svg:height="0.512cm" svg:x="20.025cm" svg:y="8.916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cm" svg:height="0.357cm" svg:x="20.413cm" svg:y="8.9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54cm" svg:height="0.357cm" svg:x="20.759cm" svg:y="8.9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9cm" svg:height="0.357cm" svg:x="21.33cm" svg:y="8.9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4cm" svg:height="0.485cm" svg:x="21.697cm" svg:y="8.79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7cm" svg:x="22.275cm" svg:y="8.9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95cm" svg:height="0.357cm" svg:x="22.912cm" svg:y="8.92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44cm" svg:height="0.357cm" svg:x="23.252cm" svg:y="8.9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342cm" svg:x="23.64cm" svg:y="8.92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54cm" svg:height="0.357cm" svg:x="24.072cm" svg:y="8.9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4cm" svg:height="0.485cm" svg:x="24.366cm" svg:y="8.79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7cm" svg:x="24.684cm" svg:y="8.9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25.063cm" svg:y="8.92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25.46cm" svg:y="8.791cm" svg:viewBox="0 0 245 486" svg:d="M120 167h111v-24h-111v-143h-20c0 63-24 146-100 150v17h67v213c0 97 72 106 100 106 55 0 78-55 78-106v-44h-21v44c0 57-23 87-52 87-52 0-52-71-52-85z">
            <text:p/>
          </draw:path>
        </draw:g>
        <draw:g>
          <svg:title>TexMaths</svg:title>
          <svg:desc>24§display§\text {(9)}§svg§600§FALSE§</svg:desc>
          <draw:polygon draw:style-name="gr2" draw:text-style-name="P7" draw:layer="layout" svg:width="0.91cm" svg:height="0.76cm" svg:x="1.206cm" svg:y="8.668cm" svg:viewBox="0 0 911 761" draw:points="455,761 0,761 0,0 911,0 911,761">
            <text:p/>
          </draw:polygon>
          <draw:path draw:style-name="gr3" draw:text-style-name="P8" draw:layer="layout" svg:width="0.197cm" svg:height="0.844cm" svg:x="1.246cm" svg:y="8.62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51cm" svg:height="0.581cm" svg:x="1.527cm" svg:y="8.697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8" draw:layer="layout" svg:width="0.197cm" svg:height="0.844cm" svg:x="1.963cm" svg:y="8.62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rate. If initially its radius is 3 units and after 3 seconds it is 6 units.}§svg§600§FALSE§</svg:desc>
          <draw:polygon draw:style-name="gr2" draw:text-style-name="P7" draw:layer="layout" svg:width="23.008cm" svg:height="0.627cm" svg:x="2.518cm" svg:y="9.86cm" svg:viewBox="0 0 23009 628" draw:points="11505,628 0,628 0,0 23009,0 23009,628">
            <text:p/>
          </draw:polygon>
          <draw:path draw:style-name="gr3" draw:text-style-name="P8" draw:layer="layout" svg:width="0.261cm" svg:height="0.342cm" svg:x="2.5cm" svg:y="10.02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2.815cm" svg:y="10.0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3.183cm" svg:y="9.89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3.491cm" svg:y="10.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3.88cm" svg:y="10.284cm" svg:viewBox="0 0 84 84" svg:d="M84 42c0-23-19-42-42-42s-42 19-42 42 19 42 42 42 42-19 42-42z">
            <text:p/>
          </draw:path>
          <draw:path draw:style-name="gr3" draw:text-style-name="P8" draw:layer="layout" svg:width="0.237cm" svg:height="0.529cm" svg:x="4.392cm" svg:y="9.839cm" svg:viewBox="0 0 238 530" svg:d="M153 60c0-27 4-35 65-35h20v-25c-27 2-88 2-118 2-32 0-92 0-120-2v25h21c60 0 63 8 63 35v410c0 28-3 35-63 35h-21v25c28-2 88-2 118-2 32 0 93 0 120 2v-25h-20c-61 0-65-7-65-35z">
            <text:p/>
          </draw:path>
          <draw:path draw:style-name="gr3" draw:text-style-name="P8" draw:layer="layout" svg:width="0.251cm" svg:height="0.546cm" svg:x="4.675cm" svg:y="9.821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166cm" svg:height="0.518cm" svg:x="5.17cm" svg:y="9.8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5.385cm" svg:y="10.0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5.814cm" svg:y="9.8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6.018cm" svg:y="9.8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6.33cm" svg:y="9.8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9cm" svg:height="0.356cm" svg:x="6.552cm" svg:y="10.0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6.932cm" svg:y="9.8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7.146cm" svg:y="9.8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7.351cm" svg:y="10.032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8" draw:layer="layout" svg:width="0.166cm" svg:height="0.518cm" svg:x="8.027cm" svg:y="9.8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8.231cm" svg:y="9.8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254cm" svg:height="0.356cm" svg:x="8.542cm" svg:y="10.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61cm" svg:height="0.342cm" svg:x="9.1cm" svg:y="10.02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9.415cm" svg:y="10.02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83cm" svg:height="0.546cm" svg:x="9.795cm" svg:y="9.83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166cm" svg:height="0.518cm" svg:x="10.223cm" svg:y="9.8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51cm" svg:x="10.438cm" svg:y="10.02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54cm" svg:height="0.356cm" svg:x="10.869cm" svg:y="10.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1.43cm" svg:y="9.8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1.645cm" svg:y="10.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21cm" svg:height="0.532cm" svg:x="12.215cm" svg:y="9.85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9cm" svg:height="0.351cm" svg:x="12.853cm" svg:y="10.025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39cm" svg:height="0.342cm" svg:x="13.282cm" svg:y="10.0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13.711cm" svg:y="9.8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4cm" svg:height="0.485cm" svg:x="13.916cm" svg:y="9.89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254cm" svg:height="0.356cm" svg:x="14.227cm" svg:y="10.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9cm" svg:height="0.356cm" svg:x="14.797cm" svg:y="10.02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39cm" svg:height="0.342cm" svg:x="15.176cm" svg:y="10.0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15.607cm" svg:y="9.83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349cm" svg:height="0.356cm" svg:x="16.3cm" svg:y="10.02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51cm" svg:height="0.546cm" svg:x="16.681cm" svg:y="9.821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242cm" svg:height="0.485cm" svg:x="16.906cm" svg:y="9.8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7.214cm" svg:y="10.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7.557cm" svg:y="10.02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21cm" svg:height="0.532cm" svg:x="18.129cm" svg:y="9.85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254cm" svg:height="0.356cm" svg:x="18.766cm" svg:y="10.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19.067cm" svg:y="10.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9.416cm" svg:y="10.0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4cm" svg:height="0.356cm" svg:x="19.754cm" svg:y="10.0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20.144cm" svg:y="10.0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20.576cm" svg:y="9.83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254cm" svg:height="0.356cm" svg:x="21.003cm" svg:y="10.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1.566cm" svg:y="9.8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4cm" svg:height="0.485cm" svg:x="21.771cm" svg:y="9.89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166cm" svg:height="0.518cm" svg:x="22.339cm" svg:y="9.8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22.554cm" svg:y="10.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21cm" svg:height="0.532cm" svg:x="23.124cm" svg:y="9.851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8" draw:layer="layout" svg:width="0.39cm" svg:height="0.351cm" svg:x="23.761cm" svg:y="10.02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9cm" svg:height="0.342cm" svg:x="24.191cm" svg:y="10.0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24.62cm" svg:y="9.84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24.824cm" svg:y="9.8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254cm" svg:height="0.356cm" svg:x="25.136cm" svg:y="10.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083cm" svg:height="0.083cm" svg:x="25.483cm" svg:y="10.284cm" svg:viewBox="0 0 84 84" svg:d="M84 42c0-23-19-42-42-42s-42 19-42 42 19 42 42 42 42-19 42-42z">
            <text:p/>
          </draw:path>
        </draw:g>
        <draw:g>
          <svg:title>TexMaths</svg:title>
          <svg:desc>22§display§\text {Find the radius of the balloon after }  t \text { second.} §svg§600§FALSE§</svg:desc>
          <draw:polygon draw:style-name="gr2" draw:text-style-name="P7" draw:layer="layout" svg:width="15.108cm" svg:height="0.477cm" svg:x="2.517cm" svg:y="10.861cm" svg:viewBox="0 0 15109 478" draw:points="7554,478 0,478 0,0 15109,0 15109,478">
            <text:p/>
          </draw:polygon>
          <draw:path draw:style-name="gr3" draw:text-style-name="P8" draw:layer="layout" svg:width="0.446cm" svg:height="0.528cm" svg:x="2.503cm" svg:y="10.841cm" svg:viewBox="0 0 447 529" svg:d="M426 0h-426v25h19c60 0 60 8 60 35v407c0 28 0 37-60 37h-19v25c26-4 88-4 118-4 32 0 102 0 130 4v-25h-24c-74 0-74-10-74-37v-192h66c74 0 81 26 81 92h20v-207h-20c0 66-7 92-81 92h-66v-197c0-25 1-30 37-30h93c116 0 135 42 148 150h19z">
            <text:p/>
          </draw:path>
          <draw:path draw:style-name="gr3" draw:text-style-name="P8" draw:layer="layout" svg:width="0.166cm" svg:height="0.519cm" svg:x="3.008cm" svg:y="10.8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43cm" svg:x="3.223cm" svg:y="11.02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3.654cm" svg:y="10.831cm" svg:viewBox="0 0 384 548" svg:d="M269 497v51l115-9v-24c-55 0-62-6-62-43v-472l-111 9v24c55 0 60 6 60 43v167c-23-26-56-47-99-47-91 0-172 75-172 176 0 99 76 176 165 176 50 0 85-26 104-51zM269 289v159c0 14 0 16-9 28-22 37-58 55-91 55-35 0-63-20-83-50-19-32-21-76-21-107 0-30 2-76 23-111 18-25 46-50 88-50 28 0 60 11 84 46 9 14 9 16 9 30z">
            <text:p/>
          </draw:path>
          <draw:path draw:style-name="gr3" draw:text-style-name="P8" draw:layer="layout" svg:width="0.242cm" svg:height="0.485cm" svg:x="4.33cm" svg:y="10.893cm" svg:viewBox="0 0 243 486" svg:d="M120 167h111v-24h-111v-143h-20c0 63-24 146-100 150v17h67v214c0 97 72 105 100 105 55 0 76-54 76-105v-44h-19v44c0 56-23 86-52 86-52 0-52-70-52-85z">
            <text:p/>
          </draw:path>
          <draw:path draw:style-name="gr3" draw:text-style-name="P8" draw:layer="layout" svg:width="0.39cm" svg:height="0.538cm" svg:x="4.64cm" svg:y="10.831cm" svg:viewBox="0 0 391 539" svg:d="M60 479c0 36-7 36-60 36v24c26-1 67-1 88-1 19 0 60 0 86 1v-24c-51 0-60 0-60-36v-142c0-81 55-124 104-124 50 0 58 43 58 87v179c0 36-8 36-60 36v24c27-1 67-1 88-1 20 0 60 0 87 1v-24c-41 0-60 0-60-23v-148c0-67 0-92-25-120-10-12-37-28-81-28-67 0-100 47-112 75v-271l-113 9v24c55 0 60 6 60 43z">
            <text:p/>
          </draw:path>
          <draw:path draw:style-name="gr3" draw:text-style-name="P8" draw:layer="layout" svg:width="0.3cm" svg:height="0.357cm" svg:x="5.067cm" svg:y="11.021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8" draw:layer="layout" svg:width="0.261cm" svg:height="0.343cm" svg:x="5.667cm" svg:y="11.02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49cm" svg:height="0.357cm" svg:x="5.982cm" svg:y="11.021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383cm" svg:height="0.547cm" svg:x="6.363cm" svg:y="10.831cm" svg:viewBox="0 0 384 548" svg:d="M269 497v51l115-9v-24c-55 0-62-6-62-43v-472l-111 9v24c53 0 60 6 60 43v167c-23-26-56-47-99-47-91 0-172 75-172 176 0 99 76 176 165 176 50 0 85-26 104-51zM269 289v159c0 14 0 16-9 28-22 37-58 55-91 55-35 0-63-20-83-50-19-32-21-76-21-107 0-30 2-76 23-111 18-25 46-50 88-50 28 0 60 11 84 46 9 14 9 16 9 30z">
            <text:p/>
          </draw:path>
          <draw:path draw:style-name="gr3" draw:text-style-name="P8" draw:layer="layout" svg:width="0.166cm" svg:height="0.519cm" svg:x="6.79cm" svg:y="10.8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52cm" svg:x="7.005cm" svg:y="11.026cm" svg:viewBox="0 0 391 353" svg:d="M278 282v71l113-9v-25c-55 0-60-5-60-42v-277l-115 9v24c55 0 60 6 60 43v139c0 67-37 120-93 120-65 0-69-35-69-76v-259l-114 9v24c60 0 60 2 60 71v116c0 62 0 133 118 133 44 0 79-22 100-71z">
            <text:p/>
          </draw:path>
          <draw:path draw:style-name="gr3" draw:text-style-name="P8" draw:layer="layout" svg:width="0.254cm" svg:height="0.357cm" svg:x="7.434cm" svg:y="11.021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344cm" svg:height="0.357cm" svg:x="7.994cm" svg:y="11.021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8" draw:layer="layout" svg:width="0.251cm" svg:height="0.547cm" svg:x="8.385cm" svg:y="10.822cm" svg:viewBox="0 0 252 548" svg:d="M111 213v-90c0-68 37-105 72-105 2 0 12 0 25 5-9 3-23 12-23 32 0 17 12 33 33 33 23 0 34-16 34-33 0-29-28-55-69-55-55 0-121 41-121 123v90h-62v23h62v252c0 36-9 36-62 36v24c32-2 67-3 90-3 31 0 67 0 98 3v-24h-16c-58 0-59-9-59-38v-250h89v-23z">
            <text:p/>
          </draw:path>
          <draw:path draw:style-name="gr3" draw:text-style-name="P8" draw:layer="layout" svg:width="0.244cm" svg:height="0.485cm" svg:x="8.867cm" svg:y="10.893cm" svg:viewBox="0 0 245 486" svg:d="M120 167h111v-24h-111v-143h-20c0 63-24 146-100 150v17h67v214c0 97 72 105 100 105 55 0 78-54 78-105v-44h-21v44c0 56-23 86-52 86-52 0-52-70-52-85z">
            <text:p/>
          </draw:path>
          <draw:path draw:style-name="gr3" draw:text-style-name="P8" draw:layer="layout" svg:width="0.39cm" svg:height="0.538cm" svg:x="9.179cm" svg:y="10.831cm" svg:viewBox="0 0 391 539" svg:d="M60 479c0 36-7 36-60 36v24c26-1 67-1 88-1 19 0 60 0 86 1v-24c-51 0-60 0-60-36v-142c0-81 55-124 104-124 50 0 58 43 58 87v179c0 36-8 36-60 36v24c27-1 67-1 88-1 20 0 60 0 87 1v-24c-41 0-60 0-60-23v-148c0-67 0-92-25-120-10-12-37-28-81-28-67 0-100 47-112 75v-271l-113 9v24c55 0 60 6 60 43z">
            <text:p/>
          </draw:path>
          <draw:path draw:style-name="gr3" draw:text-style-name="P8" draw:layer="layout" svg:width="0.3cm" svg:height="0.357cm" svg:x="9.604cm" svg:y="11.021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8" draw:layer="layout" svg:width="0.383cm" svg:height="0.547cm" svg:x="10.206cm" svg:y="10.831cm" svg:viewBox="0 0 384 548" svg:d="M113 247v-247l-113 9v24c55 0 60 6 60 43v463h19c2-1 7-12 28-47 13 17 46 56 102 56 94 0 175-76 175-176 0-99-78-176-166-176-60 0-93 37-105 51zM114 451v-160c0-16 0-16 9-28 30-44 72-50 92-50 35 0 63 20 81 50 21 31 23 75 23 107 0 30-2 76-25 111-16 23-46 50-88 50-34 0-62-20-81-48-11-16-11-18-11-32z">
            <text:p/>
          </draw:path>
          <draw:path draw:style-name="gr3" draw:text-style-name="P8" draw:layer="layout" svg:width="0.349cm" svg:height="0.357cm" svg:x="10.646cm" svg:y="11.021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173cm" svg:height="0.538cm" svg:x="11.026cm" svg:y="10.831cm" svg:viewBox="0 0 174 539" svg:d="M113 0l-113 9v24c55 0 62 6 62 43v403c0 36-9 36-62 36v24c26-1 67-1 86-1 20 0 58 0 88 1v-24c-53 0-61 0-61-36z">
            <text:p/>
          </draw:path>
          <draw:path draw:style-name="gr3" draw:text-style-name="P8" draw:layer="layout" svg:width="0.173cm" svg:height="0.538cm" svg:x="11.241cm" svg:y="10.831cm" svg:viewBox="0 0 174 539" svg:d="M113 0l-113 9v24c55 0 62 6 62 43v403c0 36-9 36-62 36v24c26-1 67-1 86-1 20 0 58 0 88 1v-24c-53 0-61 0-61-36z">
            <text:p/>
          </draw:path>
          <draw:path draw:style-name="gr3" draw:text-style-name="P8" draw:layer="layout" svg:width="0.344cm" svg:height="0.357cm" svg:x="11.452cm" svg:y="11.021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8" draw:layer="layout" svg:width="0.344cm" svg:height="0.357cm" svg:x="11.861cm" svg:y="11.021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8" draw:layer="layout" svg:width="0.39cm" svg:height="0.343cm" svg:x="12.25cm" svg:y="11.02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49cm" svg:height="0.357cm" svg:x="12.945cm" svg:y="11.021cm" svg:viewBox="0 0 350 358" svg:d="M227 289c2 32 23 64 60 64 16 0 63-11 63-74v-43h-19v43c0 45-19 51-28 51-25 0-28-36-28-39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8" draw:layer="layout" svg:width="0.251cm" svg:height="0.547cm" svg:x="13.325cm" svg:y="10.822cm" svg:viewBox="0 0 252 548" svg:d="M111 213v-90c0-68 37-105 72-105 2 0 14 0 25 5-9 3-23 12-23 32 0 17 12 33 33 33 23 0 34-16 34-33 0-29-28-55-69-55-55 0-121 41-121 123v90h-62v23h62v252c0 36-9 36-62 36v24c32-2 69-3 90-3 31 0 67 0 98 3v-24h-16c-58 0-59-9-59-38v-250h89v-23z">
            <text:p/>
          </draw:path>
          <draw:path draw:style-name="gr3" draw:text-style-name="P8" draw:layer="layout" svg:width="0.242cm" svg:height="0.485cm" svg:x="13.55cm" svg:y="10.893cm" svg:viewBox="0 0 243 486" svg:d="M120 167h111v-24h-111v-143h-20c0 63-24 146-100 150v17h67v214c0 97 72 105 100 105 55 0 76-54 76-105v-44h-19v44c0 56-23 86-52 86-52 0-52-70-52-85z">
            <text:p/>
          </draw:path>
          <draw:path draw:style-name="gr3" draw:text-style-name="P8" draw:layer="layout" svg:width="0.3cm" svg:height="0.357cm" svg:x="13.858cm" svg:y="11.021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8" draw:layer="layout" svg:width="0.261cm" svg:height="0.343cm" svg:x="14.201cm" svg:y="11.02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238cm" svg:height="0.494cm" svg:x="14.758cm" svg:y="10.884cm" svg:viewBox="0 0 239 495" svg:d="M143 176h73c15 0 23 0 23-16 0-8-8-8-23-8h-66c26-111 31-126 31-131 0-14-10-21-23-21-3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8" draw:layer="layout" svg:width="0.254cm" svg:height="0.357cm" svg:x="15.303cm" svg:y="11.021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3cm" svg:height="0.357cm" svg:x="15.604cm" svg:y="11.021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8" draw:layer="layout" svg:width="0.295cm" svg:height="0.357cm" svg:x="15.953cm" svg:y="11.021cm" svg:viewBox="0 0 296 358" svg:d="M65 180c0-127 63-161 104-161 7 0 56 0 84 29-31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8" draw:layer="layout" svg:width="0.344cm" svg:height="0.357cm" svg:x="16.29cm" svg:y="11.021cm" svg:viewBox="0 0 345 358" svg:d="M345 182c0-99-79-182-173-182-96 0-172 85-172 182 0 100 81 176 172 176 94 0 173-78 173-176zM172 338c-33 0-66-17-88-52-19-34-19-82-19-110 0-30 0-72 18-107 21-36 58-51 89-51 34 0 67 15 88 49 20 33 20 79 20 109 0 28 0 71-18 104-16 36-51 58-90 58z">
            <text:p/>
          </draw:path>
          <draw:path draw:style-name="gr3" draw:text-style-name="P8" draw:layer="layout" svg:width="0.39cm" svg:height="0.343cm" svg:x="16.681cm" svg:y="11.02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17.112cm" svg:y="10.831cm" svg:viewBox="0 0 384 548" svg:d="M269 497v51l115-9v-24c-55 0-62-6-62-43v-472l-111 9v24c55 0 60 6 60 43v167c-23-26-56-47-99-47-91 0-172 75-172 176 0 99 76 176 165 176 50 0 85-26 104-51zM269 289v159c0 14 0 16-9 28-22 37-58 55-91 55-35 0-63-20-83-50-19-32-21-76-21-107 0-30 2-76 23-111 18-25 46-50 88-50 28 0 60 11 84 46 9 14 9 16 9 30z">
            <text:p/>
          </draw:path>
          <draw:path draw:style-name="gr3" draw:text-style-name="P8" draw:layer="layout" svg:width="0.083cm" svg:height="0.084cm" svg:x="17.581cm" svg:y="11.286cm" svg:viewBox="0 0 84 85" svg:d="M84 42c0-23-19-42-42-42s-42 19-42 42 19 43 42 43 42-20 42-43z">
            <text:p/>
          </draw:path>
        </draw:g>
        <draw:g>
          <svg:title>TexMaths</svg:title>
          <svg:desc>22§display§\text {Solution : }§svg§600§FALSE§</svg:desc>
          <draw:polygon draw:style-name="gr2" draw:text-style-name="P7" draw:layer="layout" svg:width="3.123cm" svg:height="0.485cm" svg:x="1.304cm" svg:y="11.864cm" svg:viewBox="0 0 3124 486" draw:points="1562,486 0,486 0,0 3124,0 3124,486">
            <text:p/>
          </draw:polygon>
          <draw:path draw:style-name="gr3" draw:text-style-name="P8" draw:layer="layout" svg:width="0.344cm" svg:height="0.562cm" svg:x="1.309cm" svg:y="11.825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8" draw:layer="layout" svg:width="0.344cm" svg:height="0.356cm" svg:x="1.716cm" svg:y="12.024cm" svg:viewBox="0 0 345 357" svg:d="M345 181c0-98-79-181-172-181-97 0-173 84-173 181 0 101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8" draw:layer="layout" svg:width="0.173cm" svg:height="0.537cm" svg:x="2.107cm" svg:y="11.834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9cm" svg:height="0.351cm" svg:x="2.322cm" svg:y="12.029cm" svg:viewBox="0 0 391 352" svg:d="M278 282v70l113-9v-25c-55 0-60-5-60-42v-276l-114 9v24c54 0 59 6 59 43v139c0 66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2.741cm" svg:y="11.895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8" draw:layer="layout" svg:width="0.166cm" svg:height="0.518cm" svg:x="3.052cm" svg:y="11.8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3.264cm" svg:y="12.024cm" svg:viewBox="0 0 345 357" svg:d="M345 181c0-98-79-181-172-181-97 0-173 84-173 181 0 101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8" draw:layer="layout" svg:width="0.39cm" svg:height="0.342cm" svg:x="3.653cm" svg:y="12.029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084cm" svg:height="0.333cm" svg:x="4.383cm" svg:y="12.036cm" svg:viewBox="0 0 85 334" svg:d="M85 40c0-21-20-40-43-40s-42 19-42 40c0 23 19 43 42 43s43-20 43-43zM85 294c0-23-20-41-43-41s-42 18-42 41 19 40 42 40 43-17 43-40z">
            <text:p/>
          </draw:path>
        </draw:g>
        <draw:g>
          <svg:title>TexMaths</svg:title>
          <svg:desc>22§display§\text {Let } r \text { be the radius and } V  \text { be the volume of the spherical balloon}§svg§600§FALSE§</svg:desc>
          <draw:polygon draw:style-name="gr2" draw:text-style-name="P7" draw:layer="layout" svg:width="21.972cm" svg:height="0.619cm" svg:x="4.818cm" svg:y="11.863cm" svg:viewBox="0 0 21973 620" draw:points="10987,620 0,620 0,0 21973,0 21973,620">
            <text:p/>
          </draw:polygon>
          <draw:path draw:style-name="gr3" draw:text-style-name="P8" draw:layer="layout" svg:width="0.425cm" svg:height="0.529cm" svg:x="4.804cm" svg:y="11.842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8" draw:layer="layout" svg:width="0.3cm" svg:height="0.356cm" svg:x="5.284cm" svg:y="12.0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5.621cm" svg:y="11.894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16cm" svg:height="0.351cm" svg:x="6.187cm" svg:y="12.028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383cm" svg:height="0.546cm" svg:x="6.814cm" svg:y="11.833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cm" svg:height="0.356cm" svg:x="7.266cm" svg:y="12.0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7.859cm" svg:y="11.894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538cm" svg:x="8.171cm" svg:y="11.83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8.597cm" svg:y="12.0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9.199cm" svg:y="12.02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9.512cm" svg:y="12.02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83cm" svg:height="0.546cm" svg:x="9.892cm" svg:y="11.833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8" draw:layer="layout" svg:width="0.166cm" svg:height="0.518cm" svg:x="10.321cm" svg:y="11.85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51cm" svg:x="10.534cm" svg:y="12.028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254cm" svg:height="0.356cm" svg:x="10.966cm" svg:y="12.02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9cm" svg:height="0.356cm" svg:x="11.536cm" svg:y="12.02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1.914cm" svg:y="12.02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12.345cm" svg:y="11.833cm" svg:viewBox="0 0 384 547" svg:d="M269 496v51l115-8v-25c-55 0-62-5-62-42v-472l-111 9v24c53 0 60 6 60 43v167c-23-27-56-48-99-48-91 0-172 76-172 176 0 99 76 176 165 176 50 0 85-26 104-51zM269 289v158c0 14 0 16-9 28-22 37-58 55-91 55-35 0-63-20-83-49-19-32-21-76-21-108 0-30 0-76 23-111 18-24 46-49 88-49 28 0 60 11 84 46 9 14 9 16 9 30z">
            <text:p/>
          </draw:path>
          <draw:path draw:style-name="gr3" draw:text-style-name="P8" draw:layer="layout" svg:width="0.552cm" svg:height="0.546cm" svg:x="13.049cm" svg:y="11.842cm" svg:viewBox="0 0 553 547" svg:d="M444 88c38-60 70-62 100-63 9-2 9-14 9-16 0-5-4-9-9-9-21 0-44 2-65 2-25 0-51-2-76-2-5 0-16 0-16 14 0 9 7 11 13 11 21 1 36 8 36 24 0 13-12 30-12 30l-237 379-53-410c0-15 17-23 53-23 10 0 19 0 19-16 0-7-5-9-11-9-31 0-65 2-96 2-15 0-29 0-43 0s-28-2-42-2c-5 0-14 0-14 14 0 11 7 11 19 11 44 0 44 7 46 26l62 479c3 14 5 17 16 17 12 0 15-3 21-14z">
            <text:p/>
          </draw:path>
          <draw:path draw:style-name="gr3" draw:text-style-name="P8" draw:layer="layout" svg:width="0.383cm" svg:height="0.546cm" svg:x="13.908cm" svg:y="11.833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cm" svg:height="0.356cm" svg:x="14.359cm" svg:y="12.0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4.954cm" svg:y="11.894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9cm" svg:height="0.538cm" svg:x="15.265cm" svg:y="11.83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5.691cm" svg:y="12.0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79cm" svg:height="0.342cm" svg:x="16.286cm" svg:y="12.035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44cm" svg:height="0.356cm" svg:x="16.679cm" svg:y="12.02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173cm" svg:height="0.538cm" svg:x="17.069cm" svg:y="11.83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9cm" svg:height="0.351cm" svg:x="17.284cm" svg:y="12.028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604cm" svg:height="0.342cm" svg:x="17.713cm" svg:y="12.028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18.354cm" svg:y="12.0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18.956cm" svg:y="12.02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19.347cm" svg:y="11.824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242cm" svg:height="0.485cm" svg:x="19.829cm" svg:y="11.894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538cm" svg:x="20.14cm" svg:y="11.83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20.566cm" svg:y="12.0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21.172cm" svg:y="12.02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492cm" svg:x="21.473cm" svg:y="12.028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9cm" svg:height="0.538cm" svg:x="21.906cm" svg:y="11.83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22.332cm" svg:y="12.0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2.676cm" svg:y="12.02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8cm" svg:x="22.983cm" svg:y="11.85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95cm" svg:height="0.356cm" svg:x="23.197cm" svg:y="12.02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9cm" svg:height="0.356cm" svg:x="23.548cm" svg:y="12.02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23.928cm" svg:y="11.83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83cm" svg:height="0.546cm" svg:x="24.396cm" svg:y="11.833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49cm" svg:height="0.356cm" svg:x="24.836cm" svg:y="12.02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25.216cm" svg:y="11.83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25.431cm" svg:y="11.83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25.642cm" svg:y="12.02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44cm" svg:height="0.356cm" svg:x="26.05cm" svg:y="12.02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26.439cm" svg:y="12.02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</draw:g>
        <draw:g>
          <svg:title>TexMaths</svg:title>
          <svg:desc>22§display§\text {at any } t . \text { Given that rate of change of the volume of the spherical baiioon} §svg§600§FALSE§</svg:desc>
          <draw:polygon draw:style-name="gr2" draw:text-style-name="P7" draw:layer="layout" svg:width="24.791cm" svg:height="0.628cm" svg:x="2.511cm" svg:y="12.862cm" svg:viewBox="0 0 24792 629" draw:points="12397,629 0,629 0,0 24792,0 24792,629">
            <text:p/>
          </draw:polygon>
          <draw:path draw:style-name="gr3" draw:text-style-name="P8" draw:layer="layout" svg:width="0.349cm" svg:height="0.357cm" svg:x="2.504cm" svg:y="13.02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4cm" svg:height="0.485cm" svg:x="2.874cm" svg:y="12.89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7cm" svg:x="3.449cm" svg:y="13.02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3.829cm" svg:y="13.02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492cm" svg:x="4.227cm" svg:y="13.03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79-44 99-88z">
            <text:p/>
          </draw:path>
          <draw:path draw:style-name="gr3" draw:text-style-name="P8" draw:layer="layout" svg:width="0.238cm" svg:height="0.494cm" svg:x="4.896cm" svg:y="12.885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083cm" svg:height="0.084cm" svg:x="5.223cm" svg:y="13.286cm" svg:viewBox="0 0 84 85" svg:d="M84 42c0-23-19-42-42-42s-42 19-42 42 19 43 42 43 42-20 42-43z">
            <text:p/>
          </draw:path>
          <draw:path draw:style-name="gr3" draw:text-style-name="P8" draw:layer="layout" svg:width="0.525cm" svg:height="0.563cm" svg:x="5.674cm" svg:y="12.823cm" svg:viewBox="0 0 526 564" svg:d="M417 498c9 18 41 48 49 48 7 0 7-5 7-18v-135c0-30 4-34 53-34v-24c-28 1-70 3-93 3-32 0-99 0-125-3v24h25c68 0 72 9 72 37v50c0 88-99 95-122 95-49 0-204-28-204-259 0-233 153-257 201-257 83 0 153 68 169 183 2 10 2 14 12 14 12 0 12-4 12-19v-184c0-14 0-19-8-19-4 0-6 0-13 9l-38 58c-25-25-67-67-145-67-144 0-269 123-269 282 0 158 125 282 271 282 56 0 120-20 146-66z">
            <text:p/>
          </draw:path>
          <draw:path draw:style-name="gr3" draw:text-style-name="P8" draw:layer="layout" svg:width="0.166cm" svg:height="0.519cm" svg:x="6.262cm" svg:y="12.85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79cm" svg:height="0.342cm" svg:x="6.466cm" svg:y="13.034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7cm" svg:x="6.86cm" svg:y="13.0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7.207cm" svg:y="13.02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7.882cm" svg:y="12.8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8.194cm" svg:y="12.83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49cm" svg:height="0.357cm" svg:x="8.63cm" svg:y="13.02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4cm" svg:height="0.485cm" svg:x="9cm" svg:y="12.89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261cm" svg:height="0.342cm" svg:x="9.565cm" svg:y="13.02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9.88cm" svg:y="13.02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10.248cm" svg:y="12.8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10.556cm" svg:y="13.0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4cm" svg:height="0.357cm" svg:x="11.158cm" svg:y="13.02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1cm" svg:height="0.547cm" svg:x="11.547cm" svg:y="12.823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95cm" svg:height="0.357cm" svg:x="12.043cm" svg:y="13.022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9cm" svg:height="0.538cm" svg:x="12.363cm" svg:y="12.83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49cm" svg:height="0.357cm" svg:x="12.8cm" svg:y="13.022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8" draw:layer="layout" svg:width="0.39cm" svg:height="0.342cm" svg:x="13.178cm" svg:y="13.02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55cm" svg:height="0.512cm" svg:x="13.606cm" svg:y="13.01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cm" svg:height="0.357cm" svg:x="13.991cm" svg:y="13.0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4cm" svg:height="0.357cm" svg:x="14.593cm" svg:y="13.02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1cm" svg:height="0.547cm" svg:x="14.984cm" svg:y="12.82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15.468cm" svg:y="12.8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5.778cm" svg:y="12.83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16.203cm" svg:y="13.0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79cm" svg:height="0.342cm" svg:x="16.798cm" svg:y="13.034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44cm" svg:height="0.357cm" svg:x="17.193cm" svg:y="13.02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173cm" svg:height="0.538cm" svg:x="17.583cm" svg:y="12.83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9cm" svg:height="0.351cm" svg:x="17.796cm" svg:y="13.027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604cm" svg:height="0.342cm" svg:x="18.226cm" svg:y="13.027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7cm" svg:x="18.868cm" svg:y="13.0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4cm" svg:height="0.357cm" svg:x="19.468cm" svg:y="13.02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1cm" svg:height="0.547cm" svg:x="19.859cm" svg:y="12.82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20.343cm" svg:y="12.8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20.653cm" svg:y="12.83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21.08cm" svg:y="13.0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54cm" svg:height="0.357cm" svg:x="21.684cm" svg:y="13.02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492cm" svg:x="21.987cm" svg:y="13.027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9cm" svg:height="0.538cm" svg:x="22.418cm" svg:y="12.83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22.846cm" svg:y="13.0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23.189cm" svg:y="13.02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9cm" svg:x="23.495cm" svg:y="12.85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95cm" svg:height="0.357cm" svg:x="23.711cm" svg:y="13.022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49cm" svg:height="0.357cm" svg:x="24.062cm" svg:y="13.02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173cm" svg:height="0.538cm" svg:x="24.44cm" svg:y="12.83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83cm" svg:height="0.547cm" svg:x="24.908cm" svg:y="12.832cm" svg:viewBox="0 0 384 548" svg:d="M113 247v-247l-113 9v24c55 0 60 6 60 43v463h19c2-2 7-12 28-48 13 18 44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8" draw:layer="layout" svg:width="0.349cm" svg:height="0.357cm" svg:x="25.35cm" svg:y="13.02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166cm" svg:height="0.519cm" svg:x="25.728cm" svg:y="12.85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166cm" svg:height="0.519cm" svg:x="25.943cm" svg:y="12.85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4cm" svg:height="0.357cm" svg:x="26.154cm" svg:y="13.02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44cm" svg:height="0.357cm" svg:x="26.563cm" svg:y="13.02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9cm" svg:height="0.342cm" svg:x="26.953cm" svg:y="13.02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</draw:g>
        <draw:g>
          <svg:title>TexMaths</svg:title>
          <svg:desc>22§display§\text {constant. Thus } \ \frac{dV}{dt} = k' \ \text { . . .  (1) where } k'  \text { is constant. }§svg§600§FALSE§</svg:desc>
          <draw:polygon draw:style-name="gr2" draw:text-style-name="P7" draw:layer="layout" svg:width="18.804cm" svg:height="1.522cm" svg:x="2.521cm" svg:y="13.764cm" svg:viewBox="0 0 18805 1523" draw:points="9403,1523 0,1523 0,0 18805,0 18805,1523">
            <text:p/>
          </draw:polygon>
          <draw:path draw:style-name="gr3" draw:text-style-name="P8" draw:layer="layout" svg:width="0.295cm" svg:height="0.356cm" svg:x="2.509cm" svg:y="14.438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2.849cm" svg:y="14.438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3.238cm" svg:y="14.4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54cm" svg:height="0.356cm" svg:x="3.667cm" svg:y="14.43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4cm" svg:height="0.485cm" svg:x="3.963cm" svg:y="14.30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6cm" svg:x="4.281cm" svg:y="14.438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4.66cm" svg:y="14.4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5.057cm" svg:y="14.3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083cm" svg:height="0.084cm" svg:x="5.409cm" svg:y="14.704cm" svg:viewBox="0 0 84 85" svg:d="M84 42c0-23-19-42-42-42s-42 19-42 42 19 43 42 43 42-20 42-43z">
            <text:p/>
          </draw:path>
          <draw:path draw:style-name="gr3" draw:text-style-name="P8" draw:layer="layout" svg:width="0.502cm" svg:height="0.524cm" svg:x="5.93cm" svg:y="14.262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8" draw:layer="layout" svg:width="0.39cm" svg:height="0.538cm" svg:x="6.485cm" svg:y="14.2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9cm" svg:height="0.351cm" svg:x="6.893cm" svg:y="14.44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254cm" svg:height="0.356cm" svg:x="7.324cm" svg:y="14.43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69cm" svg:height="0.546cm" svg:x="8.241cm" svg:y="13.72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552cm" svg:height="0.546cm" svg:x="8.657cm" svg:y="13.734cm" svg:viewBox="0 0 553 547" svg:d="M444 88c38-60 70-62 100-63 9-2 9-14 9-16 0-5-4-9-9-9-21 0-44 2-65 2-25 0-51-2-76-2-5 0-16 0-16 14 0 9 7 11 13 11 21 1 36 8 36 24 0 13-12 30-12 30l-237 379-53-410c0-15 17-23 53-23 10 0 19 0 19-16 0-7-5-9-11-9-31 0-65 2-96 2-15 0-29 0-43 0s-28-2-42-2c-5 0-14 0-14 14 0 11 7 11 19 11 44 0 44 7 46 26l62 479c3 14 5 17 16 17 12 0 15-3 21-14z">
            <text:p/>
          </draw:path>
          <draw:polygon draw:style-name="gr3" draw:text-style-name="P8" draw:layer="layout" svg:width="1.027cm" svg:height="0.032cm" svg:x="8.211cm" svg:y="14.575cm" svg:viewBox="0 0 1028 33" draw:points="514,33 0,33 0,0 1028,0 1028,33">
            <text:p/>
          </draw:polygon>
          <draw:path draw:style-name="gr3" draw:text-style-name="P8" draw:layer="layout" svg:width="0.369cm" svg:height="0.546cm" svg:x="8.414cm" svg:y="14.7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238cm" svg:height="0.494cm" svg:x="8.803cm" svg:y="14.831cm" svg:viewBox="0 0 239 495" svg:d="M143 176h73c15 0 23 0 23-16 0-9-8-9-23-9h-66c26-111 31-125 31-130 0-14-10-21-23-21-1 0-24 0-31 28l-30 123h-74c-16 0-23 0-23 14 0 11 7 11 21 11h69c-57 220-58 232-58 247 0 42 30 72 70 72 81 0 125-115 125-120 0-7-7-7-11-7-5 0-7 2-10 10-34 81-76 99-102 99-16 0-23-10-23-35 0-19 0-25 3-37z">
            <text:p/>
          </draw:path>
          <draw:path draw:style-name="gr3" draw:text-style-name="P8" draw:layer="layout" svg:width="0.515cm" svg:height="0.182cm" svg:x="9.588cm" svg:y="14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6cm" svg:x="10.402cm" svg:y="14.248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3" draw:text-style-name="P8" draw:layer="layout" svg:width="0.136cm" svg:height="0.281cm" svg:x="10.813cm" svg:y="14.163cm" svg:viewBox="0 0 137 282" svg:d="M132 48c5-9 5-15 5-18 0-18-16-30-31-30-22 0-29 18-30 26l-72 236c-2 0-4 7-4 7 0 7 18 13 21 13 4 0 5 0 9-9z">
            <text:p/>
          </draw:path>
          <draw:path draw:style-name="gr3" draw:text-style-name="P8" draw:layer="layout" svg:width="0.083cm" svg:height="0.084cm" svg:x="11.585cm" svg:y="14.704cm" svg:viewBox="0 0 84 85" svg:d="M84 42c0-23-19-42-42-42s-42 19-42 42 19 43 42 43 42-20 42-43z">
            <text:p/>
          </draw:path>
          <draw:path draw:style-name="gr3" draw:text-style-name="P8" draw:layer="layout" svg:width="0.083cm" svg:height="0.084cm" svg:x="12.145cm" svg:y="14.704cm" svg:viewBox="0 0 84 85" svg:d="M84 42c0-23-19-42-42-42s-42 19-42 42 19 43 42 43 42-20 42-43z">
            <text:p/>
          </draw:path>
          <draw:path draw:style-name="gr3" draw:text-style-name="P8" draw:layer="layout" svg:width="0.083cm" svg:height="0.084cm" svg:x="12.703cm" svg:y="14.704cm" svg:viewBox="0 0 84 85" svg:d="M84 42c0-23-19-42-42-42s-42 19-42 42 19 43 42 43 42-20 42-43z">
            <text:p/>
          </draw:path>
          <draw:path draw:style-name="gr3" draw:text-style-name="P8" draw:layer="layout" svg:width="0.18cm" svg:height="0.774cm" svg:x="13.271cm" svg:y="14.20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56cm" svg:height="0.517cm" svg:x="13.563cm" svg:y="14.27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3.926cm" svg:y="14.20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531cm" svg:height="0.342cm" svg:x="14.454cm" svg:y="14.452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3 9 5 14 16 14 9 0 12-7 14-14z">
            <text:p/>
          </draw:path>
          <draw:path draw:style-name="gr3" draw:text-style-name="P8" draw:layer="layout" svg:width="0.39cm" svg:height="0.538cm" svg:x="15.024cm" svg:y="14.2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5.45cm" svg:y="14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5.793cm" svg:y="14.44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6.096cm" svg:y="14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51cm" svg:height="0.546cm" svg:x="16.719cm" svg:y="14.248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8" draw:layer="layout" svg:width="0.136cm" svg:height="0.281cm" svg:x="17.129cm" svg:y="14.163cm" svg:viewBox="0 0 137 282" svg:d="M132 48c5-9 5-15 5-18 0-18-16-30-31-30-22 0-29 18-30 26l-72 236c-2 0-4 7-4 7 0 7 18 13 21 13 4 0 5 0 9-9z">
            <text:p/>
          </draw:path>
          <draw:path draw:style-name="gr3" draw:text-style-name="P8" draw:layer="layout" svg:width="0.166cm" svg:height="0.518cm" svg:x="17.602cm" svg:y="14.2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7.817cm" svg:y="14.43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95cm" svg:height="0.356cm" svg:x="18.382cm" svg:y="14.438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18.72cm" svg:y="14.438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19.111cm" svg:y="14.4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54cm" svg:height="0.356cm" svg:x="19.54cm" svg:y="14.43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2cm" svg:height="0.485cm" svg:x="19.834cm" svg:y="14.3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20.153cm" svg:y="14.438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8" draw:layer="layout" svg:width="0.39cm" svg:height="0.342cm" svg:x="20.533cm" svg:y="14.4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20.931cm" svg:y="14.3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083cm" svg:height="0.084cm" svg:x="21.283cm" svg:y="14.704cm" svg:viewBox="0 0 84 85" svg:d="M84 42c0-23-19-42-42-42s-42 19-42 42 19 43 42 43 42-20 42-4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office:forms form:automatic-focus="false" form:apply-design-mode="false"/>
        <draw:frame presentation:style-name="pr13" draw:text-style-name="P6" draw:layer="layout" svg:width="26.4cm" svg:height="14.8cm" svg:x="0.8cm" svg:y="0.6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</draw:text-box>
        </draw:frame>
        <draw:g>
          <svg:title>TexMaths</svg:title>
          <svg:desc>22§display§. \ . \ . \  \ \text { (2) }§svg§600§FALSE§</svg:desc>
          <draw:polygon draw:style-name="gr2" draw:text-style-name="P7" draw:layer="layout" svg:width="2.767cm" svg:height="0.696cm" svg:x="10.354cm" svg:y="12.317cm" svg:viewBox="0 0 2768 697" draw:points="1383,697 0,697 0,0 2768,0 2768,697">
            <text:p/>
          </draw:polygon>
          <draw:path draw:style-name="gr3" draw:text-style-name="P8" draw:layer="layout" svg:width="0.083cm" svg:height="0.083cm" svg:x="10.382cm" svg:y="12.7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0.854cm" svg:y="12.7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1.327cm" svg:y="12.776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2.325cm" svg:y="12.2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2.587cm" svg:y="12.34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2.98cm" svg:y="12.27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Diff. } w. \ r. \ t. \  t . \text { we get, } §svg§600§FALSE§</svg:desc>
          <draw:polygon draw:style-name="gr2" draw:text-style-name="P7" draw:layer="layout" svg:width="7.415cm" svg:height="0.628cm" svg:x="2.517cm" svg:y="2.562cm" svg:viewBox="0 0 7416 629" draw:points="3709,629 0,629 0,0 7416,0 7416,629">
            <text:p/>
          </draw:polygon>
          <draw:path draw:style-name="gr3" draw:text-style-name="P8" draw:layer="layout" svg:width="0.52cm" svg:height="0.529cm" svg:x="2.505cm" svg:y="2.541cm" svg:viewBox="0 0 521 530" svg:d="M0 0v25h19c60 0 60 8 60 35v410c0 28 0 35-60 35h-19v25h283c131 0 238-114 238-261s-104-269-238-269zM185 505c-37 0-39-5-39-29v-421c0-25 2-30 39-30h77c48 0 102 16 141 72 34 46 41 113 41 172 0 87-14 133-43 171-16 21-60 65-139 65z">
            <text:p/>
          </draw:path>
          <draw:path draw:style-name="gr3" draw:text-style-name="P8" draw:layer="layout" svg:width="0.166cm" svg:height="0.519cm" svg:x="3.095cm" svg:y="2.55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465cm" svg:height="0.547cm" svg:x="3.304cm" svg:y="2.523cm" svg:viewBox="0 0 466 548" svg:d="M327 236h88v-23h-91v-90c0-70 39-105 72-105 4 0 14 0 26 5-8 3-22 12-22 32 0 17 12 33 33 33s33-16 33-33c0-29-26-55-70-55-46 0-81 30-84 33-23-29-66-33-87-33-74 0-163 41-163 125v88h-62v23h62v252c0 35-9 35-62 35v25c26-2 67-4 86-4 20 0 58 2 87 4v-25c-52 0-60 0-60-35v-252h163v252c0 35-8 35-61 35v25c30-2 67-4 88-4 31 0 68 0 98 4v-25h-16c-56 0-58-9-58-37zM111 213v-88c0-76 63-107 113-107 38 0 59 14 61 14v1c-14 0-28 11-28 32 0 5 0 25 21 32-2 10-2 17-2 26v90z">
            <text:p/>
          </draw:path>
          <draw:path draw:style-name="gr3" draw:text-style-name="P8" draw:layer="layout" svg:width="0.083cm" svg:height="0.084cm" svg:x="3.802cm" svg:y="2.986cm" svg:viewBox="0 0 84 85" svg:d="M84 42c0-23-19-42-42-42s-42 19-42 42 19 43 42 43 42-20 42-43z">
            <text:p/>
          </draw:path>
          <draw:path draw:style-name="gr3" draw:text-style-name="P8" draw:layer="layout" svg:width="0.513cm" svg:height="0.351cm" svg:x="4.316cm" svg:y="2.727cm" svg:viewBox="0 0 514 352" svg:d="M336 79c4-16 11-46 11-49 0-14-11-21-21-21-11 0-25 5-30 21-2 5-39 155-44 174-6 23-7 37-7 51 0 9 0 11 1 14-17 43-42 66-72 66-61 0-61-57-61-71 0-24 3-54 40-151 9-23 12-34 12-50 0-35-24-63-63-63-74 0-102 113-102 120s7 7 9 7c9 0 9 0 12-14 21-72 51-95 79-95 7 0 20 0 20 24 0 20-9 43-14 55-34 91-44 128-44 157 0 72 52 98 111 98 12 0 49 0 80-54 20 49 74 54 97 54 58 0 92-49 113-95 26-62 51-165 51-202 0-43-21-55-35-55-20 0-39 19-39 37 0 11 5 16 12 21 9 9 29 28 29 67 0 26-23 102-43 141-21 42-47 69-86 69-37 0-56-23-56-67 0-21 5-46 7-57z">
            <text:p/>
          </draw:path>
          <draw:path draw:style-name="gr3" draw:text-style-name="P8" draw:layer="layout" svg:width="0.083cm" svg:height="0.084cm" svg:x="4.934cm" svg:y="2.986cm" svg:viewBox="0 0 84 85" svg:d="M84 42c0-23-19-42-42-42s-42 19-42 42 19 43 42 43 42-20 42-43z">
            <text:p/>
          </draw:path>
          <draw:path draw:style-name="gr3" draw:text-style-name="P8" draw:layer="layout" svg:width="0.316cm" svg:height="0.351cm" svg:x="5.364cm" svg:y="2.727cm" svg:viewBox="0 0 317 352" svg:d="M46 298c-2 12-7 30-7 33 0 14 10 21 23 21 8 0 22-7 28-21 2-3 28-109 31-123 6-27 20-81 25-102 4-9 25-46 44-64 5-5 28-24 62-24 21 0 31 8 33 8-24 4-40 23-40 43 0 12 8 28 28 28 21 0 44-18 44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083cm" svg:height="0.084cm" svg:x="5.735cm" svg:y="2.986cm" svg:viewBox="0 0 84 85" svg:d="M84 42c0-23-19-42-42-42s-42 19-42 42 19 43 42 43 42-20 42-43z">
            <text:p/>
          </draw:path>
          <draw:path draw:style-name="gr3" draw:text-style-name="P8" draw:layer="layout" svg:width="0.238cm" svg:height="0.494cm" svg:x="6.159cm" svg:y="2.585cm" svg:viewBox="0 0 239 495" svg:d="M143 176h74c14 0 22 0 22-16 0-9-8-9-22-9h-67c26-110 31-125 31-130 0-14-10-21-23-21-1 0-24 0-31 28l-30 123h-74c-16 0-23 0-23 15 0 10 7 10 21 10h69c-57 220-58 233-58 247 0 42 30 72 70 72 81 0 125-115 125-120 0-7-7-7-10-7-6 0-8 2-11 11-33 81-76 98-102 98-16 0-23-10-23-35 0-19 0-25 3-37z">
            <text:p/>
          </draw:path>
          <draw:path draw:style-name="gr3" draw:text-style-name="P8" draw:layer="layout" svg:width="0.083cm" svg:height="0.084cm" svg:x="6.487cm" svg:y="2.986cm" svg:viewBox="0 0 84 85" svg:d="M84 42c0-23-19-42-42-42s-42 19-42 42 19 43 42 43 42-20 42-43z">
            <text:p/>
          </draw:path>
          <draw:path draw:style-name="gr3" draw:text-style-name="P8" draw:layer="layout" svg:width="0.238cm" svg:height="0.494cm" svg:x="6.911cm" svg:y="2.585cm" svg:viewBox="0 0 239 495" svg:d="M143 176h74c14 0 22 0 22-16 0-9-8-9-22-9h-67c26-110 31-125 31-130 0-14-10-21-23-21-1 0-24 0-31 28l-30 123h-74c-16 0-23 0-23 15 0 10 7 10 21 10h69c-57 220-58 233-58 247 0 42 30 72 70 72 81 0 125-115 125-120 0-7-7-7-10-7-6 0-8 2-11 11-33 81-76 98-102 98-16 0-23-10-23-35 0-19 0-25 3-37z">
            <text:p/>
          </draw:path>
          <draw:path draw:style-name="gr3" draw:text-style-name="P8" draw:layer="layout" svg:width="0.083cm" svg:height="0.084cm" svg:x="7.238cm" svg:y="2.986cm" svg:viewBox="0 0 84 85" svg:d="M84 42c0-23-19-42-42-42s-42 19-42 42 19 43 42 43 42-20 42-43z">
            <text:p/>
          </draw:path>
          <draw:path draw:style-name="gr3" draw:text-style-name="P8" draw:layer="layout" svg:width="0.531cm" svg:height="0.342cm" svg:x="7.659cm" svg:y="2.734cm" svg:viewBox="0 0 532 343" svg:d="M466 74c15-39 39-49 66-49v-25c-18 2-41 2-57 2-23 0-58-2-72-2v25c28 0 44 14 44 37 0 5 0 5-3 15l-71 200-77-217c-2-9-4-11-4-14 0-21 30-21 46-21v-25c-23 0-62 2-81 2-23 0-46 0-69-2v25c29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8" draw:layer="layout" svg:width="0.3cm" svg:height="0.357cm" svg:x="8.203cm" svg:y="2.7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55cm" svg:height="0.512cm" svg:x="8.805cm" svg:y="2.71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3 99 91 0 172-41 172-101 0-28-12-67-51-90-42-21-86-21-134-21-19 0-53 0-58 0-25-3-42-28-42-53zM173 493c-80 0-133-39-133-79 0-37 30-65 64-67h46c67 0 155 0 155 67 0 40-57 79-132 79z">
            <text:p/>
          </draw:path>
          <draw:path draw:style-name="gr3" draw:text-style-name="P8" draw:layer="layout" svg:width="0.3cm" svg:height="0.357cm" svg:x="9.19cm" svg:y="2.72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42cm" svg:height="0.485cm" svg:x="9.528cm" svg:y="2.593cm" svg:viewBox="0 0 243 486" svg:d="M120 167h111v-24h-111v-143h-20c0 63-24 146-100 150v17h67v213c0 97 72 106 100 106 55 0 76-55 76-106v-44h-19v44c0 57-23 87-51 87-53 0-53-71-53-85z">
            <text:p/>
          </draw:path>
          <draw:path draw:style-name="gr3" draw:text-style-name="P8" draw:layer="layout" svg:width="0.091cm" svg:height="0.231cm" svg:x="9.88cm" svg:y="2.986cm" svg:viewBox="0 0 92 232" svg:d="M92 81c0-49-18-81-50-81-28 0-42 21-42 41 0 21 14 42 42 42 13 0 21-6 30-11l2-2c0 0 2 0 2 11 0 51-23 99-58 136-4 3-6 5-6 7 0 7 4 8 9 8 9 0 71-61 71-151z">
            <text:p/>
          </draw:path>
        </draw:g>
        <draw:g>
          <svg:title>TexMaths</svg:title>
          <svg:desc>22§display§\text {where } k  \text { is a constant. }§svg§600§FALSE§</svg:desc>
          <draw:polygon draw:style-name="gr2" draw:text-style-name="P7" draw:layer="layout" svg:width="7.275cm" svg:height="0.469cm" svg:x="8.333cm" svg:y="6.264cm" svg:viewBox="0 0 7276 470" draw:points="3638,470 0,470 0,0 7276,0 7276,470">
            <text:p/>
          </draw:polygon>
          <draw:path draw:style-name="gr3" draw:text-style-name="P8" draw:layer="layout" svg:width="0.531cm" svg:height="0.343cm" svg:x="8.308cm" svg:y="6.429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3c2 8 5 14 16 14 9 0 12-7 14-14z">
            <text:p/>
          </draw:path>
          <draw:path draw:style-name="gr3" draw:text-style-name="P8" draw:layer="layout" svg:width="0.39cm" svg:height="0.538cm" svg:x="8.876cm" svg:y="6.225cm" svg:viewBox="0 0 391 539" svg:d="M60 479c0 36-7 36-60 36v24c26-2 67-2 88-2 19 0 60 0 86 2v-24c-51 0-60 0-60-36v-142c0-82 55-124 104-124 50 0 58 42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8" draw:layer="layout" svg:width="0.3cm" svg:height="0.357cm" svg:x="9.304cm" svg:y="6.41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261cm" svg:height="0.343cm" svg:x="9.647cm" svg:y="6.42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7cm" svg:x="9.95cm" svg:y="6.41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351cm" svg:height="0.547cm" svg:x="10.573cm" svg:y="6.225cm" svg:viewBox="0 0 352 548" svg:d="M180 9c0-2 0-9-9-9-18 0-76 7-95 7-7 2-16 2-16 16 0 10 7 10 19 10 37 0 39 6 39 13l-2 16-112 447c-4 11-4 13-4 16 0 19 16 23 23 23 10 0 21-7 26-18 4-7 39-149 44-169 27 2 90 14 90 65 0 6 0 9-3 18 0 9-2 18-2 26 0 46 30 78 70 78 25 0 44-12 62-42 19-34 28-76 28-78 0-9-7-9-9-9-9 0-9 4-10 14-16 59-34 97-69 97-14 0-25-8-25-37 0-12 4-30 7-42 2-14 2-18 2-25 0-51-47-72-114-81 24-14 49-38 67-58 37-40 72-74 110-74 6 0 6 0 7 0 9 2 11 2 16 7 2 0 2 2 4 2-37 4-44 33-44 42 0 13 9 29 30 29 19 0 42-18 42-48 0-23-18-49-53-49-21 0-58 7-112 68-29 30-59 60-87 73z">
            <text:p/>
          </draw:path>
          <draw:path draw:style-name="gr3" draw:text-style-name="P8" draw:layer="layout" svg:width="0.166cm" svg:height="0.519cm" svg:x="11.24cm" svg:y="6.24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11.455cm" svg:y="6.415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9cm" svg:height="0.357cm" svg:x="12.025cm" svg:y="6.415cm" svg:viewBox="0 0 350 358" svg:d="M225 289c4 32 25 63 62 63 16 0 63-10 63-74v-42h-19v42c0 46-19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295cm" svg:height="0.357cm" svg:x="12.662cm" svg:y="6.415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44cm" svg:height="0.357cm" svg:x="13.002cm" svg:y="6.41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343cm" svg:x="13.391cm" svg:y="6.42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254cm" svg:height="0.357cm" svg:x="13.822cm" svg:y="6.415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4cm" svg:height="0.485cm" svg:x="14.116cm" svg:y="6.287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8" draw:layer="layout" svg:width="0.349cm" svg:height="0.357cm" svg:x="14.435cm" svg:y="6.415cm" svg:viewBox="0 0 350 358" svg:d="M225 289c4 32 25 63 62 63 16 0 63-10 63-74v-42h-19v42c0 46-19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39cm" svg:height="0.343cm" svg:x="14.813cm" svg:y="6.42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15.211cm" svg:y="6.287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8" draw:layer="layout" svg:width="0.083cm" svg:height="0.084cm" svg:x="15.565cm" svg:y="6.68cm" svg:viewBox="0 0 84 85" svg:d="M84 42c0-23-19-42-42-42s-42 19-42 42 19 43 42 43 42-20 42-43z">
            <text:p/>
          </draw:path>
        </draw:g>
        <draw:g>
          <svg:title>TexMaths</svg:title>
          <svg:desc>22§display§\text {But} \ V =  \frac{4}{3} \pi r^3§svg§600§FALSE§</svg:desc>
          <draw:polygon draw:style-name="gr2" draw:text-style-name="P7" draw:layer="layout" svg:width="4.803cm" svg:height="1.518cm" svg:x="2.62cm" svg:y="0.565cm" svg:viewBox="0 0 4804 1519" draw:points="2401,1519 0,1519 0,0 4804,0 4804,1519">
            <text:p/>
          </draw:polygon>
          <draw:path draw:style-name="gr3" draw:text-style-name="P8" draw:layer="layout" svg:width="0.476cm" svg:height="0.529cm" svg:x="2.609cm" svg:y="1.045cm" svg:viewBox="0 0 477 530" svg:d="M144 246v-191c0-25 2-30 39-30h95c76 0 104 65 104 105 0 51-39 116-125 116zM327 254c76-16 129-66 129-124 0-67-71-130-173-130h-283v25h19c60 0 60 8 60 35v410c0 28 0 35-60 35h-19v25h305c103 0 172-69 172-143 0-67-63-125-150-133zM280 505h-97c-37 0-39-5-39-30v-213h146c78 0 110 72 110 125 0 55-41 118-120 118z">
            <text:p/>
          </draw:path>
          <draw:path draw:style-name="gr3" draw:text-style-name="P8" draw:layer="layout" svg:width="0.39cm" svg:height="0.351cm" svg:x="3.153cm" svg:y="1.23cm" svg:viewBox="0 0 391 352" svg:d="M278 282v70l113-9v-24c-55 0-60-6-60-43v-276l-114 9v24c54 0 59 6 59 43v139c0 67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3.574cm" svg:y="1.096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8" draw:layer="layout" svg:width="0.552cm" svg:height="0.547cm" svg:x="4.16cm" svg:y="1.045cm" svg:viewBox="0 0 553 548" svg:d="M444 88c38-60 70-62 100-63 9-2 9-14 9-16 0-5-4-9-9-9-21 0-44 2-65 2-25 0-51-2-76-2-5 0-16 0-16 14 0 9 7 11 13 11 21 1 37 8 37 24 0 13-13 30-13 30l-237 379-53-410c0-15 17-23 53-23 10 0 19 0 19-16 0-7-5-9-11-9-31 0-65 2-96 2-15 0-29 0-43 0s-28-2-42-2c-5 0-14 0-14 14 0 11 7 11 19 11 44 0 44 7 46 26l62 479c3 14 5 18 16 18 12 0 15-4 21-15z">
            <text:p/>
          </draw:path>
          <draw:path draw:style-name="gr3" draw:text-style-name="P8" draw:layer="layout" svg:width="0.515cm" svg:height="0.182cm" svg:x="4.998cm" svg:y="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5.885cm" svg:y="0.526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8" draw:layer="layout" svg:width="0.388cm" svg:height="0.032cm" svg:x="5.864cm" svg:y="1.364cm" svg:viewBox="0 0 389 33" draw:points="194,33 0,33 0,0 389,0 389,33">
            <text:p/>
          </draw:polygon>
          <draw:path draw:style-name="gr3" draw:text-style-name="P8" draw:layer="layout" svg:width="0.321cm" svg:height="0.532cm" svg:x="5.895cm" svg:y="1.5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418cm" svg:height="0.342cm" svg:x="6.364cm" svg:y="1.239cm" svg:viewBox="0 0 419 343" svg:d="M185 46h88c-27 114-34 148-34 200 0 11 0 32 7 59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ath draw:style-name="gr3" draw:text-style-name="P8" draw:layer="layout" svg:width="0.316cm" svg:height="0.351cm" svg:x="6.834cm" svg:y="1.23cm" svg:viewBox="0 0 317 352" svg:d="M46 298c-2 12-7 29-7 33 0 14 10 21 23 21 8 0 22-7 28-21 2-4 28-109 31-123 6-27 20-81 25-102 4-9 25-46 44-64 5-5 28-24 62-24 21 0 31 8 33 8-24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249cm" svg:height="0.37cm" svg:x="7.212cm" svg:y="0.894cm" svg:viewBox="0 0 250 371" svg:d="M120 180c42 0 72 29 72 88 0 66-39 86-71 86-21 0-70-5-93-37 27-2 32-19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8 0 7 5 7 14 7z">
            <text:p/>
          </draw:path>
        </draw:g>
        <draw:g>
          <svg:title>TexMaths</svg:title>
          <svg:desc>22§display§\frac{dV}{dt} =  \frac{4 \pi }{3} 3 r^2 \frac{dr}{dt} = k'§svg§600§FALSE§</svg:desc>
          <draw:polygon draw:style-name="gr2" draw:text-style-name="P7" draw:layer="layout" svg:width="6.795cm" svg:height="1.53cm" svg:x="2.651cm" svg:y="3.667cm" svg:viewBox="0 0 6796 1531" draw:points="3399,1531 0,1531 0,0 6796,0 6796,1531">
            <text:p/>
          </draw:polygon>
          <draw:path draw:style-name="gr3" draw:text-style-name="P8" draw:layer="layout" svg:width="0.369cm" svg:height="0.546cm" svg:x="2.644cm" svg:y="3.62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552cm" svg:height="0.546cm" svg:x="3.057cm" svg:y="3.637cm" svg:viewBox="0 0 553 547" svg:d="M444 88c38-60 70-62 100-63 9-2 9-14 9-16 0-5-4-9-9-9-21 0-44 2-65 2-25 0-51-2-76-2-5 0-16 0-16 14 0 9 7 11 13 11 21 1 36 8 36 24 0 13-12 30-12 30l-237 378-53-409c0-15 17-23 53-23 10 0 19 0 19-16 0-7-5-9-11-9-31 0-65 2-96 2-15 0-29 0-43 0s-28-2-42-2c-5 0-14 0-14 14 0 11 7 11 19 11 44 0 44 7 46 26l62 479c3 14 5 17 16 17 12 0 15-3 21-14z">
            <text:p/>
          </draw:path>
          <draw:polygon draw:style-name="gr3" draw:text-style-name="P8" draw:layer="layout" svg:width="1.027cm" svg:height="0.032cm" svg:x="2.612cm" svg:y="4.478cm" svg:viewBox="0 0 1028 33" draw:points="514,33 0,33 0,0 1028,0 1028,33">
            <text:p/>
          </draw:polygon>
          <draw:path draw:style-name="gr3" draw:text-style-name="P8" draw:layer="layout" svg:width="0.369cm" svg:height="0.546cm" svg:x="2.814cm" svg:y="4.68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238cm" svg:height="0.493cm" svg:x="3.203cm" svg:y="4.733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3.988cm" svg:y="4.4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4.875cm" svg:y="3.64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8" draw:layer="layout" svg:width="0.418cm" svg:height="0.342cm" svg:x="5.261cm" svg:y="3.832cm" svg:viewBox="0 0 419 343" svg:d="M185 46h88c-27 114-34 148-34 200 0 11 0 32 7 58 7 36 16 39 29 39 15 0 31-14 31-30 0-3 0-5-5-16-23-56-23-107-23-128 0-42 7-83 14-123h90c9 0 37 0 37-27 0-19-16-19-30-19h-261c-17 0-47 0-80 37-27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856cm" svg:height="0.032cm" svg:x="4.854cm" svg:y="4.478cm" svg:viewBox="0 0 857 33" draw:points="428,33 0,33 0,0 857,0 857,33">
            <text:p/>
          </draw:polygon>
          <draw:path draw:style-name="gr3" draw:text-style-name="P8" draw:layer="layout" svg:width="0.321cm" svg:height="0.532cm" svg:x="5.12cm" svg:y="4.70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321cm" svg:height="0.532cm" svg:x="5.835cm" svg:y="4.17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316cm" svg:height="0.351cm" svg:x="6.211cm" svg:y="4.34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24cm" svg:height="0.36cm" svg:x="6.593cm" svg:y="4.0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7.03cm" svg:y="3.62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8" draw:layer="layout" svg:width="0.316cm" svg:height="0.351cm" svg:x="7.424cm" svg:y="3.82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olygon draw:style-name="gr3" draw:text-style-name="P8" draw:layer="layout" svg:width="0.773cm" svg:height="0.032cm" svg:x="6.998cm" svg:y="4.478cm" svg:viewBox="0 0 774 33" draw:points="387,33 0,33 0,0 774,0 774,33">
            <text:p/>
          </draw:polygon>
          <draw:path draw:style-name="gr3" draw:text-style-name="P8" draw:layer="layout" svg:width="0.369cm" svg:height="0.546cm" svg:x="7.075cm" svg:y="4.68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8" draw:layer="layout" svg:width="0.238cm" svg:height="0.493cm" svg:x="7.464cm" svg:y="4.733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8.123cm" svg:y="4.4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6cm" svg:x="8.938cm" svg:y="4.151cm" svg:viewBox="0 0 352 547" svg:d="M180 9c0-2 0-9-9-9-18 0-76 7-95 7-7 2-16 2-16 16 0 10 7 10 19 10 37 0 39 6 39 13l-2 16-112 446c-4 11-4 13-4 16 0 20 16 23 23 23 10 0 21-7 26-17 4-6 39-150 44-169 27 1 90 14 90 65 0 5 0 9-3 17 0 9-2 18-2 27 0 45 30 77 70 77 25 0 44-12 62-42 19-34 28-76 28-77 0-9-7-9-9-9-9 0-9 3-10 14-16 58-34 97-69 97-14 0-25-9-25-37 0-13 4-30 7-43 2-14 2-17 2-24 0-51-47-72-114-81 24-14 49-39 67-58 37-41 72-74 110-74 6 0 6 0 7 0 9 2 11 2 16 7 2 0 2 2 4 2-37 3-44 33-44 42 0 12 9 28 30 28 19 0 42-18 42-47 0-23-18-50-53-50-21 0-58 7-112 69-29 30-59 60-87 72z">
            <text:p/>
          </draw:path>
          <draw:path draw:style-name="gr3" draw:text-style-name="P8" draw:layer="layout" svg:width="0.136cm" svg:height="0.28cm" svg:x="9.348cm" svg:y="4.066cm" svg:viewBox="0 0 137 281" svg:d="M132 48c5-9 5-15 5-18 0-18-16-30-31-30-22 0-29 18-30 26l-72 236c-2 0-4 7-4 7 0 7 18 12 21 12 4 0 5 0 9-8z">
            <text:p/>
          </draw:path>
        </draw:g>
        <draw:g>
          <svg:title>TexMaths</svg:title>
          <svg:desc>22§display§. \ . \ .  \ \text { [ From (1) ]}§svg§600§FALSE§</svg:desc>
          <draw:polygon draw:style-name="gr2" draw:text-style-name="P7" draw:layer="layout" svg:width="5.471cm" svg:height="0.696cm" svg:x="10.956cm" svg:y="4.117cm" svg:viewBox="0 0 5472 697" draw:points="2737,697 0,697 0,0 5472,0 5472,697">
            <text:p/>
          </draw:polygon>
          <draw:path draw:style-name="gr3" draw:text-style-name="P8" draw:layer="layout" svg:width="0.083cm" svg:height="0.083cm" svg:x="10.984cm" svg:y="4.5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1.456cm" svg:y="4.5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1.929cm" svg:y="4.576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12.684cm" svg:y="4.078cm" svg:viewBox="0 0 107 774" draw:points="107,774 107,744 32,744 32,32 107,32 107,0 0,0 0,774">
            <text:p/>
          </draw:polygon>
          <draw:path draw:style-name="gr3" draw:text-style-name="P8" draw:layer="layout" svg:width="0.448cm" svg:height="0.527cm" svg:x="13.091cm" svg:y="4.133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8" draw:layer="layout" svg:width="0.261cm" svg:height="0.342cm" svg:x="13.528cm" svg:y="4.315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13.83cm" svg:y="4.31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14.219cm" svg:y="4.315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15.173cm" svg:y="4.0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5.467cm" svg:y="4.1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5.828cm" svg:y="4.07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0.106cm" svg:height="0.773cm" svg:x="16.36cm" svg:y="4.078cm" svg:viewBox="0 0 107 774" draw:points="107,0 0,0 0,32 76,32 76,744 0,744 0,774 107,774">
            <text:p/>
          </draw:polygon>
        </draw:g>
        <draw:g>
          <svg:title>TexMaths</svg:title>
          <svg:desc>22§display§r^2 \frac{dr}{dt} = \frac{k'}{4\pi} = k§svg§600§FALSE§</svg:desc>
          <draw:polygon draw:style-name="gr2" draw:text-style-name="P7" draw:layer="layout" svg:width="5.094cm" svg:height="1.57cm" svg:x="2.629cm" svg:y="5.669cm" svg:viewBox="0 0 5095 1571" draw:points="2547,1571 0,1571 0,0 5095,0 5095,1571">
            <text:p/>
          </draw:polygon>
          <draw:path draw:style-name="gr3" draw:text-style-name="P8" draw:layer="layout" svg:width="0.316cm" svg:height="0.351cm" svg:x="2.613cm" svg:y="6.394cm" svg:viewBox="0 0 317 352" svg:d="M46 298c-2 12-7 29-7 33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24cm" svg:height="0.36cm" svg:x="2.995cm" svg:y="6.05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3.431cm" svg:y="5.676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316cm" svg:height="0.351cm" svg:x="3.826cm" svg:y="5.871cm" svg:viewBox="0 0 317 352" svg:d="M46 298c-2 12-7 29-7 33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olygon draw:style-name="gr3" draw:text-style-name="P8" draw:layer="layout" svg:width="0.773cm" svg:height="0.032cm" svg:x="3.4cm" svg:y="6.528cm" svg:viewBox="0 0 774 33" draw:points="387,33 0,33 0,0 774,0 774,33">
            <text:p/>
          </draw:polygon>
          <draw:path draw:style-name="gr3" draw:text-style-name="P8" draw:layer="layout" svg:width="0.369cm" svg:height="0.547cm" svg:x="3.477cm" svg:y="6.73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238cm" svg:height="0.494cm" svg:x="3.866cm" svg:y="6.783cm" svg:viewBox="0 0 239 495" svg:d="M143 176h73c15 0 23 0 23-16 0-9-8-9-23-9h-66c26-111 31-125 31-130 0-14-10-21-23-21-1 0-24 0-31 28l-30 123h-74c-16 0-23 0-23 15 0 10 7 10 21 10h69c-57 220-58 232-58 247 0 42 30 72 70 72 81 0 125-115 125-120 0-7-7-7-11-7-7 0-7 2-10 11-34 81-76 98-102 98-16 0-23-10-23-35 0-19 0-25 3-37z">
            <text:p/>
          </draw:path>
          <draw:path draw:style-name="gr3" draw:text-style-name="P8" draw:layer="layout" svg:width="0.515cm" svg:height="0.182cm" svg:x="4.524cm" svg:y="6.4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7cm" svg:x="5.538cm" svg:y="5.676cm" svg:viewBox="0 0 352 548" svg:d="M180 9c0-2 0-9-9-9-18 0-76 7-95 7-7 2-16 2-16 16 0 10 7 10 19 10 37 0 39 6 39 13l-2 16-112 447c-4 10-4 12-4 16 0 19 16 23 23 23 10 0 21-7 26-18 4-7 39-150 44-169 27 2 90 14 90 65 0 5 0 9-3 18 0 8-2 17-2 26 0 46 30 78 70 78 25 0 44-13 62-43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3" draw:text-style-name="P8" draw:layer="layout" svg:width="0.136cm" svg:height="0.281cm" svg:x="5.948cm" svg:y="5.63cm" svg:viewBox="0 0 137 282" svg:d="M132 48c5-9 5-15 5-18 0-18-16-30-31-30-22 0-29 18-30 26l-72 236c-2 0-4 7-4 7 0 7 18 13 21 13 4 0 5 0 9-9z">
            <text:p/>
          </draw:path>
          <draw:polygon draw:style-name="gr3" draw:text-style-name="P8" draw:layer="layout" svg:width="0.856cm" svg:height="0.032cm" svg:x="5.389cm" svg:y="6.528cm" svg:viewBox="0 0 857 33" draw:points="428,33 0,33 0,0 857,0 857,33">
            <text:p/>
          </draw:polygon>
          <draw:path draw:style-name="gr3" draw:text-style-name="P8" draw:layer="layout" svg:width="0.344cm" svg:height="0.524cm" svg:x="5.412cm" svg:y="6.74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418cm" svg:height="0.342cm" svg:x="5.797cm" svg:y="6.935cm" svg:viewBox="0 0 419 343" svg:d="M185 46h88c-27 114-34 148-34 200 0 11 0 32 7 59 7 35 16 38 29 38 15 0 31-14 31-30 0-3 0-5-5-15-23-57-23-108-23-129 0-42 7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ath draw:style-name="gr3" draw:text-style-name="P8" draw:layer="layout" svg:width="0.515cm" svg:height="0.182cm" svg:x="6.596cm" svg:y="6.4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7cm" svg:x="7.411cm" svg:y="6.2cm" svg:viewBox="0 0 352 548" svg:d="M180 9c0-2 0-9-9-9-18 0-76 7-95 7-7 2-16 2-16 16 0 10 7 10 19 10 37 0 39 6 39 13l-2 16-112 447c-4 10-4 12-4 16 0 19 16 23 23 23 10 0 21-7 26-18 4-7 39-150 44-169 27 2 90 14 90 65 0 5 0 9-3 18 0 8-2 17-2 26 0 46 30 78 70 78 25 0 44-13 62-43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9 30-59 60-87 72z">
            <text:p/>
          </draw:path>
        </draw:g>
        <draw:g>
          <svg:title>TexMaths</svg:title>
          <svg:desc>22§display§\therefore \ \ \ r^2 \ dr \ = \  k \ dt§svg§600§FALSE§</svg:desc>
          <draw:polygon draw:style-name="gr2" draw:text-style-name="P7" draw:layer="layout" svg:width="6.063cm" svg:height="0.659cm" svg:x="2.629cm" svg:y="7.771cm" svg:viewBox="0 0 6064 660" draw:points="3033,660 0,660 0,0 6064,0 6064,660">
            <text:p/>
          </draw:polygon>
          <draw:path draw:style-name="gr3" draw:text-style-name="P8" draw:layer="layout" svg:width="0.469cm" svg:height="0.418cm" svg:x="2.613cm" svg:y="8.052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8" draw:layer="layout" svg:width="0.316cm" svg:height="0.351cm" svg:x="4.116cm" svg:y="8.068cm" svg:viewBox="0 0 317 352" svg:d="M46 297c-2 13-7 30-7 34 0 14 10 21 23 21 8 0 22-7 28-21 2-4 28-109 31-123 6-27 20-81 25-102 4-9 25-46 44-64 5-5 28-24 62-24 21 0 31 8 33 8-24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24cm" svg:height="0.36cm" svg:x="4.498cm" svg:y="7.73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5.1cm" svg:y="7.875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16cm" svg:height="0.351cm" svg:x="5.494cm" svg:y="8.068cm" svg:viewBox="0 0 317 352" svg:d="M46 297c-2 13-7 30-7 34 0 14 10 21 23 21 8 0 22-7 28-21 2-4 28-109 31-123 6-27 20-81 25-102 4-9 25-46 44-64 5-5 28-24 62-24 21 0 31 8 33 8-24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515cm" svg:height="0.182cm" svg:x="6.357cm" svg:y="8.1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6cm" svg:x="7.43cm" svg:y="7.875cm" svg:viewBox="0 0 352 547" svg:d="M180 9c0-2 0-9-9-9-18 0-76 7-95 7-7 2-16 2-16 16 0 10 7 10 19 10 37 0 39 6 39 13l-2 16-112 447c-4 10-4 12-4 15 0 20 16 23 23 23 10 0 21-7 26-17 4-7 39-150 44-169 27 1 90 14 90 65 0 5 0 9-3 17 0 9-2 18-2 27 0 46 30 77 70 77 25 0 44-12 62-42 19-33 28-76 28-77 0-9-7-9-9-9-9 0-9 3-10 14-16 58-34 97-69 97-14 0-25-9-25-37 0-13 4-30 7-43 2-14 2-17 2-24 0-51-47-72-114-81 24-14 49-39 67-58 37-41 72-74 110-74 6 0 6 0 8 0 8 2 10 2 15 7 2 0 2 2 4 2-37 3-44 33-44 42 0 12 9 28 30 28 19 0 42-18 42-47 0-23-18-50-53-50-21 0-58 7-112 69-29 30-59 60-87 72z">
            <text:p/>
          </draw:path>
          <draw:path draw:style-name="gr3" draw:text-style-name="P8" draw:layer="layout" svg:width="0.369cm" svg:height="0.546cm" svg:x="8.103cm" svg:y="7.875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8" draw:layer="layout" svg:width="0.238cm" svg:height="0.493cm" svg:x="8.494cm" svg:y="7.927cm" svg:viewBox="0 0 239 494" svg:d="M143 176h73c15 0 23 0 23-16 0-9-8-9-23-9h-68c28-111 33-125 33-130 0-14-10-21-23-21-3 0-24 0-31 28l-30 123h-74c-16 0-23 0-23 14 0 11 7 11 21 11h69c-57 220-58 232-58 246 0 43 30 72 70 72 81 0 125-114 125-119 0-7-7-7-11-7-7 0-7 1-10 10-34 81-76 99-102 99-16 0-23-11-23-35 0-20 0-25 3-37z">
            <text:p/>
          </draw:path>
        </draw:g>
        <draw:g>
          <svg:title>TexMaths</svg:title>
          <svg:desc>22§display§\text {Integrating through out, we get, }§svg§600§FALSE§</svg:desc>
          <draw:polygon draw:style-name="gr2" draw:text-style-name="P7" draw:layer="layout" svg:width="10.759cm" svg:height="0.62cm" svg:x="2.524cm" svg:y="8.863cm" svg:viewBox="0 0 10760 621" draw:points="5380,621 0,621 0,0 10760,0 10760,621">
            <text:p/>
          </draw:polygon>
          <draw:path draw:style-name="gr3" draw:text-style-name="P8" draw:layer="layout" svg:width="0.237cm" svg:height="0.53cm" svg:x="2.506cm" svg:y="8.833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8" draw:layer="layout" svg:width="0.39cm" svg:height="0.343cm" svg:x="2.789cm" svg:y="9.0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4cm" svg:height="0.486cm" svg:x="3.187cm" svg:y="8.886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3cm" svg:height="0.357cm" svg:x="3.495cm" svg:y="9.01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3.838cm" svg:y="9.01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261cm" svg:height="0.343cm" svg:x="4.225cm" svg:y="9.0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49cm" svg:height="0.357cm" svg:x="4.539cm" svg:y="9.014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44cm" svg:height="0.486cm" svg:x="4.907cm" svg:y="8.886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166cm" svg:height="0.519cm" svg:x="5.218cm" svg:y="8.84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43cm" svg:x="5.433cm" svg:y="9.0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355cm" svg:height="0.512cm" svg:x="5.859cm" svg:y="9.01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242cm" svg:height="0.486cm" svg:x="6.496cm" svg:y="8.886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39cm" svg:height="0.539cm" svg:x="6.807cm" svg:y="8.824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261cm" svg:height="0.343cm" svg:x="7.233cm" svg:y="9.0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44cm" svg:height="0.357cm" svg:x="7.536cm" svg:y="9.014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8" draw:layer="layout" svg:width="0.39cm" svg:height="0.352cm" svg:x="7.927cm" svg:y="9.02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8" draw:layer="layout" svg:width="0.355cm" svg:height="0.512cm" svg:x="8.353cm" svg:y="9.01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9cm" svg:height="0.539cm" svg:x="8.743cm" svg:y="8.824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344cm" svg:height="0.357cm" svg:x="9.426cm" svg:y="9.014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8" draw:layer="layout" svg:width="0.39cm" svg:height="0.352cm" svg:x="9.817cm" svg:y="9.02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8" draw:layer="layout" svg:width="0.242cm" svg:height="0.486cm" svg:x="10.236cm" svg:y="8.886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091cm" svg:height="0.232cm" svg:x="10.588cm" svg:y="9.279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8" draw:layer="layout" svg:width="0.531cm" svg:height="0.343cm" svg:x="11.008cm" svg:y="9.029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8" draw:layer="layout" svg:width="0.3cm" svg:height="0.357cm" svg:x="11.552cm" svg:y="9.01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12.154cm" svg:y="9.011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cm" svg:height="0.357cm" svg:x="12.541cm" svg:y="9.01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242cm" svg:height="0.486cm" svg:x="12.877cm" svg:y="8.886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091cm" svg:height="0.232cm" svg:x="13.229cm" svg:y="9.279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int r^2  \ dr \ = \  k \int dt§svg§600§FALSE§</svg:desc>
          <draw:polygon draw:style-name="gr2" draw:text-style-name="P7" draw:layer="layout" svg:width="6.234cm" svg:height="1.642cm" svg:x="2.614cm" svg:y="9.872cm" svg:viewBox="0 0 6235 1643" draw:points="3119,1643 0,1643 0,0 6235,0 6235,1643">
            <text:p/>
          </draw:polygon>
          <draw:path draw:style-name="gr3" draw:text-style-name="P8" draw:layer="layout" svg:width="0.687cm" svg:height="1.719cm" svg:x="2.619cm" svg:y="9.83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316cm" svg:height="0.351cm" svg:x="3.499cm" svg:y="10.544cm" svg:viewBox="0 0 317 352" svg:d="M46 298c-2 12-7 29-7 33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24cm" svg:height="0.36cm" svg:x="3.881cm" svg:y="10.20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4.483cm" svg:y="10.349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16cm" svg:height="0.351cm" svg:x="4.877cm" svg:y="10.544cm" svg:viewBox="0 0 317 352" svg:d="M46 298c-2 12-7 29-7 33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515cm" svg:height="0.182cm" svg:x="5.741cm" svg:y="10.6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7cm" svg:x="6.813cm" svg:y="10.349cm" svg:viewBox="0 0 352 548" svg:d="M180 9c0-2 0-9-9-9-18 0-76 7-95 7-7 2-16 2-16 16 0 10 7 10 19 10 37 0 39 6 39 13l-2 16-112 447c-4 10-4 12-4 16 0 19 16 23 23 23 10 0 21-8 26-18 4-5 39-150 44-169 27 2 90 14 90 65 0 5 0 9-3 18 0 8-2 17-2 26 0 46 30 78 70 78 25 0 44-13 62-43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8" draw:layer="layout" svg:width="0.687cm" svg:height="1.719cm" svg:x="7.371cm" svg:y="9.83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369cm" svg:height="0.547cm" svg:x="8.26cm" svg:y="10.349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8" draw:layer="layout" svg:width="0.238cm" svg:height="0.494cm" svg:x="8.649cm" svg:y="10.402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</draw:g>
        <draw:g>
          <svg:title>TexMaths</svg:title>
          <svg:desc>22§display§\frac{r^3}{3} \ = \  k \ t \ + \ c§svg§600§FALSE§</svg:desc>
          <draw:polygon draw:style-name="gr2" draw:text-style-name="P7" draw:layer="layout" svg:width="5.037cm" svg:height="1.634cm" svg:x="2.654cm" svg:y="11.772cm" svg:viewBox="0 0 5038 1635" draw:points="2519,1635 0,1635 0,0 5038,0 5038,1635">
            <text:p/>
          </draw:polygon>
          <draw:path draw:style-name="gr3" draw:text-style-name="P8" draw:layer="layout" svg:width="0.316cm" svg:height="0.351cm" svg:x="2.638cm" svg:y="12.03cm" svg:viewBox="0 0 317 352" svg:d="M46 297c-2 13-7 30-7 34 0 14 10 21 23 21 8 0 22-7 28-21 2-4 28-109 31-123 6-27 20-81 25-102 4-9 25-46 44-64 5-5 28-24 62-24 21 0 31 8 33 8-24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249cm" svg:height="0.37cm" svg:x="3.015cm" svg:y="11.73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9 47-23 63-17 21-31 23-59 25-15 0-15 0-18 1 0 0-5 0-5 7s5 7 14 7z">
            <text:p/>
          </draw:path>
          <draw:polygon draw:style-name="gr3" draw:text-style-name="P8" draw:layer="layout" svg:width="0.717cm" svg:height="0.032cm" svg:x="2.615cm" svg:y="12.687cm" svg:viewBox="0 0 718 33" draw:points="359,33 0,33 0,0 718,0 718,33">
            <text:p/>
          </draw:polygon>
          <draw:path draw:style-name="gr3" draw:text-style-name="P8" draw:layer="layout" svg:width="0.321cm" svg:height="0.532cm" svg:x="2.812cm" svg:y="12.912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515cm" svg:height="0.182cm" svg:x="3.94cm" svg:y="12.6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6cm" svg:x="5.014cm" svg:y="12.359cm" svg:viewBox="0 0 352 547" svg:d="M180 9c0-2 0-9-9-9-18 0-76 7-95 7-7 2-16 2-16 16 0 10 7 10 19 10 37 0 39 6 39 13l-2 16-112 446c-4 11-4 13-4 16 0 20 16 23 23 23 10 0 21-7 26-17 4-6 39-150 44-169 27 1 90 14 90 65 0 5 0 9-3 17 0 9-2 18-2 27 0 46 30 77 70 77 25 0 44-12 62-42 19-33 28-76 28-77 0-9-7-9-9-9-9 0-9 3-10 14-16 58-34 97-69 97-14 0-25-9-25-37 0-13 4-30 7-43 2-14 2-17 2-24 0-51-47-72-114-81 24-14 49-39 67-58 37-41 72-74 110-74 6 0 6 0 8 0 8 2 10 2 15 7 2 0 2 2 4 2-37 3-44 33-44 42 0 12 9 28 30 28 19 0 42-18 42-47 0-23-18-50-53-50-21 0-58 7-112 69-27 30-59 60-87 72z">
            <text:p/>
          </draw:path>
          <draw:path draw:style-name="gr3" draw:text-style-name="P8" draw:layer="layout" svg:width="0.238cm" svg:height="0.493cm" svg:x="5.674cm" svg:y="12.412cm" svg:viewBox="0 0 239 494" svg:d="M143 176h73c15 0 23 0 23-16 0-9-8-9-23-9h-68c28-111 33-125 33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6cm" svg:x="6.408cm" svg:y="12.44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2cm" svg:height="0.351cm" svg:x="7.427cm" svg:y="12.55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2§display§\text {Initially when, } t = 0 , \ r = 3§svg§600§FALSE§</svg:desc>
          <draw:polygon draw:style-name="gr2" draw:text-style-name="P7" draw:layer="layout" svg:width="9.13cm" svg:height="0.619cm" svg:x="2.526cm" svg:y="13.964cm" svg:viewBox="0 0 9131 620" draw:points="4565,620 0,620 0,0 9131,0 9131,620">
            <text:p/>
          </draw:polygon>
          <draw:path draw:style-name="gr3" draw:text-style-name="P8" draw:layer="layout" svg:width="0.237cm" svg:height="0.529cm" svg:x="2.508cm" svg:y="13.934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39cm" svg:height="0.342cm" svg:x="2.791cm" svg:y="14.1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3.221cm" svg:y="13.94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4cm" svg:height="0.485cm" svg:x="3.425cm" svg:y="13.98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166cm" svg:height="0.518cm" svg:x="3.736cm" svg:y="13.94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9cm" svg:height="0.356cm" svg:x="3.958cm" svg:y="14.11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4.338cm" svg:y="13.92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4.553cm" svg:y="13.92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4.757cm" svg:y="14.129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531cm" svg:height="0.342cm" svg:x="5.422cm" svg:y="14.129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3 9 5 14 16 14 9 0 12-7 14-14z">
            <text:p/>
          </draw:path>
          <draw:path draw:style-name="gr3" draw:text-style-name="P8" draw:layer="layout" svg:width="0.39cm" svg:height="0.538cm" svg:x="5.991cm" svg:y="13.92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6.417cm" svg:y="14.1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6.764cm" svg:y="14.1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091cm" svg:height="0.231cm" svg:x="7.235cm" svg:y="14.379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8" draw:layer="layout" svg:width="0.238cm" svg:height="0.494cm" svg:x="7.659cm" svg:y="13.97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182cm" svg:x="8.179cm" svg:y="14.1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8.981cm" svg:y="13.946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8" draw:layer="layout" svg:width="0.091cm" svg:height="0.231cm" svg:x="9.405cm" svg:y="14.37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316cm" svg:height="0.351cm" svg:x="9.961cm" svg:y="14.12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515cm" svg:height="0.182cm" svg:x="10.569cm" svg:y="14.1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1.373cm" svg:y="13.946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frame presentation:style-name="pr14" draw:text-style-name="P6" draw:layer="layout" svg:width="26.4cm" svg:height="14.6cm" svg:x="0.8cm" svg:y="0.6cm" presentation:class="subtitle" presentation:user-transformed="true">
          <draw:text-box>
            <text:p text:style-name="P5"><text:span text:style-name="T13"><text:tab/></text:span><text:span text:style-name="T13"> </text:span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######</text:span><text:span text:style-name="T20"><text:tab/></text:span><text:span text:style-name="T20"><text:tab/></text:span><text:span text:style-name="T20">DONE</text:span><text:span text:style-name="T20"><text:tab/></text:span><text:span text:style-name="T20"><text:tab/></text:span><text:span text:style-name="T20">######</text:span><text:span text:style-name="T21"> <text:s text:c="10"/></text:span><text:span text:style-name="T21"><text:tab/></text:span></text:p>
          </draw:text-box>
        </draw:frame>
        <draw:g>
          <svg:title>TexMaths</svg:title>
          <svg:desc>22§display§. \ . \ . \  \ \text { (3) }§svg§600§FALSE§</svg:desc>
          <draw:polygon draw:style-name="gr2" draw:text-style-name="P7" draw:layer="layout" svg:width="2.767cm" svg:height="0.696cm" svg:x="15.455cm" svg:y="2.917cm" svg:viewBox="0 0 2768 697" draw:points="1383,697 0,697 0,0 2768,0 2768,697">
            <text:p/>
          </draw:polygon>
          <draw:path draw:style-name="gr3" draw:text-style-name="P8" draw:layer="layout" svg:width="0.083cm" svg:height="0.083cm" svg:x="15.483cm" svg:y="3.3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5.955cm" svg:y="3.37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6.428cm" svg:y="3.376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7.426cm" svg:y="2.8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17.683cm" svg:y="2.94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8.081cm" svg:y="2.87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frac{27}{3t} \ = \ k(0) \ + \ c \ \Rightarrow \ c  \ = \ 9§svg§600§FALSE§</svg:desc>
          <draw:polygon draw:style-name="gr2" draw:text-style-name="P7" draw:layer="layout" svg:width="9.499cm" svg:height="1.517cm" svg:x="2.653cm" svg:y="0.969cm" svg:viewBox="0 0 9500 1518" draw:points="4751,1518 0,1518 0,0 9500,0 9500,1518">
            <text:p/>
          </draw:polygon>
          <draw:path draw:style-name="gr3" draw:text-style-name="P8" draw:layer="layout" svg:width="0.309cm" svg:height="0.517cm" svg:x="2.653cm" svg:y="0.9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32cm" svg:height="0.541cm" svg:x="3.043cm" svg:y="0.93cm" svg:viewBox="0 0 333 542" svg:d="M326 53c7-11 7-13 7-28h-189c-95 0-96-11-98-25h-20l-26 160h19c2-12 9-61 20-70 5-5 67-5 75-5h162c-8 12-70 96-88 123-68 104-95 211-95 290 0 9 0 44 35 44 37 0 37-35 37-44v-39c0-42 2-86 7-126 4-18 15-85 50-134z">
            <text:p/>
          </draw:path>
          <draw:polygon draw:style-name="gr3" draw:text-style-name="P8" draw:layer="layout" svg:width="0.773cm" svg:height="0.032cm" svg:x="2.614cm" svg:y="1.768cm" svg:viewBox="0 0 774 33" draw:points="387,33 0,33 0,0 774,0 774,33">
            <text:p/>
          </draw:polygon>
          <draw:path draw:style-name="gr3" draw:text-style-name="P8" draw:layer="layout" svg:width="0.321cm" svg:height="0.532cm" svg:x="2.7cm" svg:y="1.99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238cm" svg:height="0.494cm" svg:x="3.072cm" svg:y="2.023cm" svg:viewBox="0 0 239 495" svg:d="M143 176h73c15 0 23 0 23-16 0-9-8-9-23-9h-66c26-111 31-125 31-130 0-14-10-21-23-21-1 0-24 0-31 28l-30 123h-74c-16 0-23 0-23 14 0 11 7 11 21 11h69c-57 220-58 232-58 247 0 42 30 72 70 72 81 0 125-115 125-120 0-7-7-7-11-7-7 0-7 2-10 11-34 80-76 98-102 98-16 0-23-10-23-35 0-19 0-25 3-37z">
            <text:p/>
          </draw:path>
          <draw:path draw:style-name="gr3" draw:text-style-name="P8" draw:layer="layout" svg:width="0.515cm" svg:height="0.182cm" svg:x="3.996cm" svg:y="1.6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7cm" svg:x="5.069cm" svg:y="1.439cm" svg:viewBox="0 0 352 548" svg:d="M180 9c0-2 0-9-9-9-18 0-76 7-95 7-7 2-16 2-16 16 0 10 7 10 19 10 37 0 39 6 39 13l-2 16-112 447c-4 10-4 12-4 16 0 19 16 23 23 23 10 0 21-8 26-18 4-5 39-150 44-169 27 2 90 14 90 65 0 5 0 9-3 18 0 8-2 17-2 26 0 46 30 78 70 78 25 0 44-13 62-43 19-33 28-75 28-77 0-9-7-9-9-9-9 0-9 4-10 14-16 58-34 97-69 97-14 0-25-9-25-37 0-12 4-30 7-42 2-14 2-18 2-25 0-51-47-72-114-81 24-14 49-39 67-58 37-41 72-74 110-74 6 0 6 0 8 0 8 2 10 2 15 7 2 0 2 2 4 2-37 3-44 33-44 42 0 12 9 28 30 28 19 0 42-17 42-47 0-23-18-50-53-50-21 0-58 7-112 69-29 30-59 60-87 72z">
            <text:p/>
          </draw:path>
          <draw:path draw:style-name="gr3" draw:text-style-name="P8" draw:layer="layout" svg:width="0.18cm" svg:height="0.774cm" svg:x="5.531cm" svg:y="1.39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26cm" svg:height="0.532cm" svg:x="5.784cm" svg:y="1.462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8" draw:layer="layout" svg:width="0.18cm" svg:height="0.774cm" svg:x="6.185cm" svg:y="1.39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515cm" svg:height="0.517cm" svg:x="6.914cm" svg:y="1.5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2cm" svg:height="0.351cm" svg:x="7.933cm" svg:y="1.634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  <draw:path draw:style-name="gr3" draw:text-style-name="P8" draw:layer="layout" svg:width="0.687cm" svg:height="0.427cm" svg:x="8.752cm" svg:y="1.571cm" svg:viewBox="0 0 688 428" svg:d="M521 153c32 28 72 49 97 60-28 12-65 33-97 60h-493c-14 0-28 0-28 16s14 16 26 16h460c-37 35-78 103-78 114 0 9 9 9 14 9 7 0 13 0 15-7 17-30 38-71 89-116 53-48 106-67 145-80 14-5 14-5 15-7 2 0 2-3 2-5s0-2 0-4l-3-1c-2-2-2-2-16-7-106-30-183-102-225-185-9-16-11-16-22-16-5 0-14 0-14 9 0 10 39 77 78 114h-460c-12 0-26 0-26 16 0 14 14 14 28 14z">
            <text:p/>
          </draw:path>
          <draw:path draw:style-name="gr3" draw:text-style-name="P8" draw:layer="layout" svg:width="0.302cm" svg:height="0.351cm" svg:x="9.987cm" svg:y="1.634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  <draw:path draw:style-name="gr3" draw:text-style-name="P8" draw:layer="layout" svg:width="0.515cm" svg:height="0.182cm" svg:x="10.806cm" svg:y="1.6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1.869cm" svg:y="1.462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</draw:g>
        <draw:g>
          <svg:title>TexMaths</svg:title>
          <svg:desc>22§display§\text {Also given that, when } t = 3, \ r = 6§svg§600§FALSE§</svg:desc>
          <draw:polygon draw:style-name="gr2" draw:text-style-name="P7" draw:layer="layout" svg:width="11.648cm" svg:height="0.637cm" svg:x="2.62cm" svg:y="4.664cm" svg:viewBox="0 0 11649 638" draw:points="5824,638 0,638 0,0 11649,0 11649,638">
            <text:p/>
          </draw:polygon>
          <draw:path draw:style-name="gr3" draw:text-style-name="P8" draw:layer="layout" svg:width="0.53cm" svg:height="0.556cm" svg:x="2.606cm" svg:y="4.625cm" svg:viewBox="0 0 531 557" svg:d="M283 16c-3-11-5-16-17-16-13 0-14 5-18 16l-162 463c-14 41-44 51-86 53v25c18-2 51-4 79-4 25 0 65 2 90 4v-25c-39 0-58-19-58-40 0-2 0-9 0-11l37-102h192l40 118c0 3 2 9 2 12 0 23-42 23-63 23v25c28-4 81-4 110-4 34 0 69 2 102 4v-25h-14c-45 0-58-5-65-32zM243 102l88 252h-174z">
            <text:p/>
          </draw:path>
          <draw:path draw:style-name="gr3" draw:text-style-name="P8" draw:layer="layout" svg:width="0.173cm" svg:height="0.538cm" svg:x="3.187cm" svg:y="4.64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54cm" svg:height="0.357cm" svg:x="3.401cm" svg:y="4.833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4cm" svg:height="0.357cm" svg:x="3.702cm" svg:y="4.833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55cm" svg:height="0.512cm" svg:x="4.347cm" svg:y="4.829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8" draw:layer="layout" svg:width="0.166cm" svg:height="0.519cm" svg:x="4.737cm" svg:y="4.66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79cm" svg:height="0.343cm" svg:x="4.941cm" svg:y="4.845cm" svg:viewBox="0 0 380 344" svg:d="M308 76c7-18 21-51 72-51v-25c-17 2-40 2-58 2-19 0-54-2-69-2v25c30 0 39 17 39 33 0 7-2 9-5 18l-79 199-88-217c-4-10-4-12-4-14 0-19 30-19 44-19v-25c-23 0-67 2-84 2-21 0-53 0-76-2v25c49 0 53 3 62 28l112 276c4 11 6 15 16 15 11 0 14-8 16-15z">
            <text:p/>
          </draw:path>
          <draw:path draw:style-name="gr3" draw:text-style-name="P8" draw:layer="layout" svg:width="0.3cm" svg:height="0.357cm" svg:x="5.336cm" svg:y="4.833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39cm" svg:height="0.343cm" svg:x="5.682cm" svg:y="4.836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6.358cm" svg:y="4.703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8" draw:layer="layout" svg:width="0.39cm" svg:height="0.538cm" svg:x="6.67cm" svg:y="4.643cm" svg:viewBox="0 0 391 539" svg:d="M60 479c0 35-7 35-60 35v25c26-2 67-2 88-2 19 0 60 0 86 2v-25c-51 0-60 0-60-35v-143c0-81 55-123 104-123 50 0 58 42 58 86v180c0 35-8 35-60 35v25c27-2 67-2 88-2 20 0 60 0 87 2v-25c-41 0-60 0-60-22v-148c0-67 0-92-25-120-10-13-37-28-81-28-67 0-100 47-112 75v-271l-113 9v24c55 0 60 6 60 43z">
            <text:p/>
          </draw:path>
          <draw:path draw:style-name="gr3" draw:text-style-name="P8" draw:layer="layout" svg:width="0.349cm" svg:height="0.357cm" svg:x="7.106cm" svg:y="4.833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242cm" svg:height="0.485cm" svg:x="7.476cm" svg:y="4.703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8" draw:layer="layout" svg:width="0.091cm" svg:height="0.232cm" svg:x="7.828cm" svg:y="5.097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8" draw:layer="layout" svg:width="0.53cm" svg:height="0.343cm" svg:x="8.248cm" svg:y="4.845cm" svg:viewBox="0 0 531 344" svg:d="M466 74c14-39 39-49 65-49v-25c-17 2-40 2-56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2c2 9 5 15 14 15 11 0 14-8 16-15z">
            <text:p/>
          </draw:path>
          <draw:path draw:style-name="gr3" draw:text-style-name="P8" draw:layer="layout" svg:width="0.39cm" svg:height="0.538cm" svg:x="8.817cm" svg:y="4.643cm" svg:viewBox="0 0 391 539" svg:d="M60 479c0 35-7 35-60 35v25c26-2 67-2 88-2 19 0 60 0 86 2v-25c-51 0-60 0-60-35v-143c0-81 55-123 104-123 50 0 58 42 58 86v180c0 35-8 35-60 35v25c27-2 67-2 88-2 20 0 60 0 87 2v-25c-41 0-60 0-60-22v-148c0-67 0-92-25-120-10-13-37-28-81-28-67 0-100 47-112 75v-271l-113 9v24c55 0 60 6 60 43z">
            <text:p/>
          </draw:path>
          <draw:path draw:style-name="gr3" draw:text-style-name="P8" draw:layer="layout" svg:width="0.3cm" svg:height="0.357cm" svg:x="9.244cm" svg:y="4.833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39cm" svg:height="0.343cm" svg:x="9.591cm" svg:y="4.836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10.27cm" svg:y="4.695cm" svg:viewBox="0 0 239 495" svg:d="M143 176h73c15 0 23 0 23-16 0-8-8-8-23-8h-66c26-111 31-126 31-131 0-14-10-21-23-21-1 0-24 0-31 28l-30 124h-74c-16 0-23 0-23 14 0 10 7 10 21 10h69c-55 220-58 233-58 247 0 42 30 72 70 72 81 0 125-114 125-120 0-7-7-7-11-7-5 0-7 2-10 11-34 81-76 98-102 98-16 0-23-10-23-35 0-19 0-24 3-37z">
            <text:p/>
          </draw:path>
          <draw:path draw:style-name="gr3" draw:text-style-name="P8" draw:layer="layout" svg:width="0.515cm" svg:height="0.182cm" svg:x="10.79cm" svg:y="4.895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321cm" svg:height="0.533cm" svg:x="11.596cm" svg:y="4.664cm" svg:viewBox="0 0 322 534" svg:d="M194 243c63-19 107-74 107-136 0-63-69-107-143-107-79 0-137 46-137 106 0 24 18 40 39 40 24 0 40-17 40-40 0-39-37-39-47-39 23-37 74-48 102-48 32 0 76 18 76 87 0 10-2 54-23 90-23 37-50 38-69 40-5 0-25 2-30 2-7 0-12 2-12 9 0 8 5 8 19 8h34c63 0 93 53 93 129 0 106-55 129-88 129-34 0-92-14-120-60 28 5 51-13 51-43 0-28-19-44-42-44-19 0-44 13-44 46 0 71 72 122 157 122 95 0 165-71 165-150 0-63-49-123-128-141z">
            <text:p/>
          </draw:path>
          <draw:path draw:style-name="gr3" draw:text-style-name="P8" draw:layer="layout" svg:width="0.091cm" svg:height="0.232cm" svg:x="12.016cm" svg:y="5.097cm" svg:viewBox="0 0 92 233" svg:d="M92 81c0-51-20-81-50-81-26 0-42 19-42 41 0 21 16 42 42 42 9 0 20-4 27-11 3-2 3-2 5-2 0 0 2 0 2 11 0 58-28 106-55 130-9 9-9 11-9 13 0 7 4 9 9 9 9 0 71-60 71-152z">
            <text:p/>
          </draw:path>
          <draw:path draw:style-name="gr3" draw:text-style-name="P8" draw:layer="layout" svg:width="0.316cm" svg:height="0.351cm" svg:x="12.574cm" svg:y="4.836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5-12 65z">
            <text:p/>
          </draw:path>
          <draw:path draw:style-name="gr3" draw:text-style-name="P8" draw:layer="layout" svg:width="0.515cm" svg:height="0.182cm" svg:x="13.18cm" svg:y="4.895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321cm" svg:height="0.533cm" svg:x="13.984cm" svg:y="4.664cm" svg:viewBox="0 0 322 534" svg:d="M70 262v-19c0-195 97-224 136-224 19 0 51 6 69 32-13 0-43 0-43 34 0 24 18 37 36 37 12 0 35-7 35-37 0-48-34-85-99-85-98 0-204 100-204 271 0 208 90 263 162 263 86 0 160-72 160-175 0-98-69-174-155-174-53 0-81 40-97 77zM162 513c-48 0-72-48-76-58-14-37-14-99-14-113 0-60 25-139 95-139 13 0 48 0 72 49 14 28 14 69 14 106s0 75-14 104c-23 47-58 51-77 51z">
            <text:p/>
          </draw:path>
        </draw:g>
        <draw:g>
          <svg:title>TexMaths</svg:title>
          <svg:desc>22§display§\frac{r^3}{3} \ = \  k \ t \ + \ 9§svg§600§FALSE§</svg:desc>
          <draw:polygon draw:style-name="gr2" draw:text-style-name="P7" draw:layer="layout" svg:width="5.057cm" svg:height="1.634cm" svg:x="8.755cm" svg:y="2.472cm" svg:viewBox="0 0 5058 1635" draw:points="2529,1635 0,1635 0,0 5058,0 5058,1635">
            <text:p/>
          </draw:polygon>
          <draw:path draw:style-name="gr3" draw:text-style-name="P8" draw:layer="layout" svg:width="0.316cm" svg:height="0.351cm" svg:x="8.739cm" svg:y="2.7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249cm" svg:height="0.37cm" svg:x="9.115cm" svg:y="2.43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9 47-23 63-17 21-31 23-59 25-15 0-15 0-18 1 0 0-5 0-5 7s5 7 14 7z">
            <text:p/>
          </draw:path>
          <draw:polygon draw:style-name="gr3" draw:text-style-name="P8" draw:layer="layout" svg:width="0.717cm" svg:height="0.032cm" svg:x="8.716cm" svg:y="3.387cm" svg:viewBox="0 0 718 33" draw:points="359,33 0,33 0,0 718,0 718,33">
            <text:p/>
          </draw:polygon>
          <draw:path draw:style-name="gr3" draw:text-style-name="P8" draw:layer="layout" svg:width="0.321cm" svg:height="0.532cm" svg:x="8.913cm" svg:y="3.612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515cm" svg:height="0.182cm" svg:x="10.041cm" svg:y="3.3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6cm" svg:x="11.115cm" svg:y="3.059cm" svg:viewBox="0 0 352 547" svg:d="M179 9c0-2 0-9-8-9-18 0-76 7-95 7-7 2-16 2-16 16 0 10 7 10 19 10 37 0 39 6 39 13l-2 16-112 446c-4 11-4 13-4 16 0 20 16 23 23 23 10 0 21-7 26-17 4-6 39-150 44-169 27 1 90 14 90 65 0 5 0 9-4 17 0 9-1 18-1 27 0 46 30 77 70 77 25 0 44-12 62-42 19-33 28-76 28-77 0-9-7-9-9-9-9 0-9 3-10 14-16 58-34 97-69 97-14 0-25-9-25-37 0-13 4-30 7-43 2-14 2-17 2-24 0-51-47-72-114-81 24-14 49-39 67-58 36-41 72-74 110-74 6 0 6 0 7 0 9 2 11 2 16 7 2 0 2 2 4 2-37 3-44 33-44 42 0 12 9 28 30 28 19 0 42-18 42-47 0-23-18-50-53-50-21 0-58 7-112 69-27 30-59 60-87 72z">
            <text:p/>
          </draw:path>
          <draw:path draw:style-name="gr3" draw:text-style-name="P8" draw:layer="layout" svg:width="0.238cm" svg:height="0.493cm" svg:x="11.774cm" svg:y="3.112cm" svg:viewBox="0 0 239 494" svg:d="M143 176h73c15 0 23 0 23-16 0-9-8-9-23-9h-68c28-111 33-125 33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6cm" svg:x="12.508cm" svg:y="3.14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3.529cm" svg:y="3.08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</draw:g>
        <draw:g>
          <svg:title>TexMaths</svg:title>
          <svg:desc>22§display§\text {Thus the radius of the spherical balloon after } t \text { sec } = \ ( \ 63 \ t \ + \ 27 \ )^\frac{1}{3}§svg§600§FALSE§</svg:desc>
          <draw:polygon draw:style-name="gr2" draw:text-style-name="P7" draw:layer="layout" svg:width="23.627cm" svg:height="0.901cm" svg:x="2.72cm" svg:y="12.067cm" svg:viewBox="0 0 23628 902" draw:points="11814,902 0,902 0,0 23628,0 23628,902">
            <text:p/>
          </draw:polygon>
          <draw:path draw:style-name="gr3" draw:text-style-name="P8" draw:layer="layout" svg:width="0.502cm" svg:height="0.524cm" svg:x="2.709cm" svg:y="12.289cm" svg:viewBox="0 0 503 525" svg:d="M489 0h-475l-14 174h19c11-125 23-149 139-149 14 0 36 0 43 1 15 2 15 11 15 29v410c0 26 0 37-80 37h-30v23c31-2 110-2 146-2 35 0 116 0 147 2v-23h-31c-81 0-81-11-81-37v-410c0-16 0-27 14-29 7-1 28-1 44-1 116 0 128 24 139 149h19z">
            <text:p/>
          </draw:path>
          <draw:path draw:style-name="gr3" draw:text-style-name="P8" draw:layer="layout" svg:width="0.39cm" svg:height="0.538cm" svg:x="3.263cm" svg:y="12.27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9cm" svg:height="0.351cm" svg:x="3.672cm" svg:y="12.472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254cm" svg:height="0.356cm" svg:x="4.103cm" svg:y="12.46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4cm" svg:height="0.485cm" svg:x="4.654cm" svg:y="12.33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9cm" svg:height="0.538cm" svg:x="4.965cm" svg:y="12.27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5.391cm" svg:y="12.466cm" svg:viewBox="0 0 301 357" svg:d="M65 153c5-116 71-135 97-135 79 0 88 103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8" draw:layer="layout" svg:width="0.261cm" svg:height="0.342cm" svg:x="5.993cm" svg:y="12.472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6.306cm" svg:y="12.466cm" svg:viewBox="0 0 350 357" svg:d="M227 289c2 31 23 63 60 63 16 0 63-10 63-74v-42h-19v42c0 46-19 51-28 51-25 0-28-35-28-38v-157c0-32 0-62-29-92-30-30-68-42-105-42-65 0-118 37-118 88 0 23 16 37 35 37 23 0 35-16 35-37 0-9-3-35-38-35 21-27 58-35 84-35 37 0 81 30 81 98v30c-39 2-93 4-143 27-58 26-77 66-77 102 0 63 76 82 125 82 51 0 86-31 102-68zM220 162v77c0 74-55 101-90 101-38 0-70-28-70-67 0-42 33-107 160-111z">
            <text:p/>
          </draw:path>
          <draw:path draw:style-name="gr3" draw:text-style-name="P8" draw:layer="layout" svg:width="0.383cm" svg:height="0.547cm" svg:x="6.686cm" svg:y="12.276cm" svg:viewBox="0 0 384 548" svg:d="M269 497v51l115-9v-25c-55 0-62-5-62-42v-472l-111 9v24c53 0 60 6 60 43v167c-23-26-56-48-99-48-91 0-172 76-172 177 0 98 76 176 165 176 50 0 85-27 104-51zM269 289v158c0 14 0 16-9 28-22 37-58 55-91 55-35 0-63-19-83-49-19-32-21-76-21-108 0-30 2-75 23-111 18-24 46-49 88-49 28 0 60 11 84 46 9 14 9 16 9 30z">
            <text:p/>
          </draw:path>
          <draw:path draw:style-name="gr3" draw:text-style-name="P8" draw:layer="layout" svg:width="0.166cm" svg:height="0.518cm" svg:x="7.116cm" svg:y="12.296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51cm" svg:x="7.329cm" svg:y="12.472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254cm" svg:height="0.356cm" svg:x="7.76cm" svg:y="12.46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4cm" svg:height="0.356cm" svg:x="8.32cm" svg:y="12.466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1cm" svg:height="0.547cm" svg:x="8.709cm" svg:y="12.267cm" svg:viewBox="0 0 252 548" svg:d="M111 213v-90c0-68 37-105 72-105 2 0 14 0 25 5-9 3-23 12-23 32 0 17 12 33 33 33 23 0 34-16 34-33 0-29-28-55-69-55-55 0-121 40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9.192cm" svg:y="12.33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9.502cm" svg:y="12.27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9.93cm" svg:y="12.466cm" svg:viewBox="0 0 301 357" svg:d="M65 153c5-116 71-135 97-135 79 0 88 103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8" draw:layer="layout" svg:width="0.254cm" svg:height="0.356cm" svg:x="10.535cm" svg:y="12.46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492cm" svg:x="10.836cm" svg:y="12.472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9cm" svg:height="0.538cm" svg:x="11.269cm" svg:y="12.27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1.695cm" svg:y="12.466cm" svg:viewBox="0 0 301 357" svg:d="M65 153c5-116 71-135 97-135 79 0 88 103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8" draw:layer="layout" svg:width="0.261cm" svg:height="0.342cm" svg:x="12.038cm" svg:y="12.472cm" svg:viewBox="0 0 262 343" svg:d="M107 86v-86l-107 9v24c55 0 62 6 62 43v209c0 34-9 34-62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8cm" svg:x="12.344cm" svg:y="12.296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95cm" svg:height="0.356cm" svg:x="12.561cm" svg:y="12.466cm" svg:viewBox="0 0 296 357" svg:d="M65 180c0-127 63-161 104-161 7 0 56 0 84 29-33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8" draw:layer="layout" svg:width="0.349cm" svg:height="0.356cm" svg:x="12.911cm" svg:y="12.466cm" svg:viewBox="0 0 350 357" svg:d="M225 289c4 31 25 63 62 63 16 0 63-10 63-74v-42h-19v42c0 46-19 51-28 51-25 0-28-35-28-38v-157c0-32 0-62-29-92-30-30-68-42-105-42-65 0-118 37-118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173cm" svg:height="0.538cm" svg:x="13.29cm" svg:y="12.27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83cm" svg:height="0.547cm" svg:x="13.759cm" svg:y="12.276cm" svg:viewBox="0 0 384 548" svg:d="M113 247v-247l-113 9v24c55 0 60 6 60 43v463h19c2-2 7-13 28-48 13 18 46 57 102 57 94 0 175-76 175-176 0-99-78-177-166-177-60 0-93 37-105 52zM114 451v-160c0-16 0-16 9-29 30-44 72-49 92-49 35 0 63 19 81 49 21 32 23 76 23 108 0 30-2 75-25 111-16 23-46 49-88 49-34 0-62-19-81-48-11-15-11-17-11-31z">
            <text:p/>
          </draw:path>
          <draw:path draw:style-name="gr3" draw:text-style-name="P8" draw:layer="layout" svg:width="0.349cm" svg:height="0.356cm" svg:x="14.199cm" svg:y="12.466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173cm" svg:height="0.538cm" svg:x="14.58cm" svg:y="12.27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14.794cm" svg:y="12.27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5.004cm" svg:y="12.466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44cm" svg:height="0.356cm" svg:x="15.412cm" svg:y="12.466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342cm" svg:x="15.803cm" svg:y="12.47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9cm" svg:height="0.356cm" svg:x="16.498cm" svg:y="12.466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251cm" svg:height="0.547cm" svg:x="16.876cm" svg:y="12.267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8" draw:layer="layout" svg:width="0.244cm" svg:height="0.485cm" svg:x="17.102cm" svg:y="12.33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cm" svg:height="0.356cm" svg:x="17.409cm" svg:y="12.466cm" svg:viewBox="0 0 301 357" svg:d="M65 153c5-116 71-135 97-135 79 0 88 103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8" draw:layer="layout" svg:width="0.261cm" svg:height="0.342cm" svg:x="17.754cm" svg:y="12.472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38cm" svg:height="0.494cm" svg:x="18.311cm" svg:y="12.329cm" svg:viewBox="0 0 239 495" svg:d="M143 176h73c15 0 23 0 23-16 0-9-8-9-23-9h-66c26-111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254cm" svg:height="0.356cm" svg:x="18.854cm" svg:y="12.46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19.155cm" svg:y="12.466cm" svg:viewBox="0 0 301 357" svg:d="M65 153c5-116 71-135 97-135 79 0 88 103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8" draw:layer="layout" svg:width="0.295cm" svg:height="0.356cm" svg:x="19.504cm" svg:y="12.466cm" svg:viewBox="0 0 296 357" svg:d="M65 180c0-127 63-161 104-161 7 0 56 0 84 29-33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8" draw:layer="layout" svg:width="0.515cm" svg:height="0.182cm" svg:x="20.338cm" svg:y="12.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8cm" svg:height="0.774cm" svg:x="21.445cm" svg:y="12.23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21cm" svg:height="0.533cm" svg:x="21.959cm" svg:y="12.297cm" svg:viewBox="0 0 322 534" svg:d="M70 262v-19c0-195 97-224 136-224 19 0 51 6 69 32-13 0-43 0-43 34 0 24 18 36 36 36 12 0 35-7 35-36 0-48-34-85-99-85-98 0-204 100-204 271 0 208 90 263 162 263 86 0 160-73 160-175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8" draw:layer="layout" svg:width="0.321cm" svg:height="0.533cm" svg:x="22.346cm" svg:y="12.297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238cm" svg:height="0.494cm" svg:x="22.974cm" svg:y="12.329cm" svg:viewBox="0 0 239 495" svg:d="M143 176h73c15 0 23 0 23-16 0-9-8-9-23-9h-66c26-111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515cm" svg:height="0.517cm" svg:x="23.71cm" svg:y="12.3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24.736cm" svg:y="12.29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332cm" svg:height="0.541cm" svg:x="25.127cm" svg:y="12.29cm" svg:viewBox="0 0 333 542" svg:d="M326 53c7-11 7-13 7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8" draw:layer="layout" svg:width="0.18cm" svg:height="0.774cm" svg:x="25.773cm" svg:y="12.232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159cm" svg:height="0.258cm" svg:x="26.177cm" svg:y="12.028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26.121cm" svg:y="12.345cm" svg:viewBox="0 0 264 28" draw:points="132,28 0,28 0,0 264,0 264,28">
            <text:p/>
          </draw:polygon>
          <draw:path draw:style-name="gr3" draw:text-style-name="P8" draw:layer="layout" svg:width="0.201cm" svg:height="0.267cm" svg:x="26.153cm" svg:y="12.422cm" svg:viewBox="0 0 202 268" svg:d="M97 130c37 0 60 23 60 62s-25 60-58 60c-6 0-51 0-73-20 18-3 22-15 22-24 0-14-11-23-23-23-13 0-25 7-25 25 0 40 46 58 99 58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</draw:g>
        <draw:g>
          <svg:title>TexMaths</svg:title>
          <svg:desc>22§display§. \ . \ . \  \ \text { [ From (2) ] }§svg§600§FALSE§</svg:desc>
          <draw:polygon draw:style-name="gr2" draw:text-style-name="P7" draw:layer="layout" svg:width="5.728cm" svg:height="0.696cm" svg:x="13.607cm" svg:y="1.364cm" svg:viewBox="0 0 5729 697" draw:points="2865,697 0,697 0,0 5729,0 5729,697">
            <text:p/>
          </draw:polygon>
          <draw:path draw:style-name="gr3" draw:text-style-name="P8" draw:layer="layout" svg:width="0.083cm" svg:height="0.083cm" svg:x="13.635cm" svg:y="1.82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107cm" svg:y="1.82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58cm" svg:y="1.823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15.592cm" svg:y="1.325cm" svg:viewBox="0 0 107 774" draw:points="107,774 107,744 32,744 32,32 107,32 107,0 0,0 0,774">
            <text:p/>
          </draw:polygon>
          <draw:path draw:style-name="gr3" draw:text-style-name="P8" draw:layer="layout" svg:width="0.446cm" svg:height="0.527cm" svg:x="15.998cm" svg:y="1.38cm" svg:viewBox="0 0 447 528" svg:d="M426 0h-426v25h19c60 0 60 8 60 35v406c0 28 0 37-60 37h-19v25c26-4 88-4 118-4 32 0 102 0 130 4v-25h-25c-73 0-73-10-73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16.435cm" svg:y="1.56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16.737cm" svg:y="1.55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17.128cm" svg:y="1.562cm" svg:viewBox="0 0 605 343" svg:d="M60 76v209c0 33-9 33-60 33v25c26 0 67-2 88-2 19 0 60 2 86 2v-25c-51 0-60 0-60-33v-144c0-81 55-123 104-123s58 42 58 86v181c0 33-9 33-61 33v25c28 0 67-2 88-2s61 2 88 2v-25c-53 0-62 0-62-33v-144c0-81 56-123 106-123 47 0 56 42 56 86v181c0 33-9 33-60 33v25c26 0 67-2 88-2 19 0 60 2 86 2v-25c-40 0-60 0-60-22v-148c0-67 0-92-24-120-11-12-37-28-81-28-65 0-100 46-113 76-10-67-68-76-104-76-56 0-93 33-114 81v-81l-109 9v24c55 0 60 6 60 43z">
            <text:p/>
          </draw:path>
          <draw:path draw:style-name="gr3" draw:text-style-name="P8" draw:layer="layout" svg:width="0.18cm" svg:height="0.773cm" svg:x="18.082cm" svg:y="1.3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8.344cm" svg:y="1.39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6 68-7 7-58 7-73 7z">
            <text:p/>
          </draw:path>
          <draw:path draw:style-name="gr3" draw:text-style-name="P8" draw:layer="layout" svg:width="0.18cm" svg:height="0.773cm" svg:x="18.736cm" svg:y="1.325cm" svg:viewBox="0 0 181 774" svg:d="M181 387c0-60-9-153-51-241-47-95-114-146-123-146-3 0-7 4-7 7 0 4 0 5 14 19 77 76 121 199 121 361 0 132-28 269-124 366-11 10-11 12-11 14 0 5 4 7 7 7 9 0 79-53 125-151 40-85 49-171 49-236z">
            <text:p/>
          </draw:path>
          <draw:polygon draw:style-name="gr3" draw:text-style-name="P8" draw:layer="layout" svg:width="0.106cm" svg:height="0.773cm" svg:x="19.268cm" svg:y="1.325cm" svg:viewBox="0 0 107 774" draw:points="107,0 0,0 0,32 76,32 76,744 0,744 0,774 107,774">
            <text:p/>
          </draw:polygon>
        </draw:g>
        <draw:g>
          <svg:title>TexMaths</svg:title>
          <svg:desc>22§display§\text {So, (2) becomes}§svg§600§FALSE§</svg:desc>
          <draw:polygon draw:style-name="gr2" draw:text-style-name="P7" draw:layer="layout" svg:width="5.249cm" svg:height="0.696cm" svg:x="2.608cm" svg:y="3.063cm" svg:viewBox="0 0 5250 697" draw:points="2624,697 0,697 0,0 5250,0 5250,697">
            <text:p/>
          </draw:polygon>
          <draw:path draw:style-name="gr3" draw:text-style-name="P8" draw:layer="layout" svg:width="0.344cm" svg:height="0.562cm" svg:x="2.613cm" svg:y="3.059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5-11 20v154c0 13 0 18 9 18 5 0 5 0 10-9 0-2 4-3 29-44 24 27 73 53 144 53 90 0 153-76 153-160 0-78-53-141-118-157z">
            <text:p/>
          </draw:path>
          <draw:path draw:style-name="gr3" draw:text-style-name="P8" draw:layer="layout" svg:width="0.344cm" svg:height="0.356cm" svg:x="3.02cm" svg:y="3.2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091cm" svg:height="0.231cm" svg:x="3.453cm" svg:y="3.52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18cm" svg:height="0.773cm" svg:x="3.935cm" svg:y="3.0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4.197cm" svg:y="3.08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4.59cm" svg:y="3.0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83cm" svg:height="0.546cm" svg:x="5.125cm" svg:y="3.068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cm" svg:height="0.356cm" svg:x="5.577cm" svg:y="3.2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5.924cm" svg:y="3.258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6.264cm" svg:y="3.2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6.654cm" svg:y="3.261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7.295cm" svg:y="3.2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7.642cm" svg:y="3.2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</draw:g>
        <draw:g>
          <svg:title>TexMaths</svg:title>
          <svg:desc>22§display§\frac{6 \times 6 \times 6}{3} \ = \  k \ (3) \ + \ 9§svg§600§FALSE§</svg:desc>
          <draw:polygon draw:style-name="gr2" draw:text-style-name="P7" draw:layer="layout" svg:width="8.099cm" svg:height="1.51cm" svg:x="2.757cm" svg:y="5.872cm" svg:viewBox="0 0 8100 1511" draw:points="4050,1511 0,1511 0,0 8100,0 8100,1511">
            <text:p/>
          </draw:polygon>
          <draw:path draw:style-name="gr3" draw:text-style-name="P8" draw:layer="layout" svg:width="0.321cm" svg:height="0.532cm" svg:x="2.75cm" svg:y="5.833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8" draw:layer="layout" svg:width="0.374cm" svg:height="0.374cm" svg:x="3.39cm" svg:y="5.969cm" svg:viewBox="0 0 375 375" svg:d="M188 165l-155-154c-10-9-12-11-17-11-9 0-16 7-16 16 0 5 2 7 11 16l154 155-154 156c-9 9-11 11-11 16 0 9 7 16 16 16 5 0 7-2 17-11l154-154 161 160c2 1 8 5 11 5 11 0 16-7 16-16 0-2 0-5-2-9-2-1-125-123-164-163l143-141c4-6 16-16 19-20 0-1 4-5 4-10 0-9-5-16-16-16-5 0-9 4-18 12z">
            <text:p/>
          </draw:path>
          <draw:path draw:style-name="gr3" draw:text-style-name="P8" draw:layer="layout" svg:width="0.321cm" svg:height="0.532cm" svg:x="4.082cm" svg:y="5.833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8" draw:layer="layout" svg:width="0.374cm" svg:height="0.374cm" svg:x="4.721cm" svg:y="5.969cm" svg:viewBox="0 0 375 375" svg:d="M188 165l-155-154c-10-9-12-11-17-11-9 0-16 7-16 16 0 5 2 7 11 16l154 155-154 156c-9 9-11 11-11 16 0 9 7 16 16 16 5 0 7-2 17-11l154-154 161 160c2 1 8 5 11 5 11 0 16-7 16-16 0-2 0-5-2-9-2-1-125-123-164-163l143-141c4-6 16-16 19-20 0-1 4-5 4-10 0-9-5-16-16-16-5 0-9 4-18 12z">
            <text:p/>
          </draw:path>
          <draw:path draw:style-name="gr3" draw:text-style-name="P8" draw:layer="layout" svg:width="0.321cm" svg:height="0.532cm" svg:x="5.414cm" svg:y="5.833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olygon draw:style-name="gr3" draw:text-style-name="P8" draw:layer="layout" svg:width="3.051cm" svg:height="0.032cm" svg:x="2.718cm" svg:y="6.662cm" svg:viewBox="0 0 3052 33" draw:points="1526,33 0,33 0,0 3052,0 3052,33">
            <text:p/>
          </draw:polygon>
          <draw:path draw:style-name="gr3" draw:text-style-name="P8" draw:layer="layout" svg:width="0.321cm" svg:height="0.532cm" svg:x="4.082cm" svg:y="6.8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515cm" svg:height="0.182cm" svg:x="6.377cm" svg:y="6.5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7cm" svg:x="7.449cm" svg:y="6.335cm" svg:viewBox="0 0 352 548" svg:d="M180 9c0-2 0-9-9-9-18 0-76 7-95 7-7 2-16 2-16 16 0 10 7 10 19 10 37 0 39 6 39 13l-2 16-112 447c-4 10-4 12-4 16 0 19 16 23 23 23 10 0 21-8 26-18 4-5 39-150 44-169 27 2 90 14 90 65 0 5 0 9-3 18 0 8-2 17-2 26 0 46 30 78 70 78 25 0 44-13 62-43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3" draw:text-style-name="P8" draw:layer="layout" svg:width="0.18cm" svg:height="0.774cm" svg:x="8.169cm" svg:y="6.29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21cm" svg:height="0.532cm" svg:x="8.426cm" svg:y="6.35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18cm" svg:height="0.774cm" svg:x="8.823cm" svg:y="6.291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8" draw:layer="layout" svg:width="0.515cm" svg:height="0.517cm" svg:x="9.552cm" svg:y="6.4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10.573cm" svg:y="6.356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</draw:g>
        <draw:g>
          <svg:title>TexMaths</svg:title>
          <svg:desc>22§display§\Rightarrow \ 72 \ = \  k \ (3)  +  9§svg§600§FALSE§</svg:desc>
          <draw:polygon draw:style-name="gr2" draw:text-style-name="P7" draw:layer="layout" svg:width="6.459cm" svg:height="0.696cm" svg:x="11.521cm" svg:y="6.273cm" svg:viewBox="0 0 6460 697" draw:points="3229,697 0,697 0,0 6460,0 6460,697">
            <text:p/>
          </draw:polygon>
          <draw:path draw:style-name="gr3" draw:text-style-name="P8" draw:layer="layout" svg:width="0.687cm" svg:height="0.426cm" svg:x="11.525cm" svg:y="6.408cm" svg:viewBox="0 0 688 427" svg:d="M521 153c32 28 72 49 97 60-28 12-65 33-97 60h-493c-14 0-28 0-28 15 0 16 14 16 26 16h460c-37 36-78 104-78 115 0 8 9 8 14 8 7 0 13 0 14-7 18-29 39-70 90-116 53-47 106-67 144-79 15-5 15-5 16-7 2 0 2-3 2-5s0-2 0-4l-3-1c-2-2-2-2-16-7-106-30-183-102-227-185-7-16-9-16-20-16-5 0-14 0-14 9 0 10 39 77 78 114h-460c-12 0-26 0-26 16 0 14 14 14 28 14z">
            <text:p/>
          </draw:path>
          <draw:path draw:style-name="gr3" draw:text-style-name="P8" draw:layer="layout" svg:width="0.332cm" svg:height="0.541cm" svg:x="12.77cm" svg:y="6.292cm" svg:viewBox="0 0 333 542" svg:d="M326 53c7-11 7-13 7-28h-189c-95 0-96-11-98-25h-20l-26 160h19c2-12 9-61 20-70 5-6 67-6 75-6h162c-9 13-70 97-88 124-68 103-95 211-95 290 0 9 0 44 35 44 37 0 37-35 37-44v-39c0-42 2-86 7-127 4-17 15-84 50-133z">
            <text:p/>
          </draw:path>
          <draw:path draw:style-name="gr3" draw:text-style-name="P8" draw:layer="layout" svg:width="0.309cm" svg:height="0.516cm" svg:x="13.152cm" svg:y="6.29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515cm" svg:height="0.182cm" svg:x="14.016cm" svg:y="6.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1cm" svg:height="0.546cm" svg:x="15.09cm" svg:y="6.278cm" svg:viewBox="0 0 352 547" svg:d="M180 9c0-2 0-9-9-9-18 0-76 7-95 7-7 2-16 2-16 16 0 10 7 10 19 10 37 0 39 6 39 13l-2 16-112 446c-4 11-4 13-4 16 0 20 16 23 23 23 10 0 21-7 26-18 4-7 39-149 44-168 27 1 90 14 90 65 0 5 0 8-3 17 0 9-2 18-2 27 0 45 30 77 70 77 25 0 44-12 62-42 19-34 28-76 28-78 0-8-7-8-9-8-9 0-9 3-10 14-16 58-34 96-69 96-14 0-25-8-25-36 0-13 4-30 7-43 2-14 2-17 2-24 0-51-47-72-114-81 24-14 49-39 67-58 36-41 72-74 110-74 6 0 6 0 7 0 9 2 11 2 16 7 2 0 2 2 4 2-37 3-44 33-44 42 0 12 9 28 30 28 19 0 42-18 42-47 0-23-18-50-53-50-21 0-58 7-112 69-29 30-59 60-87 72z">
            <text:p/>
          </draw:path>
          <draw:path draw:style-name="gr3" draw:text-style-name="P8" draw:layer="layout" svg:width="0.18cm" svg:height="0.773cm" svg:x="15.808cm" svg:y="6.23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16.065cm" svg:y="6.29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6.463cm" svg:y="6.23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16.934cm" svg:y="6.3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7.698cm" svg:y="6.299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</draw:g>
        <draw:g>
          <svg:title>TexMaths</svg:title>
          <svg:desc>22§display§\Rightarrow \ 3 k = 63  \ \Rightarrow \ k = 21§svg§600§FALSE§</svg:desc>
          <draw:polygon draw:style-name="gr2" draw:text-style-name="P7" draw:layer="layout" svg:width="7.673cm" svg:height="0.48cm" svg:x="18.422cm" svg:y="6.274cm" svg:viewBox="0 0 7674 481" draw:points="3837,481 0,481 0,0 7674,0 7674,481">
            <text:p/>
          </draw:polygon>
          <draw:path draw:style-name="gr3" draw:text-style-name="P8" draw:layer="layout" svg:width="0.687cm" svg:height="0.428cm" svg:x="18.426cm" svg:y="6.365cm" svg:viewBox="0 0 688 429" svg:d="M521 153c32 29 72 50 97 60-28 13-65 34-97 60h-493c-14 0-28 0-28 16s14 16 26 16h460c-37 35-78 104-78 115 0 9 9 9 14 9 7 0 13 0 15-8 17-30 38-70 89-116 53-48 106-67 145-79 14-6 14-6 15-7 2 0 2-4 2-6 0-1 0-1 0-3l-3-2c-2-2-2-2-16-7-106-30-183-102-227-185-7-16-9-16-20-16-5 0-14 0-14 9 0 10 39 77 78 114h-460c-12 0-26 0-26 16 0 14 14 14 28 14z">
            <text:p/>
          </draw:path>
          <draw:path draw:style-name="gr3" draw:text-style-name="P8" draw:layer="layout" svg:width="0.321cm" svg:height="0.533cm" svg:x="19.661cm" svg:y="6.256cm" svg:viewBox="0 0 322 534" svg:d="M194 243c63-19 107-74 107-135 0-64-67-108-143-108-77 0-137 46-137 106 0 24 18 40 39 40 24 0 40-17 40-40 0-39-37-39-47-39 23-37 74-48 102-48 32 0 76 18 76 87 0 10-2 54-23 90-23 37-50 39-69 40-5 0-25 2-30 2-7 0-12 2-12 9 0 9 5 9 19 9h34c63 0 93 53 93 128 0 106-55 129-88 129-34 0-92-14-120-60 28 5 51-12 51-42 0-28-19-44-42-44-19 0-44 12-44 46 0 70 72 121 157 121 95 0 165-70 165-150 0-63-49-123-128-141z">
            <text:p/>
          </draw:path>
          <draw:path draw:style-name="gr3" draw:text-style-name="P8" draw:layer="layout" svg:width="0.351cm" svg:height="0.547cm" svg:x="20.059cm" svg:y="6.235cm" svg:viewBox="0 0 352 548" svg:d="M180 9c0-2 0-9-9-9-18 0-76 7-95 7-7 2-16 2-16 16 0 11 7 11 19 11 37 0 39 5 39 12l-2 16-112 448c-4 10-4 12-4 15 0 20 16 23 23 23 10 0 21-7 26-17 4-7 39-150 44-170 27 2 90 15 90 66 0 5 0 9-3 17 0 9-2 18-2 27 0 46 30 77 70 77 25 0 44-12 62-42 19-33 28-76 28-77 0-9-7-9-9-9-9 0-9 3-10 14-16 58-34 97-69 97-14 0-25-9-25-37 0-13 4-30 7-43 2-14 2-17 2-24 0-51-47-73-114-81 24-14 49-39 67-59 37-40 72-74 110-74 6 0 6 0 8 0 8 2 10 2 15 7 2 0 2 2 4 2-37 4-44 34-44 43 0 12 9 28 30 28 19 0 42-18 42-48 0-23-18-49-53-49-21 0-58 7-112 69-27 29-59 59-87 72z">
            <text:p/>
          </draw:path>
          <draw:path draw:style-name="gr3" draw:text-style-name="P8" draw:layer="layout" svg:width="0.515cm" svg:height="0.182cm" svg:x="20.701cm" svg:y="6.489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8" draw:layer="layout" svg:width="0.321cm" svg:height="0.533cm" svg:x="21.506cm" svg:y="6.256cm" svg:viewBox="0 0 322 534" svg:d="M70 263v-20c0-195 97-224 136-224 19 0 51 6 69 32-13 0-43 0-43 34 0 24 18 37 36 37 12 0 35-7 35-37 0-48-34-85-99-85-98 0-204 101-204 272 0 208 90 262 162 262 86 0 160-72 160-174 0-99-69-175-155-175-53 0-81 41-97 78zM162 513c-49 0-72-47-76-58-14-37-14-99-14-113 0-60 25-139 95-139 13 0 48 0 72 49 14 28 14 69 14 106s0 76-14 104c-23 48-59 51-77 51z">
            <text:p/>
          </draw:path>
          <draw:path draw:style-name="gr3" draw:text-style-name="P8" draw:layer="layout" svg:width="0.321cm" svg:height="0.533cm" svg:x="21.893cm" svg:y="6.256cm" svg:viewBox="0 0 322 534" svg:d="M194 243c63-19 107-74 107-135 0-64-67-108-143-108-79 0-137 46-137 106 0 24 18 40 39 40 24 0 40-17 40-40 0-39-37-39-47-39 23-37 74-48 102-48 32 0 76 18 76 87 0 10-2 54-23 90-23 37-50 39-69 40-5 0-25 2-30 2-7 0-12 2-12 9 0 9 5 9 19 9h34c63 0 93 53 93 128 0 106-55 129-88 129-34 0-92-14-120-60 28 5 51-12 51-42 0-28-19-44-42-44-19 0-44 12-44 46 0 70 72 121 157 121 95 0 165-70 165-150 0-63-49-123-128-141z">
            <text:p/>
          </draw:path>
          <draw:path draw:style-name="gr3" draw:text-style-name="P8" draw:layer="layout" svg:width="0.687cm" svg:height="0.428cm" svg:x="22.763cm" svg:y="6.365cm" svg:viewBox="0 0 688 429" svg:d="M521 153c32 29 70 50 97 60-28 13-65 34-97 60h-493c-14 0-28 0-28 16s14 16 26 16h460c-37 35-78 104-78 115 0 9 9 9 14 9 7 0 13 0 15-8 17-30 38-70 89-116 53-48 106-67 145-79 14-6 14-6 15-7 2 0 2-4 2-6 0-1 0-1 0-3l-3-2c-2-2-2-2-16-7-106-30-183-102-225-185-9-16-11-16-22-16-5 0-14 0-14 9 0 10 39 77 78 114h-460c-12 0-26 0-26 16 0 14 14 14 28 14z">
            <text:p/>
          </draw:path>
          <draw:path draw:style-name="gr3" draw:text-style-name="P8" draw:layer="layout" svg:width="0.351cm" svg:height="0.547cm" svg:x="24.009cm" svg:y="6.235cm" svg:viewBox="0 0 352 548" svg:d="M180 9c0-2 0-9-9-9-18 0-76 7-95 7-7 2-16 2-16 16 0 11 7 11 19 11 37 0 39 5 39 12l-2 16-112 448c-4 10-4 12-4 15 0 20 16 23 23 23 10 0 21-7 26-17 4-7 39-150 44-170 27 2 90 15 90 66 0 5 0 9-3 17 0 9-2 18-2 27 0 46 30 77 70 77 25 0 44-12 62-42 19-33 28-76 28-77 0-9-7-9-9-9-9 0-9 3-10 14-16 58-34 97-69 97-14 0-25-9-25-37 0-13 4-30 7-43 2-14 2-17 2-24 0-51-47-73-114-81 24-14 49-39 67-59 37-40 72-74 110-74 6 0 6 0 8 0 8 2 10 2 15 7 2 0 2 2 4 2-37 4-44 34-44 43 0 12 9 28 30 28 19 0 42-18 42-48 0-23-18-49-53-49-21 0-58 7-112 69-29 29-59 59-87 72z">
            <text:p/>
          </draw:path>
          <draw:path draw:style-name="gr3" draw:text-style-name="P8" draw:layer="layout" svg:width="0.515cm" svg:height="0.182cm" svg:x="24.651cm" svg:y="6.489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8" draw:layer="layout" svg:width="0.309cm" svg:height="0.517cm" svg:x="25.463cm" svg:y="6.256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5 68-7 7-59 7-74 7z">
            <text:p/>
          </draw:path>
          <draw:path draw:style-name="gr3" draw:text-style-name="P8" draw:layer="layout" svg:width="0.256cm" svg:height="0.517cm" svg:x="25.878cm" svg:y="6.256cm" svg:viewBox="0 0 257 518" svg:d="M160 19c0-17 0-19-19-19-48 49-116 49-141 49v25c16 0 62 0 102-21v404c0 28-2 37-72 37h-25v24c27-3 95-3 125-3 32 0 99 0 127 3v-24h-25c-70 0-72-9-72-37z">
            <text:p/>
          </draw:path>
        </draw:g>
        <draw:g>
          <svg:title>TexMaths</svg:title>
          <svg:desc>22§display§\frac{r^3}{3} \ = \ 21 \ t \ + \ 9§svg§600§FALSE§</svg:desc>
          <draw:polygon draw:style-name="gr2" draw:text-style-name="P7" draw:layer="layout" svg:width="5.404cm" svg:height="1.634cm" svg:x="2.755cm" svg:y="8.873cm" svg:viewBox="0 0 5405 1635" draw:points="2701,1635 0,1635 0,0 5405,0 5405,1635">
            <text:p/>
          </draw:polygon>
          <draw:path draw:style-name="gr3" draw:text-style-name="P8" draw:layer="layout" svg:width="0.316cm" svg:height="0.351cm" svg:x="2.739cm" svg:y="9.131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249cm" svg:height="0.37cm" svg:x="3.115cm" svg:y="8.83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9 47-23 63-17 21-31 23-59 25-15 0-15 0-18 1 0 0-5 0-5 7s5 7 14 7z">
            <text:p/>
          </draw:path>
          <draw:polygon draw:style-name="gr3" draw:text-style-name="P8" draw:layer="layout" svg:width="0.717cm" svg:height="0.032cm" svg:x="2.716cm" svg:y="9.788cm" svg:viewBox="0 0 718 33" draw:points="359,33 0,33 0,0 718,0 718,33">
            <text:p/>
          </draw:polygon>
          <draw:path draw:style-name="gr3" draw:text-style-name="P8" draw:layer="layout" svg:width="0.321cm" svg:height="0.532cm" svg:x="2.913cm" svg:y="10.013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515cm" svg:height="0.182cm" svg:x="4.041cm" svg:y="9.7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5.111cm" svg:y="9.48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256cm" svg:height="0.516cm" svg:x="5.528cm" svg:y="9.48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238cm" svg:height="0.493cm" svg:x="6.121cm" svg:y="9.513cm" svg:viewBox="0 0 239 494" svg:d="M143 176h73c15 0 23 0 23-16 0-9-8-9-23-9h-66c26-111 31-125 31-130 0-14-10-21-23-21-1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6cm" svg:x="6.855cm" svg:y="9.54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7.876cm" svg:y="9.481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</draw:g>
        <draw:g>
          <svg:title>TexMaths</svg:title>
          <svg:desc>22§display§\text {Equation (3), becomes}§svg§600§FALSE§</svg:desc>
          <draw:polygon draw:style-name="gr2" draw:text-style-name="P7" draw:layer="layout" svg:width="7.514cm" svg:height="0.696cm" svg:x="2.621cm" svg:y="7.665cm" svg:viewBox="0 0 7515 697" draw:points="3758,697 0,697 0,0 7515,0 7515,697">
            <text:p/>
          </draw:polygon>
          <draw:path draw:style-name="gr3" draw:text-style-name="P8" draw:layer="layout" svg:width="0.479cm" svg:height="0.527cm" svg:x="2.607cm" svg:y="7.681cm" svg:viewBox="0 0 480 528" svg:d="M79 466c0 28 0 37-60 37h-19v25h447l33-201h-19c-19 120-37 176-171 176h-103c-36 0-37-5-37-32v-205h68c76 0 85 24 85 89h19v-204h-19c0 65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3.135cm" svg:y="7.863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8" draw:layer="layout" svg:width="0.39cm" svg:height="0.351cm" svg:x="3.542cm" svg:y="7.863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349cm" svg:height="0.356cm" svg:x="3.978cm" svg:y="7.8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2cm" svg:height="0.485cm" svg:x="4.348cm" svg:y="7.7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4.659cm" svg:y="7.6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4.87cm" svg:y="7.8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5.259cm" svg:y="7.8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8cm" svg:height="0.773cm" svg:x="5.999cm" svg:y="7.6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6.256cm" svg:y="7.69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6.653cm" svg:y="7.6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6.977cm" svg:y="8.124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3cm" svg:height="0.546cm" svg:x="7.405cm" svg:y="7.6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cm" svg:height="0.356cm" svg:x="7.855cm" svg:y="7.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8.204cm" svg:y="7.8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8.544cm" svg:y="7.8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8.933cm" svg:y="7.86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9.573cm" svg:y="7.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9.922cm" svg:y="7.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</draw:g>
        <draw:g>
          <svg:title>TexMaths</svg:title>
          <svg:desc>22§display§\Rightarrow§svg§600§FALSE§</svg:desc>
          <draw:polygon draw:style-name="gr2" draw:text-style-name="P7" draw:layer="layout" svg:width="0.651cm" svg:height="0.349cm" svg:x="8.817cm" svg:y="9.575cm" svg:viewBox="0 0 652 350" draw:points="327,350 0,350 0,0 652,0 652,350">
            <text:p/>
          </draw:polygon>
          <draw:path draw:style-name="gr3" draw:text-style-name="P8" draw:layer="layout" svg:width="0.686cm" svg:height="0.426cm" svg:x="8.821cm" svg:y="9.536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r^3 = \ 63 \ t \ + \ 27§svg§600§FALSE§</svg:desc>
          <draw:polygon draw:style-name="gr2" draw:text-style-name="P7" draw:layer="layout" svg:width="5.461cm" svg:height="0.666cm" svg:x="10.134cm" svg:y="9.274cm" svg:viewBox="0 0 5462 667" draw:points="2731,667 0,667 0,0 5462,0 5462,667">
            <text:p/>
          </draw:polygon>
          <draw:path draw:style-name="gr3" draw:text-style-name="P8" draw:layer="layout" svg:width="0.316cm" svg:height="0.351cm" svg:x="10.118cm" svg:y="9.571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249cm" svg:height="0.37cm" svg:x="10.495cm" svg:y="9.235cm" svg:viewBox="0 0 250 371" svg:d="M120 179c42 0 72 30 72 88 0 67-39 87-71 87-21 0-70-6-93-37 27-2 32-20 32-30 0-18-12-30-30-30-14 0-30 9-30 30 0 52 56 84 123 84 76 0 127-49 127-104 0-42-34-84-93-98 56-19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8" draw:layer="layout" svg:width="0.515cm" svg:height="0.182cm" svg:x="11.07cm" svg:y="9.6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2.133cm" svg:y="9.399cm" svg:viewBox="0 0 322 533" svg:d="M70 262v-19c0-196 97-224 136-224 19 0 51 6 69 32-13 0-43 0-43 33 0 25 18 37 35 37 13 0 36-7 36-37 0-47-34-84-99-84-98 0-204 100-204 271 0 207 90 262 162 262 86 0 160-72 160-174 0-99-69-174-155-174-53 0-81 40-97 77zM162 512c-49 0-72-48-76-58-14-37-14-99-14-113 0-60 25-139 95-139 12 0 48 0 72 50 14 28 14 68 14 105s0 76-14 104c-23 47-60 51-77 51z">
            <text:p/>
          </draw:path>
          <draw:path draw:style-name="gr3" draw:text-style-name="P8" draw:layer="layout" svg:width="0.321cm" svg:height="0.532cm" svg:x="12.52cm" svg:y="9.39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238cm" svg:height="0.493cm" svg:x="13.15cm" svg:y="9.43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6 0-19 0-24 3-36z">
            <text:p/>
          </draw:path>
          <draw:path draw:style-name="gr3" draw:text-style-name="P8" draw:layer="layout" svg:width="0.515cm" svg:height="0.516cm" svg:x="13.884cm" svg:y="9.4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14.91cm" svg:y="9.399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5 68-8 7-59 7-74 7z">
            <text:p/>
          </draw:path>
          <draw:path draw:style-name="gr3" draw:text-style-name="P8" draw:layer="layout" svg:width="0.332cm" svg:height="0.541cm" svg:x="15.3cm" svg:y="9.392cm" svg:viewBox="0 0 333 542" svg:d="M326 53c7-11 7-13 7-28h-189c-95 0-96-11-98-25h-20l-26 160h19c2-12 9-62 20-70 5-6 67-6 75-6h162c-9 13-70 97-88 124-68 103-95 211-95 290 0 9 0 44 35 44 37 0 37-35 37-44v-39c0-42 2-86 9-127 2-17 13-84 48-133z">
            <text:p/>
          </draw:path>
        </draw:g>
        <draw:g>
          <svg:title>TexMaths</svg:title>
          <svg:desc>22§display§r \ = \ ( \ 63 \ t \ + \ 27 \ )^\frac{1}{3}§svg§600§FALSE§</svg:desc>
          <draw:polygon draw:style-name="gr2" draw:text-style-name="P7" draw:layer="layout" svg:width="6.856cm" svg:height="0.901cm" svg:x="2.834cm" svg:y="10.875cm" svg:viewBox="0 0 6857 902" draw:points="3429,902 0,902 0,0 6857,0 6857,902">
            <text:p/>
          </draw:polygon>
          <draw:path draw:style-name="gr3" draw:text-style-name="P8" draw:layer="layout" svg:width="0.316cm" svg:height="0.351cm" svg:x="2.818cm" svg:y="11.28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515cm" svg:height="0.182cm" svg:x="3.68cm" svg:y="11.3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8cm" svg:height="0.774cm" svg:x="4.789cm" svg:y="11.0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21cm" svg:height="0.533cm" svg:x="5.303cm" svg:y="11.105cm" svg:viewBox="0 0 322 534" svg:d="M70 262v-19c0-195 97-224 136-224 19 0 51 6 69 32-13 0-43 0-43 34 0 24 18 36 36 36 12 0 35-7 35-36 0-48-34-85-99-85-98 0-204 100-204 271 0 208 90 263 162 263 86 0 160-73 160-175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8" draw:layer="layout" svg:width="0.321cm" svg:height="0.533cm" svg:x="5.689cm" svg:y="11.105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238cm" svg:height="0.494cm" svg:x="6.319cm" svg:y="11.137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515cm" svg:height="0.517cm" svg:x="7.053cm" svg:y="11.17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8.081cm" svg:y="11.10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332cm" svg:height="0.541cm" svg:x="8.472cm" svg:y="11.098cm" svg:viewBox="0 0 333 542" svg:d="M326 53c7-11 7-13 7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8" draw:layer="layout" svg:width="0.18cm" svg:height="0.774cm" svg:x="9.116cm" svg:y="11.04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159cm" svg:height="0.258cm" svg:x="9.521cm" svg:y="10.836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9.466cm" svg:y="11.153cm" svg:viewBox="0 0 264 28" draw:points="132,28 0,28 0,0 264,0 264,28">
            <text:p/>
          </draw:polygon>
          <draw:path draw:style-name="gr3" draw:text-style-name="P8" draw:layer="layout" svg:width="0.201cm" svg:height="0.267cm" svg:x="9.498cm" svg:y="11.23cm" svg:viewBox="0 0 202 268" svg:d="M97 130c37 0 60 23 60 62s-25 60-58 60c-6 0-51 0-73-20 18-3 22-15 22-24 0-14-11-23-23-23-13 0-25 7-25 25 0 40 46 58 99 58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9">
        <office:forms form:automatic-focus="false" form:apply-design-mode="false"/>
        <draw:frame presentation:style-name="pr15" draw:text-style-name="P13" draw:layer="layout" svg:width="25.199cm" svg:height="2.629cm" draw:transform="rotate (0.430049127691403) translate (1.999cm 11.536cm)" presentation:class="title" presentation:user-transformed="true">
          <draw:text-box>
            <text:p xml:id="id2" text:id="id2"><text:span text:style-name="T4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  <anim:animate smil:dur="2s" smil:fill="hold" smil:targetElement="id2" anim:sub-item="text" smil:attributeName="rotate" smil:values="720;0" smil:keyTimes="0;1"/>
                  <anim:animate smil:dur="2s" smil:fill="hold" smil:targetElement="id2" anim:sub-item="text" smil:attributeName="height" smil:values="0;height" smil:keyTimes="0;1"/>
                  <anim:animate smil:dur="2s" smil:fill="hold" smil:targetElement="id2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2T19">
        <office:forms form:automatic-focus="false" form:apply-design-mode="false"/>
        <draw:frame presentation:style-name="pr17" draw:text-style-name="P14" draw:layer="layout" svg:width="25.201cm" svg:height="9.999cm" draw:transform="rotate (0.00314159265358979) translate (1.383cm 1.839cm)" presentation:class="title" presentation:user-transformed="true">
          <draw:text-box>
            <text:p xml:id="id3" text:id="id3"><text:span text:style-name="T22">This is a presentation in</text:span><text:span text:style-name="T22"><text:line-break/></text:span><text:span text:style-name="T23">LI</text:span><text:span text:style-name="T23"><text:tab/></text:span><text:span text:style-name="T23">BRE OFFICE – IMPRESS</text:span><text:span text:style-name="T22"><text:line-break/></text:span><text:span text:style-name="T22">By</text:span><text:span text:style-name="T22"><text:line-break/></text:span><text:span text:style-name="T24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" anim:sub-item="text" smil:attributeName="visibility" smil:to="visible"/>
                  <anim:transitionFilter smil:dur="0.8s" smil:decelerate="1" smil:targetElement="id3" anim:sub-item="text" smil:type="fade" smil:subtype="crossfade"/>
                  <anim:animate smil:dur="0.8s" smil:fill="hold" smil:decelerate="1" smil:targetElement="id3" anim:sub-item="text" smil:attributeName="rotate" smil:values="-90;0" smil:keyTimes="0;1"/>
                  <anim:animate smil:dur="0.8s" smil:fill="hold" smil:decelerate="1" smil:targetElement="id3" anim:sub-item="text" smil:attributeName="x" smil:values="x+0.4;x-0.05" smil:keyTimes="0;1"/>
                  <anim:animate smil:dur="0.8s" smil:fill="hold" smil:decelerate="1" smil:targetElement="id3" anim:sub-item="text" smil:attributeName="y" smil:values="y-0.4;y+0.1" smil:keyTimes="0;1"/>
                  <anim:animate smil:begin="0.8s" smil:dur="0.2s" smil:fill="hold" smil:accelerate="1" smil:targetElement="id3" anim:sub-item="text" smil:attributeName="x" smil:values="x-0.05;x" smil:keyTimes="0;1"/>
                  <anim:animate smil:begin="0.8s" smil:dur="0.2s" smil:fill="hold" smil:accelerate="1" smil:targetElement="id3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200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1-06-05T18:46:11.809189633</dc:date>
    <meta:editing-duration>P1DT18H50M34S</meta:editing-duration>
    <meta:editing-cycles>613</meta:editing-cycles>
    <meta:generator>LibreOffice/6.0.7.3$Linux_X86_64 LibreOffice_project/00m0$Build-3</meta:generator>
    <meta:document-statistic meta:object-count="8037"/>
  </office:meta>
</office:document-meta>
</file>